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paragraph-properties fo:margin-top="0cm" fo:margin-bottom="0cm" loext:contextual-spacing="false"/>
    </style:style>
    <style:style style:name="P26" style:family="paragraph" style:parent-style-name="Standard">
      <style:paragraph-properties fo:margin-top="0cm" fo:margin-bottom="0cm" loext:contextual-spacing="false"/>
      <style:text-properties fo:color="#000000"/>
    </style:style>
    <style:style style:name="P27" style:family="paragraph" style:parent-style-name="Standard">
      <style:paragraph-properties fo:margin-top="0cm" fo:margin-bottom="0cm" loext:contextual-spacing="false"/>
      <style:text-properties fo:color="#000000" officeooo:paragraph-rsid="007f78d4"/>
    </style:style>
    <style:style style:name="P28" style:family="paragraph" style:parent-style-name="Standard">
      <style:paragraph-properties fo:margin-top="0cm" fo:margin-bottom="0cm" loext:contextual-spacing="false"/>
      <style:text-properties fo:color="#000000" officeooo:paragraph-rsid="008267cf"/>
    </style:style>
    <style:style style:name="P29" style:family="paragraph" style:parent-style-name="Standard">
      <style:paragraph-properties fo:margin-top="0cm" fo:margin-bottom="0cm" loext:contextual-spacing="false"/>
      <style:text-properties fo:color="#000000" officeooo:paragraph-rsid="0084cb60"/>
    </style:style>
    <style:style style:name="P30" style:family="paragraph" style:parent-style-name="Standard">
      <style:paragraph-properties fo:margin-top="0cm" fo:margin-bottom="0cm" loext:contextual-spacing="false"/>
      <style:text-properties fo:color="#000000" officeooo:paragraph-rsid="00854889"/>
    </style:style>
    <style:style style:name="P31" style:family="paragraph" style:parent-style-name="Standard">
      <style:paragraph-properties fo:margin-top="0cm" fo:margin-bottom="0cm" loext:contextual-spacing="false"/>
      <style:text-properties fo:color="#000000" officeooo:paragraph-rsid="00875b60"/>
    </style:style>
    <style:style style:name="P32" style:family="paragraph" style:parent-style-name="Standard">
      <style:paragraph-properties fo:margin-top="0cm" fo:margin-bottom="0cm" loext:contextual-spacing="false"/>
      <style:text-properties fo:color="#000000" officeooo:paragraph-rsid="008a5197"/>
    </style:style>
    <style:style style:name="P33" style:family="paragraph" style:parent-style-name="Standard">
      <style:paragraph-properties fo:margin-top="0cm" fo:margin-bottom="0cm" loext:contextual-spacing="false"/>
      <style:text-properties fo:color="#000000" officeooo:paragraph-rsid="008b861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font-weight="normal" style:font-weight-asian="normal" style:font-weight-complex="normal"/>
    </style:style>
    <style:style style:name="P37" style:family="paragraph" style:parent-style-name="Standard">
      <style:paragraph-properties fo:margin-top="0cm" fo:margin-bottom="0cm" loext:contextual-spacing="false"/>
      <style:text-properties fo:font-weight="bold" style:font-weight-asian="bold" style:font-weight-complex="bold"/>
    </style:style>
    <style:style style:name="P38" style:family="paragraph" style:parent-style-name="Standard">
      <style:paragraph-properties fo:margin-top="0cm" fo:margin-bottom="0cm" loext:contextual-spacing="false"/>
      <style:text-properties fo:font-size="10pt" style:font-size-asian="10pt" style:font-size-complex="10pt"/>
    </style:style>
    <style:style style:name="P39"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0"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1" style:family="paragraph" style:parent-style-name="Standard">
      <style:paragraph-properties fo:margin-top="0cm" fo:margin-bottom="0cm" loext:contextual-spacing="false"/>
      <style:text-properties style:font-name="Courier New" fo:font-size="9pt"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7" style:family="paragraph" style:parent-style-name="Standard">
      <style:paragraph-properties fo:margin-top="0cm" fo:margin-bottom="0cm" loext:contextual-spacing="false" style:text-autospace="none"/>
    </style:style>
    <style:style style:name="P48" style:family="paragraph" style:parent-style-name="Standard">
      <style:paragraph-properties fo:margin-top="0cm" fo:margin-bottom="0cm" loext:contextual-spacing="false"/>
      <style:text-properties officeooo:paragraph-rsid="001b004e"/>
    </style:style>
    <style:style style:name="P49" style:family="paragraph" style:parent-style-name="Standard">
      <style:paragraph-properties fo:margin-top="0cm" fo:margin-bottom="0cm" loext:contextual-spacing="false"/>
      <style:text-properties officeooo:paragraph-rsid="00196975"/>
    </style:style>
    <style:style style:name="P50" style:family="paragraph" style:parent-style-name="Standard">
      <style:paragraph-properties fo:margin-top="0cm" fo:margin-bottom="0cm" loext:contextual-spacing="false"/>
      <style:text-properties officeooo:paragraph-rsid="001a5d31"/>
    </style:style>
    <style:style style:name="P51" style:family="paragraph" style:parent-style-name="Standard">
      <style:paragraph-properties fo:margin-top="0cm" fo:margin-bottom="0cm" loext:contextual-spacing="false"/>
      <style:text-properties officeooo:rsid="001f99d5" officeooo:paragraph-rsid="001f99d5"/>
    </style:style>
    <style:style style:name="P52" style:family="paragraph" style:parent-style-name="Standard">
      <style:paragraph-properties fo:margin-top="0cm" fo:margin-bottom="0cm" loext:contextual-spacing="false"/>
      <style:text-properties officeooo:rsid="001f99d5" officeooo:paragraph-rsid="0020f7b1"/>
    </style:style>
    <style:style style:name="P53" style:family="paragraph" style:parent-style-name="Standard">
      <style:paragraph-properties fo:margin-top="0cm" fo:margin-bottom="0cm" loext:contextual-spacing="false"/>
      <style:text-properties officeooo:rsid="001f99d5" officeooo:paragraph-rsid="00213d35"/>
    </style:style>
    <style:style style:name="P54" style:family="paragraph" style:parent-style-name="Standard">
      <style:paragraph-properties fo:margin-top="0cm" fo:margin-bottom="0cm" loext:contextual-spacing="false"/>
      <style:text-properties officeooo:rsid="001f99d5" officeooo:paragraph-rsid="00228dc3"/>
    </style:style>
    <style:style style:name="P55" style:family="paragraph" style:parent-style-name="Standard">
      <style:paragraph-properties fo:margin-top="0cm" fo:margin-bottom="0cm" loext:contextual-spacing="false"/>
      <style:text-properties officeooo:rsid="001f99d5" officeooo:paragraph-rsid="00242510"/>
    </style:style>
    <style:style style:name="P56" style:family="paragraph" style:parent-style-name="Standard">
      <style:paragraph-properties fo:margin-top="0cm" fo:margin-bottom="0cm" loext:contextual-spacing="false"/>
      <style:text-properties officeooo:rsid="001f99d5" officeooo:paragraph-rsid="002794e2"/>
    </style:style>
    <style:style style:name="P57" style:family="paragraph" style:parent-style-name="Standard">
      <style:paragraph-properties fo:margin-top="0cm" fo:margin-bottom="0cm" loext:contextual-spacing="false"/>
      <style:text-properties officeooo:rsid="001f99d5" officeooo:paragraph-rsid="00291a07"/>
    </style:style>
    <style:style style:name="P58" style:family="paragraph" style:parent-style-name="Standard">
      <style:paragraph-properties fo:margin-top="0cm" fo:margin-bottom="0cm" loext:contextual-spacing="false"/>
      <style:text-properties officeooo:rsid="001f99d5" officeooo:paragraph-rsid="0029db5c"/>
    </style:style>
    <style:style style:name="P59" style:family="paragraph" style:parent-style-name="Standard">
      <style:paragraph-properties fo:margin-top="0cm" fo:margin-bottom="0cm" loext:contextual-spacing="false"/>
      <style:text-properties officeooo:rsid="001f99d5" officeooo:paragraph-rsid="002a2442"/>
    </style:style>
    <style:style style:name="P60" style:family="paragraph" style:parent-style-name="Standard">
      <style:paragraph-properties fo:margin-top="0cm" fo:margin-bottom="0cm" loext:contextual-spacing="false"/>
      <style:text-properties officeooo:rsid="001f99d5" officeooo:paragraph-rsid="002e1787"/>
    </style:style>
    <style:style style:name="P61" style:family="paragraph" style:parent-style-name="Standard">
      <style:paragraph-properties fo:margin-top="0cm" fo:margin-bottom="0cm" loext:contextual-spacing="false"/>
      <style:text-properties officeooo:rsid="00242510" officeooo:paragraph-rsid="00242510"/>
    </style:style>
    <style:style style:name="P62" style:family="paragraph" style:parent-style-name="Standard">
      <style:paragraph-properties fo:margin-top="0cm" fo:margin-bottom="0cm" loext:contextual-spacing="false"/>
      <style:text-properties officeooo:rsid="002794e2" officeooo:paragraph-rsid="002794e2"/>
    </style:style>
    <style:style style:name="P63" style:family="paragraph" style:parent-style-name="Standard">
      <style:paragraph-properties fo:margin-top="0cm" fo:margin-bottom="0cm" loext:contextual-spacing="false"/>
      <style:text-properties officeooo:paragraph-rsid="0029db5c"/>
    </style:style>
    <style:style style:name="P64" style:family="paragraph" style:parent-style-name="Standard">
      <style:paragraph-properties fo:margin-top="0cm" fo:margin-bottom="0cm" loext:contextual-spacing="false"/>
      <style:text-properties officeooo:rsid="002b0512" officeooo:paragraph-rsid="002b0512"/>
    </style:style>
    <style:style style:name="P65" style:family="paragraph" style:parent-style-name="Standard">
      <style:paragraph-properties fo:margin-top="0cm" fo:margin-bottom="0cm" loext:contextual-spacing="false"/>
      <style:text-properties officeooo:rsid="002b217c" officeooo:paragraph-rsid="002b217c"/>
    </style:style>
    <style:style style:name="P66" style:family="paragraph" style:parent-style-name="Standard">
      <style:paragraph-properties fo:margin-top="0cm" fo:margin-bottom="0cm" loext:contextual-spacing="false"/>
      <style:text-properties officeooo:rsid="002c23c7" officeooo:paragraph-rsid="002c23c7"/>
    </style:style>
    <style:style style:name="P67" style:family="paragraph" style:parent-style-name="Standard">
      <style:paragraph-properties fo:margin-top="0cm" fo:margin-bottom="0cm" loext:contextual-spacing="false"/>
      <style:text-properties officeooo:rsid="002e1787" officeooo:paragraph-rsid="002e1787"/>
    </style:style>
    <style:style style:name="P68" style:family="paragraph" style:parent-style-name="Standard">
      <style:paragraph-properties fo:margin-top="0cm" fo:margin-bottom="0cm" loext:contextual-spacing="false"/>
      <style:text-properties officeooo:rsid="002f625f" officeooo:paragraph-rsid="002f625f"/>
    </style:style>
    <style:style style:name="P69" style:family="paragraph" style:parent-style-name="Standard">
      <style:paragraph-properties fo:margin-top="0cm" fo:margin-bottom="0cm" loext:contextual-spacing="false"/>
      <style:text-properties officeooo:rsid="0020f7b1" officeooo:paragraph-rsid="0020f7b1"/>
    </style:style>
    <style:style style:name="P70" style:family="paragraph" style:parent-style-name="Standard">
      <style:paragraph-properties fo:margin-top="0cm" fo:margin-bottom="0cm" loext:contextual-spacing="false"/>
      <style:text-properties officeooo:rsid="0035b470" officeooo:paragraph-rsid="0035b470"/>
    </style:style>
    <style:style style:name="P71" style:family="paragraph" style:parent-style-name="Standard">
      <style:paragraph-properties fo:margin-top="0cm" fo:margin-bottom="0cm" loext:contextual-spacing="false"/>
      <style:text-properties officeooo:rsid="0038b914" officeooo:paragraph-rsid="0038b914"/>
    </style:style>
    <style:style style:name="P72" style:family="paragraph" style:parent-style-name="Standard">
      <style:paragraph-properties fo:margin-top="0cm" fo:margin-bottom="0cm" loext:contextual-spacing="false"/>
      <style:text-properties officeooo:rsid="0038b914" officeooo:paragraph-rsid="003c7493"/>
    </style:style>
    <style:style style:name="P73" style:family="paragraph" style:parent-style-name="Standard">
      <style:paragraph-properties fo:margin-top="0cm" fo:margin-bottom="0cm" loext:contextual-spacing="false"/>
      <style:text-properties officeooo:paragraph-rsid="003ccc33"/>
    </style:style>
    <style:style style:name="P74" style:family="paragraph" style:parent-style-name="Standard">
      <style:paragraph-properties fo:margin-top="0cm" fo:margin-bottom="0cm" loext:contextual-spacing="false"/>
      <style:text-properties officeooo:rsid="003dde4c" officeooo:paragraph-rsid="003dde4c"/>
    </style:style>
    <style:style style:name="P75" style:family="paragraph" style:parent-style-name="Standard">
      <style:paragraph-properties fo:margin-top="0cm" fo:margin-bottom="0cm" loext:contextual-spacing="false"/>
      <style:text-properties officeooo:rsid="00415be0" officeooo:paragraph-rsid="00415be0"/>
    </style:style>
    <style:style style:name="P76" style:family="paragraph" style:parent-style-name="Standard">
      <style:paragraph-properties fo:margin-top="0cm" fo:margin-bottom="0cm" loext:contextual-spacing="false"/>
      <style:text-properties officeooo:paragraph-rsid="0031c3eb"/>
    </style:style>
    <style:style style:name="P77" style:family="paragraph" style:parent-style-name="Standard">
      <style:paragraph-properties fo:margin-top="0cm" fo:margin-bottom="0cm" loext:contextual-spacing="false"/>
      <style:text-properties officeooo:rsid="004c83c9" officeooo:paragraph-rsid="004c83c9"/>
    </style:style>
    <style:style style:name="P78" style:family="paragraph" style:parent-style-name="Standard">
      <style:paragraph-properties fo:margin-top="0cm" fo:margin-bottom="0cm" loext:contextual-spacing="false"/>
      <style:text-properties officeooo:rsid="004f8c8a" officeooo:paragraph-rsid="004f8c8a"/>
    </style:style>
    <style:style style:name="P79" style:family="paragraph" style:parent-style-name="Standard">
      <style:paragraph-properties fo:margin-top="0cm" fo:margin-bottom="0cm" loext:contextual-spacing="false"/>
      <style:text-properties officeooo:rsid="004f8c8a" officeooo:paragraph-rsid="0051ddc4"/>
    </style:style>
    <style:style style:name="P80" style:family="paragraph" style:parent-style-name="Standard">
      <style:paragraph-properties fo:margin-top="0cm" fo:margin-bottom="0cm" loext:contextual-spacing="false"/>
      <style:text-properties officeooo:paragraph-rsid="004f8c8a"/>
    </style:style>
    <style:style style:name="P81" style:family="paragraph" style:parent-style-name="Standard">
      <style:paragraph-properties fo:margin-top="0cm" fo:margin-bottom="0cm" loext:contextual-spacing="false"/>
      <style:text-properties officeooo:rsid="0051ddc4" officeooo:paragraph-rsid="0051ddc4"/>
    </style:style>
    <style:style style:name="P82" style:family="paragraph" style:parent-style-name="Standard">
      <style:paragraph-properties fo:margin-top="0cm" fo:margin-bottom="0cm" loext:contextual-spacing="false"/>
      <style:text-properties officeooo:paragraph-rsid="0054c81a"/>
    </style:style>
    <style:style style:name="P83" style:family="paragraph" style:parent-style-name="Standard">
      <style:paragraph-properties fo:margin-top="0cm" fo:margin-bottom="0cm" loext:contextual-spacing="false"/>
      <style:text-properties officeooo:rsid="0054c81a" officeooo:paragraph-rsid="0054c81a"/>
    </style:style>
    <style:style style:name="P84" style:family="paragraph" style:parent-style-name="Standard">
      <style:paragraph-properties fo:margin-top="0cm" fo:margin-bottom="0cm" loext:contextual-spacing="false"/>
      <style:text-properties officeooo:paragraph-rsid="006879ea"/>
    </style:style>
    <style:style style:name="P85" style:family="paragraph" style:parent-style-name="Standard">
      <style:paragraph-properties fo:margin-top="0cm" fo:margin-bottom="0cm" loext:contextual-spacing="false"/>
      <style:text-properties officeooo:paragraph-rsid="00698dda"/>
    </style:style>
    <style:style style:name="P86" style:family="paragraph" style:parent-style-name="Standard">
      <style:paragraph-properties fo:margin-top="0cm" fo:margin-bottom="0cm" loext:contextual-spacing="false"/>
      <style:text-properties officeooo:paragraph-rsid="006a0fc7"/>
    </style:style>
    <style:style style:name="P87" style:family="paragraph" style:parent-style-name="Standard">
      <style:paragraph-properties fo:margin-top="0cm" fo:margin-bottom="0cm" loext:contextual-spacing="false"/>
      <style:text-properties officeooo:paragraph-rsid="007f78d4"/>
    </style:style>
    <style:style style:name="P88" style:family="paragraph" style:parent-style-name="Standard">
      <style:paragraph-properties fo:margin-top="0cm" fo:margin-bottom="0cm" loext:contextual-spacing="false"/>
      <style:text-properties officeooo:paragraph-rsid="008267cf"/>
    </style:style>
    <style:style style:name="P89" style:family="paragraph" style:parent-style-name="Standard">
      <style:paragraph-properties fo:margin-top="0cm" fo:margin-bottom="0cm" loext:contextual-spacing="false"/>
      <style:text-properties officeooo:rsid="008267cf" officeooo:paragraph-rsid="008267cf"/>
    </style:style>
    <style:style style:name="P90" style:family="paragraph" style:parent-style-name="Standard">
      <style:paragraph-properties fo:margin-top="0cm" fo:margin-bottom="0cm" loext:contextual-spacing="false"/>
      <style:text-properties officeooo:paragraph-rsid="0084cb60"/>
    </style:style>
    <style:style style:name="P91" style:family="paragraph" style:parent-style-name="Standard">
      <style:paragraph-properties fo:margin-top="0cm" fo:margin-bottom="0cm" loext:contextual-spacing="false"/>
      <style:text-properties officeooo:rsid="0084cb60" officeooo:paragraph-rsid="0084cb60"/>
    </style:style>
    <style:style style:name="P92" style:family="paragraph" style:parent-style-name="Standard">
      <style:paragraph-properties fo:margin-top="0cm" fo:margin-bottom="0cm" loext:contextual-spacing="false"/>
      <style:text-properties officeooo:paragraph-rsid="00854889"/>
    </style:style>
    <style:style style:name="P93" style:family="paragraph" style:parent-style-name="Standard">
      <style:paragraph-properties fo:margin-top="0cm" fo:margin-bottom="0cm" loext:contextual-spacing="false"/>
      <style:text-properties officeooo:rsid="00854889" officeooo:paragraph-rsid="00854889"/>
    </style:style>
    <style:style style:name="P94" style:family="paragraph" style:parent-style-name="Standard">
      <style:paragraph-properties fo:margin-top="0cm" fo:margin-bottom="0cm" loext:contextual-spacing="false"/>
      <style:text-properties officeooo:paragraph-rsid="0086d125"/>
    </style:style>
    <style:style style:name="P95" style:family="paragraph" style:parent-style-name="Standard">
      <style:paragraph-properties fo:margin-top="0cm" fo:margin-bottom="0cm" loext:contextual-spacing="false"/>
      <style:text-properties officeooo:rsid="0086d125" officeooo:paragraph-rsid="0086d125"/>
    </style:style>
    <style:style style:name="P96" style:family="paragraph" style:parent-style-name="Standard">
      <style:paragraph-properties fo:margin-top="0cm" fo:margin-bottom="0cm" loext:contextual-spacing="false"/>
      <style:text-properties officeooo:paragraph-rsid="00875b60"/>
    </style:style>
    <style:style style:name="P97" style:family="paragraph" style:parent-style-name="Standard">
      <style:paragraph-properties fo:margin-top="0cm" fo:margin-bottom="0cm" loext:contextual-spacing="false"/>
      <style:text-properties officeooo:rsid="00875b60" officeooo:paragraph-rsid="00875b60"/>
    </style:style>
    <style:style style:name="P98" style:family="paragraph" style:parent-style-name="Standard">
      <style:paragraph-properties fo:margin-top="0cm" fo:margin-bottom="0cm" loext:contextual-spacing="false"/>
      <style:text-properties officeooo:paragraph-rsid="008a5197"/>
    </style:style>
    <style:style style:name="P99" style:family="paragraph" style:parent-style-name="Standard">
      <style:paragraph-properties fo:margin-top="0cm" fo:margin-bottom="0cm" loext:contextual-spacing="false"/>
      <style:text-properties officeooo:rsid="008a5197" officeooo:paragraph-rsid="01fd3843"/>
    </style:style>
    <style:style style:name="P100" style:family="paragraph" style:parent-style-name="Standard">
      <style:paragraph-properties fo:margin-top="0cm" fo:margin-bottom="0cm" loext:contextual-spacing="false"/>
      <style:text-properties officeooo:rsid="008a5197" officeooo:paragraph-rsid="020098d1"/>
    </style:style>
    <style:style style:name="P101" style:family="paragraph" style:parent-style-name="Standard">
      <style:paragraph-properties fo:margin-top="0cm" fo:margin-bottom="0cm" loext:contextual-spacing="false"/>
      <style:text-properties officeooo:paragraph-rsid="008b8610"/>
    </style:style>
    <style:style style:name="P102" style:family="paragraph" style:parent-style-name="Standard">
      <style:paragraph-properties fo:margin-top="0cm" fo:margin-bottom="0cm" loext:contextual-spacing="false"/>
      <style:text-properties officeooo:rsid="008c27dd" officeooo:paragraph-rsid="018a6446"/>
    </style:style>
    <style:style style:name="P103" style:family="paragraph" style:parent-style-name="Standard">
      <style:paragraph-properties fo:margin-top="0cm" fo:margin-bottom="0cm" loext:contextual-spacing="false"/>
      <style:text-properties officeooo:rsid="008c27dd" officeooo:paragraph-rsid="019b50e6"/>
    </style:style>
    <style:style style:name="P104" style:family="paragraph" style:parent-style-name="Standard">
      <style:paragraph-properties fo:margin-top="0cm" fo:margin-bottom="0cm" loext:contextual-spacing="false"/>
      <style:text-properties officeooo:paragraph-rsid="00911605"/>
    </style:style>
    <style:style style:name="P105" style:family="paragraph" style:parent-style-name="Standard">
      <style:paragraph-properties fo:margin-top="0cm" fo:margin-bottom="0cm" loext:contextual-spacing="false"/>
      <style:text-properties officeooo:rsid="00926609" officeooo:paragraph-rsid="017f80a1"/>
    </style:style>
    <style:style style:name="P106" style:family="paragraph" style:parent-style-name="Standard">
      <style:paragraph-properties fo:margin-top="0cm" fo:margin-bottom="0cm" loext:contextual-spacing="false"/>
      <style:text-properties officeooo:rsid="00926609" officeooo:paragraph-rsid="0216e301"/>
    </style:style>
    <style:style style:name="P107" style:family="paragraph" style:parent-style-name="Standard">
      <style:paragraph-properties fo:margin-top="0cm" fo:margin-bottom="0cm" loext:contextual-spacing="false"/>
      <style:text-properties officeooo:rsid="00911605" officeooo:paragraph-rsid="00911605"/>
    </style:style>
    <style:style style:name="P108" style:family="paragraph" style:parent-style-name="Standard">
      <style:paragraph-properties fo:margin-top="0cm" fo:margin-bottom="0cm" loext:contextual-spacing="false"/>
      <style:text-properties officeooo:rsid="00b3a71e" officeooo:paragraph-rsid="00b3a71e"/>
    </style:style>
    <style:style style:name="P109" style:family="paragraph" style:parent-style-name="Standard">
      <style:paragraph-properties fo:margin-top="0cm" fo:margin-bottom="0cm" loext:contextual-spacing="false"/>
      <style:text-properties officeooo:rsid="00b45507" officeooo:paragraph-rsid="00b45507"/>
    </style:style>
    <style:style style:name="P110" style:family="paragraph" style:parent-style-name="Standard">
      <style:paragraph-properties fo:margin-top="0cm" fo:margin-bottom="0cm" loext:contextual-spacing="false"/>
      <style:text-properties officeooo:rsid="00b63fbb" officeooo:paragraph-rsid="00b63fbb"/>
    </style:style>
    <style:style style:name="P111" style:family="paragraph" style:parent-style-name="Standard">
      <style:paragraph-properties fo:margin-top="0cm" fo:margin-bottom="0cm" loext:contextual-spacing="false"/>
      <style:text-properties officeooo:paragraph-rsid="00d8a24f"/>
    </style:style>
    <style:style style:name="P112" style:family="paragraph" style:parent-style-name="Standard">
      <style:paragraph-properties fo:margin-top="0cm" fo:margin-bottom="0cm" loext:contextual-spacing="false"/>
      <style:text-properties officeooo:paragraph-rsid="00ed3a96"/>
    </style:style>
    <style:style style:name="P113" style:family="paragraph" style:parent-style-name="Standard">
      <style:paragraph-properties fo:margin-top="0cm" fo:margin-bottom="0cm" loext:contextual-spacing="false"/>
      <style:text-properties officeooo:paragraph-rsid="00eea9e0"/>
    </style:style>
    <style:style style:name="P114" style:family="paragraph" style:parent-style-name="Standard">
      <style:paragraph-properties fo:margin-top="0cm" fo:margin-bottom="0cm" loext:contextual-spacing="false"/>
      <style:text-properties officeooo:paragraph-rsid="00efff9b"/>
    </style:style>
    <style:style style:name="P115" style:family="paragraph" style:parent-style-name="Standard">
      <style:paragraph-properties fo:margin-top="0cm" fo:margin-bottom="0cm" loext:contextual-spacing="false"/>
      <style:text-properties officeooo:paragraph-rsid="00f09459"/>
    </style:style>
    <style:style style:name="P116" style:family="paragraph" style:parent-style-name="Standard">
      <style:paragraph-properties fo:margin-top="0cm" fo:margin-bottom="0cm" loext:contextual-spacing="false"/>
      <style:text-properties officeooo:rsid="00f09459" officeooo:paragraph-rsid="00f09459"/>
    </style:style>
    <style:style style:name="P117" style:family="paragraph" style:parent-style-name="Standard">
      <style:paragraph-properties fo:margin-top="0cm" fo:margin-bottom="0cm" loext:contextual-spacing="false"/>
      <style:text-properties officeooo:rsid="00a752c4" officeooo:paragraph-rsid="00a752c4"/>
    </style:style>
    <style:style style:name="P118" style:family="paragraph" style:parent-style-name="Standard">
      <style:paragraph-properties fo:margin-top="0cm" fo:margin-bottom="0cm" loext:contextual-spacing="false"/>
      <style:text-properties officeooo:rsid="00ffe8f0" officeooo:paragraph-rsid="01030bb9"/>
    </style:style>
    <style:style style:name="P119" style:family="paragraph" style:parent-style-name="Standard">
      <style:paragraph-properties fo:margin-top="0cm" fo:margin-bottom="0cm" loext:contextual-spacing="false"/>
      <style:text-properties officeooo:rsid="00f6b788" officeooo:paragraph-rsid="0111ecb1"/>
    </style:style>
    <style:style style:name="P120" style:family="paragraph" style:parent-style-name="Standard">
      <style:paragraph-properties fo:margin-top="0cm" fo:margin-bottom="0cm" loext:contextual-spacing="false"/>
      <style:text-properties officeooo:rsid="010ca951" officeooo:paragraph-rsid="0111ecb1"/>
    </style:style>
    <style:style style:name="P121" style:family="paragraph" style:parent-style-name="Standard">
      <style:paragraph-properties fo:margin-top="0cm" fo:margin-bottom="0cm" loext:contextual-spacing="false"/>
      <style:text-properties officeooo:paragraph-rsid="0111ecb1"/>
    </style:style>
    <style:style style:name="P122" style:family="paragraph" style:parent-style-name="Standard">
      <style:paragraph-properties fo:margin-top="0cm" fo:margin-bottom="0cm" loext:contextual-spacing="false"/>
      <style:text-properties officeooo:paragraph-rsid="011d0ab3"/>
    </style:style>
    <style:style style:name="P123" style:family="paragraph" style:parent-style-name="Standard">
      <style:paragraph-properties fo:margin-top="0cm" fo:margin-bottom="0cm" loext:contextual-spacing="false"/>
      <style:text-properties officeooo:rsid="011d0ab3" officeooo:paragraph-rsid="011d0ab3"/>
    </style:style>
    <style:style style:name="P124" style:family="paragraph" style:parent-style-name="Standard">
      <style:paragraph-properties fo:margin-top="0cm" fo:margin-bottom="0cm" loext:contextual-spacing="false"/>
      <style:text-properties officeooo:paragraph-rsid="012c6d9a"/>
    </style:style>
    <style:style style:name="P125" style:family="paragraph" style:parent-style-name="Standard">
      <style:paragraph-properties fo:margin-top="0cm" fo:margin-bottom="0cm" loext:contextual-spacing="false"/>
      <style:text-properties officeooo:rsid="012c6d9a" officeooo:paragraph-rsid="012cbe33"/>
    </style:style>
    <style:style style:name="P126" style:family="paragraph" style:parent-style-name="Standard">
      <style:paragraph-properties fo:margin-top="0cm" fo:margin-bottom="0cm" loext:contextual-spacing="false"/>
      <style:text-properties officeooo:rsid="012c6d9a" officeooo:paragraph-rsid="012e2768"/>
    </style:style>
    <style:style style:name="P127" style:family="paragraph" style:parent-style-name="Standard">
      <style:paragraph-properties fo:margin-top="0cm" fo:margin-bottom="0cm" loext:contextual-spacing="false"/>
      <style:text-properties officeooo:rsid="012c6d9a" officeooo:paragraph-rsid="012c6d9a"/>
    </style:style>
    <style:style style:name="P128" style:family="paragraph" style:parent-style-name="Standard">
      <style:paragraph-properties fo:margin-top="0cm" fo:margin-bottom="0cm" loext:contextual-spacing="false"/>
      <style:text-properties officeooo:paragraph-rsid="012cbe33"/>
    </style:style>
    <style:style style:name="P129" style:family="paragraph" style:parent-style-name="Standard">
      <style:paragraph-properties fo:margin-top="0cm" fo:margin-bottom="0cm" loext:contextual-spacing="false"/>
      <style:text-properties officeooo:paragraph-rsid="012e2768"/>
    </style:style>
    <style:style style:name="P130" style:family="paragraph" style:parent-style-name="Standard">
      <style:paragraph-properties fo:margin-top="0cm" fo:margin-bottom="0cm" loext:contextual-spacing="false"/>
      <style:text-properties officeooo:rsid="01370360" officeooo:paragraph-rsid="01370360"/>
    </style:style>
    <style:style style:name="P131" style:family="paragraph" style:parent-style-name="Standard">
      <style:paragraph-properties fo:margin-top="0cm" fo:margin-bottom="0cm" loext:contextual-spacing="false"/>
      <style:text-properties officeooo:paragraph-rsid="013d9545"/>
    </style:style>
    <style:style style:name="P132" style:family="paragraph" style:parent-style-name="Standard">
      <style:paragraph-properties fo:margin-top="0cm" fo:margin-bottom="0cm" loext:contextual-spacing="false"/>
      <style:text-properties officeooo:rsid="013d9545" officeooo:paragraph-rsid="013d9545"/>
    </style:style>
    <style:style style:name="P133" style:family="paragraph" style:parent-style-name="Standard">
      <style:paragraph-properties fo:margin-top="0cm" fo:margin-bottom="0cm" loext:contextual-spacing="false"/>
      <style:text-properties officeooo:paragraph-rsid="01404351"/>
    </style:style>
    <style:style style:name="P134" style:family="paragraph" style:parent-style-name="Standard">
      <style:paragraph-properties fo:margin-top="0cm" fo:margin-bottom="0cm" loext:contextual-spacing="false"/>
      <style:text-properties officeooo:rsid="0141103c" officeooo:paragraph-rsid="0141103c"/>
    </style:style>
    <style:style style:name="P135" style:family="paragraph" style:parent-style-name="Standard">
      <style:paragraph-properties fo:margin-top="0cm" fo:margin-bottom="0cm" loext:contextual-spacing="false"/>
      <style:text-properties officeooo:paragraph-rsid="0149f696"/>
    </style:style>
    <style:style style:name="P136" style:family="paragraph" style:parent-style-name="Standard">
      <style:paragraph-properties fo:margin-top="0cm" fo:margin-bottom="0cm" loext:contextual-spacing="false"/>
      <style:text-properties officeooo:rsid="0149f696" officeooo:paragraph-rsid="0149f696"/>
    </style:style>
    <style:style style:name="P137" style:family="paragraph" style:parent-style-name="Standard">
      <style:paragraph-properties fo:margin-top="0cm" fo:margin-bottom="0cm" loext:contextual-spacing="false"/>
      <style:text-properties officeooo:rsid="0149f696" officeooo:paragraph-rsid="014b878d"/>
    </style:style>
    <style:style style:name="P138" style:family="paragraph" style:parent-style-name="Standard">
      <style:paragraph-properties fo:margin-top="0cm" fo:margin-bottom="0cm" loext:contextual-spacing="false"/>
      <style:text-properties officeooo:paragraph-rsid="014b878d"/>
    </style:style>
    <style:style style:name="P139" style:family="paragraph" style:parent-style-name="Standard">
      <style:paragraph-properties fo:margin-top="0cm" fo:margin-bottom="0cm" loext:contextual-spacing="false"/>
      <style:text-properties officeooo:rsid="014b878d" officeooo:paragraph-rsid="014b878d"/>
    </style:style>
    <style:style style:name="P140" style:family="paragraph" style:parent-style-name="Standard">
      <style:paragraph-properties fo:margin-top="0cm" fo:margin-bottom="0cm" loext:contextual-spacing="false"/>
      <style:text-properties officeooo:paragraph-rsid="014c29b5"/>
    </style:style>
    <style:style style:name="P141" style:family="paragraph" style:parent-style-name="Standard">
      <style:paragraph-properties fo:margin-top="0cm" fo:margin-bottom="0cm" loext:contextual-spacing="false"/>
      <style:text-properties officeooo:paragraph-rsid="0154fa7f"/>
    </style:style>
    <style:style style:name="P142" style:family="paragraph" style:parent-style-name="Standard">
      <style:paragraph-properties fo:margin-top="0cm" fo:margin-bottom="0cm" loext:contextual-spacing="false"/>
      <style:text-properties officeooo:paragraph-rsid="01567205"/>
    </style:style>
    <style:style style:name="P143" style:family="paragraph" style:parent-style-name="Standard">
      <style:paragraph-properties fo:margin-top="0cm" fo:margin-bottom="0cm" loext:contextual-spacing="false"/>
      <style:text-properties officeooo:rsid="015ac0b0" officeooo:paragraph-rsid="015ac0b0"/>
    </style:style>
    <style:style style:name="P144" style:family="paragraph" style:parent-style-name="Standard">
      <style:paragraph-properties fo:margin-top="0cm" fo:margin-bottom="0cm" loext:contextual-spacing="false"/>
      <style:text-properties officeooo:paragraph-rsid="015c2ca6"/>
    </style:style>
    <style:style style:name="P145" style:family="paragraph" style:parent-style-name="Standard">
      <style:paragraph-properties fo:margin-top="0cm" fo:margin-bottom="0cm" loext:contextual-spacing="false"/>
      <style:text-properties officeooo:rsid="015c2ca6" officeooo:paragraph-rsid="015c2ca6"/>
    </style:style>
    <style:style style:name="P146" style:family="paragraph" style:parent-style-name="Standard">
      <style:paragraph-properties fo:margin-top="0cm" fo:margin-bottom="0cm" loext:contextual-spacing="false"/>
      <style:text-properties officeooo:paragraph-rsid="015c8561"/>
    </style:style>
    <style:style style:name="P147" style:family="paragraph" style:parent-style-name="Standard">
      <style:paragraph-properties fo:margin-top="0cm" fo:margin-bottom="0cm" loext:contextual-spacing="false"/>
      <style:text-properties officeooo:rsid="015c8561" officeooo:paragraph-rsid="015c8561"/>
    </style:style>
    <style:style style:name="P148" style:family="paragraph" style:parent-style-name="Standard">
      <style:paragraph-properties fo:margin-top="0cm" fo:margin-bottom="0cm" loext:contextual-spacing="false"/>
      <style:text-properties officeooo:paragraph-rsid="01729de3"/>
    </style:style>
    <style:style style:name="P149" style:family="paragraph" style:parent-style-name="Standard">
      <style:paragraph-properties fo:margin-top="0cm" fo:margin-bottom="0cm" loext:contextual-spacing="false"/>
      <style:text-properties officeooo:rsid="01729de3" officeooo:paragraph-rsid="01729de3"/>
    </style:style>
    <style:style style:name="P150" style:family="paragraph" style:parent-style-name="Standard">
      <style:paragraph-properties fo:margin-top="0cm" fo:margin-bottom="0cm" loext:contextual-spacing="false"/>
      <style:text-properties officeooo:rsid="01729de3" officeooo:paragraph-rsid="01789679"/>
    </style:style>
    <style:style style:name="P151" style:family="paragraph" style:parent-style-name="Standard">
      <style:paragraph-properties fo:margin-top="0cm" fo:margin-bottom="0cm" loext:contextual-spacing="false"/>
      <style:text-properties officeooo:paragraph-rsid="01789679"/>
    </style:style>
    <style:style style:name="P152" style:family="paragraph" style:parent-style-name="Standard">
      <style:paragraph-properties fo:margin-top="0cm" fo:margin-bottom="0cm" loext:contextual-spacing="false"/>
      <style:text-properties officeooo:rsid="017f80a1" officeooo:paragraph-rsid="017f80a1"/>
    </style:style>
    <style:style style:name="P153" style:family="paragraph" style:parent-style-name="Standard">
      <style:paragraph-properties fo:margin-top="0cm" fo:margin-bottom="0cm" loext:contextual-spacing="false"/>
      <style:text-properties officeooo:paragraph-rsid="018a6446"/>
    </style:style>
    <style:style style:name="P154" style:family="paragraph" style:parent-style-name="Standard">
      <style:paragraph-properties fo:margin-top="0cm" fo:margin-bottom="0cm" loext:contextual-spacing="false"/>
      <style:text-properties officeooo:paragraph-rsid="018dd41d"/>
    </style:style>
    <style:style style:name="P155" style:family="paragraph" style:parent-style-name="Standard">
      <style:paragraph-properties fo:margin-top="0cm" fo:margin-bottom="0cm" loext:contextual-spacing="false"/>
      <style:text-properties officeooo:rsid="019658f0" officeooo:paragraph-rsid="019658f0"/>
    </style:style>
    <style:style style:name="P156" style:family="paragraph" style:parent-style-name="Standard">
      <style:paragraph-properties fo:margin-top="0cm" fo:margin-bottom="0cm" loext:contextual-spacing="false"/>
      <style:text-properties officeooo:rsid="019658f0" officeooo:paragraph-rsid="0197846c"/>
    </style:style>
    <style:style style:name="P157" style:family="paragraph" style:parent-style-name="Standard">
      <style:paragraph-properties fo:margin-top="0cm" fo:margin-bottom="0cm" loext:contextual-spacing="false"/>
      <style:text-properties officeooo:rsid="019658f0" officeooo:paragraph-rsid="0198e463"/>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paragraph-rsid="0197846c"/>
    </style:style>
    <style:style style:name="P160" style:family="paragraph" style:parent-style-name="Standard">
      <style:paragraph-properties fo:margin-top="0cm" fo:margin-bottom="0cm" loext:contextual-spacing="false"/>
      <style:text-properties officeooo:paragraph-rsid="0198e463"/>
    </style:style>
    <style:style style:name="P161" style:family="paragraph" style:parent-style-name="Standard">
      <style:paragraph-properties fo:margin-top="0cm" fo:margin-bottom="0cm" loext:contextual-spacing="false"/>
      <style:text-properties officeooo:rsid="0198e463"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rsid="019b50e6" officeooo:paragraph-rsid="019b50e6"/>
    </style:style>
    <style:style style:name="P164" style:family="paragraph" style:parent-style-name="Standard">
      <style:paragraph-properties fo:margin-top="0cm" fo:margin-bottom="0cm" loext:contextual-spacing="false"/>
      <style:text-properties officeooo:rsid="019b50e6" officeooo:paragraph-rsid="019d35f3"/>
    </style:style>
    <style:style style:name="P165" style:family="paragraph" style:parent-style-name="Standard">
      <style:paragraph-properties fo:margin-top="0cm" fo:margin-bottom="0cm" loext:contextual-spacing="false"/>
      <style:text-properties officeooo:rsid="019b50e6" officeooo:paragraph-rsid="019d3b7a"/>
    </style:style>
    <style:style style:name="P166" style:family="paragraph" style:parent-style-name="Standard">
      <style:paragraph-properties fo:margin-top="0cm" fo:margin-bottom="0cm" loext:contextual-spacing="false"/>
      <style:text-properties officeooo:paragraph-rsid="019d35f3"/>
    </style:style>
    <style:style style:name="P167" style:family="paragraph" style:parent-style-name="Standard">
      <style:paragraph-properties fo:margin-top="0cm" fo:margin-bottom="0cm" loext:contextual-spacing="false"/>
      <style:text-properties officeooo:paragraph-rsid="019d3b7a"/>
    </style:style>
    <style:style style:name="P168" style:family="paragraph" style:parent-style-name="Standard">
      <style:paragraph-properties fo:margin-top="0cm" fo:margin-bottom="0cm" loext:contextual-spacing="false"/>
      <style:text-properties officeooo:paragraph-rsid="01a202d8"/>
    </style:style>
    <style:style style:name="P169" style:family="paragraph" style:parent-style-name="Standard">
      <style:paragraph-properties fo:margin-top="0cm" fo:margin-bottom="0cm" loext:contextual-spacing="false"/>
      <style:text-properties officeooo:rsid="01a202d8" officeooo:paragraph-rsid="01a202d8"/>
    </style:style>
    <style:style style:name="P170" style:family="paragraph" style:parent-style-name="Standard">
      <style:paragraph-properties fo:margin-top="0cm" fo:margin-bottom="0cm" loext:contextual-spacing="false"/>
      <style:text-properties officeooo:paragraph-rsid="01b09c48"/>
    </style:style>
    <style:style style:name="P171"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2"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4" style:family="paragraph" style:parent-style-name="Standard">
      <style:paragraph-properties fo:margin-top="0cm" fo:margin-bottom="0cm" loext:contextual-spacing="false"/>
      <style:text-properties officeooo:rsid="00b7bf2f" officeooo:paragraph-rsid="01b09c48"/>
    </style:style>
    <style:style style:name="P175"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6" style:family="paragraph" style:parent-style-name="Standard">
      <style:paragraph-properties fo:margin-top="0cm" fo:margin-bottom="0cm" loext:contextual-spacing="false"/>
      <style:text-properties officeooo:paragraph-rsid="01c622e8"/>
    </style:style>
    <style:style style:name="P177" style:family="paragraph" style:parent-style-name="Standard">
      <style:paragraph-properties fo:margin-top="0cm" fo:margin-bottom="0cm" loext:contextual-spacing="false"/>
      <style:text-properties officeooo:rsid="01c622e8" officeooo:paragraph-rsid="01c622e8"/>
    </style:style>
    <style:style style:name="P178" style:family="paragraph" style:parent-style-name="Standard">
      <style:paragraph-properties fo:margin-top="0cm" fo:margin-bottom="0cm" loext:contextual-spacing="false"/>
      <style:text-properties officeooo:rsid="01c622e8" officeooo:paragraph-rsid="01f998a3"/>
    </style:style>
    <style:style style:name="P179" style:family="paragraph" style:parent-style-name="Standard">
      <style:paragraph-properties fo:margin-top="0cm" fo:margin-bottom="0cm" loext:contextual-spacing="false"/>
      <style:text-properties officeooo:paragraph-rsid="01c6e085"/>
    </style:style>
    <style:style style:name="P180" style:family="paragraph" style:parent-style-name="Standard">
      <style:paragraph-properties fo:margin-top="0cm" fo:margin-bottom="0cm" loext:contextual-spacing="false"/>
      <style:text-properties officeooo:rsid="01c6e085" officeooo:paragraph-rsid="01c6e085"/>
    </style:style>
    <style:style style:name="P181" style:family="paragraph" style:parent-style-name="Standard">
      <style:paragraph-properties fo:margin-top="0cm" fo:margin-bottom="0cm" loext:contextual-spacing="false"/>
      <style:text-properties officeooo:rsid="01c6e085" officeooo:paragraph-rsid="01c94192"/>
    </style:style>
    <style:style style:name="P182" style:family="paragraph" style:parent-style-name="Standard">
      <style:paragraph-properties fo:margin-top="0cm" fo:margin-bottom="0cm" loext:contextual-spacing="false"/>
      <style:text-properties officeooo:rsid="01c8365c" officeooo:paragraph-rsid="01c8365c"/>
    </style:style>
    <style:style style:name="P183" style:family="paragraph" style:parent-style-name="Standard">
      <style:paragraph-properties fo:margin-top="0cm" fo:margin-bottom="0cm" loext:contextual-spacing="false"/>
      <style:text-properties officeooo:rsid="01c8365c" officeooo:paragraph-rsid="01c94192"/>
    </style:style>
    <style:style style:name="P184" style:family="paragraph" style:parent-style-name="Standard">
      <style:paragraph-properties fo:margin-top="0cm" fo:margin-bottom="0cm" loext:contextual-spacing="false"/>
      <style:text-properties officeooo:paragraph-rsid="01c8365c"/>
    </style:style>
    <style:style style:name="P185" style:family="paragraph" style:parent-style-name="Standard">
      <style:paragraph-properties fo:margin-top="0cm" fo:margin-bottom="0cm" loext:contextual-spacing="false"/>
      <style:text-properties officeooo:paragraph-rsid="01c94192"/>
    </style:style>
    <style:style style:name="P186" style:family="paragraph" style:parent-style-name="Standard">
      <style:paragraph-properties fo:margin-top="0cm" fo:margin-bottom="0cm" loext:contextual-spacing="false"/>
      <style:text-properties officeooo:paragraph-rsid="01caa465"/>
    </style:style>
    <style:style style:name="P187" style:family="paragraph" style:parent-style-name="Standard">
      <style:paragraph-properties fo:margin-top="0cm" fo:margin-bottom="0cm" loext:contextual-spacing="false"/>
      <style:text-properties officeooo:rsid="01caa465" officeooo:paragraph-rsid="01caa465"/>
    </style:style>
    <style:style style:name="P188" style:family="paragraph" style:parent-style-name="Standard">
      <style:paragraph-properties fo:margin-top="0cm" fo:margin-bottom="0cm" loext:contextual-spacing="false"/>
      <style:text-properties officeooo:paragraph-rsid="01cabda3"/>
    </style:style>
    <style:style style:name="P189" style:family="paragraph" style:parent-style-name="Standard">
      <style:paragraph-properties fo:margin-top="0cm" fo:margin-bottom="0cm" loext:contextual-spacing="false"/>
      <style:text-properties officeooo:paragraph-rsid="01e06d91"/>
    </style:style>
    <style:style style:name="P190" style:family="paragraph" style:parent-style-name="Standard">
      <style:paragraph-properties fo:margin-top="0cm" fo:margin-bottom="0cm" loext:contextual-spacing="false"/>
      <style:text-properties officeooo:rsid="01e06d91" officeooo:paragraph-rsid="01e06d91"/>
    </style:style>
    <style:style style:name="P191" style:family="paragraph" style:parent-style-name="Standard">
      <style:paragraph-properties fo:margin-top="0cm" fo:margin-bottom="0cm" loext:contextual-spacing="false"/>
      <style:text-properties officeooo:paragraph-rsid="01e37e9b"/>
    </style:style>
    <style:style style:name="P192" style:family="paragraph" style:parent-style-name="Standard">
      <style:paragraph-properties fo:margin-top="0cm" fo:margin-bottom="0cm" loext:contextual-spacing="false"/>
      <style:text-properties officeooo:rsid="01e37e9b" officeooo:paragraph-rsid="01e37e9b"/>
    </style:style>
    <style:style style:name="P193" style:family="paragraph" style:parent-style-name="Standard">
      <style:paragraph-properties fo:margin-top="0cm" fo:margin-bottom="0cm" loext:contextual-spacing="false"/>
      <style:text-properties officeooo:paragraph-rsid="01f06d78"/>
    </style:style>
    <style:style style:name="P194" style:family="paragraph" style:parent-style-name="Standard">
      <style:paragraph-properties fo:margin-top="0cm" fo:margin-bottom="0cm" loext:contextual-spacing="false"/>
      <style:text-properties officeooo:paragraph-rsid="01f998a3"/>
    </style:style>
    <style:style style:name="P195" style:family="paragraph" style:parent-style-name="Standard">
      <style:paragraph-properties fo:margin-top="0cm" fo:margin-bottom="0cm" loext:contextual-spacing="false"/>
      <style:text-properties officeooo:paragraph-rsid="01f9ea0c"/>
    </style:style>
    <style:style style:name="P196" style:family="paragraph" style:parent-style-name="Standard">
      <style:paragraph-properties fo:margin-top="0cm" fo:margin-bottom="0cm" loext:contextual-spacing="false"/>
      <style:text-properties officeooo:rsid="01f9ea0c" officeooo:paragraph-rsid="01f9ea0c"/>
    </style:style>
    <style:style style:name="P197" style:family="paragraph" style:parent-style-name="Standard">
      <style:paragraph-properties fo:margin-top="0cm" fo:margin-bottom="0cm" loext:contextual-spacing="false"/>
      <style:text-properties officeooo:rsid="01c67655" officeooo:paragraph-rsid="01c67655"/>
    </style:style>
    <style:style style:name="P198" style:family="paragraph" style:parent-style-name="Standard">
      <style:paragraph-properties fo:margin-top="0cm" fo:margin-bottom="0cm" loext:contextual-spacing="false"/>
      <style:text-properties officeooo:rsid="01f9f8d1" officeooo:paragraph-rsid="01f9f8d1"/>
    </style:style>
    <style:style style:name="P199" style:family="paragraph" style:parent-style-name="Standard">
      <style:paragraph-properties fo:margin-top="0cm" fo:margin-bottom="0cm" loext:contextual-spacing="false"/>
      <style:text-properties officeooo:paragraph-rsid="01f9f8d1"/>
    </style:style>
    <style:style style:name="P200" style:family="paragraph" style:parent-style-name="Standard">
      <style:paragraph-properties fo:margin-top="0cm" fo:margin-bottom="0cm" loext:contextual-spacing="false"/>
      <style:text-properties officeooo:paragraph-rsid="01ff6811"/>
    </style:style>
    <style:style style:name="P201" style:family="paragraph" style:parent-style-name="Standard">
      <style:paragraph-properties fo:margin-top="0cm" fo:margin-bottom="0cm" loext:contextual-spacing="false"/>
      <style:text-properties officeooo:rsid="01ff6811" officeooo:paragraph-rsid="01ff6811"/>
    </style:style>
    <style:style style:name="P202" style:family="paragraph" style:parent-style-name="Standard">
      <style:paragraph-properties fo:margin-top="0cm" fo:margin-bottom="0cm" loext:contextual-spacing="false"/>
      <style:text-properties officeooo:paragraph-rsid="020ce3ce"/>
    </style:style>
    <style:style style:name="P203" style:family="paragraph" style:parent-style-name="Standard">
      <style:paragraph-properties fo:margin-top="0cm" fo:margin-bottom="0cm" loext:contextual-spacing="false"/>
      <style:text-properties officeooo:rsid="020ce3ce" officeooo:paragraph-rsid="020ce3ce"/>
    </style:style>
    <style:style style:name="P204" style:family="paragraph" style:parent-style-name="Standard">
      <style:paragraph-properties fo:margin-top="0cm" fo:margin-bottom="0cm" loext:contextual-spacing="false"/>
      <style:text-properties officeooo:paragraph-rsid="020d5147"/>
    </style:style>
    <style:style style:name="P205" style:family="paragraph" style:parent-style-name="Standard">
      <style:paragraph-properties fo:margin-top="0cm" fo:margin-bottom="0cm" loext:contextual-spacing="false"/>
      <style:text-properties officeooo:paragraph-rsid="02106cc0"/>
    </style:style>
    <style:style style:name="P206" style:family="paragraph" style:parent-style-name="Standard">
      <style:paragraph-properties fo:margin-top="0cm" fo:margin-bottom="0cm" loext:contextual-spacing="false"/>
      <style:text-properties officeooo:rsid="02106cc0" officeooo:paragraph-rsid="02106cc0"/>
    </style:style>
    <style:style style:name="P207" style:family="paragraph" style:parent-style-name="Standard">
      <style:paragraph-properties fo:margin-top="0cm" fo:margin-bottom="0cm" loext:contextual-spacing="false"/>
      <style:text-properties officeooo:rsid="0094e06a" officeooo:paragraph-rsid="0216e301"/>
    </style:style>
    <style:style style:name="P208" style:family="paragraph" style:parent-style-name="Standard">
      <style:paragraph-properties fo:margin-top="0cm" fo:margin-bottom="0cm" loext:contextual-spacing="false"/>
      <style:text-properties officeooo:rsid="0096b83b" officeooo:paragraph-rsid="0216e301"/>
    </style:style>
    <style:style style:name="P209" style:family="paragraph" style:parent-style-name="Standard">
      <style:paragraph-properties fo:margin-top="0cm" fo:margin-bottom="0cm" loext:contextual-spacing="false"/>
      <style:text-properties officeooo:rsid="00975451" officeooo:paragraph-rsid="0216e301"/>
    </style:style>
    <style:style style:name="P210" style:family="paragraph" style:parent-style-name="Standard">
      <style:paragraph-properties fo:margin-top="0cm" fo:margin-bottom="0cm" loext:contextual-spacing="false"/>
      <style:text-properties officeooo:paragraph-rsid="0216e301"/>
    </style:style>
    <style:style style:name="P211" style:family="paragraph" style:parent-style-name="Standard">
      <style:paragraph-properties fo:margin-top="0cm" fo:margin-bottom="0cm" loext:contextual-spacing="false"/>
      <style:text-properties officeooo:paragraph-rsid="021b522a"/>
    </style:style>
    <style:style style:name="P212" style:family="paragraph" style:parent-style-name="Standard">
      <style:paragraph-properties fo:margin-top="0cm" fo:margin-bottom="0cm" loext:contextual-spacing="false"/>
      <style:text-properties officeooo:paragraph-rsid="0191524b"/>
    </style:style>
    <style:style style:name="P213" style:family="paragraph" style:parent-style-name="Standard">
      <style:paragraph-properties fo:margin-top="0cm" fo:margin-bottom="0cm" loext:contextual-spacing="false"/>
      <style:text-properties officeooo:paragraph-rsid="021ca700"/>
    </style:style>
    <style:style style:name="P214" style:family="paragraph" style:parent-style-name="Standard">
      <style:paragraph-properties fo:margin-top="0cm" fo:margin-bottom="0cm" loext:contextual-spacing="false"/>
      <style:text-properties officeooo:paragraph-rsid="021f0b98"/>
    </style:style>
    <style:style style:name="P215" style:family="paragraph" style:parent-style-name="Standard">
      <style:paragraph-properties fo:margin-top="0cm" fo:margin-bottom="0cm" loext:contextual-spacing="false"/>
      <style:text-properties officeooo:rsid="00c0f176" officeooo:paragraph-rsid="0228279a"/>
    </style:style>
    <style:style style:name="P216" style:family="paragraph" style:parent-style-name="Standard">
      <style:paragraph-properties fo:margin-top="0cm" fo:margin-bottom="0cm" loext:contextual-spacing="false"/>
      <style:text-properties officeooo:paragraph-rsid="0228279a"/>
    </style:style>
    <style:style style:name="P217" style:family="paragraph" style:parent-style-name="Standard">
      <style:paragraph-properties fo:margin-top="0cm" fo:margin-bottom="0cm" loext:contextual-spacing="false"/>
      <style:text-properties officeooo:paragraph-rsid="022983a6"/>
    </style:style>
    <style:style style:name="P218" style:family="paragraph" style:parent-style-name="Standard">
      <style:paragraph-properties fo:margin-top="0cm" fo:margin-bottom="0cm" loext:contextual-spacing="false"/>
      <style:text-properties officeooo:rsid="022ef85a" officeooo:paragraph-rsid="022ef85a"/>
    </style:style>
    <style:style style:name="P219" style:family="paragraph" style:parent-style-name="Listenabsatz">
      <style:paragraph-properties fo:margin-top="0cm" fo:margin-bottom="0cm" loext:contextual-spacing="false"/>
    </style:style>
    <style:style style:name="P220" style:family="paragraph" style:parent-style-name="Listenabsatz">
      <style:paragraph-properties fo:margin-top="0cm" fo:margin-bottom="0cm" loext:contextual-spacing="false"/>
      <style:text-properties officeooo:paragraph-rsid="0086d125"/>
    </style:style>
    <style:style style:name="P221" style:family="paragraph" style:parent-style-name="Listenabsatz">
      <style:paragraph-properties fo:margin-top="0cm" fo:margin-bottom="0cm" loext:contextual-spacing="false"/>
      <style:text-properties fo:color="#000000" officeooo:paragraph-rsid="0086d125"/>
    </style:style>
    <style:style style:name="P222" style:family="paragraph" style:parent-style-name="Listenabsatz">
      <style:paragraph-properties fo:margin-top="0cm" fo:margin-bottom="0cm" loext:contextual-spacing="false"/>
      <style:text-properties officeooo:rsid="00a8ed90" officeooo:paragraph-rsid="00aa0c2e"/>
    </style:style>
    <style:style style:name="P223" style:family="paragraph" style:parent-style-name="Listenabsatz">
      <style:paragraph-properties fo:margin-top="0cm" fo:margin-bottom="0cm" loext:contextual-spacing="false"/>
      <style:text-properties officeooo:rsid="011797a2" officeooo:paragraph-rsid="011797a2"/>
    </style:style>
    <style:style style:name="P224"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25" style:family="paragraph" style:parent-style-name="Listenabsatz">
      <style:paragraph-properties fo:margin-top="0cm" fo:margin-bottom="0cm" loext:contextual-spacing="false"/>
      <style:text-properties officeooo:paragraph-rsid="015c8561"/>
    </style:style>
    <style:style style:name="P226" style:family="paragraph" style:parent-style-name="Listenabsatz">
      <style:paragraph-properties fo:margin-top="0cm" fo:margin-bottom="0cm" loext:contextual-spacing="false"/>
      <style:text-properties officeooo:paragraph-rsid="019b50e6"/>
    </style:style>
    <style:style style:name="P227" style:family="paragraph" style:parent-style-name="Listenabsatz">
      <style:paragraph-properties fo:margin-top="0cm" fo:margin-bottom="0cm" loext:contextual-spacing="false"/>
      <style:text-properties officeooo:paragraph-rsid="019d35f3"/>
    </style:style>
    <style:style style:name="P228" style:family="paragraph" style:parent-style-name="Listenabsatz">
      <style:paragraph-properties fo:margin-top="0cm" fo:margin-bottom="0cm" loext:contextual-spacing="false"/>
      <style:text-properties officeooo:paragraph-rsid="019d3b7a"/>
    </style:style>
    <style:style style:name="P229" style:family="paragraph" style:parent-style-name="Listenabsatz">
      <style:paragraph-properties fo:margin-top="0cm" fo:margin-bottom="0cm" loext:contextual-spacing="false"/>
      <style:text-properties officeooo:paragraph-rsid="00f09459"/>
    </style:style>
    <style:style style:name="P230" style:family="paragraph" style:parent-style-name="Listenabsatz">
      <style:paragraph-properties fo:margin-top="0cm" fo:margin-bottom="0cm" loext:contextual-spacing="false"/>
      <style:text-properties officeooo:rsid="01c6e085" officeooo:paragraph-rsid="01c6e085"/>
    </style:style>
    <style:style style:name="P231" style:family="paragraph" style:parent-style-name="Listenabsatz">
      <style:paragraph-properties fo:margin-top="0cm" fo:margin-bottom="0cm" loext:contextual-spacing="false"/>
      <style:text-properties officeooo:rsid="01f9ea0c" officeooo:paragraph-rsid="020ce3ce"/>
    </style:style>
    <style:style style:name="P232"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33" style:family="paragraph" style:parent-style-name="Text_20_body">
      <style:paragraph-properties fo:margin-top="0cm" fo:margin-bottom="0cm" loext:contextual-spacing="false"/>
    </style:style>
    <style:style style:name="P234" style:family="paragraph" style:parent-style-name="Text_20_body">
      <style:paragraph-properties fo:margin-top="0cm" fo:margin-bottom="0cm" loext:contextual-spacing="false"/>
      <style:text-properties officeooo:rsid="009235af" officeooo:paragraph-rsid="009235af"/>
    </style:style>
    <style:style style:name="P235" style:family="paragraph" style:parent-style-name="Text_20_body">
      <style:paragraph-properties fo:margin-top="0cm" fo:margin-bottom="0cm" loext:contextual-spacing="false"/>
      <style:text-properties officeooo:rsid="00926609" officeooo:paragraph-rsid="00926609"/>
    </style:style>
    <style:style style:name="P236" style:family="paragraph" style:parent-style-name="Listenabsatz">
      <style:paragraph-properties fo:margin-left="0cm" fo:margin-right="0cm" fo:text-indent="0cm" style:auto-text-indent="false"/>
    </style:style>
    <style:style style:name="P237" style:family="paragraph" style:parent-style-name="Listenabsatz">
      <style:paragraph-properties fo:margin-left="0cm" fo:margin-right="0cm" fo:line-height="100%" fo:text-indent="0cm" style:auto-text-indent="false"/>
    </style:style>
    <style:style style:name="P238" style:family="paragraph" style:parent-style-name="Listenabsatz">
      <style:paragraph-properties fo:margin-left="0cm" fo:margin-right="0cm" fo:text-indent="0cm" style:auto-text-indent="false">
        <style:tab-stops/>
      </style:paragraph-properties>
    </style:style>
    <style:style style:name="P239" style:family="paragraph" style:parent-style-name="Standard">
      <style:paragraph-properties fo:margin-left="0cm" fo:margin-right="0cm" fo:margin-top="0cm" fo:margin-bottom="0cm" loext:contextual-spacing="false" fo:text-indent="0cm" style:auto-text-indent="false"/>
    </style:style>
    <style:style style:name="P240"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57"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1"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72"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73"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75"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77"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78"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79"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86"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87"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88"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89"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97"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99"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04"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05"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13" style:family="paragraph" style:parent-style-name="Listenabsatz">
      <style:paragraph-properties fo:margin-left="0cm" fo:margin-right="0cm" fo:margin-top="0cm" fo:margin-bottom="0cm" loext:contextual-spacing="false" fo:text-indent="0cm" style:auto-text-indent="false"/>
    </style:style>
    <style:style style:name="P314"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15"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16"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17"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18"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19"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22"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2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2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25"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26"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27"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0" style:family="paragraph" style:parent-style-name="Standard">
      <style:paragraph-properties fo:margin-left="-1.249cm" fo:margin-right="0cm" fo:margin-top="0cm" fo:margin-bottom="0cm" loext:contextual-spacing="false" fo:text-indent="0cm" style:auto-text-indent="false"/>
    </style:style>
    <style:style style:name="P331" style:family="paragraph" style:parent-style-name="Standard">
      <style:paragraph-properties fo:margin-left="1.249cm" fo:margin-right="0cm" fo:margin-top="0cm" fo:margin-bottom="0cm" loext:contextual-spacing="false" fo:text-indent="0cm" style:auto-text-indent="false"/>
    </style:style>
    <style:style style:name="P332" style:family="paragraph" style:parent-style-name="Listenabsatz">
      <style:paragraph-properties fo:margin-left="1.249cm" fo:margin-right="0cm" fo:margin-top="0cm" fo:margin-bottom="0cm" loext:contextual-spacing="false" fo:text-indent="0cm" style:auto-text-indent="false"/>
    </style:style>
    <style:style style:name="P333" style:family="paragraph" style:parent-style-name="Table_20_Contents">
      <style:paragraph-properties fo:text-align="center" style:justify-single-word="false"/>
      <style:text-properties fo:font-size="9pt" style:font-size-asian="9pt" style:font-size-complex="9pt"/>
    </style:style>
    <style:style style:name="P334"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35"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36"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37"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38"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39"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0"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1"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42"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43"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44"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45"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46"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47"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48"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49"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0"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1"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52"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53"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54"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55"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56"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57"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58"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59"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0"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1"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62"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63"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64"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65"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66"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67"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68"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69"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0"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1"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72"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73"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74"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75"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76"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77"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78" style:family="paragraph" style:parent-style-name="Standard" style:master-page-name="MP0">
      <style:paragraph-properties style:page-number="auto" fo:break-before="page"/>
      <style:text-properties fo:font-weight="bold" style:font-weight-asian="bold" style:font-weight-complex="bold"/>
    </style:style>
    <style:style style:name="P379" style:family="paragraph" style:parent-style-name="Standard" style:list-style-name="L1"/>
    <style:style style:name="P380" style:family="paragraph" style:parent-style-name="Standard" style:list-style-name="L39">
      <style:text-properties officeooo:paragraph-rsid="02106cc0"/>
    </style:style>
    <style:style style:name="P381"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82"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83"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84"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85"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86"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87"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88"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89"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91"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92"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93"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94"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95"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0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0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0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05"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06"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09"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10"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20"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21"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22"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23"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24"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25"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26"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27"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28"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29"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30"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31"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32"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33"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34"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35"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36"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37"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38"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39"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40"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41"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42"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43"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44"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45"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47"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48"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49"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50"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48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8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89" style:family="paragraph" style:parent-style-name="Standard" style:list-style-name="L22">
      <style:paragraph-properties fo:margin-top="0cm" fo:margin-bottom="0cm" loext:contextual-spacing="false"/>
      <style:text-properties style:use-window-font-color="true" officeooo:paragraph-rsid="01b09c48"/>
    </style:style>
    <style:style style:name="P490" style:family="paragraph" style:parent-style-name="Standard" style:list-style-name="L1">
      <style:paragraph-properties fo:margin-top="0cm" fo:margin-bottom="0cm" loext:contextual-spacing="false"/>
    </style:style>
    <style:style style:name="P491" style:family="paragraph" style:parent-style-name="Standard" style:list-style-name="L16">
      <style:paragraph-properties fo:margin-top="0cm" fo:margin-bottom="0cm" loext:contextual-spacing="false"/>
      <style:text-properties officeooo:rsid="00b3a71e" officeooo:paragraph-rsid="00b3a71e"/>
    </style:style>
    <style:style style:name="P492" style:family="paragraph" style:parent-style-name="Standard" style:list-style-name="L16">
      <style:paragraph-properties fo:margin-top="0cm" fo:margin-bottom="0cm" loext:contextual-spacing="false"/>
      <style:text-properties officeooo:rsid="00b45507" officeooo:paragraph-rsid="00b45507"/>
    </style:style>
    <style:style style:name="P493" style:family="paragraph" style:parent-style-name="Standard" style:list-style-name="L17">
      <style:paragraph-properties fo:margin-top="0cm" fo:margin-bottom="0cm" loext:contextual-spacing="false"/>
      <style:text-properties officeooo:rsid="00b45507" officeooo:paragraph-rsid="00b45507"/>
    </style:style>
    <style:style style:name="P494" style:family="paragraph" style:parent-style-name="Standard" style:list-style-name="L18">
      <style:paragraph-properties fo:margin-top="0cm" fo:margin-bottom="0cm" loext:contextual-spacing="false"/>
      <style:text-properties officeooo:rsid="00b63fbb" officeooo:paragraph-rsid="00b7bf2f"/>
    </style:style>
    <style:style style:name="P495" style:family="paragraph" style:parent-style-name="Standard" style:list-style-name="L18">
      <style:paragraph-properties fo:margin-top="0cm" fo:margin-bottom="0cm" loext:contextual-spacing="false"/>
      <style:text-properties officeooo:rsid="00b63fbb" officeooo:paragraph-rsid="00b63fbb"/>
    </style:style>
    <style:style style:name="P496" style:family="paragraph" style:parent-style-name="Standard" style:list-style-name="L19">
      <style:paragraph-properties fo:margin-top="0cm" fo:margin-bottom="0cm" loext:contextual-spacing="false"/>
    </style:style>
    <style:style style:name="P497" style:family="paragraph" style:parent-style-name="Standard" style:list-style-name="L19">
      <style:paragraph-properties fo:margin-top="0cm" fo:margin-bottom="0cm" loext:contextual-spacing="false"/>
      <style:text-properties officeooo:rsid="00a752c4" officeooo:paragraph-rsid="00a752c4"/>
    </style:style>
    <style:style style:name="P498" style:family="paragraph" style:parent-style-name="Standard" style:list-style-name="L20">
      <style:paragraph-properties fo:margin-top="0cm" fo:margin-bottom="0cm" loext:contextual-spacing="false"/>
    </style:style>
    <style:style style:name="P499" style:family="paragraph" style:parent-style-name="Standard" style:list-style-name="L22">
      <style:paragraph-properties fo:margin-top="0cm" fo:margin-bottom="0cm" loext:contextual-spacing="false"/>
      <style:text-properties officeooo:rsid="009eaa36" officeooo:paragraph-rsid="01b09c48"/>
    </style:style>
    <style:style style:name="P500" style:family="paragraph" style:parent-style-name="Standard" style:list-style-name="L22">
      <style:paragraph-properties fo:margin-top="0cm" fo:margin-bottom="0cm" loext:contextual-spacing="false"/>
      <style:text-properties officeooo:rsid="01ad253b" officeooo:paragraph-rsid="01b09c48"/>
    </style:style>
    <style:style style:name="P501" style:family="paragraph" style:parent-style-name="Standard" style:list-style-name="L22">
      <style:paragraph-properties fo:margin-top="0cm" fo:margin-bottom="0cm" loext:contextual-spacing="false"/>
      <style:text-properties officeooo:paragraph-rsid="01b09c48"/>
    </style:style>
    <style:style style:name="P502" style:family="paragraph" style:parent-style-name="Standard" style:list-style-name="L23">
      <style:paragraph-properties fo:margin-top="0cm" fo:margin-bottom="0cm" loext:contextual-spacing="false"/>
      <style:text-properties officeooo:paragraph-rsid="01b09c48"/>
    </style:style>
    <style:style style:name="P503" style:family="paragraph" style:parent-style-name="Standard" style:list-style-name="L24">
      <style:paragraph-properties fo:margin-top="0cm" fo:margin-bottom="0cm" loext:contextual-spacing="false"/>
      <style:text-properties officeooo:paragraph-rsid="01b09c48"/>
    </style:style>
    <style:style style:name="P504" style:family="paragraph" style:parent-style-name="Standard" style:list-style-name="L25">
      <style:paragraph-properties fo:margin-top="0cm" fo:margin-bottom="0cm" loext:contextual-spacing="false"/>
      <style:text-properties officeooo:rsid="00c0f176" officeooo:paragraph-rsid="01b09c48"/>
    </style:style>
    <style:style style:name="P505" style:family="paragraph" style:parent-style-name="Standard" style:list-style-name="L26">
      <style:paragraph-properties fo:margin-top="0cm" fo:margin-bottom="0cm" loext:contextual-spacing="false"/>
      <style:text-properties officeooo:paragraph-rsid="0228279a"/>
    </style:style>
    <style:style style:name="P506" style:family="paragraph" style:parent-style-name="Standard" style:list-style-name="L27">
      <style:paragraph-properties fo:margin-top="0cm" fo:margin-bottom="0cm" loext:contextual-spacing="false"/>
      <style:text-properties officeooo:paragraph-rsid="0228279a"/>
    </style:style>
    <style:style style:name="P507" style:family="paragraph" style:parent-style-name="Standard" style:list-style-name="L28">
      <style:paragraph-properties fo:margin-top="0cm" fo:margin-bottom="0cm" loext:contextual-spacing="false"/>
    </style:style>
    <style:style style:name="P508" style:family="paragraph" style:parent-style-name="Standard" style:list-style-name="L29">
      <style:paragraph-properties fo:margin-top="0cm" fo:margin-bottom="0cm" loext:contextual-spacing="false"/>
    </style:style>
    <style:style style:name="P509" style:family="paragraph" style:parent-style-name="Standard" style:list-style-name="L31">
      <style:paragraph-properties fo:margin-top="0cm" fo:margin-bottom="0cm" loext:contextual-spacing="false"/>
      <style:text-properties officeooo:paragraph-rsid="01bece4a"/>
    </style:style>
    <style:style style:name="P510" style:family="paragraph" style:parent-style-name="Standard" style:list-style-name="L32">
      <style:paragraph-properties fo:margin-top="0cm" fo:margin-bottom="0cm" loext:contextual-spacing="false"/>
    </style:style>
    <style:style style:name="P511" style:family="paragraph" style:parent-style-name="Standard" style:list-style-name="L30">
      <style:paragraph-properties fo:margin-top="0cm" fo:margin-bottom="0cm" loext:contextual-spacing="false"/>
      <style:text-properties officeooo:rsid="01729de3" officeooo:paragraph-rsid="01729de3"/>
    </style:style>
    <style:style style:name="P512" style:family="paragraph" style:parent-style-name="Standard" style:list-style-name="L30">
      <style:paragraph-properties fo:margin-top="0cm" fo:margin-bottom="0cm" loext:contextual-spacing="false"/>
      <style:text-properties officeooo:rsid="01729de3" officeooo:paragraph-rsid="01789679"/>
    </style:style>
    <style:style style:name="P513" style:family="paragraph" style:parent-style-name="Standard" style:list-style-name="L30">
      <style:paragraph-properties fo:margin-top="0cm" fo:margin-bottom="0cm" loext:contextual-spacing="false"/>
      <style:text-properties officeooo:rsid="0176b34c" officeooo:paragraph-rsid="0176b34c"/>
    </style:style>
    <style:style style:name="P514" style:family="paragraph" style:parent-style-name="Standard" style:list-style-name="L30">
      <style:paragraph-properties fo:margin-top="0cm" fo:margin-bottom="0cm" loext:contextual-spacing="false"/>
      <style:text-properties officeooo:rsid="0176b34c" officeooo:paragraph-rsid="01789679"/>
    </style:style>
    <style:style style:name="P515" style:family="paragraph" style:parent-style-name="Standard" style:list-style-name="L30">
      <style:paragraph-properties fo:margin-top="0cm" fo:margin-bottom="0cm" loext:contextual-spacing="false"/>
    </style:style>
    <style:style style:name="P516" style:family="paragraph" style:parent-style-name="Standard" style:list-style-name="L30">
      <style:paragraph-properties fo:margin-top="0cm" fo:margin-bottom="0cm" loext:contextual-spacing="false"/>
      <style:text-properties officeooo:paragraph-rsid="01caa465"/>
    </style:style>
    <style:style style:name="P517" style:family="paragraph" style:parent-style-name="Standard" style:list-style-name="L35">
      <style:paragraph-properties fo:margin-top="0cm" fo:margin-bottom="0cm" loext:contextual-spacing="false"/>
    </style:style>
    <style:style style:name="P518" style:family="paragraph" style:parent-style-name="Standard" style:list-style-name="L37">
      <style:paragraph-properties fo:margin-top="0cm" fo:margin-bottom="0cm" loext:contextual-spacing="false"/>
    </style:style>
    <style:style style:name="P519" style:family="paragraph" style:parent-style-name="Standard" style:list-style-name="L37">
      <style:paragraph-properties fo:margin-top="0cm" fo:margin-bottom="0cm" loext:contextual-spacing="false"/>
      <style:text-properties officeooo:rsid="0203650f"/>
    </style:style>
    <style:style style:name="P520" style:family="paragraph" style:parent-style-name="Standard" style:list-style-name="L38">
      <style:paragraph-properties fo:margin-top="0cm" fo:margin-bottom="0cm" loext:contextual-spacing="false" fo:line-height="100%"/>
    </style:style>
    <style:style style:name="P521" style:family="paragraph" style:parent-style-name="Standard" style:list-style-name="L38">
      <style:paragraph-properties fo:margin-top="0cm" fo:margin-bottom="0cm" loext:contextual-spacing="false" fo:line-height="100%"/>
      <style:text-properties officeooo:rsid="00dcf5ff" officeooo:paragraph-rsid="00dcf5ff"/>
    </style:style>
    <style:style style:name="P522" style:family="paragraph" style:parent-style-name="Standard" style:list-style-name="L39">
      <style:paragraph-properties fo:margin-top="0cm" fo:margin-bottom="0cm" loext:contextual-spacing="false"/>
      <style:text-properties officeooo:paragraph-rsid="02106cc0"/>
    </style:style>
    <style:style style:name="P523" style:family="paragraph" style:parent-style-name="Standard" style:list-style-name="L30">
      <style:paragraph-properties fo:margin-top="0cm" fo:margin-bottom="0cm" loext:contextual-spacing="false"/>
      <style:text-properties officeooo:rsid="01caa465" officeooo:paragraph-rsid="01caa465"/>
    </style:style>
    <style:style style:name="P524" style:family="paragraph" style:parent-style-name="Standard" style:list-style-name="L41">
      <style:paragraph-properties fo:margin-top="0cm" fo:margin-bottom="0cm" loext:contextual-spacing="false"/>
    </style:style>
    <style:style style:name="P525" style:family="paragraph" style:parent-style-name="Standard" style:list-style-name="L42">
      <style:paragraph-properties fo:margin-top="0cm" fo:margin-bottom="0cm" loext:contextual-spacing="false"/>
    </style:style>
    <style:style style:name="P526" style:family="paragraph" style:parent-style-name="Standard" style:list-style-name="L43">
      <style:paragraph-properties fo:margin-top="0cm" fo:margin-bottom="0cm" loext:contextual-spacing="false"/>
    </style:style>
    <style:style style:name="P527" style:family="paragraph" style:parent-style-name="Standard" style:list-style-name="L43">
      <style:paragraph-properties fo:margin-top="0cm" fo:margin-bottom="0cm" loext:contextual-spacing="false"/>
      <style:text-properties officeooo:paragraph-rsid="001b004e"/>
    </style:style>
    <style:style style:name="P528" style:family="paragraph" style:parent-style-name="Standard" style:list-style-name="L44">
      <style:paragraph-properties fo:margin-top="0cm" fo:margin-bottom="0cm" loext:contextual-spacing="false"/>
      <style:text-properties officeooo:rsid="001f99d5" officeooo:paragraph-rsid="001f99d5"/>
    </style:style>
    <style:style style:name="P529" style:family="paragraph" style:parent-style-name="Standard" style:list-style-name="L45">
      <style:paragraph-properties fo:margin-top="0cm" fo:margin-bottom="0cm" loext:contextual-spacing="false"/>
      <style:text-properties officeooo:rsid="00242510" officeooo:paragraph-rsid="00242510"/>
    </style:style>
    <style:style style:name="P530" style:family="paragraph" style:parent-style-name="Standard" style:list-style-name="L46">
      <style:paragraph-properties fo:margin-top="0cm" fo:margin-bottom="0cm" loext:contextual-spacing="false"/>
      <style:text-properties officeooo:rsid="002794e2" officeooo:paragraph-rsid="002794e2"/>
    </style:style>
    <style:style style:name="P531" style:family="paragraph" style:parent-style-name="Standard" style:list-style-name="L47">
      <style:paragraph-properties fo:margin-top="0cm" fo:margin-bottom="0cm" loext:contextual-spacing="false"/>
      <style:text-properties officeooo:rsid="002b0512" officeooo:paragraph-rsid="002b0512"/>
    </style:style>
    <style:style style:name="P532" style:family="paragraph" style:parent-style-name="Standard" style:list-style-name="L48">
      <style:paragraph-properties fo:margin-top="0cm" fo:margin-bottom="0cm" loext:contextual-spacing="false"/>
      <style:text-properties officeooo:rsid="0035b470" officeooo:paragraph-rsid="00362c79"/>
    </style:style>
    <style:style style:name="P533" style:family="paragraph" style:parent-style-name="Standard" style:list-style-name="L48">
      <style:paragraph-properties fo:margin-top="0cm" fo:margin-bottom="0cm" loext:contextual-spacing="false"/>
      <style:text-properties officeooo:rsid="0035b470" officeooo:paragraph-rsid="0035b470"/>
    </style:style>
    <style:style style:name="P534" style:family="paragraph" style:parent-style-name="Standard" style:list-style-name="L48">
      <style:paragraph-properties fo:margin-top="0cm" fo:margin-bottom="0cm" loext:contextual-spacing="false"/>
      <style:text-properties officeooo:rsid="00424da1" officeooo:paragraph-rsid="0044002e"/>
    </style:style>
    <style:style style:name="P535" style:family="paragraph" style:parent-style-name="Standard" style:list-style-name="L30">
      <style:paragraph-properties fo:margin-top="0cm" fo:margin-bottom="0cm" loext:contextual-spacing="false"/>
      <style:text-properties officeooo:rsid="0038b914" officeooo:paragraph-rsid="003ccc33"/>
    </style:style>
    <style:style style:name="P536" style:family="paragraph" style:parent-style-name="Standard" style:list-style-name="L30">
      <style:paragraph-properties fo:margin-top="0cm" fo:margin-bottom="0cm" loext:contextual-spacing="false"/>
      <style:text-properties officeooo:rsid="003ccc33" officeooo:paragraph-rsid="003ccc33"/>
    </style:style>
    <style:style style:name="P537" style:family="paragraph" style:parent-style-name="Standard" style:list-style-name="L30">
      <style:paragraph-properties fo:margin-top="0cm" fo:margin-bottom="0cm" loext:contextual-spacing="false"/>
      <style:text-properties officeooo:rsid="003dde4c" officeooo:paragraph-rsid="003dde4c"/>
    </style:style>
    <style:style style:name="P538" style:family="paragraph" style:parent-style-name="Standard" style:list-style-name="L52">
      <style:paragraph-properties fo:margin-top="0cm" fo:margin-bottom="0cm" loext:contextual-spacing="false"/>
    </style:style>
    <style:style style:name="P539" style:family="paragraph" style:parent-style-name="Standard" style:list-style-name="L53">
      <style:paragraph-properties fo:margin-top="0cm" fo:margin-bottom="0cm" loext:contextual-spacing="false"/>
    </style:style>
    <style:style style:name="P540" style:family="paragraph" style:parent-style-name="Standard" style:list-style-name="L51">
      <style:paragraph-properties fo:margin-top="0cm" fo:margin-bottom="0cm" loext:contextual-spacing="false"/>
    </style:style>
    <style:style style:name="P541" style:family="paragraph" style:parent-style-name="Standard" style:list-style-name="L55">
      <style:paragraph-properties fo:margin-top="0cm" fo:margin-bottom="0cm" loext:contextual-spacing="false"/>
    </style:style>
    <style:style style:name="P542" style:family="paragraph" style:parent-style-name="Standard" style:list-style-name="L56">
      <style:paragraph-properties fo:margin-top="0cm" fo:margin-bottom="0cm" loext:contextual-spacing="false"/>
    </style:style>
    <style:style style:name="P543" style:family="paragraph" style:parent-style-name="Standard" style:list-style-name="L57">
      <style:paragraph-properties fo:margin-top="0cm" fo:margin-bottom="0cm" loext:contextual-spacing="false"/>
    </style:style>
    <style:style style:name="P544" style:family="paragraph" style:parent-style-name="Standard">
      <style:paragraph-properties fo:margin-top="0cm" fo:margin-bottom="0cm" loext:contextual-spacing="false"/>
      <style:text-properties officeooo:paragraph-rsid="022983a6"/>
    </style:style>
    <style:style style:name="P545" style:family="paragraph" style:parent-style-name="Standard">
      <style:paragraph-properties fo:margin-top="0cm" fo:margin-bottom="0cm" loext:contextual-spacing="false"/>
      <style:text-properties officeooo:paragraph-rsid="023987a3"/>
    </style:style>
    <style:style style:name="P546" style:family="paragraph" style:parent-style-name="Standard" style:list-style-name="L58">
      <style:paragraph-properties fo:margin-top="0cm" fo:margin-bottom="0cm" loext:contextual-spacing="false"/>
      <style:text-properties officeooo:paragraph-rsid="023987a3"/>
    </style:style>
    <style:style style:name="P547" style:family="paragraph" style:parent-style-name="Standard" style:list-style-name="L30">
      <style:paragraph-properties fo:margin-left="0cm" fo:margin-right="0cm" fo:margin-top="0cm" fo:margin-bottom="0cm" loext:contextual-spacing="false" fo:text-indent="0cm" style:auto-text-indent="false"/>
    </style:style>
    <style:style style:name="P548" style:family="paragraph" style:parent-style-name="Heading_20_2">
      <style:text-properties officeooo:paragraph-rsid="01b09c48"/>
    </style:style>
    <style:style style:name="P549" style:family="paragraph" style:parent-style-name="Heading_20_2">
      <style:text-properties officeooo:paragraph-rsid="0031c3eb"/>
    </style:style>
    <style:style style:name="P550" style:family="paragraph" style:parent-style-name="Heading_20_3">
      <style:text-properties officeooo:rsid="00abe3bb" officeooo:paragraph-rsid="01b09c48"/>
    </style:style>
    <style:style style:name="P551" style:family="paragraph" style:parent-style-name="Heading_20_3">
      <style:text-properties officeooo:paragraph-rsid="00de9f7f"/>
    </style:style>
    <style:style style:name="P552" style:family="paragraph" style:parent-style-name="Heading_20_3">
      <style:text-properties officeooo:paragraph-rsid="001af535"/>
    </style:style>
    <style:style style:name="P553" style:family="paragraph" style:parent-style-name="Heading_20_3">
      <style:text-properties officeooo:paragraph-rsid="0029db5c"/>
    </style:style>
    <style:style style:name="P554" style:family="paragraph" style:parent-style-name="Heading_20_3">
      <style:text-properties officeooo:rsid="0035b470" officeooo:paragraph-rsid="0035b470"/>
    </style:style>
    <style:style style:name="P555"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56" style:family="paragraph" style:parent-style-name="Heading_20_4">
      <style:paragraph-properties fo:line-height="100%"/>
    </style:style>
    <style:style style:name="P557" style:family="paragraph" style:parent-style-name="Heading_20_4">
      <style:text-properties officeooo:paragraph-rsid="00aa0c2e"/>
    </style:style>
    <style:style style:name="P558" style:family="paragraph" style:parent-style-name="Heading_20_4">
      <style:text-properties officeooo:paragraph-rsid="00f4daf9"/>
    </style:style>
    <style:style style:name="P559" style:family="paragraph" style:parent-style-name="Heading_20_4">
      <style:text-properties officeooo:rsid="01bece4a" officeooo:paragraph-rsid="01bece4a"/>
    </style:style>
    <style:style style:name="P560" style:family="paragraph" style:parent-style-name="Heading_20_4">
      <style:text-properties officeooo:paragraph-rsid="011d0ab3"/>
    </style:style>
    <style:style style:name="P561" style:family="paragraph" style:parent-style-name="Heading_20_4">
      <style:text-properties officeooo:rsid="011d0ab3" officeooo:paragraph-rsid="011d0ab3"/>
    </style:style>
    <style:style style:name="P562" style:family="paragraph" style:parent-style-name="Heading_20_4">
      <style:text-properties officeooo:rsid="013d9545" officeooo:paragraph-rsid="013d9545"/>
    </style:style>
    <style:style style:name="P563" style:family="paragraph" style:parent-style-name="Heading_20_4">
      <style:text-properties officeooo:rsid="013d9545" officeooo:paragraph-rsid="01404351"/>
    </style:style>
    <style:style style:name="P564" style:family="paragraph" style:parent-style-name="Heading_20_4">
      <style:text-properties officeooo:rsid="013d9545" officeooo:paragraph-rsid="01e37e9b"/>
    </style:style>
    <style:style style:name="P565" style:family="paragraph" style:parent-style-name="Heading_20_4">
      <style:text-properties officeooo:paragraph-rsid="0176b34c"/>
    </style:style>
    <style:style style:name="P566" style:family="paragraph" style:parent-style-name="Heading_20_4">
      <style:text-properties officeooo:paragraph-rsid="007f78d4"/>
    </style:style>
    <style:style style:name="P567" style:family="paragraph" style:parent-style-name="Heading_20_4">
      <style:text-properties officeooo:rsid="008267cf" officeooo:paragraph-rsid="009a90c1"/>
    </style:style>
    <style:style style:name="P568" style:family="paragraph" style:parent-style-name="Heading_20_4">
      <style:text-properties officeooo:rsid="0084cb60" officeooo:paragraph-rsid="0084cb60"/>
    </style:style>
    <style:style style:name="P569" style:family="paragraph" style:parent-style-name="Heading_20_4">
      <style:text-properties officeooo:rsid="00854889" officeooo:paragraph-rsid="00854889"/>
    </style:style>
    <style:style style:name="P570" style:family="paragraph" style:parent-style-name="Heading_20_4">
      <style:text-properties officeooo:rsid="0086d125" officeooo:paragraph-rsid="0086d125"/>
    </style:style>
    <style:style style:name="P571" style:family="paragraph" style:parent-style-name="Heading_20_4">
      <style:text-properties officeooo:rsid="00875b60" officeooo:paragraph-rsid="00875b60"/>
    </style:style>
    <style:style style:name="P572" style:family="paragraph" style:parent-style-name="Heading_20_4">
      <style:text-properties officeooo:rsid="008a5197" officeooo:paragraph-rsid="01ff6811"/>
    </style:style>
    <style:style style:name="P573" style:family="paragraph" style:parent-style-name="Heading_20_4">
      <style:text-properties officeooo:rsid="008a5197" officeooo:paragraph-rsid="008a5197"/>
    </style:style>
    <style:style style:name="P574" style:family="paragraph" style:parent-style-name="Heading_20_4">
      <style:text-properties officeooo:rsid="008a5197" officeooo:paragraph-rsid="008b8610"/>
    </style:style>
    <style:style style:name="P575" style:family="paragraph" style:parent-style-name="Heading_20_4">
      <style:text-properties officeooo:rsid="0054c81a" officeooo:paragraph-rsid="0054c81a"/>
    </style:style>
    <style:style style:name="P576" style:family="paragraph" style:parent-style-name="Heading_20_4">
      <style:text-properties officeooo:paragraph-rsid="0150b005"/>
    </style:style>
    <style:style style:name="P577" style:family="paragraph" style:parent-style-name="Heading_20_4">
      <style:text-properties officeooo:rsid="00911605" officeooo:paragraph-rsid="00911605"/>
    </style:style>
    <style:style style:name="P578" style:family="paragraph" style:parent-style-name="Heading_20_4">
      <style:text-properties officeooo:rsid="009235af" officeooo:paragraph-rsid="009235af"/>
    </style:style>
    <style:style style:name="P579" style:family="paragraph" style:parent-style-name="Heading_20_4">
      <style:text-properties officeooo:rsid="00926609" officeooo:paragraph-rsid="00926609"/>
    </style:style>
    <style:style style:name="P580" style:family="paragraph" style:parent-style-name="Heading_20_4">
      <style:text-properties officeooo:rsid="01f9ea0c" officeooo:paragraph-rsid="01f9ea0c"/>
    </style:style>
    <style:style style:name="P581" style:family="paragraph" style:parent-style-name="Heading_20_4">
      <style:text-properties officeooo:paragraph-rsid="006879ea"/>
    </style:style>
    <style:style style:name="P582" style:family="paragraph" style:parent-style-name="Heading_20_4">
      <style:text-properties officeooo:paragraph-rsid="00698dda"/>
    </style:style>
    <style:style style:name="P583" style:family="paragraph" style:parent-style-name="Heading_20_4">
      <style:text-properties officeooo:paragraph-rsid="006a0fc7"/>
    </style:style>
    <style:style style:name="P584" style:family="paragraph" style:parent-style-name="Heading_20_4">
      <style:text-properties officeooo:paragraph-rsid="015af7de"/>
    </style:style>
    <style:style style:name="P585" style:family="paragraph" style:parent-style-name="Heading_20_4">
      <style:text-properties officeooo:rsid="015c2ca6" officeooo:paragraph-rsid="015c2ca6"/>
    </style:style>
    <style:style style:name="P586" style:family="paragraph" style:parent-style-name="Heading_20_4">
      <style:text-properties officeooo:rsid="015c8561" officeooo:paragraph-rsid="015c8561"/>
    </style:style>
    <style:style style:name="P587" style:family="paragraph" style:parent-style-name="Heading_20_4">
      <style:text-properties officeooo:rsid="015d776e" officeooo:paragraph-rsid="015d776e"/>
    </style:style>
    <style:style style:name="P588" style:family="paragraph" style:parent-style-name="Heading_20_4">
      <style:text-properties officeooo:rsid="015e0ca3" officeooo:paragraph-rsid="015e0ca3"/>
    </style:style>
    <style:style style:name="P589" style:family="paragraph" style:parent-style-name="Heading_20_4">
      <style:text-properties officeooo:paragraph-rsid="015fc106"/>
    </style:style>
    <style:style style:name="P590" style:family="paragraph" style:parent-style-name="Heading_20_4">
      <style:text-properties officeooo:rsid="020fc401"/>
    </style:style>
    <style:style style:name="P591" style:family="paragraph" style:parent-style-name="Heading_20_4">
      <style:text-properties officeooo:rsid="020fc401" officeooo:paragraph-rsid="020fc401"/>
    </style:style>
    <style:style style:name="P592" style:family="paragraph" style:parent-style-name="Heading_20_4">
      <style:text-properties officeooo:rsid="020fc401" officeooo:paragraph-rsid="02106cc0"/>
    </style:style>
    <style:style style:name="P593" style:family="paragraph" style:parent-style-name="Heading_20_4">
      <style:text-properties officeooo:paragraph-rsid="01f06d78"/>
    </style:style>
    <style:style style:name="P594" style:family="paragraph" style:parent-style-name="Heading_20_4">
      <style:text-properties officeooo:paragraph-rsid="001b004e"/>
    </style:style>
    <style:style style:name="P595" style:family="paragraph" style:parent-style-name="Heading_20_4">
      <style:text-properties officeooo:paragraph-rsid="01c94192"/>
    </style:style>
    <style:style style:name="P596" style:family="paragraph" style:parent-style-name="Heading_20_4">
      <style:text-properties officeooo:rsid="01c8365c" officeooo:paragraph-rsid="01c94192"/>
    </style:style>
    <style:style style:name="P597" style:family="paragraph" style:parent-style-name="Heading_20_4">
      <style:text-properties officeooo:rsid="01c8365c" officeooo:paragraph-rsid="01c8365c"/>
    </style:style>
    <style:style style:name="P598" style:family="paragraph" style:parent-style-name="Heading_20_4">
      <style:text-properties officeooo:paragraph-rsid="01c6e085"/>
    </style:style>
    <style:style style:name="P599" style:family="paragraph" style:parent-style-name="Heading_20_4">
      <style:text-properties officeooo:paragraph-rsid="01c8365c"/>
    </style:style>
    <style:style style:name="P600" style:family="paragraph" style:parent-style-name="Heading_20_4">
      <style:text-properties officeooo:paragraph-rsid="01caa465"/>
    </style:style>
    <style:style style:name="P601" style:family="paragraph" style:parent-style-name="Heading_20_4">
      <style:text-properties officeooo:paragraph-rsid="00f09459"/>
    </style:style>
    <style:style style:name="P602" style:family="paragraph" style:parent-style-name="Heading_20_4">
      <style:text-properties officeooo:rsid="001f99d5" officeooo:paragraph-rsid="00255fed"/>
    </style:style>
    <style:style style:name="P603" style:family="paragraph" style:parent-style-name="Heading_20_4">
      <style:text-properties officeooo:rsid="00271a68" officeooo:paragraph-rsid="00271a68"/>
    </style:style>
    <style:style style:name="P604" style:family="paragraph" style:parent-style-name="Heading_20_4">
      <style:text-properties officeooo:rsid="00271a68" officeooo:paragraph-rsid="002794e2"/>
    </style:style>
    <style:style style:name="P605" style:family="paragraph" style:parent-style-name="Heading_20_4">
      <style:text-properties officeooo:rsid="00213d35" officeooo:paragraph-rsid="00271a68"/>
    </style:style>
    <style:style style:name="P606" style:family="paragraph" style:parent-style-name="Heading_20_4">
      <style:text-properties officeooo:rsid="00228dc3" officeooo:paragraph-rsid="00271a68"/>
    </style:style>
    <style:style style:name="P607" style:family="paragraph" style:parent-style-name="Heading_20_4">
      <style:text-properties officeooo:rsid="00242510" officeooo:paragraph-rsid="00271a68"/>
    </style:style>
    <style:style style:name="P608" style:family="paragraph" style:parent-style-name="Heading_20_4">
      <style:text-properties officeooo:rsid="00291a07" officeooo:paragraph-rsid="00291a07"/>
    </style:style>
    <style:style style:name="P609" style:family="paragraph" style:parent-style-name="Heading_20_4">
      <style:text-properties officeooo:rsid="00291a07" officeooo:paragraph-rsid="0029db5c"/>
    </style:style>
    <style:style style:name="P610" style:family="paragraph" style:parent-style-name="Heading_20_4">
      <style:text-properties officeooo:rsid="002b0512" officeooo:paragraph-rsid="002b0512"/>
    </style:style>
    <style:style style:name="P611" style:family="paragraph" style:parent-style-name="Heading_20_4">
      <style:text-properties officeooo:rsid="002b0512" officeooo:paragraph-rsid="002b217c"/>
    </style:style>
    <style:style style:name="P612" style:family="paragraph" style:parent-style-name="Heading_20_4">
      <style:text-properties officeooo:rsid="002b217c" officeooo:paragraph-rsid="002b217c"/>
    </style:style>
    <style:style style:name="P613" style:family="paragraph" style:parent-style-name="Heading_20_4">
      <style:text-properties officeooo:rsid="002c23c7" officeooo:paragraph-rsid="002c23c7"/>
    </style:style>
    <style:style style:name="P614" style:family="paragraph" style:parent-style-name="Heading_20_4">
      <style:text-properties officeooo:rsid="002e1787" officeooo:paragraph-rsid="002e1787"/>
    </style:style>
    <style:style style:name="P615" style:family="paragraph" style:parent-style-name="Heading_20_4">
      <style:text-properties officeooo:rsid="002f625f" officeooo:paragraph-rsid="002f625f"/>
    </style:style>
    <style:style style:name="P616" style:family="paragraph" style:parent-style-name="Heading_20_4">
      <style:text-properties officeooo:paragraph-rsid="002a2442"/>
    </style:style>
    <style:style style:name="P617" style:family="paragraph" style:parent-style-name="Heading_20_4">
      <style:text-properties officeooo:paragraph-rsid="0029db5c"/>
    </style:style>
    <style:style style:name="P618" style:family="paragraph" style:parent-style-name="Heading_20_4">
      <style:text-properties officeooo:paragraph-rsid="00d8a24f"/>
    </style:style>
    <style:style style:name="P619" style:family="paragraph" style:parent-style-name="Heading_20_4">
      <style:text-properties officeooo:paragraph-rsid="001a5d31"/>
    </style:style>
    <style:style style:name="P620" style:family="paragraph" style:parent-style-name="Heading_20_4">
      <style:text-properties officeooo:paragraph-rsid="01c622e8"/>
    </style:style>
    <style:style style:name="P621" style:family="paragraph" style:parent-style-name="Heading_20_4">
      <style:text-properties officeooo:rsid="01c67655" officeooo:paragraph-rsid="01c67655"/>
    </style:style>
    <style:style style:name="P622" style:family="paragraph" style:parent-style-name="Heading_20_4">
      <style:text-properties officeooo:rsid="01c67655" officeooo:paragraph-rsid="01f9f8d1"/>
    </style:style>
    <style:style style:name="P623" style:family="paragraph" style:parent-style-name="Heading_20_4">
      <style:text-properties officeooo:rsid="01c67655" officeooo:paragraph-rsid="020ce3ce"/>
    </style:style>
    <style:style style:name="P624" style:family="paragraph" style:parent-style-name="Heading_20_4">
      <style:text-properties officeooo:paragraph-rsid="003749a0"/>
    </style:style>
    <style:style style:name="P625" style:family="paragraph" style:parent-style-name="Heading_20_4">
      <style:text-properties officeooo:paragraph-rsid="003e7458"/>
    </style:style>
    <style:style style:name="P626" style:family="paragraph" style:parent-style-name="Heading_20_4">
      <style:text-properties officeooo:paragraph-rsid="01789679"/>
    </style:style>
    <style:style style:name="P627" style:family="paragraph" style:parent-style-name="Heading_20_4">
      <style:text-properties officeooo:paragraph-rsid="0154fa7f"/>
    </style:style>
    <style:style style:name="P628" style:family="paragraph" style:parent-style-name="Heading_20_4">
      <style:text-properties officeooo:paragraph-rsid="0191524b"/>
    </style:style>
    <style:style style:name="P629" style:family="paragraph" style:parent-style-name="Heading_20_4">
      <style:text-properties officeooo:paragraph-rsid="01567205"/>
    </style:style>
    <style:style style:name="P630" style:family="paragraph" style:parent-style-name="Heading_20_4">
      <style:text-properties officeooo:paragraph-rsid="01e06d91"/>
    </style:style>
    <style:style style:name="P631" style:family="paragraph" style:parent-style-name="Heading_20_4">
      <style:text-properties officeooo:paragraph-rsid="018a6446"/>
    </style:style>
    <style:style style:name="P632" style:family="paragraph" style:parent-style-name="Heading_20_4">
      <style:text-properties officeooo:rsid="008c27dd" officeooo:paragraph-rsid="018a6446"/>
    </style:style>
    <style:style style:name="P633" style:family="paragraph" style:parent-style-name="Heading_20_4">
      <style:text-properties officeooo:rsid="008c27dd" officeooo:paragraph-rsid="019b50e6"/>
    </style:style>
    <style:style style:name="P634" style:family="paragraph" style:parent-style-name="Heading_20_4">
      <style:text-properties officeooo:rsid="019658f0" officeooo:paragraph-rsid="019658f0"/>
    </style:style>
    <style:style style:name="P635" style:family="paragraph" style:parent-style-name="Heading_20_4">
      <style:text-properties officeooo:rsid="019658f0" officeooo:paragraph-rsid="0197846c"/>
    </style:style>
    <style:style style:name="P636" style:family="paragraph" style:parent-style-name="Heading_20_4">
      <style:text-properties officeooo:rsid="019658f0" officeooo:paragraph-rsid="01a6d3a3"/>
    </style:style>
    <style:style style:name="P637" style:family="paragraph" style:parent-style-name="Heading_20_4">
      <style:text-properties officeooo:rsid="0198e463" officeooo:paragraph-rsid="0198e463"/>
    </style:style>
    <style:style style:name="P638" style:family="paragraph" style:parent-style-name="Heading_20_4">
      <style:text-properties officeooo:rsid="019b50e6" officeooo:paragraph-rsid="019b50e6"/>
    </style:style>
    <style:style style:name="P639" style:family="paragraph" style:parent-style-name="Heading_20_4">
      <style:text-properties officeooo:rsid="019b50e6" officeooo:paragraph-rsid="019d35f3"/>
    </style:style>
    <style:style style:name="P640" style:family="paragraph" style:parent-style-name="Heading_20_4">
      <style:text-properties officeooo:rsid="019d3b7a" officeooo:paragraph-rsid="019d3b7a"/>
    </style:style>
    <style:style style:name="P641" style:family="paragraph" style:parent-style-name="Heading_20_4">
      <style:paragraph-properties fo:margin-left="0cm" fo:margin-right="0cm" fo:margin-top="0cm" fo:margin-bottom="0cm" loext:contextual-spacing="false" fo:text-indent="0cm" style:auto-text-indent="false"/>
    </style:style>
    <style:style style:name="P64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4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4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4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4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4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4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49"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50" style:family="paragraph" style:parent-style-name="Heading_20_4">
      <style:paragraph-properties fo:margin-left="0cm" fo:margin-right="0cm" fo:text-indent="0cm" style:auto-text-indent="false"/>
      <style:text-properties officeooo:paragraph-rsid="00f09459"/>
    </style:style>
    <style:style style:name="P651" style:family="paragraph" style:parent-style-name="Heading_20_4">
      <style:paragraph-properties fo:margin-left="0cm" fo:margin-right="0cm" fo:text-indent="0cm" style:auto-text-indent="false"/>
      <style:text-properties officeooo:paragraph-rsid="01a202d8"/>
    </style:style>
    <style:style style:name="P652" style:family="paragraph" style:parent-style-name="Heading_20_4">
      <style:paragraph-properties fo:margin-top="0cm" fo:margin-bottom="0cm" loext:contextual-spacing="false"/>
    </style:style>
    <style:style style:name="P653" style:family="paragraph" style:parent-style-name="Heading_20_4">
      <style:paragraph-properties fo:margin-top="0cm" fo:margin-bottom="0cm" loext:contextual-spacing="false"/>
      <style:text-properties officeooo:rsid="004f8c8a" officeooo:paragraph-rsid="004f8c8a"/>
    </style:style>
    <style:style style:name="P654" style:family="paragraph" style:parent-style-name="Heading_20_4">
      <style:paragraph-properties fo:margin-top="0cm" fo:margin-bottom="0cm" loext:contextual-spacing="false"/>
      <style:text-properties officeooo:rsid="0051ddc4" officeooo:paragraph-rsid="0051ddc4"/>
    </style:style>
    <style:style style:name="P655" style:family="paragraph" style:parent-style-name="Verzeichnis_20_1">
      <style:paragraph-properties>
        <style:tab-stops>
          <style:tab-stop style:position="16.002cm" style:type="right" style:leader-style="dotted" style:leader-text="."/>
        </style:tab-stops>
      </style:paragraph-properties>
    </style:style>
    <style:style style:name="P656" style:family="paragraph" style:parent-style-name="Listenabsatz" style:list-style-name="L2"/>
    <style:style style:name="P657" style:family="paragraph" style:parent-style-name="Listenabsatz" style:list-style-name="L3"/>
    <style:style style:name="P658" style:family="paragraph" style:parent-style-name="Listenabsatz" style:list-style-name="L1">
      <style:paragraph-properties fo:line-height="100%"/>
    </style:style>
    <style:style style:name="P659" style:family="paragraph" style:parent-style-name="Listenabsatz" style:list-style-name="L30"/>
    <style:style style:name="P660" style:family="paragraph" style:parent-style-name="Listenabsatz" style:list-style-name="L1">
      <style:paragraph-properties fo:margin-top="0cm" fo:margin-bottom="0cm" loext:contextual-spacing="false"/>
    </style:style>
    <style:style style:name="P661" style:family="paragraph" style:parent-style-name="Listenabsatz" style:list-style-name="L1">
      <style:paragraph-properties fo:margin-top="0cm" fo:margin-bottom="0cm" loext:contextual-spacing="false"/>
      <style:text-properties officeooo:rsid="004b697e" officeooo:paragraph-rsid="004b697e"/>
    </style:style>
    <style:style style:name="P662" style:family="paragraph" style:parent-style-name="Listenabsatz" style:list-style-name="L11">
      <style:paragraph-properties fo:margin-top="0cm" fo:margin-bottom="0cm" loext:contextual-spacing="false"/>
    </style:style>
    <style:style style:name="P663" style:family="paragraph" style:parent-style-name="Listenabsatz" style:list-style-name="L12">
      <style:paragraph-properties fo:margin-top="0cm" fo:margin-bottom="0cm" loext:contextual-spacing="false"/>
    </style:style>
    <style:style style:name="P664" style:family="paragraph" style:parent-style-name="Listenabsatz" style:list-style-name="L13">
      <style:paragraph-properties fo:margin-top="0cm" fo:margin-bottom="0cm" loext:contextual-spacing="false"/>
    </style:style>
    <style:style style:name="P665" style:family="paragraph" style:parent-style-name="Listenabsatz" style:list-style-name="L14">
      <style:paragraph-properties fo:margin-top="0cm" fo:margin-bottom="0cm" loext:contextual-spacing="false"/>
    </style:style>
    <style:style style:name="P666" style:family="paragraph" style:parent-style-name="Listenabsatz" style:list-style-name="L14">
      <style:paragraph-properties fo:margin-top="0cm" fo:margin-bottom="0cm" loext:contextual-spacing="false"/>
      <style:text-properties officeooo:paragraph-rsid="00734d24"/>
    </style:style>
    <style:style style:name="P667" style:family="paragraph" style:parent-style-name="Listenabsatz" style:list-style-name="L14">
      <style:paragraph-properties fo:margin-top="0cm" fo:margin-bottom="0cm" loext:contextual-spacing="false"/>
      <style:text-properties officeooo:paragraph-rsid="01b9563f"/>
    </style:style>
    <style:style style:name="P668" style:family="paragraph" style:parent-style-name="Listenabsatz" style:list-style-name="L14">
      <style:paragraph-properties fo:margin-top="0cm" fo:margin-bottom="0cm" loext:contextual-spacing="false"/>
      <style:text-properties officeooo:paragraph-rsid="00aa0c2e"/>
    </style:style>
    <style:style style:name="P669" style:family="paragraph" style:parent-style-name="Listenabsatz" style:list-style-name="L14">
      <style:paragraph-properties fo:margin-top="0cm" fo:margin-bottom="0cm" loext:contextual-spacing="false"/>
      <style:text-properties officeooo:rsid="00a8ed90" officeooo:paragraph-rsid="00aa0c2e"/>
    </style:style>
    <style:style style:name="P670" style:family="paragraph" style:parent-style-name="Listenabsatz" style:list-style-name="L15">
      <style:paragraph-properties fo:margin-top="0cm" fo:margin-bottom="0cm" loext:contextual-spacing="false"/>
      <style:text-properties officeooo:paragraph-rsid="02324977"/>
    </style:style>
    <style:style style:name="P671" style:family="paragraph" style:parent-style-name="Listenabsatz" style:list-style-name="L15">
      <style:paragraph-properties fo:margin-top="0cm" fo:margin-bottom="0cm" loext:contextual-spacing="false"/>
      <style:text-properties officeooo:rsid="00adfe6c" officeooo:paragraph-rsid="02324977"/>
    </style:style>
    <style:style style:name="P672" style:family="paragraph" style:parent-style-name="Listenabsatz" style:list-style-name="L15">
      <style:paragraph-properties fo:margin-top="0cm" fo:margin-bottom="0cm" loext:contextual-spacing="false"/>
      <style:text-properties officeooo:rsid="02324977" officeooo:paragraph-rsid="02324977"/>
    </style:style>
    <style:style style:name="P673" style:family="paragraph" style:parent-style-name="Listenabsatz" style:list-style-name="L30">
      <style:paragraph-properties fo:margin-top="0cm" fo:margin-bottom="0cm" loext:contextual-spacing="false"/>
    </style:style>
    <style:style style:name="P674" style:family="paragraph" style:parent-style-name="Listenabsatz" style:list-style-name="L30">
      <style:paragraph-properties fo:margin-top="0cm" fo:margin-bottom="0cm" loext:contextual-spacing="false"/>
      <style:text-properties officeooo:paragraph-rsid="011d0ab3"/>
    </style:style>
    <style:style style:name="P675" style:family="paragraph" style:parent-style-name="Listenabsatz" style:list-style-name="L30">
      <style:paragraph-properties fo:margin-top="0cm" fo:margin-bottom="0cm" loext:contextual-spacing="false"/>
      <style:text-properties officeooo:paragraph-rsid="013d9545"/>
    </style:style>
    <style:style style:name="P676" style:family="paragraph" style:parent-style-name="Listenabsatz" style:list-style-name="L30">
      <style:paragraph-properties fo:margin-top="0cm" fo:margin-bottom="0cm" loext:contextual-spacing="false"/>
      <style:text-properties officeooo:paragraph-rsid="0141103c"/>
    </style:style>
    <style:style style:name="P677" style:family="paragraph" style:parent-style-name="Listenabsatz" style:list-style-name="L30">
      <style:paragraph-properties fo:margin-top="0cm" fo:margin-bottom="0cm" loext:contextual-spacing="false"/>
      <style:text-properties officeooo:paragraph-rsid="01729de3"/>
    </style:style>
    <style:style style:name="P678" style:family="paragraph" style:parent-style-name="Listenabsatz" style:list-style-name="L30">
      <style:paragraph-properties fo:margin-top="0cm" fo:margin-bottom="0cm" loext:contextual-spacing="false"/>
      <style:text-properties officeooo:paragraph-rsid="007f78d4"/>
    </style:style>
    <style:style style:name="P679" style:family="paragraph" style:parent-style-name="Listenabsatz" style:list-style-name="L30">
      <style:paragraph-properties fo:margin-top="0cm" fo:margin-bottom="0cm" loext:contextual-spacing="false"/>
      <style:text-properties officeooo:paragraph-rsid="008267cf"/>
    </style:style>
    <style:style style:name="P680" style:family="paragraph" style:parent-style-name="Listenabsatz" style:list-style-name="L30">
      <style:paragraph-properties fo:margin-top="0cm" fo:margin-bottom="0cm" loext:contextual-spacing="false"/>
      <style:text-properties officeooo:paragraph-rsid="0084cb60"/>
    </style:style>
    <style:style style:name="P681" style:family="paragraph" style:parent-style-name="Listenabsatz" style:list-style-name="L30">
      <style:paragraph-properties fo:margin-top="0cm" fo:margin-bottom="0cm" loext:contextual-spacing="false"/>
      <style:text-properties officeooo:paragraph-rsid="00854889"/>
    </style:style>
    <style:style style:name="P682" style:family="paragraph" style:parent-style-name="Listenabsatz" style:list-style-name="L30">
      <style:paragraph-properties fo:margin-top="0cm" fo:margin-bottom="0cm" loext:contextual-spacing="false"/>
      <style:text-properties officeooo:paragraph-rsid="0086d125"/>
    </style:style>
    <style:style style:name="P683" style:family="paragraph" style:parent-style-name="Listenabsatz" style:list-style-name="L30">
      <style:paragraph-properties fo:margin-top="0cm" fo:margin-bottom="0cm" loext:contextual-spacing="false"/>
      <style:text-properties officeooo:paragraph-rsid="00875b60"/>
    </style:style>
    <style:style style:name="P684" style:family="paragraph" style:parent-style-name="Listenabsatz" style:list-style-name="L30">
      <style:paragraph-properties fo:margin-top="0cm" fo:margin-bottom="0cm" loext:contextual-spacing="false"/>
      <style:text-properties officeooo:paragraph-rsid="01ff6811"/>
    </style:style>
    <style:style style:name="P685" style:family="paragraph" style:parent-style-name="Listenabsatz" style:list-style-name="L30">
      <style:paragraph-properties fo:margin-top="0cm" fo:margin-bottom="0cm" loext:contextual-spacing="false"/>
      <style:text-properties officeooo:paragraph-rsid="008a5197"/>
    </style:style>
    <style:style style:name="P686" style:family="paragraph" style:parent-style-name="Listenabsatz" style:list-style-name="L30">
      <style:paragraph-properties fo:margin-top="0cm" fo:margin-bottom="0cm" loext:contextual-spacing="false"/>
      <style:text-properties officeooo:paragraph-rsid="008b8610"/>
    </style:style>
    <style:style style:name="P687" style:family="paragraph" style:parent-style-name="Listenabsatz" style:list-style-name="L30">
      <style:paragraph-properties fo:margin-top="0cm" fo:margin-bottom="0cm" loext:contextual-spacing="false"/>
      <style:text-properties officeooo:paragraph-rsid="0111ecb1"/>
    </style:style>
    <style:style style:name="P688" style:family="paragraph" style:parent-style-name="Listenabsatz" style:list-style-name="L30">
      <style:paragraph-properties fo:margin-top="0cm" fo:margin-bottom="0cm" loext:contextual-spacing="false"/>
      <style:text-properties officeooo:paragraph-rsid="012c6d9a"/>
    </style:style>
    <style:style style:name="P689" style:family="paragraph" style:parent-style-name="Listenabsatz" style:list-style-name="L30">
      <style:paragraph-properties fo:margin-top="0cm" fo:margin-bottom="0cm" loext:contextual-spacing="false"/>
      <style:text-properties officeooo:paragraph-rsid="01f9ea0c"/>
    </style:style>
    <style:style style:name="P690" style:family="paragraph" style:parent-style-name="Listenabsatz" style:list-style-name="L30">
      <style:paragraph-properties fo:margin-top="0cm" fo:margin-bottom="0cm" loext:contextual-spacing="false"/>
      <style:text-properties officeooo:paragraph-rsid="01e37e9b"/>
    </style:style>
    <style:style style:name="P691" style:family="paragraph" style:parent-style-name="Listenabsatz" style:list-style-name="L30">
      <style:paragraph-properties fo:margin-top="0cm" fo:margin-bottom="0cm" loext:contextual-spacing="false"/>
      <style:text-properties officeooo:paragraph-rsid="006879ea"/>
    </style:style>
    <style:style style:name="P692" style:family="paragraph" style:parent-style-name="Listenabsatz" style:list-style-name="L30">
      <style:paragraph-properties fo:margin-top="0cm" fo:margin-bottom="0cm" loext:contextual-spacing="false"/>
      <style:text-properties officeooo:paragraph-rsid="00698dda"/>
    </style:style>
    <style:style style:name="P693" style:family="paragraph" style:parent-style-name="Listenabsatz" style:list-style-name="L30">
      <style:paragraph-properties fo:margin-top="0cm" fo:margin-bottom="0cm" loext:contextual-spacing="false"/>
      <style:text-properties officeooo:paragraph-rsid="006a0fc7"/>
    </style:style>
    <style:style style:name="P694" style:family="paragraph" style:parent-style-name="Listenabsatz" style:list-style-name="L30">
      <style:paragraph-properties fo:margin-top="0cm" fo:margin-bottom="0cm" loext:contextual-spacing="false"/>
      <style:text-properties officeooo:paragraph-rsid="015c2ca6"/>
    </style:style>
    <style:style style:name="P695" style:family="paragraph" style:parent-style-name="Listenabsatz" style:list-style-name="L30">
      <style:paragraph-properties fo:margin-top="0cm" fo:margin-bottom="0cm" loext:contextual-spacing="false"/>
      <style:text-properties officeooo:paragraph-rsid="015c8561"/>
    </style:style>
    <style:style style:name="P696" style:family="paragraph" style:parent-style-name="Listenabsatz" style:list-style-name="L30">
      <style:paragraph-properties fo:margin-top="0cm" fo:margin-bottom="0cm" loext:contextual-spacing="false"/>
      <style:text-properties officeooo:paragraph-rsid="01f06d78"/>
    </style:style>
    <style:style style:name="P697" style:family="paragraph" style:parent-style-name="Listenabsatz" style:list-style-name="L30">
      <style:paragraph-properties fo:margin-top="0cm" fo:margin-bottom="0cm" loext:contextual-spacing="false"/>
      <style:text-properties officeooo:paragraph-rsid="00f09459"/>
    </style:style>
    <style:style style:name="P698" style:family="paragraph" style:parent-style-name="Listenabsatz" style:list-style-name="L30">
      <style:paragraph-properties fo:margin-top="0cm" fo:margin-bottom="0cm" loext:contextual-spacing="false"/>
      <style:text-properties officeooo:paragraph-rsid="01a202d8"/>
    </style:style>
    <style:style style:name="P699" style:family="paragraph" style:parent-style-name="Listenabsatz" style:list-style-name="L30">
      <style:paragraph-properties fo:margin-top="0cm" fo:margin-bottom="0cm" loext:contextual-spacing="false"/>
      <style:text-properties officeooo:paragraph-rsid="004f8c8a"/>
    </style:style>
    <style:style style:name="P700" style:family="paragraph" style:parent-style-name="Listenabsatz" style:list-style-name="L30">
      <style:paragraph-properties fo:margin-top="0cm" fo:margin-bottom="0cm" loext:contextual-spacing="false"/>
      <style:text-properties officeooo:paragraph-rsid="00d56b85"/>
    </style:style>
    <style:style style:name="P701" style:family="paragraph" style:parent-style-name="Listenabsatz" style:list-style-name="L30">
      <style:paragraph-properties fo:margin-top="0cm" fo:margin-bottom="0cm" loext:contextual-spacing="false"/>
      <style:text-properties officeooo:paragraph-rsid="00d8a24f"/>
    </style:style>
    <style:style style:name="P702" style:family="paragraph" style:parent-style-name="Listenabsatz" style:list-style-name="L30">
      <style:paragraph-properties fo:margin-top="0cm" fo:margin-bottom="0cm" loext:contextual-spacing="false"/>
      <style:text-properties officeooo:paragraph-rsid="01f9f8d1"/>
    </style:style>
    <style:style style:name="P703" style:family="paragraph" style:parent-style-name="Listenabsatz" style:list-style-name="L30">
      <style:paragraph-properties fo:margin-top="0cm" fo:margin-bottom="0cm" loext:contextual-spacing="false"/>
      <style:text-properties officeooo:paragraph-rsid="020df501"/>
    </style:style>
    <style:style style:name="P704" style:family="paragraph" style:parent-style-name="Listenabsatz" style:list-style-name="L30">
      <style:paragraph-properties fo:margin-top="0cm" fo:margin-bottom="0cm" loext:contextual-spacing="false"/>
      <style:text-properties officeooo:paragraph-rsid="01789679"/>
    </style:style>
    <style:style style:name="P705" style:family="paragraph" style:parent-style-name="Listenabsatz" style:list-style-name="L30">
      <style:paragraph-properties fo:margin-top="0cm" fo:margin-bottom="0cm" loext:contextual-spacing="false"/>
      <style:text-properties officeooo:paragraph-rsid="012cbe33"/>
    </style:style>
    <style:style style:name="P706" style:family="paragraph" style:parent-style-name="Listenabsatz" style:list-style-name="L30">
      <style:paragraph-properties fo:margin-top="0cm" fo:margin-bottom="0cm" loext:contextual-spacing="false"/>
      <style:text-properties officeooo:paragraph-rsid="012e2768"/>
    </style:style>
    <style:style style:name="P707" style:family="paragraph" style:parent-style-name="Listenabsatz" style:list-style-name="L30">
      <style:paragraph-properties fo:margin-top="0cm" fo:margin-bottom="0cm" loext:contextual-spacing="false"/>
      <style:text-properties officeooo:rsid="00f4daf9" officeooo:paragraph-rsid="00f4daf9"/>
    </style:style>
    <style:style style:name="P708" style:family="paragraph" style:parent-style-name="Listenabsatz" style:list-style-name="L30">
      <style:paragraph-properties fo:margin-top="0cm" fo:margin-bottom="0cm" loext:contextual-spacing="false"/>
      <style:text-properties officeooo:rsid="013d9545" officeooo:paragraph-rsid="013d9545"/>
    </style:style>
    <style:style style:name="P709" style:family="paragraph" style:parent-style-name="Listenabsatz" style:list-style-name="L30">
      <style:paragraph-properties fo:margin-top="0cm" fo:margin-bottom="0cm" loext:contextual-spacing="false"/>
      <style:text-properties officeooo:rsid="013d9545" officeooo:paragraph-rsid="0143020f"/>
    </style:style>
    <style:style style:name="P710" style:family="paragraph" style:parent-style-name="Listenabsatz" style:list-style-name="L30">
      <style:paragraph-properties fo:margin-top="0cm" fo:margin-bottom="0cm" loext:contextual-spacing="false"/>
      <style:text-properties officeooo:rsid="013d9545" officeooo:paragraph-rsid="01e3dfd4"/>
    </style:style>
    <style:style style:name="P711" style:family="paragraph" style:parent-style-name="Listenabsatz" style:list-style-name="L30">
      <style:paragraph-properties fo:margin-top="0cm" fo:margin-bottom="0cm" loext:contextual-spacing="false"/>
      <style:text-properties officeooo:rsid="013d9545" officeooo:paragraph-rsid="01ea9b4c"/>
    </style:style>
    <style:style style:name="P712" style:family="paragraph" style:parent-style-name="Listenabsatz" style:list-style-name="L30">
      <style:paragraph-properties fo:margin-top="0cm" fo:margin-bottom="0cm" loext:contextual-spacing="false"/>
      <style:text-properties officeooo:rsid="0143020f" officeooo:paragraph-rsid="0143020f"/>
    </style:style>
    <style:style style:name="P713" style:family="paragraph" style:parent-style-name="Listenabsatz" style:list-style-name="L30">
      <style:paragraph-properties fo:margin-top="0cm" fo:margin-bottom="0cm" loext:contextual-spacing="false"/>
      <style:text-properties officeooo:rsid="01447dc4" officeooo:paragraph-rsid="01447dc4"/>
    </style:style>
    <style:style style:name="P714" style:family="paragraph" style:parent-style-name="Listenabsatz" style:list-style-name="L30">
      <style:paragraph-properties fo:margin-top="0cm" fo:margin-bottom="0cm" loext:contextual-spacing="false"/>
      <style:text-properties officeooo:rsid="014500dd" officeooo:paragraph-rsid="014500dd"/>
    </style:style>
    <style:style style:name="P715" style:family="paragraph" style:parent-style-name="Listenabsatz" style:list-style-name="L32">
      <style:paragraph-properties fo:margin-top="0cm" fo:margin-bottom="0cm" loext:contextual-spacing="false"/>
    </style:style>
    <style:style style:name="P716" style:family="paragraph" style:parent-style-name="Listenabsatz" style:list-style-name="L33">
      <style:paragraph-properties fo:margin-top="0cm" fo:margin-bottom="0cm" loext:contextual-spacing="false"/>
    </style:style>
    <style:style style:name="P717" style:family="paragraph" style:parent-style-name="Listenabsatz" style:list-style-name="L33">
      <style:paragraph-properties fo:margin-top="0cm" fo:margin-bottom="0cm" loext:contextual-spacing="false"/>
      <style:text-properties officeooo:paragraph-rsid="0216e301"/>
    </style:style>
    <style:style style:name="P718" style:family="paragraph" style:parent-style-name="Listenabsatz" style:list-style-name="L33">
      <style:paragraph-properties fo:margin-top="0cm" fo:margin-bottom="0cm" loext:contextual-spacing="false"/>
      <style:text-properties officeooo:paragraph-rsid="019b50e6"/>
    </style:style>
    <style:style style:name="P719" style:family="paragraph" style:parent-style-name="Listenabsatz" style:list-style-name="L33">
      <style:paragraph-properties fo:margin-top="0cm" fo:margin-bottom="0cm" loext:contextual-spacing="false"/>
      <style:text-properties officeooo:paragraph-rsid="019d35f3"/>
    </style:style>
    <style:style style:name="P720" style:family="paragraph" style:parent-style-name="Listenabsatz" style:list-style-name="L33">
      <style:paragraph-properties fo:margin-top="0cm" fo:margin-bottom="0cm" loext:contextual-spacing="false"/>
      <style:text-properties officeooo:paragraph-rsid="019d3b7a"/>
    </style:style>
    <style:style style:name="P721" style:family="paragraph" style:parent-style-name="Listenabsatz" style:list-style-name="L33">
      <style:paragraph-properties fo:margin-top="0cm" fo:margin-bottom="0cm" loext:contextual-spacing="false" fo:text-align="justify" style:justify-single-word="false"/>
    </style:style>
    <style:style style:name="P722" style:family="paragraph" style:parent-style-name="Listenabsatz" style:list-style-name="L33">
      <style:paragraph-properties fo:margin-top="0cm" fo:margin-bottom="0cm" loext:contextual-spacing="false" fo:text-align="start" style:justify-single-word="false"/>
    </style:style>
    <style:style style:name="P723" style:family="paragraph" style:parent-style-name="Listenabsatz" style:list-style-name="L30">
      <style:paragraph-properties fo:margin-top="0cm" fo:margin-bottom="0cm" loext:contextual-spacing="false"/>
      <style:text-properties officeooo:rsid="0084699c" officeooo:paragraph-rsid="0084699c"/>
    </style:style>
    <style:style style:name="P724" style:family="paragraph" style:parent-style-name="Listenabsatz" style:list-style-name="L30">
      <style:paragraph-properties fo:margin-top="0cm" fo:margin-bottom="0cm" loext:contextual-spacing="false"/>
      <style:text-properties officeooo:rsid="0084699c" officeooo:paragraph-rsid="00875b60"/>
    </style:style>
    <style:style style:name="P725" style:family="paragraph" style:parent-style-name="Listenabsatz" style:list-style-name="L30">
      <style:paragraph-properties fo:margin-top="0cm" fo:margin-bottom="0cm" loext:contextual-spacing="false"/>
      <style:text-properties officeooo:rsid="0084699c" officeooo:paragraph-rsid="008a5197"/>
    </style:style>
    <style:style style:name="P726" style:family="paragraph" style:parent-style-name="Listenabsatz" style:list-style-name="L30">
      <style:paragraph-properties fo:margin-top="0cm" fo:margin-bottom="0cm" loext:contextual-spacing="false"/>
      <style:text-properties officeooo:rsid="0084699c" officeooo:paragraph-rsid="008b8610"/>
    </style:style>
    <style:style style:name="P727" style:family="paragraph" style:parent-style-name="Listenabsatz" style:list-style-name="L30">
      <style:paragraph-properties fo:margin-top="0cm" fo:margin-bottom="0cm" loext:contextual-spacing="false"/>
      <style:text-properties officeooo:rsid="009a90c1" officeooo:paragraph-rsid="009a90c1"/>
    </style:style>
    <style:style style:name="P728" style:family="paragraph" style:parent-style-name="Listenabsatz" style:list-style-name="L30">
      <style:paragraph-properties fo:margin-top="0cm" fo:margin-bottom="0cm" loext:contextual-spacing="false"/>
      <style:text-properties officeooo:rsid="0084cb60" officeooo:paragraph-rsid="0084cb60"/>
    </style:style>
    <style:style style:name="P729" style:family="paragraph" style:parent-style-name="Listenabsatz" style:list-style-name="L30">
      <style:paragraph-properties fo:margin-top="0cm" fo:margin-bottom="0cm" loext:contextual-spacing="false"/>
      <style:text-properties fo:color="#000000" officeooo:paragraph-rsid="0086d125"/>
    </style:style>
    <style:style style:name="P730" style:family="paragraph" style:parent-style-name="Listenabsatz" style:list-style-name="L30">
      <style:paragraph-properties fo:margin-top="0cm" fo:margin-bottom="0cm" loext:contextual-spacing="false"/>
      <style:text-properties officeooo:rsid="008a5197" officeooo:paragraph-rsid="008a5197"/>
    </style:style>
    <style:style style:name="P731" style:family="paragraph" style:parent-style-name="Listenabsatz" style:list-style-name="L30">
      <style:paragraph-properties fo:margin-top="0cm" fo:margin-bottom="0cm" loext:contextual-spacing="false"/>
      <style:text-properties officeooo:rsid="008a5197" officeooo:paragraph-rsid="008b8610"/>
    </style:style>
    <style:style style:name="P732" style:family="paragraph" style:parent-style-name="Listenabsatz" style:list-style-name="L34">
      <style:paragraph-properties fo:margin-top="0cm" fo:margin-bottom="0cm" loext:contextual-spacing="false"/>
    </style:style>
    <style:style style:name="P733" style:family="paragraph" style:parent-style-name="Listenabsatz" style:list-style-name="L34">
      <style:paragraph-properties fo:margin-top="0cm" fo:margin-bottom="0cm" loext:contextual-spacing="false"/>
      <style:text-properties officeooo:paragraph-rsid="0154fa7f"/>
    </style:style>
    <style:style style:name="P734" style:family="paragraph" style:parent-style-name="Listenabsatz" style:list-style-name="L34">
      <style:paragraph-properties fo:margin-top="0cm" fo:margin-bottom="0cm" loext:contextual-spacing="false"/>
      <style:text-properties officeooo:paragraph-rsid="01567205"/>
    </style:style>
    <style:style style:name="P735" style:family="paragraph" style:parent-style-name="Listenabsatz" style:list-style-name="L34">
      <style:paragraph-properties fo:margin-top="0cm" fo:margin-bottom="0cm" loext:contextual-spacing="false"/>
      <style:text-properties officeooo:rsid="0152a26e" officeooo:paragraph-rsid="0152a26e"/>
    </style:style>
    <style:style style:name="P736" style:family="paragraph" style:parent-style-name="Listenabsatz" style:list-style-name="L34">
      <style:paragraph-properties fo:margin-top="0cm" fo:margin-bottom="0cm" loext:contextual-spacing="false"/>
      <style:text-properties officeooo:rsid="0152a26e" officeooo:paragraph-rsid="0154fa7f"/>
    </style:style>
    <style:style style:name="P737" style:family="paragraph" style:parent-style-name="Listenabsatz" style:list-style-name="L34">
      <style:paragraph-properties fo:margin-top="0cm" fo:margin-bottom="0cm" loext:contextual-spacing="false"/>
      <style:text-properties officeooo:rsid="0152a26e" officeooo:paragraph-rsid="01567205"/>
    </style:style>
    <style:style style:name="P738" style:family="paragraph" style:parent-style-name="Listenabsatz" style:list-style-name="L30">
      <style:paragraph-properties fo:margin-top="0cm" fo:margin-bottom="0cm" loext:contextual-spacing="false"/>
      <style:text-properties officeooo:rsid="012c6d9a" officeooo:paragraph-rsid="012c6d9a"/>
    </style:style>
    <style:style style:name="P739" style:family="paragraph" style:parent-style-name="Listenabsatz" style:list-style-name="L30">
      <style:paragraph-properties fo:margin-top="0cm" fo:margin-bottom="0cm" loext:contextual-spacing="false"/>
      <style:text-properties officeooo:rsid="014b878d" officeooo:paragraph-rsid="014c29b5"/>
    </style:style>
    <style:style style:name="P740" style:family="paragraph" style:parent-style-name="Listenabsatz" style:list-style-name="L30">
      <style:paragraph-properties fo:margin-top="0cm" fo:margin-bottom="0cm" loext:contextual-spacing="false"/>
      <style:text-properties officeooo:rsid="01e3dfd4" officeooo:paragraph-rsid="01e3dfd4"/>
    </style:style>
    <style:style style:name="P741" style:family="paragraph" style:parent-style-name="Listenabsatz" style:list-style-name="L30">
      <style:paragraph-properties fo:margin-top="0cm" fo:margin-bottom="0cm" loext:contextual-spacing="false"/>
      <style:text-properties officeooo:rsid="01e44a78" officeooo:paragraph-rsid="01e44a78"/>
    </style:style>
    <style:style style:name="P742" style:family="paragraph" style:parent-style-name="Listenabsatz" style:list-style-name="L30">
      <style:paragraph-properties fo:margin-top="0cm" fo:margin-bottom="0cm" loext:contextual-spacing="false"/>
      <style:text-properties officeooo:rsid="01e5625e" officeooo:paragraph-rsid="01e5625e"/>
    </style:style>
    <style:style style:name="P743" style:family="paragraph" style:parent-style-name="Listenabsatz" style:list-style-name="L30">
      <style:paragraph-properties fo:margin-top="0cm" fo:margin-bottom="0cm" loext:contextual-spacing="false"/>
      <style:text-properties officeooo:rsid="01e6aff2" officeooo:paragraph-rsid="01e6aff2"/>
    </style:style>
    <style:style style:name="P744" style:family="paragraph" style:parent-style-name="Listenabsatz" style:list-style-name="L30">
      <style:paragraph-properties fo:margin-top="0cm" fo:margin-bottom="0cm" loext:contextual-spacing="false"/>
      <style:text-properties officeooo:rsid="01e6fe7c" officeooo:paragraph-rsid="01e6fe7c"/>
    </style:style>
    <style:style style:name="P745" style:family="paragraph" style:parent-style-name="Listenabsatz" style:list-style-name="L30">
      <style:paragraph-properties fo:margin-top="0cm" fo:margin-bottom="0cm" loext:contextual-spacing="false"/>
      <style:text-properties officeooo:rsid="01e9269c" officeooo:paragraph-rsid="01e9269c"/>
    </style:style>
    <style:style style:name="P746" style:family="paragraph" style:parent-style-name="Listenabsatz" style:list-style-name="L30">
      <style:paragraph-properties fo:margin-top="0cm" fo:margin-bottom="0cm" loext:contextual-spacing="false"/>
      <style:text-properties officeooo:rsid="01eb1790" officeooo:paragraph-rsid="01eb1790"/>
    </style:style>
    <style:style style:name="P747" style:family="paragraph" style:parent-style-name="Listenabsatz" style:list-style-name="L30">
      <style:paragraph-properties fo:margin-top="0cm" fo:margin-bottom="0cm" loext:contextual-spacing="false"/>
      <style:text-properties officeooo:rsid="01e9e1c3" officeooo:paragraph-rsid="01e9e1c3"/>
    </style:style>
    <style:style style:name="P748" style:family="paragraph" style:parent-style-name="Listenabsatz" style:list-style-name="L30">
      <style:paragraph-properties fo:margin-top="0cm" fo:margin-bottom="0cm" loext:contextual-spacing="false"/>
      <style:text-properties officeooo:rsid="01f9ea0c" officeooo:paragraph-rsid="01f9ea0c"/>
    </style:style>
    <style:style style:name="P749" style:family="paragraph" style:parent-style-name="Listenabsatz" style:list-style-name="L30">
      <style:paragraph-properties fo:margin-top="0cm" fo:margin-bottom="0cm" loext:contextual-spacing="false"/>
      <style:text-properties officeooo:rsid="01f9ea0c" officeooo:paragraph-rsid="01f9f8d1"/>
    </style:style>
    <style:style style:name="P750" style:family="paragraph" style:parent-style-name="Listenabsatz" style:list-style-name="L30">
      <style:paragraph-properties fo:margin-top="0cm" fo:margin-bottom="0cm" loext:contextual-spacing="false"/>
      <style:text-properties officeooo:rsid="01f9ea0c" officeooo:paragraph-rsid="020ce3ce"/>
    </style:style>
    <style:style style:name="P751" style:family="paragraph" style:parent-style-name="Listenabsatz" style:list-style-name="L30">
      <style:paragraph-properties fo:margin-top="0cm" fo:margin-bottom="0cm" loext:contextual-spacing="false"/>
      <style:text-properties officeooo:rsid="01c6e085" officeooo:paragraph-rsid="01c94192"/>
    </style:style>
    <style:style style:name="P752" style:family="paragraph" style:parent-style-name="Listenabsatz" style:list-style-name="L30">
      <style:paragraph-properties fo:margin-top="0cm" fo:margin-bottom="0cm" loext:contextual-spacing="false"/>
      <style:text-properties officeooo:rsid="01c6e085" officeooo:paragraph-rsid="01c6e085"/>
    </style:style>
    <style:style style:name="P753" style:family="paragraph" style:parent-style-name="Listenabsatz" style:list-style-name="L30">
      <style:paragraph-properties fo:margin-top="0cm" fo:margin-bottom="0cm" loext:contextual-spacing="false"/>
      <style:text-properties officeooo:rsid="01c6e085" officeooo:paragraph-rsid="01c8365c"/>
    </style:style>
    <style:style style:name="P754" style:family="paragraph" style:parent-style-name="Listenabsatz" style:list-style-name="L40">
      <style:paragraph-properties fo:margin-top="0cm" fo:margin-bottom="0cm" loext:contextual-spacing="false"/>
    </style:style>
    <style:style style:name="P755" style:family="paragraph" style:parent-style-name="Listenabsatz" style:list-style-name="L40">
      <style:paragraph-properties fo:margin-top="0cm" fo:margin-bottom="0cm" loext:contextual-spacing="false"/>
      <style:text-properties officeooo:rsid="00f09459" officeooo:paragraph-rsid="00f09459"/>
    </style:style>
    <style:style style:name="P756" style:family="paragraph" style:parent-style-name="Listenabsatz" style:list-style-name="L30">
      <style:paragraph-properties fo:margin-top="0cm" fo:margin-bottom="0cm" loext:contextual-spacing="false"/>
      <style:text-properties officeooo:rsid="004f8c8a" officeooo:paragraph-rsid="004f8c8a"/>
    </style:style>
    <style:style style:name="P757" style:family="paragraph" style:parent-style-name="Listenabsatz" style:list-style-name="L30">
      <style:paragraph-properties fo:margin-top="0cm" fo:margin-bottom="0cm" loext:contextual-spacing="false"/>
      <style:text-properties officeooo:rsid="004f8c8a" officeooo:paragraph-rsid="0051ddc4"/>
    </style:style>
    <style:style style:name="P758" style:family="paragraph" style:parent-style-name="Listenabsatz" style:list-style-name="L30">
      <style:paragraph-properties fo:margin-top="0cm" fo:margin-bottom="0cm" loext:contextual-spacing="false"/>
      <style:text-properties officeooo:rsid="00da9f98" officeooo:paragraph-rsid="00da9f98"/>
    </style:style>
    <style:style style:name="P759" style:family="paragraph" style:parent-style-name="Listenabsatz" style:list-style-name="L49">
      <style:paragraph-properties fo:margin-top="0cm" fo:margin-bottom="0cm" loext:contextual-spacing="false"/>
    </style:style>
    <style:style style:name="P760" style:family="paragraph" style:parent-style-name="Listenabsatz" style:list-style-name="L50">
      <style:paragraph-properties fo:margin-top="0cm" fo:margin-bottom="0cm" loext:contextual-spacing="false"/>
    </style:style>
    <style:style style:name="P761" style:family="paragraph" style:parent-style-name="Listenabsatz" style:list-style-name="L51">
      <style:paragraph-properties fo:margin-top="0cm" fo:margin-bottom="0cm" loext:contextual-spacing="false"/>
    </style:style>
    <style:style style:name="P762" style:family="paragraph" style:parent-style-name="Listenabsatz" style:list-style-name="L54">
      <style:paragraph-properties fo:margin-top="0cm" fo:margin-bottom="0cm" loext:contextual-spacing="false"/>
      <style:text-properties officeooo:paragraph-rsid="0216e301"/>
    </style:style>
    <style:style style:name="P763" style:family="paragraph" style:parent-style-name="Listenabsatz" style:list-style-name="L33">
      <style:paragraph-properties fo:margin-top="0cm" fo:margin-bottom="0cm" loext:contextual-spacing="false"/>
      <style:text-properties officeooo:rsid="00926609" officeooo:paragraph-rsid="0216e301"/>
    </style:style>
    <style:style style:name="P764" style:family="paragraph" style:parent-style-name="Listenabsatz" style:list-style-name="L1">
      <style:paragraph-properties fo:margin-left="0cm" fo:margin-right="0cm" fo:margin-top="0cm" fo:margin-bottom="0cm" loext:contextual-spacing="false" fo:text-indent="0cm" style:auto-text-indent="false"/>
    </style:style>
    <style:style style:name="P765" style:family="paragraph" style:parent-style-name="Listenabsatz" style:list-style-name="L12">
      <style:paragraph-properties fo:margin-left="0cm" fo:margin-right="0cm" fo:margin-top="0cm" fo:margin-bottom="0cm" loext:contextual-spacing="false" fo:text-indent="0cm" style:auto-text-indent="false"/>
    </style:style>
    <style:style style:name="P766" style:family="paragraph" style:parent-style-name="Listenabsatz" style:list-style-name="L14">
      <style:paragraph-properties fo:margin-left="0cm" fo:margin-right="0cm" fo:margin-top="0cm" fo:margin-bottom="0cm" loext:contextual-spacing="false" fo:text-indent="0cm" style:auto-text-indent="false"/>
    </style:style>
    <style:style style:name="P767" style:family="paragraph" style:parent-style-name="Listenabsatz" style:list-style-name="L21">
      <style:paragraph-properties fo:margin-left="0cm" fo:margin-right="0cm" fo:margin-top="0cm" fo:margin-bottom="0cm" loext:contextual-spacing="false" fo:text-indent="0cm" style:auto-text-indent="false"/>
    </style:style>
    <style:style style:name="P768" style:family="paragraph" style:parent-style-name="Listenabsatz" style:list-style-name="L30">
      <style:paragraph-properties fo:margin-left="0cm" fo:margin-right="0cm" fo:margin-top="0cm" fo:margin-bottom="0cm" loext:contextual-spacing="false" fo:text-indent="0cm" style:auto-text-indent="false"/>
    </style:style>
    <style:style style:name="P769" style:family="paragraph" style:parent-style-name="Listenabsatz" style:list-style-name="L30">
      <style:paragraph-properties fo:margin-left="0cm" fo:margin-right="0cm" fo:margin-top="0cm" fo:margin-bottom="0cm" loext:contextual-spacing="false" fo:text-indent="0cm" style:auto-text-indent="false"/>
      <style:text-properties officeooo:paragraph-rsid="01ff6811"/>
    </style:style>
    <style:style style:name="P770" style:family="paragraph" style:parent-style-name="Listenabsatz" style:list-style-name="L30">
      <style:paragraph-properties fo:margin-left="0cm" fo:margin-right="0cm" fo:margin-top="0cm" fo:margin-bottom="0cm" loext:contextual-spacing="false" fo:text-indent="0cm" style:auto-text-indent="false"/>
      <style:text-properties officeooo:paragraph-rsid="015c8561"/>
    </style:style>
    <style:style style:name="P771" style:family="paragraph" style:parent-style-name="Listenabsatz" style:list-style-name="L30">
      <style:paragraph-properties fo:margin-left="0cm" fo:margin-right="0cm" fo:margin-top="0cm" fo:margin-bottom="0cm" loext:contextual-spacing="false" fo:text-indent="0cm" style:auto-text-indent="false"/>
      <style:text-properties officeooo:paragraph-rsid="00f09459"/>
    </style:style>
    <style:style style:name="P772" style:family="paragraph" style:parent-style-name="Listenabsatz" style:list-style-name="L33">
      <style:paragraph-properties fo:margin-left="0cm" fo:margin-right="0cm" fo:margin-top="0cm" fo:margin-bottom="0cm" loext:contextual-spacing="false" fo:text-indent="0cm" style:auto-text-indent="false"/>
    </style:style>
    <style:style style:name="P773" style:family="paragraph" style:parent-style-name="Listenabsatz" style:list-style-name="L34">
      <style:paragraph-properties fo:margin-left="0cm" fo:margin-right="0cm" fo:margin-top="0cm" fo:margin-bottom="0cm" loext:contextual-spacing="false" fo:text-indent="0cm" style:auto-text-indent="false"/>
    </style:style>
    <style:style style:name="P774" style:family="paragraph" style:parent-style-name="Listenabsatz" style:list-style-name="L30">
      <style:paragraph-properties fo:margin-left="0cm" fo:margin-right="0cm" fo:margin-top="0cm" fo:margin-bottom="0cm" loext:contextual-spacing="false" fo:text-indent="0cm" style:auto-text-indent="false"/>
      <style:text-properties officeooo:rsid="01f9ea0c" officeooo:paragraph-rsid="01f9ea0c"/>
    </style:style>
    <style:style style:name="P775" style:family="paragraph" style:parent-style-name="Listenabsatz" style:list-style-name="L30">
      <style:paragraph-properties fo:margin-left="0cm" fo:margin-right="0cm" fo:margin-top="0cm" fo:margin-bottom="0cm" loext:contextual-spacing="false" fo:text-indent="0cm" style:auto-text-indent="false"/>
      <style:text-properties officeooo:rsid="01f9ea0c" officeooo:paragraph-rsid="01f9f8d1"/>
    </style:style>
    <style:style style:name="P776" style:family="paragraph" style:parent-style-name="Listenabsatz" style:list-style-name="L30">
      <style:paragraph-properties fo:margin-left="0cm" fo:margin-right="0cm" fo:margin-top="0cm" fo:margin-bottom="0cm" loext:contextual-spacing="false" fo:text-indent="0cm" style:auto-text-indent="false"/>
      <style:text-properties officeooo:rsid="01f9ea0c" officeooo:paragraph-rsid="020ce3ce"/>
    </style:style>
    <style:style style:name="P777" style:family="paragraph" style:parent-style-name="Listenabsatz" style:list-style-name="L49">
      <style:paragraph-properties fo:margin-left="0cm" fo:margin-right="0cm" fo:margin-top="0cm" fo:margin-bottom="0cm" loext:contextual-spacing="false" fo:text-indent="0cm" style:auto-text-indent="false"/>
    </style:style>
    <style:style style:name="P778" style:family="paragraph" style:parent-style-name="Listenabsatz" style:list-style-name="L30">
      <style:paragraph-properties fo:margin-left="0cm" fo:margin-right="0cm" fo:text-indent="0cm" style:auto-text-indent="false"/>
    </style:style>
    <style:style style:name="P779" style:family="paragraph" style:parent-style-name="Verzeichnis_20_2">
      <style:paragraph-properties>
        <style:tab-stops>
          <style:tab-stop style:position="16.002cm" style:type="right" style:leader-style="dotted" style:leader-text="."/>
        </style:tab-stops>
      </style:paragraph-properties>
    </style:style>
    <style:style style:name="P780" style:family="paragraph" style:parent-style-name="Verzeichnis_20_3">
      <style:paragraph-properties>
        <style:tab-stops>
          <style:tab-stop style:position="16.002cm" style:type="right" style:leader-style="dotted" style:leader-text="."/>
        </style:tab-stops>
      </style:paragraph-properties>
    </style:style>
    <style:style style:name="P781" style:family="paragraph" style:parent-style-name="Text_20_body" style:list-style-name="L36"/>
    <style:style style:name="P782" style:family="paragraph" style:parent-style-name="Text_20_body" style:list-style-name="L36">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fo:font-style="normal" officeooo:rsid="012c7c6a" style:font-size-asian="11pt" style:font-style-asian="normal" style:font-size-complex="11pt" style:font-style-complex="normal"/>
    </style:style>
    <style:style style:name="T59" style:family="text">
      <style:text-properties fo:color="#000000" style:font-name="Calibri" fo:font-size="11pt" fo:font-style="normal" officeooo:rsid="017f80a1" style:font-size-asian="11pt" style:font-style-asian="normal" style:font-size-complex="11pt" style:font-style-complex="normal"/>
    </style:style>
    <style:style style:name="T60" style:family="text">
      <style:text-properties fo:color="#000000" style:font-name="Calibri" fo:font-size="11pt" fo:font-style="normal" officeooo:rsid="014c29b5" style:font-size-asian="11pt" style:font-style-asian="normal" style:font-size-complex="11pt" style:font-style-complex="normal"/>
    </style:style>
    <style:style style:name="T61" style:family="text">
      <style:text-properties fo:color="#000000" style:font-name="Calibri" fo:font-size="11pt" fo:font-style="normal" officeooo:rsid="014de6ac" style:font-size-asian="11pt" style:font-style-asian="normal" style:font-size-complex="11pt" style:font-style-complex="normal"/>
    </style:style>
    <style:style style:name="T62" style:family="text">
      <style:text-properties fo:color="#000000" style:font-name="Calibri" fo:font-size="11pt" fo:font-style="normal" officeooo:rsid="01ced8f8" style:font-size-asian="11pt" style:font-style-asian="normal" style:font-size-complex="11pt" style:font-style-complex="normal"/>
    </style:style>
    <style:style style:name="T63" style:family="text">
      <style:text-properties fo:color="#000000" style:font-name="Calibri" fo:font-size="11pt" fo:font-style="normal" officeooo:rsid="014b878d" style:font-size-asian="11pt" style:font-style-asian="normal" style:font-size-complex="11pt" style:font-style-complex="normal"/>
    </style:style>
    <style:style style:name="T64" style:family="text">
      <style:text-properties fo:color="#000000" style:font-name="Calibri" fo:font-size="11pt" fo:font-style="normal" officeooo:rsid="01f9ea0c" style:font-size-asian="11pt" style:font-style-asian="normal" style:font-size-complex="11pt" style:font-style-complex="normal"/>
    </style:style>
    <style:style style:name="T65" style:family="text">
      <style:text-properties fo:color="#000000" style:font-name="Calibri" fo:font-size="11pt" fo:font-style="normal" officeooo:rsid="0207e68f" style:font-size-asian="11pt" style:font-style-asian="normal" style:font-size-complex="11pt" style:font-style-complex="normal"/>
    </style:style>
    <style:style style:name="T66" style:family="text">
      <style:text-properties fo:color="#000000" style:font-name="Calibri" fo:font-size="11pt" fo:font-style="normal" officeooo:rsid="020ce3ce" style:font-size-asian="11pt" style:font-style-asian="normal" style:font-size-complex="11pt" style:font-style-complex="normal"/>
    </style:style>
    <style:style style:name="T67" style:family="text">
      <style:text-properties fo:color="#000000" style:font-name="Calibri" fo:font-size="11pt" fo:font-style="normal" officeooo:rsid="020df501" style:font-size-asian="11pt" style:font-style-asian="normal" style:font-size-complex="11pt" style:font-style-complex="normal"/>
    </style:style>
    <style:style style:name="T68" style:family="text">
      <style:text-properties fo:color="#000000" style:font-name="Calibri" fo:font-size="10pt" style:font-size-asian="10pt" style:font-size-complex="10pt"/>
    </style:style>
    <style:style style:name="T69" style:family="text">
      <style:text-properties fo:color="#000000" style:font-name="Calibri" fo:font-size="10pt" fo:font-weight="bold" style:font-size-asian="10pt" style:font-weight-asian="bold" style:font-size-complex="10pt" style:font-weight-complex="bold"/>
    </style:style>
    <style:style style:name="T70" style:family="text">
      <style:text-properties fo:color="#000000" style:font-name="Calibri" fo:language="en" fo:country="US"/>
    </style:style>
    <style:style style:name="T71" style:family="text">
      <style:text-properties fo:color="#000000" fo:font-size="9pt" style:font-size-asian="9pt" style:font-size-complex="9pt"/>
    </style:style>
    <style:style style:name="T72" style:family="text">
      <style:text-properties fo:color="#000000" fo:font-size="11pt" style:font-size-asian="11pt" style:font-size-complex="11pt"/>
    </style:style>
    <style:style style:name="T73" style:family="text">
      <style:text-properties fo:color="#000000" style:font-name="Calibri1" fo:font-size="11pt" style:font-name-asian="Calibri1" style:font-size-asian="11pt" style:font-name-complex="Calibri1" style:font-size-complex="11pt"/>
    </style:style>
    <style:style style:name="T74" style:family="text">
      <style:text-properties fo:color="#000000" officeooo:rsid="0062c7fc"/>
    </style:style>
    <style:style style:name="T75" style:family="text">
      <style:text-properties fo:color="#000000" officeooo:rsid="00751e06"/>
    </style:style>
    <style:style style:name="T76" style:family="text">
      <style:text-properties fo:color="#000000" officeooo:rsid="008c27dd"/>
    </style:style>
    <style:style style:name="T77" style:family="text">
      <style:text-properties fo:color="#000000" officeooo:rsid="00fe7187"/>
    </style:style>
    <style:style style:name="T78" style:family="text">
      <style:text-properties fo:color="#000000" officeooo:rsid="010148c7"/>
    </style:style>
    <style:style style:name="T79" style:family="text">
      <style:text-properties fo:color="#000000" officeooo:rsid="010b8885"/>
    </style:style>
    <style:style style:name="T80" style:family="text">
      <style:text-properties fo:color="#000000" officeooo:rsid="0154fa7f"/>
    </style:style>
    <style:style style:name="T81" style:family="text">
      <style:text-properties fo:color="#000000" officeooo:rsid="01567205"/>
    </style:style>
    <style:style style:name="T82" style:family="text">
      <style:text-properties fo:color="#000000" officeooo:rsid="018a6446"/>
    </style:style>
    <style:style style:name="T83" style:family="text">
      <style:text-properties fo:color="#000000" officeooo:rsid="012c7c6a"/>
    </style:style>
    <style:style style:name="T84" style:family="text">
      <style:text-properties fo:color="#000000" fo:language="zxx" fo:country="none" style:text-underline-style="none" style:language-asian="zxx" style:country-asian="none" style:language-complex="zxx" style:country-complex="none"/>
    </style:style>
    <style:style style:name="T85" style:family="text">
      <style:text-properties fo:color="#000000" fo:language="zxx" fo:country="none" style:text-underline-style="none" officeooo:rsid="0228279a" style:language-asian="zxx" style:country-asian="none" style:language-complex="zxx" style:country-complex="none"/>
    </style:style>
    <style:style style:name="T86" style:family="text">
      <style:text-properties fo:color="#000000" fo:language="zxx" fo:country="none" style:text-underline-style="none" officeooo:rsid="022983a6" style:language-asian="zxx" style:country-asian="none" style:language-complex="zxx" style:country-complex="none"/>
    </style:style>
    <style:style style:name="T87" style:family="text">
      <style:text-properties fo:color="#000000" fo:language="zxx" fo:country="none" style:text-underline-style="none" officeooo:rsid="022c6b0b" style:language-asian="zxx" style:country-asian="none" style:language-complex="zxx" style:country-complex="none"/>
    </style:style>
    <style:style style:name="T88" style:family="text">
      <style:text-properties fo:color="#000000" fo:language="zxx" fo:country="none" style:text-underline-style="none" officeooo:rsid="022ccf55" style:language-asian="zxx" style:country-asian="none" style:language-complex="zxx" style:country-complex="none"/>
    </style:style>
    <style:style style:name="T89" style:family="text">
      <style:text-properties fo:color="#000000" fo:language="zxx" fo:country="none" style:text-underline-style="none" officeooo:rsid="023468ef" style:language-asian="zxx" style:country-asian="none" style:language-complex="zxx" style:country-complex="none"/>
    </style:style>
    <style:style style:name="T90" style:family="text">
      <style:text-properties fo:color="#000000" fo:language="zxx" fo:country="none" style:text-underline-style="none" officeooo:rsid="0234cb17" style:language-asian="zxx" style:country-asian="none" style:language-complex="zxx" style:country-complex="none"/>
    </style:style>
    <style:style style:name="T91" style:family="text">
      <style:text-properties fo:color="#000000" fo:language="zxx" fo:country="none" style:text-underline-style="none" officeooo:rsid="0236db68" style:language-asian="zxx" style:country-asian="none" style:language-complex="zxx" style:country-complex="none"/>
    </style:style>
    <style:style style:name="T92" style:family="text">
      <style:text-properties fo:color="#000000" fo:language="zxx" fo:country="none" style:text-underline-style="none" officeooo:rsid="02371e83" style:language-asian="zxx" style:country-asian="none" style:language-complex="zxx" style:country-complex="none"/>
    </style:style>
    <style:style style:name="T93" style:family="text">
      <style:text-properties fo:color="#000000" fo:language="zxx" fo:country="none" style:text-underline-style="none" officeooo:rsid="023987a3" style:language-asian="zxx" style:country-asian="none" style:language-complex="zxx" style:country-complex="none"/>
    </style:style>
    <style:style style:name="T94" style:family="text">
      <style:text-properties fo:color="#000000" fo:language="zxx" fo:country="none" style:text-underline-style="none" officeooo:rsid="023ad730" style:language-asian="zxx" style:country-asian="none" style:language-complex="zxx" style:country-complex="none"/>
    </style:style>
    <style:style style:name="T95" style:family="text">
      <style:text-properties fo:color="#000000" officeooo:rsid="020fc401"/>
    </style:style>
    <style:style style:name="T96" style:family="text">
      <style:text-properties fo:color="#000000" officeooo:rsid="021c642e"/>
    </style:style>
    <style:style style:name="T97" style:family="text">
      <style:text-properties fo:font-weight="bold"/>
    </style:style>
    <style:style style:name="T98" style:family="text">
      <style:text-properties fo:font-weight="bold" style:font-weight-asian="bold" style:font-weight-complex="bold"/>
    </style:style>
    <style:style style:name="T99" style:family="text">
      <style:text-properties fo:color="#004586"/>
    </style:style>
    <style:style style:name="T100" style:family="text">
      <style:text-properties fo:color="#004586" fo:language="zxx" fo:country="none" style:text-underline-style="none" style:language-asian="zxx" style:country-asian="none" style:language-complex="zxx" style:country-complex="none"/>
    </style:style>
    <style:style style:name="T101" style:family="text">
      <style:text-properties fo:color="#004586" fo:language="zxx" fo:country="none" style:text-underline-style="none" officeooo:rsid="00ac8623" style:language-asian="zxx" style:country-asian="none" style:language-complex="zxx" style:country-complex="none"/>
    </style:style>
    <style:style style:name="T102" style:family="text">
      <style:text-properties fo:color="#004586" fo:language="zxx" fo:country="none" style:text-underline-style="none" officeooo:rsid="00b29301" style:language-asian="zxx" style:country-asian="none" style:language-complex="zxx" style:country-complex="none"/>
    </style:style>
    <style:style style:name="T103" style:family="text">
      <style:text-properties fo:color="#004586" style:font-name="Calibri" fo:font-size="11pt" style:font-size-asian="11pt" style:font-size-complex="11pt"/>
    </style:style>
    <style:style style:name="T104" style:family="text">
      <style:text-properties fo:color="#004586" style:font-name="Calibri" fo:font-size="11pt" officeooo:rsid="001b004e" style:font-size-asian="11pt" style:font-size-complex="11pt"/>
    </style:style>
    <style:style style:name="T105" style:family="text">
      <style:text-properties fo:color="#004586" style:font-name="Calibri" fo:font-size="11pt" officeooo:rsid="00a113a5" style:font-size-asian="11pt" style:font-size-complex="11pt"/>
    </style:style>
    <style:style style:name="T106" style:family="text">
      <style:text-properties fo:color="#004586" officeooo:rsid="00a113a5"/>
    </style:style>
    <style:style style:name="T107" style:family="text">
      <style:text-properties fo:color="#004586" officeooo:rsid="018741ea"/>
    </style:style>
    <style:style style:name="T108" style:family="text">
      <style:text-properties fo:color="#004586" officeooo:rsid="020fc401"/>
    </style:style>
    <style:style style:name="T109" style:family="text">
      <style:text-properties fo:color="#004586" officeooo:rsid="021c642e"/>
    </style:style>
    <style:style style:name="T110" style:family="text">
      <style:text-properties fo:font-weight="normal" style:font-weight-asian="normal" style:font-weight-complex="normal"/>
    </style:style>
    <style:style style:name="T111" style:family="text">
      <style:text-properties style:font-name="Courier New" fo:font-size="9pt" style:font-size-asian="9pt" style:font-size-complex="9pt"/>
    </style:style>
    <style:style style:name="T112" style:family="text">
      <style:text-properties style:font-name="Courier New" fo:font-size="9pt" officeooo:rsid="01aaa799" style:font-size-asian="9pt" style:font-size-complex="9pt"/>
    </style:style>
    <style:style style:name="T113" style:family="text">
      <style:text-properties style:font-name="Courier New" fo:font-size="9pt" officeooo:rsid="01b71b12" style:font-size-asian="9pt" style:font-size-complex="9pt"/>
    </style:style>
    <style:style style:name="T114" style:family="text">
      <style:text-properties style:font-name="Courier New" fo:font-size="9pt" officeooo:rsid="01de75aa" style:font-size-asian="9pt" style:font-size-complex="9pt"/>
    </style:style>
    <style:style style:name="T115" style:family="text">
      <style:text-properties style:font-name="Courier New" fo:font-size="9pt" officeooo:rsid="01f74398" style:font-size-asian="9pt" style:font-size-complex="9pt"/>
    </style:style>
    <style:style style:name="T116" style:family="text">
      <style:text-properties fo:font-variant="normal" fo:text-transform="none" fo:color="#313131" style:font-name="Arial1" fo:font-size="10.5pt" fo:letter-spacing="normal" fo:font-style="normal" fo:font-weight="normal" style:font-size-asian="9pt" style:font-size-complex="9pt"/>
    </style:style>
    <style:style style:name="T117" style:family="text">
      <style:text-properties fo:font-variant="normal" fo:text-transform="none" fo:color="#313131" style:font-name="Courier New" fo:font-size="9pt" fo:letter-spacing="normal" fo:font-style="normal" fo:font-weight="normal" style:font-size-asian="9pt" style:font-size-complex="9pt"/>
    </style:style>
    <style:style style:name="T118" style:family="text">
      <style:text-properties fo:font-variant="normal" fo:text-transform="none" fo:color="#000000" style:font-name="Courier New" fo:font-size="9pt" fo:letter-spacing="normal" fo:font-style="normal" fo:font-weight="normal" style:font-size-asian="9pt" style:font-size-complex="9pt"/>
    </style:style>
    <style:style style:name="T119" style:family="text">
      <style:text-properties fo:font-variant="normal" fo:text-transform="none" fo:color="#000000" style:font-name="Arial1" fo:font-size="10.5pt" fo:letter-spacing="normal" fo:font-style="normal" fo:font-weight="normal"/>
    </style:style>
    <style:style style:name="T120"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1"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2" style:family="text">
      <style:text-properties style:use-window-font-color="true"/>
    </style:style>
    <style:style style:name="T123" style:family="text">
      <style:text-properties style:use-window-font-color="true" style:font-name="Calibri" fo:font-size="11pt" style:font-size-asian="11pt" style:font-size-complex="11pt"/>
    </style:style>
    <style:style style:name="T12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7" style:family="text">
      <style:text-properties style:use-window-font-color="true" style:font-name="Courier New" fo:font-size="9pt" style:font-size-asian="9pt" style:font-size-complex="9pt"/>
    </style:style>
    <style:style style:name="T128" style:family="text">
      <style:text-properties style:use-window-font-color="true" officeooo:rsid="00480a4a"/>
    </style:style>
    <style:style style:name="T129" style:family="text">
      <style:text-properties style:use-window-font-color="true" officeooo:rsid="009eaa36"/>
    </style:style>
    <style:style style:name="T130" style:family="text">
      <style:text-properties style:use-window-font-color="true" officeooo:rsid="00a03eaa"/>
    </style:style>
    <style:style style:name="T131" style:family="text">
      <style:text-properties style:use-window-font-color="true" officeooo:rsid="00a113a5"/>
    </style:style>
    <style:style style:name="T132" style:family="text">
      <style:text-properties style:use-window-font-color="true" officeooo:rsid="01aaa799"/>
    </style:style>
    <style:style style:name="T133" style:family="text">
      <style:text-properties style:use-window-font-color="true" officeooo:rsid="01f74398"/>
    </style:style>
    <style:style style:name="T134" style:family="text">
      <style:text-properties style:use-window-font-color="true" officeooo:rsid="01f7c321"/>
    </style:style>
    <style:style style:name="T135" style:family="text">
      <style:text-properties style:use-window-font-color="true" officeooo:rsid="01f83df1"/>
    </style:style>
    <style:style style:name="T136" style:family="text">
      <style:text-properties fo:color="#000081" style:font-name="Calibri1" fo:font-size="11pt" style:font-name-asian="Calibri1" style:font-size-asian="11pt" style:font-name-complex="Calibri1" style:font-size-complex="11pt"/>
    </style:style>
    <style:style style:name="T137" style:family="text">
      <style:text-properties officeooo:rsid="00165c9d"/>
    </style:style>
    <style:style style:name="T138" style:family="text">
      <style:text-properties officeooo:rsid="001a32f2"/>
    </style:style>
    <style:style style:name="T139" style:family="text">
      <style:text-properties officeooo:rsid="001a5d31"/>
    </style:style>
    <style:style style:name="T140" style:family="text">
      <style:text-properties officeooo:rsid="001af535"/>
    </style:style>
    <style:style style:name="T141" style:family="text">
      <style:text-properties officeooo:rsid="001b004e"/>
    </style:style>
    <style:style style:name="T14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5" style:family="text">
      <style:text-properties officeooo:rsid="0020f7b1"/>
    </style:style>
    <style:style style:name="T146" style:family="text">
      <style:text-properties officeooo:rsid="00213d35"/>
    </style:style>
    <style:style style:name="T147" style:family="text">
      <style:text-properties officeooo:rsid="00228dc3"/>
    </style:style>
    <style:style style:name="T148" style:family="text">
      <style:text-properties officeooo:rsid="00242510"/>
    </style:style>
    <style:style style:name="T149" style:family="text">
      <style:text-properties officeooo:rsid="00255fed"/>
    </style:style>
    <style:style style:name="T150" style:family="text">
      <style:text-properties officeooo:rsid="00271a68"/>
    </style:style>
    <style:style style:name="T151" style:family="text">
      <style:text-properties officeooo:rsid="002794e2"/>
    </style:style>
    <style:style style:name="T152" style:family="text">
      <style:text-properties officeooo:rsid="00291a07"/>
    </style:style>
    <style:style style:name="T153" style:family="text">
      <style:text-properties officeooo:rsid="0029db5c"/>
    </style:style>
    <style:style style:name="T154" style:family="text">
      <style:text-properties officeooo:rsid="002b217c"/>
    </style:style>
    <style:style style:name="T155" style:family="text">
      <style:text-properties officeooo:rsid="002f625f"/>
    </style:style>
    <style:style style:name="T156" style:family="text">
      <style:text-properties officeooo:rsid="0031c3eb"/>
    </style:style>
    <style:style style:name="T157" style:family="text">
      <style:text-properties officeooo:rsid="0035b470"/>
    </style:style>
    <style:style style:name="T158" style:family="text">
      <style:text-properties officeooo:rsid="00362c79"/>
    </style:style>
    <style:style style:name="T159" style:family="text">
      <style:text-properties officeooo:rsid="003749a0"/>
    </style:style>
    <style:style style:name="T160" style:family="text">
      <style:text-properties officeooo:rsid="0037e2a5"/>
    </style:style>
    <style:style style:name="T161" style:family="text">
      <style:text-properties officeooo:rsid="003a62e1"/>
    </style:style>
    <style:style style:name="T162" style:family="text">
      <style:text-properties officeooo:rsid="003a85e3"/>
    </style:style>
    <style:style style:name="T163" style:family="text">
      <style:text-properties officeooo:rsid="003ccc33"/>
    </style:style>
    <style:style style:name="T164" style:family="text">
      <style:text-properties officeooo:rsid="003e7458"/>
    </style:style>
    <style:style style:name="T165" style:family="text">
      <style:text-properties officeooo:rsid="003ec112"/>
    </style:style>
    <style:style style:name="T166" style:family="text">
      <style:text-properties officeooo:rsid="0040b365"/>
    </style:style>
    <style:style style:name="T167" style:family="text">
      <style:text-properties officeooo:rsid="0044002e"/>
    </style:style>
    <style:style style:name="T168" style:family="text">
      <style:text-properties officeooo:rsid="0045900e"/>
    </style:style>
    <style:style style:name="T169" style:family="text">
      <style:text-properties officeooo:rsid="004b697e"/>
    </style:style>
    <style:style style:name="T170" style:family="text">
      <style:text-properties officeooo:rsid="004f2d86"/>
    </style:style>
    <style:style style:name="T171" style:family="text">
      <style:text-properties officeooo:rsid="004f8c8a"/>
    </style:style>
    <style:style style:name="T172" style:family="text">
      <style:text-properties officeooo:rsid="0051ddc4"/>
    </style:style>
    <style:style style:name="T173" style:family="text">
      <style:text-properties officeooo:rsid="0054c81a"/>
    </style:style>
    <style:style style:name="T174" style:family="text">
      <style:text-properties officeooo:rsid="00561a23"/>
    </style:style>
    <style:style style:name="T175" style:family="text">
      <style:text-properties officeooo:rsid="00576fb0"/>
    </style:style>
    <style:style style:name="T176" style:family="text">
      <style:text-properties officeooo:rsid="00594f7f"/>
    </style:style>
    <style:style style:name="T177" style:family="text">
      <style:text-properties officeooo:rsid="005bd780"/>
    </style:style>
    <style:style style:name="T178" style:family="text">
      <style:text-properties officeooo:rsid="005dbdba"/>
    </style:style>
    <style:style style:name="T179" style:family="text">
      <style:text-properties officeooo:rsid="005e03dc"/>
    </style:style>
    <style:style style:name="T180" style:family="text">
      <style:text-properties officeooo:rsid="005fef4d"/>
    </style:style>
    <style:style style:name="T181" style:family="text">
      <style:text-properties officeooo:rsid="006153ec"/>
    </style:style>
    <style:style style:name="T182" style:family="text">
      <style:text-properties officeooo:rsid="0062c7fc"/>
    </style:style>
    <style:style style:name="T183" style:family="text">
      <style:text-properties officeooo:rsid="0063f881"/>
    </style:style>
    <style:style style:name="T184" style:family="text">
      <style:text-properties officeooo:rsid="006879ea"/>
    </style:style>
    <style:style style:name="T185" style:family="text">
      <style:text-properties officeooo:rsid="00698dda"/>
    </style:style>
    <style:style style:name="T186" style:family="text">
      <style:text-properties officeooo:rsid="006a0fc7"/>
    </style:style>
    <style:style style:name="T187" style:family="text">
      <style:text-properties officeooo:rsid="006cfda1"/>
    </style:style>
    <style:style style:name="T188" style:family="text">
      <style:text-properties officeooo:rsid="0070c6f4"/>
    </style:style>
    <style:style style:name="T189" style:family="text">
      <style:text-properties officeooo:rsid="00734d24"/>
    </style:style>
    <style:style style:name="T190" style:family="text">
      <style:text-properties officeooo:rsid="00751e06"/>
    </style:style>
    <style:style style:name="T191" style:family="text">
      <style:text-properties officeooo:rsid="0076eb71"/>
    </style:style>
    <style:style style:name="T192" style:family="text">
      <style:text-properties officeooo:rsid="007e9cd8"/>
    </style:style>
    <style:style style:name="T193" style:family="text">
      <style:text-properties officeooo:rsid="008267cf"/>
    </style:style>
    <style:style style:name="T194" style:family="text">
      <style:text-properties officeooo:rsid="0084699c"/>
    </style:style>
    <style:style style:name="T195" style:family="text">
      <style:text-properties officeooo:rsid="0084cb60"/>
    </style:style>
    <style:style style:name="T196" style:family="text">
      <style:text-properties officeooo:rsid="00875b60"/>
    </style:style>
    <style:style style:name="T197" style:family="text">
      <style:text-properties officeooo:rsid="008a5197"/>
    </style:style>
    <style:style style:name="T198" style:family="text">
      <style:text-properties officeooo:rsid="008b8610"/>
    </style:style>
    <style:style style:name="T199" style:family="text">
      <style:text-properties officeooo:rsid="00911605"/>
    </style:style>
    <style:style style:name="T200" style:family="text">
      <style:text-properties officeooo:rsid="00926609"/>
    </style:style>
    <style:style style:name="T201" style:family="text">
      <style:text-properties officeooo:rsid="0094e06a"/>
    </style:style>
    <style:style style:name="T202" style:family="text">
      <style:text-properties officeooo:rsid="009983a5"/>
    </style:style>
    <style:style style:name="T203" style:family="text">
      <style:text-properties officeooo:rsid="009a90c1"/>
    </style:style>
    <style:style style:name="T204" style:family="text">
      <style:text-properties officeooo:rsid="009b8ded"/>
    </style:style>
    <style:style style:name="T205" style:family="text">
      <style:text-properties officeooo:rsid="009da24e"/>
    </style:style>
    <style:style style:name="T206" style:family="text">
      <style:text-properties officeooo:rsid="009eaa36"/>
    </style:style>
    <style:style style:name="T207" style:family="text">
      <style:text-properties officeooo:rsid="00a4bf79"/>
    </style:style>
    <style:style style:name="T208" style:family="text">
      <style:text-properties officeooo:rsid="00a752c4"/>
    </style:style>
    <style:style style:name="T209" style:family="text">
      <style:text-properties officeooo:rsid="00aa0c2e"/>
    </style:style>
    <style:style style:name="T210" style:family="text">
      <style:text-properties officeooo:rsid="00ac8623"/>
    </style:style>
    <style:style style:name="T211" style:family="text">
      <style:text-properties officeooo:rsid="00afc8e1"/>
    </style:style>
    <style:style style:name="T212" style:family="text">
      <style:text-properties officeooo:rsid="00b16b02"/>
    </style:style>
    <style:style style:name="T213" style:family="text">
      <style:text-properties officeooo:rsid="00b29301"/>
    </style:style>
    <style:style style:name="T214" style:family="text">
      <style:text-properties officeooo:rsid="00b7bf2f"/>
    </style:style>
    <style:style style:name="T215" style:family="text">
      <style:text-properties officeooo:rsid="00bb061d"/>
    </style:style>
    <style:style style:name="T216" style:family="text">
      <style:text-properties officeooo:rsid="00bd0833"/>
    </style:style>
    <style:style style:name="T217" style:family="text">
      <style:text-properties officeooo:rsid="00bef5fe"/>
    </style:style>
    <style:style style:name="T218" style:family="text">
      <style:text-properties officeooo:rsid="00c03b4c"/>
    </style:style>
    <style:style style:name="T219" style:family="text">
      <style:text-properties officeooo:rsid="00c0a9a3"/>
    </style:style>
    <style:style style:name="T220" style:family="text">
      <style:text-properties style:font-name="Calibri" fo:font-size="11pt" style:font-size-asian="11pt" style:font-size-complex="11pt"/>
    </style:style>
    <style:style style:name="T221" style:family="text">
      <style:text-properties officeooo:rsid="00c0f176"/>
    </style:style>
    <style:style style:name="T222" style:family="text">
      <style:text-properties officeooo:rsid="00c12006"/>
    </style:style>
    <style:style style:name="T223" style:family="text">
      <style:text-properties officeooo:rsid="00c4c249"/>
    </style:style>
    <style:style style:name="T224" style:family="text">
      <style:text-properties officeooo:rsid="00cbfcb2"/>
    </style:style>
    <style:style style:name="T225" style:family="text">
      <style:text-properties officeooo:rsid="00cedd8c"/>
    </style:style>
    <style:style style:name="T226" style:family="text">
      <style:text-properties officeooo:rsid="00d0558e"/>
    </style:style>
    <style:style style:name="T227" style:family="text">
      <style:text-properties officeooo:rsid="00d35902"/>
    </style:style>
    <style:style style:name="T228" style:family="text">
      <style:text-properties officeooo:rsid="00d56b85"/>
    </style:style>
    <style:style style:name="T229" style:family="text">
      <style:text-properties officeooo:rsid="00d8a24f"/>
    </style:style>
    <style:style style:name="T230" style:family="text">
      <style:text-properties officeooo:rsid="00dcf5ff"/>
    </style:style>
    <style:style style:name="T231" style:family="text">
      <style:text-properties officeooo:rsid="00de9f7f"/>
    </style:style>
    <style:style style:name="T232" style:family="text">
      <style:text-properties officeooo:rsid="00dfa425"/>
    </style:style>
    <style:style style:name="T233" style:family="text">
      <style:text-properties officeooo:rsid="00dfd47a"/>
    </style:style>
    <style:style style:name="T234" style:family="text">
      <style:text-properties officeooo:rsid="00e025bd"/>
    </style:style>
    <style:style style:name="T235" style:family="text">
      <style:text-properties officeooo:rsid="00e32d76"/>
    </style:style>
    <style:style style:name="T236" style:family="text">
      <style:text-properties officeooo:rsid="00e4f2f3"/>
    </style:style>
    <style:style style:name="T237" style:family="text">
      <style:text-properties officeooo:rsid="00e6ea0c"/>
    </style:style>
    <style:style style:name="T238" style:family="text">
      <style:text-properties officeooo:rsid="00e82888"/>
    </style:style>
    <style:style style:name="T239" style:family="text">
      <style:text-properties officeooo:rsid="00e84d56"/>
    </style:style>
    <style:style style:name="T240" style:family="text">
      <style:text-properties officeooo:rsid="00ebe3bb"/>
    </style:style>
    <style:style style:name="T241" style:family="text">
      <style:text-properties officeooo:rsid="00ed3a96"/>
    </style:style>
    <style:style style:name="T242" style:family="text">
      <style:text-properties officeooo:rsid="00eea9e0"/>
    </style:style>
    <style:style style:name="T243" style:family="text">
      <style:text-properties officeooo:rsid="00f09459"/>
    </style:style>
    <style:style style:name="T244" style:family="text">
      <style:text-properties officeooo:rsid="00f16d2a"/>
    </style:style>
    <style:style style:name="T245" style:family="text">
      <style:text-properties officeooo:rsid="00f4a0b6"/>
    </style:style>
    <style:style style:name="T246" style:family="text">
      <style:text-properties officeooo:rsid="00f4daf9"/>
    </style:style>
    <style:style style:name="T247" style:family="text">
      <style:text-properties officeooo:rsid="00f6b788"/>
    </style:style>
    <style:style style:name="T248" style:family="text">
      <style:text-properties fo:font-style="normal" style:font-style-asian="normal" style:font-style-complex="normal"/>
    </style:style>
    <style:style style:name="T249" style:family="text">
      <style:text-properties fo:font-style="normal" officeooo:rsid="00f6b788" style:font-style-asian="normal" style:font-style-complex="normal"/>
    </style:style>
    <style:style style:name="T250" style:family="text">
      <style:text-properties fo:font-style="normal" officeooo:rsid="010ca951" style:font-style-asian="normal" style:font-style-complex="normal"/>
    </style:style>
    <style:style style:name="T251" style:family="text">
      <style:text-properties fo:font-style="normal" officeooo:rsid="012c6d9a" style:font-style-asian="normal" style:font-style-complex="normal"/>
    </style:style>
    <style:style style:name="T252" style:family="text">
      <style:text-properties fo:font-style="normal" officeooo:rsid="014de6ac" style:font-style-asian="normal" style:font-style-complex="normal"/>
    </style:style>
    <style:style style:name="T253" style:family="text">
      <style:text-properties officeooo:rsid="00ffe8f0"/>
    </style:style>
    <style:style style:name="T254" style:family="text">
      <style:text-properties officeooo:rsid="010148c7"/>
    </style:style>
    <style:style style:name="T255" style:family="text">
      <style:text-properties officeooo:rsid="0104faa9"/>
    </style:style>
    <style:style style:name="T256" style:family="text">
      <style:text-properties officeooo:rsid="0106eb6a"/>
    </style:style>
    <style:style style:name="T257" style:family="text">
      <style:text-properties officeooo:rsid="0107e57e"/>
    </style:style>
    <style:style style:name="T258" style:family="text">
      <style:text-properties officeooo:rsid="010b9dd2"/>
    </style:style>
    <style:style style:name="T259" style:family="text">
      <style:text-properties officeooo:rsid="010ca951"/>
    </style:style>
    <style:style style:name="T260" style:family="text">
      <style:text-properties officeooo:rsid="010e9ec8"/>
    </style:style>
    <style:style style:name="T261" style:family="text">
      <style:text-properties officeooo:rsid="01136dd1"/>
    </style:style>
    <style:style style:name="T262" style:family="text">
      <style:text-properties fo:font-size="11pt" style:font-size-asian="11pt" style:font-size-complex="11pt"/>
    </style:style>
    <style:style style:name="T263" style:family="text">
      <style:text-properties officeooo:rsid="0117ecb8"/>
    </style:style>
    <style:style style:name="T264" style:family="text">
      <style:text-properties officeooo:rsid="011a9ef2"/>
    </style:style>
    <style:style style:name="T265" style:family="text">
      <style:text-properties officeooo:rsid="011b9152"/>
    </style:style>
    <style:style style:name="T266" style:family="text">
      <style:text-properties officeooo:rsid="011d0ab3"/>
    </style:style>
    <style:style style:name="T267" style:family="text">
      <style:text-properties officeooo:rsid="0123aa76"/>
    </style:style>
    <style:style style:name="T268" style:family="text">
      <style:text-properties officeooo:rsid="012c6d9a"/>
    </style:style>
    <style:style style:name="T269" style:family="text">
      <style:text-properties officeooo:rsid="0130742e"/>
    </style:style>
    <style:style style:name="T270" style:family="text">
      <style:text-properties officeooo:rsid="0137906f"/>
    </style:style>
    <style:style style:name="T271" style:family="text">
      <style:text-properties officeooo:rsid="0139d8a8"/>
    </style:style>
    <style:style style:name="T272" style:family="text">
      <style:text-properties officeooo:rsid="013adb8f"/>
    </style:style>
    <style:style style:name="T273" style:family="text">
      <style:text-properties officeooo:rsid="013d9545"/>
    </style:style>
    <style:style style:name="T274" style:family="text">
      <style:text-properties officeooo:rsid="0141103c"/>
    </style:style>
    <style:style style:name="T275" style:family="text">
      <style:text-properties officeooo:rsid="0143020f"/>
    </style:style>
    <style:style style:name="T276" style:family="text">
      <style:text-properties officeooo:rsid="0143b313"/>
    </style:style>
    <style:style style:name="T277" style:family="text">
      <style:text-properties officeooo:rsid="014500dd"/>
    </style:style>
    <style:style style:name="T278" style:family="text">
      <style:text-properties officeooo:rsid="0146c111"/>
    </style:style>
    <style:style style:name="T279" style:family="text">
      <style:text-properties officeooo:rsid="0149f696"/>
    </style:style>
    <style:style style:name="T280" style:family="text">
      <style:text-properties officeooo:rsid="014b878d"/>
    </style:style>
    <style:style style:name="T281" style:family="text">
      <style:text-properties officeooo:rsid="014c29b5"/>
    </style:style>
    <style:style style:name="T282" style:family="text">
      <style:text-properties officeooo:rsid="0150b005"/>
    </style:style>
    <style:style style:name="T283" style:family="text">
      <style:text-properties officeooo:rsid="015449b1"/>
    </style:style>
    <style:style style:name="T284" style:family="text">
      <style:text-properties officeooo:rsid="0154fa7f"/>
    </style:style>
    <style:style style:name="T285" style:family="text">
      <style:text-properties officeooo:rsid="01567205"/>
    </style:style>
    <style:style style:name="T286" style:family="text">
      <style:text-properties officeooo:rsid="015af7de"/>
    </style:style>
    <style:style style:name="T287" style:family="text">
      <style:text-properties officeooo:rsid="015c2ca6"/>
    </style:style>
    <style:style style:name="T288" style:family="text">
      <style:text-properties officeooo:rsid="015c8561"/>
    </style:style>
    <style:style style:name="T289" style:family="text">
      <style:text-properties officeooo:rsid="015fc106"/>
    </style:style>
    <style:style style:name="T290" style:family="text">
      <style:text-properties officeooo:rsid="01620aaa"/>
    </style:style>
    <style:style style:name="T291" style:family="text">
      <style:text-properties officeooo:rsid="016e0272"/>
    </style:style>
    <style:style style:name="T292" style:family="text">
      <style:text-properties officeooo:rsid="01729de3"/>
    </style:style>
    <style:style style:name="T293" style:family="text">
      <style:text-properties officeooo:rsid="0129540a"/>
    </style:style>
    <style:style style:name="T294" style:family="text">
      <style:text-properties officeooo:rsid="017c3b1b"/>
    </style:style>
    <style:style style:name="T295" style:family="text">
      <style:text-properties officeooo:rsid="017d6c20"/>
    </style:style>
    <style:style style:name="T296" style:family="text">
      <style:text-properties officeooo:rsid="01849f7b"/>
    </style:style>
    <style:style style:name="T297" style:family="text">
      <style:text-properties officeooo:rsid="01862617"/>
    </style:style>
    <style:style style:name="T298" style:family="text">
      <style:text-properties officeooo:rsid="018650b2"/>
    </style:style>
    <style:style style:name="T299" style:family="text">
      <style:text-properties officeooo:rsid="018741ea"/>
    </style:style>
    <style:style style:name="T300" style:family="text">
      <style:text-properties officeooo:rsid="018a6446"/>
    </style:style>
    <style:style style:name="T301" style:family="text">
      <style:text-properties officeooo:rsid="0193b9ce"/>
    </style:style>
    <style:style style:name="T302" style:family="text">
      <style:text-properties officeooo:rsid="01941a2b"/>
    </style:style>
    <style:style style:name="T303" style:family="text">
      <style:text-properties officeooo:rsid="0195ca48"/>
    </style:style>
    <style:style style:name="T304" style:family="text">
      <style:text-properties officeooo:rsid="0197846c"/>
    </style:style>
    <style:style style:name="T305" style:family="text">
      <style:text-properties officeooo:rsid="0198e463"/>
    </style:style>
    <style:style style:name="T306" style:family="text">
      <style:text-properties officeooo:rsid="019b50e6"/>
    </style:style>
    <style:style style:name="T307" style:family="text">
      <style:text-properties officeooo:rsid="019d35f3"/>
    </style:style>
    <style:style style:name="T308" style:family="text">
      <style:text-properties officeooo:rsid="019d3b7a"/>
    </style:style>
    <style:style style:name="T309" style:family="text">
      <style:text-properties officeooo:rsid="01a202d8"/>
    </style:style>
    <style:style style:name="T310" style:family="text">
      <style:text-properties officeooo:rsid="01a6d3a3"/>
    </style:style>
    <style:style style:name="T311" style:family="text">
      <style:text-properties officeooo:rsid="01ab5f00"/>
    </style:style>
    <style:style style:name="T312" style:family="text">
      <style:text-properties officeooo:rsid="01ad253b"/>
    </style:style>
    <style:style style:name="T313" style:family="text">
      <style:text-properties officeooo:rsid="01b13390"/>
    </style:style>
    <style:style style:name="T314" style:family="text">
      <style:text-properties officeooo:rsid="01b19ccd"/>
    </style:style>
    <style:style style:name="T315" style:family="text">
      <style:text-properties officeooo:rsid="01b9563f"/>
    </style:style>
    <style:style style:name="T316" style:family="text">
      <style:text-properties officeooo:rsid="01c05e8d"/>
    </style:style>
    <style:style style:name="T317" style:family="text">
      <style:text-properties officeooo:rsid="01c52ccc"/>
    </style:style>
    <style:style style:name="T318" style:family="text">
      <style:text-properties officeooo:rsid="01c622e8"/>
    </style:style>
    <style:style style:name="T319" style:family="text">
      <style:text-properties officeooo:rsid="01c6e085"/>
    </style:style>
    <style:style style:name="T320" style:family="text">
      <style:text-properties officeooo:rsid="01c8365c"/>
    </style:style>
    <style:style style:name="T321" style:family="text">
      <style:text-properties officeooo:rsid="01caa465"/>
    </style:style>
    <style:style style:name="T322" style:family="text">
      <style:text-properties officeooo:rsid="01cabda3"/>
    </style:style>
    <style:style style:name="T323" style:family="text">
      <style:text-properties officeooo:rsid="01cc9a50"/>
    </style:style>
    <style:style style:name="T324" style:family="text">
      <style:text-properties officeooo:rsid="01ced8f8"/>
    </style:style>
    <style:style style:name="T325" style:family="text">
      <style:text-properties officeooo:rsid="01d256dd"/>
    </style:style>
    <style:style style:name="T326" style:family="text">
      <style:text-properties officeooo:rsid="01cd7fa3"/>
    </style:style>
    <style:style style:name="T327" style:family="text">
      <style:text-properties officeooo:rsid="01da546f"/>
    </style:style>
    <style:style style:name="T328" style:family="text">
      <style:text-properties officeooo:rsid="01dfe635"/>
    </style:style>
    <style:style style:name="T329" style:family="text">
      <style:text-properties officeooo:rsid="01e06d91"/>
    </style:style>
    <style:style style:name="T330" style:family="text">
      <style:text-properties officeooo:rsid="01e23ca6"/>
    </style:style>
    <style:style style:name="T331" style:family="text">
      <style:text-properties officeooo:rsid="01e316d7"/>
    </style:style>
    <style:style style:name="T332" style:family="text">
      <style:text-properties officeooo:rsid="01e37e9b"/>
    </style:style>
    <style:style style:name="T333" style:family="text">
      <style:text-properties officeooo:rsid="01e3dfd4"/>
    </style:style>
    <style:style style:name="T334" style:family="text">
      <style:text-properties officeooo:rsid="01e6fe7c"/>
    </style:style>
    <style:style style:name="T335" style:family="text">
      <style:text-properties officeooo:rsid="01e9269c"/>
    </style:style>
    <style:style style:name="T336" style:family="text">
      <style:text-properties officeooo:rsid="01eb1790"/>
    </style:style>
    <style:style style:name="T337" style:family="text">
      <style:text-properties officeooo:rsid="01f6d04e"/>
    </style:style>
    <style:style style:name="T338" style:family="text">
      <style:text-properties officeooo:rsid="01f998a3"/>
    </style:style>
    <style:style style:name="T339" style:family="text">
      <style:text-properties officeooo:rsid="01f9ea0c"/>
    </style:style>
    <style:style style:name="T340" style:family="text">
      <style:text-properties officeooo:rsid="01f9f8d1"/>
    </style:style>
    <style:style style:name="T341" style:family="text">
      <style:text-properties officeooo:rsid="01fc5e2d"/>
    </style:style>
    <style:style style:name="T342" style:family="text">
      <style:text-properties officeooo:rsid="01fd3843"/>
    </style:style>
    <style:style style:name="T343" style:family="text">
      <style:text-properties officeooo:rsid="01ff6811"/>
    </style:style>
    <style:style style:name="T344" style:family="text">
      <style:text-properties officeooo:rsid="020098d1"/>
    </style:style>
    <style:style style:name="T345" style:family="text">
      <style:text-properties officeooo:rsid="0202ba3a"/>
    </style:style>
    <style:style style:name="T346" style:family="text">
      <style:text-properties officeooo:rsid="0209c1c3"/>
    </style:style>
    <style:style style:name="T347" style:family="text">
      <style:text-properties officeooo:rsid="020b75e8"/>
    </style:style>
    <style:style style:name="T348" style:family="text">
      <style:text-properties officeooo:rsid="020ce3ce"/>
    </style:style>
    <style:style style:name="T349" style:family="text">
      <style:text-properties officeooo:rsid="020fc401"/>
    </style:style>
    <style:style style:name="T350" style:family="text">
      <style:text-properties officeooo:rsid="02106cc0"/>
    </style:style>
    <style:style style:name="T351" style:family="text">
      <style:text-properties officeooo:rsid="0212ec9a"/>
    </style:style>
    <style:style style:name="T352" style:family="text">
      <style:text-properties officeooo:rsid="021397d3"/>
    </style:style>
    <style:style style:name="T353" style:family="text">
      <style:text-properties officeooo:rsid="021b522a"/>
    </style:style>
    <style:style style:name="T354" style:family="text">
      <style:text-properties officeooo:rsid="021c642e"/>
    </style:style>
    <style:style style:name="T355" style:family="text">
      <style:text-properties officeooo:rsid="0220e826"/>
    </style:style>
    <style:style style:name="T35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officeooo:rsid="022e64d8"/>
    </style:style>
    <style:style style:name="T359" style:family="text">
      <style:text-properties officeooo:rsid="00adfe6c"/>
    </style:style>
    <style:style style:name="T360" style:family="text">
      <style:text-properties officeooo:rsid="0233e1a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2">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8"/>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55"><text:a xlink:type="simple" xlink:href="#__RefHeading__11955_1500227590" text:style-name="Line_20_numbering" text:visited-style-name="Line_20_numbering">ScriptCommunicator History<text:tab/>8</text:a></text:p>
          <text:p text:style-name="P655"><text:a xlink:type="simple" xlink:href="#__RefHeading__18460_749916436" text:style-name="Line_20_numbering" text:visited-style-name="Line_20_numbering">GUI documentation<text:tab/>15</text:a></text:p>
          <text:p text:style-name="P779"><text:a xlink:type="simple" xlink:href="#__RefHeading__5894_596565095" text:style-name="Line_20_numbering" text:visited-style-name="Line_20_numbering">Main window<text:tab/>15</text:a></text:p>
          <text:p text:style-name="P779"><text:a xlink:type="simple" xlink:href="#__RefHeading__18462_749916436" text:style-name="Line_20_numbering" text:visited-style-name="Line_20_numbering">Settings dialog<text:tab/>17</text:a></text:p>
          <text:p text:style-name="P779"><text:a xlink:type="simple" xlink:href="#__RefHeading__19794_324193177" text:style-name="Line_20_numbering" text:visited-style-name="Line_20_numbering">Send dialog<text:tab/>17</text:a></text:p>
          <text:p text:style-name="P780"><text:a xlink:type="simple" xlink:href="#__RefHeading__5900_596565095" text:style-name="Line_20_numbering" text:visited-style-name="Line_20_numbering">Single sequence table<text:tab/>17</text:a></text:p>
          <text:p text:style-name="P780"><text:a xlink:type="simple" xlink:href="#__RefHeading__5902_596565095" text:style-name="Line_20_numbering" text:visited-style-name="Line_20_numbering">Cyclic sequence area<text:tab/>18</text:a></text:p>
          <text:p text:style-name="P779"><text:a xlink:type="simple" xlink:href="#__RefHeading__5904_596565095" text:style-name="Line_20_numbering" text:visited-style-name="Line_20_numbering">Scripts dialog<text:tab/>19</text:a></text:p>
          <text:p text:style-name="P779"><text:a xlink:type="simple" xlink:href="#__RefHeading___Toc26705_580090528" text:style-name="Line_20_numbering" text:visited-style-name="Line_20_numbering">Create sce file dialog<text:tab/>21</text:a></text:p>
          <text:p text:style-name="P779"><text:a xlink:type="simple" xlink:href="#__RefHeading__5844_1858286537" text:style-name="Line_20_numbering" text:visited-style-name="Line_20_numbering">Add message dialog<text:tab/>23</text:a></text:p>
          <text:p text:style-name="P779"><text:a xlink:type="simple" xlink:href="#__RefHeading__5846_1858286537" text:style-name="Line_20_numbering" text:visited-style-name="Line_20_numbering">Sending and receiving a file<text:tab/>23</text:a></text:p>
          <text:p text:style-name="P655"><text:a xlink:type="simple" xlink:href="#__RefHeading__18464_749916436" text:style-name="Line_20_numbering" text:visited-style-name="Line_20_numbering">Configuration files<text:tab/>23</text:a></text:p>
          <text:p text:style-name="P779"><text:a xlink:type="simple" xlink:href="#__RefHeading__20288_1662152207" text:style-name="Line_20_numbering" text:visited-style-name="Line_20_numbering">Main configuration file<text:tab/>23</text:a></text:p>
          <text:p text:style-name="P779"><text:a xlink:type="simple" xlink:href="#__RefHeading__20290_1662152207" text:style-name="Line_20_numbering" text:visited-style-name="Line_20_numbering">Sequence configuration file<text:tab/>23</text:a></text:p>
          <text:p text:style-name="P779"><text:a xlink:type="simple" xlink:href="#__RefHeading__20292_1662152207" text:style-name="Line_20_numbering" text:visited-style-name="Line_20_numbering">Script configuration file<text:tab/>24</text:a></text:p>
          <text:p text:style-name="P779"><text:a xlink:type="simple" xlink:href="#__RefHeading___Toc26707_580090528" text:style-name="Line_20_numbering" text:visited-style-name="Line_20_numbering">SCE configuration file<text:tab/>24</text:a></text:p>
          <text:p text:style-name="P655"><text:a xlink:type="simple" xlink:href="#__RefHeading___Toc26655_1604035878" text:style-name="Line_20_numbering" text:visited-style-name="Line_20_numbering">Command-line arguments<text:tab/>24</text:a></text:p>
          <text:p text:style-name="P779"><text:a xlink:type="simple" xlink:href="#__RefHeading___Toc26131_1035592857" text:style-name="Line_20_numbering" text:visited-style-name="Line_20_numbering">Command-line mode<text:tab/>24</text:a></text:p>
          <text:p text:style-name="P780"><text:a xlink:type="simple" xlink:href="#__RefHeading___Toc24451_580090528" text:style-name="Line_20_numbering" text:visited-style-name="Line_20_numbering">SCE files<text:tab/>25</text:a></text:p>
          <text:p text:style-name="P780"><text:a xlink:type="simple" xlink:href="#__RefHeading___Toc24453_580090528" text:style-name="Line_20_numbering" text:visited-style-name="Line_20_numbering">SCEZ files<text:tab/>25</text:a></text:p>
          <text:p text:style-name="P655"><text:a xlink:type="simple" xlink:href="#__RefHeading___Toc28537_1676676238" text:style-name="Line_20_numbering" text:visited-style-name="Line_20_numbering">Self extracting zip (exe) files (only on windows)<text:tab/>25</text:a></text:p>
          <text:p text:style-name="P655"><text:a xlink:type="simple" xlink:href="#__RefHeading__14268_2020384652" text:style-name="Line_20_numbering" text:visited-style-name="Line_20_numbering">Internal architecture<text:tab/>27</text:a></text:p>
          <text:p text:style-name="P655"><text:a xlink:type="simple" xlink:href="#__RefHeading__5906_596565095" text:style-name="Line_20_numbering" text:visited-style-name="Line_20_numbering">Script interface<text:tab/>27</text:a></text:p>
          <text:p text:style-name="P779"><text:a xlink:type="simple" xlink:href="#__RefHeading___Toc23996_1050142399" text:style-name="Line_20_numbering" text:visited-style-name="Line_20_numbering">Script debugging<text:tab/>27</text:a></text:p>
          <text:p text:style-name="P655"><text:a xlink:type="simple" xlink:href="#__RefHeading__14164_479808360" text:style-name="Line_20_numbering" text:visited-style-name="Line_20_numbering">Worker scripts<text:tab/>28</text:a></text:p>
          <text:p text:style-name="P779"><text:a xlink:type="simple" xlink:href="#__RefHeading__12387_269575752" text:style-name="Line_20_numbering" text:visited-style-name="Line_20_numbering">void stopScript(void)<text:tab/>29</text:a></text:p>
          <text:p text:style-name="P779"><text:a xlink:type="simple" xlink:href="#__RefHeading__5910_596565095" text:style-name="Line_20_numbering" text:visited-style-name="Line_20_numbering">The scriptThread object/class<text:tab/>29</text:a></text:p>
          <text:p text:style-name="P780"><text:a xlink:type="simple" xlink:href="#__RefHeading__14793_1904129960" text:style-name="Line_20_numbering" text:visited-style-name="Line_20_numbering">Main interface<text:tab/>29</text:a></text:p>
          <text:p text:style-name="P780"><text:a xlink:type="simple" xlink:href="#__RefHeading__14795_1904129960" text:style-name="Line_20_numbering" text:visited-style-name="Line_20_numbering">Separate interfaces<text:tab/>35</text:a></text:p>
          <text:p text:style-name="P780"><text:a xlink:type="simple" xlink:href="#__RefHeading__14797_1904129960" text:style-name="Line_20_numbering" text:visited-style-name="Line_20_numbering">Standard dialogs<text:tab/>36</text:a></text:p>
          <text:p text:style-name="P780"><text:a xlink:type="simple" xlink:href="#__RefHeading__14799_1904129960" text:style-name="Line_20_numbering" text:visited-style-name="Line_20_numbering">Filesystem<text:tab/>42</text:a></text:p>
          <text:p text:style-name="P780"><text:a xlink:type="simple" xlink:href="#__RefHeading__18040_936501348" text:style-name="Line_20_numbering" text:visited-style-name="Line_20_numbering">SQL support<text:tab/>42</text:a></text:p>
          <text:p text:style-name="P780"><text:a xlink:type="simple" xlink:href="#__RefHeading__24575_1329481546" text:style-name="Line_20_numbering" text:visited-style-name="Line_20_numbering">XML support<text:tab/>42</text:a></text:p>
          <text:p text:style-name="P780"><text:a xlink:type="simple" xlink:href="#__RefHeading__14801_1904129960" text:style-name="Line_20_numbering" text:visited-style-name="Line_20_numbering">CRC functions<text:tab/>42</text:a></text:p>
          <text:p text:style-name="P780"><text:soft-page-break/><text:a xlink:type="simple" xlink:href="#__RefHeading__14128_1927423904" text:style-name="Line_20_numbering" text:visited-style-name="Line_20_numbering">Inter-WorkerScript communication<text:tab/>47</text:a></text:p>
          <text:p text:style-name="P780"><text:a xlink:type="simple" xlink:href="#__RefHeading___Toc23434_517021428" text:style-name="Line_20_numbering" text:visited-style-name="Line_20_numbering">Process<text:tab/>49</text:a></text:p>
          <text:p text:style-name="P780"><text:a xlink:type="simple" xlink:href="#__RefHeading__5912_596565095" text:style-name="Line_20_numbering" text:visited-style-name="Line_20_numbering">Miscellaneous<text:tab/>53</text:a></text:p>
          <text:p text:style-name="P779"><text:a xlink:type="simple" xlink:href="#__RefHeading__5964_596565095" text:style-name="Line_20_numbering" text:visited-style-name="Line_20_numbering">Script UDP socket class<text:tab/>61</text:a></text:p>
          <text:p text:style-name="P779"><text:a xlink:type="simple" xlink:href="#__RefHeading__5980_596565095" text:style-name="Line_20_numbering" text:visited-style-name="Line_20_numbering">Script TCP client class<text:tab/>64</text:a></text:p>
          <text:p text:style-name="P779"><text:a xlink:type="simple" xlink:href="#__RefHeading__5992_596565095" text:style-name="Line_20_numbering" text:visited-style-name="Line_20_numbering">Script TCP server class<text:tab/>69</text:a></text:p>
          <text:p text:style-name="P779"><text:a xlink:type="simple" xlink:href="#__RefHeading__6004_596565095" text:style-name="Line_20_numbering" text:visited-style-name="Line_20_numbering">Script serial port class<text:tab/>70</text:a></text:p>
          <text:p text:style-name="P779"><text:a xlink:type="simple" xlink:href="#__RefHeading__6543_1982747245" text:style-name="Line_20_numbering" text:visited-style-name="Line_20_numbering">Script cheetah SPI class<text:tab/>74</text:a></text:p>
          <text:p text:style-name="P779"><text:a xlink:type="simple" xlink:href="#__RefHeading__11097_1399518882" text:style-name="Line_20_numbering" text:visited-style-name="Line_20_numbering">Script PCAN class<text:tab/>76</text:a></text:p>
          <text:p text:style-name="P779"><text:a xlink:type="simple" xlink:href="#__RefHeading__6483_254725059" text:style-name="Line_20_numbering" text:visited-style-name="Line_20_numbering">Script timer class<text:tab/>78</text:a></text:p>
          <text:p text:style-name="P779"><text:a xlink:type="simple" xlink:href="#__RefHeading__6012_596565095" text:style-name="Line_20_numbering" text:visited-style-name="Line_20_numbering">Script plot window class<text:tab/>79</text:a></text:p>
          <text:p text:style-name="P779"><text:a xlink:type="simple" xlink:href="#__RefHeading__6018_596565095" text:style-name="Line_20_numbering" text:visited-style-name="Line_20_numbering">User interface classes<text:tab/>82</text:a></text:p>
          <text:p text:style-name="P780"><text:a xlink:type="simple" xlink:href="#__RefHeading__6020_596565095" text:style-name="Line_20_numbering" text:visited-style-name="Line_20_numbering">Script dialog<text:tab/>83</text:a></text:p>
          <text:p text:style-name="P780"><text:a xlink:type="simple" xlink:href="#__RefHeading__6022_596565095" text:style-name="Line_20_numbering" text:visited-style-name="Line_20_numbering">Script main window<text:tab/>84</text:a></text:p>
          <text:p text:style-name="P780"><text:a xlink:type="simple" xlink:href="#__RefHeading__6024_596565095" text:style-name="Line_20_numbering" text:visited-style-name="Line_20_numbering">Script tab widget<text:tab/>84</text:a></text:p>
          <text:p text:style-name="P780"><text:a xlink:type="simple" xlink:href="#__RefHeading__12773_232518582" text:style-name="Line_20_numbering" text:visited-style-name="Line_20_numbering">Script tool box<text:tab/>85</text:a></text:p>
          <text:p text:style-name="P780"><text:a xlink:type="simple" xlink:href="#__RefHeading__6026_596565095" text:style-name="Line_20_numbering" text:visited-style-name="Line_20_numbering">Script group box<text:tab/>86</text:a></text:p>
          <text:p text:style-name="P780"><text:a xlink:type="simple" xlink:href="#__RefHeading__6028_596565095" text:style-name="Line_20_numbering" text:visited-style-name="Line_20_numbering">Script label<text:tab/>87</text:a></text:p>
          <text:p text:style-name="P780"><text:a xlink:type="simple" xlink:href="#__RefHeading__6030_596565095" text:style-name="Line_20_numbering" text:visited-style-name="Line_20_numbering">Script action (menu entry)<text:tab/>87</text:a></text:p>
          <text:p text:style-name="P780"><text:a xlink:type="simple" xlink:href="#__RefHeading__6034_596565095" text:style-name="Line_20_numbering" text:visited-style-name="Line_20_numbering">Script button<text:tab/>88</text:a></text:p>
          <text:p text:style-name="P780"><text:a xlink:type="simple" xlink:href="#__RefHeading__9453_1653467284" text:style-name="Line_20_numbering" text:visited-style-name="Line_20_numbering">Script tool button<text:tab/>89</text:a></text:p>
          <text:p text:style-name="P780"><text:a xlink:type="simple" xlink:href="#__RefHeading__6036_596565095" text:style-name="Line_20_numbering" text:visited-style-name="Line_20_numbering">Script check box<text:tab/>90</text:a></text:p>
          <text:p text:style-name="P780"><text:a xlink:type="simple" xlink:href="#__RefHeading__5856_1858286537" text:style-name="Line_20_numbering" text:visited-style-name="Line_20_numbering">Script radio button<text:tab/>91</text:a></text:p>
          <text:p text:style-name="P780"><text:a xlink:type="simple" xlink:href="#__RefHeading__6038_596565095" text:style-name="Line_20_numbering" text:visited-style-name="Line_20_numbering">Script combo box and font combo box<text:tab/>92</text:a></text:p>
          <text:p text:style-name="P780"><text:a xlink:type="simple" xlink:href="#__RefHeading__6040_596565095" text:style-name="Line_20_numbering" text:visited-style-name="Line_20_numbering">Script line edit<text:tab/>93</text:a></text:p>
          <text:p text:style-name="P780"><text:a xlink:type="simple" xlink:href="#__RefHeading__6042_596565095" text:style-name="Line_20_numbering" text:visited-style-name="Line_20_numbering">Script table widget<text:tab/>95</text:a></text:p>
          <text:p text:style-name="P780"><text:a xlink:type="simple" xlink:href="#__RefHeading__7821_763700208" text:style-name="Line_20_numbering" text:visited-style-name="Line_20_numbering">Script list widget<text:tab/>101</text:a></text:p>
          <text:p text:style-name="P780"><text:a xlink:type="simple" xlink:href="#__RefHeading__9855_1845819620" text:style-name="Line_20_numbering" text:visited-style-name="Line_20_numbering">Script tree widget<text:tab/>104</text:a></text:p>
          <text:p text:style-name="P780"><text:a xlink:type="simple" xlink:href="#__RefHeading__8847_1845819620" text:style-name="Line_20_numbering" text:visited-style-name="Line_20_numbering">Script tree widget item<text:tab/>106</text:a></text:p>
          <text:p text:style-name="P780"><text:a xlink:type="simple" xlink:href="#__RefHeading__6044_596565095" text:style-name="Line_20_numbering" text:visited-style-name="Line_20_numbering">Script text edit<text:tab/>108</text:a></text:p>
          <text:p text:style-name="P780"><text:a xlink:type="simple" xlink:href="#__RefHeading__6046_596565095" text:style-name="Line_20_numbering" text:visited-style-name="Line_20_numbering">Script progress bar<text:tab/>110</text:a></text:p>
          <text:p text:style-name="P780"><text:a xlink:type="simple" xlink:href="#__RefHeading__6048_596565095" text:style-name="Line_20_numbering" text:visited-style-name="Line_20_numbering">Script slider<text:tab/>111</text:a></text:p>
          <text:p text:style-name="P780"><text:a xlink:type="simple" xlink:href="#__RefHeading__5858_1858286537" text:style-name="Line_20_numbering" text:visited-style-name="Line_20_numbering">Script spin box<text:tab/>112</text:a></text:p>
          <text:p text:style-name="P780"><text:a xlink:type="simple" xlink:href="#__RefHeading__12494_1820169016" text:style-name="Line_20_numbering" text:visited-style-name="Line_20_numbering">Script double spin box<text:tab/>113</text:a></text:p>
          <text:p text:style-name="P780"><text:a xlink:type="simple" xlink:href="#__RefHeading__5860_1858286537" text:style-name="Line_20_numbering" text:visited-style-name="Line_20_numbering">Script time edit<text:tab/>114</text:a></text:p>
          <text:p text:style-name="P780"><text:soft-page-break/><text:a xlink:type="simple" xlink:href="#__RefHeading__5862_1858286537" text:style-name="Line_20_numbering" text:visited-style-name="Line_20_numbering">Script date edit<text:tab/>115</text:a></text:p>
          <text:p text:style-name="P780"><text:a xlink:type="simple" xlink:href="#__RefHeading__13355_711374296" text:style-name="Line_20_numbering" text:visited-style-name="Line_20_numbering">Script date time edit<text:tab/>117</text:a></text:p>
          <text:p text:style-name="P780"><text:a xlink:type="simple" xlink:href="#__RefHeading__13073_443172521" text:style-name="Line_20_numbering" text:visited-style-name="Line_20_numbering">Script calendar widget<text:tab/>118</text:a></text:p>
          <text:p text:style-name="P780"><text:a xlink:type="simple" xlink:href="#__RefHeading__12245_1844571973" text:style-name="Line_20_numbering" text:visited-style-name="Line_20_numbering">Script splitter<text:tab/>119</text:a></text:p>
          <text:p text:style-name="P780"><text:a xlink:type="simple" xlink:href="#__RefHeading__12454_975909755" text:style-name="Line_20_numbering" text:visited-style-name="Line_20_numbering">Script dial<text:tab/>120</text:a></text:p>
          <text:p text:style-name="P780"><text:a xlink:type="simple" xlink:href="#__RefHeading__15672_1003207465" text:style-name="Line_20_numbering" text:visited-style-name="Line_20_numbering">Script plot widget<text:tab/>121</text:a></text:p>
          <text:p text:style-name="P780"><text:a xlink:type="simple" xlink:href="#__RefHeading___Toc20641_1050142399" text:style-name="Line_20_numbering" text:visited-style-name="Line_20_numbering">Script Canvas2D<text:tab/>124</text:a></text:p>
          <text:p text:style-name="P780"><text:a xlink:type="simple" xlink:href="#__RefHeading___Toc23998_1050142399" text:style-name="Line_20_numbering" text:visited-style-name="Line_20_numbering">ScriptWidget class<text:tab/>129</text:a></text:p>
          <text:p text:style-name="P780"><text:a xlink:type="simple" xlink:href="#__RefHeading___Toc22440_34290344" text:style-name="Line_20_numbering" text:visited-style-name="Line_20_numbering">Custom script widget<text:tab/>135</text:a></text:p>
          <text:p text:style-name="P779"><text:a xlink:type="simple" xlink:href="#__RefHeading__6052_596565095" text:style-name="Line_20_numbering" text:visited-style-name="Line_20_numbering">Dynamic link libraries<text:tab/>136</text:a></text:p>
          <text:p text:style-name="P655"><text:a xlink:type="simple" xlink:href="#__RefHeading__14278_479808360" text:style-name="Line_20_numbering" text:visited-style-name="Line_20_numbering">Sequence script<text:tab/>136</text:a></text:p>
          <text:p text:style-name="P655"><text:a xlink:type="simple" xlink:href="#__RefHeading__14454_479808360" text:style-name="Line_20_numbering" text:visited-style-name="Line_20_numbering">Custom console/log scripts<text:tab/>145</text:a></text:p>
          <text:p text:style-name="P779"><text:a xlink:type="simple" xlink:href="#__RefHeading__15321_479808360" text:style-name="Line_20_numbering" text:visited-style-name="Line_20_numbering">string createString(data, timeStamp, type, isLog)<text:tab/>147</text:a></text:p>
          <text:p text:style-name="P779"><text:a xlink:type="simple" xlink:href="#__RefHeading___Toc29678_375010449" text:style-name="Line_20_numbering" text:visited-style-name="Line_20_numbering">Miscellaneous<text:tab/>147</text:a></text:p>
          <text:p text:style-name="P779"><text:a xlink:type="simple" xlink:href="#__RefHeading___Toc29680_375010449" text:style-name="Line_20_numbering" text:visited-style-name="Line_20_numbering">Converter functions<text:tab/>148</text:a></text:p>
          <text:p text:style-name="P779"><text:a xlink:type="simple" xlink:href="#__RefHeading___Toc28902_375010449" text:style-name="Line_20_numbering" text:visited-style-name="Line_20_numbering">Filesystem<text:tab/>148</text:a></text:p>
          <text:p text:style-name="P779"><text:a xlink:type="simple" xlink:href="#__RefHeading__24577_1329481546" text:style-name="Line_20_numbering" text:visited-style-name="Line_20_numbering">SQL support<text:tab/>149</text:a></text:p>
          <text:p text:style-name="P779"><text:a xlink:type="simple" xlink:href="#__RefHeading__24579_1329481546" text:style-name="Line_20_numbering" text:visited-style-name="Line_20_numbering">XML support<text:tab/>149</text:a></text:p>
          <text:p text:style-name="P780"><text:a xlink:type="simple" xlink:href="#__RefHeading___Toc29682_375010449" text:style-name="Line_20_numbering" text:visited-style-name="Line_20_numbering">ScriptXmlReader* createXmlReader(void)<text:tab/>149</text:a></text:p>
          <text:p text:style-name="P780"><text:a xlink:type="simple" xlink:href="#__RefHeading___Toc29684_375010449" text:style-name="Line_20_numbering" text:visited-style-name="Line_20_numbering">ScriptXmlWriter* createXmlWriter(void)<text:tab/>149</text:a></text:p>
          <text:p text:style-name="P655"><text:a xlink:type="simple" xlink:href="#__RefHeading___Toc27896_375010449" text:style-name="Line_20_numbering" text:visited-style-name="Line_20_numbering">Filesystem<text:tab/>149</text:a></text:p>
          <text:p text:style-name="P655"><text:a xlink:type="simple" xlink:href="#__RefHeading__18042_936501348" text:style-name="Line_20_numbering" text:visited-style-name="Line_20_numbering">SQL support<text:tab/>154</text:a></text:p>
          <text:p text:style-name="P779"><text:a xlink:type="simple" xlink:href="#__RefHeading__18044_936501348" text:style-name="Line_20_numbering" text:visited-style-name="Line_20_numbering">Static QSqlDatabase function<text:tab/>154</text:a></text:p>
          <text:p text:style-name="P779"><text:a xlink:type="simple" xlink:href="#__RefHeading__18046_936501348" text:style-name="Line_20_numbering" text:visited-style-name="Line_20_numbering">Creating objects<text:tab/>154</text:a></text:p>
          <text:p text:style-name="P779"><text:a xlink:type="simple" xlink:href="#__RefHeading__18048_936501348" text:style-name="Line_20_numbering" text:visited-style-name="Line_20_numbering">Not supported functions<text:tab/>154</text:a></text:p>
          <text:p text:style-name="P779"><text:a xlink:type="simple" xlink:href="#__RefHeading__18050_936501348" text:style-name="Line_20_numbering" text:visited-style-name="Line_20_numbering">Mapping of SQL related enumerations<text:tab/>155</text:a></text:p>
          <text:p text:style-name="P779"><text:a xlink:type="simple" xlink:href="#__RefHeading__18052_936501348" text:style-name="Line_20_numbering" text:visited-style-name="Line_20_numbering">SQL example scripts<text:tab/>155</text:a></text:p>
          <text:p text:style-name="P655"><text:a xlink:type="simple" xlink:href="#__RefHeading__23867_1329481546" text:style-name="Line_20_numbering" text:visited-style-name="Line_20_numbering">XML support<text:tab/>155</text:a></text:p>
          <text:p text:style-name="P779"><text:a xlink:type="simple" xlink:href="#__RefHeading__24581_1329481546" text:style-name="Line_20_numbering" text:visited-style-name="Line_20_numbering">ScriptXmlReader<text:tab/>155</text:a></text:p>
          <text:p text:style-name="P779"><text:a xlink:type="simple" xlink:href="#__RefHeading___Toc21058_241974203" text:style-name="Line_20_numbering" text:visited-style-name="Line_20_numbering">ScriptXmlElement<text:tab/>156</text:a></text:p>
          <text:p text:style-name="P779"><text:a xlink:type="simple" xlink:href="#__RefHeading___Toc21060_241974203" text:style-name="Line_20_numbering" text:visited-style-name="Line_20_numbering">ScriptXmlAttribute<text:tab/>156</text:a></text:p>
          <text:p text:style-name="P779"><text:a xlink:type="simple" xlink:href="#__RefHeading__24583_1329481546" text:style-name="Line_20_numbering" text:visited-style-name="Line_20_numbering">ScriptXmlWriter<text:tab/>156</text:a></text:p>
          <text:p text:style-name="P655"><text:a xlink:type="simple" xlink:href="#__RefHeading___Toc24520_138078026" text:style-name="Line_20_numbering" text:visited-style-name="Line_20_numbering">Script converter object/class<text:tab/>160</text:a></text:p>
          <text:p text:style-name="P655"><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7">https://sourceforge.net/projects/scriptcommunicator/</text:span></text:a>, <text:a xlink:type="simple" xlink:href="https://github.com/szieke/ScriptCommunicator_serial-terminal" text:style-name="Internet_20_link" text:visited-style-name="Visited_20_Internet_20_Link"><text:span text:style-name="T256">https://github.com/szieke/ScriptCommunicator_serial-terminal</text:span></text:a>) is a scriptable cross-platform data terminal which supports following interfaces:</text:p>
      <text:list xml:id="list3700392519527477892" text:style-name="L1">
        <text:list-item>
          <text:p text:style-name="P660">Serial port (RS232, USB to serial)</text:p>
        </text:list-item>
        <text:list-item>
          <text:p text:style-name="P660">UDP</text:p>
        </text:list-item>
        <text:list-item>
          <text:p text:style-name="P660">TCP client/server (network proxy support for TCP clients) </text:p>
        </text:list-item>
        <text:list-item>
          <text:p text:style-name="P660">SPI master (cheetah SPI)</text:p>
        </text:list-item>
        <text:list-item>
          <text:p text:style-name="P660">CAN (PCAN-USB, only on windows)</text:p>
        </text:list-item>
      </text:list>
      <text:p text:style-name="P313"><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8040284925194025361" text:style-name="L2">
        <text:list-item>
          <text:p text:style-name="P656">Scripts can send and receive data with the main interface.</text:p>
        </text:list-item>
      </text:list>
      <text:list xml:id="list5717802947895933618" text:style-name="L3">
        <text:list-item>
          <text:p text:style-name="P657">In addition to the main interface scripts can create and use own interfaces (serial port (RS232, USB to serial), UDP, TCP client/server and SPI master (cheetah SPI)).</text:p>
        </text:list-item>
        <text:list-item>
          <text:p text:style-name="P657"><text:span text:style-name="Absatz-Standardschriftart">Scripts can be connected to GUI files which have been created with the QtDesigner or QtCreator. All elements in the GUI (files) can be accessed from the script.</text:span></text:p>
        </text:list-item>
        <text:list-item>
          <text:p text:style-name="P657"><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13"><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79"><text:soft-page-break/><text:span text:style-name="Absatz-Standardschriftart">Dynamic link libraries with a special interface (see chapter </text:span><text:span text:style-name="Absatz-Standardschriftart"><text:span text:style-name="T9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5"><text:span text:style-name="Absatz-Standardschriftart"><text:span text:style-name="T73">A video which demonstrates the basic features of ScriptCommunicator can be found here:</text:span></text:span></text:p>
      <text:p text:style-name="P47"><text:a xlink:type="simple" xlink:href="https://www.youtube.com/playlist?list=PLniMuy2Q_xGuFB_kl1nte2mDxfeeOu8ce" text:style-name="Internet_20_link" text:visited-style-name="Visited_20_Internet_20_Link"><text:span text:style-name="T136">https://www.youtube.com/playlist?list=PLniMuy2Q_xGuFB_kl1nte2mDxfeeOu8ce</text:span></text:a></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32">Revision</text:p>
          </table:table-cell>
          <table:table-cell table:style-name="Table1.A1" office:value-type="string">
            <text:p text:style-name="P232">Date</text:p>
          </table:table-cell>
          <table:table-cell table:style-name="Table1.C1" office:value-type="string">
            <text:p text:style-name="P232">Changes</text:p>
          </table:table-cell>
        </table:table-row>
        <table:table-row>
          <table:table-cell table:style-name="Table1.A2" office:value-type="string">
            <text:p text:style-name="P333">02.00</text:p>
          </table:table-cell>
          <table:table-cell table:style-name="Table1.A2" office:value-type="string">
            <text:p text:style-name="P333">2014-12-31</text:p>
          </table:table-cell>
          <table:table-cell table:style-name="Table1.C2" office:value-type="string">
            <text:list xml:id="list8545255423158487195" text:style-name="L4">
              <text:list-item>
                <text:p text:style-name="P381">PCAN interface added <text:s/>(only on windows)</text:p>
              </text:list-item>
              <text:list-item>
                <text:p text:style-name="P381">command-line mode added</text:p>
              </text:list-item>
              <text:list-item>
                <text:p text:style-name="P381">worker script, changed behavior:</text:p>
                <text:list>
                  <text:list-item>
                    <text:p text:style-name="P381">loadUserInterfaceFile</text:p>
                  </text:list-item>
                  <text:list-item>
                    <text:p text:style-name="P381">renameDirectory</text:p>
                  </text:list-item>
                  <text:list-item>
                    <text:p text:style-name="P381">renameFile</text:p>
                  </text:list-item>
                </text:list>
              </text:list-item>
              <text:list-item>
                <text:p text:style-name="P381">worker script functions added:</text:p>
                <text:list>
                  <text:list-item>
                    <text:p text:style-name="P381">isConnectedWithCan, canMessageReceivedSignal, createPcanInterface, sendCanMessage</text:p>
                  </text:list-item>
                  <text:list-item>
                    <text:p text:style-name="P381">showMultiLineTextInputDialog, showGetItemDialog,showGetIntDialog, showGetDoubleDialog</text:p>
                  </text:list-item>
                  <text:list-item>
                    <text:p text:style-name="P381">disconnect, connectPcan, connectSocket, connectSerialPort, connectCheetahSpi</text:p>
                  </text:list-item>
                  <text:list-item>
                    <text:p text:style-name="P381">showReceivedDataInConsoles, showTransmitDataInConsoles</text:p>
                  </text:list-item>
                  <text:list-item>
                    <text:p text:style-name="P381">addMessageToLogAndConsoles</text:p>
                  </text:list-item>
                </text:list>
              </text:list-item>
              <text:list-item>
                <text:p text:style-name="P381">ScriptWidget functions added:</text:p>
                <text:list>
                  <text:list-item>
                    <text:p text:style-name="P381">setAdditionalData</text:p>
                  </text:list-item>
                  <text:list-item>
                    <text:p text:style-name="P381">getAdditionalData</text:p>
                  </text:list-item>
                </text:list>
              </text:list-item>
              <text:list-item>
                <text:p text:style-name="P381">ScriptTableWidget function added:</text:p>
                <text:list>
                  <text:list-item>
                    <text:p text:style-name="P381">insertWidget</text:p>
                  </text:list-item>
                </text:list>
              </text:list-item>
              <text:list-item>
                <text:p text:style-name="P381">worker script, default parameter added:</text:p>
                <text:list>
                  <text:list-item>
                    <text:p text:style-name="P38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33">2.01</text:p>
          </table:table-cell>
          <table:table-cell table:style-name="Table1.A2" office:value-type="string">
            <text:p text:style-name="P333">2015-01-05</text:p>
          </table:table-cell>
          <table:table-cell table:style-name="Table1.C2" office:value-type="string">
            <text:list xml:id="list145935590990439" text:continue-numbering="true" text:style-name="L4">
              <text:list-item>
                <text:p text:style-name="P381">bug fixes:</text:p>
                <text:list>
                  <text:list-item>
                    <text:p text:style-name="P381">received CAN ids have been displayed not correctly </text:p>
                  </text:list-item>
                </text:list>
              </text:list-item>
            </text:list>
          </table:table-cell>
        </table:table-row>
        <table:table-row>
          <table:table-cell table:style-name="Table1.A2" office:value-type="string">
            <text:p text:style-name="P333">2.02</text:p>
          </table:table-cell>
          <table:table-cell table:style-name="Table1.A2" office:value-type="string">
            <text:p text:style-name="P333">2015-01-18</text:p>
          </table:table-cell>
          <table:table-cell table:style-name="Table1.C2" office:value-type="string">
            <text:list xml:id="list1861135449572197798" text:style-name="L5">
              <text:list-item>
                <text:p text:style-name="P382">command-line mode: The script window is now invisible per default (it can be made visible by the command line argument -withScriptWindow)</text:p>
              </text:list-item>
              <text:list-item>
                <text:p text:style-name="P382">send window: remove script menu added</text:p>
              </text:list-item>
              <text:list-item>
                <text:p text:style-name="P382">ScriptWidget function added:</text:p>
                <text:list>
                  <text:list-item>
                    <text:p text:style-name="P382">blockSignals</text:p>
                  </text:list-item>
                </text:list>
              </text:list-item>
              <text:list-item>
                <text:p text:style-name="P382">ScriptSplitter added</text:p>
              </text:list-item>
            </text:list>
          </table:table-cell>
        </table:table-row>
        <table:table-row>
          <table:table-cell table:style-name="Table1.A2" office:value-type="string">
            <text:p text:style-name="P333">2.03</text:p>
          </table:table-cell>
          <table:table-cell table:style-name="Table1.A2" office:value-type="string">
            <text:p text:style-name="P333">2015-01-30</text:p>
          </table:table-cell>
          <table:table-cell table:style-name="Table1.C2" office:value-type="string">
            <text:list xml:id="list145936639676543" text:continue-numbering="true" text:style-name="L5">
              <text:list-item>
                <text:p text:style-name="P382">bug fixes:</text:p>
                <text:list>
                  <text:list-item>
                    <text:p text:style-name="P382">writeFile and writeBinaryFile: calling this functions with the argument replaceFile=true did not replace an existing file</text:p>
                  </text:list-item>
                </text:list>
              </text:list-item>
              <text:list-item>
                <text:p text:style-name="P382">the number of sent bytes are now displayed in the main window </text:p>
              </text:list-item>
              <text:list-item>
                <text:p text:style-name="P382">the console-colors are adjustable now</text:p>
              </text:list-item>
            </text:list>
          </table:table-cell>
        </table:table-row>
        <table:table-row>
          <table:table-cell table:style-name="Table1.A2" office:value-type="string">
            <text:p text:style-name="P333">2.04</text:p>
          </table:table-cell>
          <table:table-cell table:style-name="Table1.A2" office:value-type="string">
            <text:p text:style-name="P333">2015-02-05</text:p>
          </table:table-cell>
          <table:table-cell table:style-name="Table1.C2" office:value-type="string">
            <text:list xml:id="list145935823564868" text:continue-numbering="true" text:style-name="L5">
              <text:list-item>
                <text:p text:style-name="P382">ScriptSpinBox functions added:</text:p>
                <text:list>
                  <text:list-item>
                    <text:p text:style-name="P382">value, setSingleStep, singleStep</text:p>
                  </text:list-item>
                </text:list>
              </text:list-item>
              <text:list-item>
                <text:p text:style-name="P382">ScriptTabWidget signal added:</text:p>
                <text:list>
                  <text:list-item>
                    <text:p text:style-name="P382">currentTabChangedSignal</text:p>
                  </text:list-item>
                </text:list>
              </text:list-item>
              <text:list-item>
                <text:p text:style-name="P382">ScriptTableWidget functions added:</text:p>
                <text:list>
                  <text:list-item>
                    <text:p text:style-name="P382">verticalScrollBarWidth, isVerticalScrollBarVisible</text:p>
                  </text:list-item>
                </text:list>
              </text:list-item>
              <text:list-item>
                <text:p text:style-name="P382">script widgets added:</text:p>
                <text:list>
                  <text:list-item>
                    <text:p text:style-name="P382">ScriptDoubleSpinBox, ScriptToolBox, ScriptDial, ScriptCalendarWidget, ScriptDateTimeEdit</text:p>
                  </text:list-item>
                </text:list>
              </text:list-item>
            </text:list>
          </table:table-cell>
        </table:table-row>
        <table:table-row>
          <table:table-cell table:style-name="Table1.A2" office:value-type="string">
            <text:p text:style-name="P333">2.05</text:p>
          </table:table-cell>
          <table:table-cell table:style-name="Table1.A2" office:value-type="string">
            <text:p text:style-name="P333">2015-02-07</text:p>
          </table:table-cell>
          <table:table-cell table:style-name="Table1.C2" office:value-type="string">
            <text:list xml:id="list145937045865294" text:continue-numbering="true" text:style-name="L5">
              <text:list-item>
                <text:p text:style-name="P382">internal improvements</text:p>
              </text:list-item>
              <text:list-item>
                <text:p text:style-name="P382">ScriptSlider function added:</text:p>
                <text:list>
                  <text:list-item>
                    <text:p text:style-name="P382">value</text:p>
                  </text:list-item>
                </text:list>
              </text:list-item>
              <text:list-item>
                <text:p text:style-name="P382">ScriptDial function added:</text:p>
                <text:list>
                  <text:list-item>
                    <text:p text:style-name="P382">value</text:p>
                  </text:list-item>
                </text:list>
              </text:list-item>
            </text:list>
          </table:table-cell>
        </table:table-row>
        <table:table-row>
          <table:table-cell table:style-name="Table1.A2" office:value-type="string">
            <text:p text:style-name="P333">2.06</text:p>
          </table:table-cell>
          <table:table-cell table:style-name="Table1.A2" office:value-type="string">
            <text:p text:style-name="P333">2015-02-13</text:p>
          </table:table-cell>
          <table:table-cell table:style-name="Table1.C2" office:value-type="string">
            <text:list xml:id="list145936230505640" text:continue-numbering="true" text:style-name="L5">
              <text:list-item>
                <text:p text:style-name="P382">internal improvements</text:p>
              </text:list-item>
              <text:list-item>
                <text:p text:style-name="P382">text console's wrapping mode changed</text:p>
              </text:list-item>
              <text:list-item>
                <text:p text:style-name="P382">new console/log options:</text:p>
                <text:list>
                  <text:list-item>
                    <text:p text:style-name="P382"><text:soft-page-break/>new line after x sent/received bytes</text:p>
                  </text:list-item>
                  <text:list-item>
                    <text:p text:style-name="P382">new line after x milliseconds without sending or receiving data</text:p>
                  </text:list-item>
                </text:list>
              </text:list-item>
              <text:list-item>
                <text:p text:style-name="P382">the sequence table is now disabled during sending of data with the send window </text:p>
              </text:list-item>
              <text:list-item>
                <text:p text:style-name="P382">the RTS and the DTR pin (serial port) can manually be set/cleared now (check boxes in the main window)</text:p>
              </text:list-item>
              <text:list-item>
                <text:p text:style-name="P382">worker script function added:</text:p>
                <text:list>
                  <text:list-item>
                    <text:p text:style-name="P382">setSerialPortPins</text:p>
                  </text:list-item>
                </text:list>
              </text:list-item>
              <text:list-item>
                <text:p text:style-name="P382">ScriptSerialPort function added:</text:p>
                <text:list>
                  <text:list-item>
                    <text:p text:style-name="P382">setDTR, setRTS</text:p>
                  </text:list-item>
                </text:list>
              </text:list-item>
            </text:list>
          </table:table-cell>
        </table:table-row>
        <table:table-row>
          <table:table-cell table:style-name="Table1.A2" office:value-type="string">
            <text:p text:style-name="P333">2.07</text:p>
          </table:table-cell>
          <table:table-cell table:style-name="Table1.A2" office:value-type="string">
            <text:p text:style-name="P333">2015-02-28</text:p>
          </table:table-cell>
          <table:table-cell table:style-name="Table1.C2" office:value-type="string">
            <text:list xml:id="list145937258033260" text:continue-numbering="true" text:style-name="L5">
              <text:list-item>
                <text:p text:style-name="P382">Bug fix: no time stamps after running ScriptCommunicator longer then a day </text:p>
              </text:list-item>
              <text:list-item>
                <text:p text:style-name="P382">all local IPv6 and IPv4 addresses are displayed in the socket tab (settings dialog) now</text:p>
              </text:list-item>
            </text:list>
          </table:table-cell>
        </table:table-row>
        <table:table-row>
          <table:table-cell table:style-name="Table1.A2" office:value-type="string">
            <text:p text:style-name="P333">2.08</text:p>
          </table:table-cell>
          <table:table-cell table:style-name="Table1.A2" office:value-type="string">
            <text:p text:style-name="P333">2015-03-02</text:p>
          </table:table-cell>
          <table:table-cell table:style-name="Table1.C2" office:value-type="string">
            <text:list xml:id="list145936018274510" text:continue-numbering="true" text:style-name="L5">
              <text:list-item>
                <text:p text:style-name="P382">Console send mode: if the send input check box in the main window is checked all text entered in a console will be sent</text:p>
              </text:list-item>
              <text:list-item>
                <text:p text:style-name="P382">ScriptTableWidget function added:</text:p>
                <text:list>
                  <text:list-item>
                    <text:p text:style-name="P382">setCellIcon</text:p>
                  </text:list-item>
                </text:list>
              </text:list-item>
              <text:list-item>
                <text:p text:style-name="P382">Bug fix: error while changing the format of a sequence in the send window</text:p>
              </text:list-item>
            </text:list>
          </table:table-cell>
        </table:table-row>
        <table:table-row>
          <table:table-cell table:style-name="Table1.A2" office:value-type="string">
            <text:p text:style-name="P333">2.09</text:p>
          </table:table-cell>
          <table:table-cell table:style-name="Table1.A2" office:value-type="string">
            <text:p text:style-name="P333">2015-03-05</text:p>
          </table:table-cell>
          <table:table-cell table:style-name="Table1.C2" office:value-type="string">
            <text:list xml:id="list145936984564462" text:continue-numbering="true" text:style-name="L5">
              <text:list-item>
                <text:p text:style-name="P382">sequence script functions added:</text:p>
                <text:list>
                  <text:list-item>
                    <text:p text:style-name="P382">calculateCrc8, calculateCrc16, calculateCrc32, calculateCrc64</text:p>
                  </text:list-item>
                </text:list>
              </text:list-item>
              <text:list-item>
                <text:p text:style-name="P382">new console/log option:</text:p>
                <text:list>
                  <text:list-item>
                    <text:p text:style-name="P387">new line at byte (CR, LF, none and custom)</text:p>
                  </text:list-item>
                </text:list>
              </text:list-item>
              <text:list-item>
                <text:p text:style-name="P387">when the serial port combo box is clicked (settings dialog) a serial port scan is performed now</text:p>
              </text:list-item>
            </text:list>
          </table:table-cell>
        </table:table-row>
        <table:table-row>
          <table:table-cell table:style-name="Table1.A2" office:value-type="string">
            <text:p text:style-name="P333">2.10</text:p>
          </table:table-cell>
          <table:table-cell table:style-name="Table1.A2" office:value-type="string">
            <text:p text:style-name="P333">2015-03-13</text:p>
          </table:table-cell>
          <table:table-cell table:style-name="Table1.C2" office:value-type="string">
            <text:list xml:id="list145936638674083" text:continue-numbering="true" text:style-name="L5">
              <text:list-item>
                <text:p text:style-name="P382">Bug fixes:</text:p>
                <text:list>
                  <text:list-item>
                    <text:p text:style-name="P382">error while parsing a sequence or script config file with no entries</text:p>
                  </text:list-item>
                  <text:list-item>
                    <text:p text:style-name="P382">moving a window while a script shows/opens a dialog caused a complete freeze of ScriptCommunicator</text:p>
                  </text:list-item>
                </text:list>
              </text:list-item>
            </text:list>
          </table:table-cell>
        </table:table-row>
        <table:table-row>
          <table:table-cell table:style-name="Table1.A2" office:value-type="string">
            <text:p text:style-name="P333">2.11</text:p>
          </table:table-cell>
          <table:table-cell table:style-name="Table1.A2" office:value-type="string">
            <text:p text:style-name="P333">2015-03-27</text:p>
          </table:table-cell>
          <table:table-cell table:style-name="Table1.C2" office:value-type="string">
            <text:list xml:id="list145935921731604" text:continue-numbering="true" text:style-name="L5">
              <text:list-item>
                <text:p text:style-name="P382">improved console speed</text:p>
              </text:list-item>
              <text:list-item>
                <text:p text:style-name="P387">new line at byte (CR, LF, none and custom) can be adjusted for the log and the console separately now</text:p>
              </text:list-item>
            </text:list>
          </table:table-cell>
        </table:table-row>
        <table:table-row>
          <table:table-cell table:style-name="Table1.A2" office:value-type="string">
            <text:p text:style-name="P333">2.12</text:p>
          </table:table-cell>
          <table:table-cell table:style-name="Table1.A2" office:value-type="string">
            <text:p text:style-name="P333">2015-04-10</text:p>
          </table:table-cell>
          <table:table-cell table:style-name="Table1.C2" office:value-type="string">
            <text:list xml:id="list145936731196682" text:continue-numbering="true" text:style-name="L5">
              <text:list-item>
                <text:p text:style-name="P382">socket address input filter removed (no IPv6 addresses could be entered)</text:p>
              </text:list-item>
              <text:list-item>
                <text:p text:style-name="P382">bug fix: sporadically crash after receiving a 'new line' character</text:p>
              </text:list-item>
            </text:list>
          </table:table-cell>
        </table:table-row>
        <table:table-row>
          <table:table-cell table:style-name="Table1.A2" office:value-type="string">
            <text:p text:style-name="P333">2.13</text:p>
          </table:table-cell>
          <table:table-cell table:style-name="Table1.A2" office:value-type="string">
            <text:p text:style-name="P333">2015-05-01</text:p>
          </table:table-cell>
          <table:table-cell table:style-name="Table1.C2" office:value-type="string">
            <text:list xml:id="list145936002820708" text:continue-numbering="true" text:style-name="L5">
              <text:list-item>
                <text:p text:style-name="P382">bug fixes:</text:p>
                <text:list>
                  <text:list-item>
                    <text:p text:style-name="P382">scriptThread.calculateCrc64 did not work correctly</text:p>
                  </text:list-item>
                  <text:list-item>
                    <text:p text:style-name="P382">uncaught exceptions in script functions connected to a signal have been ignored</text:p>
                  </text:list-item>
                </text:list>
              </text:list-item>
              <text:list-item>
                <text:p text:style-name="P382">ScriptComboBox functions added:</text:p>
                <text:list>
                  <text:list-item>
                    <text:p text:style-name="P382">count, clear</text:p>
                  </text:list-item>
                </text:list>
              </text:list-item>
              <text:list-item>
                <text:p text:style-name="P382">ScriptTable function added:</text:p>
                <text:list>
                  <text:list-item>
                    <text:p text:style-name="P382">rowsCanBeMovedByUser</text:p>
                  </text:list-item>
                </text:list>
              </text:list-item>
            </text:list>
          </table:table-cell>
        </table:table-row>
        <table:table-row>
          <table:table-cell table:style-name="Table1.A2" office:value-type="string">
            <text:p text:style-name="P333">2.14</text:p>
          </table:table-cell>
          <table:table-cell table:style-name="Table1.A2" office:value-type="string">
            <text:p text:style-name="P333">2015-05-31</text:p>
          </table:table-cell>
          <table:table-cell table:style-name="Table1.C2" office:value-type="string">
            <text:list xml:id="list145935807037423" text:continue-numbering="true" text:style-name="L5">
              <text:list-item>
                <text:p text:style-name="P382">fixed some issues in the manual</text:p>
              </text:list-item>
              <text:list-item>
                <text:p text:style-name="P382">internal improvements</text:p>
              </text:list-item>
            </text:list>
          </table:table-cell>
        </table:table-row>
        <table:table-row>
          <table:table-cell table:style-name="Table1.A2" office:value-type="string">
            <text:p text:style-name="P333">2.15</text:p>
          </table:table-cell>
          <table:table-cell table:style-name="Table1.A2" office:value-type="string">
            <text:p text:style-name="P333">2015-06-12</text:p>
          </table:table-cell>
          <table:table-cell table:style-name="Table1.C2" office:value-type="string">
            <text:list xml:id="list145936815757530" text:continue-numbering="true" text:style-name="L5">
              <text:list-item>
                <text:p text:style-name="P382">Script- and sequence-buttons added in the main window</text:p>
              </text:list-item>
              <text:list-item>
                <text:p text:style-name="P382">Copy button added in the send window</text:p>
              </text:list-item>
              <text:list-item>
                <text:p text:style-name="P382">worker and sequence script functions added:</text:p>
                <text:list>
                  <text:list-item>
                    <text:p text:style-name="P382">setGlobalString, getGlobalString</text:p>
                  </text:list-item>
                  <text:list-item>
                    <text:p text:style-name="P382">setGlobalDataArray, getGlobalDataArray</text:p>
                  </text:list-item>
                  <text:list-item>
                    <text:p text:style-name="P382">setGlobalUnsignedNumber, getGlobalUnsignedNumber</text:p>
                  </text:list-item>
                  <text:list-item>
                    <text:p text:style-name="P382">setGlobalSignedNumber, getGlobalSignedNumber</text:p>
                  </text:list-item>
                </text:list>
              </text:list-item>
              <text:list-item>
                <text:p text:style-name="P382">renamed the sequence script main object: table-&gt;seq</text:p>
              </text:list-item>
              <text:list-item>
                <text:p text:style-name="P382">sent on enter added (settings dialog-&gt;console tab)</text:p>
              </text:list-item>
              <text:list-item>
                <text:p text:style-name="P382">the console/log time-stamp format can be adjusted now </text:p>
              </text:list-item>
              <text:list-item>
                <text:p text:style-name="P382">new default argument in scriptThread.appendTextToConsole</text:p>
              </text:list-item>
            </text:list>
          </table:table-cell>
        </table:table-row>
        <table:table-row>
          <table:table-cell table:style-name="Table1.A18" office:value-type="float" office:value="0">
            <text:p text:style-name="P333">2.16</text:p>
          </table:table-cell>
          <table:table-cell table:style-name="Table1.A2" office:value-type="string">
            <text:p text:style-name="P333">2015-06-14</text:p>
          </table:table-cell>
          <table:table-cell table:style-name="Table1.C2" office:value-type="string">
            <text:list xml:id="list145935900366757" text:continue-numbering="true" text:style-name="L5">
              <text:list-item>
                <text:p text:style-name="P382">bug fix: Crash while ScriptCommunicator is closed <text:s/>and a script is running</text:p>
              </text:list-item>
            </text:list>
          </table:table-cell>
        </table:table-row>
        <table:table-row>
          <table:table-cell table:style-name="Table1.A18" office:value-type="float" office:value="36586">
            <text:p text:style-name="P334">3.00</text:p>
          </table:table-cell>
          <table:table-cell table:style-name="Table1.A2" office:value-type="string">
            <text:p text:style-name="P333">2015-06-19</text:p>
          </table:table-cell>
          <table:table-cell table:style-name="Table1.C2" office:value-type="string">
            <text:list xml:id="list145936992669489" text:continue-numbering="true" text:style-name="L5">
              <text:list-item>
                <text:p text:style-name="P382">custom console and custom log added</text:p>
              </text:list-item>
              <text:list-item>
                <text:p text:style-name="P382"><text:soft-page-break/>new default argument in scriptThread.addMessageToLogAndConsoles</text:p>
              </text:list-item>
              <text:list-item>
                <text:p text:style-name="P382">new menu in the send window: edit sequence script </text:p>
              </text:list-item>
            </text:list>
          </table:table-cell>
        </table:table-row>
        <table:table-row>
          <table:table-cell table:style-name="Table1.A18" office:value-type="float" office:value="0">
            <text:p text:style-name="P334">3.01</text:p>
          </table:table-cell>
          <table:table-cell table:style-name="Table1.A2" office:value-type="string">
            <text:p text:style-name="P333">2015-06-24</text:p>
          </table:table-cell>
          <table:table-cell table:style-name="Table1.C2" office:value-type="string">
            <text:list xml:id="list145937624850456" text:continue-numbering="true" text:style-name="L5">
              <text:list-item>
                <text:p text:style-name="P382">new manual chapter added: Internal architecture</text:p>
              </text:list-item>
              <text:list-item>
                <text:p text:style-name="P382">new custom console example (exampleScripts\CustomLogConsoleScripts\CustomConsole_QRCode)</text:p>
              </text:list-item>
              <text:list-item>
                <text:p text:style-name="P382">new main window menus added:</text:p>
                <text:list>
                  <text:list-item>
                    <text:p text:style-name="P382">Console/print console, Console/save console</text:p>
                  </text:list-item>
                  <text:list-item>
                    <text:p text:style-name="P382">Help/report a bug, Help/feature request</text:p>
                  </text:list-item>
                </text:list>
              </text:list-item>
            </text:list>
          </table:table-cell>
        </table:table-row>
        <table:table-row>
          <table:table-cell table:style-name="Table1.A18" office:value-type="float" office:value="0">
            <text:p text:style-name="P334">3.02</text:p>
          </table:table-cell>
          <table:table-cell table:style-name="Table1.A2" office:value-type="string">
            <text:p text:style-name="P333">2015-07-02</text:p>
          </table:table-cell>
          <table:table-cell table:style-name="Table1.C2" office:value-type="string">
            <text:list xml:id="list145937186799577" text:continue-numbering="true" text:style-name="L5">
              <text:list-item>
                <text:p text:style-name="P382">bug fix: missing Qt libraries for printing a console </text:p>
              </text:list-item>
            </text:list>
          </table:table-cell>
        </table:table-row>
        <table:table-row>
          <table:table-cell table:style-name="Table1.A18" office:value-type="float" office:value="0">
            <text:p text:style-name="P334">3.03</text:p>
          </table:table-cell>
          <table:table-cell table:style-name="Table1.A2" office:value-type="string">
            <text:p text:style-name="P333">2015-07-04</text:p>
          </table:table-cell>
          <table:table-cell table:style-name="Table1.C2" office:value-type="string">
            <text:list xml:id="list145936133686951" text:continue-numbering="true" text:style-name="L5">
              <text:list-item>
                <text:p text:style-name="P382">fixed some issues in the manual</text:p>
              </text:list-item>
              <text:list-item>
                <text:p text:style-name="P382">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34">3.04</text:p>
          </table:table-cell>
          <table:table-cell table:style-name="Table1.A2" office:value-type="string">
            <text:p text:style-name="P333">2015-07-31</text:p>
          </table:table-cell>
          <table:table-cell table:style-name="Table1.C2" office:value-type="string">
            <text:list xml:id="list5774661497130411946" text:style-name="L6">
              <text:list-item>
                <text:p text:style-name="P383">the log and the console tab (settings dialog) have been redesigned</text:p>
              </text:list-item>
            </text:list>
            <text:list xml:id="list145936497511078" text:continue-list="list145936133686951" text:style-name="L5">
              <text:list-item>
                <text:p text:style-name="P382">internal improvements</text:p>
              </text:list-item>
              <text:list-item>
                <text:p text:style-name="P382">fixed some issues in the manual</text:p>
              </text:list-item>
            </text:list>
          </table:table-cell>
        </table:table-row>
        <table:table-row>
          <table:table-cell table:style-name="Table1.A18" office:value-type="float" office:value="0">
            <text:p text:style-name="P334">3.05</text:p>
          </table:table-cell>
          <table:table-cell table:style-name="Table1.A2" office:value-type="string">
            <text:p text:style-name="P333">2015-08-02</text:p>
          </table:table-cell>
          <table:table-cell table:style-name="Table1.C2" office:value-type="string">
            <text:list xml:id="list145936614153211" text:continue-list="list5774661497130411946" text:style-name="L6">
              <text:list-item>
                <text:p text:style-name="P383">the console mixed mode utilize the width of the console better now</text:p>
              </text:list-item>
              <text:list-item>
                <text:p text:style-name="P383">bug fix: save console crashed on Linux if no file ending has been given</text:p>
              </text:list-item>
            </text:list>
          </table:table-cell>
        </table:table-row>
        <table:table-row>
          <table:table-cell table:style-name="Table1.A18" office:value-type="float" office:value="0">
            <text:p text:style-name="P334">3.06</text:p>
          </table:table-cell>
          <table:table-cell table:style-name="Table1.A2" office:value-type="string">
            <text:p text:style-name="P333">2015-08-08</text:p>
          </table:table-cell>
          <table:table-cell table:style-name="Table1.C2" office:value-type="string">
            <text:list xml:id="list145935862750559" text:continue-numbering="true" text:style-name="L6">
              <text:list-item>
                <text:p text:style-name="P383">main window: </text:p>
                <text:list>
                  <text:list-item>
                    <text:p text:style-name="P383">find text in console area added</text:p>
                  </text:list-item>
                  <text:list-item>
                    <text:p text:style-name="P383">the send and the receive data rates are now displayed</text:p>
                  </text:list-item>
                </text:list>
              </text:list-item>
              <text:list-item>
                <text:p text:style-name="P383">sending data with the main interface is faster now</text:p>
              </text:list-item>
              <text:list-item>
                <text:p text:style-name="P383">new example worker scripts:</text:p>
                <text:list>
                  <text:list-item>
                    <text:p text:style-name="P383">WorkerScripts\CyclicSendReceive\CyclicReceive.js</text:p>
                  </text:list-item>
                  <text:list-item>
                    <text:p text:style-name="P383">WorkerScripts\CyclicSendReceive\CyclicSend.js</text:p>
                  </text:list-item>
                </text:list>
              </text:list-item>
              <text:list-item>
                <text:p text:style-name="P383">worker script function added: setScriptThreadPriority</text:p>
              </text:list-item>
            </text:list>
          </table:table-cell>
        </table:table-row>
        <table:table-row>
          <table:table-cell table:style-name="Table1.A18" office:value-type="float" office:value="0">
            <text:p text:style-name="P334">3.07</text:p>
          </table:table-cell>
          <table:table-cell table:style-name="Table1.A2" office:value-type="string">
            <text:p text:style-name="P333">2015-08-13</text:p>
          </table:table-cell>
          <table:table-cell table:style-name="Table1.C2" office:value-type="string">
            <text:list xml:id="list145937137589918" text:continue-numbering="true" text:style-name="L6">
              <text:list-item>
                <text:p text:style-name="P383">new script widget:</text:p>
                <text:list>
                  <text:list-item>
                    <text:p text:style-name="P383">ScriptPlotWidget</text:p>
                  </text:list-item>
                </text:list>
              </text:list-item>
              <text:list-item>
                <text:p text:style-name="P383">ScriptPlotWindow:</text:p>
                <text:list>
                  <text:list-item>
                    <text:p text:style-name="P383">functions added: clearGraphs, removeAllGraphs, showHelperElements, clearButtonPressedSignal</text:p>
                  </text:list-item>
                  <text:list-item>
                    <text:p text:style-name="P383">function removed: showFromScript (use show instead)</text:p>
                  </text:list-item>
                </text:list>
              </text:list-item>
              <text:list-item>
                <text:p text:style-name="P383">ScriptGroupBox function added: addPlotWidget</text:p>
              </text:list-item>
              <text:list-item>
                <text:p text:style-name="P383">the CAN tab has been improved</text:p>
              </text:list-item>
            </text:list>
          </table:table-cell>
        </table:table-row>
        <table:table-row>
          <table:table-cell table:style-name="Table1.A18" office:value-type="float" office:value="0">
            <text:p text:style-name="P334">3.08</text:p>
          </table:table-cell>
          <table:table-cell table:style-name="Table1.A2" office:value-type="string">
            <text:p text:style-name="P333">2015-09-12</text:p>
          </table:table-cell>
          <table:table-cell table:style-name="Table1.C2" office:value-type="string">
            <text:list xml:id="list145937630495116" text:continue-numbering="true" text:style-name="L6">
              <text:list-item>
                <text:p text:style-name="P383">bug fix: possible crash while stopping a script </text:p>
              </text:list-item>
              <text:list-item>
                <text:p text:style-name="P383">TCP client: connection errors are now displayed </text:p>
              </text:list-item>
              <text:list-item>
                <text:p text:style-name="P383">ScriptTcpClient functions/signals added:</text:p>
                <text:list>
                  <text:list-item>
                    <text:p text:style-name="P383">errorSignal, getErrorString</text:p>
                  </text:list-item>
                </text:list>
              </text:list-item>
              <text:list-item>
                <text:p text:style-name="P383">new main window menus added:</text:p>
                <text:list>
                  <text:list-item>
                    <text:p text:style-name="P383">Help/video, Help/get support</text:p>
                  </text:list-item>
                </text:list>
              </text:list-item>
            </text:list>
          </table:table-cell>
        </table:table-row>
        <table:table-row>
          <table:table-cell table:style-name="Table1.A18" office:value-type="float" office:value="0">
            <text:p text:style-name="P334">3.09</text:p>
          </table:table-cell>
          <table:table-cell table:style-name="Table1.A2" office:value-type="string">
            <text:p text:style-name="P333">2015-09-12</text:p>
          </table:table-cell>
          <table:table-cell table:style-name="Table1.C2" office:value-type="string">
            <text:list xml:id="list145936906252422" text:continue-numbering="true" text:style-name="L6">
              <text:list-item>
                <text:p text:style-name="P383">worker script functions added: </text:p>
                <text:list>
                  <text:list-item>
                    <text:p text:style-name="P383">getCurrentVersion</text:p>
                  </text:list-item>
                </text:list>
              </text:list-item>
              <text:list-item>
                <text:p text:style-name="P383">custom log/console and sequence script function added: getCurrentVersion</text:p>
              </text:list-item>
              <text:list-item>
                <text:p text:style-name="P383">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34">3.10</text:p>
          </table:table-cell>
          <table:table-cell table:style-name="Table1.A2" office:value-type="string">
            <text:p text:style-name="P333">2015-09-26</text:p>
          </table:table-cell>
          <table:table-cell table:style-name="Table1.C2" office:value-type="string">
            <text:list xml:id="list145935540605274" text:continue-numbering="true" text:style-name="L6">
              <text:list-item>
                <text:p text:style-name="P383">network proxy support implemented (only for TCP clients)</text:p>
              </text:list-item>
              <text:list-item>
                <text:p text:style-name="P383">ScriptTcpClient function added: setProxy</text:p>
              </text:list-item>
            </text:list>
          </table:table-cell>
        </table:table-row>
        <table:table-row>
          <table:table-cell table:style-name="Table1.A18" office:value-type="float" office:value="0">
            <text:p text:style-name="P334">3.11</text:p>
          </table:table-cell>
          <table:table-cell table:style-name="Table1.A2" office:value-type="string">
            <text:p text:style-name="P333">2015-10-04</text:p>
          </table:table-cell>
          <table:table-cell table:style-name="Table1.C2" office:value-type="string">
            <text:list xml:id="list145935902859669" text:continue-numbering="true" text:style-name="L6">
              <text:list-item>
                <text:p text:style-name="P383">bug fix: exceptions in the script function 'stopScript' are displayed now</text:p>
              </text:list-item>
              <text:list-item>
                <text:p text:style-name="P383">worker script function added: </text:p>
                <text:list>
                  <text:list-header>
                    <text:p text:style-name="P383">getFileSize</text:p>
                  </text:list-header>
                </text:list>
              </text:list-item>
              <text:list-item>
                <text:p text:style-name="P383">new arguments in worker script functions:</text:p>
                <text:list>
                  <text:list-item>
                    <text:p text:style-name="P383">readFile, readBinaryFile, writeFile, <text:span text:style-name="T1">writeBinaryFile</text:span></text:p>
                  </text:list-item>
                </text:list>
              </text:list-item>
              <text:list-item>
                <text:p text:style-name="P391">ScriptPlotWidget and ScriptPlotWindow function added/changed:</text:p>
                <text:list>
                  <text:list-item>
                    <text:p text:style-name="P391">load button, showHelperElements</text:p>
                  </text:list-item>
                </text:list>
              </text:list-item>
            </text:list>
          </table:table-cell>
        </table:table-row>
        <table:table-row>
          <table:table-cell table:style-name="Table1.A18" office:value-type="float" office:value="0">
            <text:p text:style-name="P334">3.12</text:p>
          </table:table-cell>
          <table:table-cell table:style-name="Table1.A2" office:value-type="string">
            <text:p text:style-name="P333">2015-10-15</text:p>
          </table:table-cell>
          <table:table-cell table:style-name="Table1.C2" office:value-type="string">
            <text:list xml:id="list145937629633813" text:continue-numbering="true" text:style-name="L6">
              <text:list-item>
                <text:p text:style-name="P383">console and log time stamp format extended (now date and time can be created)</text:p>
              </text:list-item>
              <text:list-item>
                <text:p text:style-name="P383">new option 'time stamp after byte' added</text:p>
              </text:list-item>
            </text:list>
          </table:table-cell>
        </table:table-row>
        <text:soft-page-break/>
        <table:table-row>
          <table:table-cell table:style-name="Table1.A18" office:value-type="float" office:value="0">
            <text:p text:style-name="P334">3.13</text:p>
          </table:table-cell>
          <table:table-cell table:style-name="Table1.A2" office:value-type="string">
            <text:p text:style-name="P333">2015-10-18</text:p>
          </table:table-cell>
          <table:table-cell table:style-name="Table1.C2" office:value-type="string">
            <text:list xml:id="list145936131261836" text:continue-numbering="true" text:style-name="L6">
              <text:list-item>
                <text:p text:style-name="P383">command-line option '-<text:span text:style-name="T122">notMinimized' added</text:span></text:p>
              </text:list-item>
              <text:list-item>
                <text:p text:style-name="P488">worker script function added: exitScriptCommunicator</text:p>
              </text:list-item>
              <text:list-item>
                <text:p text:style-name="P383">the template scripts have been modified</text:p>
              </text:list-item>
              <text:list-item>
                <text:p text:style-name="P383">manual chapter 'Worker scripts' has been modified</text:p>
              </text:list-item>
            </text:list>
          </table:table-cell>
        </table:table-row>
        <table:table-row>
          <table:table-cell table:style-name="Table1.A18" office:value-type="float" office:value="0">
            <text:p text:style-name="P334">3.14</text:p>
          </table:table-cell>
          <table:table-cell table:style-name="Table1.A2" office:value-type="string">
            <text:p text:style-name="P333">2015-10-24</text:p>
          </table:table-cell>
          <table:table-cell table:style-name="Table1.C2" office:value-type="string">
            <text:list xml:id="list145937619759357" text:continue-numbering="true" text:style-name="L6">
              <text:list-item>
                <text:p text:style-name="P383">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34">3.15</text:p>
          </table:table-cell>
          <table:table-cell table:style-name="Table1.A2" office:value-type="string">
            <text:p text:style-name="P333">2015-11-01</text:p>
          </table:table-cell>
          <table:table-cell table:style-name="Table1.C2" office:value-type="string">
            <text:list xml:id="list145937295250522" text:continue-numbering="true" text:style-name="L6">
              <text:list-item>
                <text:p text:style-name="P391">increased performance at high data rates</text:p>
              </text:list-item>
              <text:list-item>
                <text:p text:style-name="P38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91">sequence script function changed: messageBox</text:p>
              </text:list-item>
              <text:list-item>
                <text:p text:style-name="P391">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34">3.16</text:p>
          </table:table-cell>
          <table:table-cell table:style-name="Table1.A2" office:value-type="string">
            <text:p text:style-name="P333">2015-11-06</text:p>
          </table:table-cell>
          <table:table-cell table:style-name="Table1.C2" office:value-type="string">
            <text:list xml:id="list145935584875112" text:continue-numbering="true" text:style-name="L6">
              <text:list-item>
                <text:p text:style-name="P391">SQL support for worker and custom log/console scripts implemented</text:p>
              </text:list-item>
              <text:list-item>
                <text:p text:style-name="P391">worker script function removed: deleteObject</text:p>
              </text:list-item>
              <text:list-item>
                <text:p text:style-name="P391">all created script objects (except ScriptTreeWidgetItem) are automatically deleted by the garbage collector now</text:p>
              </text:list-item>
            </text:list>
          </table:table-cell>
        </table:table-row>
        <table:table-row>
          <table:table-cell table:style-name="Table1.A18" office:value-type="float" office:value="0">
            <text:p text:style-name="P334">3.17</text:p>
          </table:table-cell>
          <table:table-cell table:style-name="Table1.A2" office:value-type="string">
            <text:p text:style-name="P333">2015-11-08</text:p>
          </table:table-cell>
          <table:table-cell table:style-name="Table1.C2" office:value-type="string">
            <text:list xml:id="list145935714504891" text:continue-numbering="true" text:style-name="L6">
              <text:list-item>
                <text:p text:style-name="P391">bug fix: The script SQL classes did not handle byte arrays correctly.</text:p>
              </text:list-item>
            </text:list>
          </table:table-cell>
        </table:table-row>
        <table:table-row>
          <table:table-cell table:style-name="Table1.A18" office:value-type="float" office:value="0">
            <text:p text:style-name="P334">3.18</text:p>
          </table:table-cell>
          <table:table-cell table:style-name="Table1.A2" office:value-type="string">
            <text:p text:style-name="P333">2015-11-14</text:p>
          </table:table-cell>
          <table:table-cell table:style-name="Table1.C2" office:value-type="string">
            <text:list xml:id="list145936915209765" text:continue-numbering="true" text:style-name="L6">
              <text:list-item>
                <text:p text:style-name="P391">sequence and custom console/log scripts are running in their own thread now</text:p>
              </text:list-item>
              <text:list-item>
                <text:p text:style-name="P391">worker, sequence and custom console/log script function added: setBlockTime</text:p>
              </text:list-item>
              <text:list-item>
                <text:p text:style-name="P391">blocked worker scripts are terminated now (after the block-time (can be set with setBlockTime) has elapsed)</text:p>
              </text:list-item>
              <text:list-item>
                <text:p text:style-name="P391">custom console/log script functions changed: readFile, readBinaryFile</text:p>
              </text:list-item>
              <text:list-item>
                <text:p text:style-name="P39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34">3.19</text:p>
          </table:table-cell>
          <table:table-cell table:style-name="Table1.A2" office:value-type="string">
            <text:p text:style-name="P333">2015-11-18</text:p>
          </table:table-cell>
          <table:table-cell table:style-name="Table1.C2" office:value-type="string">
            <text:list xml:id="list145936146520844" text:continue-numbering="true" text:style-name="L6">
              <text:list-item>
                <text:p text:style-name="P391">new send window menus: create script, add script</text:p>
              </text:list-item>
              <text:list-item>
                <text:p text:style-name="P391">'edit custom console script' button added (console tab)</text:p>
              </text:list-item>
              <text:list-item>
                <text:p text:style-name="P391">'edit custom log script' button added (log tab)</text:p>
              </text:list-item>
            </text:list>
          </table:table-cell>
        </table:table-row>
        <table:table-row>
          <table:table-cell table:style-name="Table1.A18" office:value-type="float" office:value="0">
            <text:p text:style-name="P334">3.20</text:p>
          </table:table-cell>
          <table:table-cell table:style-name="Table1.A2" office:value-type="string">
            <text:p text:style-name="P333">2015-11-21</text:p>
          </table:table-cell>
          <table:table-cell table:style-name="Table1.C2" office:value-type="string">
            <text:list xml:id="list145935815636585" text:continue-numbering="true" text:style-name="L6">
              <text:list-item>
                <text:p text:style-name="P391">bug fix: possible crash while starting a worker script with a syntax error</text:p>
              </text:list-item>
            </text:list>
          </table:table-cell>
        </table:table-row>
        <table:table-row>
          <table:table-cell table:style-name="Table1.A18" office:value-type="float" office:value="0">
            <text:p text:style-name="P334">3.21</text:p>
          </table:table-cell>
          <table:table-cell table:style-name="Table1.A18" office:value-type="float" office:value="42310">
            <text:p text:style-name="P333">2015-12-02</text:p>
          </table:table-cell>
          <table:table-cell table:style-name="Table1.C2" office:value-type="string">
            <text:list xml:id="list449021802368378601" text:style-name="L7">
              <text:list-item>
                <text:p text:style-name="P392">new send area in the main window</text:p>
              </text:list-item>
              <text:list-item>
                <text:p text:style-name="P392">new option in the settings dialog: target endianess</text:p>
              </text:list-item>
            </text:list>
            <text:list xml:id="list145936304875484" text:continue-list="list145935815636585" text:style-name="L6">
              <text:list-item>
                <text:p text:style-name="P391">new decimal types for the decimal console and the log (uint8, uint16, uint32, int8, int16 and int32)</text:p>
              </text:list-item>
              <text:list-item>
                <text:p text:style-name="P391">new data formats in the send window (binary, uint8, uint16, uint32, int8, int16 and int32)</text:p>
              </text:list-item>
            </text:list>
          </table:table-cell>
        </table:table-row>
        <table:table-row>
          <table:table-cell table:style-name="Table1.A18" office:value-type="float" office:value="0">
            <text:p text:style-name="P334">3.22</text:p>
          </table:table-cell>
          <table:table-cell table:style-name="Table1.A18" office:value-type="float" office:value="0">
            <text:p text:style-name="P333">2015-12-04</text:p>
          </table:table-cell>
          <table:table-cell table:style-name="Table1.C2" office:value-type="string">
            <text:list xml:id="list145936132522947" text:continue-list="list449021802368378601" text:style-name="L7">
              <text:list-item>
                <text:p text:style-name="P392">worker script function added: getScriptFolder</text:p>
              </text:list-item>
              <text:list-item>
                <text:p text:style-name="P392">Mac OS X support</text:p>
              </text:list-item>
            </text:list>
          </table:table-cell>
        </table:table-row>
        <table:table-row>
          <table:table-cell table:style-name="Table1.A18" office:value-type="float" office:value="0">
            <text:p text:style-name="P334">3.23</text:p>
          </table:table-cell>
          <table:table-cell table:style-name="Table1.A18" office:value-type="float" office:value="0">
            <text:p text:style-name="P333">2015-12-13</text:p>
          </table:table-cell>
          <table:table-cell table:style-name="Table1.C2" office:value-type="string">
            <text:list xml:id="list145936324143197" text:continue-numbering="true" text:style-name="L7">
              <text:list-item>
                <text:p text:style-name="P392">bug fix: sometimes up to 3 extra bytes were written into the log if the 'write decimal into log' option was disabled and then enabled again </text:p>
              </text:list-item>
              <text:list-item>
                <text:p text:style-name="P392">worker and sequence script function added: showColorDialog</text:p>
              </text:list-item>
            </text:list>
            <text:p text:style-name="P34"/>
          </table:table-cell>
        </table:table-row>
        <table:table-row>
          <table:table-cell table:style-name="Table1.A18" office:value-type="float" office:value="0">
            <text:p text:style-name="P334">3.24</text:p>
          </table:table-cell>
          <table:table-cell table:style-name="Table1.A18" office:value-type="float" office:value="0">
            <text:p text:style-name="P333">2015-12-21</text:p>
          </table:table-cell>
          <table:table-cell table:style-name="Table1.C2" office:value-type="string">
            <text:list xml:id="list145936834743353" text:continue-numbering="true" text:style-name="L7">
              <text:list-item>
                <text:p text:style-name="P392">the sizes of the tool box pages in the main window (Sequences, Scripts, …) are saved now</text:p>
              </text:list-item>
              <text:list-item>
                <text:p text:style-name="P392">send history added in the main window <text:s/></text:p>
              </text:list-item>
              <text:list-item>
                <text:p text:style-name="P392">main window send area: the data can be sent with 'alt+enter' now</text:p>
              </text:list-item>
              <text:list-item>
                <text:p text:style-name="P392">main config file lock implemented</text:p>
              </text:list-item>
            </text:list>
          </table:table-cell>
        </table:table-row>
        <table:table-row>
          <table:table-cell table:style-name="Table1.A18" office:value-type="float" office:value="0">
            <text:p text:style-name="P334">3.24.1 (Mac OS X only)</text:p>
          </table:table-cell>
          <table:table-cell table:style-name="Table1.A18" office:value-type="float" office:value="0">
            <text:p text:style-name="P333">2015-12-23</text:p>
          </table:table-cell>
          <table:table-cell table:style-name="Table1.C2" office:value-type="string">
            <text:list xml:id="list145935970566267" text:continue-numbering="true" text:style-name="L7">
              <text:list-item>
                <text:p text:style-name="P392">bug fix: error while starting the external script editor on Mac OS X</text:p>
              </text:list-item>
              <text:list-item>
                <text:p text:style-name="P392">QtCreator is now used for editing worker script user interfaces on Mac OS X </text:p>
              </text:list-item>
            </text:list>
          </table:table-cell>
        </table:table-row>
        <text:soft-page-break/>
        <table:table-row>
          <table:table-cell table:style-name="Table1.A18" office:value-type="float" office:value="0">
            <text:p text:style-name="P334">3.25</text:p>
          </table:table-cell>
          <table:table-cell table:style-name="Table1.A18" office:value-type="float" office:value="0">
            <text:p text:style-name="P333">2015-12-28</text:p>
          </table:table-cell>
          <table:table-cell table:style-name="Table1.C2" office:value-type="string">
            <text:list xml:id="list145937155130610" text:continue-numbering="true" text:style-name="L7">
              <text:list-item>
                <text:p text:style-name="P392">XML support for worker and custom console/log scripts <text:s/>implemented</text:p>
              </text:list-item>
              <text:list-item>
                <text:p text:style-name="P392">new color dialog for selecting the colors of the consoles (background, receive data …)</text:p>
              </text:list-item>
              <text:list-item>
                <text:p text:style-name="P392">new manual chapter: 'Configuration files' </text:p>
              </text:list-item>
            </text:list>
          </table:table-cell>
        </table:table-row>
        <table:table-row>
          <table:table-cell table:style-name="Table1.A18" office:value-type="float" office:value="0">
            <text:p text:style-name="P334">3.26</text:p>
          </table:table-cell>
          <table:table-cell table:style-name="Table1.A18" office:value-type="float" office:value="0">
            <text:p text:style-name="P333">2015-12-30</text:p>
          </table:table-cell>
          <table:table-cell table:style-name="Table1.C2" office:value-type="string">
            <text:list xml:id="list145935611668640" text:continue-numbering="true" text:style-name="L7">
              <text:list-item>
                <text:p text:style-name="P392">bug fix: </text:p>
                <text:list>
                  <text:list-item>
                    <text:p text:style-name="P392">possible crash while saving the content of a script plot widget/window</text:p>
                  </text:list-item>
                  <text:list-item>
                    <text:p text:style-name="P392">menu 'Config/create new config' did not work correctly</text:p>
                  </text:list-item>
                </text:list>
              </text:list-item>
              <text:list-item>
                <text:p text:style-name="P392">settings dialog elements adjusted (especially for Linux and Mac OS X)</text:p>
              </text:list-item>
            </text:list>
          </table:table-cell>
        </table:table-row>
        <table:table-row>
          <table:table-cell table:style-name="Table1.A18" office:value-type="float" office:value="0">
            <text:p text:style-name="P334">3.27</text:p>
          </table:table-cell>
          <table:table-cell table:style-name="Table1.A18" office:value-type="float" office:value="0">
            <text:p text:style-name="P333">2016-01-04</text:p>
          </table:table-cell>
          <table:table-cell table:style-name="Table1.C2" office:value-type="string">
            <text:list xml:id="list145937600626164" text:continue-numbering="true" text:style-name="L7">
              <text:list-item>
                <text:p text:style-name="P392">send history: create script button added </text:p>
              </text:list-item>
              <text:list-item>
                <text:p text:style-name="P392">ScriptTcpClient, ScriptUdpSocket and ScriptSerialPort functions added: canReadLine, readLine, readAllLines</text:p>
              </text:list-item>
              <text:list-item>
                <text:p text:style-name="P392">ScriptPlotWidget and ScriptPlotWindow: </text:p>
                <text:list>
                  <text:list-item>
                    <text:p text:style-name="P392">the x-range, y-min and y-max input fields accept floats now</text:p>
                  </text:list-item>
                  <text:list-item>
                    <text:p text:style-name="P392">function setMaxDataPointsPerGraph added</text:p>
                  </text:list-item>
                  <text:list-item>
                    <text:p text:style-name="P392">QCustomPlot has been updated to version 1.3.2</text:p>
                  </text:list-item>
                  <text:list-item>
                    <text:p text:style-name="P392">show legend check box added</text:p>
                  </text:list-item>
                  <text:list-item>
                    <text:p text:style-name="P392">showHelperElements has new arguments</text:p>
                  </text:list-item>
                  <text:list-item>
                    <text:p text:style-name="P392">signal plotMousePressSignal added</text:p>
                  </text:list-item>
                </text:list>
              </text:list-item>
              <text:list-item>
                <text:p text:style-name="P39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34">3.28</text:p>
          </table:table-cell>
          <table:table-cell table:style-name="Table1.A18" office:value-type="float" office:value="0">
            <text:p text:style-name="P333">201<text:span text:style-name="T173">6</text:span>-01-10</text:p>
          </table:table-cell>
          <table:table-cell table:style-name="Table1.C2" office:value-type="string">
            <text:list xml:id="list145936521883404" text:continue-numbering="true" text:style-name="L7">
              <text:list-item>
                <text:p text:style-name="P392">a simple default script editor is included now</text:p>
              </text:list-item>
              <text:list-item>
                <text:p text:style-name="P392">the sequences- and worker-scripts in the main window tool box are organized in a list view now</text:p>
              </text:list-item>
              <text:list-item>
                <text:p text:style-name="P392">ScriptPlotWidget and ScriptPlotWindow: </text:p>
                <text:list>
                  <text:list-item>
                    <text:p text:style-name="P392">show legend check box added</text:p>
                  </text:list-item>
                  <text:list-item>
                    <text:p text:style-name="P392">showHelperElements has new arguments</text:p>
                  </text:list-item>
                  <text:list-item>
                    <text:p text:style-name="P392">signal plotMousePressSignal added</text:p>
                  </text:list-item>
                </text:list>
              </text:list-item>
              <text:list-item>
                <text:p text:style-name="P392">ScriptThread function added: getScriptTableName</text:p>
              </text:list-item>
            </text:list>
          </table:table-cell>
        </table:table-row>
        <table:table-row>
          <table:table-cell table:style-name="Table1.A18" office:value-type="float" office:value="0">
            <text:p text:style-name="P334">3.29</text:p>
          </table:table-cell>
          <table:table-cell table:style-name="Table1.A18" office:value-type="float" office:value="0">
            <text:p text:style-name="P333">201<text:span text:style-name="T173">6</text:span>-01-16</text:p>
          </table:table-cell>
          <table:table-cell table:style-name="Table1.C2" office:value-type="string">
            <text:list xml:id="list145937151643586" text:continue-numbering="true" text:style-name="L7">
              <text:list-item>
                <text:p text:style-name="P392">bug fix: crash if the start button (main window scripts tab) has been pressed with an empty script list </text:p>
              </text:list-item>
              <text:list-item>
                <text:p text:style-name="P384"><text:span text:style-name="T1">GUI's of paused worker-scripts are disabled (</text:span><text:span text:style-name="T110">greyed</text:span><text:span text:style-name="T1"> out) now</text:span></text:p>
              </text:list-item>
              <text:list-item>
                <text:p text:style-name="P392">ScriptThread functions added: currentCpuArchitecture, productType, productVersion</text:p>
              </text:list-item>
              <text:list-item>
                <text:p text:style-name="P392">new sequences and scripts are inserted at the front of their tables now</text:p>
              </text:list-item>
              <text:list-item>
                <text:p text:style-name="P392">new menus in the script and the send window: move up/down</text:p>
              </text:list-item>
              <text:list-item>
                <text:p text:style-name="P392">ScriptPlotWidget and ScriptPlotWindow new function added: setUpdateInterval</text:p>
              </text:list-item>
              <text:list-item>
                <text:p text:style-name="P392">script editor: </text:p>
                <text:list>
                  <text:list-item>
                    <text:p text:style-name="P392">the line number is displayed now</text:p>
                  </text:list-item>
                  <text:list-item>
                    <text:p text:style-name="P392">zoom in/out implemented</text:p>
                  </text:list-item>
                </text:list>
              </text:list-item>
            </text:list>
          </table:table-cell>
        </table:table-row>
        <table:table-row>
          <table:table-cell table:style-name="Table1.A18" office:value-type="float" office:value="0">
            <text:p text:style-name="P334"><text:span text:style-name="T137">4</text:span>.<text:span text:style-name="T137">0</text:span>0</text:p>
          </table:table-cell>
          <table:table-cell table:style-name="Table1.A18" office:value-type="float" office:value="0">
            <text:p text:style-name="P335">201<text:span text:style-name="T173">6</text:span>-01-30</text:p>
          </table:table-cell>
          <table:table-cell table:style-name="Table1.C2" office:value-type="string">
            <text:list xml:id="list145937174046358" text:continue-numbering="true" text:style-name="L7">
              <text:list-item>
                <text:p text:style-name="P395">new features:</text:p>
                <text:list>
                  <text:list-item>
                    <text:p text:style-name="P396">script debugger (worker-scripts) </text:p>
                  </text:list-item>
                  <text:list-item>
                    <text:p text:style-name="P397">custom script widget</text:p>
                  </text:list-item>
                </text:list>
              </text:list-item>
              <text:list-item>
                <text:p text:style-name="P398">new script widget class: ScriptCanvas2D</text:p>
              </text:list-item>
              <text:list-item>
                <text:p text:style-name="P393">ScriptTableWidget functions changed/added: insertWidget, getWidget, cellSelectionChangedSignal, getAllSelectedCells,, <text:span text:style-name="T155">addCanvas2DWidget</text:span></text:p>
              </text:list-item>
              <text:list-item>
                <text:p text:style-name="P394">ScriptWidget function<text:span text:style-name="T138">s</text:span> added: getClassName, <text:span text:style-name="T138">height</text:span></text:p>
              </text:list-item>
            </text:list>
          </table:table-cell>
        </table:table-row>
        <table:table-row>
          <table:table-cell table:style-name="Table1.A18" office:value-type="float" office:value="0">
            <text:p text:style-name="P336">4.01</text:p>
          </table:table-cell>
          <table:table-cell table:style-name="Table1.A18" office:value-type="float" office:value="0">
            <text:p text:style-name="P337">2016-02-05</text:p>
          </table:table-cell>
          <table:table-cell table:style-name="Table1.C2" office:value-type="string">
            <text:list xml:id="list145936096639571" text:continue-numbering="true" text:style-name="L7">
              <text:list-item>
                <text:p text:style-name="P400">main window send area: sequence-script<text:span text:style-name="T169">s can be used now</text:span></text:p>
              </text:list-item>
              <text:list-item>
                <text:p text:style-name="P407">main window 'Top' button added</text:p>
              </text:list-item>
              <text:list-item>
                <text:p text:style-name="P408">sequence and custom console/log scripts: debug support added</text:p>
              </text:list-item>
              <text:list-item>
                <text:p text:style-name="P410">new custom script widget: <text:span text:style-name="T170">Script</text:span>WebView</text:p>
              </text:list-item>
              <text:list-item>
                <text:p text:style-name="P399">ScriptCanvas2D <text:span text:style-name="T170">functions added: print, saveToFile</text:span></text:p>
              </text:list-item>
              <text:list-item>
                <text:p text:style-name="P410">new command-line argument: -P'plug-in path'</text:p>
              </text:list-item>
            </text:list>
          </table:table-cell>
        </table:table-row>
        <table:table-row>
          <table:table-cell table:style-name="Table1.A18" office:value-type="float" office:value="0">
            <text:p text:style-name="P338">4.02</text:p>
          </table:table-cell>
          <table:table-cell table:style-name="Table1.A18" office:value-type="float" office:value="0">
            <text:p text:style-name="P339">2016-02-07</text:p>
          </table:table-cell>
          <table:table-cell table:style-name="Table1.C2" office:value-type="string">
            <text:list xml:id="list145936958388103" text:continue-numbering="true" text:style-name="L7">
              <text:list-item>
                <text:p text:style-name="P401">ScriptThread function added: <text:span text:style-name="T173">availableSerialPorts</text:span></text:p>
              </text:list-item>
              <text:list-item>
                <text:p text:style-name="P412">script editor: multi-document support, 'open all included scripts' button added</text:p>
              </text:list-item>
              <text:list-item>
                <text:p text:style-name="P413">ScriptSerialPort, ScriptUdpSocket and ScriptTcpClient function added: <text:soft-page-break/>writeString</text:p>
              </text:list-item>
            </text:list>
          </table:table-cell>
        </table:table-row>
        <table:table-row>
          <table:table-cell table:style-name="Table1.A18" office:value-type="float" office:value="0">
            <text:p text:style-name="P340">4.0<text:span text:style-name="T199">3</text:span></text:p>
          </table:table-cell>
          <table:table-cell table:style-name="Table1.A18" office:value-type="float" office:value="0">
            <text:p text:style-name="P341">2016-02-13</text:p>
          </table:table-cell>
          <table:table-cell table:style-name="Table1.C2" office:value-type="string">
            <text:list xml:id="list145936801468140" text:continue-numbering="true" text:style-name="L7">
              <text:list-item>
                <text:p text:style-name="P414"><text:span text:style-name="T188">n</text:span>ew script editor buttons and menus: new script, edit user interface</text:p>
              </text:list-item>
              <text:list-item>
                <text:p text:style-name="P385"><text:span text:style-name="T75">script editor auto completion</text:span> and <text:span text:style-name="T190">call tips</text:span> <text:span text:style-name="T191">for several objects/functions added: </text:span></text:p>
                <text:list>
                  <text:list-item>
                    <text:p text:style-name="P385">scriptThread object</text:p>
                  </text:list-item>
                  <text:list-item>
                    <text:p text:style-name="P385"><text:span text:style-name="T191">s</text:span>everal QtScript functions and objects</text:p>
                  </text:list-item>
                </text:list>
              </text:list-item>
              <text:list-item>
                <text:p text:style-name="P415">script window and send window menu: 'edit all scripts'</text:p>
              </text:list-item>
              <text:list-item>
                <text:p text:style-name="P402">ScriptThread function<text:span text:style-name="T192">s</text:span> added: <text:span text:style-name="T192">createProcessAsynchronous, waitForFinishedProcess, getProcessExitCode, killProcess, terminateProcess, writeToProcessStdin, readAllStandardOutputFromProcess, readAllStandardErrorFromProcess, stringToArray, addStringToArray</text:span></text:p>
              </text:list-item>
              <text:list-item>
                <text:p text:style-name="P409">sequence and custom console/log script <text:span text:style-name="T192">functions added: byteArrayToString, byteArrayToHexString, stringToArray, addStringToArray</text:span></text:p>
              </text:list-item>
              <text:list-item>
                <text:p text:style-name="P416">new example script: TestProcess<text:tab/></text:p>
              </text:list-item>
            </text:list>
          </table:table-cell>
        </table:table-row>
        <table:table-row>
          <table:table-cell table:style-name="Table1.A18" office:value-type="float" office:value="0">
            <text:p text:style-name="P342">4.04</text:p>
          </table:table-cell>
          <table:table-cell table:style-name="Table1.A18" office:value-type="float" office:value="0">
            <text:p text:style-name="P343">2016-02-23</text:p>
          </table:table-cell>
          <table:table-cell table:style-name="Table1.C2" office:value-type="string">
            <text:list xml:id="list145937123348945" text:continue-numbering="true" text:style-name="L7">
              <text:list-item>
                <text:p text:style-name="P403">ScriptThread function<text:span text:style-name="T192">s</text:span> added: <text:span text:style-name="T199">getScriptCommunicatorFolder, getScriptArguments, zipDirectory, zipFiles, extractZipFile and getUserDocumentsFolder</text:span></text:p>
              </text:list-item>
              <text:list-item>
                <text:p text:style-name="P404"><text:span text:style-name="T204">new default argument in </text:span>ScriptThread.<text:span text:style-name="T204">ceateProcessAsynchronous</text:span></text:p>
              </text:list-item>
              <text:list-item>
                <text:p text:style-name="P411">new command-line argument: <text:span text:style-name="T205">-minScVersion'version', -A'argument' and -L'library path'</text:span></text:p>
              </text:list-item>
              <text:list-item>
                <text:p text:style-name="P417">new main window menu: check for updates</text:p>
              </text:list-item>
              <text:list-item>
                <text:p text:style-name="P418">new file types: .sce (ScriptCommuncator executable) and .scez (ScriptCommuncator executable, zipped)</text:p>
              </text:list-item>
              <text:list-item>
                <text:p text:style-name="P419">new dialog: create sce file</text:p>
              </text:list-item>
            </text:list>
          </table:table-cell>
        </table:table-row>
        <table:table-row>
          <table:table-cell table:style-name="Table1.A18" office:value-type="float" office:value="0">
            <text:p text:style-name="P344">4.05</text:p>
          </table:table-cell>
          <table:table-cell table:style-name="Table1.A18" office:value-type="float" office:value="0">
            <text:p text:style-name="P345">2016-02-27</text:p>
          </table:table-cell>
          <table:table-cell table:style-name="Table1.C2" office:value-type="string">
            <text:list xml:id="list53852933469923623" text:style-name="L8">
              <text:list-item>
                <text:p text:style-name="P420">bug fix: deleting the scez temporary folder failed in some cases</text:p>
              </text:list-item>
              <text:list-item>
                <text:p text:style-name="P420">drag&amp;drop for several GUI elements implemented</text:p>
              </text:list-item>
            </text:list>
          </table:table-cell>
        </table:table-row>
        <table:table-row>
          <table:table-cell table:style-name="Table1.A18" office:value-type="float" office:value="0">
            <text:p text:style-name="P346">4.06</text:p>
          </table:table-cell>
          <table:table-cell table:style-name="Table1.A18" office:value-type="float" office:value="0">
            <text:p text:style-name="P347">2016-03-05</text:p>
          </table:table-cell>
          <table:table-cell table:style-name="Table1.C2" office:value-type="string">
            <text:list xml:id="list145936113256330" text:continue-numbering="true" text:style-name="L8">
              <text:list-item>
                <text:p text:style-name="P421">bug fix<text:span text:style-name="T226">es</text:span>: wrong 'send history button' text after sending the history, <text:span text:style-name="T226">the console message color has not been saved</text:span></text:p>
              </text:list-item>
              <text:list-item>
                <text:p text:style-name="P422">new log option: <text:span text:style-name="T224">'</text:span>append time stamp at log file name<text:span text:style-name="T224">'</text:span></text:p>
              </text:list-item>
              <text:list-item>
                <text:p text:style-name="P423">new main window button: reopen (is only visible if the log option <text:span text:style-name="T224">'append time stamp at log file name' </text:span>is selected)</text:p>
              </text:list-item>
              <text:list-item>
                <text:p text:style-name="P424">the default text-log file extension is 'txt' <text:span text:style-name="T227">now</text:span></text:p>
              </text:list-item>
            </text:list>
          </table:table-cell>
        </table:table-row>
        <table:table-row>
          <table:table-cell table:style-name="Table1.A18" office:value-type="float" office:value="0">
            <text:p text:style-name="P348">4.07</text:p>
          </table:table-cell>
          <table:table-cell table:style-name="Table1.A18" office:value-type="float" office:value="0">
            <text:p text:style-name="P349">2016-03-12</text:p>
          </table:table-cell>
          <table:table-cell table:style-name="Table1.C2" office:value-type="string">
            <text:list xml:id="list145936302013963" text:continue-numbering="true" text:style-name="L8">
              <text:list-item>
                <text:p text:style-name="P425">new ScriptWidget function: setPaletteColorRgb</text:p>
              </text:list-item>
              <text:list-item>
                <text:p text:style-name="P427">new script widget: ScriptFontComboBox</text:p>
              </text:list-item>
              <text:list-item>
                <text:p text:style-name="P428">new and changed ScriptTextEdit functions: lockScrolling, insertHtml and insertPlainText</text:p>
              </text:list-item>
              <text:list-item>
                <text:p text:style-name="P429">new and changed ScriptT<text:span text:style-name="T245">hread</text:span> functions: <text:span text:style-name="T245">sendDataArray, sendString, sendCanMessage and addTabsToMainWindow</text:span></text:p>
              </text:list-item>
            </text:list>
          </table:table-cell>
        </table:table-row>
        <table:table-row>
          <table:table-cell table:style-name="Table1.A18" office:value-type="float" office:value="0">
            <text:p text:style-name="P350">4.08</text:p>
          </table:table-cell>
          <table:table-cell table:style-name="Table1.A18" office:value-type="float" office:value="0">
            <text:p text:style-name="P351">2016-03-19</text:p>
          </table:table-cell>
          <table:table-cell table:style-name="Table1.C2" office:value-type="string">
            <text:list xml:id="list145936105447098" text:continue-numbering="true" text:style-name="L8">
              <text:list-item>
                <text:p text:style-name="P430">bug fix: 0xd ('\r') was changed to 0x<text:span text:style-name="T255">a</text:span> ('\n') in the data input fields (main and send window) if the format was changed to 'ascii'</text:p>
              </text:list-item>
              <text:list-item>
                <text:p text:style-name="P431">file paths in config<text:span text:style-name="T254">uration </text:span>files are store relative to the config<text:span text:style-name="T254">uration </text:span>file in which they occur if they have the same root path (on window<text:span text:style-name="T253">s</text:span> for example C:\)</text:p>
              </text:list-item>
            </text:list>
          </table:table-cell>
        </table:table-row>
        <table:table-row>
          <table:table-cell table:style-name="Table1.A18" office:value-type="float" office:value="0">
            <text:p text:style-name="P352">4.09</text:p>
          </table:table-cell>
          <table:table-cell table:style-name="Table1.A18" office:value-type="float" office:value="0">
            <text:p text:style-name="P353">2016-04-02</text:p>
          </table:table-cell>
          <table:table-cell table:style-name="Table1.C2" office:value-type="string">
            <text:list xml:id="list8017942427718805751" text:style-name="L9">
              <text:list-item>
                <text:p text:style-name="P386"><text:span text:style-name="T79">Linux: changed the config-file directory to </text:span><text:span text:style-name="T70">'/${USER}/home/.config/ScriptCommunicator'</text:span><text:span text:style-name="T79"> </text:span></text:p>
              </text:list-item>
              <text:list-item>
                <text:p text:style-name="P432">send history: repetition count added </text:p>
              </text:list-item>
              <text:list-item>
                <text:p text:style-name="P433">main window: quit button added, <text:span text:style-name="T261">merged the connect and disconnect buttons to one button, Action menu added</text:span></text:p>
              </text:list-item>
              <text:list-item>
                <text:p text:style-name="P426">new <text:span text:style-name="T243">ScriptThread</text:span> function: <text:span text:style-name="T258">addToolBoxPagesToMainWindow</text:span></text:p>
              </text:list-item>
              <text:list-item>
                <text:p text:style-name="P434">mixed console: the background-color for the different data types (ascii, bin, hex and dec) can be adjusted now</text:p>
              </text:list-item>
            </text:list>
          </table:table-cell>
        </table:table-row>
        <table:table-row>
          <table:table-cell table:style-name="Table1.A18" office:value-type="float" office:value="0">
            <text:p text:style-name="P354">4.10</text:p>
          </table:table-cell>
          <table:table-cell table:style-name="Table1.A18" office:value-type="float" office:value="0">
            <text:p text:style-name="P355">2016-05-01</text:p>
          </table:table-cell>
          <table:table-cell table:style-name="Table1.C2" office:value-type="string">
            <text:list xml:id="list145936202466261" text:continue-numbering="true" text:style-name="L9">
              <text:list-item>
                <text:p text:style-name="P388">the console font size can be modified with 'Ctrl' + 'mouse scroll up/down' now</text:p>
              </text:list-item>
              <text:list-item>
                <text:p text:style-name="P389">send history: the max. number o<text:span text:style-name="T265">f</text:span> repetition<text:span text:style-name="T265">s</text:span> <text:span text:style-name="T264">have been </text:span>changed from 99 to 999999999</text:p>
              </text:list-item>
              <text:list-item>
                <text:p text:style-name="P390">increased performance at high data rates</text:p>
              </text:list-item>
            </text:list>
          </table:table-cell>
        </table:table-row>
        <table:table-row>
          <table:table-cell table:style-name="Table1.A18" office:value-type="float" office:value="0">
            <text:p text:style-name="P356">4.11</text:p>
          </table:table-cell>
          <table:table-cell table:style-name="Table1.A18" office:value-type="float" office:value="0">
            <text:p text:style-name="P357">2016-0<text:span text:style-name="T267">5</text:span>-0<text:span text:style-name="T267">6</text:span></text:p>
          </table:table-cell>
          <table:table-cell table:style-name="Table1.C2" office:value-type="string">
            <text:list xml:id="list145935861258678" text:continue-numbering="true" text:style-name="L9">
              <text:list-item>
                <text:p text:style-name="P405"><text:span text:style-name="T271">s</text:span>criptThread function<text:span text:style-name="T192">s/signals</text:span> added: <text:span text:style-name="T266">sendReceivedDataToMainInterface, sendDataFromMainInterfaceSignal, checkScriptCommunicatorVersion</text:span></text:p>
              </text:list-item>
              <text:list-item>
                <text:p text:style-name="P435">new worker scripts: exampleScripts\WorkerScripts\AdditionalInterface</text:p>
              </text:list-item>
            </text:list>
          </table:table-cell>
        </table:table-row>
        <text:soft-page-break/>
        <table:table-row>
          <table:table-cell table:style-name="Table1.A18" office:value-type="float" office:value="0">
            <text:p text:style-name="P358">4.12</text:p>
          </table:table-cell>
          <table:table-cell table:style-name="Table1.A18" office:value-type="float" office:value="0">
            <text:p text:style-name="P359">2016-05-28</text:p>
          </table:table-cell>
          <table:table-cell table:style-name="Table1.C2" office:value-type="string">
            <text:list xml:id="list145935922045276" text:continue-numbering="true" text:style-name="L9">
              <text:list-item>
                <text:p text:style-name="P436">bug fix: the state of a script which has been started at the start-up of ScriptCommunicator was not shown correct if the user interface could not be found</text:p>
              </text:list-item>
              <text:list-item>
                <text:p text:style-name="P437">worker, sequence and custom console/log script function added: getAllObjectPropertiesAndFunctions</text:p>
              </text:list-item>
              <text:list-item>
                <text:p text:style-name="P439">the arrangem<text:span text:style-name="T269">ent of the </text:span>main window script-buttons changed</text:p>
              </text:list-item>
            </text:list>
          </table:table-cell>
        </table:table-row>
        <table:table-row>
          <table:table-cell table:style-name="Table1.A18" office:value-type="float" office:value="0">
            <text:p text:style-name="P360">4.13</text:p>
          </table:table-cell>
          <table:table-cell table:style-name="Table1.A18" office:value-type="float" office:value="0">
            <text:p text:style-name="P361">2016-07-03</text:p>
          </table:table-cell>
          <table:table-cell table:style-name="Table1.C2" office:value-type="string">
            <text:list xml:id="list145937200801399" text:continue-numbering="true" text:style-name="L9">
              <text:list-item>
                <text:p text:style-name="P440">bug fix: the stop bits, the data bits and the parity (main interface serial port) <text:s/>were not set correctly (except the default settings) </text:p>
              </text:list-item>
              <text:list-item>
                <text:p text:style-name="P441">script exception-handling improved (in some cases more information is displayed)</text:p>
              </text:list-item>
              <text:list-item>
                <text:p text:style-name="P442">the TCP server (main interface) can handle multiple TCP clients now</text:p>
              </text:list-item>
              <text:list-item>
                <text:p text:style-name="P406"><text:span text:style-name="T271">s</text:span>criptThread function<text:span text:style-name="T192">s <text:s/>and signals </text:span>added: <text:span text:style-name="T271">getMainInterfaceSerialPortSettings, getMainInterfaceSocketSettings, mainWindowClearConsoleClickedSignal, mainWindowLockScrollingClickedSignal</text:span></text:p>
              </text:list-item>
              <text:list-item>
                <text:p text:style-name="P443">new argument in <text:span text:style-name="T271">scriptThread::</text:span>appendTextToConsole</text:p>
              </text:list-item>
              <text:list-item>
                <text:p text:style-name="P438">sequence and custom console/log script function added: <text:span text:style-name="T285">appendTextToConsole</text:span></text:p>
              </text:list-item>
              <text:list-item>
                <text:p text:style-name="P444">main window save console: the background color is saved now</text:p>
              </text:list-item>
            </text:list>
          </table:table-cell>
        </table:table-row>
        <table:table-row>
          <table:table-cell table:style-name="Table1.A18" office:value-type="float" office:value="0">
            <text:p text:style-name="P362">4.14</text:p>
          </table:table-cell>
          <table:table-cell table:style-name="Table1.A18" office:value-type="float" office:value="0">
            <text:p text:style-name="P363">2016-07-16</text:p>
          </table:table-cell>
          <table:table-cell table:style-name="Table1.C2" office:value-type="string">
            <text:list xml:id="list145936849165353" text:continue-numbering="true" text:style-name="L9">
              <text:list-item>
                <text:p text:style-name="P445">new ScriptTimer functions <text:span text:style-name="T290">and signals</text:span>: setSingleShot, isSingleShot, setInterval, interval, isActive, remainingTime, <text:span text:style-name="T290">timeoutSignal</text:span></text:p>
              </text:list-item>
              <text:list-item>
                <text:p text:style-name="P446">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64">4.15</text:p>
          </table:table-cell>
          <table:table-cell table:style-name="Table1.A18" office:value-type="float" office:value="0">
            <text:p text:style-name="P365">2016-07-30</text:p>
          </table:table-cell>
          <table:table-cell table:style-name="Table1.C2" office:value-type="string">
            <text:list xml:id="list1862429694936216764" text:style-name="L10">
              <text:list-item>
                <text:p text:style-name="P447">ScriptEditor: </text:p>
                <text:list>
                  <text:list-item>
                    <text:p text:style-name="P447">if the enter key is pressed after a<text:span text:style-name="T291">n unclosed</text:span> '{' then '\n}' is added</text:p>
                  </text:list-item>
                  <text:list-item>
                    <text:p text:style-name="P448">improved auto-completion</text:p>
                  </text:list-item>
                  <text:list-item>
                    <text:p text:style-name="P449">the auto-completion can be manually started with 'CTRL+Shift' now</text:p>
                  </text:list-item>
                </text:list>
              </text:list-item>
            </text:list>
          </table:table-cell>
        </table:table-row>
        <table:table-row>
          <table:table-cell table:style-name="Table1.A18" office:value-type="float" office:value="0">
            <text:p text:style-name="P366">4.16</text:p>
          </table:table-cell>
          <table:table-cell table:style-name="Table1.A18" office:value-type="float" office:value="0">
            <text:p text:style-name="P367">2016-10-11</text:p>
          </table:table-cell>
          <table:table-cell table:style-name="Table1.C2" office:value-type="string">
            <text:list xml:id="list145936362620633" text:continue-numbering="true" text:style-name="L10">
              <text:list-item>
                <text:p text:style-name="P450">bug fix: </text:p>
                <text:list>
                  <text:list-item>
                    <text:p text:style-name="P450">possible crash while running a custom log/console script in the script debugger</text:p>
                  </text:list-item>
                  <text:list-item>
                    <text:p text:style-name="P452">possible crash while running a worker script in the script debugger and receiving data at high data rates</text:p>
                  </text:list-item>
                </text:list>
              </text:list-item>
              <text:list-item>
                <text:p text:style-name="P453"><text:span text:style-name="T294">n</text:span>ew <text:span text:style-name="T293">worker, </text:span>and <text:span text:style-name="T293">sequence </text:span>script function: calculateCrc8WithPolynomial</text:p>
              </text:list-item>
              <text:list-item>
                <text:p text:style-name="P454"><text:span text:style-name="T294">n</text:span>ew <text:span text:style-name="T293">worker </text:span>script function: <text:span text:style-name="T295">getMainWindowTitle, setMainWindowTitle</text:span></text:p>
              </text:list-item>
              <text:list-item>
                <text:p text:style-name="P451">ScriptEditor: removed the adding of '\n' by the script editor</text:p>
              </text:list-item>
              <text:list-item>
                <text:p text:style-name="P456">main window: worker scripts can be started and stopped by a double click in the script area </text:p>
              </text:list-item>
              <text:list-item>
                <text:p text:style-name="P455"><text:span text:style-name="T294">n</text:span>ew <text:span text:style-name="T293">worker, <text:s/>custom log/console </text:span>and <text:span text:style-name="T293">sequence </text:span>script <text:span text:style-name="T297">object: conv (script converter)</text:span></text:p>
              </text:list-item>
            </text:list>
          </table:table-cell>
        </table:table-row>
        <table:table-row>
          <table:table-cell table:style-name="Table1.A18" office:value-type="float" office:value="0">
            <text:p text:style-name="P368">4.17</text:p>
          </table:table-cell>
          <table:table-cell table:style-name="Table1.A18" office:value-type="float" office:value="0">
            <text:p text:style-name="P369">2016-11-01</text:p>
          </table:table-cell>
          <table:table-cell table:style-name="Table1.C2" office:value-type="string">
            <text:list xml:id="list145936777174432" text:continue-numbering="true" text:style-name="L10">
              <text:list-item>
                <text:p text:style-name="P457">bug fix: </text:p>
                <text:list>
                  <text:list-item>
                    <text:p text:style-name="P457">error in conv.byteArrayToUint32 (big numbers)</text:p>
                  </text:list-item>
                  <text:list-item>
                    <text:p text:style-name="P458">under some circumstances the order of the received and sent bytes were wrong</text:p>
                  </text:list-item>
                </text:list>
              </text:list-item>
              <text:list-item>
                <text:p text:style-name="P459">new script converter (conv object) function: unsignedCharToSignedChar</text:p>
              </text:list-item>
              <text:list-item>
                <text:p text:style-name="P460">new command line option: -C'config file'</text:p>
              </text:list-item>
              <text:list-item>
                <text:p text:style-name="P461">ScriptEditor: auto-completion texts for the script SQL classes added</text:p>
              </text:list-item>
            </text:list>
          </table:table-cell>
        </table:table-row>
        <table:table-row>
          <table:table-cell table:style-name="Table1.A18" office:value-type="float" office:value="0">
            <text:p text:style-name="P370">4.18</text:p>
          </table:table-cell>
          <table:table-cell table:style-name="Table1.A18" office:value-type="float" office:value="0">
            <text:p text:style-name="P371">2016-12-29</text:p>
          </table:table-cell>
          <table:table-cell table:style-name="Table1.C2" office:value-type="string">
            <text:list xml:id="list145936612767384" text:continue-numbering="true" text:style-name="L10">
              <text:list-item>
                <text:p text:style-name="P462">new shortcuts in ScriptEditor and ScriptCommunicator</text:p>
              </text:list-item>
              <text:list-item>
                <text:p text:style-name="P463">ScriptEditor: the font is adjustable now</text:p>
              </text:list-item>
              <text:list-item>
                <text:p text:style-name="P464">new worker script function<text:span text:style-name="T325">s</text:span>: getSerialPortSignals, <text:span text:style-name="T326">getTimestamp</text:span></text:p>
              </text:list-item>
              <text:list-item>
                <text:p text:style-name="P465">new ScriptWidget functions: getObjectName, setObjectName</text:p>
              </text:list-item>
              <text:list-item>
                <text:p text:style-name="P466">new ScriptButton and ScriptToolButton functions: <text:s/>setCheckable, isCheckable, isChecked, setChecked</text:p>
              </text:list-item>
              <text:list-item>
                <text:p text:style-name="P467">new ScriptTableWidget function: insertRowWithContent</text:p>
              </text:list-item>
            </text:list>
          </table:table-cell>
        </table:table-row>
        <table:table-row>
          <table:table-cell table:style-name="Table1.A18" office:value-type="float" office:value="0">
            <text:p text:style-name="P372">4.19</text:p>
          </table:table-cell>
          <table:table-cell table:style-name="Table1.A18" office:value-type="float" office:value="0">
            <text:p text:style-name="P373">2017-02-23</text:p>
          </table:table-cell>
          <table:table-cell table:style-name="Table1.C2" office:value-type="string">
            <text:list xml:id="list145937485440473" text:continue-numbering="true" text:style-name="L10">
              <text:list-item>
                <text:p text:style-name="P468">ScriptStatusBar class removed (replaced by ScriptMainWindow::showMessage)</text:p>
              </text:list-item>
              <text:list-item>
                <text:p text:style-name="P469">ScriptEditor:</text:p>
                <text:list>
                  <text:list-item>
                    <text:p text:style-name="P469"><text:span text:style-name="T328">bug fix: </text:span>ScriptButton::clickedSignal was missing in the auto-completion list</text:p>
                  </text:list-item>
                  <text:list-item>
                    <text:p text:style-name="P470">script file locks added (to prevent opening the same file in multiple instances of Script<text:span text:style-name="T327">Editor</text:span>)</text:p>
                  </text:list-item>
                </text:list>
              </text:list-item>
              <text:list-item>
                <text:p text:style-name="P471"><text:soft-page-break/>settings dialog: connect button added</text:p>
              </text:list-item>
              <text:list-item>
                <text:p text:style-name="P472">if ScriptCommunicator detects that a script file is opened by an instance of ScriptEditor and contains unsaved changes then a message box is displayed</text:p>
              </text:list-item>
              <text:list-item>
                <text:p text:style-name="P473">new config file extensions (.config, .scripts and .seq)</text:p>
              </text:list-item>
              <text:list-item>
                <text:p text:style-name="P474">new script converter function: byteArrayToUtf8String</text:p>
              </text:list-item>
              <text:list-item>
                <text:p text:style-name="P475">new scriptThread function<text:span text:style-name="T339">s</text:span>: getConsoleSettings, <text:span text:style-name="T339">setMainWindowAndTaskBarIcon</text:span></text:p>
              </text:list-item>
              <text:list-item>
                <text:p text:style-name="P478">new command-line <text:span text:style-name="T337">argument</text:span> -I</text:p>
              </text:list-item>
              <text:list-item>
                <text:p text:style-name="P479">new ScriptWidget function: setWindowIcon</text:p>
              </text:list-item>
            </text:list>
          </table:table-cell>
        </table:table-row>
        <table:table-row>
          <table:table-cell table:style-name="Table1.A18" office:value-type="float" office:value="0">
            <text:p text:style-name="P374">4.20</text:p>
          </table:table-cell>
          <table:table-cell table:style-name="Table1.A18" office:value-type="float" office:value="0">
            <text:p text:style-name="P375">2017-03-31</text:p>
          </table:table-cell>
          <table:table-cell table:style-name="Table1.C2" office:value-type="string">
            <text:list xml:id="list145936900382780" text:continue-numbering="true" text:style-name="L10">
              <text:list-item>
                <text:p text:style-name="P476"><text:span text:style-name="T345">new </text:span>scriptThread function: <text:span text:style-name="T341">processIsRunning</text:span></text:p>
              </text:list-item>
              <text:list-item>
                <text:p text:style-name="P480">scriptThread function changed: getTimestamp</text:p>
              </text:list-item>
              <text:list-item>
                <text:p text:style-name="P477"><text:span text:style-name="T345">new ScriptWidget </text:span>function: <text:span text:style-name="T346">createShortCut</text:span></text:p>
              </text:list-item>
              <text:list-item>
                <text:p text:style-name="P481">bug fix: readAllStandardOutputFromProcess and readAllStandardErrorFromProcess return now if the process has stopped (if isBlocking is true)</text:p>
              </text:list-item>
              <text:list-item>
                <text:p text:style-name="P482">SCE files are now created in a separate folder.</text:p>
              </text:list-item>
              <text:list-item>
                <text:p text:style-name="P483">new ScriptLed (CustomWidget) functions: setColorRgb, setFlashRate</text:p>
              </text:list-item>
              <text:list-item>
                <text:p text:style-name="P484">ScriptEditor: UTF-8 support added</text:p>
              </text:list-item>
              <text:list-item>
                <text:p text:style-name="P485">new worker and custom log/console script object: scriptFile </text:p>
              </text:list-item>
            </text:list>
          </table:table-cell>
        </table:table-row>
        <table:table-row>
          <table:table-cell table:style-name="Table1.A18" office:value-type="float" office:value="0">
            <text:p text:style-name="P376">4.21</text:p>
          </table:table-cell>
          <table:table-cell table:style-name="Table1.A18">
            <text:p text:style-name="P375"/>
          </table:table-cell>
          <table:table-cell table:style-name="Table1.C2" office:value-type="string">
            <text:list xml:id="list145936864296007" text:continue-numbering="true" text:style-name="L10">
              <text:list-item>
                <text:p text:style-name="P486">batch files added with which self extracting (sfx) zip (exe) files can be created <text:span text:style-name="T358">(only on window)</text:span> with winrar (the sfx file contains all necessary ScriptCommunictor files and a script (and it's resources) which shall be execut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45936513326525" text:continue-list="list40164633" text:style-name="L1">
        <text:list-item>
          <text:p text:style-name="P660">the consoles which shows:</text:p>
          <text:list>
            <text:list-item>
              <text:p text:style-name="P660">the sent data</text:p>
            </text:list-item>
            <text:list-item>
              <text:p text:style-name="P660"><text:soft-page-break/>the received data</text:p>
            </text:list-item>
            <text:list-item>
              <text:p text:style-name="P660">time stamps</text:p>
            </text:list-item>
            <text:list-item>
              <text:p text:style-name="P660">messages added with the add message dialog</text:p>
              <text:p text:style-name="P764"/>
            </text:list-item>
          </text:list>
        </text:list-item>
      </text:list>
      <text:p text:style-name="P223">Note: <text:span text:style-name="T263">T</text:span><text:span text:style-name="T262">he console font size can be modified with 'Ctrl' + 'mouse scroll up/down'.</text:span></text:p>
      <text:p text:style-name="P224"/>
      <text:list xml:id="list145936749921061" text:continue-numbering="true" text:style-name="L1">
        <text:list-item>
          <text:p text:style-name="P660">a multi-line send area</text:p>
        </text:list-item>
        <text:list-item>
          <text:p text:style-name="P660">the send input check box: if checked all text entered in a console will be sent</text:p>
        </text:list-item>
        <text:list-item>
          <text:p text:style-name="P490">a menu and the following buttons:</text:p>
          <text:list>
            <text:list-item>
              <text:p text:style-name="P660">Connect: connects the main interface (the configuration of the main interface is done in the configure dialog)</text:p>
            </text:list-item>
            <text:list-item>
              <text:p text:style-name="P660">Disconnect: disconnects the main interface</text:p>
            </text:list-item>
            <text:list-item>
              <text:p text:style-name="P660">Settings: shows the settings dialog</text:p>
            </text:list-item>
            <text:list-item>
              <text:p text:style-name="P660">Sending: shows the send dialog</text:p>
            </text:list-item>
            <text:list-item>
              <text:p text:style-name="P660">Scripts: shows the scripts dialog</text:p>
            </text:list-item>
            <text:list-item>
              <text:p text:style-name="P660">Clear button: clears all consoles</text:p>
            </text:list-item>
            <text:list-item>
              <text:p text:style-name="P660">Lock scrolling: prevents the automatic scrolling in the consoles (if new data is added to a console the <text:span text:style-name="T225">cursor</text:span> moves to the end of the console)</text:p>
            </text:list-item>
            <text:list-item>
              <text:p text:style-name="P660">Add message: shows the add message dialog</text:p>
            </text:list-item>
            <text:list-item>
              <text:p text:style-name="P661">Top: brings all windows to top/foreground</text:p>
            </text:list-item>
            <text:list-item>
              <text:p text:style-name="P487">Reopen: reopen all logs (is only visible if the log option <text:span text:style-name="T224">'append time stamp at log file name' </text:span>is selected)</text:p>
            </text:list-item>
          </text:list>
        </text:list-item>
        <text:list-item>
          <text:p text:style-name="P658">if the current connection type is serial port:</text:p>
          <text:list>
            <text:list-item>
              <text:p text:style-name="P660">a check box for setting/clearing the DTR (data terminal ready) pin (default=1)</text:p>
            </text:list-item>
            <text:list-item>
              <text:p text:style-name="P660">a check box for setting/clearing the RTS (request to send) pin (default=0)</text:p>
            </text:list-item>
          </text:list>
        </text:list-item>
      </text:list>
      <text:p text:style-name="P219"/>
      <text:list xml:id="list145936183363075" text:continue-numbering="true" text:style-name="L1">
        <text:list-item>
          <text:p text:style-name="P660">a sequence area in which the sequences from the send window can be sent</text:p>
        </text:list-item>
        <text:list-item>
          <text:p text:style-name="P660">a script area in which the scripts from the script window can be started <text:span text:style-name="T156">(normal and in a script-debugger</text:span>, stopped and paused<text:span text:style-name="T296">)</text:span></text:p>
        </text:list-item>
        <text:list-item>
          <text:p text:style-name="P660">a find text in console area in which a console text can be searched (in the visible console)</text:p>
        </text:list-item>
        <text:list-item>
          <text:p text:style-name="P660"><text:soft-page-break/>the send history</text:p>
        </text:list-item>
      </text:list>
      <text:p text:style-name="P219"/>
      <text:p text:style-name="P317"><text:span text:style-name="T207">Note: If the 'check for updates' menu is clicked ScriptCommunicator tries to read </text:span><text:a xlink:type="simple" xlink:href="https://github.com/szieke/ScriptCommunicator_serial-terminal" text:style-name="Internet_20_link" text:visited-style-name="Visited_20_Internet_20_Link"><text:span text:style-name="T207">https://github.com/szieke/ScriptCommunicator_serial-terminal</text:span></text:a><text:span text:style-name="T207">. To connect to this address ScriptCommunicator uses the proxy settings from the sockets tab in the settings windows.</text:span></text:p>
      <text:p text:style-name="P313"/>
      <text:h text:style-name="Heading_20_2" text:outline-level="2"><text:bookmark-start text:name="_Toc403041628"/><text:bookmark-start text:name="__RefHeading__18462_749916436"/>Settings dialog<text:bookmark-end text:name="_Toc403041628"/><text:bookmark-end text:name="__RefHeading__18462_749916436"/></text:h>
      <text:p text:style-name="P25"><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2211554346624473903" text:style-name="L11">
        <text:list-item>
          <text:p text:style-name="P662">the main interface settings (serial port tab, sockets tab, cheetah SPI tab and PCAN tab)</text:p>
        </text:list-item>
        <text:list-item>
          <text:p text:style-name="P662">the console settings (the console options tab)</text:p>
        </text:list-item>
        <text:list-item>
          <text:p text:style-name="P662">the log settings (the log options tab)</text:p>
        </text:list-item>
        <text:list-item>
          <text:p text:style-name="P662">the path to the external script editor (for editing a script in the script window)</text:p>
        </text:list-item>
      </text:list>
      <text:p text:style-name="P313">Note:</text:p>
      <text:list xml:id="list41682042521067422" text:style-name="L12">
        <text:list-header>
          <text:p text:style-name="P765">The script interface for the custom console and the custom log is explained in chapter <text:span text:style-name="Absatz-Standardschriftart"><text:span text:style-name="T100"><text:bookmark-ref text:reference-format="text" text:ref-name="__RefHeading__14454_479808360">Custom console/log scripts</text:bookmark-ref></text:span></text:span>.</text:p>
        </text:list-header>
      </text:list>
      <text:p text:style-name="P323">To close this dialog press the close button + press Ctrl+<text:span text:style-name="T317">Shift+</text:span>X.</text:p>
      <text:p text:style-name="P313"/>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5">Note: </text:p>
      <text:p text:style-name="P25"><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text:soft-page-break/>Cyclic sequence <text:bookmark-start text:name="_Toc403041631"/><text:s/>area<text:bookmark-end text:name="__RefHeading__5902_596565095"/><text:bookmark-end text:name="_Toc403041631"/></text:h>
      <text:p text:style-name="Standard">The cyclic send area contains following: </text:p>
      <text:list xml:id="list145935994107675" text:continue-numbering="true" text:style-name="L12">
        <text:list-item>
          <text:p text:style-name="P663">a data input field</text:p>
        </text:list-item>
        <text:list-item>
          <text:p text:style-name="P663">a script path filed</text:p>
        </text:list-item>
        <text:list-item>
          <text:p text:style-name="P663">a send button which sends the data</text:p>
        </text:list-item>
        <text:list-item>
          <text:p text:style-name="P663">a format combo box which sets the format of the data which shall be sent </text:p>
        </text:list-item>
        <text:list-item>
          <text:p text:style-name="P663">a Repetition field which sets the number repetitions (if 0 is entered the data is sent only once, if 1 is entered the data is sent twice)</text:p>
        </text:list-item>
        <text:list-item>
          <text:p text:style-name="P663">a pause field which sets the pause in milliseconds between two repetitions</text:p>
        </text:list-item>
        <text:list-item>
          <text:p text:style-name="P663">a progress bar which shows the progress while sending data</text:p>
          <text:p text:style-name="P765"/>
          <text:p text:style-name="P765"><text:span text:style-name="Absatz-Standardschriftart">In addition to the simple sending of a sequence a sequence script can be used (see chapter </text:span><text:span text:style-name="Absatz-Standardschriftart"><text:span text:style-name="T99"><text:bookmark-ref text:reference-format="text" text:ref-name="_Ref402871308">Sequence script</text:bookmark-ref></text:span></text:span><text:span text:style-name="Absatz-Standardschriftart">).</text:span></text:p>
        </text:list-item>
      </text:list>
      <text:p text:style-name="P236"/>
      <text:p text:style-name="P236">Note: If ScriptCommunicator is connected to a PCAN interface the send bytes have the following meaning:</text:p>
      <text:list xml:id="list8006745601206419103" text:style-name="L13">
        <text:list-item>
          <text:p text:style-name="P664">Byte 0= <text:s/>message type (0=standard, 1=standard remote-transfer-request, 2=extended, 3= extended remote-transfer-request)</text:p>
        </text:list-item>
        <text:list-item>
          <text:p text:style-name="P664">Byte 1-4= can id</text:p>
        </text:list-item>
        <text:list-item>
          <text:p text:style-name="P664">Byte 5-12= the data.</text:p>
        </text:list-item>
      </text:list>
      <text:p text:style-name="P313">If more then 8 data bytes are given, several can messages with the same <text:span text:style-name="T174">CAN</text:span> id will be sent.</text:p>
      <text:p text:style-name="P313"/>
      <text:h text:style-name="P556" text:outline-level="4"><text:bookmark-start text:name="__RefHeading__20016_1662152207"/>Change the sequence configuration<text:bookmark-end text:name="__RefHeading__20016_1662152207"/></text:h>
      <text:p text:style-name="Standard">Following is implemented:</text:p>
      <text:list xml:id="list5001953917596743498" text:style-name="L14">
        <text:list-item>
          <text:p text:style-name="P665"><text:span text:style-name="Absatz-Standardschriftart">create a new sequence: <text:s/>Ctrl+N or menu </text:span><text:span text:style-name="Absatz-Standardschriftart"><text:span text:style-name="T189">single </text:span></text:span><text:span text:style-name="Absatz-Standardschriftart">sequence/new sequence </text:span></text:p>
        </text:list-item>
        <text:list-item>
          <text:p text:style-name="P666"><text:span text:style-name="Absatz-Standardschriftart">add a sequence script: Ctrl+A or menu </text:span><text:span text:style-name="Absatz-Standardschriftart"><text:span text:style-name="T189">single </text:span></text:span><text:span text:style-name="Absatz-Standardschriftart">sequence/add sequence script </text:span></text:p>
        </text:list-item>
        <text:list-item>
          <text:p text:style-name="P666"><text:span text:style-name="Absatz-Standardschriftart">create a sequence script: Ctrl+C or menu </text:span><text:span text:style-name="Absatz-Standardschriftart"><text:span text:style-name="T189">single </text:span></text:span><text:span text:style-name="Absatz-Standardschriftart">sequence/add sequence script </text:span></text:p>
        </text:list-item>
        <text:list-item>
          <text:p text:style-name="P666"><text:span text:style-name="Absatz-Standardschriftart">edit a sequence script: Ctrl+E or menu </text:span><text:span text:style-name="Absatz-Standardschriftart"><text:span text:style-name="T189">single </text:span></text:span><text:span text:style-name="Absatz-Standardschriftart">sequence/edit sequence script </text:span></text:p>
        </text:list-item>
        <text:list-item>
          <text:p text:style-name="P666"><text:span text:style-name="Absatz-Standardschriftart">remove a sequence script: menu </text:span><text:span text:style-name="Absatz-Standardschriftart"><text:span text:style-name="T189">single </text:span></text:span><text:span text:style-name="Absatz-Standardschriftart">sequence/remove sequence script </text:span></text:p>
        </text:list-item>
        <text:list-item>
          <text:p text:style-name="P666"><text:soft-page-break/><text:span text:style-name="Absatz-Standardschriftart">delete a sequence: <text:s/>select the corresponding sequence and press Ctrl+D or menu </text:span><text:span text:style-name="Absatz-Standardschriftart"><text:span text:style-name="T189">single </text:span></text:span><text:span text:style-name="Absatz-Standardschriftart">sequence/delete sequence </text:span></text:p>
        </text:list-item>
        <text:list-item>
          <text:p text:style-name="P665"><text:span text:style-name="Absatz-Standardschriftart">move the selected sequence up: select the corresponding sequence and press Ctrl+Up or menu sequence/move up</text:span></text:p>
        </text:list-item>
        <text:list-item>
          <text:p text:style-name="P665"><text:span text:style-name="Absatz-Standardschriftart">move the selected sequence down: select the corresponding sequence and press Ctrl+Down or menu sequence/move down</text:span></text:p>
        </text:list-item>
        <text:list-item>
          <text:p text:style-name="P666"><text:span text:style-name="Absatz-Standardschriftart"><text:span text:style-name="T189">edit all sequence scripts: press <text:s/>Ctrl+Shift+A or menu single sequence/edit all sequence scripts</text:span></text:span></text:p>
        </text:list-item>
        <text:list-item>
          <text:p text:style-name="P665"><text:span text:style-name="Absatz-Standardschriftart">save the sequence config: <text:s/>Ctrl+S or menu config/save config </text:span></text:p>
        </text:list-item>
        <text:list-item>
          <text:p text:style-name="P665"><text:span text:style-name="Absatz-Standardschriftart">save the sequence config under a new name (save as): <text:s/>Menu config/save config as</text:span></text:p>
        </text:list-item>
        <text:list-item>
          <text:p text:style-name="P665"><text:span text:style-name="Absatz-Standardschriftart">load another sequence config: <text:s/>Ctrl+L or menu config/load config </text:span></text:p>
        </text:list-item>
        <text:list-item>
          <text:p text:style-name="P665"><text:span text:style-name="Absatz-Standardschriftart">unload the current sequence config: menu config/unload config </text:span></text:p>
        </text:list-item>
      </text:list>
      <text:p text:style-name="P219"><text:span text:style-name="Absatz-Standardschriftart"/></text:p>
      <text:p text:style-name="P327"><text:span text:style-name="Absatz-Standardschriftart"><text:span text:style-name="T316">Note:</text:span></text:span></text:p>
      <text:p text:style-name="P325"><text:span text:style-name="Absatz-Standardschriftart"><text:span text:style-name="T316">To close this dialog press </text:span></text:span><text:span text:style-name="Absatz-Standardschriftart">Ctrl+</text:span><text:span text:style-name="Absatz-Standardschriftart"><text:span text:style-name="T317">Shift+</text:span></text:span><text:span text:style-name="Absatz-Standardschriftart">X</text:span><text:span text:style-name="Absatz-Standardschriftart"><text:span text:style-name="T316">.</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45937310088707" text:continue-list="list145935994107675" text:style-name="L12">
        <text:list-header>
          <text:p text:style-name="P765">In this window worker scripts (see chapter <text:span text:style-name="Absatz-Standardschriftart"><text:span text:style-name="T100"><text:bookmark-ref text:reference-format="text" text:ref-name="__RefHeading__14164_479808360">Worker scripts</text:bookmark-ref></text:span></text:span>) can be added and executed. </text:p>
        </text:list-header>
      </text:list>
      <text:p text:style-name="P313"><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45937530441384" text:continue-list="list8006745601206419103" text:style-name="L13">
        <text:list-item>
          <text:p text:style-name="P664">Change the script configuration (the content of the script table)</text:p>
        </text:list-item>
        <text:list-item>
          <text:p text:style-name="P664">Create and edit scripts and ui (user interface) files</text:p>
        </text:list-item>
        <text:list-item>
          <text:p text:style-name="P664">Load and save the script configuration (the content of the script table)</text:p>
        </text:list-item>
        <text:list-item>
          <text:p text:style-name="P664">Start, <text:span text:style-name="T156">debug, </text:span>pause and stop scripts</text:p>
        </text:list-item>
      </text:list>
      <text:p text:style-name="P25">Note: </text:p>
      <text:p text:style-name="P25"><text:span text:style-name="Absatz-Standardschriftart">A selected row in the script table can be moved up or down while holding the left mouse button at the row and moving the mouse up and/or down.</text:span></text:p>
      <text:p text:style-name="P25"><text:span text:style-name="Absatz-Standardschriftart"/></text:p>
      <text:h text:style-name="P556" text:outline-level="4"><text:bookmark-start text:name="__RefHeading__6580_596565095"/>Change the script configuration<text:bookmark-end text:name="__RefHeading__6580_596565095"/></text:h>
      <text:p text:style-name="Standard">Following is implemented:</text:p>
      <text:list xml:id="list145936140958138" text:continue-list="list5001953917596743498" text:style-name="L14">
        <text:list-item>
          <text:p text:style-name="P665"><text:soft-page-break/>Add scripts to the script table: <text:s/>Ctrl+A or menu script/addscript</text:p>
        </text:list-item>
        <text:list-item>
          <text:p text:style-name="P665">Remove script from the script table: select the corresponding row and press Ctrl+R or menu script/remove script</text:p>
        </text:list-item>
        <text:list-item>
          <text:p text:style-name="P665">Change the path to a script in the script table: double click on the corresponding entry in path column</text:p>
        </text:list-item>
        <text:list-item>
          <text:p text:style-name="P665">Add an ui file to a script: double click on the corresponding empty entry in ui column</text:p>
        </text:list-item>
        <text:list-item>
          <text:p text:style-name="P665">Remove an ui file from the script table: select the corresponding row and press Ctrl+Shift+R or menu script/remove ui</text:p>
        </text:list-item>
        <text:list-item>
          <text:p text:style-name="P665">Change the path to an ui file in the script table: double click on the corresponding entry in ui column</text:p>
        </text:list-item>
        <text:list-item>
          <text:p text:style-name="P665"><text:span text:style-name="Absatz-Standardschriftart">move the selected script up: select the corresponding script and press <text:s/>Ctrl+Up or menu script/move up</text:span></text:p>
        </text:list-item>
        <text:list-item>
          <text:p text:style-name="P665"><text:span text:style-name="Absatz-Standardschriftart">move the selected script down: select the corresponding script and press <text:s/>Ctrl+Down or menu script/move down</text:span></text:p>
        </text:list-item>
      </text:list>
      <text:p text:style-name="P313">Note:</text:p>
      <text:p text:style-name="P313">If a script is added and in the same directory a file with the name “scriptName”.ui exists then it will be added automatically to the ui column. Example: If the script name is myScript.js then the file myScript.ui will be added automatically.</text:p>
      <text:p text:style-name="P313"/>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45936666879223" text:continue-numbering="true" text:style-name="L14">
        <text:list-item>
          <text:p text:style-name="P665">Edit a script (with an external script editor): select the corresponding row and press Ctrl+E menu script/edit script</text:p>
        </text:list-item>
        <text:list-item>
          <text:p text:style-name="P665">Create <text:span text:style-name="T283">new </text:span>script (from template): Ctrl+<text:span text:style-name="T283">N</text:span> or menu script/<text:span text:style-name="T283">new </text:span>script (after pressing this menu 2 dialogs appear (first the template file must be chosen and then the name/path of the new script))</text:p>
        </text:list-item>
        <text:list-item>
          <text:p text:style-name="P665">Edit an ui file (with QtDesigner): select the corresponding row <text:s/>and press Ctrl+Shift+E or the menu script/edit ui</text:p>
        </text:list-item>
        <text:list-item>
          <text:p text:style-name="P665">Create <text:span text:style-name="T283">new </text:span>ui file: select the corresponding row and press Ctrl+Shift+<text:span text:style-name="T283">N</text:span> or the menu script/<text:span text:style-name="T283">new</text:span> ui</text:p>
        </text:list-item>
        <text:list-item>
          <text:p text:style-name="P666"><text:span text:style-name="Absatz-Standardschriftart"><text:span text:style-name="T189">Edit all scripts: press Ctrl+Shift+A or menu script/edit all sequence scripts</text:span></text:span></text:p>
          <text:p text:style-name="P76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45936852541244" text:continue-numbering="true" text:style-name="L14">
        <text:list-item>
          <text:p text:style-name="P665">Load a script configuration from a file: Ctrl+L or menu script config/load config</text:p>
        </text:list-item>
        <text:list-item>
          <text:p text:style-name="P665">Unload the current script configuration: Ctrl+U or menu script config/unload config</text:p>
        </text:list-item>
        <text:list-item>
          <text:p text:style-name="P665">Save the current script configuration: Ctrl+S or menu script config/save config</text:p>
        </text:list-item>
        <text:list-item>
          <text:p text:style-name="P665">Save config as (opens a save dialog, where a file name can be chosen): Ctrl+Shift+S or menu script config/save config as</text:p>
          <text:p text:style-name="P665"/>
        </text:list-item>
      </text:list>
      <text:h text:style-name="Heading_20_4" text:outline-level="4"><text:bookmark-start text:name="__RefHeading__6586_596565095"/>Start, <text:span text:style-name="T175">debug</text:span>, pause and stop scripts<text:bookmark-end text:name="__RefHeading__6586_596565095"/></text:h>
      <text:p text:style-name="Standard">Following is implemented:</text:p>
      <text:list xml:id="list145935727064189" text:continue-numbering="true" text:style-name="L14">
        <text:list-item>
          <text:p text:style-name="P665">Start a script: select the corresponding row and press the start button <text:span text:style-name="T315">or press Ctrl+1</text:span></text:p>
        </text:list-item>
        <text:list-item>
          <text:p text:style-name="P667"><text:soft-page-break/><text:span text:style-name="T175">Debug</text:span> a script: select the corresponding row and press the <text:span text:style-name="T175">debug</text:span> button <text:span text:style-name="T315">or press Ctrl+2 (the script will be executed with an attached script debugger)</text:span></text:p>
        </text:list-item>
        <text:list-item>
          <text:p text:style-name="P667">Pause a running script: select the corresponding row and press the pause button <text:span text:style-name="T315">or press Ctrl+2</text:span></text:p>
        </text:list-item>
        <text:list-item>
          <text:p text:style-name="P667">Stop a running <text:span text:style-name="T315">or paused </text:span>script: select the corresponding row and press the stop button <text:span text:style-name="T315">or press Ctrl+3</text:span></text:p>
        </text:list-item>
      </text:list>
      <text:p text:style-name="P316"/>
      <text:p text:style-name="P316">Note:</text:p>
      <text:p text:style-name="P316">If ScriptCommunicator is closed it saves the state (running, paused and not running) of all scripts. If ScriptCommunicator is started again all script status are restored. </text:p>
      <text:p text:style-name="P238">This means if a script is running while ScriptCommunicator is closing then this script will be automatically started after ScriptCommunicator has been started the next time.</text:p>
      <text:p text:style-name="P326">To clear the console press the clear button or press or press Ctrl+Shift+C.</text:p>
      <text:p text:style-name="P324">To close this dialog press the close button + press Ctrl+<text:span text:style-name="T317">Shift+</text:span>X.</text:p>
      <text:h text:style-name="Heading_20_2" text:outline-level="2"><text:bookmark-start text:name="__RefHeading___Toc26705_580090528"/><text:span text:style-name="T208">Create sce</text:span> file dialog<text:bookmark-end text:name="__RefHeading___Toc26705_580090528"/></text:h>
      <text:p text:style-name="P10">In this window sce <text:span text:style-name="T214">(ScriptCommunicator executable) </text:span>and scez <text:span text:style-name="T214">(ScriptCommunicator executable, zipped)</text:span> file<text:span text:style-name="T214">s</text:span> can be created <text:span text:style-name="T210">(see chapter </text:span><text:span text:style-name="Absatz-Standardschriftart"><text:span text:style-name="T101"><text:bookmark-ref text:reference-format="text" text:ref-name="__RefHeading___Toc24451_580090528">SCE files</text:bookmark-ref></text:span></text:span><text:span text:style-name="T210"> and </text:span><text:span text:style-name="Absatz-Standardschriftart"><text:span text:style-name="T101"><text:bookmark-ref text:reference-format="text" text:ref-name="__RefHeading___Toc24453_580090528">SCEZ files</text:bookmark-ref></text:span></text:span><text:span text:style-name="T210">)</text:span>. <text:span text:style-name="T216">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57" text:outline-level="4"><text:bookmark-start text:name="__RefHeading___Toc24924_580090528"/>Load and save the <text:span text:style-name="T209">sce file</text:span> configuration (the content of the <text:span text:style-name="T209">complete window</text:span>)<text:bookmark-end text:name="__RefHeading___Toc24924_580090528"/></text:h>
      <text:p text:style-name="P11">Following is implemented:</text:p>
      <text:list xml:id="list145937638708217" text:continue-numbering="true" text:style-name="L14">
        <text:list-item>
          <text:p text:style-name="P668">Load a configuration from a file: Ctrl+L or menu <text:span text:style-name="T209">Config</text:span>/load config</text:p>
        </text:list-item>
        <text:list-item>
          <text:p text:style-name="P668">Unload the current configuration: Ctrl+U or menu <text:span text:style-name="T209">Config</text:span>/unload config</text:p>
        </text:list-item>
        <text:list-item>
          <text:p text:style-name="P668">Save the current configuration: Ctrl+S or menu <text:span text:style-name="T209">Config</text:span>/save config</text:p>
        </text:list-item>
        <text:list-item>
          <text:p text:style-name="P669">Save config as (opens a save dialog, where a file name can be <text:span text:style-name="T209">chosen</text:span>): Ctrl+Shift+S or menu <text:span text:style-name="T209">Config</text:span>/save config as</text:p>
        </text:list-item>
      </text:list>
      <text:p text:style-name="P222"/>
      <text:h text:style-name="Heading_20_4" text:outline-level="4"><text:soft-page-break/>Generate a sce or scez file</text:h>
      <text:p text:style-name="P319">To create a sce <text:span text:style-name="T210">or a scez file the corresponding entries in the 'Generate' menu must be used.</text:span></text:p>
      <text:p text:style-name="P319"/>
      <text:p text:style-name="P321">Note: </text:p>
      <text:list xml:id="list2437001375914168881" text:style-name="L15">
        <text:list-item>
          <text:p text:style-name="P671">To generate a sce or a scez file at least one 'executable script' must be in the file table (a file marked with this type is started by ScriptCommunicator as script) and the sce file name must be set.</text:p>
        </text:list-item>
        <text:list-item>
          <text:p text:style-name="P671">To close this dialog press Ctrl+Shift+X.</text:p>
        </text:list-item>
        <text:list-item>
          <text:p text:style-name="P670"><text:span text:style-name="T359">To start/execute a sce or scez file ScriptCommunicator must be started with the corresponding file as a command-line argument (see chapter </text:span><text:span text:style-name="Absatz-Standardschriftart"><text:span text:style-name="T101"><text:bookmark-ref text:reference-format="text" text:ref-name="__RefHeading___Toc26655_1604035878">Command-line arguments</text:bookmark-ref></text:span></text:span><text:span text:style-name="T359">).</text:span></text:p>
        </text:list-item>
        <text:list-item>
          <text:p text:style-name="P672"><text:span text:style-name="T360">I</text:span>f you have associated the .scez and the .sce file ending with ScriptCommunicator then you can simply double click on the file to execute it.</text:p>
        </text:list-item>
      </text:list>
      <text:p text:style-name="P320"/>
      <text:h text:style-name="Heading_20_5" text:outline-level="5">File table</text:h>
      <text:p text:style-name="P108">The file table contains following columns:</text:p>
      <text:list xml:id="list8075876353018838309" text:style-name="L16">
        <text:list-item>
          <text:p text:style-name="P491">sub directory: contains the directory of the file entry inside the sce folder</text:p>
        </text:list-item>
        <text:list-item>
          <text:p text:style-name="P492">file type: the type of the file entry</text:p>
        </text:list-item>
        <text:list-item>
          <text:p text:style-name="P492">source: the source of the file entry</text:p>
        </text:list-item>
      </text:list>
      <text:p text:style-name="P109"/>
      <text:p text:style-name="P109">The file type is used by ScriptCommunicator to suggest the sub directory (which can be changed manually). </text:p>
      <text:p text:style-name="P109">Furthermore following file types have a special meaning:</text:p>
      <text:list xml:id="list632786344022523241" text:style-name="L17">
        <text:list-item>
          <text:p text:style-name="P493">executable script: a file marked with this type is started by ScriptCommunicator (during the sce or scez file execution)the </text:p>
        </text:list-item>
        <text:list-item>
          <text:p text:style-name="P493">lib: the sub directory of this file is added to the ScriptCommunicator library path (if you need extra libraries (e.g. for a custom widget) then add the libraries with this file type)</text:p>
        </text:list-item>
        <text:list-item>
          <text:p text:style-name="P493">plugin: the sub directory of this file is added to the ScriptCommunicator plug-in path (if you need extra plug-in<text:span text:style-name="T223">s</text:span> (e.g. for a custom widget) then add the plug-in<text:span text:style-name="T223">s</text:span> with this file type)</text:p>
        </text:list-item>
      </text:list>
      <text:h text:style-name="Heading_20_5" text:outline-level="5">Arguments <text:span text:style-name="T211">list</text:span></text:h>
      <text:p text:style-name="P12">All arguments which are added here can be read by the worker scripts with <text:span text:style-name="Absatz-Standardschriftart"><text:span text:style-name="T101"><text:bookmark-ref text:reference-format="text" text:ref-name="__RefHeading___Toc22616_580090528">Array&lt;String&gt; getScriptArguments(void)</text:bookmark-ref></text:span></text:span>.</text:p>
      <text:h text:style-name="Heading_20_5" text:outline-level="5">Options and sce file area</text:h>
      <text:p text:style-name="P110">In this area following options can be set:</text:p>
      <text:list xml:id="list2719530116968249066" text:style-name="L18">
        <text:list-item>
          <text:p text:style-name="P494">min. version: <text:span text:style-name="T214">the minimum version of ScriptCommunicator which is needed to execute the current scripts</text:span></text:p>
        </text:list-item>
        <text:list-item>
          <text:p text:style-name="P494">with script window: <text:span text:style-name="T214">the script windows shall be shown (per default minimized)</text:span></text:p>
        </text:list-item>
        <text:list-item>
          <text:p text:style-name="P494">not minim<text:span text:style-name="T214">i</text:span>zed: <text:span text:style-name="T214">the script window shall not be minimized</text:span></text:p>
        </text:list-item>
        <text:list-item>
          <text:p text:style-name="P495">sce file: <text:span text:style-name="T214">the sce file path</text:span></text:p>
        </text:list-item>
      </text:list>
      <text:p text:style-name="P110"/>
      <text:p text:style-name="P218">Note:</text:p>
      <text:p text:style-name="P312"><text:span text:style-name="Absatz-Standardschriftart"><text:span text:style-name="T86">You can find an example sce project in </text:span></text:span><text:span text:style-name="Absatz-Standardschriftart"><text:span text:style-name="T90">ScriptCommunicator\exampleScripts\WorkerScripts\PlotWindow</text:span></text:span><text:span text:style-name="Absatz-Standardschriftart"><text:span text:style-name="T89"> (exampleSceFileConfig.xml).</text:span></text:span></text:p>
      <text:p text:style-name="P318"/>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5">To send a file the script sendFile.js (exampleScripts/WorkerScripts/SendFile) can be used.</text:p>
      <text:p text:style-name="P170">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8">4</text:span> configuration files:</text:p>
      <text:list xml:id="list3497309825093157229" text:style-name="L19">
        <text:list-item>
          <text:p text:style-name="P496">the main configuration file</text:p>
        </text:list-item>
        <text:list-item>
          <text:p text:style-name="P496">the sequences configuration file</text:p>
        </text:list-item>
        <text:list-item>
          <text:p text:style-name="P496">the scripts configuration file</text:p>
        </text:list-item>
        <text:list-item>
          <text:p text:style-name="P497">the sce configuration file</text:p>
        </text:list-item>
      </text:list>
      <text:p text:style-name="P117"/>
      <text:p text:style-name="P118">Note: F<text:span text:style-name="T77">ile paths in config</text:span><text:span text:style-name="T78">uration </text:span><text:span text:style-name="T77">files are store relative to the config</text:span><text:span text:style-name="T78">uration </text:span><text:span text:style-name="T77">file in which they occur if they have the same root path (on window</text:span><text:span text:style-name="T1">s</text:span><text:span text:style-name="T7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419107731426459005" text:style-name="L20">
        <text:list-item>
          <text:p text:style-name="P498">all settings from the settings dialog</text:p>
        </text:list-item>
        <text:list-item>
          <text:p text:style-name="P498">the sizes and positions of all ScriptCommunicator windows</text:p>
        </text:list-item>
        <text:list-item>
          <text:p text:style-name="P498">the data of the cyclic send area in the send window</text:p>
        </text:list-item>
        <text:list-item>
          <text:p text:style-name="P498">the send history</text:p>
        </text:list-item>
        <text:list-item>
          <text:p text:style-name="P498">the data of the send area in the main window</text:p>
        </text:list-item>
        <text:list-item>
          <text:p text:style-name="P498">the name/path of the used sequence configuration file</text:p>
        </text:list-item>
        <text:list-item>
          <text:p text:style-name="P498">the name/path of the use script configuration file</text:p>
          <text:p text:style-name="P498"/>
        </text:list-item>
      </text:list>
      <text:p text:style-name="P25">To create/use a new main configuration file the 'Config' menu in the main window can be used <text:span text:style-name="T213">(see chapter </text:span><text:span text:style-name="Absatz-Standardschriftart"><text:span text:style-name="T102"><text:bookmark-ref text:reference-format="text" text:ref-name="__RefHeading__5894_596565095">Main window</text:bookmark-ref></text:span></text:span><text:span text:style-name="Absatz-Standardschriftart"><text:span text:style-name="T102">)</text:span></text:span>.</text:p>
      <text:h text:style-name="Heading_20_2" text:outline-level="2"><text:bookmark-start text:name="__RefHeading__20290_1662152207"/>Sequence configuration file<text:bookmark-end text:name="__RefHeading__20290_1662152207"/></text:h>
      <text:list xml:id="list2262859720814282615" text:style-name="L21">
        <text:list-header>
          <text:p text:style-name="P767">The sequence configuration file contains all entries of the sequence table in the send window. To load, unload or save the sequence configuration file the 'config' menu can be used (see chapter<text:span text:style-name="Absatz-Standardschriftart"><text:span text:style-name="T100"> </text:span></text:span><text:span text:style-name="Absatz-Standardschriftart"><text:span text:style-name="T10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45936273802993" text:continue-numbering="true" text:style-name="L21">
        <text:list-header>
          <text:p text:style-name="P767">The script configuration file contains all entries of the script table in the script window. To load, unload or save the script configuration file the 'script config' menu can be used (<text:span text:style-name="T212">see</text:span> chapter <text:span text:style-name="Absatz-Standardschriftart"><text:span text:style-name="T100"><text:bookmark-ref text:reference-format="text" text:ref-name="__RefHeading__6580_596565095">Change the script configuration</text:bookmark-ref></text:span></text:span>).</text:p>
        </text:list-header>
      </text:list>
      <text:p text:style-name="P313"/>
      <text:h text:style-name="Heading_20_2" text:outline-level="2"><text:bookmark-start text:name="__RefHeading___Toc26707_580090528"/><text:span text:style-name="T208">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2">'</text:span> menu can be used (<text:span text:style-name="T212">see</text:span> chapter <text:span text:style-name="Absatz-Standardschriftart"><text:span text:style-name="T100"><text:bookmark-ref text:reference-format="text" text:ref-name="__RefHeading___Toc24924_580090528">Load and save the sce file configuration (the content of the complete window)</text:bookmark-ref></text:span></text:span><text:span text:style-name="Absatz-Standardschriftart"><text:span text:style-name="T100">).</text:span></text:span></text:p>
      <text:h text:style-name="Heading_20_1" text:outline-level="1"><text:bookmark-start text:name="__RefHeading___Toc26655_1604035878"/>Command-line <text:span text:style-name="T311">arguments</text:span><text:bookmark-end text:name="__RefHeading___Toc26655_1604035878"/></text:h>
      <text:p text:style-name="P170"><text:span text:style-name="T311">ScriptCommunicator has several </text:span>command-line arguments. <text:span text:style-name="T311">These arguments are</text:span>:</text:p>
      <text:list xml:id="list9153209597688509612" text:style-name="L22">
        <text:list-item>
          <text:p text:style-name="P499"><text:span text:style-name="T128">-A: </text:span><text:span text:style-name="T131">a script command-line argument (these arguments can be read by worker scripts with the function </text:span><text:span text:style-name="Absatz-Standardschriftart"><text:span text:style-name="T106"><text:bookmark-ref text:reference-format="text" text:ref-name="__RefHeading___Toc22616_580090528">Array&lt;String&gt; getScriptArguments(void)</text:bookmark-ref></text:span></text:span></text:p>
        </text:list-item>
        <text:list-item>
          <text:p text:style-name="P499"><text:span text:style-name="T128">-L: </text:span><text:span text:style-name="T131">adds an additional library path (e.g. for loading a custom script widget)</text:span></text:p>
        </text:list-item>
        <text:list-item>
          <text:p text:style-name="P499"><text:span text:style-name="T131">-</text:span><text:span text:style-name="T132">C: the configuration file to start with</text:span></text:p>
        </text:list-item>
        <text:list-item>
          <text:p text:style-name="P499"><text:span text:style-name="T132">-</text:span><text:span text:style-name="T128">P: adds an additional folder to the ScriptCommunicator plug-in (custom script widgets) search path</text:span></text:p>
        </text:list-item>
        <text:list-item>
          <text:p text:style-name="P499"><text:span text:style-name="T128">-</text:span><text:span text:style-name="T133">I: </text:span><text:span text:style-name="T134">replace the standard icon </text:span><text:span text:style-name="T133">for the main window (taskbar and window), </text:span><text:span text:style-name="T135">supported formats: .ico, .gif, .png, .jpeg, .tiff, .bmp, .icns</text:span></text:p>
        </text:list-item>
        <text:list-item>
          <text:p text:style-name="P489">scripts, <text:span text:style-name="T215">sce files (see chapter </text:span><text:span text:style-name="Absatz-Standardschriftart"><text:span text:style-name="T106"><text:bookmark-ref text:reference-format="text" text:ref-name="__RefHeading___Toc24451_580090528">SCE files</text:bookmark-ref></text:span></text:span><text:span text:style-name="T215">) or scez files (see chapter </text:span><text:span text:style-name="Absatz-Standardschriftart"><text:span text:style-name="T106"><text:bookmark-ref text:reference-format="text" text:ref-name="__RefHeading___Toc24453_580090528">SCEZ files</text:bookmark-ref></text:span></text:span><text:span text:style-name="T215">)</text:span> separated by a space</text:p>
        </text:list-item>
      </text:list>
      <text:p text:style-name="P170">Example:</text:p>
      <text:p text:style-name="P297"><text:span text:style-name="T112">ScriptCommunicator.exe -</text:span><text:span text:style-name="T113">C</text:span><text:span text:style-name="T112">C:\initialSettingsWin2.</text:span><text:span text:style-name="T114">config -</text:span><text:span text:style-name="T115">IC:\myIcon.ico</text:span></text:p>
      <text:h text:style-name="P548" text:outline-level="2"><text:bookmark-start text:name="__RefHeading___Toc26131_1035592857"/>Command-line mode<text:bookmark-end text:name="__RefHeading___Toc26131_1035592857"/></text:h>
      <text:p text:style-name="P170">ScriptCommunicator has a command-line mode <text:span text:style-name="T312">in which scripts can be executed without the ScriptCommunicator GUI</text:span>. This command-line mode <text:span text:style-name="T311">is entered if a script, a sce or a scez file is found in the command-line arguments.</text:span></text:p>
      <text:p text:style-name="P44"/>
      <text:p text:style-name="P171"><text:span text:style-name="T313">Additional command-</text:span>line arguments for the command-line mode:</text:p>
      <text:list xml:id="list145936584236388" text:continue-numbering="true" text:style-name="L22">
        <text:list-item>
          <text:p text:style-name="P500">-withScriptWindow: the script windows shall be shown (per default minimized)</text:p>
        </text:list-item>
        <text:list-item>
          <text:p text:style-name="P501">-<text:span text:style-name="T122">notMinimized: the script window shall not be minimized</text:span></text:p>
        </text:list-item>
        <text:list-item>
          <text:p text:style-name="P501"><text:span text:style-name="T128">-minScVersion: </text:span><text:span text:style-name="T130">the minimum version of ScriptCommunicator which is needed to execute the current scripts</text:span></text:p>
        </text:list-item>
      </text:list>
      <text:p text:style-name="P170">Example:</text:p>
      <text:p text:style-name="P252">ScriptCommunicator.exe -withScriptWindow -notMinimized <text:span text:style-name="T128">-minScVersion</text:span><text:span text:style-name="T129">04.04 </text:span>-<text:span text:style-name="T206">PC:/dir1 -LC:/dir2 -Aarg1 -Aarg2 C</text:span>:/script1.js <text:span text:style-name="T206">C</text:span>:/script2.js </text:p>
      <text:p text:style-name="P251"/>
      <text:p text:style-name="P170">Command-line mode limitations:</text:p>
      <text:list xml:id="list145936110492766" text:continue-numbering="true" text:style-name="L22">
        <text:list-item>
          <text:p text:style-name="P501">no ScriptCommunicator window is visible per default (only the script window can be shown (-withScriptWindow))</text:p>
          <text:p text:style-name="P501"/>
        </text:list-item>
      </text:list>
      <text:p text:style-name="P170">Program termination without the argument withScriptWindow:</text:p>
      <text:list xml:id="list6328406052392132583" text:style-name="L23">
        <text:list-item>
          <text:p text:style-name="P502">if all worker scripts are stopped ScriptCommunicator exits automatically</text:p>
        </text:list-item>
        <text:list-item>
          <text:p text:style-name="P502"><text:soft-page-break/>a call to scriptThread.exitScriptCommunicator() exits ScriptCommunicator</text:p>
        </text:list-item>
      </text:list>
      <text:p text:style-name="P170"/>
      <text:p text:style-name="P170">Program termination with the argument withScriptWindow:</text:p>
      <text:list xml:id="list1142393299082208323" text:style-name="L24">
        <text:list-item>
          <text:p text:style-name="P503">ScriptCommunicator exits automatically if the script window has been closed</text:p>
        </text:list-item>
        <text:list-item>
          <text:p text:style-name="P503">a call to scriptThread.exitScriptCommunicator() exits ScriptCommunicator</text:p>
        </text:list-item>
      </text:list>
      <text:h text:style-name="P550" text:outline-level="3"><text:bookmark-start text:name="__RefHeading___Toc24451_580090528"/>SCE files<text:bookmark-end text:name="__RefHeading___Toc24451_580090528"/></text:h>
      <text:p text:style-name="P17"><text:span text:style-name="T217">The sce file </text:span>(ScriptCommunicator executable) <text:span text:style-name="T217">is a possibility to put all command-line arguments in one file. This file is a simple XML file and has following structure:</text:span></text:p>
      <text:p text:style-name="P45">&lt;ExecutableConfig version="04.04"&gt; <text:span text:style-name="T219">&lt;!--ScriptCommunicator version with which this file has been created--&gt;</text:span></text:p>
      <text:p text:style-name="P45"><text:s text:c="2"/>&lt;Scripts&gt;</text:p>
      <text:p text:style-name="P45"><text:s text:c="4"/>&lt;Script path="./scripts/scrip1.js"/&gt;<text:span text:style-name="T219">&lt;!--script which shall be started--&gt;</text:span></text:p>
      <text:p text:style-name="P45"><text:s text:c="4"/>&lt;Script path="./scripts/scrip<text:span text:style-name="T218">2</text:span>.js"/&gt;<text:span text:style-name="T219">&lt;!--script which shall be started--&gt;</text:span></text:p>
      <text:p text:style-name="P45"><text:s text:c="2"/>&lt;/Scripts&gt;</text:p>
      <text:p text:style-name="P45"><text:s text:c="2"/>&lt;LibraryPaths&gt;</text:p>
      <text:p text:style-name="P45"><text:s text:c="4"/>&lt;LibraryPath path="./libs1"/&gt;<text:span text:style-name="T219">&lt;!--additional library path--&gt;</text:span></text:p>
      <text:p text:style-name="P45"><text:s text:c="4"/>&lt;LibraryPath path="./libs2"/&gt;<text:span text:style-name="T219">&lt;!--additional library path--&gt;</text:span></text:p>
      <text:p text:style-name="P45"><text:s text:c="2"/>&lt;/LibraryPaths&gt;</text:p>
      <text:p text:style-name="P45"><text:s text:c="2"/>&lt;PluginPaths&gt;</text:p>
      <text:p text:style-name="P45"><text:s text:c="4"/>&lt;PluginPath path="./plugins1"/&gt;<text:span text:style-name="T219">&lt;!--additional plugin path--&gt;</text:span></text:p>
      <text:p text:style-name="P45"><text:s text:c="4"/>&lt;PluginPath path="./plugins2"/&gt;<text:span text:style-name="T219">&lt;!--additional plugin path--&gt;</text:span></text:p>
      <text:p text:style-name="P45"><text:s text:c="2"/>&lt;/PluginPaths&gt;</text:p>
      <text:p text:style-name="P45"><text:s text:c="2"/>&lt;ScriptArguments&gt;</text:p>
      <text:p text:style-name="P45"><text:s text:c="4"/>&lt;ScriptArgument value="arg1"/&gt;<text:span text:style-name="T219">&lt;!--script argument (getScriptArguments())--&gt;</text:span></text:p>
      <text:p text:style-name="P45"><text:s text:c="4"/>&lt;ScriptArgument value="arg2"/&gt;<text:span text:style-name="T219">&lt;!--script argument (getScriptArguments())--&gt;</text:span></text:p>
      <text:p text:style-name="P45"><text:s text:c="2"/>&lt;/ScriptArguments&gt;</text:p>
      <text:p text:style-name="P45"><text:s text:c="2"/>&lt;Options withScriptWindow="1" notMinimized="1" minScVersion="4.4"/&gt;</text:p>
      <text:p text:style-name="P46">&lt;!--these 3 attributes have the same meaning as the corresponding command-line argument--&gt;</text:p>
      <text:p text:style-name="P45">&lt;/ExecutableConfig&gt;</text:p>
      <text:p text:style-name="P172"/>
      <text:p text:style-name="P173">For creating a sce file the <text:span text:style-name="Absatz-Standardschriftart"><text:span text:style-name="T106"><text:bookmark-ref text:reference-format="text" text:ref-name="__RefHeading___Toc26705_580090528">Create sce file dialog</text:bookmark-ref></text:span></text:span> shall be used (but it can <text:span text:style-name="T314">be </text:span>created manually too).</text:p>
      <text:h text:style-name="P550" text:outline-level="3"><text:bookmark-start text:name="__RefHeading___Toc24453_580090528"/>SCEZ files<text:bookmark-end text:name="__RefHeading___Toc24453_580090528"/></text:h>
      <text:p text:style-name="P19"><text:span text:style-name="T221">A scez file (ScriptCommunicator executable, zipped) is a zipped sce file (including all necessary files and folders). To ensure the data integrity of a scez file a </text:span>SHA-512 <text:span text:style-name="T221">hash is appended.</text:span></text:p>
      <text:p text:style-name="P18">Note: To create a scez file the <text:span text:style-name="Absatz-Standardschriftart"><text:span text:style-name="T105"><text:bookmark-ref text:reference-format="text" text:ref-name="__RefHeading___Toc26705_580090528">Create sce file dialog</text:bookmark-ref></text:span></text:span><text:span text:style-name="T220"> must be used.</text:span></text:p>
      <text:p text:style-name="P174"><text:span text:style-name="T221">If </text:span>ScriptCommunicator <text:span text:style-name="T221">is started with this kind of file then ScriptCommunicator:</text:span></text:p>
      <text:list xml:id="list8765237630944299048" text:style-name="L25">
        <text:list-item>
          <text:p text:style-name="P504">checks the SHA-512 hash</text:p>
        </text:list-item>
        <text:list-item>
          <text:p text:style-name="P504">unzips <text:span text:style-name="T222">the scez file </text:span>into the temporary folder 'user documents folder'/'time in milliseconds since epoche'</text:p>
        </text:list-item>
        <text:list-item>
          <text:p text:style-name="P504">starts all executable scripts</text:p>
        </text:list-item>
        <text:list-item>
          <text:p text:style-name="P504"><text:span text:style-name="Absatz-Standardschriftart"><text:span text:style-name="T84">deletes the temporary folder on exit</text:span></text:span></text:p>
        </text:list-item>
      </text:list>
      <text:h text:style-name="Heading_20_1" text:outline-level="1"><text:bookmark-start text:name="__RefHeading___Toc28537_1676676238"/><text:span text:style-name="Absatz-Standardschriftart"><text:span text:style-name="T356">Self extracting zip (exe) files </text:span></text:span><text:span text:style-name="Absatz-Standardschriftart"><text:span text:style-name="T357">(only on windows)</text:span></text:span><text:bookmark-end text:name="__RefHeading___Toc28537_1676676238"/></text:h>
      <text:p text:style-name="P215"><text:span text:style-name="Absatz-Standardschriftart"><text:span text:style-name="T85">With create.bat and sfx.bat in ScriptCommunicator\winRarSfx a self extracting (sfx) zip (exe) file can be created </text:span></text:span><text:span text:style-name="Absatz-Standardschriftart"><text:span text:style-name="T87">(only on windows)</text:span></text:span><text:span text:style-name="Absatz-Standardschriftart"><text:span text:style-name="T85"> w</text:span></text:span><text:span text:style-name="Absatz-Standardschriftart"><text:span text:style-name="T88">h</text:span></text:span><text:span text:style-name="Absatz-Standardschriftart"><text:span text:style-name="T85">ich:</text:span></text:span></text:p>
      <text:list xml:id="list2635660001470411076" text:style-name="L26">
        <text:list-item>
          <text:p text:style-name="P505"><text:span text:style-name="Absatz-Standardschriftart"><text:span text:style-name="T85">contains all necessary ScriptCommunictor files</text:span></text:span></text:p>
        </text:list-item>
        <text:list-item>
          <text:p text:style-name="P505"><text:soft-page-break/><text:span text:style-name="Absatz-Standardschriftart"><text:span text:style-name="T85">a script (and it's resources) which shall be executed</text:span></text:span></text:p>
        </text:list-item>
      </text:list>
      <text:p text:style-name="P215"><text:span text:style-name="Absatz-Standardschriftart"><text:span text:style-name="T85"/></text:span></text:p>
      <text:p text:style-name="P215"><text:span text:style-name="Absatz-Standardschriftart"><text:span text:style-name="T85">If the created executable is started all files are extracted in a temporary folder und the script is executed. After the script is finished the temporary is deleted.</text:span></text:span></text:p>
      <text:p text:style-name="P215"><text:span text:style-name="Absatz-Standardschriftart"><text:span text:style-name="T85"/></text:span></text:p>
      <text:p text:style-name="P215"><text:span text:style-name="Absatz-Standardschriftart"><text:span text:style-name="T85">To create a sfx file:</text:span></text:span></text:p>
      <text:list xml:id="list3472730465688142338" text:style-name="L27">
        <text:list-item>
          <text:p text:style-name="P506"><text:span text:style-name="Absatz-Standardschriftart"><text:span text:style-name="T85">create a sce project (see </text:span></text:span><text:span text:style-name="Absatz-Standardschriftart"><text:span text:style-name="T101"><text:bookmark-ref text:reference-format="text" text:ref-name="__RefHeading___Toc26705_580090528">Create sce file dialog</text:bookmark-ref></text:span></text:span><text:span text:style-name="Absatz-Standardschriftart"><text:span text:style-name="T85"> for details) and generate the sce file/folder</text:span></text:span></text:p>
        </text:list-item>
        <text:list-item>
          <text:p text:style-name="P506"><text:span text:style-name="Absatz-Standardschriftart"><text:span text:style-name="T85">copy the created sce folder to ScriptCommunicator\winRarSfx</text:span></text:span></text:p>
        </text:list-item>
        <text:list-item>
          <text:p text:style-name="P506"><text:span text:style-name="Absatz-Standardschriftart"><text:span text:style-name="T85">open ScriptCommunicator\winRarSfx\create.bat</text:span></text:span></text:p>
        </text:list-item>
        <text:list-item>
          <text:p text:style-name="P506"><text:span text:style-name="Absatz-Standardschriftart"><text:span text:style-name="T85">replace the path to winrar (1. argument)</text:span></text:span></text:p>
        </text:list-item>
        <text:list-item>
          <text:p text:style-name="P506"><text:span text:style-name="Absatz-Standardschriftart"><text:span text:style-name="T85">replace name the sfx file name (2. argument)</text:span></text:span></text:p>
        </text:list-item>
        <text:list-item>
          <text:p text:style-name="P506"><text:span text:style-name="Absatz-Standardschriftart"><text:span text:style-name="T85">replace the sce folder name (3. argument)</text:span></text:span></text:p>
        </text:list-item>
        <text:list-item>
          <text:p text:style-name="P506"><text:span text:style-name="Absatz-Standardschriftart"><text:span text:style-name="T85">replace the name of the sce file within the sce folder (4. argument)</text:span></text:span></text:p>
        </text:list-item>
        <text:list-item>
          <text:p text:style-name="P506"><text:span text:style-name="Absatz-Standardschriftart"><text:span text:style-name="T85">replace or remove (the argument is optional) the name of the icon file (5. argument, this file must be within the sce folder)</text:span></text:span></text:p>
        </text:list-item>
        <text:list-item>
          <text:p text:style-name="P506"><text:span text:style-name="Absatz-Standardschriftart"><text:span text:style-name="T85">execute create.bat</text:span></text:span></text:p>
        </text:list-item>
      </text:list>
      <text:p text:style-name="P216"><text:span text:style-name="Absatz-Standardschriftart"><text:span text:style-name="T85"/></text:span></text:p>
      <text:p text:style-name="P545"><text:span text:style-name="Absatz-Standardschriftart"><text:span text:style-name="T86">Note: </text:span></text:span></text:p>
      <text:list xml:id="list2106561268748421565" text:style-name="L58">
        <text:list-item>
          <text:p text:style-name="P546"><text:span text:style-name="Absatz-Standardschriftart"><text:span text:style-name="T86">You can find an example sce project in ScriptCommunicator\winRarSfx\exampleSfx </text:span></text:span><text:span text:style-name="Absatz-Standardschriftart"><text:span text:style-name="T91">(to build this </text:span></text:span><text:span text:style-name="Absatz-Standardschriftart"><text:span text:style-name="T92">sfx </text:span></text:span><text:span text:style-name="Absatz-Standardschriftart"><text:span text:style-name="T91">example open create.bat, replace the path to winrar and execute create.bat</text:span></text:span><text:span text:style-name="Absatz-Standardschriftart"><text:span text:style-name="T86">.</text:span></text:span></text:p>
        </text:list-item>
        <text:list-item>
          <text:p text:style-name="P546"><text:span text:style-name="Absatz-Standardschriftart"><text:span text:style-name="T93">An other tools for creating self extractin</text:span></text:span><text:span text:style-name="Absatz-Standardschriftart"><text:span text:style-name="T94">g</text:span></text:span><text:span text:style-name="Absatz-Standardschriftart"><text:span text:style-name="T93"> zip/</text:span></text:span><text:span text:style-name="Absatz-Standardschriftart"><text:span text:style-name="T94">exe</text:span></text:span><text:span text:style-name="Absatz-Standardschriftart"><text:span text:style-name="T9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oft-page-break/><text:span text:style-name="Absatz-Standardschriftart"><text:span text:style-name="T86"/></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7566773891799963151" text:style-name="L28">
        <text:list-item>
          <text:p text:style-name="P507">worker scripts (chapter <text:span text:style-name="Absatz-Standardschriftart"><text:span text:style-name="T99"><text:bookmark-ref text:reference-format="text" text:ref-name="__RefHeading__14164_479808360">Worker scripts</text:bookmark-ref></text:span></text:span>)</text:p>
        </text:list-item>
        <text:list-item>
          <text:p text:style-name="P507">sequence scripts (chapter <text:span text:style-name="Absatz-Standardschriftart"><text:span text:style-name="T99"><text:bookmark-ref text:reference-format="text" text:ref-name="__RefHeading__14278_479808360">Sequence script</text:bookmark-ref></text:span></text:span>)</text:p>
        </text:list-item>
        <text:list-item>
          <text:p text:style-name="P507">custom console/log scripts (chapter <text:span text:style-name="Absatz-Standardschriftart"><text:span text:style-name="T99"><text:bookmark-ref text:reference-format="text" text:ref-name="__RefHeading__14454_479808360">Custom console/log scripts</text:bookmark-ref></text:span></text:span>)</text:p>
        </text:list-item>
      </text:list>
      <text:p text:style-name="P25"/>
      <text:h text:style-name="P549" text:outline-level="2"><text:bookmark-start text:name="__RefHeading___Toc23996_1050142399"/><text:span text:style-name="Absatz-Standardschriftart"><text:span text:style-name="T144">Script debugging</text:span></text:span><text:bookmark-end text:name="__RefHeading___Toc23996_1050142399"/></text:h>
      <text:p text:style-name="P76"><text:span text:style-name="T156">To debug scripts </text:span>ScriptCommunicator <text:span text:style-name="T156">uses the Qt script debugger. For more information see </text:span><text:a xlink:type="simple" xlink:href="http://doc.qt.io/qt-4.8/qtscriptdebugger-manual.html" text:style-name="Internet_20_link" text:visited-style-name="Visited_20_Internet_20_Link"><text:span text:style-name="T156">http://doc.qt.io/qt-4.8/qtscriptdebugger-manual.html</text:span></text:a><text:span text:style-name="T156">.</text:span></text:p>
      <text:p text:style-name="P76"><text:soft-page-break/></text:p>
      <text:p text:style-name="P77">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0">therefore to many calls to script GUI elements can block ScriptCommunicator.</text:span></text:span></text:p>
      <text:p text:style-name="P25"><text:span text:style-name="Absatz-Standardschriftart">Worker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6">d</text:span></text:span><text:span text:style-name="Absatz-Standardschriftart">s the standard QtScript functionality. These extended functionality is described in the following chapters.</text:span></text:p>
      <text:p text:style-name="P25"><text:span text:style-name="Absatz-Standardschriftart">Note:</text:span></text:p>
      <text:p text:style-name="P25"><text:span text:style-name="Absatz-Standardschriftart">A worker script can have a user interface (created with QtDesigner (is included) or QtCreator). </text:span></text:p>
      <text:p text:style-name="P25"><text:span text:style-name="Absatz-Standardschriftart">To load a user interface following can be done:</text:span></text:p>
      <text:list xml:id="list8622221548383967386" text:style-name="L29">
        <text:list-item>
          <text:p text:style-name="P508"><text:span text:style-name="Absatz-Standardschriftart">set the path to the user interface in the script window (the user interface will be loaded automatically when the script starts)</text:span></text:p>
        </text:list-item>
        <text:list-item>
          <text:p text:style-name="P508"><text:span text:style-name="Absatz-Standardschriftart">or call scriptThread.loadUserInterfaceFile() in the worker script (to load a user interface manually)</text:span></text:p>
        </text:list-item>
      </text:list>
      <text:p text:style-name="P25"><text:span text:style-name="Absatz-Standardschriftart">The supported GUI elements and their classes are described in chapter </text:span><text:span text:style-name="Absatz-Standardschriftart"><text:span text:style-name="T99"><text:bookmark-ref text:reference-format="text" text:ref-name="__RefHeading__6018_596565095">User interface classes</text:bookmark-ref></text:span></text:span></text:p>
      <text:p text:style-name="P25"><text:span text:style-name="Absatz-Standardschriftart"><text:span text:style-name="T99"/></text:span></text:p>
      <text:p text:style-name="P25"><text:span text:style-name="Absatz-Standardschriftart"><text:span text:style-name="T122">Note:</text:span></text:span></text:p>
      <text:p text:style-name="P25"><text:span text:style-name="Absatz-Standardschriftart"><text:span text:style-name="T12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5"><text:span text:style-name="Absatz-Standardschriftart"><text:span text:style-name="T122">Example:</text:span></text:span></text:p>
      <text:p text:style-name="P240"><text:span text:style-name="Absatz-Standardschriftart"><text:span text:style-name="T122">//Asynchronous data receive callback.</text:span></text:span></text:p>
      <text:p text:style-name="P240"><text:span text:style-name="Absatz-Standardschriftart"><text:span text:style-name="T122">function dataReceived()</text:span></text:span></text:p>
      <text:p text:style-name="P240"><text:span text:style-name="Absatz-Standardschriftart"><text:span text:style-name="T122">{</text:span></text:span></text:p>
      <text:p text:style-name="P240"><text:span text:style-name="Absatz-Standardschriftart"><text:span text:style-name="T122"><text:tab/>//Working code.</text:span></text:span></text:p>
      <text:p text:style-name="P240"><text:span text:style-name="Absatz-Standardschriftart"><text:span text:style-name="T122"><text:tab/>if(workDone)</text:span></text:span></text:p>
      <text:p text:style-name="P240"><text:span text:style-name="Absatz-Standardschriftart"><text:span text:style-name="T122"><text:tab/>{</text:span></text:span></text:p>
      <text:p text:style-name="P240"><text:span text:style-name="Absatz-Standardschriftart"><text:span text:style-name="T122"><text:tab/><text:tab/>scriptThread.stopScript();</text:span></text:span></text:p>
      <text:p text:style-name="P240"><text:span text:style-name="Absatz-Standardschriftart"><text:span text:style-name="T122"><text:tab/>}</text:span></text:span></text:p>
      <text:p text:style-name="P240"><text:span text:style-name="Absatz-Standardschriftart"><text:span text:style-name="T122">}</text:span></text:span></text:p>
      <text:p text:style-name="P240"><text:span text:style-name="Absatz-Standardschriftart"><text:span text:style-name="T122">//Initialization code.</text:span></text:span></text:p>
      <text:p text:style-name="P240"><text:span text:style-name="Absatz-Standardschriftart"><text:span text:style-name="T122">var workDone = false;</text:span></text:span></text:p>
      <text:p text:style-name="P240"><text:span text:style-name="Absatz-Standardschriftart"><text:span text:style-name="T122">scriptThread.appendTextToConsole('script has started');</text:span></text:span></text:p>
      <text:p text:style-name="P240"><text:span text:style-name="Absatz-Standardschriftart"><text:span text:style-name="T122">scriptThread.dataReceivedSignal.connect(dataReceived);</text:span></text:span></text:p>
      <text:p text:style-name="P240"><text:span text:style-name="Absatz-Standardschriftart"><text:span text:style-name="T122"/></text:span></text:p>
      <text:p text:style-name="P239"><text:span text:style-name="Absatz-Standardschriftart"><text:span text:style-name="T123">If the worker code shall be placed in the main function then scriptThread.</text:span></text:span><text:span text:style-name="Absatz-Standardschriftart"><text:span text:style-name="T43">scriptShallExit() should be called to check if the script must exit.</text:span></text:span></text:p>
      <text:p text:style-name="P239"><text:span text:style-name="Absatz-Standardschriftart"><text:span text:style-name="T43">Example:</text:span></text:span></text:p>
      <text:p text:style-name="P240"><text:span text:style-name="Absatz-Standardschriftart"><text:span text:style-name="T122">scriptThread.appendTextToConsole('script has started');</text:span></text:span></text:p>
      <text:p text:style-name="P240"><text:span text:style-name="Absatz-Standardschriftart"><text:span text:style-name="T122">while(!scriptThread.scriptShallExit())</text:span></text:span></text:p>
      <text:p text:style-name="P240"><text:soft-page-break/><text:span text:style-name="Absatz-Standardschriftart"><text:span text:style-name="T122">{</text:span></text:span></text:p>
      <text:p text:style-name="P240"><text:span text:style-name="Absatz-Standardschriftart"><text:span text:style-name="T122"><text:tab/>//Working code.</text:span></text:span></text:p>
      <text:p text:style-name="P296"><text:span text:style-name="Absatz-Standardschriftart"><text:span text:style-name="T127">}</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5">This script function can be added to a worker script. It is called if the script shall be informed that it will be stopped (for example if the user presses the stop button)</text:p>
      <text:p text:style-name="P25">Example:</text:p>
      <text:p text:style-name="P240">function stopScript() </text:p>
      <text:p text:style-name="P240">{</text:p>
      <text:p text:style-name="P240"><text:s text:c="4"/>scriptThread.appendTextToConsole("script has been stopped ");</text:p>
      <text:p text:style-name="P240">}</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5"/>
      <text:p text:style-name="P25">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5">Note: </text:p>
      <text:p text:style-name="P25">The main interface is the interface which can be adjusted in the settings window (worker scripts can create/use own interfaces too (see chapter <text:span text:style-name="Absatz-Standardschriftart"><text:span text:style-name="T99"><text:bookmark-ref text:reference-format="text" text:ref-name="__RefHeading__14795_1904129960">Separate interfaces</text:bookmark-ref></text:span></text:span>)).</text:p>
      <text:p text:style-name="P25"/>
      <text:h text:style-name="P558" text:outline-level="4">bool sendDataArray(Array&lt;unsigned char&gt; data, int repetitionCount=0, int pause=0<text:span text:style-name="T246">, bool addToMainWindowSendHistory=false</text:span>)</text:h>
      <text:p text:style-name="P25">Sends a data array with the main interface.</text:p>
      <text:p text:style-name="P25">Arguments:</text:p>
      <text:list xml:id="list4849940446651425575" text:style-name="L30">
        <text:list-item>
          <text:p text:style-name="P673">data: The data array</text:p>
        </text:list-item>
        <text:list-item>
          <text:p text:style-name="P673">repetitionCount: The data array is repeated until the number has been reached</text:p>
        </text:list-item>
        <text:list-item>
          <text:p text:style-name="P673">pause: The pause (milliseconds) between two repetitions</text:p>
        </text:list-item>
        <text:list-item>
          <text:p text:style-name="P707">addToMainWindowSendHistory: True if the data shall be added to the send history in the main window</text:p>
        </text:list-item>
      </text:list>
      <text:p text:style-name="P25"><text:s/>Return: True on success</text:p>
      <text:p text:style-name="P25">Example: <text:s/></text:p>
      <text:p text:style-name="P239"><text:span text:style-name="Absatz-Standardschriftart"><text:span text:style-name="T2">var array = Array(1,2,3,4);</text:span></text:span></text:p>
      <text:p text:style-name="P239"><text:span text:style-name="Absatz-Standardschriftart"><text:span text:style-name="T2">var result = scriptThread.sendDataArray(array);</text:span></text:span></text:p>
      <text:p text:style-name="P239"><text:span text:style-name="Absatz-Standardschriftart"><text:span text:style-name="T2"/></text:span></text:p>
      <text:h text:style-name="P558" text:outline-level="4"><text:bookmark-start text:name="_Toc403041655"/><text:bookmark-start text:name="__RefHeading__5950_596565095"/>bool sendString(String string, int repetitionCount=0, int pause=0<text:span text:style-name="T246">, bool addToMainWindowSendHistory=false</text:span>)<text:bookmark-end text:name="_Toc403041655"/><text:bookmark-end text:name="__RefHeading__5950_596565095"/></text:h>
      <text:p text:style-name="P25">Sends a string with the main interface.</text:p>
      <text:p text:style-name="P25">Arguments:</text:p>
      <text:list xml:id="list145936945477917" text:continue-numbering="true" text:style-name="L30">
        <text:list-item>
          <text:p text:style-name="P673">string: The string</text:p>
        </text:list-item>
        <text:list-item>
          <text:p text:style-name="P673">repetitionCount: The data array is repeated until the number has been reached</text:p>
        </text:list-item>
        <text:list-item>
          <text:p text:style-name="P673">pause: The pause (ms) between two repetitions</text:p>
        </text:list-item>
        <text:list-item>
          <text:p text:style-name="P707">addToMainWindowSendHistory: True if the data shall be added to the send history in the main window</text:p>
        </text:list-item>
      </text:list>
      <text:p text:style-name="P25"><text:soft-page-break/><text:s/>Return: True on success</text:p>
      <text:p text:style-name="P25">Example: <text:s/></text:p>
      <text:p text:style-name="P239"><text:span text:style-name="Absatz-Standardschriftart"><text:span text:style-name="T2">var result = scriptThread.sendString("test string");</text:span></text:span></text:p>
      <text:p text:style-name="P239"><text:span text:style-name="Absatz-Standardschriftart"><text:span text:style-name="T2"/></text:span></text:p>
      <text:h text:style-name="P558" text:outline-level="4"><text:bookmark-start text:name="_Toc4030416551"/><text:bookmark-start text:name="__RefHeading__11318_1399518882"/>bool sendCanMessage(quint8 type, quint32 canId, Array&lt;unsigned char&gt; data, int repetitionCount=0, int pause=0<text:span text:style-name="T246">, bool addToMainWindowSendHistory=false</text:span>)<text:bookmark-end text:name="_Toc4030416551"/><text:bookmark-end text:name="__RefHeading__11318_1399518882"/></text:h>
      <text:p text:style-name="P25">Sends a can message with the main interface (in MainInterfaceThread). If more then 8 data bytes are given several can messages with the same can id will be sent.</text:p>
      <text:p text:style-name="P25">Arguments:</text:p>
      <text:list xml:id="list145937096609458" text:continue-numbering="true" text:style-name="L30">
        <text:list-item>
          <text:p text:style-name="P673">type: The can message type (0=standard, 1=standard remote-transfer-request, 2=extended, 3= extended remote-transfer-request)</text:p>
        </text:list-item>
        <text:list-item>
          <text:p text:style-name="P673">canId: The can id</text:p>
        </text:list-item>
        <text:list-item>
          <text:p text:style-name="P673">data: the can data</text:p>
        </text:list-item>
        <text:list-item>
          <text:p text:style-name="P673">repetitionCount: The data message is repeated until the number has been reached</text:p>
        </text:list-item>
        <text:list-item>
          <text:p text:style-name="P673">pause: The pause (ms) between two repetitions</text:p>
        </text:list-item>
        <text:list-item>
          <text:p text:style-name="P707">addToMainWindowSendHistory: True if the data shall be added to the send history in the main window</text:p>
        </text:list-item>
      </text:list>
      <text:p text:style-name="P25"><text:s/>Return: True on success</text:p>
      <text:p text:style-name="P25">Example: <text:s/></text:p>
      <text:p text:style-name="P239"><text:span text:style-name="Absatz-Standardschriftart"><text:span text:style-name="T2">var result = scriptThread.sendCanMessage(2, 0x0f, Array(0,0,0,0));</text:span></text:span></text:p>
      <text:p text:style-name="P239"><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5">Returns true if the main interface is a CAN interface (and is connected).</text:p>
      <text:p text:style-name="P25">Example: <text:s/></text:p>
      <text:p text:style-name="P239"><text:span text:style-name="Absatz-Standardschriftart"><text:span text:style-name="T2">if(scriptThread.isConnectedWithCan())</text:span></text:span></text:p>
      <text:p text:style-name="P239"><text:span text:style-name="Absatz-Standardschriftart"><text:span text:style-name="T2">{</text:span></text:span></text:p>
      <text:p text:style-name="P239"><text:span text:style-name="Absatz-Standardschriftart"><text:span text:style-name="T2"><text:tab/>var result = scriptThread.sendCanMessage(2, 0x0f, Array(0,0,0,0), 0, 0);</text:span></text:span></text:p>
      <text:p text:style-name="P239"><text:span text:style-name="Absatz-Standardschriftart"><text:span text:style-name="T2">}</text:span></text:span></text:p>
      <text:p text:style-name="P239"><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5">Returns true if the main interface is connected.</text:p>
      <text:p text:style-name="P25">Example: <text:s/></text:p>
      <text:p text:style-name="P239"><text:span text:style-name="Absatz-Standardschriftart"><text:span text:style-name="T2">if(scriptThread.isConnected())</text:span></text:span></text:p>
      <text:p text:style-name="P239"><text:span text:style-name="Absatz-Standardschriftart"><text:span text:style-name="T2">{</text:span></text:span></text:p>
      <text:p text:style-name="P239"><text:span text:style-name="Absatz-Standardschriftart"><text:span text:style-name="T2"><text:tab/>scriptThread.sendString("test string");</text:span></text:span></text:p>
      <text:p text:style-name="P239"><text:span text:style-name="Absatz-Standardschriftart"><text:span text:style-name="T2">}</text:span></text:span></text:p>
      <text:p text:style-name="P239"><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5"><text:span text:style-name="Absatz-Standardschriftart"><text:span text:style-name="T43">Disconnects the main interface.</text:span></text:span></text:p>
      <text:p text:style-name="P25"><text:span text:style-name="Absatz-Standardschriftart"><text:span text:style-name="T43"/></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5">Connects the main interface (PCAN).</text:p>
      <text:p text:style-name="P25">Note: A successful call will modify the corresponding settings in the settings dialog.</text:p>
      <text:p text:style-name="P25">Arguments:</text:p>
      <text:list xml:id="list145937710684855" text:continue-numbering="true" text:style-name="L30">
        <text:list-item>
          <text:p text:style-name="P673"><text:span text:style-name="Absatz-Standardschriftart"><text:span text:style-name="T43">channel: The PCAN channel</text:span></text:span></text:p>
        </text:list-item>
        <text:list-item>
          <text:p text:style-name="P673"><text:span text:style-name="Absatz-Standardschriftart"><text:span text:style-name="T43">baudrate(kBaud): The baudrate. <text:s/>Possible values are:</text:span></text:span></text:p>
          <text:p text:style-name="P673"><text:span text:style-name="Absatz-Standardschriftart"><text:span text:style-name="T43">1000, 800, 500, 250, 125,100,95,83,50,47,33,20,10,5.</text:span></text:span></text:p>
        </text:list-item>
        <text:list-item>
          <text:p text:style-name="P673"><text:soft-page-break/><text:span text:style-name="Absatz-Standardschriftart"><text:span text:style-name="T43">connectTimeout: Connect timeout (ms)</text:span></text:span></text:p>
        </text:list-item>
        <text:list-item>
          <text:p text:style-name="P673"><text:span text:style-name="Absatz-Standardschriftart"><text:span text:style-name="T43">busOffAutoReset: True if the PCAN driver shall reset automatically the CAN controller of a PCAN Channel if a bus-off state is detected</text:span></text:span></text:p>
        </text:list-item>
        <text:list-item>
          <text:p text:style-name="P673"><text:span text:style-name="Absatz-Standardschriftart"><text:span text:style-name="T43">powerSupply: True if the external 5V on the D-Sub connector shall be switched on</text:span></text:span></text:p>
        </text:list-item>
        <text:list-item>
          <text:p text:style-name="P673"><text:span text:style-name="Absatz-Standardschriftart"><text:span text:style-name="T43">filterExtended: True if the filer message type is extended (29-bit identifier) or false if the filter message type is standard (11-bit identifier)</text:span></text:span></text:p>
        </text:list-item>
        <text:list-item>
          <text:p text:style-name="P673"><text:span text:style-name="Absatz-Standardschriftart"><text:span text:style-name="T43">filterFrom: The lowest CAN ID to be received</text:span></text:span></text:p>
        </text:list-item>
        <text:list-item>
          <text:p text:style-name="P673"><text:span text:style-name="Absatz-Standardschriftart"><text:span text:style-name="T43">filterTo: The highest CAN ID to be received</text:span></text:span></text:p>
          <text:p text:style-name="P768"><text:span text:style-name="Absatz-Standardschriftart"><text:span text:style-name="T43">Return: True on success</text:span></text:span></text:p>
        </text:list-item>
      </text:list>
      <text:p text:style-name="P25">Example: <text:s/></text:p>
      <text:p text:style-name="P239"><text:span text:style-name="Absatz-Standardschriftart"><text:span text:style-name="T2">if(scriptThread.connectPcan(1, 1000))</text:span></text:span></text:p>
      <text:p text:style-name="P239"><text:span text:style-name="Absatz-Standardschriftart"><text:span text:style-name="T2">{</text:span></text:span></text:p>
      <text:p text:style-name="P239"><text:span text:style-name="Absatz-Standardschriftart"><text:span text:style-name="T2"><text:tab/>scriptThread.appendTextToConsole ("connectPcan succeeded");</text:span></text:span></text:p>
      <text:p text:style-name="P239"><text:span text:style-name="Absatz-Standardschriftart"><text:span text:style-name="T2">}</text:span></text:span></text:p>
      <text:p text:style-name="P239"><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72">destination</text:span>Port, quint32 ownPort, quint32 connectTimeout = 5000)<text:bookmark-end text:name="__RefHeading__12638_428225119"/></text:h>
      <text:p text:style-name="P25">Connects the main interface (UDP or TCP socket).</text:p>
      <text:p text:style-name="P25">Note: A successful call will modify the corresponding settings in the settings dialog.</text:p>
      <text:p text:style-name="P25">Arguments:</text:p>
      <text:list xml:id="list145936357138140" text:continue-numbering="true" text:style-name="L30">
        <text:list-item>
          <text:p text:style-name="P673"><text:span text:style-name="Absatz-Standardschriftart"><text:span text:style-name="T43">isTcp: True for TCP and false for UDP</text:span></text:span></text:p>
        </text:list-item>
        <text:list-item>
          <text:p text:style-name="P673"><text:span text:style-name="Absatz-Standardschriftart"><text:span text:style-name="T43">isServer: True if the connection type is a (TCP) server</text:span></text:span></text:p>
        </text:list-item>
        <text:list-item>
          <text:p text:style-name="P673"><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673"><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673"><text:span text:style-name="Absatz-Standardschriftart"><text:span text:style-name="T43">ownPort: The own port</text:span></text:span></text:p>
        </text:list-item>
        <text:list-item>
          <text:p text:style-name="P673"><text:span text:style-name="Absatz-Standardschriftart"><text:span text:style-name="T43">connectTimeout: Connection timeout (ms)</text:span></text:span></text:p>
          <text:p text:style-name="P768"><text:span text:style-name="Absatz-Standardschriftart"><text:span text:style-name="T43">Return: True on success</text:span></text:span></text:p>
        </text:list-item>
      </text:list>
      <text:p text:style-name="P25">Example: <text:s/></text:p>
      <text:p text:style-name="P239"><text:span text:style-name="Absatz-Standardschriftart"><text:span text:style-name="T2">if(scriptThread.connectSocket(false, false, "127.0.0.1", 111, 112))</text:span></text:span></text:p>
      <text:p text:style-name="P239"><text:span text:style-name="Absatz-Standardschriftart"><text:span text:style-name="T2">{</text:span></text:span></text:p>
      <text:p text:style-name="P239"><text:span text:style-name="Absatz-Standardschriftart"><text:span text:style-name="T2"><text:tab/>scriptThread.appendTextToConsole ("connectSocket succeeded (UDP socket)");</text:span></text:span></text:p>
      <text:p text:style-name="P239"><text:span text:style-name="Absatz-Standardschriftart"><text:span text:style-name="T2">}</text:span></text:span></text:p>
      <text:p text:style-name="P239"><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145936208355317" text:continue-numbering="true" text:style-name="L30">
        <text:list-item>
          <text:p text:style-name="P673"><text:span text:style-name="Absatz-Standardschriftart"><text:span text:style-name="T43">name: True serial port name</text:span></text:span></text:p>
        </text:list-item>
        <text:list-item>
          <text:p text:style-name="P673"><text:span text:style-name="Absatz-Standardschriftart"><text:span text:style-name="T43">baudrate: The baudrate</text:span></text:span></text:p>
        </text:list-item>
        <text:list-item>
          <text:p text:style-name="P673"><text:span text:style-name="Absatz-Standardschriftart"><text:span text:style-name="T43">connectTimeout: Connection timeout (ms)</text:span></text:span></text:p>
        </text:list-item>
        <text:list-item>
          <text:p text:style-name="P673"><text:span text:style-name="Absatz-Standardschriftart"><text:span text:style-name="T43">dataBits: The number of data bits</text:span></text:span></text:p>
        </text:list-item>
        <text:list-item>
          <text:p text:style-name="P673"><text:span text:style-name="Absatz-Standardschriftart"><text:span text:style-name="T43">parity: The parity. Possible values are: "None ", "Even ", "Odd ", "Space" and "Mark"</text:span></text:span></text:p>
        </text:list-item>
        <text:list-item>
          <text:p text:style-name="P673"><text:span text:style-name="Absatz-Standardschriftart"><text:span text:style-name="T43">stopBits: The number of stop bits. Possible values are: "1 ", "1.5" and "2"</text:span></text:span></text:p>
        </text:list-item>
        <text:list-item>
          <text:p text:style-name="P673"><text:span text:style-name="Absatz-Standardschriftart"><text:span text:style-name="T43">flowControl: The flow control. Possible values are: "RTS/CTS", "XON/XOFF" and "None"</text:span></text:span></text:p>
          <text:p text:style-name="P768"><text:span text:style-name="Absatz-Standardschriftart"><text:span text:style-name="T43">Return: True on success</text:span></text:span></text:p>
        </text:list-item>
      </text:list>
      <text:p text:style-name="P25"><text:soft-page-break/>Example: <text:s/></text:p>
      <text:p text:style-name="P239"><text:span text:style-name="Absatz-Standardschriftart"><text:span text:style-name="T2">if(scriptThread.connectSerialPort("COM1"))</text:span></text:span></text:p>
      <text:p text:style-name="P239"><text:span text:style-name="Absatz-Standardschriftart"><text:span text:style-name="T2">{</text:span></text:span></text:p>
      <text:p text:style-name="P239"><text:span text:style-name="Absatz-Standardschriftart"><text:span text:style-name="T2"><text:tab/>scriptThread.appendTextToConsole ("connectSerialPort succeeded");</text:span></text:span></text:p>
      <text:p text:style-name="P239"><text:span text:style-name="Absatz-Standardschriftart"><text:span text:style-name="T2">}</text:span></text:span></text:p>
      <text:p text:style-name="P239"><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39">Sets the serial port (main interface) RTS (request to send) and DTR (data terminal ready) pins.</text:p>
      <text:p text:style-name="P239">Note: A call to this function changes the value of the RTS (request to send) and the DTR (data terminal ready) check box in the main window.</text:p>
      <text:p text:style-name="P239">Arguments:</text:p>
      <text:list xml:id="list145936842909822" text:continue-numbering="true" text:style-name="L30">
        <text:list-item>
          <text:p text:style-name="P673"><text:span text:style-name="Absatz-Standardschriftart"><text:span text:style-name="T43">setRTS: true=set the pin to 1, false=set the pin to 0</text:span></text:span></text:p>
        </text:list-item>
        <text:list-item>
          <text:p text:style-name="P673"><text:span text:style-name="Absatz-Standardschriftart"><text:span text:style-name="T43">setDTR: true=set the pin to 1, false=set the pin to 0</text:span></text:span></text:p>
        </text:list-item>
      </text:list>
      <text:p text:style-name="P219"><text:span text:style-name="Absatz-Standardschriftart"><text:span text:style-name="T43"/></text:span></text:p>
      <text:h text:style-name="P559" text:outline-level="4">quint32 getSerialPortSignals(void)</text:h>
      <text:p text:style-name="P298"><text:span text:style-name="Absatz-Standardschriftart"><text:span text:style-name="T57">Returns the state of the serial port signals (pins).The signals are bit coded:</text:span></text:span></text:p>
      <text:list xml:id="list1781190900632771267" text:style-name="L31">
        <text:list-item>
          <text:p text:style-name="P509"><text:span text:style-name="Absatz-Standardschriftart"><text:span text:style-name="T57">NoSignal = 0x00</text:span></text:span></text:p>
        </text:list-item>
        <text:list-item>
          <text:p text:style-name="P509"><text:span text:style-name="Absatz-Standardschriftart"><text:span text:style-name="T57">DataTerminalReadySignal = 0x04</text:span></text:span></text:p>
        </text:list-item>
        <text:list-item>
          <text:p text:style-name="P509"><text:span text:style-name="Absatz-Standardschriftart"><text:span text:style-name="T57">DataCarrierDetectSignal = 0x08</text:span></text:span></text:p>
        </text:list-item>
        <text:list-item>
          <text:p text:style-name="P509"><text:span text:style-name="Absatz-Standardschriftart"><text:span text:style-name="T57">DataSetReadySignal = 0x10</text:span></text:span></text:p>
        </text:list-item>
        <text:list-item>
          <text:p text:style-name="P509"><text:span text:style-name="Absatz-Standardschriftart"><text:span text:style-name="T57">RingIndicatorSignal = 0x20</text:span></text:span></text:p>
        </text:list-item>
        <text:list-item>
          <text:p text:style-name="P509"><text:span text:style-name="Absatz-Standardschriftart"><text:span text:style-name="T57">RequestToSendSignal = 0x40</text:span></text:span></text:p>
        </text:list-item>
        <text:list-item>
          <text:p text:style-name="P509"><text:span text:style-name="Absatz-Standardschriftart"><text:span text:style-name="T57"><text:s/>ClearToSendSignal = 0x80</text:span></text:span></text:p>
        </text:list-item>
      </text:list>
      <text:p text:style-name="P298"><text:span text:style-name="Absatz-Standardschriftart"><text:span text:style-name="T43"/></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5">Connects the main interface (cheetah spi).</text:p>
      <text:p text:style-name="P25">Note: A successful call will modify the corresponding settings in the settings dialog.</text:p>
      <text:p text:style-name="P25">Arguments:</text:p>
      <text:list xml:id="list145937460417366" text:continue-list="list145936842909822" text:style-name="L30">
        <text:list-item>
          <text:p text:style-name="P673"><text:span text:style-name="Absatz-Standardschriftart"><text:span text:style-name="T43">port: The cheetah spi port</text:span></text:span></text:p>
        </text:list-item>
        <text:list-item>
          <text:p text:style-name="P673"><text:span text:style-name="Absatz-Standardschriftart"><text:span text:style-name="T43">mode: The spi mode (0-3)</text:span></text:span></text:p>
        </text:list-item>
        <text:list-item>
          <text:p text:style-name="P673"><text:span text:style-name="Absatz-Standardschriftart"><text:span text:style-name="T43">baudrate: The baudrate of the interface (kHz)</text:span></text:span></text:p>
        </text:list-item>
        <text:list-item>
          <text:p text:style-name="P673"><text:span text:style-name="Absatz-Standardschriftart"><text:span text:style-name="T43">chipSelectBits: The chip select bits (1-7)</text:span></text:span></text:p>
        </text:list-item>
        <text:list-item>
          <text:p text:style-name="P673"><text:span text:style-name="Absatz-Standardschriftart"><text:span text:style-name="T43">connectTimeout: Connect timeout(ms)<text:tab/></text:span></text:span></text:p>
          <text:p text:style-name="P768"><text:span text:style-name="Absatz-Standardschriftart"><text:span text:style-name="T43">Return: True on success</text:span></text:span></text:p>
        </text:list-item>
      </text:list>
      <text:p text:style-name="P25">Example: <text:s/></text:p>
      <text:p text:style-name="P239"><text:span text:style-name="Absatz-Standardschriftart"><text:span text:style-name="T2">if(scriptThread.connectCheetahSpi(0, 1, 1000, 1))</text:span></text:span></text:p>
      <text:p text:style-name="P239"><text:span text:style-name="Absatz-Standardschriftart"><text:span text:style-name="T2">{</text:span></text:span></text:p>
      <text:p text:style-name="P239"><text:span text:style-name="Absatz-Standardschriftart"><text:span text:style-name="T2"><text:tab/>scriptThread.appendTextToConsole (" connectCheetahSpi succeeded");</text:span></text:span></text:p>
      <text:p text:style-name="P239"><text:span text:style-name="Absatz-Standardschriftart"><text:span text:style-name="T2">}</text:span></text:span></text:p>
      <text:p text:style-name="P239"><text:span text:style-name="Absatz-Standardschriftart"><text:span text:style-name="T2"/></text:span></text:p>
      <text:h text:style-name="P560" text:outline-level="4">v<text:span text:style-name="T266">oid sendReceivedDataToMainInterface(Array&lt;unsigned char&gt; data)</text:span></text:h>
      <text:p text:style-name="P271">Sends received data (received with a script internal interface) to the main interface.</text:p>
      <text:p text:style-name="P271">This data will be shown as received data in the consoles, the log and will be received by</text:p>
      <text:p text:style-name="P271">worker scripts via the dataReceivedSignal.</text:p>
      <text:p text:style-name="P270">Arguments:</text:p>
      <text:list xml:id="list145935973913119" text:continue-numbering="true" text:style-name="L30">
        <text:list-item>
          <text:p text:style-name="P674"><text:span text:style-name="Absatz-Standardschriftart"><text:span text:style-name="T49">data</text:span></text:span><text:span text:style-name="Absatz-Standardschriftart"><text:span text:style-name="T43">: </text:span></text:span><text:span text:style-name="Absatz-Standardschriftart"><text:span text:style-name="T49">The data</text:span></text:span></text:p>
          <text:p text:style-name="P674"><text:soft-page-break/><text:span text:style-name="Absatz-Standardschriftart"><text:span text:style-name="T49"/></text:span></text:p>
        </text:list-item>
      </text:list>
      <text:h text:style-name="P561" text:outline-level="4">bool checkScriptCommunicatorVersion(String minVersion)</text:h>
      <text:p text:style-name="P271">Checks if the version of ScriptCommunicator is equal/greater then the version in minVersion.</text:p>
      <text:p text:style-name="P271">The format of minVersion is: 'major'.'minor' (e.g. 04.11).</text:p>
      <text:p text:style-name="P270">Arguments:</text:p>
      <text:list xml:id="list145936550388544" text:continue-numbering="true" text:style-name="L30">
        <text:list-item>
          <text:p text:style-name="P674"><text:span text:style-name="Absatz-Standardschriftart"><text:span text:style-name="T49">minVersion: The minimum version</text:span></text:span></text:p>
        </text:list-item>
      </text:list>
      <text:p text:style-name="P322"><text:span text:style-name="Absatz-Standardschriftart"><text:span text:style-name="T43"/></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5">This signal is emitted if data has been received with the main interface (only if the main interface is not a CAN interface, use canMessagesReceivedSignal if the main interface is a CAN interface). Scripts can connect a function to this signal.</text:p>
      <text:p text:style-name="P25">Arguments:</text:p>
      <text:list xml:id="list145936871819669" text:continue-numbering="true" text:style-name="L30">
        <text:list-item>
          <text:p text:style-name="P673">data: The received data</text:p>
        </text:list-item>
      </text:list>
      <text:p text:style-name="P25">Example: <text:s/></text:p>
      <text:p text:style-name="P239"><text:span text:style-name="Absatz-Standardschriftart"><text:span text:style-name="T2">function dataReceivedSlot(data) </text:span></text:span></text:p>
      <text:p text:style-name="P239"><text:span text:style-name="Absatz-Standardschriftart"><text:span text:style-name="T2">{</text:span></text:span></text:p>
      <text:p text:style-name="P239"><text:span text:style-name="Absatz-Standardschriftart"><text:span text:style-name="T2"><text:tab/>scriptThread.appendTextToConsole("data received: " + data);</text:span></text:span></text:p>
      <text:p text:style-name="P239"><text:span text:style-name="Absatz-Standardschriftart"><text:span text:style-name="T2">}</text:span></text:span></text:p>
      <text:p text:style-name="P239"><text:span text:style-name="Absatz-Standardschriftart"><text:span text:style-name="T2"/></text:span></text:p>
      <text:p text:style-name="P239"><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39"><text:span text:style-name="Absatz-Standardschriftart"><text:span text:style-name="T2">scriptThread.dataReceivedSignal.connect(dataReceivedSlot)</text:span></text:span></text:p>
      <text:p text:style-name="P239"><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5">This signal is emitted if a can message (or several) has been received with the main interface. Scripts can connect a function to this signal.</text:p>
      <text:p text:style-name="P25">Arguments:</text:p>
      <text:list xml:id="list145936148768193" text:continue-numbering="true" text:style-name="L30">
        <text:list-item>
          <text:p text:style-name="P673">types: The can types of the received can messages (0=standard, 1=standard remote-transfer-request, 2=extended, 3= extended remote-transfer-request)</text:p>
        </text:list-item>
        <text:list-item>
          <text:p text:style-name="P673">messageIds: The can ids of the received can messages</text:p>
        </text:list-item>
        <text:list-item>
          <text:p text:style-name="P673">timestamps: Time stamps for the received can messages (milliseconds since the first message has been received). </text:p>
        </text:list-item>
        <text:list-item>
          <text:p text:style-name="P673">data: The data of the received can messages</text:p>
        </text:list-item>
      </text:list>
      <text:p text:style-name="P25">Example: <text:s/></text:p>
      <text:p text:style-name="P239"><text:span text:style-name="Absatz-Standardschriftart"><text:span text:style-name="T2">function canMessagesReceived(types, ids, timeStamps, data)</text:span></text:span></text:p>
      <text:p text:style-name="P239"><text:span text:style-name="Absatz-Standardschriftart"><text:span text:style-name="T2">{</text:span></text:span></text:p>
      <text:p text:style-name="P239"><text:span text:style-name="Absatz-Standardschriftart"><text:span text:style-name="T2"><text:tab/>for(var index = 0; index &lt; types.length; index++)</text:span></text:span></text:p>
      <text:p text:style-name="P239"><text:span text:style-name="Absatz-Standardschriftart"><text:span text:style-name="T2"><text:tab/>{</text:span></text:span></text:p>
      <text:p text:style-name="P239"><text:span text:style-name="Absatz-Standardschriftart"><text:span text:style-name="T2"><text:tab/><text:tab/>scriptThread.appendTextToConsole("message received: " + ids[index]);</text:span></text:span></text:p>
      <text:p text:style-name="P239"><text:span text:style-name="Absatz-Standardschriftart"><text:span text:style-name="T2"><text:tab/>}</text:span></text:span></text:p>
      <text:p text:style-name="P239"><text:span text:style-name="Absatz-Standardschriftart"><text:span text:style-name="T2">}</text:span></text:span></text:p>
      <text:p text:style-name="P239"><text:span text:style-name="Absatz-Standardschriftart"><text:span text:style-name="T2"/></text:span></text:p>
      <text:p text:style-name="P239"><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39"><text:span text:style-name="Absatz-Standardschriftart"><text:span text:style-name="T2">scriptThread.canMessagesReceivedSignal.connect(canMessagesReceived)</text:span></text:span></text:p>
      <text:p text:style-name="P239"><text:span text:style-name="Absatz-Standardschriftart"><text:span text:style-name="T43"/></text:span></text:p>
      <text:h text:style-name="P560" text:outline-level="4"><text:bookmark-start text:name="__RefHeading__5954_596565095677"/><text:bookmark-start text:name="_Toc403041657676"/>v<text:bookmark-end text:name="_Toc403041657676"/><text:span text:style-name="T266">oid sendDataFromMainInterfaceSignal(Array&lt;unsigned char&gt; data)</text:span><text:bookmark-end text:name="__RefHeading__5954_596565095677"/></text:h>
      <text:p text:style-name="P123">Is emitted if the main interface shall send data. Scripts can use this signal to send the <text:span text:style-name="T278">main interface </text:span>data with an additional interface.</text:p>
      <text:p text:style-name="P122">Arguments:</text:p>
      <text:list xml:id="list145936466053346" text:continue-numbering="true" text:style-name="L30">
        <text:list-item>
          <text:p text:style-name="P674">data: The data</text:p>
        </text:list-item>
      </text:list>
      <text:p text:style-name="P122"><text:soft-page-break/>Example: <text:s/></text:p>
      <text:p text:style-name="P270"><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0"><text:span text:style-name="Absatz-Standardschriftart"><text:span text:style-name="T2">{</text:span></text:span></text:p>
      <text:p text:style-name="P270"><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0"><text:span text:style-name="Absatz-Standardschriftart"><text:span text:style-name="T2">}</text:span></text:span></text:p>
      <text:p text:style-name="P270"><text:span text:style-name="Absatz-Standardschriftart"><text:span text:style-name="T2"/></text:span></text:p>
      <text:p text:style-name="P270"><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0"><text:span text:style-name="Absatz-Standardschriftart"><text:span text:style-name="T14">scriptThread.sendDataFromMainInterfaceSignal.connect(sendDataFromMainInterface)</text:span></text:span></text:p>
      <text:p text:style-name="P270"><text:span text:style-name="Absatz-Standardschriftart"><text:span text:style-name="T14"/></text:span></text:p>
      <text:h text:style-name="P562" text:outline-level="4">SerialPortSettings getMainInterfaceSerialPortSettings(void)</text:h>
      <text:p text:style-name="P132">Returns the serial port settings of the main interface.</text:p>
      <text:p text:style-name="P131"><text:span text:style-name="T332">Return</text:span>:</text:p>
      <text:list xml:id="list145937485361861" text:continue-numbering="true" text:style-name="L30">
        <text:list-item>
          <text:p text:style-name="P675"><text:span text:style-name="T273">SerialPortSettings</text:span>: <text:span text:style-name="T273">The serial port settings.</text:span> <text:span text:style-name="T273">SerialPortSettings contains following properties:</text:span></text:p>
          <text:list>
            <text:list-item>
              <text:p text:style-name="P708">String name: The name of the serial port</text:p>
            </text:list-item>
            <text:list-item>
              <text:p text:style-name="P708">quint32 baudRate: The baudrate</text:p>
            </text:list-item>
            <text:list-item>
              <text:p text:style-name="P708">quint32 dataBits: The number of data bits</text:p>
            </text:list-item>
            <text:list-item>
              <text:p text:style-name="P708">String parity: The parity</text:p>
            </text:list-item>
            <text:list-item>
              <text:p text:style-name="P708">String stopBits: The stop bits</text:p>
            </text:list-item>
            <text:list-item>
              <text:p text:style-name="P708">String flowControl: The flow control</text:p>
            </text:list-item>
            <text:list-item>
              <text:p text:style-name="P708">bool rts: True if the RTS pin is on</text:p>
            </text:list-item>
            <text:list-item>
              <text:p text:style-name="P708">bool dtr: True if the DTR pin is on</text:p>
            </text:list-item>
          </text:list>
        </text:list-item>
      </text:list>
      <text:p text:style-name="P279"><text:span text:style-name="Absatz-Standardschriftart"><text:span text:style-name="T49">Example:</text:span></text:span><text:span text:style-name="Absatz-Standardschriftart"><text:span text:style-name="T14"> <text:s/></text:span></text:span></text:p>
      <text:p text:style-name="P280"><text:span text:style-name="Absatz-Standardschriftart"><text:span text:style-name="T18">var settings = scriptThread.getMainInterfaceSerialPortSettings();</text:span></text:span></text:p>
      <text:p text:style-name="P280"><text:span text:style-name="Absatz-Standardschriftart"><text:span text:style-name="T18">scriptThread.appendTextToConsole(settings.name);</text:span></text:span></text:p>
      <text:p text:style-name="P280"><text:span text:style-name="Absatz-Standardschriftart"><text:span text:style-name="T18">scriptThread.appendTextToConsole(settings.baudRate);</text:span></text:span></text:p>
      <text:p text:style-name="P280"><text:span text:style-name="Absatz-Standardschriftart"><text:span text:style-name="T18">scriptThread.appendTextToConsole(settings.dataBits);</text:span></text:span></text:p>
      <text:p text:style-name="P280"><text:span text:style-name="Absatz-Standardschriftart"><text:span text:style-name="T18">scriptThread.appendTextToConsole(settings.parity);</text:span></text:span></text:p>
      <text:p text:style-name="P280"><text:span text:style-name="Absatz-Standardschriftart"><text:span text:style-name="T18">scriptThread.appendTextToConsole(settings.stopBits);</text:span></text:span></text:p>
      <text:p text:style-name="P280"><text:span text:style-name="Absatz-Standardschriftart"><text:span text:style-name="T18">scriptThread.appendTextToConsole(settings.flowControl);</text:span></text:span></text:p>
      <text:p text:style-name="P280"><text:span text:style-name="Absatz-Standardschriftart"><text:span text:style-name="T18">scriptThread.appendTextToConsole(settings.rts);</text:span></text:span></text:p>
      <text:p text:style-name="P280"><text:span text:style-name="Absatz-Standardschriftart"><text:span text:style-name="T18">scriptThread.appendTextToConsole(settings.dtr);</text:span></text:span></text:p>
      <text:p text:style-name="P270"><text:span text:style-name="Absatz-Standardschriftart"><text:span text:style-name="T2"/></text:span></text:p>
      <text:h text:style-name="P563" text:outline-level="4">SocketSettings getMainInterfaceSocketSettings(void)</text:h>
      <text:p text:style-name="P134">Returns the socket (UDP, TCP client/server) settings of the main interface.</text:p>
      <text:p text:style-name="P133"><text:span text:style-name="T332">Return</text:span>:</text:p>
      <text:list xml:id="list145937761316906" text:continue-numbering="true" text:style-name="L30">
        <text:list-item>
          <text:p text:style-name="P676"><text:span text:style-name="T273">SocketSettings</text:span>: <text:span text:style-name="T274">The socket settings.</text:span> <text:span text:style-name="T273">SocketSettings contains following properties:</text:span></text:p>
          <text:list>
            <text:list-item>
              <text:p text:style-name="P709"><text:span text:style-name="T275">quint16 destinationPort</text:span>: The <text:span text:style-name="T275">detination port</text:span></text:p>
            </text:list-item>
            <text:list-item>
              <text:p text:style-name="P712">String destinationIpAddress: The destination <text:span text:style-name="T276">IP</text:span> address</text:p>
            </text:list-item>
            <text:list-item>
              <text:p text:style-name="P713">quint16 ownPort: The own port</text:p>
            </text:list-item>
            <text:list-item>
              <text:p text:style-name="P713">String socketType: The socket type ('TCP client', 'TCP server' or 'UDP socket')</text:p>
            </text:list-item>
            <text:list-item>
              <text:p text:style-name="P713">quint8 proxySettings: <text:span text:style-name="T277">The proxy settings:</text:span></text:p>
              <text:list>
                <text:list-item>
                  <text:p text:style-name="P714">0 = no proxy</text:p>
                </text:list-item>
                <text:list-item>
                  <text:p text:style-name="P714">1 = use system proxy settings</text:p>
                </text:list-item>
                <text:list-item>
                  <text:p text:style-name="P714">2 = use custom proxy settings</text:p>
                </text:list-item>
              </text:list>
            </text:list-item>
            <text:list-item>
              <text:p text:style-name="P713">String proxyIpAddress: <text:span text:style-name="T277">The proxy IP address</text:span></text:p>
            </text:list-item>
            <text:list-item>
              <text:p text:style-name="P713">quint16 proxyPort: <text:span text:style-name="T277">The proxy port</text:span></text:p>
            </text:list-item>
            <text:list-item>
              <text:p text:style-name="P713">String proxyUserName: <text:span text:style-name="T277">The proxy user name</text:span></text:p>
            </text:list-item>
            <text:list-item>
              <text:p text:style-name="P713">String proxyPassword: <text:span text:style-name="T277">The proxy password</text:span></text:p>
            </text:list-item>
          </text:list>
        </text:list-item>
      </text:list>
      <text:p text:style-name="P280"><text:span text:style-name="Absatz-Standardschriftart"><text:span text:style-name="T49">Example:</text:span></text:span><text:span text:style-name="Absatz-Standardschriftart"><text:span text:style-name="T14"> <text:s/></text:span></text:span></text:p>
      <text:p text:style-name="P280"><text:soft-page-break/><text:span text:style-name="Absatz-Standardschriftart"><text:span text:style-name="T18">var settings = scriptThread.getMainInterfaceSocketSettings();</text:span></text:span></text:p>
      <text:p text:style-name="P280"><text:span text:style-name="Absatz-Standardschriftart"><text:span text:style-name="T18">scriptThread.appendTextToConsole(settings.destinationPort);</text:span></text:span></text:p>
      <text:p text:style-name="P280"><text:span text:style-name="Absatz-Standardschriftart"><text:span text:style-name="T18">scriptThread.appendTextToConsole(settings.destinationIpAddress);</text:span></text:span></text:p>
      <text:p text:style-name="P280"><text:span text:style-name="Absatz-Standardschriftart"><text:span text:style-name="T18">scriptThread.appendTextToConsole(settings.ownPort);</text:span></text:span></text:p>
      <text:p text:style-name="P280"><text:span text:style-name="Absatz-Standardschriftart"><text:span text:style-name="T18">scriptThread.appendTextToConsole(settings.socketType);</text:span></text:span></text:p>
      <text:p text:style-name="P280"><text:span text:style-name="Absatz-Standardschriftart"><text:span text:style-name="T18">scriptThread.appendTextToConsole(settings.proxySettings);</text:span></text:span></text:p>
      <text:p text:style-name="P280"><text:span text:style-name="Absatz-Standardschriftart"><text:span text:style-name="T18">scriptThread.appendTextToConsole(settings.proxyIpAddress);</text:span></text:span></text:p>
      <text:p text:style-name="P280"><text:span text:style-name="Absatz-Standardschriftart"><text:span text:style-name="T18">scriptThread.appendTextToConsole(settings.proxyPort);</text:span></text:span></text:p>
      <text:p text:style-name="P280"><text:span text:style-name="Absatz-Standardschriftart"><text:span text:style-name="T18">scriptThread.appendTextToConsole(settings.proxyUserName);</text:span></text:span></text:p>
      <text:p text:style-name="P280"><text:span text:style-name="Absatz-Standardschriftart"><text:span text:style-name="T18">scriptThread.appendTextToConsole(settings.proxyPassword);</text:span></text:span></text:p>
      <text:p text:style-name="P280"><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5"><text:span text:style-name="Absatz-Standardschriftart">Creates an UDP socket object (for more details about the script UDP socket see chapter </text:span><text:span text:style-name="Absatz-Standardschriftart"><text:span text:style-name="T99"><text:bookmark-ref text:reference-format="text" text:ref-name="_Ref402849324">Script UDP socket class</text:bookmark-ref></text:span></text:span><text:span text:style-name="Absatz-Standardschriftart">).</text:span></text:p>
      <text:p text:style-name="P25">Return: The created UDP socket object</text:p>
      <text:p text:style-name="P25">Example: <text:s/></text:p>
      <text:p text:style-name="P239"><text:span text:style-name="Absatz-Standardschriftart"><text:span text:style-name="T111">var udpSocket = scriptThread.</text:span></text:span><text:span text:style-name="Absatz-Standardschriftart"><text:span text:style-name="T2">createUdpSocket();</text:span></text:span></text:p>
      <text:p text:style-name="P239"><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5"><text:span text:style-name="Absatz-Standardschriftart">Creates a TCP server object (for more details about the script TCP server see chapter </text:span><text:span text:style-name="Absatz-Standardschriftart"><text:span text:style-name="T99"><text:bookmark-ref text:reference-format="text" text:ref-name="_Ref402849349">Script TCP server class</text:bookmark-ref></text:span></text:span><text:span text:style-name="Absatz-Standardschriftart">).</text:span></text:p>
      <text:p text:style-name="P25">Return: The created TCP server object</text:p>
      <text:p text:style-name="P25">Example: <text:s/></text:p>
      <text:p text:style-name="P239"><text:span text:style-name="Absatz-Standardschriftart"><text:span text:style-name="T111">var tcpServer = scriptThread.createTcpServer</text:span></text:span><text:span text:style-name="Absatz-Standardschriftart"><text:span text:style-name="T2">();</text:span></text:span></text:p>
      <text:p text:style-name="P239"><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5"><text:span text:style-name="Absatz-Standardschriftart">Creates a TCP client object (for more details about the script TCP client see chapter </text:span><text:span text:style-name="Absatz-Standardschriftart"><text:span text:style-name="T99"><text:bookmark-ref text:reference-format="text" text:ref-name="_Ref402849373">Script TCP client class</text:bookmark-ref></text:span></text:span><text:span text:style-name="Absatz-Standardschriftart">).</text:span></text:p>
      <text:p text:style-name="P25">Return: The created TCP client object</text:p>
      <text:p text:style-name="P25">Example: <text:s/></text:p>
      <text:p text:style-name="P239"><text:span text:style-name="Absatz-Standardschriftart"><text:span text:style-name="T111">var tcpClient = scriptThread.createTcpClient</text:span></text:span><text:span text:style-name="Absatz-Standardschriftart"><text:span text:style-name="T2">();</text:span></text:span></text:p>
      <text:p text:style-name="P239"><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5"><text:span text:style-name="Absatz-Standardschriftart">Creates a cheetah SPI interface object (for more details about the script cheetah SPI interface see chapter </text:span><text:span text:style-name="Absatz-Standardschriftart"><text:span text:style-name="T9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5">Return: The created cheetah SPI interface object</text:p>
      <text:p text:style-name="P25">Example: <text:s/></text:p>
      <text:p text:style-name="P239"><text:span text:style-name="Absatz-Standardschriftart"><text:span text:style-name="T2">var spi = scriptThread.createCheetahSpiInterface();</text:span></text:span></text:p>
      <text:p text:style-name="P239"><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5"><text:span text:style-name="Absatz-Standardschriftart">Creates a PCAN interface object (for more details about the script PCAN interface see chapter </text:span><text:span text:style-name="Absatz-Standardschriftart"><text:span text:style-name="T99"><text:bookmark-ref text:reference-format="text" text:ref-name="__RefHeading__11097_1399518882">Script PCAN class</text:bookmark-ref></text:span></text:span><text:span text:style-name="Absatz-Standardschriftart">).</text:span></text:p>
      <text:p text:style-name="P25">Return: The created PCAN interface object</text:p>
      <text:p text:style-name="P25">Example: <text:s/></text:p>
      <text:p text:style-name="P239"><text:span text:style-name="Absatz-Standardschriftart"><text:span text:style-name="T2">var pcan = scriptThread.createPcanInterface();</text:span></text:span></text:p>
      <text:p text:style-name="P239"><text:span text:style-name="Absatz-Standardschriftart"><text:span text:style-name="T2"/></text:span></text:p>
      <text:h text:style-name="Heading_20_4" text:outline-level="4"><text:bookmark-start text:name="_Toc403041643"/><text:bookmark-start text:name="__RefHeading__5926_596565095"/><text:soft-page-break/>ScriptSerialPort createSerialPort (void)<text:bookmark-end text:name="_Toc403041643"/><text:bookmark-end text:name="__RefHeading__5926_596565095"/></text:h>
      <text:p text:style-name="P25"><text:span text:style-name="Absatz-Standardschriftart">Creates a serial port object (for more details about the script serial port see chapter </text:span><text:span text:style-name="Absatz-Standardschriftart"><text:span text:style-name="T99"><text:bookmark-ref text:reference-format="text" text:ref-name="_Ref402849262">Script serial port class</text:bookmark-ref></text:span></text:span><text:span text:style-name="Absatz-Standardschriftart">).</text:span></text:p>
      <text:p text:style-name="P25">Return: The created serial port object</text:p>
      <text:p text:style-name="P25">Example: <text:s/></text:p>
      <text:p text:style-name="P239"><text:span text:style-name="Absatz-Standardschriftart"><text:span text:style-name="T2">var serialPort = scriptThread.createSerialPort();</text:span></text:span></text:p>
      <text:p text:style-name="P239"><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5">Shows a save file dialog (QFileDialog::getSaveFileName) or an open file dialog (QFileDialog::getOpenFileName).</text:p>
      <text:p text:style-name="P25">Arguments:</text:p>
      <text:list xml:id="list6952918662983605244" text:style-name="L32">
        <text:list-item>
          <text:p text:style-name="P715">isSaveDialog: True for a QFileDialog::getSaveFileName and false for a QFileDialog::getOpenFileName dialog</text:p>
        </text:list-item>
        <text:list-item>
          <text:p text:style-name="P715">caption: The caption of the dialog</text:p>
        </text:list-item>
        <text:list-item>
          <text:p text:style-name="P715">dir: The initial dir for showing the dialog</text:p>
        </text:list-item>
        <text:list-item>
          <text:p text:style-name="P715">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15">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313"/>
      <text:p text:style-name="P25">Return: The path of the selected file</text:p>
      <text:p text:style-name="P25">Example: <text:s/></text:p>
      <text:p text:style-name="P239"><text:span text:style-name="Absatz-Standardschriftart"><text:span text:style-name="T2">var path = scriptThread.showFileDialog(true, "Save File", "c:/TestDir/","Files (*)")</text:span></text:span></text:p>
      <text:p text:style-name="P239"><text:span text:style-name="Absatz-Standardschriftart"><text:span text:style-name="T2"/></text:span></text:p>
      <text:p text:style-name="P239"><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5">Shows a QFileDialog::getExistingDirectory dialog (is used to select a directory).</text:p>
      <text:p text:style-name="P25">Arguments:</text:p>
      <text:list xml:id="list145937723879985" text:continue-numbering="true" text:style-name="L32">
        <text:list-item>
          <text:p text:style-name="P715">caption: The caption of the dialog</text:p>
        </text:list-item>
        <text:list-item>
          <text:p text:style-name="P715">dir: The initial dir for showing the dialog</text:p>
        </text:list-item>
        <text:list-item>
          <text:p text:style-name="P715"><text:soft-page-break/>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path of the selected directory</text:p>
      <text:p text:style-name="P25">Example: <text:s/></text:p>
      <text:p text:style-name="P239"><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39"><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5">Convenience function to get a string from the user. Shows a QInputDialog::getText dialog (line edit).</text:p>
      <text:p text:style-name="P25">Arguments:</text:p>
      <text:list xml:id="list145935954431083" text:continue-numbering="true" text:style-name="L32">
        <text:list-item>
          <text:p text:style-name="P715">title: The title of the dialog</text:p>
        </text:list-item>
        <text:list-item>
          <text:p text:style-name="P715">label: The label over the input area</text:p>
        </text:list-item>
        <text:list-item>
          <text:p text:style-name="P715">displayedText: The initial displayed text in the input area</text:p>
        </text:list-item>
        <text:list-item>
          <text:p text:style-name="P510">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39"><text:span text:style-name="Absatz-Standardschriftart"><text:span text:style-name="T2">var input = scriptThread.showTextInputDialog("Title", "label", "initial text");</text:span></text:span></text:p>
      <text:p text:style-name="P239"><text:span text:style-name="Absatz-Standardschriftart"><text:span text:style-name="T2">if(input != "")</text:span></text:span></text:p>
      <text:p text:style-name="P239"><text:span text:style-name="Absatz-Standardschriftart"><text:span text:style-name="T2">{</text:span></text:span></text:p>
      <text:p text:style-name="P239"><text:span text:style-name="Absatz-Standardschriftart"><text:span text:style-name="T2"><text:tab/>scriptThread.appendTextToConsole("ok button pressed: input=" + input);</text:span></text:span></text:p>
      <text:p text:style-name="P239"><text:span text:style-name="Absatz-Standardschriftart"><text:span text:style-name="T2">}</text:span></text:span></text:p>
      <text:p text:style-name="P239"><text:span text:style-name="Absatz-Standardschriftart"><text:span text:style-name="T2">else</text:span></text:span></text:p>
      <text:p text:style-name="P239"><text:span text:style-name="Absatz-Standardschriftart"><text:span text:style-name="T2">{</text:span></text:span></text:p>
      <text:p text:style-name="P239"><text:span text:style-name="Absatz-Standardschriftart"><text:span text:style-name="T2"><text:tab/>scriptThread.appendTextToConsole("ok button not pressed or empty input");</text:span></text:span></text:p>
      <text:p text:style-name="P239"><text:span text:style-name="Absatz-Standardschriftart"><text:span text:style-name="T2">}</text:span></text:span></text:p>
      <text:p text:style-name="P239"><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5">Convenience function to get a multiline string from the user. Shows a QInputDialog::getMultiLineText dialog (plain text edit).</text:p>
      <text:p text:style-name="P25">Arguments:</text:p>
      <text:list xml:id="list145937472026460" text:continue-numbering="true" text:style-name="L32">
        <text:list-item>
          <text:p text:style-name="P715"><text:soft-page-break/>title: The title of the dialog</text:p>
        </text:list-item>
        <text:list-item>
          <text:p text:style-name="P715">label: The label over the input area</text:p>
        </text:list-item>
        <text:list-item>
          <text:p text:style-name="P715">displayedText: The initial displayed text in the input area</text:p>
        </text:list-item>
        <text:list-item>
          <text:p text:style-name="P715">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39"><text:span text:style-name="Absatz-Standardschriftart"><text:span text:style-name="T2">var input = scriptThread.showMultiLineTextInputDialog("Enter name", "item name", "newItem");</text:span></text:span></text:p>
      <text:p text:style-name="P239"><text:span text:style-name="Absatz-Standardschriftart"><text:span text:style-name="T2">if(input != "")</text:span></text:span></text:p>
      <text:p text:style-name="P239"><text:span text:style-name="Absatz-Standardschriftart"><text:span text:style-name="T2">{</text:span></text:span></text:p>
      <text:p text:style-name="P239"><text:span text:style-name="Absatz-Standardschriftart"><text:span text:style-name="T2"><text:tab/>scriptThread.appendTextToConsole("ok button pressed: input=" + input);</text:span></text:span></text:p>
      <text:p text:style-name="P239"><text:span text:style-name="Absatz-Standardschriftart"><text:span text:style-name="T2">}</text:span></text:span></text:p>
      <text:p text:style-name="P239"><text:span text:style-name="Absatz-Standardschriftart"><text:span text:style-name="T2">else</text:span></text:span></text:p>
      <text:p text:style-name="P239"><text:span text:style-name="Absatz-Standardschriftart"><text:span text:style-name="T2">{</text:span></text:span></text:p>
      <text:p text:style-name="P239"><text:span text:style-name="Absatz-Standardschriftart"><text:span text:style-name="T2"><text:tab/>scriptThread.appendTextToConsole("ok button not pressed or empty input");</text:span></text:span></text:p>
      <text:p text:style-name="P239"><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5">Convenience function to let the user select an item from a string list. Shows a QInputDialog::getItem dialog (combobox).</text:p>
      <text:p text:style-name="P25">Arguments:</text:p>
      <text:list xml:id="list145937852914732" text:continue-numbering="true" text:style-name="L32">
        <text:list-item>
          <text:p text:style-name="P715">title: The title of the dialog</text:p>
        </text:list-item>
        <text:list-item>
          <text:p text:style-name="P715">label: The label over the input area</text:p>
        </text:list-item>
        <text:list-item>
          <text:p text:style-name="P715">displayedItems: The displayed items</text:p>
        </text:list-item>
        <text:list-item>
          <text:p text:style-name="P715">currentItemIndex: The current combobox index</text:p>
        </text:list-item>
        <text:list-item>
          <text:p text:style-name="P715">editable: True if the combobox shall be editable</text:p>
        </text:list-item>
        <text:list-item>
          <text:p text:style-name="P715">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39"><text:span text:style-name="Absatz-Standardschriftart"><text:span text:style-name="T2">var input = scriptThread.showGetItemDialog("Enter name", "item name", Array("item1", "item2"), 1, true);</text:span></text:span></text:p>
      <text:p text:style-name="P239"><text:span text:style-name="Absatz-Standardschriftart"><text:span text:style-name="T2">if(input != "")</text:span></text:span></text:p>
      <text:p text:style-name="P239"><text:span text:style-name="Absatz-Standardschriftart"><text:span text:style-name="T2">{</text:span></text:span></text:p>
      <text:p text:style-name="P239"><text:span text:style-name="Absatz-Standardschriftart"><text:span text:style-name="T2"><text:tab/>scriptThread.appendTextToConsole("ok button pressed: input=" + input);</text:span></text:span></text:p>
      <text:p text:style-name="P239"><text:span text:style-name="Absatz-Standardschriftart"><text:span text:style-name="T2">}</text:span></text:span></text:p>
      <text:p text:style-name="P239"><text:span text:style-name="Absatz-Standardschriftart"><text:span text:style-name="T2">else</text:span></text:span></text:p>
      <text:p text:style-name="P239"><text:span text:style-name="Absatz-Standardschriftart"><text:span text:style-name="T2">{</text:span></text:span></text:p>
      <text:p text:style-name="P239"><text:span text:style-name="Absatz-Standardschriftart"><text:span text:style-name="T2"><text:tab/>scriptThread.appendTextToConsole("ok button not pressed or empty input");</text:span></text:span></text:p>
      <text:p text:style-name="P239"><text:soft-page-break/><text:span text:style-name="Absatz-Standardschriftart"><text:span text:style-name="T2">}</text:span></text:span></text:p>
      <text:p text:style-name="P25"><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5">Convenience function to get an integer input from the user. Shows a QInputDialog::getInt dialog (spinbox).</text:p>
      <text:p text:style-name="P25">Arguments:</text:p>
      <text:list xml:id="list145937930661240" text:continue-numbering="true" text:style-name="L32">
        <text:list-item>
          <text:p text:style-name="P715">title: The title of the dialog</text:p>
        </text:list-item>
        <text:list-item>
          <text:p text:style-name="P715">label: The label over the input area</text:p>
        </text:list-item>
        <text:list-item>
          <text:p text:style-name="P715">intialValue: The initial value.</text:p>
        </text:list-item>
        <text:list-item>
          <text:p text:style-name="P715">min: The minimum value</text:p>
        </text:list-item>
        <text:list-item>
          <text:p text:style-name="P715">max: The maximum value.</text:p>
        </text:list-item>
        <text:list-item>
          <text:p text:style-name="P715">step: The amount by which the values change as the user presses the arrow buttons to increment or decrement the value</text:p>
        </text:list-item>
        <text:list-item>
          <text:p text:style-name="P715">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45936078919217" text:continue-numbering="true" text:style-name="L32">
        <text:list-item>
          <text:p text:style-name="P715">array item 0: 1 if the ok button has been pressed, 0 otherwise</text:p>
        </text:list-item>
        <text:list-item>
          <text:p text:style-name="P715">array item 1: The value of the spinbox after closing the dialog</text:p>
        </text:list-item>
      </text:list>
      <text:p text:style-name="P25">Example: <text:s/></text:p>
      <text:p text:style-name="P239"><text:span text:style-name="Absatz-Standardschriftart"><text:span text:style-name="T2">var resultArray = scriptThread.showGetIntDialog("Enter value", "value item name", 10, 0, 20, 2);</text:span></text:span></text:p>
      <text:p text:style-name="P239"><text:span text:style-name="Absatz-Standardschriftart"><text:span text:style-name="T2">if(resultArray[0] == 1)</text:span></text:span></text:p>
      <text:p text:style-name="P239"><text:span text:style-name="Absatz-Standardschriftart"><text:span text:style-name="T2">{</text:span></text:span></text:p>
      <text:p text:style-name="P239"><text:span text:style-name="Absatz-Standardschriftart"><text:span text:style-name="T2"><text:tab/>scriptThread.appendTextToConsole("ok button pressed: input=" + <text:tab/><text:tab/><text:tab/><text:tab/><text:tab/><text:tab/><text:tab/><text:tab/><text:tab/>resultArray[1]);</text:span></text:span></text:p>
      <text:p text:style-name="P239"><text:span text:style-name="Absatz-Standardschriftart"><text:span text:style-name="T2">}</text:span></text:span></text:p>
      <text:p text:style-name="P239"><text:span text:style-name="Absatz-Standardschriftart"><text:span text:style-name="T2">else</text:span></text:span></text:p>
      <text:p text:style-name="P239"><text:span text:style-name="Absatz-Standardschriftart"><text:span text:style-name="T2">{</text:span></text:span></text:p>
      <text:p text:style-name="P239"><text:span text:style-name="Absatz-Standardschriftart"><text:span text:style-name="T2"><text:tab/>scriptThread.appendTextToConsole("ok button not pressed");</text:span></text:span></text:p>
      <text:p text:style-name="P239"><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5">Convenience function to get a floating point number from the user. Shows a QInputDialog::getDouble dialog (spinbox).</text:p>
      <text:p text:style-name="P25">Arguments:</text:p>
      <text:list xml:id="list145936967323454" text:continue-numbering="true" text:style-name="L32">
        <text:list-item>
          <text:p text:style-name="P715">title: The title of the dialog</text:p>
        </text:list-item>
        <text:list-item>
          <text:p text:style-name="P715"><text:soft-page-break/>label: The label over the input area</text:p>
        </text:list-item>
        <text:list-item>
          <text:p text:style-name="P715">intialValue: The initial value.</text:p>
        </text:list-item>
        <text:list-item>
          <text:p text:style-name="P715">min: The minimum value</text:p>
        </text:list-item>
        <text:list-item>
          <text:p text:style-name="P715">max: The maximum value.</text:p>
        </text:list-item>
        <text:list-item>
          <text:p text:style-name="P715">decimals: The maximum number of decimal places the number may have</text:p>
        </text:list-item>
        <text:list-item>
          <text:p text:style-name="P715">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45935916336444" text:continue-numbering="true" text:style-name="L32">
        <text:list-item>
          <text:p text:style-name="P715">array item 0: 1.0 if the ok button has been pressed, 0 otherwise</text:p>
        </text:list-item>
        <text:list-item>
          <text:p text:style-name="P715">array item 1: The value of the spinbox after closing the dialog</text:p>
        </text:list-item>
      </text:list>
      <text:p text:style-name="P25">Example: <text:s/></text:p>
      <text:p text:style-name="P239"><text:span text:style-name="Absatz-Standardschriftart"><text:span text:style-name="T2">var resultArray = scriptThread.showGetDoubleDialog("Enter value", "value", 10, 0, 20, 2);</text:span></text:span></text:p>
      <text:p text:style-name="P239"><text:span text:style-name="Absatz-Standardschriftart"><text:span text:style-name="T2">if(resultArray[0] &gt;= 1.0)</text:span></text:span></text:p>
      <text:p text:style-name="P239"><text:span text:style-name="Absatz-Standardschriftart"><text:span text:style-name="T2">{</text:span></text:span></text:p>
      <text:p text:style-name="P239"><text:span text:style-name="Absatz-Standardschriftart"><text:span text:style-name="T2"><text:tab/>scriptThread.appendTextToConsole("ok button pressed: input=" + <text:tab/><text:tab/><text:tab/><text:tab/><text:tab/><text:tab/>resultArray[1]);</text:span></text:span></text:p>
      <text:p text:style-name="P239"><text:span text:style-name="Absatz-Standardschriftart"><text:span text:style-name="T2">}</text:span></text:span></text:p>
      <text:p text:style-name="P239"><text:span text:style-name="Absatz-Standardschriftart"><text:span text:style-name="T2">else</text:span></text:span></text:p>
      <text:p text:style-name="P239"><text:span text:style-name="Absatz-Standardschriftart"><text:span text:style-name="T2">{</text:span></text:span></text:p>
      <text:p text:style-name="P239"><text:span text:style-name="Absatz-Standardschriftart"><text:span text:style-name="T2"><text:tab/>scriptThread.appendTextToConsole("ok button not pressed");</text:span></text:span></text:p>
      <text:p text:style-name="P239"><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5">This function shows a <text:s/>message box.</text:p>
      <text:p text:style-name="P25">Arguments:</text:p>
      <text:list xml:id="list9143604406949114925" text:style-name="L33">
        <text:list-item>
          <text:p text:style-name="P716">icon: The icon of the message box. Possible values are: "Information"," Warning", "Critical" and "Question"</text:p>
        </text:list-item>
        <text:list-item>
          <text:p text:style-name="P716">title: The title of the message box</text:p>
        </text:list-item>
        <text:list-item>
          <text:p text:style-name="P716">text: The text of the message box</text:p>
        </text:list-item>
        <text:list-item>
          <text:p text:style-name="P716">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39"><text:span text:style-name="Absatz-Standardschriftart"><text:span text:style-name="T2">scriptThread.messageBox("Information", "Title", "test text");</text:span></text:span></text:p>
      <text:p text:style-name="P239"><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5">This function shows a <text:s/>yes/no dialog.</text:p>
      <text:p text:style-name="P25">Arguments:</text:p>
      <text:list xml:id="list145936103782230" text:continue-numbering="true" text:style-name="L33">
        <text:list-item>
          <text:p text:style-name="P716"><text:soft-page-break/>icon: The icon of the dialog. Possible values are: "Information"," Warning", "Critical" and "Question"</text:p>
        </text:list-item>
        <text:list-item>
          <text:p text:style-name="P716">title: The title of the dialog</text:p>
        </text:list-item>
        <text:list-item>
          <text:p text:style-name="P716">text: The text of the dialog</text:p>
        </text:list-item>
        <text:list-item>
          <text:p text:style-name="P716">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72">Return: True if the user has pressed the yes button</text:p>
        </text:list-item>
      </text:list>
      <text:p text:style-name="P25">Example: <text:s/></text:p>
      <text:p text:style-name="P239"><text:span text:style-name="Absatz-Standardschriftart"><text:span text:style-name="T2">if(scriptThread.showYesNoDialog("Information", "Title", "yes or no?"))</text:span></text:span></text:p>
      <text:p text:style-name="P239"><text:span text:style-name="Absatz-Standardschriftart"><text:span text:style-name="T2">{//Yes clicked.</text:span></text:span></text:p>
      <text:p text:style-name="P239"><text:span text:style-name="Absatz-Standardschriftart"><text:span text:style-name="T2"><text:tab/>//Do something.</text:span></text:span></text:p>
      <text:p text:style-name="P239"><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5">Convenience function to get color settings from the user.</text:p>
      <text:p text:style-name="P25">Arguments:</text:p>
      <text:list xml:id="list145936000757265" text:continue-numbering="true" text:style-name="L33">
        <text:list-item>
          <text:p text:style-name="P716">initialRed: The initial value for red</text:p>
        </text:list-item>
        <text:list-item>
          <text:p text:style-name="P716">initialGreen: The initial value for green</text:p>
        </text:list-item>
        <text:list-item>
          <text:p text:style-name="P721">initialBlue: The initial value for blue</text:p>
        </text:list-item>
        <text:list-item>
          <text:p text:style-name="P721">initialAlpha: The initial value for alpha</text:p>
        </text:list-item>
        <text:list-item>
          <text:p text:style-name="P721">alphaIsEnabled: True if the alpha value should be visible/editable</text:p>
        </text:list-item>
        <text:list-item>
          <text:p text:style-name="P716">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72">Return: integer list which contains:</text:p>
        </text:list-item>
        <text:list-item>
          <text:p text:style-name="P722">element 0: 1 = OK button press, 0 OK button not pressed</text:p>
        </text:list-item>
        <text:list-item>
          <text:p text:style-name="P722">element 1: red <text:s/>(0-255)</text:p>
        </text:list-item>
        <text:list-item>
          <text:p text:style-name="P722">element 2: green <text:s/>(0-255)</text:p>
        </text:list-item>
        <text:list-item>
          <text:p text:style-name="P722">element 3: blue (0-255)</text:p>
        </text:list-item>
        <text:list-item>
          <text:p text:style-name="P722">element 4: alpha (0-255)</text:p>
        </text:list-item>
      </text:list>
      <text:p text:style-name="P25">Example: <text:s/></text:p>
      <text:p text:style-name="P239"><text:span text:style-name="Absatz-Standardschriftart"><text:span text:style-name="T2">var resultArray = scriptThread.showColorDialog(1,2,3,4,true);</text:span></text:span></text:p>
      <text:p text:style-name="P239"><text:span text:style-name="Absatz-Standardschriftart"><text:span text:style-name="T2">var data = Array();</text:span></text:span></text:p>
      <text:p text:style-name="P239"><text:span text:style-name="Absatz-Standardschriftart"><text:span text:style-name="T2">if(resultArray[0])</text:span></text:span></text:p>
      <text:p text:style-name="P239"><text:span text:style-name="Absatz-Standardschriftart"><text:span text:style-name="T2">{//OK clicked.</text:span></text:span></text:p>
      <text:p text:style-name="P239"><text:span text:style-name="Absatz-Standardschriftart"><text:span text:style-name="T2"><text:tab/>data.push(resultArray[1]);<text:tab/>//Red</text:span></text:span></text:p>
      <text:p text:style-name="P239"><text:span text:style-name="Absatz-Standardschriftart"><text:span text:style-name="T2"><text:tab/>data.push(resultArray[2]);<text:tab/>//Green</text:span></text:span></text:p>
      <text:p text:style-name="P239"><text:span text:style-name="Absatz-Standardschriftart"><text:span text:style-name="T2"><text:tab/>data.push(resultArray[3]);<text:tab/>//Blue</text:span></text:span></text:p>
      <text:p text:style-name="P239"><text:span text:style-name="Absatz-Standardschriftart"><text:span text:style-name="T2"><text:tab/>data.push(resultArray[4]);<text:tab/>//Alpha</text:span></text:span></text:p>
      <text:p text:style-name="P239"><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P24"><text:span text:style-name="T354">Worker scripts can access the file system. The functionality is described in chapter</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3" text:outline-level="3"><text:bookmark-start text:name="__RefHeading__18040_936501348"/>SQL support<text:bookmark-end text:name="__RefHeading__18040_936501348"/></text:h>
      <text:p text:style-name="P25"><text:span text:style-name="Absatz-Standardschriftart">Worker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5"><text:span text:style-name="Absatz-Standardschriftart">Worker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p text:style-name="P25"><text:span text:style-name="Absatz-Standardschriftart"/></text:p>
      <text:h text:style-name="Heading_20_4" text:outline-level="4"><text:bookmark-start text:name="_Toc4030416481113"/>ScriptXmlReader* createXmlReader(void)<text:bookmark-end text:name="_Toc4030416481113"/></text:h>
      <text:p text:style-name="P25"><text:span text:style-name="Absatz-Standardschriftart">Creates a XML reader.</text:span></text:p>
      <text:p text:style-name="P25"><text:span text:style-name="Absatz-Standardschriftart">Example: <text:s/></text:span></text:p>
      <text:p text:style-name="P239"><text:span text:style-name="Absatz-Standardschriftart"><text:span text:style-name="T2">var reader = cust.createXmlReader();</text:span></text:span></text:p>
      <text:p text:style-name="P25"><text:span text:style-name="Absatz-Standardschriftart"/></text:p>
      <text:h text:style-name="Heading_20_4" text:outline-level="4"><text:bookmark-start text:name="_Toc40304164811131"/>ScriptXmlWriter* createXmlWriter(void)<text:bookmark-end text:name="_Toc40304164811131"/></text:h>
      <text:p text:style-name="P25"><text:span text:style-name="Absatz-Standardschriftart">Creates a XML writer.</text:span></text:p>
      <text:p text:style-name="P25"><text:span text:style-name="Absatz-Standardschriftart">Example: <text:s/></text:span></text:p>
      <text:p text:style-name="P239"><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5">Calculates a CRC8.</text:p>
      <text:p text:style-name="P25">Arguments:</text:p>
      <text:list xml:id="list145936216191571" text:continue-list="list145937761316906" text:style-name="L30">
        <text:list-item>
          <text:p text:style-name="P673">data: The data for calculating the CRC</text:p>
        </text:list-item>
      </text:list>
      <text:p text:style-name="P26">Return: The CRC</text:p>
      <text:p text:style-name="P25">Example: <text:s/></text:p>
      <text:p text:style-name="P239"><text:span text:style-name="Absatz-Standardschriftart"><text:span text:style-name="T2">var dataArray = Array(0, 1, 2, 3, 4, 5, 6, 7)</text:span></text:span></text:p>
      <text:p text:style-name="P239"><text:span text:style-name="Absatz-Standardschriftart"><text:span text:style-name="T2">var crc = <text:s/>scriptThread.calculateCrc8(dataArray);</text:span></text:span></text:p>
      <text:p text:style-name="P239"/>
      <text:p text:style-name="P239">Following code is used to calculate the CRC8: <text:s/></text:p>
      <text:p text:style-name="P239"><text:soft-page-break/></text:p>
      <text:p text:style-name="P239"><text:span text:style-name="Absatz-Standardschriftart"><text:span text:style-name="T2">quint8 ScriptThread::calculateCrc8(Array&lt;unsigned char&gt; data)</text:span></text:span></text:p>
      <text:p text:style-name="P239"><text:span text:style-name="Absatz-Standardschriftart"><text:span text:style-name="T2">{</text:span></text:span></text:p>
      <text:p text:style-name="P239"><text:span text:style-name="Absatz-Standardschriftart"><text:span text:style-name="T2"><text:s text:c="4"/>static const quint8 crc8Table[] = {</text:span></text:span></text:p>
      <text:p text:style-name="P239"><text:span text:style-name="Absatz-Standardschriftart"><text:span text:style-name="T2"><text:s text:c="8"/>0x00, 0x3e, 0x7c, 0x42, 0xf8, 0xc6, 0x84, 0xba, 0x95, 0xab, 0xe9, 0xd7,</text:span></text:span></text:p>
      <text:p text:style-name="P239"><text:span text:style-name="Absatz-Standardschriftart"><text:span text:style-name="T2"><text:s text:c="8"/>0x6d, 0x53, 0x11, 0x2f, 0x4f, 0x71, 0x33, 0x0d, 0xb7, 0x89, 0xcb, 0xf5,</text:span></text:span></text:p>
      <text:p text:style-name="P239"><text:span text:style-name="Absatz-Standardschriftart"><text:span text:style-name="T2"><text:s text:c="8"/>0xda, 0xe4, 0xa6, 0x98, 0x22, 0x1c, 0x5e, 0x60, 0x9e, 0xa0, 0xe2, 0xdc,</text:span></text:span></text:p>
      <text:p text:style-name="P239"><text:span text:style-name="Absatz-Standardschriftart"><text:span text:style-name="T2"><text:s text:c="8"/>0x66, 0x58, 0x1a, 0x24, 0x0b, 0x35, 0x77, 0x49, 0xf3, 0xcd, 0x8f, 0xb1,</text:span></text:span></text:p>
      <text:p text:style-name="P239"><text:span text:style-name="Absatz-Standardschriftart"><text:span text:style-name="T2"><text:s text:c="8"/>0xd1, 0xef, 0xad, 0x93, 0x29, 0x17, 0x55, 0x6b, 0x44, 0x7a, 0x38, 0x06,</text:span></text:span></text:p>
      <text:p text:style-name="P239"><text:span text:style-name="Absatz-Standardschriftart"><text:span text:style-name="T2"><text:s text:c="8"/>0xbc, 0x82, 0xc0, 0xfe, 0x59, 0x67, 0x25, 0x1b, 0xa1, 0x9f, 0xdd, 0xe3,</text:span></text:span></text:p>
      <text:p text:style-name="P239"><text:span text:style-name="Absatz-Standardschriftart"><text:span text:style-name="T2"><text:s text:c="8"/>0xcc, 0xf2, 0xb0, 0x8e, 0x34, 0x0a, 0x48, 0x76, 0x16, 0x28, 0x6a, 0x54,</text:span></text:span></text:p>
      <text:p text:style-name="P239"><text:span text:style-name="Absatz-Standardschriftart"><text:span text:style-name="T2"><text:s text:c="8"/>0xee, 0xd0, 0x92, 0xac, 0x83, 0xbd, 0xff, 0xc1, 0x7b, 0x45, 0x07, 0x39,</text:span></text:span></text:p>
      <text:p text:style-name="P239"><text:span text:style-name="Absatz-Standardschriftart"><text:span text:style-name="T2"><text:s text:c="8"/>0xc7, 0xf9, 0xbb, 0x85, 0x3f, 0x01, 0x43, 0x7d, 0x52, 0x6c, 0x2e, 0x10,</text:span></text:span></text:p>
      <text:p text:style-name="P239"><text:span text:style-name="Absatz-Standardschriftart"><text:span text:style-name="T2"><text:s text:c="8"/>0xaa, 0x94, 0xd6, 0xe8, 0x88, 0xb6, 0xf4, 0xca, 0x70, 0x4e, 0x0c, 0x32,</text:span></text:span></text:p>
      <text:p text:style-name="P239"><text:span text:style-name="Absatz-Standardschriftart"><text:span text:style-name="T2"><text:s text:c="8"/>0x1d, 0x23, 0x61, 0x5f, 0xe5, 0xdb, 0x99, 0xa7, 0xb2, 0x8c, 0xce, 0xf0,</text:span></text:span></text:p>
      <text:p text:style-name="P239"><text:span text:style-name="Absatz-Standardschriftart"><text:span text:style-name="T2"><text:s text:c="8"/>0x4a, 0x74, 0x36, 0x08, 0x27, 0x19, 0x5b, 0x65, 0xdf, 0xe1, 0xa3, 0x9d,</text:span></text:span></text:p>
      <text:p text:style-name="P239"><text:span text:style-name="Absatz-Standardschriftart"><text:span text:style-name="T2"><text:s text:c="8"/>0xfd, 0xc3, 0x81, 0xbf, 0x05, 0x3b, 0x79, 0x47, 0x68, 0x56, 0x14, 0x2a,</text:span></text:span></text:p>
      <text:p text:style-name="P239"><text:span text:style-name="Absatz-Standardschriftart"><text:span text:style-name="T2"><text:s text:c="8"/>0x90, 0xae, 0xec, 0xd2, 0x2c, 0x12, 0x50, 0x6e, 0xd4, 0xea, 0xa8, 0x96,</text:span></text:span></text:p>
      <text:p text:style-name="P239"><text:span text:style-name="Absatz-Standardschriftart"><text:span text:style-name="T2"><text:s text:c="8"/>0xb9, 0x87, 0xc5, 0xfb, 0x41, 0x7f, 0x3d, 0x03, 0x63, 0x5d, 0x1f, 0x21,</text:span></text:span></text:p>
      <text:p text:style-name="P239"><text:span text:style-name="Absatz-Standardschriftart"><text:span text:style-name="T2"><text:s text:c="8"/>0x9b, 0xa5, 0xe7, 0xd9, 0xf6, 0xc8, 0x8a, 0xb4, 0x0e, 0x30, 0x72, 0x4c,</text:span></text:span></text:p>
      <text:p text:style-name="P239"><text:span text:style-name="Absatz-Standardschriftart"><text:span text:style-name="T2"><text:s text:c="8"/>0xeb, 0xd5, 0x97, 0xa9, 0x13, 0x2d, 0x6f, 0x51, 0x7e, 0x40, 0x02, 0x3c,</text:span></text:span></text:p>
      <text:p text:style-name="P239"><text:span text:style-name="Absatz-Standardschriftart"><text:span text:style-name="T2"><text:s text:c="8"/>0x86, 0xb8, 0xfa, 0xc4, 0xa4, 0x9a, 0xd8, 0xe6, 0x5c, 0x62, 0x20, 0x1e,</text:span></text:span></text:p>
      <text:p text:style-name="P239"><text:span text:style-name="Absatz-Standardschriftart"><text:span text:style-name="T2"><text:s text:c="8"/>0x31, 0x0f, 0x4d, 0x73, 0xc9, 0xf7, 0xb5, 0x8b, 0x75, 0x4b, 0x09, 0x37,</text:span></text:span></text:p>
      <text:p text:style-name="P239"><text:span text:style-name="Absatz-Standardschriftart"><text:span text:style-name="T2"><text:s text:c="8"/>0x8d, 0xb3, 0xf1, 0xcf, 0xe0, 0xde, 0x9c, 0xa2, 0x18, 0x26, 0x64, 0x5a,</text:span></text:span></text:p>
      <text:p text:style-name="P239"><text:span text:style-name="Absatz-Standardschriftart"><text:span text:style-name="T2"><text:s text:c="8"/>0x3a, 0x04, 0x46, 0x78, 0xc2, 0xfc, 0xbe, 0x80, 0xaf, 0x91, 0xd3, 0xed,</text:span></text:span></text:p>
      <text:p text:style-name="P239"><text:span text:style-name="Absatz-Standardschriftart"><text:span text:style-name="T2"><text:s text:c="8"/>0x57, 0x69, 0x2b, 0x15};</text:span></text:span></text:p>
      <text:p text:style-name="P239"><text:span text:style-name="Absatz-Standardschriftart"><text:span text:style-name="T2"/></text:span></text:p>
      <text:p text:style-name="P239"><text:span text:style-name="Absatz-Standardschriftart"><text:span text:style-name="T2"><text:s text:c="4"/>quint8 crc <text:s/>= 0xff;</text:span></text:span></text:p>
      <text:p text:style-name="P239"><text:span text:style-name="Absatz-Standardschriftart"><text:span text:style-name="T2"><text:s text:c="4"/>for (auto val : data)</text:span></text:span></text:p>
      <text:p text:style-name="P239"><text:span text:style-name="Absatz-Standardschriftart"><text:span text:style-name="T2"><text:s text:c="4"/>{</text:span></text:span></text:p>
      <text:p text:style-name="P239"><text:span text:style-name="Absatz-Standardschriftart"><text:span text:style-name="T2"><text:s text:c="8"/>crc = crc8Table[(crc ^ val) &amp; 0xff];</text:span></text:span></text:p>
      <text:p text:style-name="P239"><text:span text:style-name="Absatz-Standardschriftart"><text:span text:style-name="T2"><text:s text:c="4"/>}</text:span></text:span></text:p>
      <text:p text:style-name="P239"><text:span text:style-name="Absatz-Standardschriftart"><text:span text:style-name="T2"><text:s text:c="4"/>crc = ~crc;</text:span></text:span></text:p>
      <text:p text:style-name="P239"><text:span text:style-name="Absatz-Standardschriftart"><text:span text:style-name="T2"><text:s text:c="4"/>return crc;</text:span></text:span></text:p>
      <text:p text:style-name="P239"><text:span text:style-name="Absatz-Standardschriftart"><text:span text:style-name="T2">}</text:span></text:span></text:p>
      <text:p text:style-name="P239"><text:span text:style-name="Absatz-Standardschriftart"><text:span text:style-name="T2"/></text:span></text:p>
      <text:h text:style-name="P565" text:outline-level="4"><text:bookmark-start text:name="__RefHeading___Toc24397_271969544"/>quint8 <text:span text:style-name="T292">calculateCrc8WithPolynomial</text:span>(Array&lt;unsigned char&gt; data, <text:span text:style-name="T292">unsigned char polynomial, unsigned char startValue=0</text:span>)<text:bookmark-end text:name="__RefHeading___Toc24397_271969544"/></text:h>
      <text:p text:style-name="P149">Calculates a crc8 with a given polynomial.</text:p>
      <text:p text:style-name="P148">Arguments:</text:p>
      <text:list xml:id="list145937188206065" text:continue-numbering="true" text:style-name="L30">
        <text:list-item>
          <text:p text:style-name="P677">data: The data for calculating the CRC</text:p>
        </text:list-item>
        <text:list-item>
          <text:p text:style-name="P511">polynomial: The used polynomial</text:p>
        </text:list-item>
        <text:list-item>
          <text:p text:style-name="P513">startValue: The CRC start value</text:p>
        </text:list-item>
      </text:list>
      <text:p text:style-name="P35">Return: The CRC</text:p>
      <text:p text:style-name="P148">Example: <text:s/></text:p>
      <text:p text:style-name="P290"><text:span text:style-name="Absatz-Standardschriftart"><text:span text:style-name="T2">var dataArray = Array(0, 1, 2, 3, 4, 5, 6, 7)</text:span></text:span></text:p>
      <text:p text:style-name="P290"><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0"><text:span text:style-name="Absatz-Standardschriftart"><text:span text:style-name="T2"/></text:span></text:p>
      <text:p text:style-name="P290">Following code is used to calculate the CRC8: <text:s/></text:p>
      <text:p text:style-name="P290"/>
      <text:p text:style-name="P290"><text:span text:style-name="Absatz-Standardschriftart"><text:span text:style-name="T21">quint8 CRC::calculateCrc8(const QVector&lt;unsigned char&gt; data,</text:span></text:span></text:p>
      <text:p text:style-name="P291"><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0"><text:span text:style-name="Absatz-Standardschriftart"><text:span text:style-name="T21">{</text:span></text:span></text:p>
      <text:p text:style-name="P291"><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0"><text:span text:style-name="Absatz-Standardschriftart"><text:span text:style-name="T21"><text:s text:c="4"/>const qint32 BITS_PER_BYTE = 8;</text:span></text:span></text:p>
      <text:p text:style-name="P290"><text:span text:style-name="Absatz-Standardschriftart"><text:span text:style-name="T21"><text:tab/></text:span></text:span></text:p>
      <text:p text:style-name="P290"><text:span text:style-name="Absatz-Standardschriftart"><text:span text:style-name="T21"><text:tab/>for( auto val: data )</text:span></text:span></text:p>
      <text:p text:style-name="P290"><text:soft-page-break/><text:span text:style-name="Absatz-Standardschriftart"><text:span text:style-name="T21"><text:tab/>{</text:span></text:span></text:p>
      <text:p text:style-name="P377"><text:span text:style-name="Absatz-Standardschriftart"><text:span text:style-name="T21"><text:tab/>crc = crc ^ val;</text:span></text:span></text:p>
      <text:p text:style-name="P377"><text:span text:style-name="Absatz-Standardschriftart"><text:span text:style-name="T21"><text:tab/>for( qint32 i = 0; i &lt; BITS_PER_BYTE; ++i )</text:span></text:span></text:p>
      <text:p text:style-name="P377"><text:span text:style-name="Absatz-Standardschriftart"><text:span text:style-name="T21"><text:tab/>{</text:span></text:span></text:p>
      <text:p text:style-name="P290"><text:span text:style-name="Absatz-Standardschriftart"><text:span text:style-name="T21"><text:tab/><text:tab/><text:tab/>if( (crc &amp; 0x80) != 0 )</text:span></text:span></text:p>
      <text:p text:style-name="P290"><text:span text:style-name="Absatz-Standardschriftart"><text:span text:style-name="T21"><text:tab/><text:tab/><text:tab/>{</text:span></text:span></text:p>
      <text:p text:style-name="P290"><text:span text:style-name="Absatz-Standardschriftart"><text:span text:style-name="T21"><text:s text:c="16"/><text:tab/><text:tab/>crc = ((crc &lt;&lt; 1)) ^ polynomial;</text:span></text:span></text:p>
      <text:p text:style-name="P290"><text:span text:style-name="Absatz-Standardschriftart"><text:span text:style-name="T21"><text:tab/><text:tab/><text:tab/>}</text:span></text:span></text:p>
      <text:p text:style-name="P290"><text:span text:style-name="Absatz-Standardschriftart"><text:span text:style-name="T21"><text:tab/><text:tab/><text:tab/>else</text:span></text:span></text:p>
      <text:p text:style-name="P290"><text:span text:style-name="Absatz-Standardschriftart"><text:span text:style-name="T21"><text:tab/><text:tab/><text:tab/>{</text:span></text:span></text:p>
      <text:p text:style-name="P290"><text:span text:style-name="Absatz-Standardschriftart"><text:span text:style-name="T21"><text:tab/><text:tab/><text:tab/><text:tab/>crc = (crc &lt;&lt; 1);</text:span></text:span></text:p>
      <text:p text:style-name="P290"><text:span text:style-name="Absatz-Standardschriftart"><text:span text:style-name="T21"><text:tab/><text:tab/><text:tab/>}</text:span></text:span></text:p>
      <text:p text:style-name="P290"><text:span text:style-name="Absatz-Standardschriftart"><text:span text:style-name="T21"><text:tab/><text:tab/>}</text:span></text:span></text:p>
      <text:p text:style-name="P290"><text:span text:style-name="Absatz-Standardschriftart"><text:span text:style-name="T21"><text:tab/>}</text:span></text:span></text:p>
      <text:p text:style-name="P290"><text:span text:style-name="Absatz-Standardschriftart"><text:span text:style-name="T21"><text:tab/></text:span></text:span></text:p>
      <text:p text:style-name="P290"><text:span text:style-name="Absatz-Standardschriftart"><text:span text:style-name="T21"><text:tab/>return crc;<text:tab/></text:span></text:span></text:p>
      <text:p text:style-name="P290"><text:span text:style-name="Absatz-Standardschriftart"><text:span text:style-name="T21">}</text:span></text:span></text:p>
      <text:p text:style-name="P239"><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5">Calculates a CRC16.</text:p>
      <text:p text:style-name="P25">Arguments:</text:p>
      <text:list xml:id="list145936160066171" text:continue-numbering="true" text:style-name="L30">
        <text:list-item>
          <text:p text:style-name="P673">data: The data for calculating the CRC</text:p>
        </text:list-item>
      </text:list>
      <text:p text:style-name="P26">Return: The CRC</text:p>
      <text:p text:style-name="P25">Example: <text:s/></text:p>
      <text:p text:style-name="P239"><text:span text:style-name="Absatz-Standardschriftart"><text:span text:style-name="T2">var dataArray = Array(0, 1, 2, 3, 4, 5, 6, 7)</text:span></text:span></text:p>
      <text:p text:style-name="P239"><text:span text:style-name="Absatz-Standardschriftart"><text:span text:style-name="T2">var crc = <text:s/>scriptThread.calculateCrc16(dataArray);</text:span></text:span></text:p>
      <text:p text:style-name="P239"/>
      <text:p text:style-name="P239">Following code is used to calculate the CRC16: <text:s/></text:p>
      <text:p text:style-name="P239"/>
      <text:p text:style-name="P239"><text:span text:style-name="Absatz-Standardschriftart"><text:span text:style-name="T2">quint16 ScriptThread::calculateCrc16(Array&lt;unsigned char&gt; data)</text:span></text:span></text:p>
      <text:p text:style-name="P239"><text:span text:style-name="Absatz-Standardschriftart"><text:span text:style-name="T2">{</text:span></text:span></text:p>
      <text:p text:style-name="P239"><text:span text:style-name="Absatz-Standardschriftart"><text:span text:style-name="T2"><text:s text:c="4"/>static const quint16 crc16Table[256] =</text:span></text:span></text:p>
      <text:p text:style-name="P239"><text:span text:style-name="Absatz-Standardschriftart"><text:span text:style-name="T2"><text:s text:c="4"/>{</text:span></text:span></text:p>
      <text:p text:style-name="P239"><text:span text:style-name="Absatz-Standardschriftart"><text:span text:style-name="T2"><text:s text:c="5"/>0x0000, 0xC0C1, 0xC181, 0x0140, 0xC301, 0x03C0, 0x0280, 0xC241,</text:span></text:span></text:p>
      <text:p text:style-name="P239"><text:span text:style-name="Absatz-Standardschriftart"><text:span text:style-name="T2"><text:s text:c="5"/>0xC601, 0x06C0, 0x0780, 0xC741, 0x0500, 0xC5C1, 0xC481, 0x0440,</text:span></text:span></text:p>
      <text:p text:style-name="P239"><text:span text:style-name="Absatz-Standardschriftart"><text:span text:style-name="T2"><text:s text:c="5"/>0xCC01, 0x0CC0, 0x0D80, 0xCD41, 0x0F00, 0xCFC1, 0xCE81, 0x0E40,</text:span></text:span></text:p>
      <text:p text:style-name="P239"><text:span text:style-name="Absatz-Standardschriftart"><text:span text:style-name="T2"><text:s text:c="5"/>0x0A00, 0xCAC1, 0xCB81, 0x0B40, 0xC901, 0x09C0, 0x0880, 0xC841,</text:span></text:span></text:p>
      <text:p text:style-name="P239"><text:span text:style-name="Absatz-Standardschriftart"><text:span text:style-name="T2"><text:s text:c="5"/>0xD801, 0x18C0, 0x1980, 0xD941, 0x1B00, 0xDBC1, 0xDA81, 0x1A40,</text:span></text:span></text:p>
      <text:p text:style-name="P239"><text:span text:style-name="Absatz-Standardschriftart"><text:span text:style-name="T2"><text:s text:c="5"/>0x1E00, 0xDEC1, 0xDF81, 0x1F40, 0xDD01, 0x1DC0, 0x1C80, 0xDC41,</text:span></text:span></text:p>
      <text:p text:style-name="P239"><text:span text:style-name="Absatz-Standardschriftart"><text:span text:style-name="T2"><text:s text:c="5"/>0x1400, 0xD4C1, 0xD581, 0x1540, 0xD701, 0x17C0, 0x1680, 0xD641,</text:span></text:span></text:p>
      <text:p text:style-name="P239"><text:span text:style-name="Absatz-Standardschriftart"><text:span text:style-name="T2"><text:s text:c="5"/>0xD201, 0x12C0, 0x1380, 0xD341, 0x1100, 0xD1C1, 0xD081, 0x1040,</text:span></text:span></text:p>
      <text:p text:style-name="P239"><text:span text:style-name="Absatz-Standardschriftart"><text:span text:style-name="T2"><text:s text:c="5"/>0xF001, 0x30C0, 0x3180, 0xF141, 0x3300, 0xF3C1, 0xF281, 0x3240,</text:span></text:span></text:p>
      <text:p text:style-name="P239"><text:span text:style-name="Absatz-Standardschriftart"><text:span text:style-name="T2"><text:s text:c="5"/>0x3600, 0xF6C1, 0xF781, 0x3740, 0xF501, 0x35C0, 0x3480, 0xF441,</text:span></text:span></text:p>
      <text:p text:style-name="P239"><text:span text:style-name="Absatz-Standardschriftart"><text:span text:style-name="T2"><text:s text:c="5"/>0x3C00, 0xFCC1, 0xFD81, 0x3D40, 0xFF01, 0x3FC0, 0x3E80, 0xFE41,</text:span></text:span></text:p>
      <text:p text:style-name="P239"><text:span text:style-name="Absatz-Standardschriftart"><text:span text:style-name="T2"><text:s text:c="5"/>0xFA01, 0x3AC0, 0x3B80, 0xFB41, 0x3900, 0xF9C1, 0xF881, 0x3840,</text:span></text:span></text:p>
      <text:p text:style-name="P239"><text:span text:style-name="Absatz-Standardschriftart"><text:span text:style-name="T2"><text:s text:c="5"/>0x2800, 0xE8C1, 0xE981, 0x2940, 0xEB01, 0x2BC0, 0x2A80, 0xEA41,</text:span></text:span></text:p>
      <text:p text:style-name="P239"><text:span text:style-name="Absatz-Standardschriftart"><text:span text:style-name="T2"><text:s text:c="5"/>0xEE01, 0x2EC0, 0x2F80, 0xEF41, 0x2D00, 0xEDC1, 0xEC81, 0x2C40,</text:span></text:span></text:p>
      <text:p text:style-name="P239"><text:span text:style-name="Absatz-Standardschriftart"><text:span text:style-name="T2"><text:s text:c="5"/>0xE401, 0x24C0, 0x2580, 0xE541, 0x2700, 0xE7C1, 0xE681, 0x2640,</text:span></text:span></text:p>
      <text:p text:style-name="P239"><text:span text:style-name="Absatz-Standardschriftart"><text:span text:style-name="T2"><text:s text:c="5"/>0x2200, 0xE2C1, 0xE381, 0x2340, 0xE101, 0x21C0, 0x2080, 0xE041,</text:span></text:span></text:p>
      <text:p text:style-name="P239"><text:span text:style-name="Absatz-Standardschriftart"><text:span text:style-name="T2"><text:s text:c="5"/>0xA001, 0x60C0, 0x6180, 0xA141, 0x6300, 0xA3C1, 0xA281, 0x6240,</text:span></text:span></text:p>
      <text:p text:style-name="P239"><text:span text:style-name="Absatz-Standardschriftart"><text:span text:style-name="T2"><text:s text:c="5"/>0x6600, 0xA6C1, 0xA781, 0x6740, 0xA501, 0x65C0, 0x6480, 0xA441,</text:span></text:span></text:p>
      <text:p text:style-name="P239"><text:span text:style-name="Absatz-Standardschriftart"><text:span text:style-name="T2"><text:s text:c="5"/>0x6C00, 0xACC1, 0xAD81, 0x6D40, 0xAF01, 0x6FC0, 0x6E80, 0xAE41,</text:span></text:span></text:p>
      <text:p text:style-name="P239"><text:span text:style-name="Absatz-Standardschriftart"><text:span text:style-name="T2"><text:s text:c="5"/>0xAA01, 0x6AC0, 0x6B80, 0xAB41, 0x6900, 0xA9C1, 0xA881, 0x6840,</text:span></text:span></text:p>
      <text:p text:style-name="P239"><text:span text:style-name="Absatz-Standardschriftart"><text:span text:style-name="T2"><text:s text:c="5"/>0x7800, 0xB8C1, 0xB981, 0x7940, 0xBB01, 0x7BC0, 0x7A80, 0xBA41,</text:span></text:span></text:p>
      <text:p text:style-name="P239"><text:span text:style-name="Absatz-Standardschriftart"><text:span text:style-name="T2"><text:s text:c="5"/>0xBE01, 0x7EC0, 0x7F80, 0xBF41, 0x7D00, 0xBDC1, 0xBC81, 0x7C40,</text:span></text:span></text:p>
      <text:p text:style-name="P239"><text:span text:style-name="Absatz-Standardschriftart"><text:span text:style-name="T2"><text:s text:c="5"/>0xB401, 0x74C0, 0x7580, 0xB541, 0x7700, 0xB7C1, 0xB681, 0x7640,</text:span></text:span></text:p>
      <text:p text:style-name="P239"><text:span text:style-name="Absatz-Standardschriftart"><text:span text:style-name="T2"><text:s text:c="5"/>0x7200, 0xB2C1, 0xB381, 0x7340, 0xB101, 0x71C0, 0x7080, 0xB041,</text:span></text:span></text:p>
      <text:p text:style-name="P239"><text:span text:style-name="Absatz-Standardschriftart"><text:span text:style-name="T2"><text:s text:c="5"/>0x5000, 0x90C1, 0x9181, 0x5140, 0x9301, 0x53C0, 0x5280, 0x9241,</text:span></text:span></text:p>
      <text:p text:style-name="P239"><text:soft-page-break/><text:span text:style-name="Absatz-Standardschriftart"><text:span text:style-name="T2"><text:s text:c="5"/>0x9601, 0x56C0, 0x5780, 0x9741, 0x5500, 0x95C1, 0x9481, 0x5440,</text:span></text:span></text:p>
      <text:p text:style-name="P239"><text:span text:style-name="Absatz-Standardschriftart"><text:span text:style-name="T2"><text:s text:c="5"/>0x9C01, 0x5CC0, 0x5D80, 0x9D41, 0x5F00, 0x9FC1, 0x9E81, 0x5E40,</text:span></text:span></text:p>
      <text:p text:style-name="P239"><text:span text:style-name="Absatz-Standardschriftart"><text:span text:style-name="T2"><text:s text:c="5"/>0x5A00, 0x9AC1, 0x9B81, 0x5B40, 0x9901, 0x59C0, 0x5880, 0x9841,</text:span></text:span></text:p>
      <text:p text:style-name="P239"><text:span text:style-name="Absatz-Standardschriftart"><text:span text:style-name="T2"><text:s text:c="5"/>0x8801, 0x48C0, 0x4980, 0x8941, 0x4B00, 0x8BC1, 0x8A81, 0x4A40,</text:span></text:span></text:p>
      <text:p text:style-name="P239"><text:span text:style-name="Absatz-Standardschriftart"><text:span text:style-name="T2"><text:s text:c="5"/>0x4E00, 0x8EC1, 0x8F81, 0x4F40, 0x8D01, 0x4DC0, 0x4C80, 0x8C41,</text:span></text:span></text:p>
      <text:p text:style-name="P239"><text:span text:style-name="Absatz-Standardschriftart"><text:span text:style-name="T2"><text:s text:c="5"/>0x4400, 0x84C1, 0x8581, 0x4540, 0x8701, 0x47C0, 0x4680, 0x8641,</text:span></text:span></text:p>
      <text:p text:style-name="P239"><text:span text:style-name="Absatz-Standardschriftart"><text:span text:style-name="T2"><text:s text:c="5"/>0x8201, 0x42C0, 0x4380, 0x8341, 0x4100, 0x81C1, 0x8081, 0x4040 };</text:span></text:span></text:p>
      <text:p text:style-name="P239"><text:span text:style-name="Absatz-Standardschriftart"><text:span text:style-name="T2"/></text:span></text:p>
      <text:p text:style-name="P239"><text:span text:style-name="Absatz-Standardschriftart"><text:span text:style-name="T2"><text:s text:c="4"/>quint16 crc = 0xFFFF;</text:span></text:span></text:p>
      <text:p text:style-name="P239"><text:span text:style-name="Absatz-Standardschriftart"><text:span text:style-name="T2"><text:s text:c="4"/>for (auto val : data)</text:span></text:span></text:p>
      <text:p text:style-name="P239"><text:span text:style-name="Absatz-Standardschriftart"><text:span text:style-name="T2"><text:s text:c="4"/>{</text:span></text:span></text:p>
      <text:p text:style-name="P239"><text:span text:style-name="Absatz-Standardschriftart"><text:span text:style-name="T2"><text:s text:c="8"/>crc = (crc &gt;&gt; 8) ^ crc16Table[(crc ^ val) &amp; 0xff];</text:span></text:span></text:p>
      <text:p text:style-name="P239"><text:span text:style-name="Absatz-Standardschriftart"><text:span text:style-name="T2"><text:s text:c="4"/>}</text:span></text:span></text:p>
      <text:p text:style-name="P239"><text:span text:style-name="Absatz-Standardschriftart"><text:span text:style-name="T2"><text:s text:c="4"/>crc = ~crc;</text:span></text:span></text:p>
      <text:p text:style-name="P239"><text:span text:style-name="Absatz-Standardschriftart"><text:span text:style-name="T2"><text:s text:c="4"/>return crc;</text:span></text:span></text:p>
      <text:p text:style-name="P239"><text:span text:style-name="Absatz-Standardschriftart"><text:span text:style-name="T2"/></text:span></text:p>
      <text:p text:style-name="P239"><text:span text:style-name="Absatz-Standardschriftart"><text:span text:style-name="T2">}</text:span></text:span></text:p>
      <text:p text:style-name="P239"><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5">Calculates a CRC32.</text:p>
      <text:p text:style-name="P25">Arguments:</text:p>
      <text:list xml:id="list145937360860879" text:continue-numbering="true" text:style-name="L30">
        <text:list-item>
          <text:p text:style-name="P673">data: The data for calculating the CRC</text:p>
        </text:list-item>
      </text:list>
      <text:p text:style-name="P26">Return: The CRC</text:p>
      <text:p text:style-name="P25">Example: <text:s/></text:p>
      <text:p text:style-name="P239"><text:span text:style-name="Absatz-Standardschriftart"><text:span text:style-name="T2">var dataArray = Array(0, 1, 2, 3, 4, 5, 6, 7)</text:span></text:span></text:p>
      <text:p text:style-name="P239"><text:span text:style-name="Absatz-Standardschriftart"><text:span text:style-name="T2">var crc = <text:s/>scriptThread.calculateCrc32(dataArray);</text:span></text:span></text:p>
      <text:p text:style-name="P239"/>
      <text:p text:style-name="P239">Following code is used to calculate the CRC32: <text:s/></text:p>
      <text:p text:style-name="P239"/>
      <text:p text:style-name="P239"><text:span text:style-name="Absatz-Standardschriftart"><text:span text:style-name="T2">quint32 ScriptThread::calculateCrc32(Array&lt;unsigned char&gt; data)</text:span></text:span></text:p>
      <text:p text:style-name="P239"><text:span text:style-name="Absatz-Standardschriftart"><text:span text:style-name="T2">{</text:span></text:span></text:p>
      <text:p text:style-name="P239"><text:span text:style-name="Absatz-Standardschriftart"><text:span text:style-name="T2"><text:s text:c="4"/>static bool crc32TableCreated = false;</text:span></text:span></text:p>
      <text:p text:style-name="P239"><text:span text:style-name="Absatz-Standardschriftart"><text:span text:style-name="T2"><text:s text:c="4"/>static quint32 crc32Table[256];</text:span></text:span></text:p>
      <text:p text:style-name="P239"><text:span text:style-name="Absatz-Standardschriftart"><text:span text:style-name="T2"/></text:span></text:p>
      <text:p text:style-name="P239"><text:span text:style-name="Absatz-Standardschriftart"><text:span text:style-name="T2"><text:s text:c="4"/>if(!crc32TableCreated)</text:span></text:span></text:p>
      <text:p text:style-name="P239"><text:span text:style-name="Absatz-Standardschriftart"><text:span text:style-name="T2"><text:s text:c="4"/>{</text:span></text:span></text:p>
      <text:p text:style-name="P239"><text:span text:style-name="Absatz-Standardschriftart"><text:span text:style-name="T2"><text:s text:c="8"/>const quint32 CRCPOLY = 0xEDB88320;</text:span></text:span></text:p>
      <text:p text:style-name="P239"><text:span text:style-name="Absatz-Standardschriftart"><text:span text:style-name="T2"><text:s text:c="8"/>quint32 value;</text:span></text:span></text:p>
      <text:p text:style-name="P239"><text:span text:style-name="Absatz-Standardschriftart"><text:span text:style-name="T2"><text:s text:c="8"/>for (quint32 i = 0; i &lt; 256; i++)</text:span></text:span></text:p>
      <text:p text:style-name="P239"><text:span text:style-name="Absatz-Standardschriftart"><text:span text:style-name="T2"><text:s text:c="8"/>{</text:span></text:span></text:p>
      <text:p text:style-name="P239"><text:span text:style-name="Absatz-Standardschriftart"><text:span text:style-name="T2"><text:s text:c="12"/>value = i;</text:span></text:span></text:p>
      <text:p text:style-name="P239"><text:span text:style-name="Absatz-Standardschriftart"><text:span text:style-name="T2"><text:s text:c="12"/>for (int j = 8; j &gt; 0; j--)</text:span></text:span></text:p>
      <text:p text:style-name="P239"><text:span text:style-name="Absatz-Standardschriftart"><text:span text:style-name="T2"><text:s text:c="12"/>{</text:span></text:span></text:p>
      <text:p text:style-name="P239"><text:span text:style-name="Absatz-Standardschriftart"><text:span text:style-name="T2"><text:s text:c="16"/>if (value &amp; 1)</text:span></text:span></text:p>
      <text:p text:style-name="P239"><text:span text:style-name="Absatz-Standardschriftart"><text:span text:style-name="T2"><text:s text:c="16"/>{</text:span></text:span></text:p>
      <text:p text:style-name="P239"><text:span text:style-name="Absatz-Standardschriftart"><text:span text:style-name="T2"><text:s text:c="20"/>value = (value &gt;&gt; 1) ^ CRCPOLY;</text:span></text:span></text:p>
      <text:p text:style-name="P239"><text:span text:style-name="Absatz-Standardschriftart"><text:span text:style-name="T2"><text:s text:c="16"/>}</text:span></text:span></text:p>
      <text:p text:style-name="P239"><text:span text:style-name="Absatz-Standardschriftart"><text:span text:style-name="T2"><text:s text:c="16"/>else</text:span></text:span></text:p>
      <text:p text:style-name="P239"><text:span text:style-name="Absatz-Standardschriftart"><text:span text:style-name="T2"><text:s text:c="16"/>{</text:span></text:span></text:p>
      <text:p text:style-name="P239"><text:span text:style-name="Absatz-Standardschriftart"><text:span text:style-name="T2"><text:s text:c="20"/>value &gt;&gt;= 1;</text:span></text:span></text:p>
      <text:p text:style-name="P239"><text:span text:style-name="Absatz-Standardschriftart"><text:span text:style-name="T2"><text:s text:c="16"/>}</text:span></text:span></text:p>
      <text:p text:style-name="P239"><text:span text:style-name="Absatz-Standardschriftart"><text:span text:style-name="T2"><text:s text:c="12"/>}</text:span></text:span></text:p>
      <text:p text:style-name="P239"><text:span text:style-name="Absatz-Standardschriftart"><text:span text:style-name="T2"><text:s text:c="12"/>crc32Table[i] = value;</text:span></text:span></text:p>
      <text:p text:style-name="P239"><text:span text:style-name="Absatz-Standardschriftart"><text:span text:style-name="T2"><text:s text:c="8"/>}</text:span></text:span></text:p>
      <text:p text:style-name="P239"><text:span text:style-name="Absatz-Standardschriftart"><text:span text:style-name="T2"/></text:span></text:p>
      <text:p text:style-name="P239"><text:span text:style-name="Absatz-Standardschriftart"><text:span text:style-name="T2"><text:s text:c="8"/>crc32TableCreated = true;</text:span></text:span></text:p>
      <text:p text:style-name="P239"><text:span text:style-name="Absatz-Standardschriftart"><text:span text:style-name="T2"><text:s text:c="4"/>}</text:span></text:span></text:p>
      <text:p text:style-name="P239"><text:soft-page-break/><text:span text:style-name="Absatz-Standardschriftart"><text:span text:style-name="T2"/></text:span></text:p>
      <text:p text:style-name="P239"><text:span text:style-name="Absatz-Standardschriftart"><text:span text:style-name="T2"><text:s text:c="4"/>quint32 crc = 0xFFFFFFFF;</text:span></text:span></text:p>
      <text:p text:style-name="P239"><text:span text:style-name="Absatz-Standardschriftart"><text:span text:style-name="T2"><text:s text:c="4"/>for (auto val : data)</text:span></text:span></text:p>
      <text:p text:style-name="P239"><text:span text:style-name="Absatz-Standardschriftart"><text:span text:style-name="T2"><text:s text:c="4"/>{</text:span></text:span></text:p>
      <text:p text:style-name="P239"><text:span text:style-name="Absatz-Standardschriftart"><text:span text:style-name="T2"><text:s text:c="8"/>crc = crc32Table[(crc ^ val) &amp; 0xFF] ^ (crc &gt;&gt; 8);</text:span></text:span></text:p>
      <text:p text:style-name="P239"><text:span text:style-name="Absatz-Standardschriftart"><text:span text:style-name="T2"><text:s text:c="4"/>}</text:span></text:span></text:p>
      <text:p text:style-name="P239"><text:span text:style-name="Absatz-Standardschriftart"><text:span text:style-name="T2"><text:s text:c="4"/>crc = ~crc;</text:span></text:span></text:p>
      <text:p text:style-name="P239"><text:span text:style-name="Absatz-Standardschriftart"><text:span text:style-name="T2"><text:s text:c="4"/>return crc;</text:span></text:span></text:p>
      <text:p text:style-name="P239"/>
      <text:p text:style-name="P239"><text:span text:style-name="Absatz-Standardschriftart"><text:span text:style-name="T2">}</text:span></text:span></text:p>
      <text:p text:style-name="P239"><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5">Calculates a CRC64.</text:p>
      <text:p text:style-name="P25">Arguments:</text:p>
      <text:list xml:id="list145937403360257" text:continue-numbering="true" text:style-name="L30">
        <text:list-item>
          <text:p text:style-name="P673">data: The data for calculating the CRC</text:p>
        </text:list-item>
      </text:list>
      <text:p text:style-name="P26">Return: The CRC</text:p>
      <text:p text:style-name="P25">Example: <text:s/></text:p>
      <text:p text:style-name="P239"><text:span text:style-name="Absatz-Standardschriftart"><text:span text:style-name="T2">var dataArray = Array(0, 1, 2, 3, 4, 5, 6, 7)</text:span></text:span></text:p>
      <text:p text:style-name="P239"><text:span text:style-name="Absatz-Standardschriftart"><text:span text:style-name="T2">var crc = <text:s/>scriptThread.calculateCrc64(dataArray);</text:span></text:span></text:p>
      <text:p text:style-name="P239"/>
      <text:p text:style-name="P239">Following code is used to calculate the CRC64: <text:s/></text:p>
      <text:p text:style-name="P239"/>
      <text:p text:style-name="P239"><text:span text:style-name="Absatz-Standardschriftart"><text:span text:style-name="T2">quint64 ScriptThread::calculateCrc64(Array&lt;unsigned char&gt; data)</text:span></text:span></text:p>
      <text:p text:style-name="P239"><text:span text:style-name="Absatz-Standardschriftart"><text:span text:style-name="T2">{</text:span></text:span></text:p>
      <text:p text:style-name="P239"><text:span text:style-name="Absatz-Standardschriftart"><text:span text:style-name="T2"><text:s text:c="4"/>static bool crc64TableCreated = false;</text:span></text:span></text:p>
      <text:p text:style-name="P239"><text:span text:style-name="Absatz-Standardschriftart"><text:span text:style-name="T2"><text:s text:c="4"/>static quint64 crc64Table[256];</text:span></text:span></text:p>
      <text:p text:style-name="P239"><text:span text:style-name="Absatz-Standardschriftart"><text:span text:style-name="T2"/></text:span></text:p>
      <text:p text:style-name="P239"><text:span text:style-name="Absatz-Standardschriftart"><text:span text:style-name="T2"><text:s text:c="4"/>if(!crc64TableCreated)</text:span></text:span></text:p>
      <text:p text:style-name="P239"><text:span text:style-name="Absatz-Standardschriftart"><text:span text:style-name="T2"><text:s text:c="4"/>{</text:span></text:span></text:p>
      <text:p text:style-name="P239"><text:span text:style-name="Absatz-Standardschriftart"><text:span text:style-name="T2"><text:s text:c="8"/>const quint64 CRCPOLY = 0x42F0E1EBA9EA3693;</text:span></text:span></text:p>
      <text:p text:style-name="P239"><text:span text:style-name="Absatz-Standardschriftart"><text:span text:style-name="T2"/></text:span></text:p>
      <text:p text:style-name="P239"><text:span text:style-name="Absatz-Standardschriftart"><text:span text:style-name="T2"><text:s text:c="8"/>quint64 value;</text:span></text:span></text:p>
      <text:p text:style-name="P239"><text:span text:style-name="Absatz-Standardschriftart"><text:span text:style-name="T2"><text:s text:c="8"/>for (quint32 i = 0; i &lt; 256; i++)</text:span></text:span></text:p>
      <text:p text:style-name="P239"><text:span text:style-name="Absatz-Standardschriftart"><text:span text:style-name="T2"><text:s text:c="8"/>{</text:span></text:span></text:p>
      <text:p text:style-name="P239"><text:span text:style-name="Absatz-Standardschriftart"><text:span text:style-name="T2"><text:s text:c="12"/>value = i;</text:span></text:span></text:p>
      <text:p text:style-name="P239"><text:span text:style-name="Absatz-Standardschriftart"><text:span text:style-name="T2"><text:s text:c="12"/>for (int j = 8; j &gt; 0; j--)</text:span></text:span></text:p>
      <text:p text:style-name="P239"><text:span text:style-name="Absatz-Standardschriftart"><text:span text:style-name="T2"><text:s text:c="12"/>{</text:span></text:span></text:p>
      <text:p text:style-name="P239"><text:span text:style-name="Absatz-Standardschriftart"><text:span text:style-name="T2"><text:s text:c="16"/>if (value &amp; 1)</text:span></text:span></text:p>
      <text:p text:style-name="P239"><text:span text:style-name="Absatz-Standardschriftart"><text:span text:style-name="T2"><text:s text:c="16"/>{</text:span></text:span></text:p>
      <text:p text:style-name="P239"><text:span text:style-name="Absatz-Standardschriftart"><text:span text:style-name="T2"><text:s text:c="20"/>value = (value &gt;&gt; 1) ^ CRCPOLY;</text:span></text:span></text:p>
      <text:p text:style-name="P239"><text:span text:style-name="Absatz-Standardschriftart"><text:span text:style-name="T2"><text:s text:c="16"/>}</text:span></text:span></text:p>
      <text:p text:style-name="P239"><text:span text:style-name="Absatz-Standardschriftart"><text:span text:style-name="T2"><text:s text:c="16"/>else</text:span></text:span></text:p>
      <text:p text:style-name="P239"><text:span text:style-name="Absatz-Standardschriftart"><text:span text:style-name="T2"><text:s text:c="16"/>{</text:span></text:span></text:p>
      <text:p text:style-name="P239"><text:span text:style-name="Absatz-Standardschriftart"><text:span text:style-name="T2"><text:s text:c="20"/>value &gt;&gt;= 1;</text:span></text:span></text:p>
      <text:p text:style-name="P239"><text:span text:style-name="Absatz-Standardschriftart"><text:span text:style-name="T2"><text:s text:c="16"/>}</text:span></text:span></text:p>
      <text:p text:style-name="P239"><text:span text:style-name="Absatz-Standardschriftart"><text:span text:style-name="T2"><text:s text:c="12"/>}</text:span></text:span></text:p>
      <text:p text:style-name="P239"><text:span text:style-name="Absatz-Standardschriftart"><text:span text:style-name="T2"><text:s text:c="12"/>crc64Table[i] = value;</text:span></text:span></text:p>
      <text:p text:style-name="P239"><text:span text:style-name="Absatz-Standardschriftart"><text:span text:style-name="T2"><text:s text:c="8"/>}</text:span></text:span></text:p>
      <text:p text:style-name="P239"><text:span text:style-name="Absatz-Standardschriftart"><text:span text:style-name="T2"/></text:span></text:p>
      <text:p text:style-name="P239"><text:span text:style-name="Absatz-Standardschriftart"><text:span text:style-name="T2"><text:s text:c="8"/>crc64TableCreated = true;</text:span></text:span></text:p>
      <text:p text:style-name="P239"><text:span text:style-name="Absatz-Standardschriftart"><text:span text:style-name="T2"><text:s text:c="4"/>}</text:span></text:span></text:p>
      <text:p text:style-name="P239"><text:span text:style-name="Absatz-Standardschriftart"><text:span text:style-name="T2"/></text:span></text:p>
      <text:p text:style-name="P239"><text:span text:style-name="Absatz-Standardschriftart"><text:span text:style-name="T2"><text:s text:c="4"/>quint64 crc = 0;</text:span></text:span></text:p>
      <text:p text:style-name="P239"><text:span text:style-name="Absatz-Standardschriftart"><text:span text:style-name="T2"><text:s text:c="4"/>for (auto val : data)</text:span></text:span></text:p>
      <text:p text:style-name="P239"><text:span text:style-name="Absatz-Standardschriftart"><text:span text:style-name="T2"><text:s text:c="4"/>{</text:span></text:span></text:p>
      <text:p text:style-name="P239"><text:span text:style-name="Absatz-Standardschriftart"><text:span text:style-name="T2"><text:s text:c="8"/>crc = crc64Table[(crc ^ val) &amp; 0xFF] ^ (crc &gt;&gt; 8);</text:span></text:span></text:p>
      <text:p text:style-name="P239"><text:span text:style-name="Absatz-Standardschriftart"><text:span text:style-name="T2"><text:s text:c="4"/>}</text:span></text:span></text:p>
      <text:p text:style-name="P239"><text:soft-page-break/><text:span text:style-name="Absatz-Standardschriftart"><text:span text:style-name="T2"><text:s text:c="4"/>crc = ~crc;</text:span></text:span></text:p>
      <text:p text:style-name="P239"><text:span text:style-name="Absatz-Standardschriftart"><text:span text:style-name="T2"><text:s text:c="4"/>return crc;</text:span></text:span></text:p>
      <text:p text:style-name="P239"><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5">Sets a string in the global string map.</text:p>
      <text:p text:style-name="P25">Arguments:</text:p>
      <text:list xml:id="list145937830010763" text:continue-numbering="true" text:style-name="L30">
        <text:list-item>
          <text:p text:style-name="P673">name: Name of the string variable</text:p>
        </text:list-item>
        <text:list-item>
          <text:p text:style-name="P673">string: The string</text:p>
        </text:list-item>
      </text:list>
      <text:p text:style-name="P313"/>
      <text:h text:style-name="Heading_20_4" text:outline-level="4">String getGlobalString(String name, bool removeValue=false)</text:h>
      <text:p text:style-name="P25">Returns a string from the global string map.</text:p>
      <text:p text:style-name="P25">Arguments:</text:p>
      <text:list xml:id="list145937496540795" text:continue-numbering="true" text:style-name="L30">
        <text:list-item>
          <text:p text:style-name="P673">name: Name of the variable</text:p>
        </text:list-item>
        <text:list-item>
          <text:p text:style-name="P673">removeValue: True if the variable shall be removed from the string map</text:p>
        </text:list-item>
      </text:list>
      <text:p text:style-name="P313">Return: The read string. Returns an empty string if name is not in the string map.</text:p>
      <text:p text:style-name="P313"/>
      <text:h text:style-name="P641" text:outline-level="4">void globalStringChangedSignal(String name, String string)</text:h>
      <text:p text:style-name="P25">This signal is emitted if a string in the global string map has been changed. Scripts can connect a function to this signal.</text:p>
      <text:p text:style-name="P25">Arguments:</text:p>
      <text:list xml:id="list145937135156445" text:continue-numbering="true" text:style-name="L30">
        <text:list-item>
          <text:p text:style-name="P673">name: Name of the variable</text:p>
        </text:list-item>
        <text:list-item>
          <text:p text:style-name="P673">string: The content of the string</text:p>
        </text:list-item>
      </text:list>
      <text:p text:style-name="P332"/>
      <text:h text:style-name="Heading_20_4" text:outline-level="4">void setGlobalDataArray(String name, Array&lt;unsigned char&gt; data)</text:h>
      <text:p text:style-name="P25">Sets a data array in the global data array map.</text:p>
      <text:p text:style-name="P25">Arguments:</text:p>
      <text:list xml:id="list145936705913841" text:continue-numbering="true" text:style-name="L30">
        <text:list-item>
          <text:p text:style-name="P673">name: Name of the variable</text:p>
        </text:list-item>
        <text:list-item>
          <text:p text:style-name="P673">data: The data array</text:p>
        </text:list-item>
      </text:list>
      <text:p text:style-name="P219"/>
      <text:h text:style-name="Heading_20_4" text:outline-level="4">Array&lt;unsigned char&gt; getGlobalDataArray(String name, <text:s/>bool removeValue=false)</text:h>
      <text:p text:style-name="P25">Returns a data array from the global data array map.</text:p>
      <text:p text:style-name="P25">Arguments:</text:p>
      <text:list xml:id="list145937448491178" text:continue-numbering="true" text:style-name="L30">
        <text:list-item>
          <text:p text:style-name="P673">name: Name of the variable</text:p>
        </text:list-item>
        <text:list-item>
          <text:p text:style-name="P673">removeValue: True if the variable shall be removed from the data array map</text:p>
        </text:list-item>
      </text:list>
      <text:p text:style-name="P313">Return: The read data array. Returns an empty data array if name is not in the data array map.</text:p>
      <text:p text:style-name="P313"/>
      <text:h text:style-name="P641" text:outline-level="4">void globalDataArrayChangedSignal(String name, Array&lt;unsigned char&gt; data)</text:h>
      <text:p text:style-name="P25">This signal is emitted if a data vector in the global string data vector has been changed. Scripts can connect a function to this signal.</text:p>
      <text:p text:style-name="P25"><text:soft-page-break/>Arguments:</text:p>
      <text:list xml:id="list145935967679512" text:continue-numbering="true" text:style-name="L30">
        <text:list-item>
          <text:p text:style-name="P515">name: Name of the variable</text:p>
        </text:list-item>
        <text:list-item>
          <text:p text:style-name="P515">data: The content of data array</text:p>
        </text:list-item>
      </text:list>
      <text:p text:style-name="P313"/>
      <text:h text:style-name="Heading_20_4" text:outline-level="4">void setGlobalUnsignedNumber(String name, quint32 number)</text:h>
      <text:p text:style-name="P25">Sets a<text:span text:style-name="T187">n</text:span> unsigned number in the global unsigned number map.</text:p>
      <text:p text:style-name="P25">Arguments:</text:p>
      <text:list xml:id="list145937837624173" text:continue-numbering="true" text:style-name="L30">
        <text:list-item>
          <text:p text:style-name="P673">name: Name of the variable</text:p>
        </text:list-item>
        <text:list-item>
          <text:p text:style-name="P673">number: The number</text:p>
        </text:list-item>
      </text:list>
      <text:p text:style-name="P219"/>
      <text:h text:style-name="Heading_20_4" text:outline-level="4">QList&lt;quint32&gt; getGlobalUnsignedNumber(String name, bool removeValue=false)</text:h>
      <text:p text:style-name="P25">Returns a<text:span text:style-name="T187">n</text:span> unsigned number from the global unsigned number map.</text:p>
      <text:p text:style-name="P25">Arguments:</text:p>
      <text:list xml:id="list145936213250251" text:continue-numbering="true" text:style-name="L30">
        <text:list-item>
          <text:p text:style-name="P673">name: Name of the variable</text:p>
        </text:list-item>
        <text:list-item>
          <text:p text:style-name="P673">removeValue: True if the variable shall be removed from the unsigned number map</text:p>
        </text:list-item>
      </text:list>
      <text:p text:style-name="P313">Return: The first element in the result list is the result status (1=name found, 0=name not found). The second element is the read value.</text:p>
      <text:p text:style-name="P313">Example:</text:p>
      <text:p text:style-name="P315">//Read the stored value</text:p>
      <text:p text:style-name="P315">var resultArray = scriptThread.getGlobalUnsignedNumber("U_Number");</text:p>
      <text:p text:style-name="P315">if(resultArray[0] == 1)</text:p>
      <text:p text:style-name="P315">{</text:p>
      <text:p text:style-name="P315"><text:tab/>scriptThread.appendTextToConsole("unumber: " + resultArray[1]);</text:p>
      <text:p text:style-name="P315">}</text:p>
      <text:p text:style-name="P314"/>
      <text:h text:style-name="P641" text:outline-level="4">void globalUnsignedChangedSignal(String name, quint32 number)</text:h>
      <text:p text:style-name="P25">This signal is emitted if an unsigned number in the global unsigned number map has been changed. Scripts can connect a function to this signal.</text:p>
      <text:p text:style-name="P25">Arguments:</text:p>
      <text:list xml:id="list145937707690130" text:continue-numbering="true" text:style-name="L30">
        <text:list-item>
          <text:p text:style-name="P673">name: Name of the variable</text:p>
        </text:list-item>
        <text:list-item>
          <text:p text:style-name="P673">number: The value of the variable</text:p>
        </text:list-item>
      </text:list>
      <text:p text:style-name="P314"/>
      <text:h text:style-name="Heading_20_4" text:outline-level="4">void setGlobalSignedNumber(String name, quint32 number)</text:h>
      <text:p text:style-name="P25">Sets a unsigned number in the global signed number map.</text:p>
      <text:p text:style-name="P25">Arguments:</text:p>
      <text:list xml:id="list145937361429569" text:continue-numbering="true" text:style-name="L30">
        <text:list-item>
          <text:p text:style-name="P673">name: Name of the variable</text:p>
        </text:list-item>
        <text:list-item>
          <text:p text:style-name="P673">number: The number</text:p>
        </text:list-item>
      </text:list>
      <text:p text:style-name="P219"/>
      <text:h text:style-name="Heading_20_4" text:outline-level="4">QList&lt;quint32&gt; getGlobalSignedNumber(String name, bool removeValue=false)</text:h>
      <text:p text:style-name="P25">Returns a unsigned number from the global signed number map.</text:p>
      <text:p text:style-name="P25">Arguments:</text:p>
      <text:list xml:id="list145937865312906" text:continue-numbering="true" text:style-name="L30">
        <text:list-item>
          <text:p text:style-name="P673">name: Name of the variable</text:p>
        </text:list-item>
        <text:list-item>
          <text:p text:style-name="P673">removeValue: True if the variable shall be removed from the signed number map</text:p>
        </text:list-item>
      </text:list>
      <text:p text:style-name="P313">Return: The first element in the result list is the result status (1=name found, 0=name not found). The second element is the read value.</text:p>
      <text:p text:style-name="P313">Example:</text:p>
      <text:p text:style-name="P315">//Read the stored value</text:p>
      <text:p text:style-name="P315"><text:soft-page-break/>var resultArray = scriptThread.getGlobalSignedNumber("S_Number");</text:p>
      <text:p text:style-name="P315">if(resultArray[0] == 1)</text:p>
      <text:p text:style-name="P315">{</text:p>
      <text:p text:style-name="P315"><text:tab/>scriptThread.appendTextToConsole("snumber: " + resultArray[1]);</text:p>
      <text:p text:style-name="P314"><text:span text:style-name="Absatz-Standardschriftart"><text:span text:style-name="T71">}</text:span></text:span></text:p>
      <text:p text:style-name="P314"><text:span text:style-name="Absatz-Standardschriftart"><text:span text:style-name="T71"/></text:span></text:p>
      <text:h text:style-name="P641" text:outline-level="4">void globalUnsignedChangedSignal(String name, quint32 number)</text:h>
      <text:p text:style-name="P25">This signal is emitted if a signed number in the global signed number map has been changed. Scripts can connect a function to this signal.</text:p>
      <text:p text:style-name="P25">Arguments:</text:p>
      <text:list xml:id="list145936530031813" text:continue-numbering="true" text:style-name="L30">
        <text:list-item>
          <text:p text:style-name="P673">name: Name of the variable</text:p>
        </text:list-item>
        <text:list-item>
          <text:p text:style-name="P673"><text:span text:style-name="Absatz-Standardschriftart"><text:span text:style-name="T72">number: The value of the variable</text:span></text:span></text:p>
          <text:p text:style-name="P673"><text:span text:style-name="Absatz-Standardschriftart"><text:span text:style-name="T72"/></text:span></text:p>
        </text:list-item>
      </text:list>
      <text:h text:style-name="Heading_20_4" text:outline-level="4">void setGlobalRealNumber(String name, double number)</text:h>
      <text:p text:style-name="P25">Sets a real number in the global real number map.</text:p>
      <text:p text:style-name="P25">Arguments:</text:p>
      <text:list xml:id="list145936072391872" text:continue-numbering="true" text:style-name="L30">
        <text:list-item>
          <text:p text:style-name="P673">name: Name of the variable</text:p>
        </text:list-item>
        <text:list-item>
          <text:p text:style-name="P673">number: The number</text:p>
          <text:p text:style-name="P768"/>
        </text:list-item>
      </text:list>
      <text:h text:style-name="Heading_20_4" text:outline-level="4">QList&lt;double&gt; getGlobalRealNumber(String name, bool removeValue=false)</text:h>
      <text:p text:style-name="P25">Returns a real number from the global real number map.</text:p>
      <text:p text:style-name="P25">Arguments:</text:p>
      <text:list xml:id="list145937413364871" text:continue-numbering="true" text:style-name="L30">
        <text:list-item>
          <text:p text:style-name="P673">name: Name of the variable</text:p>
        </text:list-item>
        <text:list-item>
          <text:p text:style-name="P673">removeValue: True if the variable shall be removed from the real number map</text:p>
        </text:list-item>
      </text:list>
      <text:p text:style-name="P313">Return: The first element in the result list is the result status (1.0=name found, 0.0=name not found). The second element is the read value.</text:p>
      <text:p text:style-name="P313">Example:</text:p>
      <text:p text:style-name="P315">//Read the stored value</text:p>
      <text:p text:style-name="P315">var resultArray = scriptThread.getGlobalRealNumber("R_Number");</text:p>
      <text:p text:style-name="P315">if(resultArray[0] == 1.0)</text:p>
      <text:p text:style-name="P315">{</text:p>
      <text:p text:style-name="P315"><text:tab/>scriptThread.appendTextToConsole("rnumber: " + resultArray[1]);</text:p>
      <text:p text:style-name="P313"><text:span text:style-name="Absatz-Standardschriftart"><text:span text:style-name="T2">}</text:span></text:span></text:p>
      <text:p text:style-name="P313"><text:span text:style-name="Absatz-Standardschriftart"><text:span text:style-name="T2"/></text:span></text:p>
      <text:h text:style-name="Heading_20_4" text:outline-level="4">void globalRealChangedSignal(String name, double number)</text:h>
      <text:p text:style-name="P25">This signal is emitted if a real number in the global real number map has been changed. Scripts can connect a function to this signal.</text:p>
      <text:p text:style-name="P25">Arguments:</text:p>
      <text:list xml:id="list145937368672906" text:continue-numbering="true" text:style-name="L30">
        <text:list-item>
          <text:p text:style-name="P673">name: Name of the variable</text:p>
        </text:list-item>
        <text:list-item>
          <text:p text:style-name="P673"><text:span text:style-name="Absatz-Standardschriftart"><text:span text:style-name="T72">number: The value of the variable</text:span></text:span></text:p>
        </text:list-item>
      </text:list>
      <text:p text:style-name="P219"><text:span text:style-name="Absatz-Standardschriftart"><text:span text:style-name="T72"/></text:span></text:p>
      <text:h text:style-name="Heading_20_3" text:outline-level="3"><text:bookmark-start text:name="__RefHeading___Toc23434_517021428"/><text:span text:style-name="Absatz-Standardschriftart"><text:span text:style-name="T143">Process</text:span></text:span><text:bookmark-end text:name="__RefHeading___Toc23434_517021428"/></text:h>
      <text:p text:style-name="P8"><text:span text:style-name="Absatz-Standardschriftart"><text:span text:style-name="T126">This chapter contains process related functions.</text:span></text:span></text:p>
      <text:h text:style-name="P566" text:outline-level="4"><text:bookmark-start text:name="_Toc403041659"/>bool createProcessDetached(String program, Array&lt;String&gt; arguments, String <text:s/>workingDirectory)<text:bookmark-end text:name="_Toc403041659"/></text:h>
      <text:p text:style-name="P87">Starts a program with the given arguments in a new process, and detaches from it. Returns true on success, otherwise returns false. If the calling process exits, the detached process will continue to run <text:soft-page-break/>unaffected. The process will be started in the directory workingDirectory. If workingDirectory is empty, the working directory is inherited from the calling process.</text:p>
      <text:p text:style-name="P87">Arguments:</text:p>
      <text:list xml:id="list145936169983347" text:continue-numbering="true" text:style-name="L30">
        <text:list-item>
          <text:p text:style-name="P678">program: The program to start</text:p>
        </text:list-item>
        <text:list-item>
          <text:p text:style-name="P678"><text:span text:style-name="T194">a</text:span>rguments: The arguments</text:p>
        </text:list-item>
        <text:list-item>
          <text:p text:style-name="P678"><text:span text:style-name="Absatz-Standardschriftart">workingDirectory: The working directory.</text:span></text:p>
        </text:list-item>
      </text:list>
      <text:p text:style-name="P27">Return: True on success</text:p>
      <text:p text:style-name="P87">Example: <text:s/></text:p>
      <text:p text:style-name="P260"><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59"><text:span text:style-name="Absatz-Standardschriftart"><text:span text:style-name="T2">scriptThread.createProcessDetached("D:/notepad.exe", arguments,"");</text:span></text:span></text:p>
      <text:p text:style-name="P258"><text:span text:style-name="Absatz-Standardschriftart"><text:span text:style-name="T2"/></text:span></text:p>
      <text:h text:style-name="P566"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7">Starts a program with the given arguments in a new process, waits for it to finish, and then returns the exit code of the process. The environment and working directory are inherited from the calling process.</text:p>
      <text:p text:style-name="P87">Arguments:</text:p>
      <text:list xml:id="list145936145867609" text:continue-numbering="true" text:style-name="L30">
        <text:list-item>
          <text:p text:style-name="P678">program: The program to start</text:p>
        </text:list-item>
        <text:list-item>
          <text:p text:style-name="P678"><text:span text:style-name="T194">a</text:span>rguments: The arguments</text:p>
        </text:list-item>
      </text:list>
      <text:p text:style-name="P27">Return: True on success</text:p>
      <text:p text:style-name="P87">Example: <text:s/></text:p>
      <text:p text:style-name="P260"><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59"><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58"><text:span text:style-name="Absatz-Standardschriftart"><text:span text:style-name="T46"/></text:span></text:p>
      <text:h text:style-name="P567" text:outline-level="4"><text:bookmark-start text:name="_Toc403041660651"/>ScriptProcess createProcessAsynchronous(String program, Array&lt;String&gt; arguments,<text:bookmark-end text:name="_Toc403041660651"/> int startWaitTime=30000<text:span text:style-name="T203">, String workingDirectory=""</text:span>)</text:h>
      <text:p text:style-name="P89">Starts the program program with the arguments arguments in a new process. Any data the new process writes to the console is forwarded to the return process object. The environment and working directory are inherited from the calling process.</text:p>
      <text:p text:style-name="P89">Note: Blocks until the process has been created or until startWaitTime milliseconds have passed (-1=infinite).</text:p>
      <text:p text:style-name="P88">Arguments:</text:p>
      <text:list xml:id="list145937923104400" text:continue-numbering="true" text:style-name="L30">
        <text:list-item>
          <text:p text:style-name="P679">program: The program to start</text:p>
        </text:list-item>
        <text:list-item>
          <text:p text:style-name="P679"><text:span text:style-name="T194">a</text:span>rguments: The arguments</text:p>
        </text:list-item>
        <text:list-item>
          <text:p text:style-name="P723">startWaitTime: The max. wait time.</text:p>
        </text:list-item>
        <text:list-item>
          <text:p text:style-name="P727">workingDirectory: The working directory. If empty then the working directory of the process is set the ScriptCommunicator directory.</text:p>
        </text:list-item>
      </text:list>
      <text:p text:style-name="P28">Return: <text:span text:style-name="T193">The created process</text:span> on success. <text:span text:style-name="T193">An invalid object on failure.</text:span></text:p>
      <text:p text:style-name="P88">Example: <text:s/></text:p>
      <text:p text:style-name="P260"><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59"><text:span text:style-name="Absatz-Standardschriftart"><text:span text:style-name="T32">var process = scriptThread.createProcessAsynchronous("D:/notepad.exe", arguments);</text:span></text:span></text:p>
      <text:p text:style-name="P259"><text:span text:style-name="Absatz-Standardschriftart"><text:span text:style-name="T32">if(typeof process == 'undefined')</text:span></text:span></text:p>
      <text:p text:style-name="P260"><text:span text:style-name="Absatz-Standardschriftart"><text:span text:style-name="T33">{</text:span></text:span></text:p>
      <text:p text:style-name="P260"><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0"><text:span text:style-name="Absatz-Standardschriftart"><text:span text:style-name="T33">}</text:span></text:span></text:p>
      <text:p text:style-name="P260"><text:span text:style-name="Absatz-Standardschriftart"><text:span text:style-name="T33">else</text:span></text:span></text:p>
      <text:p text:style-name="P260"><text:span text:style-name="Absatz-Standardschriftart"><text:span text:style-name="T33">{</text:span></text:span></text:p>
      <text:p text:style-name="P300"><text:span text:style-name="Absatz-Standardschriftart"><text:span text:style-name="T33"><text:tab/>scriptThread.waitForFinishedProcess(process);</text:span></text:span></text:p>
      <text:p text:style-name="P300"><text:span text:style-name="Absatz-Standardschriftart"><text:span text:style-name="T33">}</text:span></text:span></text:p>
      <text:p text:style-name="Standard"/>
      <text:h text:style-name="P568" text:outline-level="4"><text:soft-page-break/>bool waitForFinishedProcess(ScriptProcess process, int waitTime=30000)</text:h>
      <text:p text:style-name="P91">Blocks until the process has finished or until msecs milliseconds have passed (-1=infinite).</text:p>
      <text:p text:style-name="P90">Arguments:</text:p>
      <text:list xml:id="list145937221644088" text:continue-numbering="true" text:style-name="L30">
        <text:list-item>
          <text:p text:style-name="P680">pro<text:span text:style-name="T195">cess: The process</text:span></text:p>
        </text:list-item>
        <text:list-item>
          <text:p text:style-name="P728">waitTime: The max. wait time.</text:p>
        </text:list-item>
      </text:list>
      <text:p text:style-name="P29">Return: <text:span text:style-name="T195">True if the process is finished.</text:span></text:p>
      <text:p text:style-name="P29"/>
      <text:h text:style-name="P569" text:outline-level="4">int getProcessExitCode(ScriptProcess process)</text:h>
      <text:p text:style-name="P93">Returns the exit code of process.</text:p>
      <text:p text:style-name="P92">Arguments:</text:p>
      <text:list xml:id="list145936700412050" text:continue-numbering="true" text:style-name="L30">
        <text:list-item>
          <text:p text:style-name="P681">pro<text:span text:style-name="T195">cess: The process</text:span></text:p>
        </text:list-item>
      </text:list>
      <text:p text:style-name="P30">Return: <text:span text:style-name="T195">The process exit code.</text:span></text:p>
      <text:p text:style-name="P30"/>
      <text:h text:style-name="P570" text:outline-level="4">void killProcess(ScriptProcess process)</text:h>
      <text:p text:style-name="P95">Kills the current process, causing it to exit immediately.</text:p>
      <text:p text:style-name="P94">Arguments:</text:p>
      <text:list xml:id="list145937162933459" text:continue-numbering="true" text:style-name="L30">
        <text:list-item>
          <text:p text:style-name="P729">pro<text:span text:style-name="T195">cess: The process</text:span></text:p>
        </text:list-item>
      </text:list>
      <text:p text:style-name="P221"/>
      <text:h text:style-name="P570" text:outline-level="4">void terminateProcess(ScriptProcess process)</text:h>
      <text:p text:style-name="P95">Attempts to terminate the process. The process may not exit as a result of calling this function (it is given the chance to prompt the user for any unsaved files, etc).</text:p>
      <text:p text:style-name="P94">Arguments:</text:p>
      <text:list xml:id="list145937104253845" text:continue-numbering="true" text:style-name="L30">
        <text:list-item>
          <text:p text:style-name="P682">pro<text:span text:style-name="T195">cess: The process</text:span></text:p>
        </text:list-item>
      </text:list>
      <text:p text:style-name="P220"/>
      <text:h text:style-name="P571" text:outline-level="4">bool writeToProcessStdin(ScriptProcess process, Array&lt;unsigned char&gt; data, int waitTime=30000)</text:h>
      <text:p text:style-name="P97">Write data to the standard input of process. Returns true on success.</text:p>
      <text:p text:style-name="P97">Note: Blocks until the writing is finished or until msecs milliseconds have passed (-1=infinite).</text:p>
      <text:p text:style-name="P96">Arguments:</text:p>
      <text:list xml:id="list145937818576790" text:continue-numbering="true" text:style-name="L30">
        <text:list-item>
          <text:p text:style-name="P683">program: The program to start</text:p>
        </text:list-item>
        <text:list-item>
          <text:p text:style-name="P683"><text:span text:style-name="T196">data</text:span>: The <text:span text:style-name="T196">data</text:span></text:p>
        </text:list-item>
        <text:list-item>
          <text:p text:style-name="P724"><text:span text:style-name="T196">w</text:span>aitTime: The max. wait time.</text:p>
        </text:list-item>
      </text:list>
      <text:p text:style-name="P31">Return: <text:span text:style-name="T193">True on success.</text:span></text:p>
      <text:p text:style-name="P96">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1"><text:span text:style-name="Absatz-Standardschriftart"><text:span text:style-name="T32">var process = scriptThread.createProcessAsynchronous("D:/notepad.exe", arguments);</text:span></text:span></text:p>
      <text:p text:style-name="P261"><text:span text:style-name="Absatz-Standardschriftart"><text:span text:style-name="T32">if(typeof process == 'undefined')</text:span></text:span></text:p>
      <text:p text:style-name="P261"><text:span text:style-name="Absatz-Standardschriftart"><text:span text:style-name="T33">{</text:span></text:span></text:p>
      <text:p text:style-name="P26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1"><text:span text:style-name="Absatz-Standardschriftart"><text:span text:style-name="T33">}</text:span></text:span></text:p>
      <text:p text:style-name="P261"><text:span text:style-name="Absatz-Standardschriftart"><text:span text:style-name="T33">else</text:span></text:span></text:p>
      <text:p text:style-name="P261"><text:span text:style-name="Absatz-Standardschriftart"><text:span text:style-name="T33">{</text:span></text:span></text:p>
      <text:p text:style-name="P262"><text:span text:style-name="Absatz-Standardschriftart"><text:span text:style-name="T34"><text:tab/>var data = scriptThread.stringToArray("test standard in\n");</text:span></text:span></text:p>
      <text:p text:style-name="P262"><text:span text:style-name="Absatz-Standardschriftart"><text:span text:style-name="T34"><text:tab/>scriptThread.writeToProcessStdin(process, data);</text:span></text:span></text:p>
      <text:p text:style-name="P261"><text:span text:style-name="Absatz-Standardschriftart"><text:span text:style-name="T33">}</text:span></text:span></text:p>
      <text:p text:style-name="P261"><text:span text:style-name="Absatz-Standardschriftart"><text:span text:style-name="T33"/></text:span></text:p>
      <text:h text:style-name="P572" text:outline-level="4"><text:span text:style-name="T343">bool</text:span> <text:span text:style-name="T343">processIsRunning</text:span>(ScriptProcess process)</text:h>
      <text:p text:style-name="P201">Returns true if the process is running.</text:p>
      <text:p text:style-name="P200"><text:soft-page-break/>Arguments:</text:p>
      <text:list xml:id="list145937175330715" text:continue-numbering="true" text:style-name="L30">
        <text:list-item>
          <text:p text:style-name="P684">program: The program to start</text:p>
          <text:p text:style-name="P769"><text:span text:style-name="Absatz-Standardschriftart"><text:span text:style-name="T35"/></text:span></text:p>
        </text:list-item>
      </text:list>
      <text:h text:style-name="P573" text:outline-level="4">Array&lt;unsigned char&gt; readAllStandardOutputFromProcess(ScriptProcess process, bool isBlocking=false, quint8 blockByte='\n', qint32 blockTime=30000)</text:h>
      <text:p text:style-name="P100">This function returns all data available from the standard output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98">Arguments:</text:p>
      <text:list xml:id="list145936161389565" text:continue-numbering="true" text:style-name="L30">
        <text:list-item>
          <text:p text:style-name="P685">program: The program to start</text:p>
        </text:list-item>
        <text:list-item>
          <text:p text:style-name="P685"><text:span text:style-name="T197">isBlocking</text:span>: <text:span text:style-name="T197">True if this function is blocking.</text:span></text:p>
        </text:list-item>
        <text:list-item>
          <text:p text:style-name="P730">BlockByte: The block byte.</text:p>
        </text:list-item>
        <text:list-item>
          <text:p text:style-name="P725"><text:span text:style-name="T197">blockTime</text:span>: The max. <text:span text:style-name="T197">block</text:span> time.</text:p>
        </text:list-item>
      </text:list>
      <text:p text:style-name="P32">Return: <text:span text:style-name="T193">The read data.</text:span></text:p>
      <text:p text:style-name="P98">Example: <text:s/></text:p>
      <text:p text:style-name="P263"><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3"><text:span text:style-name="Absatz-Standardschriftart"><text:span text:style-name="T32">var process = scriptThread.createProcessAsynchronous("D:/notepad.exe", arguments);</text:span></text:span></text:p>
      <text:p text:style-name="P263"><text:span text:style-name="Absatz-Standardschriftart"><text:span text:style-name="T32">if(typeof process == 'undefined')</text:span></text:span></text:p>
      <text:p text:style-name="P263"><text:span text:style-name="Absatz-Standardschriftart"><text:span text:style-name="T33">{</text:span></text:span></text:p>
      <text:p text:style-name="P263"><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3"><text:span text:style-name="Absatz-Standardschriftart"><text:span text:style-name="T33">}</text:span></text:span></text:p>
      <text:p text:style-name="P263"><text:span text:style-name="Absatz-Standardschriftart"><text:span text:style-name="T33">else</text:span></text:span></text:p>
      <text:p text:style-name="P263"><text:span text:style-name="Absatz-Standardschriftart"><text:span text:style-name="T33">{</text:span></text:span></text:p>
      <text:p text:style-name="P307"><text:span text:style-name="Absatz-Standardschriftart"><text:span text:style-name="T37"><text:tab/>if(scriptThread.waitForFinishedProcess(process, 120000))</text:span></text:span></text:p>
      <text:p text:style-name="P307"><text:span text:style-name="Absatz-Standardschriftart"><text:span text:style-name="T37"><text:tab/>{</text:span></text:span></text:p>
      <text:p text:style-name="P263"><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63"><text:span text:style-name="Absatz-Standardschriftart"><text:span text:style-name="T35"><text:tab/><text:tab/>res = conv.byteArrayToString(res).replace("\n", "")</text:span></text:span></text:p>
      <text:p text:style-name="P263"><text:span text:style-name="Absatz-Standardschriftart"><text:span text:style-name="T35"><text:tab/><text:tab/>scriptThread.appendTextToConsole("stdout data: <text:s/>" + <text:tab/>res);</text:span></text:span></text:p>
      <text:p text:style-name="P307"><text:span text:style-name="Absatz-Standardschriftart"><text:span text:style-name="T37"><text:tab/>}</text:span></text:span></text:p>
      <text:p text:style-name="P307"><text:span text:style-name="Absatz-Standardschriftart"><text:span text:style-name="T37"><text:tab/>else</text:span></text:span></text:p>
      <text:p text:style-name="P307"><text:span text:style-name="Absatz-Standardschriftart"><text:span text:style-name="T37"><text:tab/>{</text:span></text:span></text:p>
      <text:p text:style-name="P307"><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7"><text:span text:style-name="Absatz-Standardschriftart"><text:span text:style-name="T37"><text:tab/>}</text:span></text:span></text:p>
      <text:p text:style-name="P263"><text:span text:style-name="Absatz-Standardschriftart"><text:span text:style-name="T33">}</text:span></text:span></text:p>
      <text:p text:style-name="P263"><text:span text:style-name="Absatz-Standardschriftart"><text:span text:style-name="T33"/></text:span></text:p>
      <text:h text:style-name="P574" text:outline-level="4">Array&lt;unsigned char&gt; <text:span text:style-name="T198">readAllStandardErrorFromProcess</text:span>(ScriptProcess process, bool isBlocking=false, quint8 blockByte='\n', qint32 blockTime=30000)</text:h>
      <text:p text:style-name="P100">This function returns all data available from the standard <text:span text:style-name="T198">error</text:span>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101">Arguments:</text:p>
      <text:list xml:id="list145937200210186" text:continue-numbering="true" text:style-name="L30">
        <text:list-item>
          <text:p text:style-name="P686">program: The program to start</text:p>
        </text:list-item>
        <text:list-item>
          <text:p text:style-name="P686"><text:span text:style-name="T197">isBlocking</text:span>: <text:span text:style-name="T197">True if this function is blocking.</text:span></text:p>
        </text:list-item>
        <text:list-item>
          <text:p text:style-name="P731">BlockByte: The block byte.</text:p>
        </text:list-item>
        <text:list-item>
          <text:p text:style-name="P726"><text:span text:style-name="T197">blockTime</text:span>: The max. <text:span text:style-name="T197">block</text:span> time.</text:p>
        </text:list-item>
      </text:list>
      <text:p text:style-name="P33">Return: <text:span text:style-name="T193">The read data.</text:span></text:p>
      <text:p text:style-name="P101">Example: <text:s/></text:p>
      <text:p text:style-name="P264"><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4"><text:span text:style-name="Absatz-Standardschriftart"><text:span text:style-name="T32">var process = scriptThread.createProcessAsynchronous("D:/notepad.exe", arguments);</text:span></text:span></text:p>
      <text:p text:style-name="P264"><text:soft-page-break/><text:span text:style-name="Absatz-Standardschriftart"><text:span text:style-name="T32">if(typeof process == 'undefined')</text:span></text:span></text:p>
      <text:p text:style-name="P264"><text:span text:style-name="Absatz-Standardschriftart"><text:span text:style-name="T33">{</text:span></text:span></text:p>
      <text:p text:style-name="P264"><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4"><text:span text:style-name="Absatz-Standardschriftart"><text:span text:style-name="T33">}</text:span></text:span></text:p>
      <text:p text:style-name="P264"><text:span text:style-name="Absatz-Standardschriftart"><text:span text:style-name="T33">else</text:span></text:span></text:p>
      <text:p text:style-name="P264"><text:span text:style-name="Absatz-Standardschriftart"><text:span text:style-name="T33">{</text:span></text:span></text:p>
      <text:p text:style-name="P307"><text:span text:style-name="Absatz-Standardschriftart"><text:span text:style-name="T37"><text:tab/>if(scriptThread.waitForFinishedProcess(process, 120000))</text:span></text:span></text:p>
      <text:p text:style-name="P307"><text:span text:style-name="Absatz-Standardschriftart"><text:span text:style-name="T37"><text:tab/>{</text:span></text:span></text:p>
      <text:p text:style-name="P264"><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64"><text:span text:style-name="Absatz-Standardschriftart"><text:span text:style-name="T35"><text:tab/><text:tab/>res = conv.byteArrayToString(res).replace("\n", "")</text:span></text:span></text:p>
      <text:p text:style-name="P264"><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07"><text:span text:style-name="Absatz-Standardschriftart"><text:span text:style-name="T37"><text:tab/>}</text:span></text:span></text:p>
      <text:p text:style-name="P307"><text:span text:style-name="Absatz-Standardschriftart"><text:span text:style-name="T37"><text:tab/>else</text:span></text:span></text:p>
      <text:p text:style-name="P307"><text:span text:style-name="Absatz-Standardschriftart"><text:span text:style-name="T37"><text:tab/>{</text:span></text:span></text:p>
      <text:p text:style-name="P307"><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7"><text:span text:style-name="Absatz-Standardschriftart"><text:span text:style-name="T37"><text:tab/>}</text:span></text:span></text:p>
      <text:p text:style-name="P264"><text:span text:style-name="Absatz-Standardschriftart"><text:span text:style-name="T3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03">s</text:span></text:h>
      <text:p text:style-name="P154"><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154"><text:span text:style-name="Absatz-Standardschriftart"/></text:p>
      <text:h text:style-name="P575" text:outline-level="4">Array&lt;String&gt; availableSerialPorts(void)</text:h>
      <text:p text:style-name="P83">Returns a list with the name of all available serial ports.</text:p>
      <text:p text:style-name="P82">Example:</text:p>
      <text:p text:style-name="P43">var availablePorts = scriptThread.availableSerialPorts();</text:p>
      <text:p text:style-name="P43">for(var i = 0; i &lt; availablePorts.length; i++)</text:p>
      <text:p text:style-name="P43">{</text:p>
      <text:p text:style-name="P43"><text:tab/>UI_serialPortInfoListBox.addItem(availablePorts[i]);</text:p>
      <text:p text:style-name="P43">}</text:p>
      <text:p text:style-name="P42"/>
      <text:h text:style-name="Heading_20_4" text:outline-level="4">bool setScriptState(quint8 state, String scriptTableEntryName)</text:h>
      <text:p text:style-name="P25">Sets the state of a script (running, paused or stopped).</text:p>
      <text:p text:style-name="P25">Note: The script must be in the script table (script window) and a script can not set it's own state.</text:p>
      <text:p text:style-name="P25">Arguments:</text:p>
      <text:list xml:id="list8700066314792196781" text:style-name="L34">
        <text:list-item>
          <text:p text:style-name="P732">state: The state in which the script shall be switched. Possible value are:</text:p>
          <text:list>
            <text:list-item>
              <text:p text:style-name="P732">0: running</text:p>
            </text:list-item>
            <text:list-item>
              <text:p text:style-name="P732">1: paused</text:p>
            </text:list-item>
            <text:list-item>
              <text:p text:style-name="P732">2: stopped</text:p>
            </text:list-item>
          </text:list>
        </text:list-item>
        <text:list-item>
          <text:p text:style-name="P732">scriptTableEntryName: The name of the script in the script-table (script window).</text:p>
          <text:p text:style-name="P773">Return: True if scriptTableEntryName has been found in the script-table and the state has a valid value.</text:p>
        </text:list-item>
      </text:list>
      <text:p text:style-name="P25">Example:</text:p>
      <text:p text:style-name="P41">scriptThread.setScriptState(0, "send input");//Start the script.</text:p>
      <text:p text:style-name="P41">scriptThread.sleepFromScript(3000);</text:p>
      <text:p text:style-name="P41"/>
      <text:p text:style-name="P41">scriptThread.setScriptState(1, "send input");//Pause the script.</text:p>
      <text:p text:style-name="P41">scriptThread.sleepFromScript(3000);</text:p>
      <text:p text:style-name="P41"/>
      <text:p text:style-name="P41">scriptThread.setScriptState(2, "send input");//Stop the script.</text:p>
      <text:p text:style-name="P41"/>
      <text:h text:style-name="Heading_20_4" text:outline-level="4"><text:soft-page-break/>String getScriptTableName(void)</text:h>
      <text:p text:style-name="P25">Returns the script-table (script window) name of the calling script.</text:p>
      <text:p text:style-name="P41"/>
      <text:h text:style-name="P576" text:outline-level="4"><text:bookmark-start text:name="__RefHeading__14803_1904129960"/>void appendTextToConsole(String text, bool newLine=true<text:span text:style-name="T282">, bool bringToForeground=false</text:span>)<text:bookmark-end text:name="__RefHeading__14803_1904129960"/></text:h>
      <text:p text:style-name="P25">This function can be used to append a text to the script window console.</text:p>
      <text:p text:style-name="P25">Arguments:</text:p>
      <text:list xml:id="list145936845078939" text:continue-numbering="true" text:style-name="L34">
        <text:list-item>
          <text:p text:style-name="P732">text: The text which has to be appended to the console</text:p>
        </text:list-item>
        <text:list-item>
          <text:p text:style-name="P732">newLine: If true then the text will be appended in a new line </text:p>
        </text:list-item>
        <text:list-item>
          <text:p text:style-name="P735">bringToForeground: True if the script window shall be on top of all windows</text:p>
        </text:list-item>
      </text:list>
      <text:p text:style-name="P25">Example: <text:s text:c="2"/></text:p>
      <text:p text:style-name="P240">scriptThread.appendTextToConsole("exception in dataReceivedSlot: " + e);</text:p>
      <text:p text:style-name="P240"/>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5">Forces the script thread to sleep for ms milliseconds.</text:p>
      <text:p text:style-name="P25">Arguments:</text:p>
      <text:list xml:id="list145936253002609" text:continue-numbering="true" text:style-name="L34">
        <text:list-item>
          <text:p text:style-name="P732">timeMs: The time to sleep in milliseconds</text:p>
        </text:list-item>
      </text:list>
      <text:p text:style-name="P25">Example:</text:p>
      <text:p text:style-name="P239"><text:s/><text:span text:style-name="T111">scriptThread.sleepFromScript(10);</text:span></text:p>
      <text:p text:style-name="P240"/>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5">Returns true if the script shall exit. This can occur if:</text:p>
      <text:list xml:id="list5019451835954541629" text:style-name="L35">
        <text:list-item>
          <text:p text:style-name="P517">the user has pressed the stop button (main or script window)</text:p>
        </text:list-item>
        <text:list-item>
          <text:p text:style-name="P517">the script has called scriptThread.stopScript()</text:p>
        </text:list-item>
        <text:list-item>
          <text:p text:style-name="P517">an uncaught exception has been occurred</text:p>
        </text:list-item>
      </text:list>
      <text:p text:style-name="P241"><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5"><text:span text:style-name="Absatz-Standardschriftart">Creates a timer object (for more details about the script timer see chapter </text:span><text:span text:style-name="Absatz-Standardschriftart"><text:span text:style-name="T99"><text:bookmark-ref text:reference-format="text" text:ref-name="_Ref402849238">Script timer class</text:bookmark-ref></text:span></text:span><text:span text:style-name="Absatz-Standardschriftart">).</text:span></text:p>
      <text:p text:style-name="P25">Return: The created timer object</text:p>
      <text:p text:style-name="P25">Example: <text:s/></text:p>
      <text:p text:style-name="P239"><text:span text:style-name="Absatz-Standardschriftart"><text:span text:style-name="T2">var timer = scriptThread.createTimer();</text:span></text:span></text:p>
      <text:p text:style-name="P239"><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5"><text:span text:style-name="Absatz-Standardschriftart">Creates a plot window object (for more details about the script plot window see chapter </text:span><text:span text:style-name="Absatz-Standardschriftart"><text:span text:style-name="T99"><text:bookmark-ref text:reference-format="text" text:ref-name="_Ref402849284">Script plot window class</text:bookmark-ref></text:span></text:span><text:span text:style-name="Absatz-Standardschriftart">).</text:span></text:p>
      <text:p text:style-name="P25">Return: The created plot window object</text:p>
      <text:p text:style-name="P25">Example: <text:s/></text:p>
      <text:p text:style-name="P239"><text:span text:style-name="Absatz-Standardschriftart"><text:span text:style-name="T2">var plotWindow = scriptThread.createPlotWindow();</text:span></text:span></text:p>
      <text:p text:style-name="P239"/>
      <text:p text:style-name="P239"><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25">Loads/includes one script (QtScript has no built-in include mechanism).</text:p>
      <text:p text:style-name="P25">Arguments:</text:p>
      <text:list xml:id="list145937071695903" text:continue-list="list145937200210186" text:style-name="L30">
        <text:list-item>
          <text:p text:style-name="P673">scriptPath: The file path</text:p>
        </text:list-item>
        <text:list-item>
          <text:p text:style-name="P673">isRelativePath: True if the path of script <text:s/>is relative to current script (which executes this function)</text:p>
        </text:list-item>
      </text:list>
      <text:p text:style-name="P25">Return: True on success</text:p>
      <text:p text:style-name="P25">Example: <text:s/></text:p>
      <text:p text:style-name="P239"><text:span text:style-name="Absatz-Standardschriftart"><text:span text:style-name="T2">var result = scriptThread.loadScript("Testscript.js");</text:span></text:span></text:p>
      <text:p text:style-name="P239"><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5">Loads a dynamic link library and calls the init function (void init(QScriptEngine* engine)).</text:p>
      <text:p text:style-name="P25"><text:span text:style-name="Absatz-Standardschriftart">With this function script</text:span><text:span text:style-name="Absatz-Standardschriftart"><text:span text:style-name="T177">s</text:span></text:span><text:span text:style-name="Absatz-Standardschriftart"> can extend their </text:span><text:span text:style-name="Absatz-Standardschriftart"><text:span text:style-name="T178">functionality.</text:span></text:span><text:span text:style-name="Absatz-Standardschriftart"> For further information see chapter </text:span><text:span text:style-name="Absatz-Standardschriftart"><text:span text:style-name="T99"><text:bookmark-ref text:reference-format="text" text:ref-name="_Ref402529797">Dynamic link libraries</text:bookmark-ref></text:span></text:span><text:span text:style-name="Absatz-Standardschriftart">.</text:span></text:p>
      <text:p text:style-name="P25">Arguments:</text:p>
      <text:list xml:id="list145936837387610" text:continue-numbering="true" text:style-name="L30">
        <text:list-item>
          <text:p text:style-name="P673">path: The library file path</text:p>
        </text:list-item>
        <text:list-item>
          <text:p text:style-name="P673">isRelativePath: True if the library path is relative to the current script (which executes this function)</text:p>
        </text:list-item>
      </text:list>
      <text:p text:style-name="P25"><text:s/>Return: True on success</text:p>
      <text:p text:style-name="P25">Example: <text:s/></text:p>
      <text:p text:style-name="P239"><text:span text:style-name="Absatz-Standardschriftart"><text:span text:style-name="T2">var result = scriptThread.loadLibrary("testDll.dll");</text:span></text:span></text:p>
      <text:p text:style-name="P239"><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5">Loads a user interface file <text:span text:style-name="T179">and shows the GUI</text:span>.</text:p>
      <text:p text:style-name="P25">Arguments:</text:p>
      <text:list xml:id="list145937963347638" text:continue-numbering="true" text:style-name="L30">
        <text:list-item>
          <text:p text:style-name="P673">path: The user interface file path.</text:p>
        </text:list-item>
        <text:list-item>
          <text:p text:style-name="P673">isRelativePath: True if the file path is relative to the current script (which executes this function)</text:p>
        </text:list-item>
        <text:list-item>
          <text:p text:style-name="P673">showAfterLoading: True if the first element of the user interface file (normally a window) shall be shown</text:p>
        </text:list-item>
      </text:list>
      <text:p text:style-name="P26">Return: True on success</text:p>
      <text:p text:style-name="P25">Example: <text:s/></text:p>
      <text:p text:style-name="P239"><text:span text:style-name="Absatz-Standardschriftart"><text:span text:style-name="T2">if(!uiFileLoaded)</text:span></text:span></text:p>
      <text:p text:style-name="P239"><text:span text:style-name="Absatz-Standardschriftart"><text:span text:style-name="T2">{</text:span></text:span></text:p>
      <text:p text:style-name="P239"><text:soft-page-break/><text:span text:style-name="Absatz-Standardschriftart"><text:span text:style-name="T2"><text:tab/>scriptThread.appendTextToConsole("no ui file in script window, loading file: <text:tab/><text:tab/><text:tab/><text:tab/><text:tab/><text:tab/>guiExample.ui");</text:span></text:span></text:p>
      <text:p text:style-name="P239"><text:span text:style-name="Absatz-Standardschriftart"><text:span text:style-name="T2"><text:tab/>uiFileLoaded = scriptThread.loadUserInterfaceFile("guiExample.ui");</text:span></text:span></text:p>
      <text:p text:style-name="P239"><text:span text:style-name="Absatz-Standardschriftart"><text:span text:style-name="T2">}</text:span></text:span></text:p>
      <text:p text:style-name="P239"><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5">This function stops the current script.</text:p>
      <text:p text:style-name="P25">Example: <text:s/></text:p>
      <text:p text:style-name="P239"><text:span text:style-name="Absatz-Standardschriftart"><text:span text:style-name="T2">if(error)</text:span></text:span></text:p>
      <text:p text:style-name="P239"><text:span text:style-name="Absatz-Standardschriftart"><text:span text:style-name="T2">{</text:span></text:span></text:p>
      <text:p text:style-name="P239"><text:span text:style-name="Absatz-Standardschriftart"><text:span text:style-name="T2"><text:tab/>scriptThread.stopScript(scriptThread);</text:span></text:span></text:p>
      <text:p text:style-name="P239"><text:span text:style-name="Absatz-Standardschriftart"><text:span text:style-name="T2">}</text:span></text:span></text:p>
      <text:p text:style-name="P239"><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5">Returns all IP addresses (IPv4 and IPv6) found on the host machine (array with strings).</text:p>
      <text:p text:style-name="P25">Example: <text:s/></text:p>
      <text:p text:style-name="P239"><text:span text:style-name="Absatz-Standardschriftart"><text:span text:style-name="T2">var ipList = scriptThread.getLocalIpAdress();</text:span></text:span></text:p>
      <text:p text:style-name="P239"><text:span text:style-name="Absatz-Standardschriftart"><text:span text:style-name="T2">for(var i = 0; i &lt; ipList.length; i++)</text:span></text:span></text:p>
      <text:p text:style-name="P239"><text:span text:style-name="Absatz-Standardschriftart"><text:span text:style-name="T2">{</text:span></text:span></text:p>
      <text:p text:style-name="P239"><text:span text:style-name="Absatz-Standardschriftart"><text:span text:style-name="T2"><text:tab/> scriptThread.appendTextToConsole(ipList[i])</text:span></text:span></text:p>
      <text:p text:style-name="P239"><text:span text:style-name="Absatz-Standardschriftart"><text:span text:style-name="T2">}</text:span></text:span></text:p>
      <text:p text:style-name="P239"><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5">Scripts can switch on/off the adding of received data in the main window consoles (for fast data transfers).</text:p>
      <text:p text:style-name="P25">Arguments:</text:p>
      <text:list xml:id="list145937445185153" text:continue-numbering="true" text:style-name="L30">
        <text:list-item>
          <text:p text:style-name="P673">show: True=show receiv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5">Scripts can switch on/off the adding of transmitted data in the main window consoles (for fast data transfers).</text:p>
      <text:p text:style-name="P25">Arguments:</text:p>
      <text:list xml:id="list145936923786164" text:continue-numbering="true" text:style-name="L30">
        <text:list-item>
          <text:p text:style-name="P673">show: True=show transmitt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Toc4030416581111112"/>void addMessageToLogAndConsoles(String text, bool forceTimeStamp=false)<text:bookmark-end text:name="_Toc4030416581111112"/></text:h>
      <text:p text:style-name="P25">Adds a message into the logs and the main window consoles (if they are active).</text:p>
      <text:p text:style-name="P25">Arguments:</text:p>
      <text:list xml:id="list145936451834928" text:continue-numbering="true" text:style-name="L30">
        <text:list-item>
          <text:p text:style-name="P673">text: The message text</text:p>
        </text:list-item>
        <text:list-item>
          <text:p text:style-name="P673">forceTimeStamp: True if a time stamp shall be generated (independently from the time stamp settings)</text:p>
        </text:list-item>
      </text:list>
      <text:p text:style-name="P313"/>
      <text:h text:style-name="Heading_20_4" text:outline-level="4"><text:bookmark-start text:name="_Toc4030416581111113"/>bool setScriptThreadPriority(String priority)<text:bookmark-end text:name="_Toc4030416581111113"/></text:h>
      <text:p text:style-name="P25">Sets the priority of the script thread (which executes the current script).</text:p>
      <text:p text:style-name="P25">Note: Per default script threads have 'LowestPriority'.</text:p>
      <text:p text:style-name="P25">Arguments:</text:p>
      <text:list xml:id="list145936917868030" text:continue-numbering="true" text:style-name="L30">
        <text:list-item>
          <text:p text:style-name="P673">priority: The new priority. Possible values are: <text:s/></text:p>
          <text:list>
            <text:list-item>
              <text:p text:style-name="P673">LowestPriority</text:p>
            </text:list-item>
            <text:list-item>
              <text:p text:style-name="P673"><text:soft-page-break/>LowPriority</text:p>
            </text:list-item>
            <text:list-item>
              <text:p text:style-name="P673">NormalPriority</text:p>
            </text:list-item>
            <text:list-item>
              <text:p text:style-name="P673">HighPriority</text:p>
            </text:list-item>
            <text:list-item>
              <text:p text:style-name="P673">HighestPriority</text:p>
            </text:list-item>
          </text:list>
        </text:list-item>
      </text:list>
      <text:p text:style-name="P239"><text:span text:style-name="Absatz-Standardschriftart"><text:span text:style-name="T43">Return: True on success.</text:span></text:span></text:p>
      <text:p text:style-name="P239"><text:span text:style-name="Absatz-Standardschriftart"><text:span text:style-name="T43">Example: <text:s/></text:span></text:span></text:p>
      <text:p text:style-name="P239"><text:span text:style-name="Absatz-Standardschriftart"><text:span text:style-name="T2">scriptThread.setScriptThreadPriority("NormalPriority");</text:span></text:span></text:p>
      <text:p text:style-name="P239"><text:span text:style-name="Absatz-Standardschriftart"><text:span text:style-name="T2"/></text:span></text:p>
      <text:h text:style-name="Heading_20_4" text:outline-level="4"><text:bookmark-start text:name="_Toc40304165811111131"/>String getCurrentVersion<text:bookmark-end text:name="_Toc40304165811111131"/></text:h>
      <text:p text:style-name="P25">Returns the current version of ScriptCommunicator (string) . </text:p>
      <text:p text:style-name="P25">Version format: major.minor (eg. 3.09)</text:p>
      <text:p text:style-name="P25"/>
      <text:h text:style-name="Heading_20_4" text:outline-level="4"><text:bookmark-start text:name="_Toc403041658111111313"/>String <text:bookmark-end text:name="_Toc403041658111111313"/>exitScriptCommunicator</text:h>
      <text:p text:style-name="P25">This function exits ScriptCommunicator.</text:p>
      <text:p text:style-name="P25"/>
      <text:h text:style-name="Heading_20_4" text:outline-level="4">void setBlockTime(quint32 blockTime)</text:h>
      <text:p text:style-name="P25">Sets the script block time (ms).</text:p>
      <text:p text:style-name="P25">Note: If the user presses the stop button the script must be exited after this time. If not then the script is regarded as blocked and will be terminated. The default is 5000.</text:p>
      <text:p text:style-name="P25"/>
      <text:h text:style-name="Heading_20_4" text:outline-level="4"><text:bookmark-start text:name="_Toc4030416581111113131"/>String <text:bookmark-end text:name="_Toc4030416581111113131"/>currentCpuArchitecture(void)</text:h>
      <text:p text:style-name="P233">Returns the architecture of the CPU that the application is running on, in text format. </text:p>
      <text:p text:style-name="P233">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6177655644227928959" text:style-name="L36">
        <text:list-item>
          <text:p text:style-name="P782">"arm" </text:p>
        </text:list-item>
        <text:list-item>
          <text:p text:style-name="P782">"arm64" </text:p>
        </text:list-item>
        <text:list-item>
          <text:p text:style-name="P782">"i386" </text:p>
        </text:list-item>
        <text:list-item>
          <text:p text:style-name="P782">"ia64" </text:p>
        </text:list-item>
        <text:list-item>
          <text:p text:style-name="P782">"mips" </text:p>
        </text:list-item>
        <text:list-item>
          <text:p text:style-name="P782">"mips64" </text:p>
        </text:list-item>
        <text:list-item>
          <text:p text:style-name="P782">"power" </text:p>
        </text:list-item>
        <text:list-item>
          <text:p text:style-name="P782">"power64" </text:p>
        </text:list-item>
        <text:list-item>
          <text:p text:style-name="P782">"sparc" </text:p>
        </text:list-item>
        <text:list-item>
          <text:p text:style-name="P782">"sparcv9" </text:p>
        </text:list-item>
        <text:list-item>
          <text:p text:style-name="P781">"x86_64</text:p>
        </text:list-item>
      </text:list>
      <text:h text:style-name="Heading_20_4" text:outline-level="4"><text:bookmark-start text:name="_Toc40304165811111131311"/><text:soft-page-break/>String <text:bookmark-end text:name="_Toc40304165811111131311"/>productType(void)</text:h>
      <text:p text:style-name="P233">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9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7">BlackBerry note</text:span>: this function returns "blackberry" for QNX systems running the BlackBerry userspace, but "qnx" for all other QNX-based systems.</text:p>
      <text:p text:style-name="Text_20_body"><text:span text:style-name="T97">Darwin, OS X and iOS note</text:span>: this function returns "osx" for OS X systems, "ios" for iOS systems and "darwin" in case the system could not be determined.</text:p>
      <text:p text:style-name="Text_20_body"><text:span text:style-name="T97">FreeBSD note</text:span>: this function returns "debian" for Debian/kFreeBSD and "unknown" otherwise.</text:p>
      <text:p text:style-name="Text_20_body"><text:span text:style-name="T9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33">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77"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7">Returns the script arguments (command-line argument -A).</text:p>
      <text:p text:style-name="P104">Example: <text:s/></text:p>
      <text:p text:style-name="P265"><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65"><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65"><text:span text:style-name="Absatz-Standardschriftart"><text:span text:style-name="T2">{</text:span></text:span></text:p>
      <text:p text:style-name="P265"><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65"><text:span text:style-name="Absatz-Standardschriftart"><text:span text:style-name="T2">}</text:span></text:span></text:p>
      <text:p text:style-name="P104"/>
      <text:h text:style-name="P578" text:outline-level="4">String getScriptCommunicatorFolder(void)</text:h>
      <text:p text:style-name="P234">Returns the ScriptCommunicator program folder.</text:p>
      <text:p text:style-name="P234"><text:soft-page-break/></text:p>
      <text:h text:style-name="P579" text:outline-level="4">String getUserDocumentsFolder(void)</text:h>
      <text:p text:style-name="P235">Returns the directory containing user document files.</text:p>
      <text:p text:style-name="P235"/>
      <text:h text:style-name="P642" text:outline-level="4">bool addTabsToMainWindow(ScriptTabWidget* tabWidget)</text:h>
      <text:p text:style-name="P119">Adds script tabs to the main window (all tabs are removed from tabWidget).</text:p>
      <text:p text:style-name="P119">Note: This function fails in command-line mode.</text:p>
      <text:p text:style-name="P121">Arguments:</text:p>
      <text:list xml:id="list145937947123052" text:continue-list="list145936917868030" text:style-name="L30">
        <text:list-item>
          <text:p text:style-name="P687"><text:span text:style-name="T247">tabWidget</text:span>: The <text:span text:style-name="T247">ScriptTab</text:span><text:span text:style-name="T249">Widget which contains the tabs which shall be added to the main window</text:span></text:p>
        </text:list-item>
      </text:list>
      <text:p text:style-name="P121">Return: True on success</text:p>
      <text:p text:style-name="P121">Example: <text:s/></text:p>
      <text:p text:style-name="P269"><text:span text:style-name="Absatz-Standardschriftart"><text:span text:style-name="T12">scriptThread.loadUserInterfaceFile("tabs.ui", true, false);</text:span></text:span></text:p>
      <text:p text:style-name="P269"><text:span text:style-name="Absatz-Standardschriftart"><text:span text:style-name="T12"/></text:span></text:p>
      <text:p text:style-name="P269"><text:span text:style-name="Absatz-Standardschriftart"><text:span text:style-name="T12">//Remove the tab from the dialog and add it to the main window.</text:span></text:span></text:p>
      <text:p text:style-name="P269"><text:span text:style-name="Absatz-Standardschriftart"><text:span text:style-name="T12">if(!scriptThread.addTabsToMainWindow(UI_TabWidget))</text:span></text:span></text:p>
      <text:p text:style-name="P269"><text:span text:style-name="Absatz-Standardschriftart"><text:span text:style-name="T12">{</text:span></text:span></text:p>
      <text:p text:style-name="P269"><text:span text:style-name="Absatz-Standardschriftart"><text:span text:style-name="T12"><text:tab/>scriptThread.messageBox("Critical", "Error", "addTabsToMainWindow failed");</text:span></text:span></text:p>
      <text:p text:style-name="P269"><text:span text:style-name="Absatz-Standardschriftart"><text:span text:style-name="T12"><text:tab/>scriptThread.stopScript();</text:span></text:span></text:p>
      <text:p text:style-name="P269"><text:span text:style-name="Absatz-Standardschriftart"><text:span text:style-name="T12">}</text:span></text:span></text:p>
      <text:p text:style-name="P269"><text:span text:style-name="Absatz-Standardschriftart"><text:span text:style-name="T12"/></text:span></text:p>
      <text:p text:style-name="P269"><text:span text:style-name="Absatz-Standardschriftart"><text:span text:style-name="T47">An example can be found under exampleScripts\WorkerScripts\TestAddTabsToMainWindow.</text:span></text:span></text:p>
      <text:p text:style-name="P269"><text:span text:style-name="Absatz-Standardschriftart"><text:span text:style-name="T47"/></text:span></text:p>
      <text:h text:style-name="P642" text:outline-level="4">bool <text:span text:style-name="T259">addToolBoxPagesToMainWindow(ScriptToolBox* scriptToolBox)</text:span></text:h>
      <text:p text:style-name="P120">Adds script toolbox pages to the main window (all pages are removed from <text:span text:style-name="T260">scriptT</text:span>oolBox).</text:p>
      <text:p text:style-name="P119">Note: This function fails in command-line mode.</text:p>
      <text:p text:style-name="P121">Arguments:</text:p>
      <text:list xml:id="list145937323885613" text:continue-numbering="true" text:style-name="L30">
        <text:list-item>
          <text:p text:style-name="P687"><text:span text:style-name="T259">scriptToolBox</text:span>: The <text:span text:style-name="T247">ScriptToolBox</text:span><text:span text:style-name="T249"> which contains the </text:span><text:span text:style-name="T250">pages</text:span><text:span text:style-name="T249"> which shall be added to the main window</text:span></text:p>
        </text:list-item>
      </text:list>
      <text:p text:style-name="P121">Return: True on success</text:p>
      <text:p text:style-name="P121">Example: <text:s/></text:p>
      <text:p text:style-name="P269"><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69"><text:span text:style-name="Absatz-Standardschriftart"><text:span text:style-name="T12"/></text:span></text:p>
      <text:p text:style-name="P269"><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69"><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69"><text:span text:style-name="Absatz-Standardschriftart"><text:span text:style-name="T12">{</text:span></text:span></text:p>
      <text:p text:style-name="P269"><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69"><text:span text:style-name="Absatz-Standardschriftart"><text:span text:style-name="T12"><text:tab/>scriptThread.stopScript();</text:span></text:span></text:p>
      <text:p text:style-name="P269"><text:span text:style-name="Absatz-Standardschriftart"><text:span text:style-name="T12">}</text:span></text:span></text:p>
      <text:p text:style-name="P269"><text:span text:style-name="Absatz-Standardschriftart"><text:span text:style-name="T12"/></text:span></text:p>
      <text:p text:style-name="P272"><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69"><text:span text:style-name="Absatz-Standardschriftart"><text:span text:style-name="T12"/></text:span></text:p>
      <text:h text:style-name="P643" text:outline-level="4">Array&lt;String&gt; getAllObjectPropertiesAndFunctions(QScriptValue object, bool printInScriptWindowConsole=false)</text:h>
      <text:p text:style-name="P127">Returns and prints (if printInScriptWindowConsole is true) all functions, <text:span text:style-name="T270">signals</text:span> and properties of an object in the script window console.</text:p>
      <text:p text:style-name="P130">Note: Only ScriptCommunicator classes are supported. Calling this function with a QtScript built-in class (e.g. Array) will result in an empty list.</text:p>
      <text:p text:style-name="P124">Arguments:</text:p>
      <text:list xml:id="list145936394366255" text:continue-numbering="true" text:style-name="L30">
        <text:list-item>
          <text:p text:style-name="P688"><text:soft-page-break/><text:span text:style-name="T268">object</text:span>: The <text:span text:style-name="T251">object</text:span></text:p>
        </text:list-item>
        <text:list-item>
          <text:p text:style-name="P738"><text:span text:style-name="T251">printInScriptWindowConsole: </text:span><text:span text:style-name="T248">True if the result shall be printed in the script window console.</text:span></text:p>
        </text:list-item>
      </text:list>
      <text:p text:style-name="P281"><text:span text:style-name="Absatz-Standardschriftart"><text:span text:style-name="T50">Return: </text:span></text:span><text:span text:style-name="Absatz-Standardschriftart"><text:span text:style-name="T51">All functions and properties of the object.</text:span></text:span></text:p>
      <text:p text:style-name="P281"><text:span text:style-name="Absatz-Standardschriftart"><text:span text:style-name="T51"/></text:span></text:p>
      <text:h text:style-name="P644" text:outline-level="4"><text:span text:style-name="T279">void</text:span> <text:span text:style-name="T279">mainWindowClearConsoleClickedSignal</text:span>(<text:span text:style-name="T279">void</text:span>)</text:h>
      <text:p text:style-name="P136">Is emitted if the clear console button in the main window is pressed.</text:p>
      <text:p text:style-name="P135">Example: <text:s/></text:p>
      <text:p text:style-name="P136"><text:span text:style-name="Absatz-Standardschriftart"><text:span text:style-name="T39">function mainWindowClearConsoleClicked()</text:span></text:span></text:p>
      <text:p text:style-name="P136"><text:span text:style-name="Absatz-Standardschriftart"><text:span text:style-name="T39">{</text:span></text:span></text:p>
      <text:p text:style-name="P136"><text:span text:style-name="Absatz-Standardschriftart"><text:span text:style-name="T39"><text:tab/>UI_TextEdit1.clear();</text:span></text:span></text:p>
      <text:p text:style-name="P136"><text:span text:style-name="Absatz-Standardschriftart"><text:span text:style-name="T39">}</text:span></text:span></text:p>
      <text:p text:style-name="P282"><text:span text:style-name="Absatz-Standardschriftart"><text:span text:style-name="T40">scriptThread.mainWindowClearConsoleClickedSignal.connect(mainWindowClearConsoleClicked);</text:span></text:span></text:p>
      <text:p text:style-name="P273"><text:span text:style-name="Absatz-Standardschriftart"><text:span text:style-name="T47"/></text:span></text:p>
      <text:h text:style-name="P645" text:outline-level="4"><text:span text:style-name="T279">void</text:span> <text:span text:style-name="T280">mainWindowLockScrollingClickedSignal(bool isChecked)</text:span></text:h>
      <text:p text:style-name="P139">Is emitted if the lock scrolling button in the main window is pressed.</text:p>
      <text:p text:style-name="P140">Arguments:</text:p>
      <text:list xml:id="list145937225469269" text:continue-numbering="true" text:style-name="L30">
        <text:list-item>
          <text:p text:style-name="P739"><text:span text:style-name="T281">isChecked</text:span>: T<text:span text:style-name="T252">rue if the main interface lock scrolling button is checked.</text:span></text:p>
        </text:list-item>
      </text:list>
      <text:p text:style-name="P138">Example: <text:s/></text:p>
      <text:p text:style-name="P137"><text:span text:style-name="Absatz-Standardschriftart"><text:span text:style-name="T41">function mainWindowLockScrollingClicked(isChecked)</text:span></text:span></text:p>
      <text:p text:style-name="P137"><text:span text:style-name="Absatz-Standardschriftart"><text:span text:style-name="T41">{</text:span></text:span></text:p>
      <text:p text:style-name="P137"><text:span text:style-name="Absatz-Standardschriftart"><text:span text:style-name="T41"><text:tab/>UI_TextEdit1.lockScrolling(isChecked);</text:span></text:span></text:p>
      <text:p text:style-name="P137"><text:span text:style-name="Absatz-Standardschriftart"><text:span text:style-name="T41">}</text:span></text:span></text:p>
      <text:p text:style-name="P274"><text:span text:style-name="Absatz-Standardschriftart"><text:span text:style-name="T41">scriptThread.mainWindowLockScrollingClickedSignal.connect(mainWindowLockScrollingClicked);</text:span></text:span></text:p>
      <text:p text:style-name="P274"><text:span text:style-name="Absatz-Standardschriftart"><text:span text:style-name="T41"/></text:span></text:p>
      <text:h text:style-name="P648" text:outline-level="4">String getMainWindowTitle(void)</text:h>
      <text:p text:style-name="P105"><text:span text:style-name="Absatz-Standardschriftart"><text:span text:style-name="T59">Returns the title of the main window.</text:span></text:span></text:p>
      <text:p text:style-name="P275"><text:span text:style-name="Absatz-Standardschriftart"><text:span text:style-name="T58"/></text:span></text:p>
      <text:h text:style-name="P648" text:outline-level="4">void setMainWindowTitle(String newTitle)</text:h>
      <text:p text:style-name="P152">Sets the title of the main window.</text:p>
      <text:p text:style-name="P195">Arguments:</text:p>
      <text:list xml:id="list145936420870156" text:continue-numbering="true" text:style-name="L30">
        <text:list-item>
          <text:p text:style-name="P689"><text:span text:style-name="Absatz-Standardschriftart"><text:span text:style-name="T59">newT</text:span></text:span><text:span text:style-name="Absatz-Standardschriftart"><text:span text:style-name="T60">i</text:span></text:span><text:span text:style-name="Absatz-Standardschriftart"><text:span text:style-name="T59">tle</text:span></text:span><text:span text:style-name="Absatz-Standardschriftart"><text:span text:style-name="T63">: </text:span></text:span><text:span text:style-name="Absatz-Standardschriftart"><text:span text:style-name="T59">The new title</text:span></text:span><text:span text:style-name="Absatz-Standardschriftart"><text:span text:style-name="T61">.</text:span></text:span></text:p>
        </text:list-item>
      </text:list>
      <text:p text:style-name="P328"><text:span text:style-name="Absatz-Standardschriftart"><text:span text:style-name="T61"/></text:span></text:p>
      <text:h text:style-name="P649" text:outline-level="4">String <text:span text:style-name="T324">getTimestamp</text:span>(void)</text:h>
      <text:p text:style-name="P277"><text:span text:style-name="Absatz-Standardschriftart"><text:span text:style-name="T65">Returns the current time stamp in a specific format (see QDateTime.toString for more details).</text:span></text:span></text:p>
      <text:p text:style-name="P277"><text:span text:style-name="Absatz-Standardschriftart"><text:span text:style-name="T65">If the format string is empty then the format from the settings dialog (console options tab) is used.</text:span></text:span></text:p>
      <text:p text:style-name="P278"><text:span text:style-name="Absatz-Standardschriftart"><text:span text:style-name="T65">Example: <text:s/></text:span></text:span></text:p>
      <text:p text:style-name="P278"><text:span text:style-name="Absatz-Standardschriftart"><text:span text:style-name="T42">scriptThread.appendTextToConsole(scriptThread.getTimestamp("yyyy-MM-dd hh:mm:ss.zzz"));</text:span></text:span></text:p>
      <text:p text:style-name="P276"><text:span text:style-name="Absatz-Standardschriftart"><text:span text:style-name="T62"/></text:span></text:p>
      <text:h text:style-name="P564" text:outline-level="4"><text:span text:style-name="T332">ConsoleSettings getConsoleSettings</text:span>(void)</text:h>
      <text:p text:style-name="P192">Returns the console settings (settings dialog).</text:p>
      <text:p text:style-name="P191"><text:span text:style-name="T332">Return</text:span>:</text:p>
      <text:list xml:id="list145936881751239" text:continue-numbering="true" text:style-name="L30">
        <text:list-item>
          <text:p text:style-name="P690"><text:span text:style-name="T333">ConsoleSettings</text:span>: <text:span text:style-name="T273">The console settings.</text:span> <text:span text:style-name="T333">ConsoleSettings contains following properties:</text:span></text:p>
          <text:list>
            <text:list-item>
              <text:p text:style-name="P710"><text:span text:style-name="T333">bool</text:span> <text:span text:style-name="T333">showReceivedData</text:span>: <text:span text:style-name="T333">True if the received data (main interface) shall be shown in the console.</text:span></text:p>
            </text:list-item>
            <text:list-item>
              <text:p text:style-name="P710"><text:span text:style-name="T333">bool</text:span> <text:span text:style-name="T333">showSendData</text:span>: <text:span text:style-name="T333">True if the send data (main interface) shall be shown in the console.</text:span></text:p>
            </text:list-item>
            <text:list-item>
              <text:p text:style-name="P710"><text:soft-page-break/><text:span text:style-name="T333">uint32 maxChars</text:span>: <text:span text:style-name="T333">Max. numbers of chars in the consoles.</text:span></text:p>
            </text:list-item>
            <text:list-item>
              <text:p text:style-name="P710"><text:span text:style-name="T333">bool lockScrolling</text:span>: <text:span text:style-name="T333">If true then the consoles do not scroll to the end after adding new data.</text:span></text:p>
            </text:list-item>
            <text:list-item>
              <text:p text:style-name="P710"><text:span text:style-name="T333">String</text:span> <text:span text:style-name="T333">font: The consoles font.</text:span></text:p>
            </text:list-item>
            <text:list-item>
              <text:p text:style-name="P710"><text:span text:style-name="T333">String fontSize</text:span>: <text:span text:style-name="T333">The consoles font size.</text:span></text:p>
            </text:list-item>
            <text:list-item>
              <text:p text:style-name="P710"><text:span text:style-name="T333">uint32 updateInterval</text:span>: <text:span text:style-name="T333">The consoles update interval.</text:span></text:p>
            </text:list-item>
            <text:list-item>
              <text:p text:style-name="P740">String receiveColor: The color (hex) of receive data.</text:p>
            </text:list-item>
            <text:list-item>
              <text:p text:style-name="P741">String sendColor: The color (hex) of send data.</text:p>
            </text:list-item>
            <text:list-item>
              <text:p text:style-name="P742">String backgroundColor: The background color (hex) of the consoles.</text:p>
            </text:list-item>
            <text:list-item>
              <text:p text:style-name="P743">String timestampColor: The color (hex) of timestamps.</text:p>
            </text:list-item>
            <text:list-item>
              <text:p text:style-name="P744">uint32 newLineAfterBytes: New line after ... number of sent/received bytes (0=off).</text:p>
            </text:list-item>
            <text:list-item>
              <text:p text:style-name="P744">uint32 newLineAfterPause: New line after ... ms send/receive pause (0=off).</text:p>
            </text:list-item>
            <text:list-item>
              <text:p text:style-name="P745">bool createNewLineAtByte: True if a new line shall be created at a specific byte (<text:span text:style-name="T334">newLineAtByte</text:span>)</text:p>
            </text:list-item>
            <text:list-item>
              <text:p text:style-name="P744">uint<text:span text:style-name="T335">8</text:span> newLineAtByte: <text:span text:style-name="T336">These bytes will be replaced by a new line</text:span>.</text:p>
            </text:list-item>
            <text:list-item>
              <text:p text:style-name="P745">bool ceateTimestampAt<text:span text:style-name="T336">Byte</text:span>: True if a timestamp shall be created at a specific byte (timestampAtByte)</text:p>
            </text:list-item>
            <text:list-item>
              <text:p text:style-name="P746">uint8 <text:s/><text:span text:style-name="T335">timestampAtByte: </text:span>New timestamp at byte</text:p>
            </text:list-item>
            <text:list-item>
              <text:p text:style-name="P711"><text:span text:style-name="T333">bool</text:span> <text:span text:style-name="T333">generateCyclicTimeStamps</text:span>: <text:span text:style-name="T333">True if cyclic timestamps shall be created in the consoles (timeStampInterval).</text:span></text:p>
            </text:list-item>
            <text:list-item>
              <text:p text:style-name="P711"><text:span text:style-name="T333">uint32 timeStampInterval</text:span>: <text:span text:style-name="T333">The console timestamp interval.</text:span></text:p>
            </text:list-item>
            <text:list-item>
              <text:p text:style-name="P747">timestampFormat: The timestamp format</text:p>
            </text:list-item>
          </text:list>
        </text:list-item>
      </text:list>
      <text:p text:style-name="P301"><text:span text:style-name="Absatz-Standardschriftart"><text:span text:style-name="T49">Example:</text:span></text:span><text:span text:style-name="Absatz-Standardschriftart"><text:span text:style-name="T14"> <text:s/></text:span></text:span></text:p>
      <text:p text:style-name="P302"><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02"><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06"><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580" text:outline-level="4">void setMainWindowAndTaskBarIcon(String iconFile, bool isRelativePath)</text:h>
      <text:p text:style-name="P196">Sets the main window and the ScriptCommunicator task bar icon. Supported formats: .ico, .gif, .png, .jpeg, .tiff, .bmp, .icns.</text:p>
      <text:p text:style-name="P195">Arguments:</text:p>
      <text:list xml:id="list145936743215373" text:continue-numbering="true" text:style-name="L30">
        <text:list-item>
          <text:p text:style-name="P689"><text:span text:style-name="Absatz-Standardschriftart"><text:span text:style-name="T64">iconFile: The file name of the icon</text:span></text:span></text:p>
        </text:list-item>
        <text:list-item>
          <text:p text:style-name="P748">isRelativePath: True if the file path is relative to the current script (which executes this function)</text:p>
          <text:p text:style-name="P774">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5"><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99"><text:bookmark-ref text:reference-format="text" text:ref-name="__RefHeading__17502_649405992">ScriptUdpSocket createUdpSocket(void)</text:bookmark-ref></text:span></text:span><text:span text:style-name="Absatz-Standardschriftart"> must be used.</text:span></text:p>
      <text:p text:style-name="P25"><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5">Binds the socket to a port.</text:p>
      <text:p text:style-name="P25">Arguments:</text:p>
      <text:list xml:id="list145936503648468" text:continue-numbering="true" text:style-name="L30">
        <text:list-item>
          <text:p text:style-name="P673"><text:soft-page-break/>port: The port</text:p>
          <text:p text:style-name="P673"/>
        </text:list-item>
      </text:list>
      <text:h text:style-name="Heading_20_4" text:outline-level="4"><text:bookmark-start text:name="__RefHeading__6674_254725059"/>bool isOpen(void)<text:bookmark-end text:name="__RefHeading__6674_254725059"/></text:h>
      <text:p text:style-name="P25">Returns true if the UDP socket is open/listening.</text:p>
      <text:p text:style-name="P25"/>
      <text:h text:style-name="Heading_20_4" text:outline-level="4"><text:bookmark-start text:name="_Toc403041663"/><text:bookmark-start text:name="__RefHeading__5968_596565095"/>void close(void)<text:bookmark-end text:name="_Toc403041663"/><text:bookmark-end text:name="__RefHeading__5968_596565095"/></text:h>
      <text:p text:style-name="P25">Closes the socket.</text:p>
      <text:p text:style-name="P25"/>
      <text:h text:style-name="Heading_20_4" text:outline-level="4"><text:bookmark-start text:name="__RefHeading__6409_254725059"/>bool hasPendingDatagrams(void)<text:bookmark-end text:name="__RefHeading__6409_254725059"/></text:h>
      <text:p text:style-name="P25">Returns true if a received datagram can be read from the socket.</text:p>
      <text:p text:style-name="P25"/>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5">Write<text:span text:style-name="T184">s</text:span> data to the socket.</text:p>
      <text:p text:style-name="P25">Arguments:</text:p>
      <text:list xml:id="list145936938030597" text:continue-numbering="true" text:style-name="L30">
        <text:list-item>
          <text:p text:style-name="P673">data: The data</text:p>
        </text:list-item>
        <text:list-item>
          <text:p text:style-name="P673">hostAdress: The host address</text:p>
        </text:list-item>
        <text:list-item>
          <text:p text:style-name="P673">hostPort: The port of the host</text:p>
        </text:list-item>
      </text:list>
      <text:p text:style-name="P25">Return: The number of written bytes</text:p>
      <text:p text:style-name="P25"/>
      <text:h text:style-name="P581" text:outline-level="4"><text:bookmark-start text:name="_Toc403041666621"/>quint64 write<text:span text:style-name="T184">String</text:span>(String<text:span text:style-name="T184"> string</text:span>, String hostAdress, quint16 hostPort)<text:bookmark-end text:name="_Toc403041666621"/></text:h>
      <text:p text:style-name="P84">Write <text:span text:style-name="T184">a string</text:span> to the socket.</text:p>
      <text:p text:style-name="P84">Arguments:</text:p>
      <text:list xml:id="list145937092760140" text:continue-numbering="true" text:style-name="L30">
        <text:list-item>
          <text:p text:style-name="P691"><text:span text:style-name="T184">string</text:span>: The <text:span text:style-name="T184">string</text:span></text:p>
        </text:list-item>
        <text:list-item>
          <text:p text:style-name="P691">hostAdress: The host address</text:p>
        </text:list-item>
        <text:list-item>
          <text:p text:style-name="P691">hostPort: The port of the host</text:p>
        </text:list-item>
      </text:list>
      <text:p text:style-name="P84">Return: The number of written bytes</text:p>
      <text:p text:style-name="P25"/>
      <text:h text:style-name="P652" text:outline-level="4">void enableMainInterfaceRouting(String routingHostAddress, quint16 routingHostPort)</text:h>
      <text:p text:style-name="P25">Enables the main interface routing (all data from the main interface is send with this socket and</text:p>
      <text:p text:style-name="P25">all received (with this socket) data is sent with the main interface).</text:p>
      <text:p text:style-name="P25">Arguments:</text:p>
      <text:list xml:id="list145937652493676" text:continue-numbering="true" text:style-name="L30">
        <text:list-item>
          <text:p text:style-name="P673">routingHostAdress: The host address, to which all data from the main interface is sent</text:p>
        </text:list-item>
        <text:list-item>
          <text:p text:style-name="P673">routingHostPort: The port of the host, to which all data from the main interface is sent</text:p>
        </text:list-item>
      </text:list>
      <text:p text:style-name="P25"/>
      <text:h text:style-name="P652" text:outline-level="4">void disableMainInterfaceRouting(void)</text:h>
      <text:p text:style-name="P25">Disables the main interface routing.</text:p>
      <text:p text:style-name="P25"/>
      <text:h text:style-name="P652" text:outline-level="4">bool canReadLine(void)</text:h>
      <text:p text:style-name="P25">This function checks if a data line (ends with EOL ('\n')) is ready to be read.</text:p>
      <text:p text:style-name="P25"><text:soft-page-break/>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45937625353250" text:continue-numbering="true" text:style-name="L30">
        <text:list-item>
          <text:p text:style-name="P673">removeNewLine: If removeNewLine is true then the '\n' will not returned (is removed from the received line).</text:p>
        </text:list-item>
        <text:list-item>
          <text:p text:style-name="P673">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39"><text:span text:style-name="Absatz-Standardschriftart"><text:span text:style-name="T2">function readyReadSlot()</text:span></text:span></text:p>
      <text:p text:style-name="P239"><text:span text:style-name="Absatz-Standardschriftart"><text:span text:style-name="T2">{</text:span></text:span></text:p>
      <text:p text:style-name="P239"><text:span text:style-name="Absatz-Standardschriftart"><text:span text:style-name="T2"><text:tab/>if(udpSocket.canReadLine())</text:span></text:span></text:p>
      <text:p text:style-name="P239"><text:span text:style-name="Absatz-Standardschriftart"><text:span text:style-name="T2"><text:tab/>{</text:span></text:span></text:p>
      <text:p text:style-name="P239"><text:span text:style-name="Absatz-Standardschriftart"><text:span text:style-name="T2"><text:tab/><text:tab/>var line = udpSocket.readLine();</text:span></text:span></text:p>
      <text:p text:style-name="P239"><text:span text:style-name="Absatz-Standardschriftart"><text:span text:style-name="T2"><text:tab/><text:tab/>scriptThread.appendTextToConsole("line received: <text:s/>" <text:s/>+ line);</text:span></text:span></text:p>
      <text:p text:style-name="P239"><text:span text:style-name="Absatz-Standardschriftart"><text:span text:style-name="T2"><text:tab/>}</text:span></text:span></text:p>
      <text:p text:style-name="P25"><text:span text:style-name="Absatz-Standardschriftart"><text:span text:style-name="T2">}</text:span></text:span></text:p>
      <text:p text:style-name="P25"/>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45936839690277" text:continue-numbering="true" text:style-name="L30">
        <text:list-item>
          <text:p text:style-name="P673">removeNewLine: If removeNewLine is true then the '\n' will not returned (is removed from the received lines).</text:p>
        </text:list-item>
        <text:list-item>
          <text:p text:style-name="P673">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39"><text:span text:style-name="Absatz-Standardschriftart"><text:span text:style-name="T2">function readyReadSlot()</text:span></text:span></text:p>
      <text:p text:style-name="P239"><text:span text:style-name="Absatz-Standardschriftart"><text:span text:style-name="T2">{</text:span></text:span></text:p>
      <text:p text:style-name="P239"><text:span text:style-name="Absatz-Standardschriftart"><text:span text:style-name="T2"><text:tab/>var lines = udpSocket.readAllLines();</text:span></text:span></text:p>
      <text:p text:style-name="P239"><text:span text:style-name="Absatz-Standardschriftart"><text:span text:style-name="T2"><text:tab/>for(var index = 0; index &lt; lines.length; index++)</text:span></text:span></text:p>
      <text:p text:style-name="P239"><text:span text:style-name="Absatz-Standardschriftart"><text:span text:style-name="T2"><text:tab/>{</text:span></text:span></text:p>
      <text:p text:style-name="P239"><text:span text:style-name="Absatz-Standardschriftart"><text:span text:style-name="T2"><text:tab/><text:tab/>scriptThread.appendTextToConsole("line received: <text:s/>" <text:s/>+ lines[index]);</text:span></text:span></text:p>
      <text:p text:style-name="P239"><text:span text:style-name="Absatz-Standardschriftart"><text:span text:style-name="T2"><text:tab/>}</text:span></text:span></text:p>
      <text:p text:style-name="P239"><text:span text:style-name="Absatz-Standardschriftart"><text:span text:style-name="T2">}</text:span></text:span></text:p>
      <text:p text:style-name="P25"/>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39"><text:span text:style-name="Absatz-Standardschriftart"><text:span text:style-name="T2">function readyReadSlot()</text:span></text:span></text:p>
      <text:p text:style-name="P239"><text:span text:style-name="Absatz-Standardschriftart"><text:span text:style-name="T2">{</text:span></text:span></text:p>
      <text:p text:style-name="P239"><text:span text:style-name="Absatz-Standardschriftart"><text:span text:style-name="T2"><text:tab/>var data = udpSocket.readAll();</text:span></text:span></text:p>
      <text:p text:style-name="P239"><text:span text:style-name="Absatz-Standardschriftart"><text:span text:style-name="T2"><text:tab/>udpSocket.write(data, "127.0.0.1", 111);</text:span></text:span></text:p>
      <text:p text:style-name="P239"><text:soft-page-break/><text:span text:style-name="Absatz-Standardschriftart"><text:span text:style-name="T2">}</text:span></text:span></text:p>
      <text:p text:style-name="P239"><text:span text:style-name="Absatz-Standardschriftart"><text:span text:style-name="T2">var udpSocket = scriptThread.createUdpSocket();</text:span></text:span></text:p>
      <text:p text:style-name="P239"><text:span text:style-name="Absatz-Standardschriftart"><text:span text:style-name="T2"/></text:span></text:p>
      <text:p text:style-name="P239"><text:span text:style-name="Absatz-Standardschriftart"><text:span text:style-name="T2">//connect the readyReadSlot function to the readyReadSignal signal</text:span></text:span></text:p>
      <text:p text:style-name="P239"><text:span text:style-name="Absatz-Standardschriftart"><text:span text:style-name="T2">udpSocket.readyReadSignal.connect(readyReadSlot);</text:span></text:span></text:p>
      <text:p text:style-name="P239"><text:span text:style-name="Absatz-Standardschriftart"><text:span text:style-name="T2">udpSocket.bind(11112);</text:span></text:span></text:p>
      <text:p text:style-name="P239"><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9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5">This function connects the socket to a TCP server.</text:p>
      <text:p text:style-name="P25">Arguments:</text:p>
      <text:list xml:id="list145938046131066" text:continue-numbering="true" text:style-name="L30">
        <text:list-item>
          <text:p text:style-name="P673">hostAdress: The host address</text:p>
        </text:list-item>
        <text:list-item>
          <text:p text:style-name="P673">port: The port of the host</text:p>
          <text:p text:style-name="P673"/>
        </text:list-item>
      </text:list>
      <text:h text:style-name="Heading_20_4" text:outline-level="4"><text:bookmark-start text:name="__RefHeading__6676_254725059"/>bool isOpen(void)<text:bookmark-end text:name="__RefHeading__6676_254725059"/></text:h>
      <text:p text:style-name="P239">Returns true if the TCP client is open/connected.</text:p>
      <text:p text:style-name="P239"/>
      <text:h text:style-name="Heading_20_4" text:outline-level="4"><text:bookmark-start text:name="__RefHeading__6413_254725059"/>void close(void)<text:bookmark-end text:name="__RefHeading__6413_254725059"/></text:h>
      <text:p text:style-name="P25">This function closes the socket.</text:p>
      <text:p text:style-name="P25"/>
      <text:h text:style-name="Heading_20_4" text:outline-level="4"><text:bookmark-start text:name="__RefHeading__6415_254725059"/>bool isReadable(void)<text:bookmark-end text:name="__RefHeading__6415_254725059"/></text:h>
      <text:p text:style-name="P25">Returns true if data can be read from the socket.</text:p>
      <text:p text:style-name="P25"/>
      <text:h text:style-name="Heading_20_4" text:outline-level="4"><text:bookmark-start text:name="__RefHeading__6417_254725059"/>quint64 bytesAvailable(void)<text:bookmark-end text:name="__RefHeading__6417_254725059"/></text:h>
      <text:p text:style-name="P25">Returns the number of bytes which are available for reading.</text:p>
      <text:p text:style-name="P25"/>
      <text:h text:style-name="Heading_20_4" text:outline-level="4"><text:bookmark-start text:name="__RefHeading__6419_254725059"/>Array&lt;unsigned char&gt; readAll(void)<text:bookmark-end text:name="__RefHeading__6419_254725059"/></text:h>
      <text:p text:style-name="P25">This function returns all received bytes.</text:p>
      <text:p text:style-name="P25"/>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5">Write<text:span text:style-name="T185">s</text:span> data to the socket.</text:p>
      <text:p text:style-name="P25">Arguments:</text:p>
      <text:list xml:id="list145937560851680" text:continue-numbering="true" text:style-name="L30">
        <text:list-item>
          <text:p text:style-name="P673">data: The data</text:p>
        </text:list-item>
      </text:list>
      <text:p text:style-name="P25">Return: The number of written bytes</text:p>
      <text:p text:style-name="P25"/>
      <text:h text:style-name="P582" text:outline-level="4"><text:bookmark-start text:name="_Toc403041670621"/>quint64 write<text:span text:style-name="T185">String</text:span>(String<text:span text:style-name="T185"> string</text:span>)<text:bookmark-end text:name="_Toc403041670621"/></text:h>
      <text:p text:style-name="P85">Write<text:span text:style-name="T185">s</text:span> <text:span text:style-name="T185">a string</text:span> to the socket.</text:p>
      <text:p text:style-name="P85">Arguments:</text:p>
      <text:list xml:id="list145936571628785" text:continue-numbering="true" text:style-name="L30">
        <text:list-item>
          <text:p text:style-name="P692"><text:span text:style-name="T185">string</text:span>: The <text:span text:style-name="T185">string</text:span></text:p>
        </text:list-item>
      </text:list>
      <text:p text:style-name="P85">Return: The number of written bytes</text:p>
      <text:p text:style-name="P25"/>
      <text:h text:style-name="Heading_20_4" text:outline-level="4"><text:bookmark-start text:name="_Toc4030416701"/><text:soft-page-break/>String getErrorString(void)<text:bookmark-end text:name="_Toc4030416701"/></text:h>
      <text:p text:style-name="P25">Returns a human-readable description of the last error that has been occurred.</text:p>
      <text:p text:style-name="P25"/>
      <text:h text:style-name="P652" text:outline-level="4">void enableMainInterfaceRouting(void)</text:h>
      <text:p text:style-name="P25">Enables the main interface routing (all data from the main interface is send with this socket and</text:p>
      <text:p text:style-name="P25">all received (with this socket) data is sent with the main interface).</text:p>
      <text:p text:style-name="P25"/>
      <text:h text:style-name="P652" text:outline-level="4">void disableMainInterfaceRouting(void)</text:h>
      <text:p text:style-name="P25">Disables the main interface routing.</text:p>
      <text:p text:style-name="P25"/>
      <text:h text:style-name="P652" text:outline-level="4">void setProxy(String proxyType = "NO_PROXY", String proxyUserName= "", String proxyPassword = "", String proxyIpAddress = "", quint16 proxyPort = 0)</text:h>
      <text:p text:style-name="P25">Sets the network proxy.</text:p>
      <text:p text:style-name="P25">Arguments:</text:p>
      <text:list xml:id="list145937080388107" text:continue-numbering="true" text:style-name="L30">
        <text:list-item>
          <text:p text:style-name="P673">proxyType: The proxy type, possible values are:</text:p>
          <text:list>
            <text:list-item>
              <text:p text:style-name="P673">NO_PROXY</text:p>
            </text:list-item>
            <text:list-item>
              <text:p text:style-name="P673">SYSTEM_PROXY</text:p>
            </text:list-item>
            <text:list-item>
              <text:p text:style-name="P673">CUSTOM_PROXY</text:p>
            </text:list-item>
          </text:list>
        </text:list-item>
        <text:list-item>
          <text:p text:style-name="P673">proxyUserName: The proxy user name </text:p>
        </text:list-item>
        <text:list-item>
          <text:p text:style-name="P673">proxyPassword: The proxy user password</text:p>
        </text:list-item>
        <text:list-item>
          <text:p text:style-name="P673">proxyIpAddress: The proxy ip address</text:p>
        </text:list-item>
        <text:list-item>
          <text:p text:style-name="P673">proxyPort: The proxy port</text:p>
        </text:list-item>
      </text:list>
      <text:p text:style-name="P239"><text:span text:style-name="Absatz-Standardschriftart"><text:span text:style-name="T43">Example: <text:s/></text:span></text:span></text:p>
      <text:p text:style-name="P239"><text:span text:style-name="Absatz-Standardschriftart"><text:span text:style-name="T2">var tcpClient = scriptThread.createTcpClient();</text:span></text:span></text:p>
      <text:p text:style-name="P239"><text:span text:style-name="Absatz-Standardschriftart"><text:span text:style-name="T2">//No proxy.</text:span></text:span></text:p>
      <text:p text:style-name="P239"><text:span text:style-name="Absatz-Standardschriftart"><text:span text:style-name="T2">tcpClient.setProxy("NO_PROXY");</text:span></text:span></text:p>
      <text:p text:style-name="P239"><text:span text:style-name="Absatz-Standardschriftart"><text:span text:style-name="T2"/></text:span></text:p>
      <text:p text:style-name="P239"><text:span text:style-name="Absatz-Standardschriftart"><text:span text:style-name="T2">//Use the system proxy settings.</text:span></text:span></text:p>
      <text:p text:style-name="P239"><text:span text:style-name="Absatz-Standardschriftart"><text:span text:style-name="T2">tcpClient.setProxy("SYSTEM_PROXY", "proxy_user", "proxy_password");</text:span></text:span></text:p>
      <text:p text:style-name="P239"><text:span text:style-name="Absatz-Standardschriftart"><text:span text:style-name="T2"/></text:span></text:p>
      <text:p text:style-name="P239"><text:span text:style-name="Absatz-Standardschriftart"><text:span text:style-name="T2">//Use custom proxy settings.</text:span></text:span></text:p>
      <text:p text:style-name="P25"><text:span text:style-name="Absatz-Standardschriftart"><text:span text:style-name="T2">tcpClient.setProxy("CUSTOM_PROXY", "proxy_user", "proxy_password""169.254.224.120", 83);</text:span></text:span></text:p>
      <text:p text:style-name="P25"/>
      <text:h text:style-name="P652"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45936555419641" text:continue-numbering="true" text:style-name="L30">
        <text:list-item>
          <text:p text:style-name="P673">removeNewLine: If removeNewLine is true then the '\n' will not returned (is removed from the received line).</text:p>
        </text:list-item>
        <text:list-item>
          <text:p text:style-name="P673">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39"><text:soft-page-break/><text:span text:style-name="Absatz-Standardschriftart"><text:span text:style-name="T2">function readyReadSlot()</text:span></text:span></text:p>
      <text:p text:style-name="P239"><text:span text:style-name="Absatz-Standardschriftart"><text:span text:style-name="T2">{</text:span></text:span></text:p>
      <text:p text:style-name="P239"><text:span text:style-name="Absatz-Standardschriftart"><text:span text:style-name="T2"><text:tab/>if(tcpClient.canReadLine())</text:span></text:span></text:p>
      <text:p text:style-name="P239"><text:span text:style-name="Absatz-Standardschriftart"><text:span text:style-name="T2"><text:tab/>{</text:span></text:span></text:p>
      <text:p text:style-name="P239"><text:span text:style-name="Absatz-Standardschriftart"><text:span text:style-name="T2"><text:tab/><text:tab/>var line = tcpClient.readLine();</text:span></text:span></text:p>
      <text:p text:style-name="P239"><text:span text:style-name="Absatz-Standardschriftart"><text:span text:style-name="T2"><text:tab/><text:tab/>scriptThread.appendTextToConsole("line received: <text:s/>" <text:s/>+ line);</text:span></text:span></text:p>
      <text:p text:style-name="P239"><text:span text:style-name="Absatz-Standardschriftart"><text:span text:style-name="T2"><text:tab/>}</text:span></text:span></text:p>
      <text:p text:style-name="P25"><text:span text:style-name="Absatz-Standardschriftart"><text:span text:style-name="T2">}</text:span></text:span></text:p>
      <text:p text:style-name="P25"><text:span text:style-name="Absatz-Standardschriftart"><text:span text:style-name="T2"/></text:span></text:p>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45936541758651" text:continue-numbering="true" text:style-name="L30">
        <text:list-item>
          <text:p text:style-name="P673">removeNewLine: If removeNewLine is true then the '\n' will not returned (is removed from the received lines).</text:p>
        </text:list-item>
        <text:list-item>
          <text:p text:style-name="P673">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39"><text:span text:style-name="Absatz-Standardschriftart"><text:span text:style-name="T2">function readyReadSlot()</text:span></text:span></text:p>
      <text:p text:style-name="P239"><text:span text:style-name="Absatz-Standardschriftart"><text:span text:style-name="T2">{</text:span></text:span></text:p>
      <text:p text:style-name="P239"><text:span text:style-name="Absatz-Standardschriftart"><text:span text:style-name="T2"><text:tab/>var lines = tcpClient.readAllLines();</text:span></text:span></text:p>
      <text:p text:style-name="P239"><text:span text:style-name="Absatz-Standardschriftart"><text:span text:style-name="T2"><text:tab/>for(var index = 0; index &lt; lines.length; index++)</text:span></text:span></text:p>
      <text:p text:style-name="P239"><text:span text:style-name="Absatz-Standardschriftart"><text:span text:style-name="T2"><text:tab/>{</text:span></text:span></text:p>
      <text:p text:style-name="P239"><text:span text:style-name="Absatz-Standardschriftart"><text:span text:style-name="T2"><text:tab/><text:tab/>scriptThread.appendTextToConsole("line received: <text:s/>" <text:s/>+ lines[index]);</text:span></text:span></text:p>
      <text:p text:style-name="P239"><text:span text:style-name="Absatz-Standardschriftart"><text:span text:style-name="T2"><text:tab/>}</text:span></text:span></text:p>
      <text:p text:style-name="P239"><text:span text:style-name="Absatz-Standardschriftart"><text:span text:style-name="T2">}</text:span></text:span></text:p>
      <text:p text:style-name="P25"/>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5">This signal is emitted after an error has been occurred. The error parameter describes the type of error that has been occurred.</text:p>
      <text:p text:style-name="P25">Arguments:</text:p>
      <text:list xml:id="list145936307086252" text:continue-numbering="true" text:style-name="L30">
        <text:list-item>
          <text:p text:style-name="P673">error: The error</text:p>
          <text:p text:style-name="P768">Internally error has the type QabstractSocket::SocketError. Therefore error can have the following values:</text:p>
        </text:list-item>
      </text:list>
      <text:p text:style-name="P313"/>
      <table:table table:name="Tabelle1" table:style-name="Tabelle1">
        <table:table-column table:style-name="Tabelle1.A"/>
        <table:table-column table:style-name="Tabelle1.B"/>
        <table:table-column table:style-name="Tabelle1.C"/>
        <table:table-row>
          <table:table-cell table:style-name="Tabelle1.A1" office:value-type="string">
            <text:p text:style-name="P313">QAbstractSocket::ConnectionRefusedError</text:p>
          </table:table-cell>
          <table:table-cell table:style-name="Tabelle1.A1" office:value-type="string">
            <text:p text:style-name="P313">0</text:p>
          </table:table-cell>
          <table:table-cell table:style-name="Tabelle1.C1" office:value-type="string">
            <text:p text:style-name="P313">The connection was refused by the peer (or timed out).</text:p>
          </table:table-cell>
        </table:table-row>
        <table:table-row>
          <table:table-cell table:style-name="Tabelle1.A2" office:value-type="string">
            <text:p text:style-name="P313">QAbstractSocket::RemoteHostCl<text:soft-page-break/>osedError</text:p>
          </table:table-cell>
          <table:table-cell table:style-name="Tabelle1.A2" office:value-type="string">
            <text:p text:style-name="P313">1</text:p>
          </table:table-cell>
          <table:table-cell table:style-name="Tabelle1.C2" office:value-type="string">
            <text:p text:style-name="P313">The remote host closed the connection. Note that the client <text:soft-page-break/>socket (i.e., this socket) will be closed after the remote close notification has been sent.</text:p>
          </table:table-cell>
        </table:table-row>
        <table:table-row>
          <table:table-cell table:style-name="Tabelle1.A2" office:value-type="string">
            <text:p text:style-name="P313">QAbstractSocket::HostNotFoundError</text:p>
          </table:table-cell>
          <table:table-cell table:style-name="Tabelle1.A2" office:value-type="string">
            <text:p text:style-name="P313">2</text:p>
          </table:table-cell>
          <table:table-cell table:style-name="Tabelle1.C2" office:value-type="string">
            <text:p text:style-name="P313">The host address was not found.</text:p>
          </table:table-cell>
        </table:table-row>
        <table:table-row>
          <table:table-cell table:style-name="Tabelle1.A2" office:value-type="string">
            <text:p text:style-name="P313">QAbstractSocket::SocketAccessError</text:p>
          </table:table-cell>
          <table:table-cell table:style-name="Tabelle1.A2" office:value-type="string">
            <text:p text:style-name="P313">3</text:p>
          </table:table-cell>
          <table:table-cell table:style-name="Tabelle1.C2" office:value-type="string">
            <text:p text:style-name="P313">The socket operation failed because the application lacked the required privileges.</text:p>
          </table:table-cell>
        </table:table-row>
        <table:table-row>
          <table:table-cell table:style-name="Tabelle1.A2" office:value-type="string">
            <text:p text:style-name="P313">QAbstractSocket::SocketResourceError</text:p>
          </table:table-cell>
          <table:table-cell table:style-name="Tabelle1.A2" office:value-type="string">
            <text:p text:style-name="P313">4</text:p>
          </table:table-cell>
          <table:table-cell table:style-name="Tabelle1.C2" office:value-type="string">
            <text:p text:style-name="P313">The local system ran out of resources (e.g., too many sockets).</text:p>
          </table:table-cell>
        </table:table-row>
        <table:table-row>
          <table:table-cell table:style-name="Tabelle1.A2" office:value-type="string">
            <text:p text:style-name="P313">QAbstractSocket::SocketTimeoutError</text:p>
          </table:table-cell>
          <table:table-cell table:style-name="Tabelle1.A2" office:value-type="string">
            <text:p text:style-name="P313">5</text:p>
          </table:table-cell>
          <table:table-cell table:style-name="Tabelle1.C2" office:value-type="string">
            <text:p text:style-name="P313">The socket operation timed out.</text:p>
          </table:table-cell>
        </table:table-row>
        <table:table-row>
          <table:table-cell table:style-name="Tabelle1.A2" office:value-type="string">
            <text:p text:style-name="P313">QAbstractSocket::DatagramTooLargeError</text:p>
          </table:table-cell>
          <table:table-cell table:style-name="Tabelle1.A2" office:value-type="string">
            <text:p text:style-name="P313">6</text:p>
          </table:table-cell>
          <table:table-cell table:style-name="Tabelle1.C2" office:value-type="string">
            <text:p text:style-name="P313">The datagram was larger than the operating system's limit (which can be as low as 8192 bytes).</text:p>
          </table:table-cell>
        </table:table-row>
        <table:table-row>
          <table:table-cell table:style-name="Tabelle1.A2" office:value-type="string">
            <text:p text:style-name="P313">QAbstractSocket::NetworkError</text:p>
          </table:table-cell>
          <table:table-cell table:style-name="Tabelle1.A2" office:value-type="string">
            <text:p text:style-name="P313">7</text:p>
          </table:table-cell>
          <table:table-cell table:style-name="Tabelle1.C2" office:value-type="string">
            <text:p text:style-name="P313">An error occurred with the network (e.g., the network cable was accidentally plugged out).</text:p>
          </table:table-cell>
        </table:table-row>
        <table:table-row>
          <table:table-cell table:style-name="Tabelle1.A2" office:value-type="string">
            <text:p text:style-name="P313">QAbstractSocket::AddressInUseError</text:p>
          </table:table-cell>
          <table:table-cell table:style-name="Tabelle1.A2" office:value-type="string">
            <text:p text:style-name="P313">8</text:p>
          </table:table-cell>
          <table:table-cell table:style-name="Tabelle1.C2" office:value-type="string">
            <text:p text:style-name="P313">The address specified to QAbstractSocket::bind() is already in use and was set to be exclusive.</text:p>
          </table:table-cell>
        </table:table-row>
        <table:table-row>
          <table:table-cell table:style-name="Tabelle1.A2" office:value-type="string">
            <text:p text:style-name="P313">QAbstractSocket::SocketAddressNotAvailableError</text:p>
          </table:table-cell>
          <table:table-cell table:style-name="Tabelle1.A2" office:value-type="string">
            <text:p text:style-name="P313">9</text:p>
          </table:table-cell>
          <table:table-cell table:style-name="Tabelle1.C2" office:value-type="string">
            <text:p text:style-name="P313">The address specified to QAbstractSocket::bind() does not belong to the host.</text:p>
          </table:table-cell>
        </table:table-row>
        <table:table-row>
          <table:table-cell table:style-name="Tabelle1.A2" office:value-type="string">
            <text:p text:style-name="P313">QAbstractSocket::UnsupportedSocketOperationError</text:p>
          </table:table-cell>
          <table:table-cell table:style-name="Tabelle1.A2" office:value-type="string">
            <text:p text:style-name="P313">10</text:p>
          </table:table-cell>
          <table:table-cell table:style-name="Tabelle1.C2" office:value-type="string">
            <text:p text:style-name="P313">The requested socket operation is not supported by the local operating system (e.g., lack of IPv6 support).</text:p>
          </table:table-cell>
        </table:table-row>
        <table:table-row>
          <table:table-cell table:style-name="Tabelle1.A2" office:value-type="string">
            <text:p text:style-name="P313">QAbstractSocket::ProxyAuthenticationRequiredError</text:p>
          </table:table-cell>
          <table:table-cell table:style-name="Tabelle1.A2" office:value-type="string">
            <text:p text:style-name="P313">12</text:p>
          </table:table-cell>
          <table:table-cell table:style-name="Tabelle1.C2" office:value-type="string">
            <text:p text:style-name="P313">The socket is using a proxy, and the proxy requires authentication.</text:p>
          </table:table-cell>
        </table:table-row>
        <table:table-row>
          <table:table-cell table:style-name="Tabelle1.A2" office:value-type="string">
            <text:p text:style-name="P313">QAbstractSocket::SslHandshakeFailedError</text:p>
          </table:table-cell>
          <table:table-cell table:style-name="Tabelle1.A2" office:value-type="string">
            <text:p text:style-name="P313">13</text:p>
          </table:table-cell>
          <table:table-cell table:style-name="Tabelle1.C2" office:value-type="string">
            <text:p text:style-name="P313">The SSL/TLS handshake failed, so the connection was closed (only used in QSslSocket)</text:p>
          </table:table-cell>
        </table:table-row>
        <table:table-row>
          <table:table-cell table:style-name="Tabelle1.A2" office:value-type="string">
            <text:p text:style-name="P313">QAbstractSocket::UnfinishedSocketOperationError</text:p>
          </table:table-cell>
          <table:table-cell table:style-name="Tabelle1.A2" office:value-type="string">
            <text:p text:style-name="P313">11</text:p>
          </table:table-cell>
          <table:table-cell table:style-name="Tabelle1.C2" office:value-type="string">
            <text:p text:style-name="P313">Used by QAbstractSocketEngine only, The last operation attempted has not finished yet (still in progress in the background).</text:p>
          </table:table-cell>
        </table:table-row>
        <table:table-row>
          <table:table-cell table:style-name="Tabelle1.A2" office:value-type="string">
            <text:p text:style-name="P313">QAbstractSocket::ProxyConnectionRefusedError</text:p>
          </table:table-cell>
          <table:table-cell table:style-name="Tabelle1.A2" office:value-type="string">
            <text:p text:style-name="P313">14</text:p>
          </table:table-cell>
          <table:table-cell table:style-name="Tabelle1.C2" office:value-type="string">
            <text:p text:style-name="P313">Could not contact the proxy server because the connection to that server was denied</text:p>
          </table:table-cell>
        </table:table-row>
        <table:table-row>
          <table:table-cell table:style-name="Tabelle1.A2" office:value-type="string">
            <text:p text:style-name="P313">QAbstractSocket::ProxyConnectionClosedError</text:p>
          </table:table-cell>
          <table:table-cell table:style-name="Tabelle1.A2" office:value-type="string">
            <text:p text:style-name="P313">15</text:p>
          </table:table-cell>
          <table:table-cell table:style-name="Tabelle1.C2" office:value-type="string">
            <text:p text:style-name="P313">The connection to the proxy server was closed unexpectedly (before the connection to the final peer was established)</text:p>
          </table:table-cell>
        </table:table-row>
        <table:table-row>
          <table:table-cell table:style-name="Tabelle1.A2" office:value-type="string">
            <text:p text:style-name="P313">QAbstractSocket::ProxyConnectionTimeoutError</text:p>
          </table:table-cell>
          <table:table-cell table:style-name="Tabelle1.A2" office:value-type="string">
            <text:p text:style-name="P313">16</text:p>
          </table:table-cell>
          <table:table-cell table:style-name="Tabelle1.C2" office:value-type="string">
            <text:p text:style-name="P313">The connection to the proxy server timed out or the proxy server stopped responding in the authentication phase.</text:p>
          </table:table-cell>
        </table:table-row>
        <table:table-row>
          <table:table-cell table:style-name="Tabelle1.A2" office:value-type="string">
            <text:p text:style-name="P313">QAbstractSocket::ProxyNotFoundError</text:p>
          </table:table-cell>
          <table:table-cell table:style-name="Tabelle1.A2" office:value-type="string">
            <text:p text:style-name="P313">17</text:p>
          </table:table-cell>
          <table:table-cell table:style-name="Tabelle1.C2" office:value-type="string">
            <text:p text:style-name="P313">The proxy address set with setProxy() (or the application proxy) was not found.</text:p>
          </table:table-cell>
        </table:table-row>
        <table:table-row>
          <table:table-cell table:style-name="Tabelle1.A2" office:value-type="string">
            <text:p text:style-name="P313">QAbstractSocket::ProxyProtocolError</text:p>
          </table:table-cell>
          <table:table-cell table:style-name="Tabelle1.A2" office:value-type="string">
            <text:p text:style-name="P313">18</text:p>
          </table:table-cell>
          <table:table-cell table:style-name="Tabelle1.C2" office:value-type="string">
            <text:p text:style-name="P313">The connection negotiation with the proxy server failed, because the response from the proxy server could not be understood.</text:p>
          </table:table-cell>
        </table:table-row>
        <table:table-row>
          <table:table-cell table:style-name="Tabelle1.A2" office:value-type="string">
            <text:p text:style-name="P313">QAbstractSocket::OperationError</text:p>
          </table:table-cell>
          <table:table-cell table:style-name="Tabelle1.A2" office:value-type="string">
            <text:p text:style-name="P313">19</text:p>
          </table:table-cell>
          <table:table-cell table:style-name="Tabelle1.C2" office:value-type="string">
            <text:p text:style-name="P313">An operation was attempted while the socket was in a state that did not permit it.</text:p>
          </table:table-cell>
        </table:table-row>
        <table:table-row>
          <table:table-cell table:style-name="Tabelle1.A2" office:value-type="string">
            <text:p text:style-name="P313">QAbstractSocket::SslInternalErr<text:soft-page-break/>or</text:p>
          </table:table-cell>
          <table:table-cell table:style-name="Tabelle1.A2" office:value-type="string">
            <text:p text:style-name="P313">20</text:p>
          </table:table-cell>
          <table:table-cell table:style-name="Tabelle1.C2" office:value-type="string">
            <text:p text:style-name="P313">The SSL library being used reported an internal error. This is <text:soft-page-break/>probably the result of a bad installation or misconfiguration of the library.</text:p>
          </table:table-cell>
        </table:table-row>
        <table:table-row>
          <table:table-cell table:style-name="Tabelle1.A2" office:value-type="string">
            <text:p text:style-name="P313">QAbstractSocket::SslInvalidUserDataError</text:p>
          </table:table-cell>
          <table:table-cell table:style-name="Tabelle1.A2" office:value-type="string">
            <text:p text:style-name="P313">21</text:p>
          </table:table-cell>
          <table:table-cell table:style-name="Tabelle1.C2" office:value-type="string">
            <text:p text:style-name="P313">Invalid data (certificate, key, cypher, etc.) was provided and its use resulted in an error in the SSL library.</text:p>
          </table:table-cell>
        </table:table-row>
        <table:table-row>
          <table:table-cell table:style-name="Tabelle1.A2" office:value-type="string">
            <text:p text:style-name="P313">QAbstractSocket::TemporaryError</text:p>
          </table:table-cell>
          <table:table-cell table:style-name="Tabelle1.A2" office:value-type="string">
            <text:p text:style-name="P313">22</text:p>
          </table:table-cell>
          <table:table-cell table:style-name="Tabelle1.C2" office:value-type="string">
            <text:p text:style-name="P313">A temporary error occurred (e.g., operation would block and socket is non-blocking).</text:p>
          </table:table-cell>
        </table:table-row>
        <table:table-row>
          <table:table-cell table:style-name="Tabelle1.A2" office:value-type="string">
            <text:p text:style-name="P313">QAbstractSocket::UnknownSocketError</text:p>
          </table:table-cell>
          <table:table-cell table:style-name="Tabelle1.A2" office:value-type="string">
            <text:p text:style-name="P313">-1</text:p>
          </table:table-cell>
          <table:table-cell table:style-name="Tabelle1.C2" office:value-type="string">
            <text:p text:style-name="P313">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39"><text:span text:style-name="Absatz-Standardschriftart"><text:span text:style-name="T2">//Connection established.</text:span></text:span></text:p>
      <text:p text:style-name="P239"><text:span text:style-name="Absatz-Standardschriftart"><text:span text:style-name="T2">function connectSlot()</text:span></text:span></text:p>
      <text:p text:style-name="P239"><text:span text:style-name="Absatz-Standardschriftart"><text:span text:style-name="T2">{</text:span></text:span></text:p>
      <text:p text:style-name="P239"><text:span text:style-name="Absatz-Standardschriftart"><text:span text:style-name="T2"><text:tab/>var array = Array(1,2,3,4,5,6);</text:span></text:span></text:p>
      <text:p text:style-name="P239"><text:span text:style-name="Absatz-Standardschriftart"><text:span text:style-name="T2"><text:tab/>//send data to the host</text:span></text:span></text:p>
      <text:p text:style-name="P239"><text:span text:style-name="Absatz-Standardschriftart"><text:span text:style-name="T2"><text:tab/>tcpClient.write(array);</text:span></text:span></text:p>
      <text:p text:style-name="P239"><text:span text:style-name="Absatz-Standardschriftart"><text:span text:style-name="T2">}</text:span></text:span></text:p>
      <text:p text:style-name="P239"><text:span text:style-name="Absatz-Standardschriftart"><text:span text:style-name="T2">//Connection closed.</text:span></text:span></text:p>
      <text:p text:style-name="P239"><text:span text:style-name="Absatz-Standardschriftart"><text:span text:style-name="T2">function disconnectSlot()</text:span></text:span></text:p>
      <text:p text:style-name="P239"><text:span text:style-name="Absatz-Standardschriftart"><text:span text:style-name="T2">{</text:span></text:span></text:p>
      <text:p text:style-name="P239"><text:span text:style-name="Absatz-Standardschriftart"><text:span text:style-name="T2"><text:tab/>scriptThread.appendTextToConsole("disconnected ");</text:span></text:span></text:p>
      <text:p text:style-name="P239"><text:span text:style-name="Absatz-Standardschriftart"><text:span text:style-name="T2"><text:tab/>tcpClient.close();</text:span></text:span></text:p>
      <text:p text:style-name="P239"><text:span text:style-name="Absatz-Standardschriftart"><text:span text:style-name="T2">}</text:span></text:span></text:p>
      <text:p text:style-name="P239"><text:span text:style-name="Absatz-Standardschriftart"><text:span text:style-name="T2">//Data has been received.</text:span></text:span></text:p>
      <text:p text:style-name="P239"><text:span text:style-name="Absatz-Standardschriftart"><text:span text:style-name="T2">function readyReadSlot ()</text:span></text:span></text:p>
      <text:p text:style-name="P239"><text:span text:style-name="Absatz-Standardschriftart"><text:span text:style-name="T2">{<text:tab/></text:span></text:span></text:p>
      <text:p text:style-name="P239"><text:span text:style-name="Absatz-Standardschriftart"><text:span text:style-name="T2"><text:tab/>var array = tcpClient.readAll();</text:span></text:span></text:p>
      <text:p text:style-name="P239"><text:span text:style-name="Absatz-Standardschriftart"><text:span text:style-name="T2"><text:tab/>scriptThread.appendTextToConsole("data received: <text:s/>" <text:s/>+ array);</text:span></text:span></text:p>
      <text:p text:style-name="P239"><text:span text:style-name="Absatz-Standardschriftart"><text:span text:style-name="T2"><text:tab/>//send data to the host</text:span></text:span></text:p>
      <text:p text:style-name="P239"><text:span text:style-name="Absatz-Standardschriftart"><text:span text:style-name="T2"><text:tab/>tcpClient.write(array);</text:span></text:span></text:p>
      <text:p text:style-name="P239"><text:span text:style-name="Absatz-Standardschriftart"><text:span text:style-name="T2"/></text:span></text:p>
      <text:p text:style-name="P239"><text:span text:style-name="Absatz-Standardschriftart"><text:span text:style-name="T2">}</text:span></text:span></text:p>
      <text:p text:style-name="P239"><text:span text:style-name="Absatz-Standardschriftart"><text:span text:style-name="T2">//An error has been ocurred.</text:span></text:span></text:p>
      <text:p text:style-name="P239"><text:span text:style-name="Absatz-Standardschriftart"><text:span text:style-name="T2">function tcpClientErrorSlot(error)</text:span></text:span></text:p>
      <text:p text:style-name="P239"><text:span text:style-name="Absatz-Standardschriftart"><text:span text:style-name="T2">{</text:span></text:span></text:p>
      <text:p text:style-name="P239"><text:span text:style-name="Absatz-Standardschriftart"><text:span text:style-name="T2"><text:tab/>if(error != 1)</text:span></text:span></text:p>
      <text:p text:style-name="P239"><text:span text:style-name="Absatz-Standardschriftart"><text:span text:style-name="T2"><text:tab/>{//The error is not QAbstractSocket::RemoteHostClosedError.</text:span></text:span></text:p>
      <text:p text:style-name="P239"><text:span text:style-name="Absatz-Standardschriftart"><text:span text:style-name="T2"><text:tab/><text:tab/>disconnectSlot();</text:span></text:span></text:p>
      <text:p text:style-name="P239"><text:span text:style-name="Absatz-Standardschriftart"><text:span text:style-name="T2"><text:tab/>}</text:span></text:span></text:p>
      <text:p text:style-name="P239"><text:span text:style-name="Absatz-Standardschriftart"><text:span text:style-name="T2"/></text:span></text:p>
      <text:p text:style-name="P239"><text:span text:style-name="Absatz-Standardschriftart"><text:span text:style-name="T2"><text:tab/>if(error == 0) //QAbstractSocket::ConnectionRefusedError</text:span></text:span></text:p>
      <text:p text:style-name="P239"><text:span text:style-name="Absatz-Standardschriftart"><text:span text:style-name="T2"><text:tab/>{</text:span></text:span></text:p>
      <text:p text:style-name="P239"><text:span text:style-name="Absatz-Standardschriftart"><text:span text:style-name="T2"><text:tab/><text:tab/>scriptThread.messageBox("Critical", "TCP error",</text:span></text:span></text:p>
      <text:p text:style-name="P239"><text:span text:style-name="Absatz-Standardschriftart"><text:span text:style-name="T2"><text:tab/><text:tab/><text:tab/><text:tab/><text:tab/>"The connection was refused. " +</text:span></text:span></text:p>
      <text:p text:style-name="P239"><text:span text:style-name="Absatz-Standardschriftart"><text:span text:style-name="T2"><text:tab/><text:tab/><text:tab/><text:tab/><text:tab/>"Make sure the server is running, " +</text:span></text:span></text:p>
      <text:p text:style-name="P239"><text:span text:style-name="Absatz-Standardschriftart"><text:span text:style-name="T2"><text:tab/><text:tab/><text:tab/><text:tab/><text:tab/>"and check that the host name and port " +</text:span></text:span></text:p>
      <text:p text:style-name="P239"><text:span text:style-name="Absatz-Standardschriftart"><text:span text:style-name="T2"><text:tab/><text:tab/><text:tab/><text:tab/><text:tab/>"settings are correct.");</text:span></text:span></text:p>
      <text:p text:style-name="P239"><text:span text:style-name="Absatz-Standardschriftart"><text:span text:style-name="T2"><text:tab/>}</text:span></text:span></text:p>
      <text:p text:style-name="P239"><text:span text:style-name="Absatz-Standardschriftart"><text:span text:style-name="T2"><text:tab/>else if(error == 1) //QAbstractSocket::RemoteHostClosedError</text:span></text:span></text:p>
      <text:p text:style-name="P239"><text:span text:style-name="Absatz-Standardschriftart"><text:span text:style-name="T2"><text:tab/>{</text:span></text:span></text:p>
      <text:p text:style-name="P239"><text:span text:style-name="Absatz-Standardschriftart"><text:span text:style-name="T2"><text:tab/><text:tab/>//The connection has been closed. Do nothing.</text:span></text:span></text:p>
      <text:p text:style-name="P239"><text:span text:style-name="Absatz-Standardschriftart"><text:span text:style-name="T2"><text:tab/>}</text:span></text:span></text:p>
      <text:p text:style-name="P239"><text:span text:style-name="Absatz-Standardschriftart"><text:span text:style-name="T2"><text:tab/>else if(error == 2) //QAbstractSocket::HostNotFoundError</text:span></text:span></text:p>
      <text:p text:style-name="P239"><text:span text:style-name="Absatz-Standardschriftart"><text:span text:style-name="T2"><text:tab/>{</text:span></text:span></text:p>
      <text:p text:style-name="P239"><text:span text:style-name="Absatz-Standardschriftart"><text:span text:style-name="T2"><text:tab/><text:tab/>scriptThread.messageBox("Critical", "TCP error",</text:span></text:span></text:p>
      <text:p text:style-name="P239"><text:soft-page-break/><text:span text:style-name="Absatz-Standardschriftart"><text:span text:style-name="T2"><text:tab/><text:tab/><text:tab/><text:tab/><text:tab/>"The server was not found. Please check the " +</text:span></text:span></text:p>
      <text:p text:style-name="P239"><text:span text:style-name="Absatz-Standardschriftart"><text:span text:style-name="T2"><text:tab/><text:tab/><text:tab/><text:tab/><text:tab/>"host name and port settings.");</text:span></text:span></text:p>
      <text:p text:style-name="P239"><text:span text:style-name="Absatz-Standardschriftart"><text:span text:style-name="T2"><text:tab/>}</text:span></text:span></text:p>
      <text:p text:style-name="P239"><text:span text:style-name="Absatz-Standardschriftart"><text:span text:style-name="T2"><text:tab/>else</text:span></text:span></text:p>
      <text:p text:style-name="P239"><text:span text:style-name="Absatz-Standardschriftart"><text:span text:style-name="T2"><text:tab/>{</text:span></text:span></text:p>
      <text:p text:style-name="P239"><text:span text:style-name="Absatz-Standardschriftart"><text:span text:style-name="T2"><text:tab/><text:tab/>scriptThread.messageBox("Critical", "TCP error",</text:span></text:span></text:p>
      <text:p text:style-name="P239"><text:span text:style-name="Absatz-Standardschriftart"><text:span text:style-name="T2"><text:tab/><text:tab/><text:tab/><text:tab/><text:tab/>"The following error occurred: " +</text:span></text:span></text:p>
      <text:p text:style-name="P239"><text:span text:style-name="Absatz-Standardschriftart"><text:span text:style-name="T2"><text:tab/><text:tab/><text:tab/><text:tab/><text:tab/>tcpClient.getErrorString());</text:span></text:span></text:p>
      <text:p text:style-name="P239"><text:span text:style-name="Absatz-Standardschriftart"><text:span text:style-name="T2"><text:tab/>}</text:span></text:span></text:p>
      <text:p text:style-name="P239"><text:span text:style-name="Absatz-Standardschriftart"><text:span text:style-name="T2">}</text:span></text:span></text:p>
      <text:p text:style-name="P239"><text:span text:style-name="Absatz-Standardschriftart"><text:span text:style-name="T2"/></text:span></text:p>
      <text:p text:style-name="P239"><text:span text:style-name="Absatz-Standardschriftart"><text:span text:style-name="T2">var tcpClient = scriptThread.createTcpClient();</text:span></text:span></text:p>
      <text:p text:style-name="P239"><text:span text:style-name="Absatz-Standardschriftart"><text:span text:style-name="T2">tcpClient.readyReadSignal.connect(readyReadSlot);</text:span></text:span></text:p>
      <text:p text:style-name="P239"><text:span text:style-name="Absatz-Standardschriftart"><text:span text:style-name="T2">tcpClient.disconnectedSignal.connect(disconnectSlot);</text:span></text:span></text:p>
      <text:p text:style-name="P239"><text:span text:style-name="Absatz-Standardschriftart"><text:span text:style-name="T2">tcpClient.connectedSignal.connect(connectSlot);</text:span></text:span></text:p>
      <text:p text:style-name="P239"><text:span text:style-name="Absatz-Standardschriftart"><text:span text:style-name="T2">tcpClient.errorSignal.connect(tcpClientErrorSlot);</text:span></text:span></text:p>
      <text:p text:style-name="P239"><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99"><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5">Call this function to start listening for new connections.</text:p>
      <text:p text:style-name="P25">Arguments:</text:p>
      <text:list xml:id="list145936458712212" text:continue-numbering="true" text:style-name="L30">
        <text:list-item>
          <text:p text:style-name="P673">port: The port for listening</text:p>
        </text:list-item>
      </text:list>
      <text:p text:style-name="P25">Return: True on success</text:p>
      <text:p text:style-name="P25"/>
      <text:h text:style-name="Heading_20_4" text:outline-level="4"><text:bookmark-start text:name="__RefHeading__6423_254725059"/>bool isListening (void)<text:bookmark-end text:name="__RefHeading__6423_254725059"/></text:h>
      <text:p text:style-name="P25">Returns true if the socket is listening for new connections.</text:p>
      <text:p text:style-name="P25"/>
      <text:h text:style-name="Heading_20_4" text:outline-level="4"><text:bookmark-start text:name="__RefHeading__6425_254725059"/>void setMaxPendingConnections(int numConnections)<text:bookmark-end text:name="__RefHeading__6425_254725059"/></text:h>
      <text:p text:style-name="P25">Set the max. pending connections.</text:p>
      <text:p text:style-name="P25">Arguments:</text:p>
      <text:list xml:id="list145938177980951" text:continue-numbering="true" text:style-name="L30">
        <text:list-item>
          <text:p text:style-name="P673">numConnections: The max. pending connections</text:p>
        </text:list-item>
      </text:list>
      <text:p text:style-name="P219"/>
      <text:h text:style-name="Heading_20_4" text:outline-level="4"><text:bookmark-start text:name="__RefHeading__6427_254725059"/>int maxPendingConnections(void)<text:bookmark-end text:name="__RefHeading__6427_254725059"/></text:h>
      <text:p text:style-name="P25">Returns the max. pending connections.</text:p>
      <text:p text:style-name="P25"/>
      <text:h text:style-name="Heading_20_4" text:outline-level="4"><text:bookmark-start text:name="__RefHeading__6429_254725059"/>void close(void)<text:bookmark-end text:name="__RefHeading__6429_254725059"/></text:h>
      <text:p text:style-name="P25">This function closes the TCP server.</text:p>
      <text:p text:style-name="P25"/>
      <text:h text:style-name="Heading_20_4" text:outline-level="4"><text:bookmark-start text:name="__RefHeading__6431_254725059"/>ScriptTcpClient nextPendingConnection(void)<text:bookmark-end text:name="__RefHeading__6431_254725059"/></text:h>
      <text:p text:style-name="P25">Return the next pending connection (returns a script TCP client).</text:p>
      <text:p text:style-name="P25"/>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ext:soft-page-break/>TCP server example<text:bookmark-end text:name="_Toc403041677"/><text:bookmark-end text:name="__RefHeading__5996_596565095"/></text:h>
      <text:p text:style-name="Standard">The following Code shows the typically use of the TCP server class:</text:p>
      <text:p text:style-name="P239"><text:span text:style-name="Absatz-Standardschriftart"><text:span text:style-name="T2">function connectionEstablished()</text:span></text:span></text:p>
      <text:p text:style-name="P239"><text:span text:style-name="Absatz-Standardschriftart"><text:span text:style-name="T2">{<text:tab/></text:span></text:span></text:p>
      <text:p text:style-name="P239"><text:span text:style-name="Absatz-Standardschriftart"><text:span text:style-name="T2"><text:tab/>tcpServerClient = tcpServer.nextPendingConnection();</text:span></text:span></text:p>
      <text:p text:style-name="P239"><text:span text:style-name="Absatz-Standardschriftart"><text:span text:style-name="T2"><text:tab/>tcpServerClient.disconnectedSignal.connect(disconnectSlot);</text:span></text:span></text:p>
      <text:p text:style-name="P239"><text:span text:style-name="Absatz-Standardschriftart"><text:span text:style-name="T2"><text:tab/>tcpServerClient.readyReadSignal.connect(readyReadSlot);</text:span></text:span></text:p>
      <text:p text:style-name="P239"><text:span text:style-name="Absatz-Standardschriftart"><text:span text:style-name="T2">}</text:span></text:span></text:p>
      <text:p text:style-name="P239"><text:span text:style-name="Absatz-Standardschriftart"><text:span text:style-name="T2">function disconnectSlot()</text:span></text:span></text:p>
      <text:p text:style-name="P239"><text:span text:style-name="Absatz-Standardschriftart"><text:span text:style-name="T2">{</text:span></text:span></text:p>
      <text:p text:style-name="P239"><text:span text:style-name="Absatz-Standardschriftart"><text:span text:style-name="T2"><text:tab/>scriptThread.appendTextToConsole("disconnected ");</text:span></text:span></text:p>
      <text:p text:style-name="P239"><text:span text:style-name="Absatz-Standardschriftart"><text:span text:style-name="T2">}</text:span></text:span></text:p>
      <text:p text:style-name="P239"><text:span text:style-name="Absatz-Standardschriftart"><text:span text:style-name="T2">function readyReadSlot()</text:span></text:span></text:p>
      <text:p text:style-name="P239"><text:span text:style-name="Absatz-Standardschriftart"><text:span text:style-name="T2">{<text:tab/></text:span></text:span></text:p>
      <text:p text:style-name="P239"><text:span text:style-name="Absatz-Standardschriftart"><text:span text:style-name="T2"><text:tab/>var array = tcpServerClient.readAll();</text:span></text:span></text:p>
      <text:p text:style-name="P239"><text:span text:style-name="Absatz-Standardschriftart"><text:span text:style-name="T2"><text:tab/>scriptThread.appendTextToConsole("data received: <text:s/>" <text:s/>+ array);</text:span></text:span></text:p>
      <text:p text:style-name="P239"><text:span text:style-name="Absatz-Standardschriftart"><text:span text:style-name="T2"><text:tab/>//send data to the host</text:span></text:span></text:p>
      <text:p text:style-name="P239"><text:span text:style-name="Absatz-Standardschriftart"><text:span text:style-name="T2"><text:tab/>tcpServerClient.write(array);</text:span></text:span></text:p>
      <text:p text:style-name="P239"><text:span text:style-name="Absatz-Standardschriftart"><text:span text:style-name="T2">}</text:span></text:span></text:p>
      <text:p text:style-name="P239"><text:span text:style-name="Absatz-Standardschriftart"><text:span text:style-name="T2">var tcpServer = scriptThread.createTcpServer();</text:span></text:span></text:p>
      <text:p text:style-name="P239"><text:span text:style-name="Absatz-Standardschriftart"><text:span text:style-name="T2">var tcpServerClient = undefined;</text:span></text:span></text:p>
      <text:p text:style-name="P239"><text:span text:style-name="Absatz-Standardschriftart"><text:span text:style-name="T2">tcpServer.newConnectionSignal.connect(connectionEstablished);</text:span></text:span></text:p>
      <text:p text:style-name="P239"><text:span text:style-name="Absatz-Standardschriftart"><text:span text:style-name="T2">tcpServer.listen(112);</text:span></text:span></text:p>
      <text:p text:style-name="P239"><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99"><text:bookmark-ref text:reference-format="text" text:ref-name="__RefHeading__5926_596565095">ScriptSerialPort createSerialPort (void)</text:bookmark-ref></text:span></text:span><text:span text:style-name="Absatz-Standardschriftart"><text:span text:style-name="T99"> </text:span></text:span>must be used.</text:p>
      <text:p text:style-name="Standard">The functions and signals which can be used are described in the following chapters.</text:p>
      <text:p text:style-name="P237">Note:</text:p>
      <text:p text:style-name="P237">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5">Sets the serial port name.</text:p>
      <text:p text:style-name="P25">Arguments:</text:p>
      <text:list xml:id="list145936959275193" text:continue-numbering="true" text:style-name="L30">
        <text:list-item>
          <text:p text:style-name="P673">name: The name of the serial port</text:p>
          <text:p text:style-name="P673"/>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5">Sets the baudrate.</text:p>
      <text:p text:style-name="P25">Arguments:</text:p>
      <text:list xml:id="list145936968644549" text:continue-numbering="true" text:style-name="L30">
        <text:list-item>
          <text:p text:style-name="P673">baudRate: The new baud rate</text:p>
        </text:list-item>
      </text:list>
      <text:p text:style-name="P25">Return: True on success</text:p>
      <text:p text:style-name="P25"/>
      <text:h text:style-name="Heading_20_4" text:outline-level="4"><text:bookmark-start text:name="__RefHeading__6439_254725059"/>qint32 baudRate(void)<text:bookmark-end text:name="__RefHeading__6439_254725059"/></text:h>
      <text:p text:style-name="P25">Returns the baudrate.</text:p>
      <text:p text:style-name="P25"><text:soft-page-break/></text:p>
      <text:h text:style-name="Heading_20_4" text:outline-level="4"><text:bookmark-start text:name="__RefHeading__6441_254725059"/>bool setDataBits(quint32 dataBits)<text:bookmark-end text:name="__RefHeading__6441_254725059"/></text:h>
      <text:p text:style-name="P25">Sets the number of data bits.</text:p>
      <text:p text:style-name="P25">Arguments:</text:p>
      <text:list xml:id="list145937438473271" text:continue-numbering="true" text:style-name="L30">
        <text:list-item>
          <text:p text:style-name="P673">dataBits: The new number of data bits</text:p>
        </text:list-item>
      </text:list>
      <text:p text:style-name="P25">Return: True on success</text:p>
      <text:p text:style-name="P25"/>
      <text:h text:style-name="Heading_20_4" text:outline-level="4"><text:bookmark-start text:name="__RefHeading__6443_254725059"/>quint32 dataBits(void)<text:bookmark-end text:name="__RefHeading__6443_254725059"/></text:h>
      <text:p text:style-name="P25">Returns the number of data bits.</text:p>
      <text:p text:style-name="P25"/>
      <text:h text:style-name="Heading_20_4" text:outline-level="4"><text:bookmark-start text:name="__RefHeading__6445_254725059"/>bool setParity(String parityString)<text:bookmark-end text:name="__RefHeading__6445_254725059"/></text:h>
      <text:p text:style-name="P25">Sets the parity.</text:p>
      <text:p text:style-name="P25">Arguments:</text:p>
      <text:list xml:id="list145937458522841" text:continue-numbering="true" text:style-name="L30">
        <text:list-item>
          <text:p text:style-name="P673">parityString: The new parity. Possible values are: "None ", "Even ", "Odd ", "Space" and "Mark"</text:p>
        </text:list-item>
      </text:list>
      <text:p text:style-name="P25">Return: True on success</text:p>
      <text:p text:style-name="P25"/>
      <text:h text:style-name="Heading_20_4" text:outline-level="4"><text:bookmark-start text:name="__RefHeading__6447_254725059"/>String parity(void)<text:bookmark-end text:name="__RefHeading__6447_254725059"/></text:h>
      <text:p text:style-name="P25">Returns the parity. Possible values are: "None ", "Even", "Odd ", "Space" and "Mark".</text:p>
      <text:p text:style-name="P25"/>
      <text:h text:style-name="Heading_20_4" text:outline-level="4"><text:bookmark-start text:name="__RefHeading__6449_254725059"/>bool setStopBits(String stopBitsString)<text:bookmark-end text:name="__RefHeading__6449_254725059"/></text:h>
      <text:p text:style-name="P25">Sets the number of stop bits.</text:p>
      <text:p text:style-name="P25">Arguments:</text:p>
      <text:list xml:id="list145937842802622" text:continue-numbering="true" text:style-name="L30">
        <text:list-item>
          <text:p text:style-name="P673">stopBitsString: The new number of stop bits. Possible values are: "1 ", "1.5" and "2"</text:p>
        </text:list-item>
      </text:list>
      <text:p text:style-name="P25">Return: True on success</text:p>
      <text:p text:style-name="P25"/>
      <text:h text:style-name="Heading_20_4" text:outline-level="4"><text:bookmark-start text:name="__RefHeading__6451_254725059"/>String stopBits (void)<text:bookmark-end text:name="__RefHeading__6451_254725059"/></text:h>
      <text:p text:style-name="P25">Returns the number of stop bits. Possible values are: "1 ", "1.5" and "2".</text:p>
      <text:p text:style-name="P25"/>
      <text:h text:style-name="Heading_20_4" text:outline-level="4"><text:bookmark-start text:name="__RefHeading__6453_254725059"/>bool setFlowControl(String flowString)<text:bookmark-end text:name="__RefHeading__6453_254725059"/></text:h>
      <text:p text:style-name="P25">Sets the flow control.</text:p>
      <text:p text:style-name="P25">Arguments:</text:p>
      <text:list xml:id="list145938114558906" text:continue-numbering="true" text:style-name="L30">
        <text:list-item>
          <text:p text:style-name="P673">flowString: The new flow control. Possible values are: "RTS/CTS", "XON/XOFF" and "None"</text:p>
        </text:list-item>
      </text:list>
      <text:p text:style-name="P25">Return: True on success</text:p>
      <text:p text:style-name="P25"/>
      <text:h text:style-name="Heading_20_4" text:outline-level="4"><text:bookmark-start text:name="__RefHeading__6455_254725059"/>String flowControl (void)<text:bookmark-end text:name="__RefHeading__6455_254725059"/></text:h>
      <text:p text:style-name="P25">Returns the flow control. Possible values are: "RTS/CTS ", " XON/XOFF" and "None".</text:p>
      <text:p text:style-name="P25"/>
      <text:h text:style-name="Heading_20_4" text:outline-level="4"><text:bookmark-start text:name="__RefHeading__6457_254725059"/>String errorString(void)<text:bookmark-end text:name="__RefHeading__6457_254725059"/></text:h>
      <text:p text:style-name="P25">Returns the error string from the serial port (contains additional information in the case of an error).</text:p>
      <text:p text:style-name="P25"/>
      <text:h text:style-name="Heading_20_4" text:outline-level="4"><text:bookmark-start text:name="__RefHeading__6459_254725059"/>bool open(void)<text:bookmark-end text:name="__RefHeading__6459_254725059"/></text:h>
      <text:p text:style-name="P25">Opens the serial port.</text:p>
      <text:p text:style-name="P25">Return: True on success</text:p>
      <text:p text:style-name="P25"/>
      <text:h text:style-name="Heading_20_4" text:outline-level="4"><text:bookmark-start text:name="__RefHeading__6461_254725059"/><text:soft-page-break/>void close(void)<text:bookmark-end text:name="__RefHeading__6461_254725059"/></text:h>
      <text:p text:style-name="P25">Closes the serial port.</text:p>
      <text:p text:style-name="P25"/>
      <text:h text:style-name="Heading_20_4" text:outline-level="4"><text:bookmark-start text:name="__RefHeading__6463_254725059"/>void setDTR(bool set)<text:bookmark-end text:name="__RefHeading__6463_254725059"/></text:h>
      <text:p text:style-name="P25">Sets the DTR (data terminal ready) pin.</text:p>
      <text:p text:style-name="P25">Note: The default for the DTR (data terminal ready) pin is 1 ( if the serial port is completely configured and open).</text:p>
      <text:p text:style-name="P25">Arguments:</text:p>
      <text:list xml:id="list145936298265333" text:continue-numbering="true" text:style-name="L30">
        <text:list-item>
          <text:p text:style-name="P673">set: true=set the pin to 1, false=set the pin to 0 </text:p>
        </text:list-item>
      </text:list>
      <text:p text:style-name="P219"/>
      <text:h text:style-name="Heading_20_4" text:outline-level="4"><text:bookmark-start text:name="__RefHeading__14004_509297979"/>void setRTS(bool set)<text:bookmark-end text:name="__RefHeading__14004_509297979"/></text:h>
      <text:p text:style-name="P25">Sets the RTS (request to send) pin.</text:p>
      <text:p text:style-name="P25">Note: The default for the RTS (request to send) pin is 0. This call has only an effect if the serial port is completely configured and open.</text:p>
      <text:p text:style-name="P25">Arguments:</text:p>
      <text:list xml:id="list145937251168428" text:continue-numbering="true" text:style-name="L30">
        <text:list-item>
          <text:p text:style-name="P673">set: true=set the pin to 1, false=set the pin to 0</text:p>
        </text:list-item>
      </text:list>
      <text:h text:style-name="Heading_20_4" text:outline-level="4"><text:bookmark-start text:name="__RefHeading__14006_509297979"/>bool isOpen(void)<text:bookmark-end text:name="__RefHeading__14006_509297979"/></text:h>
      <text:p text:style-name="P25">Returns true if the serial port is open.</text:p>
      <text:p text:style-name="P25"/>
      <text:h text:style-name="Heading_20_4" text:outline-level="4"><text:bookmark-start text:name="__RefHeading__13495_1757788183"/>quint64 bytesAvailable(void)<text:bookmark-end text:name="__RefHeading__13495_1757788183"/></text:h>
      <text:p text:style-name="P25">Returns the number of bytes which are available for reading.</text:p>
      <text:p text:style-name="P25"/>
      <text:h text:style-name="Heading_20_4" text:outline-level="4"><text:bookmark-start text:name="__RefHeading__6467_254725059"/>Array&lt;unsigned char&gt; readAll(void)<text:bookmark-end text:name="__RefHeading__6467_254725059"/></text:h>
      <text:p text:style-name="P25">This function returns all received bytes.</text:p>
      <text:p text:style-name="P25"/>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5">Write<text:span text:style-name="T186">s</text:span> data to the serial port.</text:p>
      <text:p text:style-name="P25">Arguments:</text:p>
      <text:list xml:id="list145937114949077" text:continue-numbering="true" text:style-name="L30">
        <text:list-item>
          <text:p text:style-name="P673">data: The data</text:p>
        </text:list-item>
      </text:list>
      <text:p text:style-name="P25">Return: The number of written bytes</text:p>
      <text:p text:style-name="P25"/>
      <text:h text:style-name="P583" text:outline-level="4"><text:bookmark-start text:name="_Toc403041682623"/>quint64 write<text:span text:style-name="T186">String</text:span>(String<text:span text:style-name="T186"> string</text:span>)<text:bookmark-end text:name="_Toc403041682623"/></text:h>
      <text:p text:style-name="P86">Write<text:span text:style-name="T186">s</text:span> <text:span text:style-name="T186">a string</text:span> to the serial port.</text:p>
      <text:p text:style-name="P86">Arguments:</text:p>
      <text:list xml:id="list145936976417669" text:continue-numbering="true" text:style-name="L30">
        <text:list-item>
          <text:p text:style-name="P693"><text:span text:style-name="T186">string</text:span>: The <text:span text:style-name="T186">string</text:span></text:p>
        </text:list-item>
      </text:list>
      <text:p text:style-name="P86">Return: The number of written bytes</text:p>
      <text:p text:style-name="P25"/>
      <text:h text:style-name="Heading_20_4" text:outline-level="4"><text:bookmark-start text:name="__RefHeading__6469_254725059"/>qint64 bytesToWrite(void)<text:bookmark-end text:name="__RefHeading__6469_254725059"/></text:h>
      <text:p text:style-name="P25">Returns the number of bytes which are not written yet.</text:p>
      <text:p text:style-name="P25"/>
      <text:h text:style-name="Heading_20_4" text:outline-level="4"><text:bookmark-start text:name="__RefHeading__6471_254725059"/>bool waitForBytesWritten(int msecs)<text:bookmark-end text:name="__RefHeading__6471_254725059"/></text:h>
      <text:p text:style-name="P25">This function waits until all bytes have been written (sent) or the time in msec has been elapsed.</text:p>
      <text:p text:style-name="P25">Arguments:</text:p>
      <text:list xml:id="list145936323260170" text:continue-numbering="true" text:style-name="L30">
        <text:list-item>
          <text:p text:style-name="P673">msecs: The max. time to wait</text:p>
        </text:list-item>
      </text:list>
      <text:p text:style-name="P25">Return: True if all bytes have been written</text:p>
      <text:p text:style-name="P25"><text:soft-page-break/></text:p>
      <text:h text:style-name="P652" text:outline-level="4">void enableMainInterfaceRouting(void)</text:h>
      <text:p text:style-name="P25">Enables the main interface routing (all data from the main interface is send with this socket and</text:p>
      <text:p text:style-name="P25">all received (with this socket) data is sent with the main interface).</text:p>
      <text:p text:style-name="P25"/>
      <text:h text:style-name="P652" text:outline-level="4">void disableMainInterfaceRouting(void)</text:h>
      <text:p text:style-name="P25">Disables the main interface routing.</text:p>
      <text:p text:style-name="P25"/>
      <text:h text:style-name="P652"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45937158269727" text:continue-numbering="true" text:style-name="L30">
        <text:list-item>
          <text:p text:style-name="P673">removeNewLine: If removeNewLine is true then the '\n' will not returned (is removed from the received line).</text:p>
        </text:list-item>
        <text:list-item>
          <text:p text:style-name="P673">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5"/>
      <text:p text:style-name="P239"><text:span text:style-name="Absatz-Standardschriftart"><text:span text:style-name="T2">function readyReadSlot()</text:span></text:span></text:p>
      <text:p text:style-name="P239"><text:span text:style-name="Absatz-Standardschriftart"><text:span text:style-name="T2">{</text:span></text:span></text:p>
      <text:p text:style-name="P239"><text:span text:style-name="Absatz-Standardschriftart"><text:span text:style-name="T2"><text:tab/>if(serialPort.canReadLine())</text:span></text:span></text:p>
      <text:p text:style-name="P239"><text:span text:style-name="Absatz-Standardschriftart"><text:span text:style-name="T2"><text:tab/>{</text:span></text:span></text:p>
      <text:p text:style-name="P239"><text:span text:style-name="Absatz-Standardschriftart"><text:span text:style-name="T2"><text:tab/><text:tab/>var line = serialPort.readLine();</text:span></text:span></text:p>
      <text:p text:style-name="P239"><text:span text:style-name="Absatz-Standardschriftart"><text:span text:style-name="T2"><text:tab/><text:tab/>scriptThread.appendTextToConsole("line received: <text:s/>" <text:s/>+ line);</text:span></text:span></text:p>
      <text:p text:style-name="P239"><text:span text:style-name="Absatz-Standardschriftart"><text:span text:style-name="T2"><text:tab/>}</text:span></text:span></text:p>
      <text:p text:style-name="P239"><text:span text:style-name="Absatz-Standardschriftart"><text:span text:style-name="T2">}</text:span></text:span></text:p>
      <text:p text:style-name="P330"/>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45937024491388" text:continue-numbering="true" text:style-name="L30">
        <text:list-item>
          <text:p text:style-name="P673">removeNewLine: If removeNewLine is true then the '\n' will not returned (is removed from the received lines).</text:p>
        </text:list-item>
        <text:list-item>
          <text:p text:style-name="P673">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39"><text:span text:style-name="Absatz-Standardschriftart"><text:span text:style-name="T2">function readyReadSlot()</text:span></text:span></text:p>
      <text:p text:style-name="P239"><text:span text:style-name="Absatz-Standardschriftart"><text:span text:style-name="T2">{</text:span></text:span></text:p>
      <text:p text:style-name="P239"><text:span text:style-name="Absatz-Standardschriftart"><text:span text:style-name="T2"><text:tab/>var lines = serialPort.readAllLines();</text:span></text:span></text:p>
      <text:p text:style-name="P239"><text:span text:style-name="Absatz-Standardschriftart"><text:span text:style-name="T2"><text:tab/>for(var index = 0; index &lt; lines.length; index++)</text:span></text:span></text:p>
      <text:p text:style-name="P239"><text:span text:style-name="Absatz-Standardschriftart"><text:span text:style-name="T2"><text:tab/>{</text:span></text:span></text:p>
      <text:p text:style-name="P239"><text:span text:style-name="Absatz-Standardschriftart"><text:span text:style-name="T2"><text:tab/><text:tab/>scriptThread.appendTextToConsole("line received: <text:s/>" <text:s/>+ lines[index]);</text:span></text:span></text:p>
      <text:p text:style-name="P239"><text:span text:style-name="Absatz-Standardschriftart"><text:span text:style-name="T2"><text:tab/>}</text:span></text:span></text:p>
      <text:p text:style-name="P239"><text:span text:style-name="Absatz-Standardschriftart"><text:span text:style-name="T2">}</text:span></text:span></text:p>
      <text:p text:style-name="P239"><text:soft-page-break/><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5">This signal is emitted if data is available for reading (if data has been received). Scripts can connect a function to this signal.</text:p>
      <text:p text:style-name="P25"/>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5">Returns the state of the serial port signals (pins).</text:p>
      <text:p text:style-name="P25">The signals are bit coded:</text:p>
      <text:list xml:id="list2099424462957146835" text:style-name="L37">
        <text:list-item>
          <text:p text:style-name="P518">NoSignal = 0x00,</text:p>
        </text:list-item>
        <text:list-item>
          <text:p text:style-name="P518">DataTerminalReadySignal = 0x04</text:p>
        </text:list-item>
        <text:list-item>
          <text:p text:style-name="P518">DataCarrierDetectSignal = 0x08</text:p>
        </text:list-item>
        <text:list-item>
          <text:p text:style-name="P518">DataSetReadySignal = 0x10</text:p>
        </text:list-item>
        <text:list-item>
          <text:p text:style-name="P518">RingIndicatorSignal = 0x20</text:p>
        </text:list-item>
        <text:list-item>
          <text:p text:style-name="P518">RequestToSendSignal = 0x40</text:p>
        </text:list-item>
        <text:list-item>
          <text:p text:style-name="P518">ClearToSendSignal = 0x80</text:p>
          <text:p text:style-name="P519"/>
          <text:p text:style-name="P518"/>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39"><text:span text:style-name="Absatz-Standardschriftart"><text:span text:style-name="T2">function readyReadSlot()</text:span></text:span></text:p>
      <text:p text:style-name="P239"><text:span text:style-name="Absatz-Standardschriftart"><text:span text:style-name="T2">{</text:span></text:span></text:p>
      <text:p text:style-name="P239"><text:span text:style-name="Absatz-Standardschriftart"><text:span text:style-name="T2"><text:tab/>var array = serialPort.readAll();</text:span></text:span></text:p>
      <text:p text:style-name="P239"><text:span text:style-name="Absatz-Standardschriftart"><text:span text:style-name="T2"><text:tab/>scriptThread.appendTextToConsole("data received: <text:s/>" <text:s/>+ array);</text:span></text:span></text:p>
      <text:p text:style-name="P239"><text:span text:style-name="Absatz-Standardschriftart"><text:span text:style-name="T2"><text:tab/>//send data to the host</text:span></text:span></text:p>
      <text:p text:style-name="P239"><text:span text:style-name="Absatz-Standardschriftart"><text:span text:style-name="T2"><text:tab/>serialPort.write(array);</text:span></text:span></text:p>
      <text:p text:style-name="P239"><text:span text:style-name="Absatz-Standardschriftart"><text:span text:style-name="T2">}</text:span></text:span></text:p>
      <text:p text:style-name="P239"><text:span text:style-name="Absatz-Standardschriftart"><text:span text:style-name="T2"/></text:span></text:p>
      <text:p text:style-name="P239"><text:span text:style-name="Absatz-Standardschriftart"><text:span text:style-name="T2">var serialPort = scriptThread.createSerialPort();</text:span></text:span></text:p>
      <text:p text:style-name="P239"><text:span text:style-name="Absatz-Standardschriftart"><text:span text:style-name="T2">serialPort.readyReadSignal.connect(readyReadSlot);</text:span></text:span></text:p>
      <text:p text:style-name="P239"><text:span text:style-name="Absatz-Standardschriftart"><text:span text:style-name="T2"/></text:span></text:p>
      <text:p text:style-name="P239"><text:span text:style-name="Absatz-Standardschriftart"><text:span text:style-name="T2">serialPort.setPortName("COM1");</text:span></text:span></text:p>
      <text:p text:style-name="P239"><text:span text:style-name="Absatz-Standardschriftart"><text:span text:style-name="T2">serialPort.setDTR(false);</text:span></text:span></text:p>
      <text:p text:style-name="P239"><text:span text:style-name="Absatz-Standardschriftart"><text:span text:style-name="T2">if (serialPort.open())</text:span></text:span></text:p>
      <text:p text:style-name="P239"><text:span text:style-name="Absatz-Standardschriftart"><text:span text:style-name="T2">{</text:span></text:span></text:p>
      <text:p text:style-name="P331"><text:span text:style-name="Absatz-Standardschriftart"><text:span text:style-name="T2">serialPort.setBaudRate(19200);</text:span></text:span></text:p>
      <text:p text:style-name="P331"><text:span text:style-name="Absatz-Standardschriftart"><text:span text:style-name="T2">serialPort.setDataBits(8);</text:span></text:span></text:p>
      <text:p text:style-name="P331"><text:span text:style-name="Absatz-Standardschriftart"><text:span text:style-name="T2">serialPort.setParity("None");</text:span></text:span></text:p>
      <text:p text:style-name="P331"><text:span text:style-name="Absatz-Standardschriftart"><text:span text:style-name="T2">serialPort.setStopBits("1.5");</text:span></text:span></text:p>
      <text:p text:style-name="P331"><text:span text:style-name="Absatz-Standardschriftart"><text:span text:style-name="T2">serialPort.setFlowControl("None");</text:span></text:span></text:p>
      <text:p text:style-name="P239"><text:span text:style-name="Absatz-Standardschriftart"><text:span text:style-name="T2"><text:tab/>serialPort.setDTR(true);</text:span></text:span></text:p>
      <text:p text:style-name="P239"><text:span text:style-name="Absatz-Standardschriftart"><text:span text:style-name="T2"><text:tab/>serialPort.setRTS(true);</text:span></text:span></text:p>
      <text:p text:style-name="P331"><text:span text:style-name="Absatz-Standardschriftart"><text:span text:style-name="T2">scriptThread.appendTextToConsole("serial port signals:" + <text:tab/><text:tab/><text:tab/><text:tab/><text:tab/><text:tab/><text:tab/>serialPort.getSerialPortSignals().toString(16) );</text:span></text:span></text:p>
      <text:p text:style-name="P239"><text:span text:style-name="Absatz-Standardschriftart"><text:span text:style-name="T2">}</text:span></text:span></text:p>
      <text:p text:style-name="P239"><text:span text:style-name="Absatz-Standardschriftart"><text:span text:style-name="T2">else</text:span></text:span></text:p>
      <text:p text:style-name="P239"><text:span text:style-name="Absatz-Standardschriftart"><text:span text:style-name="T2">{</text:span></text:span></text:p>
      <text:p text:style-name="P239"><text:span text:style-name="Absatz-Standardschriftart"><text:span text:style-name="T2"><text:tab/>scriptThread.messageBox("Critical", 'error', 'could not open serial port');</text:span></text:span></text:p>
      <text:p text:style-name="P239"><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99"><text:bookmark-ref text:reference-format="text" text:ref-name="__RefHeading__11314_1399518882">ScriptCheetahSpi createCheetahSpiInterface(void)</text:bookmark-ref></text:span></text:span><text:span text:style-name="Absatz-Standardschriftart"><text:span text:style-name="T99"> </text:span></text:span>must be used.</text:p>
      <text:p text:style-name="Standard"><text:soft-page-break/>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5">Returns a string which contains informations about all detected devices.</text:p>
      <text:p text:style-name="P25"/>
      <text:h text:style-name="Heading_20_4" text:outline-level="4"><text:bookmark-start text:name="__RefHeading__6475_254725059"/>bool connect(quint32 port, qint16 mode, quint32 baudrate)<text:bookmark-end text:name="__RefHeading__6475_254725059"/></text:h>
      <text:p text:style-name="P25">Connects to a cheetah SPI interface.</text:p>
      <text:p text:style-name="P25">Arguments:</text:p>
      <text:list xml:id="list145937958497498" text:continue-list="list145937024491388" text:style-name="L30">
        <text:list-item>
          <text:p text:style-name="P673">port: The interface port</text:p>
        </text:list-item>
        <text:list-item>
          <text:p text:style-name="P673">mode: The SPI mode (0-3)</text:p>
        </text:list-item>
        <text:list-item>
          <text:p text:style-name="P673">baudrate: The baudrate (kHz)</text:p>
        </text:list-item>
      </text:list>
      <text:p text:style-name="P25">Return: True on success.</text:p>
      <text:p text:style-name="P25"/>
      <text:h text:style-name="Heading_20_4" text:outline-level="4"><text:bookmark-start text:name="__RefHeading__6477_254725059"/>void disconnect(void<text:bookmark-end text:name="__RefHeading__6477_254725059"/></text:h>
      <text:p text:style-name="P25">Disconnects from the cheetah SPI interface.</text:p>
      <text:p text:style-name="P25"/>
      <text:h text:style-name="Heading_20_4" text:outline-level="4"><text:bookmark-start text:name="__RefHeading__6479_254725059"/>bool sendReceiveData(Array&lt;unsigned char&gt; sendData, quint8 chipsSelect)<text:bookmark-end text:name="__RefHeading__6479_254725059"/></text:h>
      <text:p text:style-name="P25">Sends and receive data with the cheetah SPI interface (the received data must be read with readAll).</text:p>
      <text:p text:style-name="P25">Arguments:</text:p>
      <text:list xml:id="list145937274938973" text:continue-numbering="true" text:style-name="L30">
        <text:list-item>
          <text:p text:style-name="P673">sendData: The data which shall be sent</text:p>
        </text:list-item>
        <text:list-item>
          <text:p text:style-name="P673">chipSelect: The number of the chip select which shall be activated (0-2)</text:p>
        </text:list-item>
      </text:list>
      <text:p text:style-name="P25">Return: True on success.</text:p>
      <text:p text:style-name="P25"/>
      <text:h text:style-name="Heading_20_4" text:outline-level="4"><text:bookmark-start text:name="__RefHeading__6481_254725059"/>Array&lt;unsigned char&gt; readAll)<text:bookmark-end text:name="__RefHeading__6481_254725059"/></text:h>
      <text:p text:style-name="P25">Returns all received data from the last sendReceiveData call.</text:p>
      <text:p text:style-name="P25"/>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39"><text:span text:style-name="Absatz-Standardschriftart"><text:span text:style-name="T2">var interface = scriptThread.createCheetahSpiInterface();</text:span></text:span></text:p>
      <text:p text:style-name="P330"><text:span text:style-name="Absatz-Standardschriftart"><text:span text:style-name="T2"><text:tab/>if(interface.connect(0, 1, 12000))</text:span></text:span></text:p>
      <text:p text:style-name="P330"><text:span text:style-name="Absatz-Standardschriftart"><text:span text:style-name="T2"><text:tab/>{<text:tab/>var data = Array(0xD7,0xff,0xff,0xff,0xff);</text:span></text:span></text:p>
      <text:p text:style-name="P330"><text:span text:style-name="Absatz-Standardschriftart"><text:span text:style-name="T2"><text:tab/><text:tab/>if(interface.sendReceiveData(data, 0))</text:span></text:span></text:p>
      <text:p text:style-name="P330"><text:span text:style-name="Absatz-Standardschriftart"><text:span text:style-name="T2"><text:tab/><text:tab/>{</text:span></text:span></text:p>
      <text:p text:style-name="P330"><text:span text:style-name="Absatz-Standardschriftart"><text:span text:style-name="T2"><text:tab/><text:tab/><text:tab/>var receivedData = interface.readAll();</text:span></text:span></text:p>
      <text:p text:style-name="P330"><text:span text:style-name="Absatz-Standardschriftart"><text:span text:style-name="T2"><text:tab/><text:tab/><text:tab/>scriptThread.appendTextToConsole("data received: <text:s/>" <text:s/>+ receivedData);</text:span></text:span></text:p>
      <text:p text:style-name="P330"><text:span text:style-name="Absatz-Standardschriftart"><text:span text:style-name="T2"><text:tab/><text:tab/>}</text:span></text:span></text:p>
      <text:p text:style-name="P330"><text:span text:style-name="Absatz-Standardschriftart"><text:span text:style-name="T2"><text:tab/><text:tab/>else</text:span></text:span></text:p>
      <text:p text:style-name="P330"><text:span text:style-name="Absatz-Standardschriftart"><text:span text:style-name="T2"><text:tab/><text:tab/>{</text:span></text:span></text:p>
      <text:p text:style-name="P330"><text:span text:style-name="Absatz-Standardschriftart"><text:span text:style-name="T2"><text:tab/><text:tab/><text:tab/>scriptThread.messageBox("Critical", "error", 'sending failed');</text:span></text:span></text:p>
      <text:p text:style-name="P330"><text:span text:style-name="Absatz-Standardschriftart"><text:span text:style-name="T2"><text:tab/><text:tab/>}</text:span></text:span></text:p>
      <text:p text:style-name="P330"><text:span text:style-name="Absatz-Standardschriftart"><text:span text:style-name="T2"><text:tab/><text:tab/>interface.disconnect();</text:span></text:span></text:p>
      <text:p text:style-name="P330"><text:span text:style-name="Absatz-Standardschriftart"><text:span text:style-name="T2"><text:tab/>}</text:span></text:span></text:p>
      <text:p text:style-name="P330"><text:tab/><text:span text:style-name="Absatz-Standardschriftart"><text:span text:style-name="T2">else</text:span></text:span></text:p>
      <text:p text:style-name="P330"><text:span text:style-name="Absatz-Standardschriftart"><text:span text:style-name="T2"><text:tab/>{</text:span></text:span></text:p>
      <text:p text:style-name="P330"><text:span text:style-name="Absatz-Standardschriftart"><text:span text:style-name="T2"><text:tab/><text:tab/>scriptThread.messageBox("Critical", "error", 'could not connect to <text:tab/><text:tab/><text:tab/><text:tab/><text:tab/><text:tab/><text:tab/>interface');</text:span></text:span></text:p>
      <text:p text:style-name="P330"><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text:soft-page-break/>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99"><text:bookmark-ref text:reference-format="text" text:ref-name="__RefHeading__11316_1399518882">ScriptPcan createPcan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5">Opens a PCAN interface.</text:p>
      <text:p text:style-name="P25">Arguments:</text:p>
      <text:list xml:id="list145936514387106" text:continue-numbering="true" text:style-name="L30">
        <text:list-item>
          <text:p text:style-name="P673">channel: The PCAN channel</text:p>
        </text:list-item>
        <text:list-item>
          <text:p text:style-name="P673">baudRate: The baudrate (kHz), possible values are: 1000, 800, 500, 250, 125,100,95,83,50,47,33,20,10,5</text:p>
        </text:list-item>
        <text:list-item>
          <text:p text:style-name="P673">busOffAutoReset: Automatic reset on BUS-OFF on/off</text:p>
        </text:list-item>
        <text:list-item>
          <text:p text:style-name="P673">powerSupply: 5 volt power supply on/off</text:p>
        </text:list-item>
      </text:list>
      <text:p text:style-name="P25">Return: True on success.</text:p>
      <text:p text:style-name="P25"/>
      <text:h text:style-name="Heading_20_4" text:outline-level="4"><text:bookmark-start text:name="__RefHeading__11758_1353097723"/>void close(void)<text:bookmark-end text:name="__RefHeading__11758_1353097723"/></text:h>
      <text:p text:style-name="P25">Closes the PCAN interface.</text:p>
      <text:p text:style-name="P25"/>
      <text:h text:style-name="Heading_20_4" text:outline-level="4"><text:bookmark-start text:name="__RefHeading__11760_1353097723"/>bool setFilter(bool filterExtended, quint32 filterFrom, quint32 filterTo)<text:bookmark-end text:name="__RefHeading__11760_1353097723"/></text:h>
      <text:p text:style-name="P25">Configures the reception filter.</text:p>
      <text:p text:style-name="P25">Arguments:</text:p>
      <text:list xml:id="list145938209445791" text:continue-numbering="true" text:style-name="L30">
        <text:list-item>
          <text:p text:style-name="P673">filterExtended: True if the filer message type is extended (29-bit identifier) or false if the filter message type is standard (11-bit identifier)</text:p>
        </text:list-item>
        <text:list-item>
          <text:p text:style-name="P673">filterFrom: The lowest CAN ID to be received</text:p>
        </text:list-item>
        <text:list-item>
          <text:p text:style-name="P673">filterTo: The highest CAN ID to be received</text:p>
        </text:list-item>
      </text:list>
      <text:p text:style-name="P25">Return: True on success.</text:p>
      <text:p text:style-name="P25"/>
      <text:h text:style-name="Heading_20_4" text:outline-level="4"><text:bookmark-start text:name="__RefHeading__11762_1353097723"/>bool sendCanMessage(quint8 type, quint32 canId, Array&lt;unsigned char&gt; data)<text:bookmark-end text:name="__RefHeading__11762_1353097723"/></text:h>
      <text:p text:style-name="P25">Sends a can message. If more then 8 data bytes are given several can messages with the same can id will be sent.</text:p>
      <text:p text:style-name="P25">Arguments:</text:p>
      <text:list xml:id="list145937768455226" text:continue-numbering="true" text:style-name="L30">
        <text:list-item>
          <text:p text:style-name="P673">type: The can message type: 0=standard, 1=standard remote-transfer-request, 2=extended, 3= extended remote-transfer-request</text:p>
        </text:list-item>
        <text:list-item>
          <text:p text:style-name="P673">canId: The CAN id</text:p>
        </text:list-item>
        <text:list-item>
          <text:p text:style-name="P673">data: The CAN data.</text:p>
        </text:list-item>
      </text:list>
      <text:p text:style-name="P25">Return: True on success.</text:p>
      <text:p text:style-name="P25"/>
      <text:h text:style-name="Heading_20_4" text:outline-level="4"><text:bookmark-start text:name="__RefHeading__11764_1353097723"/>bool isConnected(void)<text:bookmark-end text:name="__RefHeading__11764_1353097723"/></text:h>
      <text:p text:style-name="P25">Returns true if connected to a PCAN interface.</text:p>
      <text:p text:style-name="P25"/>
      <text:h text:style-name="Heading_20_4" text:outline-level="4"><text:bookmark-start text:name="__RefHeading__11766_1353097723"/>String getStatusString(void)<text:bookmark-end text:name="__RefHeading__11766_1353097723"/></text:h>
      <text:p text:style-name="P25">Returns the current status as string.</text:p>
      <text:p text:style-name="P25"/>
      <text:h text:style-name="Heading_20_4" text:outline-level="4"><text:bookmark-start text:name="__RefHeading__11768_1353097723"/>quint32 getCurrentStatus(void)<text:bookmark-end text:name="__RefHeading__11768_1353097723"/></text:h>
      <text:p text:style-name="P25">Returns the current status.</text:p>
      <text:p text:style-name="P25"><text:soft-page-break/></text:p>
      <text:h text:style-name="Heading_20_4" text:outline-level="4"><text:bookmark-start text:name="__RefHeading__11770_1353097723"/>QList&lt;quint8&gt; getCanParameter(quint8 parameter)<text:bookmark-end text:name="__RefHeading__11770_1353097723"/></text:h>
      <text:p text:style-name="P25">Reads a PCAN parameter.</text:p>
      <text:p text:style-name="P25">Arguments:</text:p>
      <text:list xml:id="list145936696762415" text:continue-numbering="true" text:style-name="L30">
        <text:list-item>
          <text:p text:style-name="P673">parameter: The PCAN parameter. Possible values are:</text:p>
          <text:list>
            <text:list-item>
              <text:p text:style-name="P673">0x01=PCAN_DEVICE_NUMBER</text:p>
            </text:list-item>
            <text:list-item>
              <text:p text:style-name="P673">0x02=PCAN_5VOLTS_POWER</text:p>
            </text:list-item>
            <text:list-item>
              <text:p text:style-name="P673">0x07=PCAN_BUSOFF_AUTORESET</text:p>
            </text:list-item>
            <text:list-item>
              <text:p text:style-name="P673">0x08=PCAN_LISTEN_ONLY</text:p>
            </text:list-item>
            <text:list-item>
              <text:p text:style-name="P673"><text:s/>0x0F=PCAN_RECEIVE_STATUS</text:p>
            </text:list-item>
            <text:list-item>
              <text:p text:style-name="P673"><text:s/>0x10=PCAN_CONTROLLER_NUMBER</text:p>
            </text:list-item>
            <text:list-item>
              <text:p text:style-name="P673"><text:s/>0x15=PCAN_CHANNEL_IDENTIFYING</text:p>
            </text:list-item>
          </text:list>
        </text:list-item>
      </text:list>
      <text:p text:style-name="P25">Return: Byte 0= status(1=success, 0=failure), Byte 1= the parameter value</text:p>
      <text:p text:style-name="P25"/>
      <text:h text:style-name="Heading_20_4" text:outline-level="4"><text:bookmark-start text:name="__RefHeading__11772_1353097723"/>bool setCanParameter(quint8 parameter, quint8 data)<text:bookmark-end text:name="__RefHeading__11772_1353097723"/></text:h>
      <text:p text:style-name="P25">Sets a PCAN parameter.</text:p>
      <text:p text:style-name="P25">Arguments:</text:p>
      <text:list xml:id="list145937684714644" text:continue-numbering="true" text:style-name="L30">
        <text:list-item>
          <text:p text:style-name="P673">parameter: The PCAN parameter. Possible values are:</text:p>
          <text:list>
            <text:list-item>
              <text:p text:style-name="P673">0x01=PCAN_DEVICE_NUMBER</text:p>
            </text:list-item>
            <text:list-item>
              <text:p text:style-name="P673">0x02=PCAN_5VOLTS_POWER</text:p>
            </text:list-item>
            <text:list-item>
              <text:p text:style-name="P673">0x07=PCAN_BUSOFF_AUTORESET</text:p>
            </text:list-item>
            <text:list-item>
              <text:p text:style-name="P673">0x08=PCAN_LISTEN_ONLY</text:p>
            </text:list-item>
            <text:list-item>
              <text:p text:style-name="P673"><text:s/>0x0F=PCAN_RECEIVE_STATUS</text:p>
            </text:list-item>
            <text:list-item>
              <text:p text:style-name="P673"><text:s/>0x15=PCAN_CHANNEL_IDENTIFYING</text:p>
            </text:list-item>
          </text:list>
        </text:list-item>
        <text:list-item>
          <text:p text:style-name="P673">data: The new parameter value</text:p>
        </text:list-item>
      </text:list>
      <text:p text:style-name="P25">Return: True on success.</text:p>
      <text:p text:style-name="P25"/>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5">This signal is emitted if a can message (or several) has been received with the main interface. Scripts can connect a function to this signal.</text:p>
      <text:p text:style-name="P25">Arguments:</text:p>
      <text:list xml:id="list145936801172793" text:continue-numbering="true" text:style-name="L30">
        <text:list-item>
          <text:p text:style-name="P673">types: The can types of the received can messages (0=standard, 1=standard remote-transfer-request, 2=extended, 3= extended remote-transfer-request)</text:p>
        </text:list-item>
        <text:list-item>
          <text:p text:style-name="P673">messageIds: The can ids of the received can messages</text:p>
        </text:list-item>
        <text:list-item>
          <text:p text:style-name="P673">timestamps: The time-stamps of the received can messages</text:p>
        </text:list-item>
        <text:list-item>
          <text:p text:style-name="P673">data: The data of the received can messages</text:p>
          <text:p text:style-name="P673"/>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5">The following Code shows the typically use of the script PCAN class:</text:p>
      <text:p text:style-name="P25"/>
      <text:p text:style-name="P239"><text:span text:style-name="Absatz-Standardschriftart"><text:span text:style-name="T2">function pcanMessagesReceived(type, id, timeStamp, data)</text:span></text:span></text:p>
      <text:p text:style-name="P239"><text:span text:style-name="Absatz-Standardschriftart"><text:span text:style-name="T2">{</text:span></text:span></text:p>
      <text:p text:style-name="P239"><text:span text:style-name="Absatz-Standardschriftart"><text:span text:style-name="T2"><text:tab/>for(var index = 0; index &lt; type.length; index++)</text:span></text:span></text:p>
      <text:p text:style-name="P239"><text:span text:style-name="Absatz-Standardschriftart"><text:span text:style-name="T2"><text:tab/>{</text:span></text:span></text:p>
      <text:p text:style-name="P239"><text:span text:style-name="Absatz-Standardschriftart"><text:span text:style-name="T2"><text:tab/><text:tab/>pcan.sendCanMessage(type[index], id[index], data[index], 0, 0);</text:span></text:span></text:p>
      <text:p text:style-name="P239"><text:span text:style-name="Absatz-Standardschriftart"><text:span text:style-name="T2"><text:tab/>}<text:tab/></text:span></text:span></text:p>
      <text:p text:style-name="P239"><text:soft-page-break/><text:span text:style-name="Absatz-Standardschriftart"><text:span text:style-name="T2">}</text:span></text:span></text:p>
      <text:p text:style-name="P239"><text:span text:style-name="Absatz-Standardschriftart"><text:span text:style-name="T2">var pcan = scriptThread.createPcanInterface();</text:span></text:span></text:p>
      <text:p text:style-name="P239"><text:span text:style-name="Absatz-Standardschriftart"><text:span text:style-name="T2">pcan.canMessagesReceivedSignal.connect(pcanMessagesReceived);</text:span></text:span></text:p>
      <text:p text:style-name="P239"><text:span text:style-name="Absatz-Standardschriftart"><text:span text:style-name="T2"/></text:span></text:p>
      <text:p text:style-name="P239"><text:span text:style-name="Absatz-Standardschriftart"><text:span text:style-name="T2">if(!pcan.open(2, 1000, true, false))</text:span></text:span></text:p>
      <text:p text:style-name="P239"><text:span text:style-name="Absatz-Standardschriftart"><text:span text:style-name="T2">{</text:span></text:span></text:p>
      <text:p text:style-name="P239"><text:span text:style-name="Absatz-Standardschriftart"><text:span text:style-name="T2"><text:tab/>scriptThread.messageBox("Critical", "error", 'could not open pcan');</text:span></text:span></text:p>
      <text:p text:style-name="P239"><text:span text:style-name="Absatz-Standardschriftart"><text:span text:style-name="T2">}</text:span></text:span></text:p>
      <text:p text:style-name="P239"><text:span text:style-name="Absatz-Standardschriftart"><text:span text:style-name="T2">if(!pcan.setFilter(true, 0, 0x1fffffffff))</text:span></text:span></text:p>
      <text:p text:style-name="P239"><text:span text:style-name="Absatz-Standardschriftart"><text:span text:style-name="T2">{</text:span></text:span></text:p>
      <text:p text:style-name="P239"><text:span text:style-name="Absatz-Standardschriftart"><text:span text:style-name="T2"><text:tab/>scriptThread.messageBox("Critical", "error", 'setFilter failed');</text:span></text:span></text:p>
      <text:p text:style-name="P239"><text:span text:style-name="Absatz-Standardschriftart"><text:span text:style-name="T2">}</text:span></text:span></text:p>
      <text:p text:style-name="P239"><text:span text:style-name="Absatz-Standardschriftart"><text:span text:style-name="T2"><text:tab/><text:tab/></text:span></text:span></text:p>
      <text:p text:style-name="P239"><text:span text:style-name="Absatz-Standardschriftart"><text:span text:style-name="T2">//PCAN_CHANNEL_IDENTIFYING=0x15</text:span></text:span></text:p>
      <text:p text:style-name="P239"><text:span text:style-name="Absatz-Standardschriftart"><text:span text:style-name="T2">var valueAndStatus = pcan.getCanParameter(0x15, value);</text:span></text:span></text:p>
      <text:p text:style-name="P239"><text:span text:style-name="Absatz-Standardschriftart"><text:span text:style-name="T2">var status = valueAndStatus &gt;&gt; 15;</text:span></text:span></text:p>
      <text:p text:style-name="P239"><text:span text:style-name="Absatz-Standardschriftart"><text:span text:style-name="T2">var value = valueAndStatus &amp; 0xff;</text:span></text:span></text:p>
      <text:p text:style-name="P239"><text:span text:style-name="Absatz-Standardschriftart"><text:span text:style-name="T2">if(!status)</text:span></text:span></text:p>
      <text:p text:style-name="P239"><text:span text:style-name="Absatz-Standardschriftart"><text:span text:style-name="T2">{</text:span></text:span></text:p>
      <text:p text:style-name="P239"><text:span text:style-name="Absatz-Standardschriftart"><text:span text:style-name="T2"><text:tab/>scriptThread.messageBox("Critical", "error", ' getCanParameter failed')</text:span></text:span></text:p>
      <text:p text:style-name="P239"><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3">Starts or restarts the timer with a timeout interval of msec milliseconds. If the timer is already running, it will be stopped and restarted. If the timer is a single-shot timer, then the timer will be activated only once.</text:p>
      <text:p text:style-name="P25">Arguments:</text:p>
      <text:list xml:id="list145937367943390" text:continue-numbering="true" text:style-name="L30">
        <text:list-item>
          <text:p text:style-name="P673">msec: The timer interval in milliseconds</text:p>
        </text:list-item>
      </text:list>
      <text:p text:style-name="P219"/>
      <text:h text:style-name="P584" text:outline-level="4">void start(<text:span text:style-name="T286">void</text:span>)</text:h>
      <text:p text:style-name="P286"><text:span text:style-name="T286">Starts or restarts the timer with the timeout interval set in setInterval.</text:span> If the timer is already running, it will be stopped and restarted. If the timer is a single-shot timer, then the timer will be activated only once.</text:p>
      <text:list xml:id="list145936606288819" text:continue-numbering="true" text:style-name="L30">
        <text:list-header>
          <text:p text:style-name="P673"/>
        </text:list-header>
      </text:list>
      <text:h text:style-name="Heading_20_4" text:outline-level="4"><text:bookmark-start text:name="__RefHeading__6487_254725059"/>void stop(void)<text:bookmark-end text:name="__RefHeading__6487_254725059"/></text:h>
      <text:p text:style-name="P25">Stops the timer.</text:p>
      <text:p text:style-name="P25"/>
      <text:h text:style-name="P585" text:outline-level="4">void setSingleShot(bool singleShot)</text:h>
      <text:p text:style-name="P145">Sets the timer to single-shot or non-single-shot. A single-shot timer fires only once, non-single-shot timers fire every interval milliseconds.</text:p>
      <text:p text:style-name="P144">Arguments:</text:p>
      <text:list xml:id="list145938032384698" text:continue-numbering="true" text:style-name="L30">
        <text:list-item>
          <text:p text:style-name="P694"><text:span text:style-name="T287">singleShot</text:span>: <text:span text:style-name="T287">True if the timer is a single-shot timer.</text:span></text:p>
          <text:p text:style-name="P694"/>
        </text:list-item>
      </text:list>
      <text:h text:style-name="P586" text:outline-level="4">bool isSingleShot(void)</text:h>
      <text:p text:style-name="P287">Returns true if the timer is a single-shot timer.</text:p>
      <text:p text:style-name="P287"/>
      <text:h text:style-name="P586" text:outline-level="4"><text:soft-page-break/>void setInterval(int msec)</text:h>
      <text:p text:style-name="P147">Sets the timer interval.</text:p>
      <text:p text:style-name="P146">Arguments:</text:p>
      <text:list xml:id="list145936206559986" text:continue-numbering="true" text:style-name="L30">
        <text:list-item>
          <text:p text:style-name="P695"><text:span text:style-name="T288">msec</text:span>: <text:span text:style-name="T287">The timer interval in milliseconds.</text:span></text:p>
        </text:list-item>
      </text:list>
      <text:p text:style-name="P225"/>
      <text:h text:style-name="P587" text:outline-level="4">int interval(void)</text:h>
      <text:p text:style-name="P288">Returns the timer interval.</text:p>
      <text:p text:style-name="P288"/>
      <text:h text:style-name="P587" text:outline-level="4">bool isActive(void)</text:h>
      <text:p text:style-name="P288">Returns true if the timer is running, otherwise false.</text:p>
      <text:p text:style-name="P288"/>
      <text:h text:style-name="P588" text:outline-level="4">int remainingTime(void)</text:h>
      <text:p text:style-name="P289">Returns the timer's remaining value in milliseconds left until the timeout. If the timer is inactive, the returned value will be -1. If the timer is overdue, the returned value will be 0.</text:p>
      <text:list xml:id="list145937675112094" text:continue-numbering="true" text:style-name="L30">
        <text:list-header>
          <text:p text:style-name="P770"/>
        </text:list-header>
      </text:list>
      <text:h text:style-name="P589" text:outline-level="4"><text:bookmark-start text:name="_Toc403041679"/>void <text:span text:style-name="T28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39"><text:span text:style-name="Absatz-Standardschriftart"><text:span text:style-name="T2">function updateConsole()</text:span></text:span></text:p>
      <text:p text:style-name="P239"><text:span text:style-name="Absatz-Standardschriftart"><text:span text:style-name="T2">{</text:span></text:span></text:p>
      <text:p text:style-name="P239"><text:span text:style-name="Absatz-Standardschriftart"><text:span text:style-name="T2"><text:tab/>scriptThread.appendTextToConsole("updateConsole function called")</text:span></text:span></text:p>
      <text:p text:style-name="P239"><text:span text:style-name="Absatz-Standardschriftart"><text:span text:style-name="T2">}</text:span></text:span></text:p>
      <text:p text:style-name="P239"><text:span text:style-name="Absatz-Standardschriftart"><text:span text:style-name="T2">var consoleTimer = scriptThread.createTimer()</text:span></text:span></text:p>
      <text:p text:style-name="P285"><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39"><text:span text:style-name="Absatz-Standardschriftart"><text:span text:style-name="T2">consoleTimer.start(200);</text:span></text:span></text:p>
      <text:p text:style-name="P239"><text:span text:style-name="Absatz-Standardschriftart"><text:span text:style-name="T2"/></text:span></text:p>
      <text:p text:style-name="P239"><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5">This class provides functions to plot data into a plot window. </text:p>
      <text:p text:style-name="P25"><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5"><text:soft-page-break/>The additional functions and signals which can be used from script are described in the following chapters.</text:p>
      <text:p text:style-name="P25"/>
      <text:p text:style-name="P25">Note: To plot data in an existing script GUI (and not in a separate window) the <text:span text:style-name="Absatz-Standardschriftart"><text:span text:style-name="T99"><text:bookmark-ref text:reference-format="text" text:ref-name="__RefHeading__15672_1003207465">Script plot widget</text:bookmark-ref></text:span></text:span> class can be used.</text:p>
      <text:p text:style-name="P25"/>
      <text:h text:style-name="Heading_20_4" text:outline-level="4">int addGraph(String color, String penStyle, String name)</text:h>
      <text:p text:style-name="P25">This function adds a graph to the diagram.</text:p>
      <text:p text:style-name="P25">Arguments:</text:p>
      <text:list xml:id="list145938017738373" text:continue-numbering="true" text:style-name="L30">
        <text:list-item>
          <text:p text:style-name="P673">color: The color of the graph. Allowed values are: <text:s/>"blue", "red", "yellow", "green" and "black"</text:p>
        </text:list-item>
        <text:list-item>
          <text:p text:style-name="P673">penStyle: The pen style of the graph. Allowed values are: "dash", "dot" and "solid"</text:p>
        </text:list-item>
        <text:list-item>
          <text:p text:style-name="P673">name: The name of the graph</text:p>
        </text:list-item>
      </text:list>
      <text:p text:style-name="P25">Return: The index of the added graph</text:p>
      <text:p text:style-name="P25"/>
      <text:h text:style-name="Heading_20_4" text:outline-level="4"><text:bookmark-start text:name="__RefHeading__6493_2547250591"/>void setInitialAxisRanges(double xRange, double yMinValue, double yMaxValue)<text:bookmark-end text:name="__RefHeading__6493_2547250591"/></text:h>
      <text:p text:style-name="P25">Sets the initial ranges of the diagram.</text:p>
      <text:p text:style-name="P25">Arguments:</text:p>
      <text:list xml:id="list145937497934049" text:continue-numbering="true" text:style-name="L30">
        <text:list-item>
          <text:p text:style-name="P673">xRange: The range of the x axis (the x axis starts always with 0)</text:p>
        </text:list-item>
        <text:list-item>
          <text:p text:style-name="P673">yMinValue: The min. values of the y axis</text:p>
        </text:list-item>
        <text:list-item>
          <text:p text:style-name="P673">yMaxValue: The max. value of the y axis</text:p>
          <text:p text:style-name="P673"/>
        </text:list-item>
      </text:list>
      <text:h text:style-name="Heading_20_4" text:outline-level="4"><text:bookmark-start text:name="__RefHeading__6495_2547250591"/>bool addDataToGraph(int graphIndex, double x, double y)<text:bookmark-end text:name="__RefHeading__6495_2547250591"/></text:h>
      <text:p text:style-name="P25">Adds one point to a graph.</text:p>
      <text:p text:style-name="P25">Arguments:</text:p>
      <text:list xml:id="list145936172698981" text:continue-numbering="true" text:style-name="L30">
        <text:list-item>
          <text:p text:style-name="P673">graphIndex: The graph index</text:p>
        </text:list-item>
        <text:list-item>
          <text:p text:style-name="P673">x: The x value of the point</text:p>
        </text:list-item>
        <text:list-item>
          <text:p text:style-name="P673">y: The y value of the point</text:p>
          <text:p text:style-name="P673"/>
        </text:list-item>
      </text:list>
      <text:h text:style-name="Heading_20_4" text:outline-level="4"><text:bookmark-start text:name="__RefHeading__6497_2547250591"/>void setAxisLabels(String xAxisLabel, String yAxisLabel)<text:bookmark-end text:name="__RefHeading__6497_2547250591"/></text:h>
      <text:p text:style-name="P25">Sets the axis label.</text:p>
      <text:p text:style-name="P25">Arguments:</text:p>
      <text:list xml:id="list145937972201185" text:continue-numbering="true" text:style-name="L30">
        <text:list-item>
          <text:p text:style-name="P673">xAxisLabel: The label of the x axis</text:p>
        </text:list-item>
        <text:list-item>
          <text:p text:style-name="P673">yAxisLabel: The label of the y axis</text:p>
          <text:p text:style-name="P673"/>
        </text:list-item>
      </text:list>
      <text:h text:style-name="Heading_20_4" text:outline-level="4"><text:bookmark-start text:name="__RefHeading__6499_2547250591"/>void showLegend(bool show)<text:bookmark-end text:name="__RefHeading__6499_2547250591"/></text:h>
      <text:p text:style-name="P25">This function shows or hides the diagram legend.</text:p>
      <text:p text:style-name="P25">Arguments:</text:p>
      <text:list xml:id="list145937457665300" text:continue-numbering="true" text:style-name="L30">
        <text:list-item>
          <text:p text:style-name="P673">show: True=show, false=hide</text:p>
          <text:p text:style-name="P673"/>
        </text:list-item>
      </text:list>
      <text:h text:style-name="Heading_20_4" text:outline-level="4"><text:bookmark-start text:name="_Toc40304168612"/>void clearGraphs(void)<text:bookmark-end text:name="_Toc40304168612"/></text:h>
      <text:p text:style-name="P239">This function clears the data of all graphs.</text:p>
      <text:p text:style-name="P313"/>
      <text:h text:style-name="Heading_20_4" text:outline-level="4"><text:bookmark-start text:name="_Toc403041686111"/>void removeAllGraphs(void)<text:bookmark-end text:name="_Toc403041686111"/></text:h>
      <text:p text:style-name="P239">This function removes all graphs.</text:p>
      <text:p text:style-name="P239"><text:soft-page-break/></text:p>
      <text:h text:style-name="Heading_20_4" text:outline-level="4">void setMaxDataPointsPerGraph(qint32 maxDataPointsPerGraph)</text:h>
      <text:p text:style-name="P25">Sets the max. number of data points per graph (the default is 10.000.000.).</text:p>
      <text:p text:style-name="P25"/>
      <text:h text:style-name="Heading_20_4" text:outline-level="4">void showHelperElements(bool showXRange, bool showYRange, bool showUpdate, bool showSave, bool showLoad, bool showClear, bool showGraphVisibility, quint32 graphVisibilityMaxSize=80, bool showLegend=true)</text:h>
      <text:p text:style-name="P25">Sets the visibility of several plot window elements.</text:p>
      <text:p text:style-name="P239">Arguments:</text:p>
      <text:list xml:id="list145937534308940" text:continue-numbering="true" text:style-name="L30">
        <text:list-item>
          <text:p text:style-name="P673">showXRange: True if the x range input field shall be visible</text:p>
        </text:list-item>
        <text:list-item>
          <text:p text:style-name="P673">showYRange: True if the y range input fields shall be visible</text:p>
        </text:list-item>
        <text:list-item>
          <text:p text:style-name="P673">showUpdate: True if the x update check box shall be visible</text:p>
        </text:list-item>
        <text:list-item>
          <text:p text:style-name="P673">showSave: True if the save button shall be visible</text:p>
        </text:list-item>
        <text:list-item>
          <text:p text:style-name="P673">showLoad: True if the load button shall be visible</text:p>
        </text:list-item>
        <text:list-item>
          <text:p text:style-name="P673">showClear: True if the clear button shall be visible</text:p>
        </text:list-item>
        <text:list-item>
          <text:p text:style-name="P673">showGraphVisibility: True if the show group box</text:p>
        </text:list-item>
        <text:list-item>
          <text:p text:style-name="P673">graphVisibilityMaxSize: The max. width of the show group box</text:p>
        </text:list-item>
        <text:list-item>
          <text:p text:style-name="P673">showLegend: True if the show legend check box shall be visible</text:p>
        </text:list-item>
      </text:list>
      <text:p text:style-name="P239"/>
      <text:h text:style-name="Heading_20_4" text:outline-level="4">void setUpdateInterval(quint32 updateInterval)</text:h>
      <text:p text:style-name="P25">Sets the update-interval.</text:p>
      <text:p text:style-name="P25">Arguments:</text:p>
      <text:list xml:id="list145937378359565" text:continue-numbering="true" text:style-name="L30">
        <text:list-item>
          <text:p text:style-name="P673">updateInterval: The new interval</text:p>
          <text:p text:style-name="P768"/>
        </text:list-item>
      </text:list>
      <text:h text:style-name="Heading_20_4" text:outline-level="4">void <text:bookmark-start text:name="_Toc40304168621"/>plotMousePressSignal(double xValue, double yValue, quint32 mouseButton)<text:bookmark-end text:name="_Toc40304168621"/></text:h>
      <text:p text:style-name="P25">Is emitted if the user press a mouse button inside the plot.</text:p>
      <text:p text:style-name="P239">Arguments:</text:p>
      <text:list xml:id="list145937009086442" text:continue-numbering="true" text:style-name="L30">
        <text:list-item>
          <text:p text:style-name="P673">xValue: The x-position of the click</text:p>
        </text:list-item>
        <text:list-item>
          <text:p text:style-name="P673">yValue: The y-position of the click</text:p>
        </text:list-item>
        <text:list-item>
          <text:p text:style-name="P673">mouseButton: The used mouse button (enumeration Qt::MouseButton)</text:p>
        </text:list-item>
      </text:list>
      <text:p text:style-name="P219"/>
      <text:h text:style-name="Heading_20_4" text:outline-level="4"><text:bookmark-start text:name="_Toc403041686211"/>void clearButtonPressedSignal (void)<text:bookmark-end text:name="_Toc403041686211"/></text:h>
      <text:p text:style-name="P25">Is emitted if the user clicks the clear button.</text:p>
      <text:p text:style-name="P25"/>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39"><text:span text:style-name="Absatz-Standardschriftart"><text:span text:style-name="T2">'name of the graph','color of the graph (rgb)','graph style (Qt::PenStyle)',x1:y1,x2:y2,...</text:span></text:span></text:p>
      <text:p text:style-name="P239"><text:span text:style-name="Absatz-Standardschriftart"><text:span text:style-name="T2"/></text:span></text:p>
      <text:p text:style-name="P25"><text:span text:style-name="Absatz-Standardschriftart"><text:span text:style-name="T43">Note: The single graphs are separated with a \n.</text:span></text:span></text:p>
      <text:p text:style-name="P25"><text:span text:style-name="Absatz-Standardschriftart"><text:span text:style-name="T43">Example:</text:span></text:span></text:p>
      <text:p text:style-name="P239"><text:span text:style-name="Absatz-Standardschriftart"><text:span text:style-name="T2">graph 1,#0000ff,1,0:0,1:0,2:0,3:0,4:0</text:span></text:span></text:p>
      <text:p text:style-name="P239"><text:soft-page-break/><text:span text:style-name="Absatz-Standardschriftart"><text:span text:style-name="T2">graph 2,#00ff00,2,0:0,1:0,2:0,3:0,4:0</text:span></text:span></text:p>
      <text:p text:style-name="P239"><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39"><text:span text:style-name="Absatz-Standardschriftart"><text:span text:style-name="T2">function plotWindowClosedSlot()</text:span></text:span></text:p>
      <text:p text:style-name="P239"><text:span text:style-name="Absatz-Standardschriftart"><text:span text:style-name="T2">{</text:span></text:span></text:p>
      <text:p text:style-name="P239"><text:span text:style-name="Absatz-Standardschriftart"><text:span text:style-name="T2"><text:tab/>scriptThread.stopScript()</text:span></text:span></text:p>
      <text:p text:style-name="P239"><text:span text:style-name="Absatz-Standardschriftart"><text:span text:style-name="T2">}</text:span></text:span></text:p>
      <text:p text:style-name="P239"><text:span text:style-name="Absatz-Standardschriftart"><text:span text:style-name="T2">function clearButtonPressed()</text:span></text:span></text:p>
      <text:p text:style-name="P239"><text:span text:style-name="Absatz-Standardschriftart"><text:span text:style-name="T2">{</text:span></text:span></text:p>
      <text:p text:style-name="P239"><text:span text:style-name="Absatz-Standardschriftart"><text:span text:style-name="T2"><text:tab/>plotWindow.clearGraphs();</text:span></text:span></text:p>
      <text:p text:style-name="P239"><text:span text:style-name="Absatz-Standardschriftart"><text:span text:style-name="T2">}</text:span></text:span></text:p>
      <text:p text:style-name="P239"><text:span text:style-name="Absatz-Standardschriftart"><text:span text:style-name="T2">var plotWindow = scriptThread.createPlotWindow();</text:span></text:span></text:p>
      <text:p text:style-name="P239"><text:span text:style-name="Absatz-Standardschriftart"><text:span text:style-name="T2">plotWindow.setWindowTitle("plot window created/used by script");</text:span></text:span></text:p>
      <text:p text:style-name="P239"><text:span text:style-name="Absatz-Standardschriftart"><text:span text:style-name="T2">plotWindow.setAxisLabels("x axis plot 1", "y axis plot 1");</text:span></text:span></text:p>
      <text:p text:style-name="P239"><text:span text:style-name="Absatz-Standardschriftart"><text:span text:style-name="T2">plotWindow.showLegend(true);</text:span></text:span></text:p>
      <text:p text:style-name="P239"><text:span text:style-name="Absatz-Standardschriftart"><text:span text:style-name="T2">plotWindow.setInitialAxisRanges(100, 0, 15);</text:span></text:span></text:p>
      <text:p text:style-name="P239"><text:span text:style-name="Absatz-Standardschriftart"><text:span text:style-name="T2">var plotWindowGraph1Index = plotWindow.addGraph("blue", "solid", "graph 1");</text:span></text:span></text:p>
      <text:p text:style-name="P239"><text:span text:style-name="Absatz-Standardschriftart"><text:span text:style-name="T2">var plotWindowGraph2Index = plotWindow.addGraph("red", "dot", "graph 2");</text:span></text:span></text:p>
      <text:p text:style-name="P239"><text:span text:style-name="Absatz-Standardschriftart"><text:span text:style-name="T2">plotWindow.showHelperElements(true, true, true, true, true, true);</text:span></text:span></text:p>
      <text:p text:style-name="P239"><text:span text:style-name="Absatz-Standardschriftart"><text:span text:style-name="T2">plotWindow.show();</text:span></text:span></text:p>
      <text:p text:style-name="P239"><text:span text:style-name="Absatz-Standardschriftart"><text:span text:style-name="T2"/></text:span></text:p>
      <text:p text:style-name="P239"><text:span text:style-name="Absatz-Standardschriftart"><text:span text:style-name="T2">plotWindow.clearButtonPressedSignal.connect(clearButtonPressed)</text:span></text:span></text:p>
      <text:p text:style-name="P239"><text:span text:style-name="Absatz-Standardschriftart"><text:span text:style-name="T2">plotWindow.closedSignal.connect(plotWindowClosedSlot)</text:span></text:span></text:p>
      <text:p text:style-name="P25"/>
      <text:p text:style-name="P239"><text:span text:style-name="Absatz-Standardschriftart"><text:span text:style-name="T2">var x = 0;</text:span></text:span></text:p>
      <text:p text:style-name="P239"><text:span text:style-name="Absatz-Standardschriftart"><text:span text:style-name="T2">var y = 0;</text:span></text:span></text:p>
      <text:p text:style-name="P239"><text:span text:style-name="Absatz-Standardschriftart"><text:span text:style-name="T2">for(var i = 0; i &lt; 100; i++)</text:span></text:span></text:p>
      <text:p text:style-name="P239"><text:span text:style-name="Absatz-Standardschriftart"><text:span text:style-name="T2">{</text:span></text:span></text:p>
      <text:p text:style-name="P239"><text:span text:style-name="Absatz-Standardschriftart"><text:span text:style-name="T2"><text:tab/>x++;</text:span></text:span></text:p>
      <text:p text:style-name="P239"><text:span text:style-name="Absatz-Standardschriftart"><text:span text:style-name="T2"><text:tab/>y++;</text:span></text:span></text:p>
      <text:p text:style-name="P239"><text:span text:style-name="Absatz-Standardschriftart"><text:span text:style-name="T2"><text:tab/>plotWindow.addDataToGraph(plotWindowGraph1Index, <text:s/>x, <text:s/>y);</text:span></text:span></text:p>
      <text:p text:style-name="P239"><text:span text:style-name="Absatz-Standardschriftart"><text:span text:style-name="T2"><text:tab/>plotWindow.addDataToGraph(plotWindowGraph2Index, <text:s/>x + 10, <text:s/>y);</text:span></text:span></text:p>
      <text:p text:style-name="P239"><text:span text:style-name="Absatz-Standardschriftart"><text:span text:style-name="T2"><text:tab/>if(y &gt; 10)</text:span></text:span></text:p>
      <text:p text:style-name="P239"><text:span text:style-name="Absatz-Standardschriftart"><text:span text:style-name="T2"><text:tab/>{</text:span></text:span></text:p>
      <text:p text:style-name="P239"><text:span text:style-name="Absatz-Standardschriftart"><text:span text:style-name="T2"><text:tab/><text:tab/>y = 0;</text:span></text:span></text:p>
      <text:p text:style-name="P239"><text:span text:style-name="Absatz-Standardschriftart"><text:span text:style-name="T2"><text:tab/>}</text:span></text:span></text:p>
      <text:p text:style-name="P239"><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5">This chapter describes all worker script GUI classes. <text:s/></text:p>
      <text:p text:style-name="P25">The names of all GUI objects (in a worker script) have the following style: UI_"object name in QtDesigner". </text:p>
      <text:p text:style-name="P25">Example:</text:p>
      <text:p text:style-name="P25">The object name of a button in QtDesigner is MyButton. This button can be accessed by the object name UI_MyButton.</text:p>
      <text:p text:style-name="Standard">Following (Qt) GUI elements are supported:</text:p>
      <text:list xml:id="list6931892160829706079" text:style-name="L38">
        <text:list-item>
          <text:p text:style-name="P520">QDialog</text:p>
        </text:list-item>
        <text:list-item>
          <text:p text:style-name="P520">QMainWindow</text:p>
        </text:list-item>
        <text:list-item>
          <text:p text:style-name="P520">QTabWidget</text:p>
        </text:list-item>
        <text:list-item>
          <text:p text:style-name="P520">QToolBox</text:p>
        </text:list-item>
        <text:list-item>
          <text:p text:style-name="P520">QGroupBox</text:p>
        </text:list-item>
        <text:list-item>
          <text:p text:style-name="P520">QLabel</text:p>
        </text:list-item>
        <text:list-item>
          <text:p text:style-name="P520">QAction</text:p>
        </text:list-item>
        <text:list-item>
          <text:p text:style-name="P520"><text:soft-page-break/>QStatusBar</text:p>
        </text:list-item>
        <text:list-item>
          <text:p text:style-name="P520">QPushButton</text:p>
        </text:list-item>
        <text:list-item>
          <text:p text:style-name="P520">QToolButton</text:p>
        </text:list-item>
        <text:list-item>
          <text:p text:style-name="P520">QCheckBox</text:p>
        </text:list-item>
        <text:list-item>
          <text:p text:style-name="P520">QRadioButton</text:p>
        </text:list-item>
        <text:list-item>
          <text:p text:style-name="P520">Q<text:span text:style-name="T230">C</text:span>omboBox</text:p>
        </text:list-item>
        <text:list-item>
          <text:p text:style-name="P521">QFontComboBox</text:p>
        </text:list-item>
        <text:list-item>
          <text:p text:style-name="P520">QLineEdit</text:p>
        </text:list-item>
        <text:list-item>
          <text:p text:style-name="P520">QTableWidget</text:p>
        </text:list-item>
        <text:list-item>
          <text:p text:style-name="P520">QListWidget</text:p>
        </text:list-item>
        <text:list-item>
          <text:p text:style-name="P520">QTreeWidget</text:p>
        </text:list-item>
        <text:list-item>
          <text:p text:style-name="P520">QTreeWidgetItem</text:p>
        </text:list-item>
        <text:list-item>
          <text:p text:style-name="P520">QTextEdit</text:p>
        </text:list-item>
        <text:list-item>
          <text:p text:style-name="P520">QProgressBar</text:p>
        </text:list-item>
        <text:list-item>
          <text:p text:style-name="P520">QSlider</text:p>
        </text:list-item>
        <text:list-item>
          <text:p text:style-name="P520">QSpinBox</text:p>
        </text:list-item>
        <text:list-item>
          <text:p text:style-name="P520">QDoubleSpinBox</text:p>
        </text:list-item>
        <text:list-item>
          <text:p text:style-name="P520">QTimeEdit</text:p>
        </text:list-item>
        <text:list-item>
          <text:p text:style-name="P520">QDateEdit</text:p>
        </text:list-item>
        <text:list-item>
          <text:p text:style-name="P520">QDateTimeEdit</text:p>
        </text:list-item>
        <text:list-item>
          <text:p text:style-name="P520">QCalendarWidget</text:p>
        </text:list-item>
        <text:list-item>
          <text:p text:style-name="P520">QSplitter</text:p>
        </text:list-item>
        <text:list-item>
          <text:p text:style-name="P520">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5">A QDialog in the user interface file is passed to the worker script via a <text:span text:style-name="T232">S</text:span>cript<text:span text:style-name="T232">D</text:span>ialog class object.</text:p>
      <text:p text:style-name="P25">This class is derived from the <text:s/><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591" text:outline-level="4">creating shortcuts</text:h>
      <text:p text:style-name="P23"><text:span text:style-name="T349">For creating shortcuts (e.g. Ctrl+V) </text:span><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h text:style-name="P590" text:outline-level="4"><text:bookmark-start text:name="__RefHeading__6590_596565095"/>Script dialog example<text:bookmark-end text:name="__RefHeading__6590_596565095"/></text:h>
      <text:p text:style-name="Standard">The following Code shows the typically use of the ScriptDialog class:</text:p>
      <text:p text:style-name="P239"><text:span text:style-name="Absatz-Standardschriftart"><text:span text:style-name="T2">function DialogFinished()</text:span></text:span></text:p>
      <text:p text:style-name="P239"><text:span text:style-name="Absatz-Standardschriftart"><text:span text:style-name="T2">{</text:span></text:span></text:p>
      <text:p text:style-name="P331"><text:span text:style-name="Absatz-Standardschriftart"><text:span text:style-name="T2">UI_testTextEdit.append("DialogFinished");</text:span></text:span></text:p>
      <text:p text:style-name="P331"><text:span text:style-name="Absatz-Standardschriftart"><text:span text:style-name="T2">scriptThread.stopScript()</text:span></text:span></text:p>
      <text:p text:style-name="P239"><text:span text:style-name="Absatz-Standardschriftart"><text:span text:style-name="T2">}</text:span></text:span></text:p>
      <text:p text:style-name="P239"><text:span text:style-name="Absatz-Standardschriftart"><text:span text:style-name="T2">UI_Dialog.setWindowTitle("gui example");</text:span></text:span></text:p>
      <text:p text:style-name="P239"><text:span text:style-name="Absatz-Standardschriftart"><text:span text:style-name="T2">Ui_Dialog.setWindowPositionAndSize("100,100,500,500");</text:span></text:span></text:p>
      <text:p text:style-name="P239"><text:soft-page-break/><text:span text:style-name="Absatz-Standardschriftart"><text:span text:style-name="T2">UI_Dialog.finishedSignal.connect(DialogFinished);</text:span></text:span></text:p>
      <text:p text:style-name="P239"><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3">A QMainWindow in the user interface file is passed to the script via a ScriptMainWindow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P592" text:outline-level="4">creating shortcuts</text:h>
      <text:p text:style-name="P22">For creating shortcuts (e.g. Ctrl+V):</text:p>
      <text:list xml:id="list7022093661983470090" text:style-name="L39">
        <text:list-item>
          <text:p text:style-name="P380"><text:span text:style-name="T349">menu items with shortcuts can be created (only main windows can have menus) in QtDesigner (the menu items can be accessed with </text:span><text:span text:style-name="T349"><text:bookmark-ref text:reference-format="chapter" text:ref-name="__RefHeading__11955_1500227590"/></text:span><text:span text:style-name="Absatz-Standardschriftart"><text:span text:style-name="T108"><text:bookmark-ref text:reference-format="text" text:ref-name="__RefHeading__6030_596565095">Script action (menu entry)</text:bookmark-ref></text:span></text:span><text:span text:style-name="Absatz-Standardschriftart"><text:span text:style-name="T95">)</text:span></text:span></text:p>
        </text:list-item>
        <text:list-item>
          <text:p text:style-name="P522"><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list-item>
      </text:list>
      <text:p text:style-name="P25"/>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593" text:outline-level="4">void showMessage(String text, int duration)</text:h>
      <text:p text:style-name="P193">Shows a message in the status bar.</text:p>
      <text:p text:style-name="P193">Arguments:</text:p>
      <text:list xml:id="list145936844281556" text:continue-list="list145937009086442" text:style-name="L30">
        <text:list-item>
          <text:p text:style-name="P696">text: The message text</text:p>
        </text:list-item>
        <text:list-item>
          <text:p text:style-name="P696">duration: The duration of the message (after this time the status bar will be cleared)</text:p>
          <text:p text:style-name="P696"/>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39"><text:span text:style-name="Absatz-Standardschriftart"><text:span text:style-name="T2">function MainWindowFinished(e)</text:span></text:span></text:p>
      <text:p text:style-name="P239"><text:span text:style-name="Absatz-Standardschriftart"><text:span text:style-name="T2">{</text:span></text:span></text:p>
      <text:p text:style-name="P239"><text:span text:style-name="Absatz-Standardschriftart"><text:span text:style-name="T2"><text:tab/>scriptThread.stopScript()</text:span></text:span></text:p>
      <text:p text:style-name="P239"><text:span text:style-name="Absatz-Standardschriftart"><text:span text:style-name="T2">}</text:span></text:span></text:p>
      <text:p text:style-name="P239"><text:span text:style-name="Absatz-Standardschriftart"><text:span text:style-name="T2">UI_MainWindow.finishedSignal.connect(MainWindowFinished);</text:span></text:span></text:p>
      <text:p text:style-name="P239"><text:span text:style-name="Absatz-Standardschriftart"><text:span text:style-name="T2">UI_MainWindow.setWindowTitle("main window example");</text:span></text:span></text:p>
      <text:p text:style-name="P239"><text:span text:style-name="Absatz-Standardschriftart"><text:span text:style-name="T2">UI_MainWindow.setWindowPositionAndSize("100,100,300,300");</text:span></text:span></text:p>
      <text:p text:style-name="P303"><text:span text:style-name="Absatz-Standardschriftart"><text:span text:style-name="T2">UI_MainWindow.showMessage("new message", 1000);</text:span></text:span></text:p>
      <text:p text:style-name="P239"><text:span text:style-name="Absatz-Standardschriftart"><text:span text:style-name="T2"/></text:span></text:p>
      <text:h text:style-name="Heading_20_3" text:outline-level="3"><text:bookmark-start text:name="_Toc4030416962"/><text:bookmark-start text:name="__RefHeading__6024_596565095"/>Script <text:bookmark-end text:name="_Toc4030416962"/>tab widget<text:bookmark-end text:name="__RefHeading__6024_596565095"/></text:h>
      <text:p text:style-name="P113">A QTabWidget in the user interface file is passed to the worker script via a <text:span text:style-name="T234">S</text:span>cript<text:span text:style-name="T234">T</text:span>ab w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596_596565095"/>void setTabText(int index, String text)<text:bookmark-end text:name="__RefHeading__6596_596565095"/></text:h>
      <text:p text:style-name="P25">Sets the tab text.</text:p>
      <text:p text:style-name="P25">Arguments:</text:p>
      <text:list xml:id="list145937967836089" text:continue-numbering="true" text:style-name="L30">
        <text:list-item>
          <text:p text:style-name="P673"><text:soft-page-break/>index: The tab index</text:p>
        </text:list-item>
        <text:list-item>
          <text:p text:style-name="P673">text: The new text</text:p>
          <text:p text:style-name="P673"/>
        </text:list-item>
      </text:list>
      <text:h text:style-name="Heading_20_4" text:outline-level="4"><text:bookmark-start text:name="__RefHeading__6598_596565095"/>void String tabText(int index)<text:bookmark-end text:name="__RefHeading__6598_596565095"/></text:h>
      <text:p text:style-name="P25">Returns the tab text.</text:p>
      <text:p text:style-name="P25">Arguments:</text:p>
      <text:list xml:id="list145936299204052" text:continue-numbering="true" text:style-name="L30">
        <text:list-item>
          <text:p text:style-name="P673">index: The tab index</text:p>
          <text:p text:style-name="P673"/>
        </text:list-item>
      </text:list>
      <text:h text:style-name="Heading_20_4" text:outline-level="4"><text:bookmark-start text:name="__RefHeading__6600_596565095"/>void setCurrentIndex(int index)<text:bookmark-end text:name="__RefHeading__6600_596565095"/></text:h>
      <text:p text:style-name="P25">Sets the current tab index.</text:p>
      <text:p text:style-name="P25">Arguments:</text:p>
      <text:list xml:id="list145937337443537" text:continue-numbering="true" text:style-name="L30">
        <text:list-item>
          <text:p text:style-name="P673">index: The new tab index</text:p>
        </text:list-item>
      </text:list>
      <text:p text:style-name="P219"/>
      <text:h text:style-name="Heading_20_4" text:outline-level="4"><text:bookmark-start text:name="__RefHeading__6602_596565095"/>int currentIndex(void)<text:bookmark-end text:name="__RefHeading__6602_596565095"/></text:h>
      <text:p text:style-name="P25">Returns the current tab index.</text:p>
      <text:p text:style-name="P25"/>
      <text:h text:style-name="Heading_20_4" text:outline-level="4">void currentTabChangedSignal(int index)</text:h>
      <text:p text:style-name="P25">This signal is emitted if the current tab has been changed.</text:p>
      <text:p text:style-name="P25">Scripts can connect a function to this signal.</text:p>
      <text:p text:style-name="P25"/>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4">S</text:span>cript<text:span text:style-name="T234">T</text:span>ab<text:span text:style-name="T234">W</text:span>idget class:</text:p>
      <text:p text:style-name="P239"><text:span text:style-name="Absatz-Standardschriftart"><text:span text:style-name="T2">//the user has changed the tab index</text:span></text:span></text:p>
      <text:p text:style-name="P239"><text:span text:style-name="Absatz-Standardschriftart"><text:span text:style-name="T2">function CurrentTabChanged(index)</text:span></text:span></text:p>
      <text:p text:style-name="P239"><text:span text:style-name="Absatz-Standardschriftart"><text:span text:style-name="T2">{</text:span></text:span></text:p>
      <text:p text:style-name="P239"><text:span text:style-name="Absatz-Standardschriftart"><text:span text:style-name="T2"><text:tab/>UI_testTextEdit.append("CurrentTabChanged: " + index);</text:span></text:span></text:p>
      <text:p text:style-name="P239"><text:span text:style-name="Absatz-Standardschriftart"><text:span text:style-name="T2">}</text:span></text:span></text:p>
      <text:p text:style-name="P239"><text:span text:style-name="Absatz-Standardschriftart"><text:span text:style-name="T2">UI_tabWidget1.setTabText(0, "new text");</text:span></text:span></text:p>
      <text:p text:style-name="P239"><text:span text:style-name="Absatz-Standardschriftart"><text:span text:style-name="T2">UI_tabWidget1.setCurrentIndex(UI_tabWidget1.currentIndex() + 1);</text:span></text:span></text:p>
      <text:p text:style-name="P239"><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5">A QToolBox in the user interface file is passed to the worker script via a <text:span text:style-name="T235">S</text:span>cript<text:span text:style-name="T235">T</text:span>ool<text:span text:style-name="T235">B</text:span>ox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functions and signals which can be used from script are described in the following chapters.</text:p>
      <text:p text:style-name="P25"/>
      <text:h text:style-name="Heading_20_4" text:outline-level="4"><text:bookmark-start text:name="__RefHeading__6596_5965650951"/>void setItemText(int index, String text)<text:bookmark-end text:name="__RefHeading__6596_5965650951"/></text:h>
      <text:p text:style-name="P25">Sets the item text.</text:p>
      <text:p text:style-name="P25">Arguments:</text:p>
      <text:list xml:id="list145937288927723" text:continue-numbering="true" text:style-name="L30">
        <text:list-item>
          <text:p text:style-name="P673">index: The item index</text:p>
        </text:list-item>
        <text:list-item>
          <text:p text:style-name="P673">text: The new text</text:p>
          <text:p text:style-name="P673"/>
        </text:list-item>
      </text:list>
      <text:h text:style-name="Heading_20_4" text:outline-level="4"><text:bookmark-start text:name="__RefHeading__6598_5965650951"/>void String itemText(int index)<text:bookmark-end text:name="__RefHeading__6598_5965650951"/></text:h>
      <text:p text:style-name="P25">Returns the item text.</text:p>
      <text:p text:style-name="P25">Arguments:</text:p>
      <text:list xml:id="list145937430056045" text:continue-numbering="true" text:style-name="L30">
        <text:list-item>
          <text:p text:style-name="P673">index: The item index</text:p>
          <text:p text:style-name="P673"><text:soft-page-break/></text:p>
        </text:list-item>
      </text:list>
      <text:h text:style-name="Heading_20_4" text:outline-level="4"><text:bookmark-start text:name="__RefHeading__6600_5965650951"/>void setCurrentIndex(int index)<text:bookmark-end text:name="__RefHeading__6600_5965650951"/></text:h>
      <text:p text:style-name="P25">Sets the current item index.</text:p>
      <text:p text:style-name="P25">Arguments:</text:p>
      <text:list xml:id="list145936158296794" text:continue-numbering="true" text:style-name="L30">
        <text:list-item>
          <text:p text:style-name="P673">index: The new item index</text:p>
        </text:list-item>
      </text:list>
      <text:p text:style-name="P219"/>
      <text:h text:style-name="Heading_20_4" text:outline-level="4"><text:bookmark-start text:name="__RefHeading__6602_5965650951"/>int currentIndex(void)<text:bookmark-end text:name="__RefHeading__6602_5965650951"/></text:h>
      <text:p text:style-name="P25">Returns the current item index.</text:p>
      <text:p text:style-name="P25"/>
      <text:h text:style-name="Heading_20_4" text:outline-level="4">int currentItemChangedSignal(int index)</text:h>
      <text:p text:style-name="P25">This signal is emitted if the current item has been changed.</text:p>
      <text:p text:style-name="P25">Scripts can connect a function to this signal.</text:p>
      <text:p text:style-name="P25"/>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5">S</text:span>cript<text:span text:style-name="T235">T</text:span>ool<text:span text:style-name="T235">B</text:span>ox class:</text:p>
      <text:p text:style-name="P239"><text:span text:style-name="Absatz-Standardschriftart"><text:span text:style-name="T2">//the user has changed the item index</text:span></text:span></text:p>
      <text:p text:style-name="P239"><text:span text:style-name="Absatz-Standardschriftart"><text:span text:style-name="T2">function ToolBoxCurrentItemChanged(index)</text:span></text:span></text:p>
      <text:p text:style-name="P239"><text:span text:style-name="Absatz-Standardschriftart"><text:span text:style-name="T2">{</text:span></text:span></text:p>
      <text:p text:style-name="P239"><text:span text:style-name="Absatz-Standardschriftart"><text:span text:style-name="T2"><text:tab/>UI_testTextEdit.append("ToolBoxCurrentItemChanged: " + index);</text:span></text:span></text:p>
      <text:p text:style-name="P239"><text:span text:style-name="Absatz-Standardschriftart"><text:span text:style-name="T2">}</text:span></text:span></text:p>
      <text:p text:style-name="P239"><text:span text:style-name="Absatz-Standardschriftart"><text:span text:style-name="T2"/></text:span></text:p>
      <text:p text:style-name="P239"><text:span text:style-name="Absatz-Standardschriftart"><text:span text:style-name="T2">UI_toolBox.setItemText(1, "new text");</text:span></text:span></text:p>
      <text:p text:style-name="P239"><text:span text:style-name="Absatz-Standardschriftart"><text:span text:style-name="T2">UI_toolBox.setCurrentIndex(UI_toolBox.currentIndex() + 1);</text:span></text:span></text:p>
      <text:p text:style-name="P239"><text:span text:style-name="Absatz-Standardschriftart"><text:span text:style-name="T2">UI_toolBox.currentItemChangedSignal.connect(ToolBoxCurrentItemChanged);</text:span></text:span></text:p>
      <text:p text:style-name="P239"><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3">A QGroupBox in the user interface file is passed to the worker script via a <text:span text:style-name="T235">S</text:span>cript<text:span text:style-name="T235">G</text:span>roup<text:span text:style-name="T235">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06_596565095"/>void setTitle(String title)<text:bookmark-end text:name="__RefHeading__6606_596565095"/></text:h>
      <text:p text:style-name="P25">Sets the group box title.</text:p>
      <text:p text:style-name="P25">Arguments:</text:p>
      <text:list xml:id="list145937008541349" text:continue-numbering="true" text:style-name="L30">
        <text:list-item>
          <text:p text:style-name="P673">title: The new title</text:p>
          <text:p text:style-name="P673"/>
        </text:list-item>
      </text:list>
      <text:h text:style-name="Heading_20_4" text:outline-level="4"><text:bookmark-start text:name="__RefHeading__6608_596565095"/>String title(void)<text:bookmark-end text:name="__RefHeading__6608_596565095"/></text:h>
      <text:p text:style-name="P25">Returns the group box title.</text:p>
      <text:p text:style-name="P25"/>
      <text:h text:style-name="Heading_20_4" text:outline-level="4"><text:bookmark-start text:name="__RefHeading__14749_2043766423"/>ScriptPlotWidget addPlotWidget(void)<text:bookmark-end text:name="__RefHeading__14749_2043766423"/></text:h>
      <text:p text:style-name="P25">Adds a plot widget to the group box (see chapter <text:span text:style-name="Absatz-Standardschriftart"><text:span text:style-name="T99"><text:bookmark-ref text:reference-format="text" text:ref-name="__RefHeading__15672_1003207465">Script plot widget</text:bookmark-ref></text:span></text:span> for more details).</text:p>
      <text:p text:style-name="P25"/>
      <text:h text:style-name="P594" text:outline-level="4"><text:bookmark-start text:name="__RefHeading___Toc24370_521371646"/>Script<text:span text:style-name="T141">Canvas2D addCanvas2DWidget</text:span>(void)<text:bookmark-end text:name="__RefHeading___Toc24370_521371646"/></text:h>
      <text:p text:style-name="P48">Adds a plot widget to the group box (see chapter <text:span text:style-name="Absatz-Standardschriftart"><text:span text:style-name="T99"><text:bookmark-ref text:reference-format="text" text:ref-name="__RefHeading___Toc20641_1050142399">Script Canvas2D</text:bookmark-ref></text:span></text:span> for more details).</text:p>
      <text:p text:style-name="P25"/>
      <text:h text:style-name="Heading_20_4" text:outline-level="4"><text:bookmark-start text:name="__RefHeading__6610_596565095"/><text:soft-page-break/>Script group box example<text:bookmark-end text:name="__RefHeading__6610_596565095"/></text:h>
      <text:p text:style-name="P25">The following Code shows the typically use of the <text:span text:style-name="T236">S</text:span>cript<text:span text:style-name="T236">G</text:span>roup<text:span text:style-name="T236">B</text:span>ox class:</text:p>
      <text:p text:style-name="P25"/>
      <text:p text:style-name="P239"><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5">A QLabel in the user interface file is passed to the worker script via a <text:span text:style-name="T236">S</text:span>cript<text:span text:style-name="T236">L</text:span>abel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12_596565095"/>void setText(const String text)<text:bookmark-end text:name="__RefHeading__6612_596565095"/></text:h>
      <text:p text:style-name="P25">Sets the label text.</text:p>
      <text:p text:style-name="P25">Arguments:</text:p>
      <text:list xml:id="list145937528311071" text:continue-numbering="true" text:style-name="L30">
        <text:list-item>
          <text:p text:style-name="P515">text: The new text</text:p>
        </text:list-item>
      </text:list>
      <text:p text:style-name="P25">Example:</text:p>
      <text:p text:style-name="P239"><text:span text:style-name="Absatz-Standardschriftart"><text:span text:style-name="T2">UI_createProcessProgramLabel.setText("program");</text:span></text:span></text:p>
      <text:p text:style-name="P239"><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5">Returns the label text.</text:p>
      <text:p text:style-name="P25">Example:</text:p>
      <text:p text:style-name="P239"><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347">(menu entry)</text:span><text:bookmark-end text:name="__RefHeading__6030_596565095"/></text:h>
      <text:p text:style-name="P205">A Q<text:span text:style-name="T350">A</text:span>ction <text:span text:style-name="T350">(menu entry)</text:span> in the user interface file is passed to the worker script via a <text:span text:style-name="T236">S</text:span>cript<text:span text:style-name="T236">A</text:span>ction class object. <text:s text:c="2"/></text:p>
      <text:p text:style-name="P206">Note: Menus can be created in QtDesigner (only main windows can have menus).</text:p>
      <text:p text:style-name="P25"/>
      <text:p text:style-name="P113"><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The functions and signals which can be used from script are described in the following chapters.</text:p>
      <text:p text:style-name="P25"/>
      <text:h text:style-name="Heading_20_4" text:outline-level="4"><text:bookmark-start text:name="__RefHeading__6616_596565095"/>void setText(const String text)<text:bookmark-end text:name="__RefHeading__6616_596565095"/></text:h>
      <text:p text:style-name="P25">Sets the action text.</text:p>
      <text:p text:style-name="P25">Arguments:</text:p>
      <text:list xml:id="list145936882330306" text:continue-numbering="true" text:style-name="L30">
        <text:list-item>
          <text:p text:style-name="P673">text: The new text</text:p>
          <text:p text:style-name="P673"/>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5">Sets the checked state of the action.</text:p>
      <text:p text:style-name="P25">Arguments:</text:p>
      <text:list xml:id="list145937019646155" text:continue-numbering="true" text:style-name="L30">
        <text:list-item>
          <text:p text:style-name="P673">check: True=checked, false=not checked</text:p>
          <text:p text:style-name="P673"/>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text:soft-page-break/>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6">S</text:span>cript<text:span text:style-name="T236">A</text:span>ction class:</text:p>
      <text:p text:style-name="P239"><text:span text:style-name="Absatz-Standardschriftart"><text:span text:style-name="T2">function myActionClicked()</text:span></text:span></text:p>
      <text:p text:style-name="P239"><text:span text:style-name="Absatz-Standardschriftart"><text:span text:style-name="T2">{</text:span></text:span></text:p>
      <text:p text:style-name="P239"><text:span text:style-name="Absatz-Standardschriftart"><text:span text:style-name="T2"><text:tab/>scriptThread.appendTextToConsole("myActionClicked");<text:tab/></text:span></text:span></text:p>
      <text:p text:style-name="P239"><text:span text:style-name="Absatz-Standardschriftart"><text:span text:style-name="T2">}</text:span></text:span></text:p>
      <text:p text:style-name="P239"><text:span text:style-name="Absatz-Standardschriftart"><text:span text:style-name="T2">UI_myAction.setText("new text")</text:span></text:span></text:p>
      <text:p text:style-name="P308"><text:span text:style-name="Absatz-Standardschriftart"><text:span text:style-name="T2">UI_myAction.clickedSignal.connect(myActionClicked);</text:span></text:span></text:p>
      <text:p text:style-name="P239"><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25">A QPushButton in the user interface file is passed to the worker script via a <text:span text:style-name="T237">S</text:span>cript<text:span text:style-name="T237">B</text:span>utton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void setText(const String text)<text:bookmark-end text:name="__RefHeading__6630_596565095"/></text:h>
      <text:p text:style-name="P25">Sets the button text.</text:p>
      <text:p text:style-name="P25">Arguments:</text:p>
      <text:list xml:id="list145938169949449" text:continue-numbering="true" text:style-name="L30">
        <text:list-item>
          <text:p text:style-name="P673">text: The new text</text:p>
          <text:p text:style-name="P673"/>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5">Sets the icon of the button.</text:p>
      <text:p text:style-name="P25">Arguments:</text:p>
      <text:list xml:id="list145936533418136" text:continue-numbering="true" text:style-name="L30">
        <text:list-item>
          <text:p text:style-name="P673">iconFileName: The path to the icon (absolute path)</text:p>
        </text:list-item>
      </text:list>
      <text:p text:style-name="P219"/>
      <text:h text:style-name="P595" text:outline-level="4">void <text:span text:style-name="T319">setCheckable(bool checkable)</text:span></text:h>
      <text:p text:style-name="P181">Sets the checkable property of the button.</text:p>
      <text:p text:style-name="P185">Arguments:</text:p>
      <text:list xml:id="list145937697578049" text:continue-numbering="true" text:style-name="L30">
        <text:list-item>
          <text:p text:style-name="P751">checkable: The new value of the checkable property</text:p>
        </text:list-item>
      </text:list>
      <text:h text:style-name="P596" text:outline-level="4">bool isCheckable(void)</text:h>
      <text:p text:style-name="P183">Returns true if the button is checkable and false if not.</text:p>
      <text:p text:style-name="P183"/>
      <text:h text:style-name="P595" text:outline-level="4">void <text:span text:style-name="T320">setChecked(bool checked)</text:span></text:h>
      <text:p text:style-name="P183">Checks or unchecks the button.</text:p>
      <text:p text:style-name="P185">Arguments:</text:p>
      <text:list xml:id="list145936810665509" text:continue-numbering="true" text:style-name="L30">
        <text:list-item>
          <text:p text:style-name="P751">check<text:span text:style-name="T320">ed</text:span>: <text:span text:style-name="T320">true=check, false=uncheck</text:span></text:p>
        </text:list-item>
      </text:list>
      <text:p text:style-name="P183"/>
      <text:h text:style-name="P596" text:outline-level="4">bool isChecked(void)</text:h>
      <text:p text:style-name="P183">Returns true if the button is checked and false if not.</text:p>
      <text:list xml:id="list145938242429402" text:continue-numbering="true" text:style-name="L30">
        <text:list-header>
          <text:p text:style-name="P673"><text:soft-page-break/></text:p>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37">S</text:span>cript<text:span text:style-name="T237">B</text:span>utton class:</text:p>
      <text:p text:style-name="P239"><text:span text:style-name="Absatz-Standardschriftart"><text:span text:style-name="T2">function myButtonClicked()</text:span></text:span></text:p>
      <text:p text:style-name="P239"><text:span text:style-name="Absatz-Standardschriftart"><text:span text:style-name="T2">{</text:span></text:span></text:p>
      <text:p text:style-name="P239"><text:span text:style-name="Absatz-Standardschriftart"><text:span text:style-name="T2"><text:tab/>scriptThread.appendTextToConsole("myButtonClicked");</text:span></text:span></text:p>
      <text:p text:style-name="P239"><text:span text:style-name="Absatz-Standardschriftart"><text:span text:style-name="T2"><text:tab/>//disable the button</text:span></text:span></text:p>
      <text:p text:style-name="P239"><text:span text:style-name="Absatz-Standardschriftart"><text:span text:style-name="T2"><text:tab/>UI_myButton.setEnabled(false);</text:span></text:span></text:p>
      <text:p text:style-name="P239"><text:span text:style-name="Absatz-Standardschriftart"><text:span text:style-name="T2">}</text:span></text:span></text:p>
      <text:p text:style-name="P239"><text:span text:style-name="Absatz-Standardschriftart"><text:span text:style-name="T2">UI_myButton.setText("new text")</text:span></text:span></text:p>
      <text:p text:style-name="P239"><text:span text:style-name="Absatz-Standardschriftart"><text:span text:style-name="T2">UI_myButton.setIcon(scriptThread.createAbsolutePath("icons/button.gif")</text:span></text:span></text:p>
      <text:p text:style-name="P239"><text:span text:style-name="Absatz-Standardschriftart"><text:span text:style-name="T2">UI_myButton.clickedSignal.connect(myButtonClicked);</text:span></text:span></text:p>
      <text:p text:style-name="P239"><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3">A QToolButton in the user interface file is passed to the worker script via a <text:span text:style-name="T238">S</text:span>cript<text:span text:style-name="T238">T</text:span>ool<text:span text:style-name="T238">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1"/>void setText(const String text)<text:bookmark-end text:name="__RefHeading__6630_5965650951"/></text:h>
      <text:p text:style-name="P25">Sets the button text.</text:p>
      <text:p text:style-name="P25">Arguments:</text:p>
      <text:list xml:id="list145936986526186" text:continue-numbering="true" text:style-name="L30">
        <text:list-item>
          <text:p text:style-name="P673">text: The new text</text:p>
          <text:p text:style-name="P673"/>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5">Sets the icon of the button.</text:p>
      <text:p text:style-name="P25">Arguments:</text:p>
      <text:list xml:id="list145937252311211" text:continue-numbering="true" text:style-name="L30">
        <text:list-item>
          <text:p text:style-name="P673">iconFileName: The path to the icon (absolute path)</text:p>
        </text:list-item>
      </text:list>
      <text:p text:style-name="P219"/>
      <text:h text:style-name="P598" text:outline-level="4">void <text:span text:style-name="T319">setCheckable(bool checkable)</text:span></text:h>
      <text:p text:style-name="P180">Sets the checkable property of the button.</text:p>
      <text:p text:style-name="P179">Arguments:</text:p>
      <text:list xml:id="list145938090943463" text:continue-numbering="true" text:style-name="L30">
        <text:list-item>
          <text:p text:style-name="P752">checkable: The new value of the checkable property</text:p>
        </text:list-item>
      </text:list>
      <text:p text:style-name="P230"/>
      <text:h text:style-name="P597" text:outline-level="4">bool isCheckable(void)</text:h>
      <text:p text:style-name="P182">Returns true if the button is checkable and false if not.</text:p>
      <text:p text:style-name="P182"/>
      <text:h text:style-name="P599" text:outline-level="4">void <text:span text:style-name="T320">setChecked(bool checked)</text:span></text:h>
      <text:p text:style-name="P182">Checks or unchecks the button.</text:p>
      <text:p text:style-name="P184">Arguments:</text:p>
      <text:list xml:id="list145936926616563" text:continue-numbering="true" text:style-name="L30">
        <text:list-item>
          <text:p text:style-name="P753"><text:soft-page-break/>check<text:span text:style-name="T320">ed</text:span>: <text:span text:style-name="T320">true=check, false=uncheck</text:span></text:p>
        </text:list-item>
      </text:list>
      <text:p text:style-name="P182"/>
      <text:h text:style-name="P597" text:outline-level="4">bool isChecked(void)</text:h>
      <text:p text:style-name="P182">Returns true if the button is checked and false if not.</text:p>
      <text:list xml:id="list145938297352243" text:continue-numbering="true" text:style-name="L30">
        <text:list-header>
          <text:p text:style-name="P673"/>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8">S</text:span>cript<text:span text:style-name="T238">ToolB</text:span>utton class:</text:p>
      <text:p text:style-name="P239"><text:span text:style-name="Absatz-Standardschriftart"><text:span text:style-name="T2">function myButtonClicked()</text:span></text:span></text:p>
      <text:p text:style-name="P239"><text:span text:style-name="Absatz-Standardschriftart"><text:span text:style-name="T2">{</text:span></text:span></text:p>
      <text:p text:style-name="P239"><text:span text:style-name="Absatz-Standardschriftart"><text:span text:style-name="T2"><text:tab/>scriptThread.appendTextToConsole("myButtonClicked");</text:span></text:span></text:p>
      <text:p text:style-name="P239"><text:span text:style-name="Absatz-Standardschriftart"><text:span text:style-name="T2"><text:tab/>//disable the button</text:span></text:span></text:p>
      <text:p text:style-name="P239"><text:span text:style-name="Absatz-Standardschriftart"><text:span text:style-name="T2"><text:tab/>UI_myButton.setEnabled(false);</text:span></text:span></text:p>
      <text:p text:style-name="P239"><text:span text:style-name="Absatz-Standardschriftart"><text:span text:style-name="T2">}</text:span></text:span></text:p>
      <text:p text:style-name="P239"><text:span text:style-name="Absatz-Standardschriftart"><text:span text:style-name="T2">UI_myButton.setText("new text")</text:span></text:span></text:p>
      <text:p text:style-name="P239"><text:span text:style-name="Absatz-Standardschriftart"><text:span text:style-name="T2">UI_myButton.setIcon(scriptThread.createAbsolutePath("icons/button.gif")</text:span></text:span></text:p>
      <text:p text:style-name="P239"><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3">A QCheckBox in the user interface file is passed to the worker script via a <text:span text:style-name="T239">S</text:span>cript<text:span text:style-name="T239">C</text:span>heck<text:span text:style-name="T239">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8_596565095"/>void setText(const String text)<text:bookmark-end text:name="__RefHeading__6638_596565095"/></text:h>
      <text:p text:style-name="P25">Sets the check box text.</text:p>
      <text:p text:style-name="P25">Arguments:</text:p>
      <text:list xml:id="list145937386169894" text:continue-numbering="true" text:style-name="L30">
        <text:list-item>
          <text:p text:style-name="P673">text: The new text</text:p>
          <text:p text:style-name="P673"/>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5">Sets the checked state of the check box.</text:p>
      <text:p text:style-name="P25">Arguments:</text:p>
      <text:list xml:id="list145937570361033" text:continue-numbering="true" text:style-name="L30">
        <text:list-item>
          <text:p text:style-name="P673">check: True=checked, false=not checked</text:p>
          <text:p text:style-name="P673"/>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39">S</text:span>cript<text:span text:style-name="T239">C</text:span>heck<text:span text:style-name="T239">B</text:span>ox class:</text:p>
      <text:p text:style-name="P239"><text:span text:style-name="Absatz-Standardschriftart"><text:span text:style-name="T2">function myCheckBoxClicked()</text:span></text:span></text:p>
      <text:p text:style-name="P239"><text:soft-page-break/><text:span text:style-name="Absatz-Standardschriftart"><text:span text:style-name="T2">{</text:span></text:span></text:p>
      <text:p text:style-name="P239"><text:span text:style-name="Absatz-Standardschriftart"><text:span text:style-name="T2"><text:tab/>scriptThread.appendTextToConsole("myCheckBoxClicked");</text:span></text:span></text:p>
      <text:p text:style-name="P239"><text:span text:style-name="Absatz-Standardschriftart"><text:span text:style-name="T2"><text:tab/>//disable the check box</text:span></text:span></text:p>
      <text:p text:style-name="P239"><text:span text:style-name="Absatz-Standardschriftart"><text:span text:style-name="T2"><text:tab/>UI_myCheckBox.setEnabled(false);</text:span></text:span></text:p>
      <text:p text:style-name="P239"><text:span text:style-name="Absatz-Standardschriftart"><text:span text:style-name="T2">}</text:span></text:span></text:p>
      <text:p text:style-name="P239"><text:span text:style-name="Absatz-Standardschriftart"><text:span text:style-name="T2">UI_myCheckBox.setText("new text")</text:span></text:span></text:p>
      <text:p text:style-name="P239"><text:span text:style-name="Absatz-Standardschriftart"><text:span text:style-name="T2">UI_myCheckBox.clickedSignal.connect(myCheckBoxClicked);</text:span></text:span></text:p>
      <text:p text:style-name="P239"><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3">A QRadioButton in the user interface file is passed to the worker script via a <text:span text:style-name="T239">S</text:span>cript<text:span text:style-name="T239">R</text:span>adio<text:span text:style-name="T239">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37">Note: <text:span text:style-name="T110">If several radio buttons are in the same area, only one radio button can be checked (all other are unchecked automatically).</text:span></text:p>
      <text:p text:style-name="P36"/>
      <text:h text:style-name="Heading_20_4" text:outline-level="4"><text:bookmark-start text:name="__RefHeading__6638_5965650951"/>void setText(const String text)<text:bookmark-end text:name="__RefHeading__6638_5965650951"/></text:h>
      <text:p text:style-name="P25">Sets the radio button text.</text:p>
      <text:p text:style-name="P25">Arguments:</text:p>
      <text:list xml:id="list145937422257902" text:continue-numbering="true" text:style-name="L30">
        <text:list-item>
          <text:p text:style-name="P673">text: The new text</text:p>
          <text:p text:style-name="P673"/>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5">Sets the checked state of the radio button.</text:p>
      <text:p text:style-name="P25">Arguments:</text:p>
      <text:list xml:id="list145936265702512" text:continue-numbering="true" text:style-name="L30">
        <text:list-item>
          <text:p text:style-name="P673">check: True=checked, false=not checked</text:p>
          <text:p text:style-name="P673"/>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39">S</text:span>cript<text:span text:style-name="T239">R</text:span>adio<text:span text:style-name="T239">B</text:span>utton class:</text:p>
      <text:p text:style-name="P239"><text:span text:style-name="Absatz-Standardschriftart"><text:span text:style-name="T2">function myRadioButtonClicked()</text:span></text:span></text:p>
      <text:p text:style-name="P239"><text:span text:style-name="Absatz-Standardschriftart"><text:span text:style-name="T2">{</text:span></text:span></text:p>
      <text:p text:style-name="P239"><text:span text:style-name="Absatz-Standardschriftart"><text:span text:style-name="T2"><text:tab/>scriptThread.appendTextToConsole("myRadioButtonClicked");</text:span></text:span></text:p>
      <text:p text:style-name="P239"><text:span text:style-name="Absatz-Standardschriftart"><text:span text:style-name="T2"><text:tab/>//disable the check box</text:span></text:span></text:p>
      <text:p text:style-name="P239"><text:span text:style-name="Absatz-Standardschriftart"><text:span text:style-name="T2"><text:tab/>UI_myRadioButton.setEnabled(false);<text:tab/></text:span></text:span></text:p>
      <text:p text:style-name="P239"><text:span text:style-name="Absatz-Standardschriftart"><text:span text:style-name="T2">}</text:span></text:span></text:p>
      <text:p text:style-name="P239"><text:span text:style-name="Absatz-Standardschriftart"><text:span text:style-name="T2">UI_myRadioButton.setText("new text")</text:span></text:span></text:p>
      <text:p text:style-name="P239"><text:span text:style-name="Absatz-Standardschriftart"><text:span text:style-name="T2">UI_myRadioButton.clickedSignal.connect(myRadioButtonClicked);</text:span></text:span></text:p>
      <text:p text:style-name="P239"><text:span text:style-name="Absatz-Standardschriftart"><text:span text:style-name="T2"/></text:span></text:p>
      <text:h text:style-name="P551" text:outline-level="3"><text:bookmark-start text:name="_Toc403041691"/><text:bookmark-start text:name="__RefHeading__6038_596565095"/><text:soft-page-break/>Script <text:span text:style-name="T231">c</text:span>ombo <text:span text:style-name="T231">b</text:span>ox<text:bookmark-end text:name="_Toc403041691"/> <text:span text:style-name="T231">and <text:s/>font combo box</text:span><text:bookmark-end text:name="__RefHeading__6038_596565095"/></text:h>
      <text:p text:style-name="P113">A QComboBox <text:span text:style-name="T231">and a QFontComboBox </text:span>in the user interface file is passed to the worker script via a <text:span text:style-name="T231">S</text:span>cript<text:span text:style-name="T231">C</text:span>ombo<text:span text:style-name="T23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text:span text:style-name="T231">S</text:span>cript<text:span text:style-name="T231">W</text:span>idget class can be used.</text:p>
      <text:p text:style-name="P25">The additional functions and signals which can be used from script are described in the following chapters.</text:p>
      <text:p text:style-name="P25"/>
      <text:h text:style-name="Heading_20_4" text:outline-level="4"><text:bookmark-start text:name="__RefHeading__6650_596565095"/>void addItem(const String text)<text:bookmark-end text:name="__RefHeading__6650_596565095"/></text:h>
      <text:p text:style-name="P25">Adds one item to the combo box.</text:p>
      <text:p text:style-name="P25">Arguments:</text:p>
      <text:list xml:id="list145938316427651" text:continue-numbering="true" text:style-name="L30">
        <text:list-item>
          <text:p text:style-name="P673">text: The text of the new item</text:p>
          <text:p text:style-name="P673"/>
        </text:list-item>
      </text:list>
      <text:h text:style-name="Heading_20_4" text:outline-level="4"><text:bookmark-start text:name="__RefHeading__6652_596565095"/>void insertItem(int index, const String text)<text:bookmark-end text:name="__RefHeading__6652_596565095"/></text:h>
      <text:p text:style-name="P25">Inserts one item into the combo box.</text:p>
      <text:p text:style-name="P25">Arguments:</text:p>
      <text:list xml:id="list145938277606153" text:continue-numbering="true" text:style-name="L30">
        <text:list-item>
          <text:p text:style-name="P673">index: The index of the new item</text:p>
        </text:list-item>
        <text:list-item>
          <text:p text:style-name="P673">text: The text of the new item</text:p>
          <text:p text:style-name="P673"/>
        </text:list-item>
      </text:list>
      <text:h text:style-name="Heading_20_4" text:outline-level="4"><text:bookmark-start text:name="__RefHeading__6654_596565095"/>void removeItem(int index)<text:bookmark-end text:name="__RefHeading__6654_596565095"/></text:h>
      <text:p text:style-name="P25">Removes one item from the combo box.</text:p>
      <text:p text:style-name="P25">Arguments:</text:p>
      <text:list xml:id="list145937380514324" text:continue-numbering="true" text:style-name="L30">
        <text:list-item>
          <text:p text:style-name="P673">index: The index of the item</text:p>
          <text:p text:style-name="P673"/>
        </text:list-item>
      </text:list>
      <text:h text:style-name="Heading_20_4" text:outline-level="4"><text:bookmark-start text:name="__RefHeading__6656_596565095"/>void setEditable(bool editable)<text:bookmark-end text:name="__RefHeading__6656_596565095"/></text:h>
      <text:p text:style-name="P25">Sets the editable property of the combo box. If the editable property is true, then the text of the selected item can be changed.</text:p>
      <text:p text:style-name="P25">Arguments:</text:p>
      <text:list xml:id="list145937533191364" text:continue-numbering="true" text:style-name="L30">
        <text:list-item>
          <text:p text:style-name="P673">editable: True=editable, false=not editable</text:p>
          <text:p text:style-name="P673"/>
        </text:list-item>
      </text:list>
      <text:h text:style-name="Heading_20_4" text:outline-level="4"><text:bookmark-start text:name="__RefHeading__6658_596565095"/>bool isEditable(void)<text:bookmark-end text:name="__RefHeading__6658_596565095"/></text:h>
      <text:p text:style-name="P25">Returns true if the combo box is editable. If the editable property is true, then the text of the selected item can be changed.</text:p>
      <text:p text:style-name="P25"/>
      <text:h text:style-name="Heading_20_4" text:outline-level="4"><text:bookmark-start text:name="__RefHeading__6660_596565095"/>int currentIndex(void)<text:bookmark-end text:name="__RefHeading__6660_596565095"/></text:h>
      <text:p text:style-name="P25">Returns the index of the current selected item.</text:p>
      <text:p text:style-name="P25"/>
      <text:h text:style-name="Heading_20_4" text:outline-level="4"><text:bookmark-start text:name="__RefHeading__6662_596565095"/>String currentText(void)<text:bookmark-end text:name="__RefHeading__6662_596565095"/></text:h>
      <text:p text:style-name="P25">Returns the text of the current selected item.</text:p>
      <text:p text:style-name="P25"/>
      <text:h text:style-name="Heading_20_4" text:outline-level="4"><text:bookmark-start text:name="__RefHeading__6664_596565095"/>String itemText(int index)<text:bookmark-end text:name="__RefHeading__6664_596565095"/></text:h>
      <text:p text:style-name="P25">Returns the item (identified by index) text.</text:p>
      <text:p text:style-name="P25">Arguments:</text:p>
      <text:list xml:id="list145937356960155" text:continue-numbering="true" text:style-name="L30">
        <text:list-item>
          <text:p text:style-name="P673">index: The index of the item</text:p>
        </text:list-item>
      </text:list>
      <text:p text:style-name="P25">Return: The item text</text:p>
      <text:p text:style-name="P25"/>
      <text:h text:style-name="Heading_20_4" text:outline-level="4"><text:bookmark-start text:name="__RefHeading__6666_596565095"/><text:soft-page-break/>void setItemText(int index, const String text)<text:bookmark-end text:name="__RefHeading__6666_596565095"/></text:h>
      <text:p text:style-name="P25">Sets the item (identified by index) text.</text:p>
      <text:p text:style-name="P25">Arguments:</text:p>
      <text:list xml:id="list145937183669628" text:continue-numbering="true" text:style-name="L30">
        <text:list-item>
          <text:p text:style-name="P673">index: The index of the item</text:p>
        </text:list-item>
        <text:list-item>
          <text:p text:style-name="P673">text: The new text</text:p>
          <text:p text:style-name="P673"/>
        </text:list-item>
      </text:list>
      <text:h text:style-name="Heading_20_4" text:outline-level="4"><text:bookmark-start text:name="__RefHeading__6668_596565095"/>void setCurrentText(const String text)<text:bookmark-end text:name="__RefHeading__6668_596565095"/></text:h>
      <text:p text:style-name="P25">Sets the text of the current selected item.</text:p>
      <text:p text:style-name="P25">Arguments:</text:p>
      <text:list xml:id="list145938273759796" text:continue-numbering="true" text:style-name="L30">
        <text:list-item>
          <text:p text:style-name="P673">text: The new text</text:p>
        </text:list-item>
      </text:list>
      <text:p text:style-name="P313"/>
      <text:h text:style-name="Heading_20_4" text:outline-level="4"><text:bookmark-start text:name="__RefHeading__6670_596565095"/>void setCurrentIndex(int index)<text:bookmark-end text:name="__RefHeading__6670_596565095"/></text:h>
      <text:p text:style-name="P25">Sets the index of the current selected item.</text:p>
      <text:p text:style-name="P25">Arguments:</text:p>
      <text:list xml:id="list145937758989717" text:continue-numbering="true" text:style-name="L30">
        <text:list-item>
          <text:p text:style-name="P673">index: The index of the new selected item</text:p>
        </text:list-item>
      </text:list>
      <text:p text:style-name="P219"/>
      <text:h text:style-name="Heading_20_4" text:outline-level="4">int count(void)</text:h>
      <text:p text:style-name="P25">Returns the number of items in the combo box.</text:p>
      <text:p text:style-name="P25"/>
      <text:h text:style-name="Heading_20_4" text:outline-level="4">void clear(void)</text:h>
      <text:p text:style-name="P239">Clears the combo box and removes all items.</text:p>
      <text:p text:style-name="P239"/>
      <text:h text:style-name="Heading_20_4" text:outline-level="4"><text:bookmark-start text:name="__RefHeading__6672_596565095"/>void currentTextChangedSignal(String newText)<text:bookmark-end text:name="__RefHeading__6672_596565095"/></text:h>
      <text:p text:style-name="P25">This signal is emitted if the text of the current selected item has been changed. Scripts can connect a function to this signal.</text:p>
      <text:p text:style-name="P25">Arguments:</text:p>
      <text:list xml:id="list145937622902268" text:continue-numbering="true" text:style-name="L30">
        <text:list-item>
          <text:p text:style-name="P515">newText: The new text of the changed item</text:p>
        </text:list-item>
      </text:list>
      <text:p text:style-name="P25"/>
      <text:h text:style-name="Heading_20_4" text:outline-level="4"><text:bookmark-start text:name="__RefHeading__6676_596565095"/>void currentIndexChangedSignal(int currentSelectedIndex)<text:bookmark-end text:name="__RefHeading__6676_596565095"/></text:h>
      <text:p text:style-name="P25">This signal is emitted if the current selected index has been changed. Scripts can connect a function to this signal.</text:p>
      <text:p text:style-name="P25">Arguments:</text:p>
      <text:list xml:id="list145936229394738" text:continue-numbering="true" text:style-name="L30">
        <text:list-item>
          <text:p text:style-name="P515">currentSelectedIndex: The index of the changed item</text:p>
        </text:list-item>
      </text:list>
      <text:p text:style-name="P25"/>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1">S</text:span>cript<text:span text:style-name="T231">C</text:span>ombo<text:span text:style-name="T231">B</text:span>ox class:</text:p>
      <text:p text:style-name="P239"><text:span text:style-name="Absatz-Standardschriftart"><text:span text:style-name="T2">function myComboBoxCurrentTextChanged(text)</text:span></text:span></text:p>
      <text:p text:style-name="P239"><text:span text:style-name="Absatz-Standardschriftart"><text:span text:style-name="T2">{</text:span></text:span></text:p>
      <text:p text:style-name="P239"><text:span text:style-name="Absatz-Standardschriftart"><text:span text:style-name="T2"><text:tab/>UI_testTextEdit.append("myComboBoxCurrentTextChanged");</text:span></text:span></text:p>
      <text:p text:style-name="P239"><text:span text:style-name="Absatz-Standardschriftart"><text:span text:style-name="T2">}</text:span></text:span></text:p>
      <text:p text:style-name="P239"><text:span text:style-name="Absatz-Standardschriftart"><text:span text:style-name="T2">UI_myComboBox.setCurrentText("myItem");</text:span></text:span></text:p>
      <text:p text:style-name="P239"><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5">A QLineEdit in the user interface file is passed to the worker script via a <text:span text:style-name="T239">S</text:span>cript<text:span text:style-name="T239">L</text:span>ine<text:span text:style-name="T239">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ext:soft-page-break/>The additional functions and signals which can be used from script are described in the following chapters.</text:p>
      <text:p text:style-name="P25"/>
      <text:h text:style-name="Heading_20_4" text:outline-level="4"><text:bookmark-start text:name="__RefHeading__6680_596565095"/>void setText(String text)<text:bookmark-end text:name="__RefHeading__6680_596565095"/></text:h>
      <text:p text:style-name="P25">Sets the text of the line edit.</text:p>
      <text:p text:style-name="P25">Arguments:</text:p>
      <text:list xml:id="list145937274298654" text:continue-numbering="true" text:style-name="L30">
        <text:list-item>
          <text:p text:style-name="P673">text: The new text</text:p>
          <text:p text:style-name="P673"/>
        </text:list-item>
      </text:list>
      <text:h text:style-name="Heading_20_4" text:outline-level="4"><text:bookmark-start text:name="__RefHeading__6682_596565095"/>void clear(void)<text:bookmark-end text:name="__RefHeading__6682_596565095"/></text:h>
      <text:p text:style-name="P25">Clears the line edit.</text:p>
      <text:p text:style-name="P25"/>
      <text:h text:style-name="Heading_20_4" text:outline-level="4"><text:bookmark-start text:name="__RefHeading__6684_596565095"/>String text(void)<text:bookmark-end text:name="__RefHeading__6684_596565095"/></text:h>
      <text:p text:style-name="P25">Returns the text of the line exit.</text:p>
      <text:p text:style-name="P25"/>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5">Sets the editable property of the line edit.</text:p>
      <text:p text:style-name="P25">Arguments:</text:p>
      <text:list xml:id="list145936725958252" text:continue-numbering="true" text:style-name="L30">
        <text:list-item>
          <text:p text:style-name="P673">readOnly: True=read only, false=editable</text:p>
          <text:p text:style-name="P673"/>
        </text:list-item>
      </text:list>
      <text:h text:style-name="Heading_20_4" text:outline-level="4"><text:bookmark-start text:name="__RefHeading__6690_596565095"/>void addIntValidator(int bottom, int top)<text:bookmark-end text:name="__RefHeading__6690_596565095"/></text:h>
      <text:p text:style-name="P25">Adds an int validator to the line edit (this ensures that the line edit contains only integer).</text:p>
      <text:p text:style-name="P25">Arguments:</text:p>
      <text:list xml:id="list145937215264597" text:continue-numbering="true" text:style-name="L30">
        <text:list-item>
          <text:p text:style-name="P673">bottom: The min. value</text:p>
        </text:list-item>
        <text:list-item>
          <text:p text:style-name="P673">top: The max. value</text:p>
          <text:p text:style-name="P673"/>
        </text:list-item>
      </text:list>
      <text:h text:style-name="Heading_20_4" text:outline-level="4"><text:bookmark-start text:name="__RefHeading__6692_596565095"/>void addDoubleValidator(double bottom, double top, int decimals)<text:bookmark-end text:name="__RefHeading__6692_596565095"/></text:h>
      <text:p text:style-name="P25">Adds a double validator to the line edit (this ensures that the line edit contains only double values).</text:p>
      <text:p text:style-name="P25">Arguments:</text:p>
      <text:list xml:id="list145937437713286" text:continue-numbering="true" text:style-name="L30">
        <text:list-item>
          <text:p text:style-name="P673">bottom: The min. value</text:p>
        </text:list-item>
        <text:list-item>
          <text:p text:style-name="P673">top: The max. value</text:p>
        </text:list-item>
        <text:list-item>
          <text:p text:style-name="P673">decimals: the max. number of digits after the decimal point</text:p>
          <text:p text:style-name="P673"/>
        </text:list-item>
      </text:list>
      <text:h text:style-name="Heading_20_4" text:outline-level="4"><text:bookmark-start text:name="__RefHeading__6694_596565095"/>void addRexpExValidator(String pattern, bool caseSensitiv)<text:bookmark-end text:name="__RefHeading__6694_596565095"/></text:h>
      <text:p text:style-name="P25">Adds a regular expression validator to the line edit (this ensures that the line edit contains only the allowed values which are specified in the pattern).</text:p>
      <text:p text:style-name="P25">Arguments:</text:p>
      <text:list xml:id="list145937845055171" text:continue-numbering="true" text:style-name="L30">
        <text:list-item>
          <text:p text:style-name="P673">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73">caseSensitiv: True if the pattern shall be matched case sensitively</text:p>
          <text:p text:style-name="P673"/>
        </text:list-item>
      </text:list>
      <text:h text:style-name="Heading_20_4" text:outline-level="4"><text:bookmark-start text:name="__RefHeading__6696_596565095"/>void textChangedSignal(String currentText)<text:bookmark-end text:name="__RefHeading__6696_596565095"/></text:h>
      <text:p text:style-name="P25">This signal is emitted if the text of the line edit has been changed. Scripts can connect a function to this signal.</text:p>
      <text:p text:style-name="P25"><text:soft-page-break/>Arguments:</text:p>
      <text:list xml:id="list145938188101408" text:continue-numbering="true" text:style-name="L30">
        <text:list-item>
          <text:p text:style-name="P515">currentText: The current text of the line edit</text:p>
          <text:p text:style-name="P515"/>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39">S</text:span>cript<text:span text:style-name="T239">L</text:span>ine<text:span text:style-name="T239">E</text:span>dit class:</text:p>
      <text:p text:style-name="P239"><text:span text:style-name="Absatz-Standardschriftart"><text:span text:style-name="T2">function textChangedSlot(text)</text:span></text:span></text:p>
      <text:p text:style-name="P239"><text:span text:style-name="Absatz-Standardschriftart"><text:span text:style-name="T2">{</text:span></text:span></text:p>
      <text:p text:style-name="P239"><text:span text:style-name="Absatz-Standardschriftart"><text:span text:style-name="T2"><text:tab/>UI_testTextEdit.append("textChangedSlot: " + text);</text:span></text:span></text:p>
      <text:p text:style-name="P239"><text:span text:style-name="Absatz-Standardschriftart"><text:span text:style-name="T2">}</text:span></text:span></text:p>
      <text:p text:style-name="P239"><text:span text:style-name="Absatz-Standardschriftart"><text:span text:style-name="T2">UI_lineEdit.addIntValidator(0, 2000);</text:span></text:span></text:p>
      <text:p text:style-name="P239"><text:span text:style-name="Absatz-Standardschriftart"><text:span text:style-name="T2">UI_lineEdit.textChangedSignal.connect(textChangedSlot);</text:span></text:span></text:p>
      <text:p text:style-name="P239"><text:span text:style-name="Absatz-Standardschriftart"><text:span text:style-name="T2">var text = UI_lineEdit.text()</text:span></text:span></text:p>
      <text:p text:style-name="P25"/>
      <text:h text:style-name="Heading_20_3" text:outline-level="3"><text:bookmark-start text:name="_Toc403041694"/><text:bookmark-start text:name="__RefHeading__6042_596565095"/>Script table widget<text:bookmark-end text:name="_Toc403041694"/><text:bookmark-end text:name="__RefHeading__6042_596565095"/></text:h>
      <text:p text:style-name="P114">A QTableWidget in the user interface file is passed to the worker script via a <text:span text:style-name="T239">S</text:span>cript<text:span text:style-name="T239">T</text:span>able<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5">Sets the text of one cell.</text:p>
      <text:p text:style-name="P25">Arguments:</text:p>
      <text:list xml:id="list145936875820945" text:continue-numbering="true" text:style-name="L30">
        <text:list-item>
          <text:p text:style-name="P515">row: The row of the cell</text:p>
        </text:list-item>
        <text:list-item>
          <text:p text:style-name="P515">column: The column of the cell</text:p>
        </text:list-item>
        <text:list-item>
          <text:p text:style-name="P515">text: The new text</text:p>
          <text:p text:style-name="P515"/>
        </text:list-item>
      </text:list>
      <text:h text:style-name="Heading_20_4" text:outline-level="4"><text:bookmark-start text:name="__RefHeading__6704_596565095"/>void setVerticalHeaderLabel(int row, String text)<text:bookmark-end text:name="__RefHeading__6704_596565095"/></text:h>
      <text:p text:style-name="P25">Sets a vertical header label.</text:p>
      <text:p text:style-name="P25">Arguments:</text:p>
      <text:list xml:id="list145936426155767" text:continue-numbering="true" text:style-name="L30">
        <text:list-item>
          <text:p text:style-name="P515">row: The row of the header</text:p>
        </text:list-item>
        <text:list-item>
          <text:p text:style-name="P515">text: The new text</text:p>
          <text:p text:style-name="P515"/>
        </text:list-item>
      </text:list>
      <text:h text:style-name="Heading_20_4" text:outline-level="4"><text:bookmark-start text:name="__RefHeading__6706_596565095"/>void setHorizontalHeaderLabel(int column, String text)<text:bookmark-end text:name="__RefHeading__6706_596565095"/></text:h>
      <text:p text:style-name="P25">Sets a horizontal header label.</text:p>
      <text:p text:style-name="P25">Arguments:</text:p>
      <text:list xml:id="list145936252572839" text:continue-numbering="true" text:style-name="L30">
        <text:list-item>
          <text:p text:style-name="P515">column: the column of the header</text:p>
        </text:list-item>
        <text:list-item>
          <text:p text:style-name="P515">text: The new text</text:p>
          <text:p text:style-name="P515"/>
        </text:list-item>
      </text:list>
      <text:h text:style-name="Heading_20_4" text:outline-level="4"><text:bookmark-start text:name="__RefHeading__6708_596565095"/><text:soft-page-break/>void setCellEditable(int row, int column, bool editable)<text:bookmark-end text:name="__RefHeading__6708_596565095"/></text:h>
      <text:p text:style-name="P25">Makes on cell editable or not editable.</text:p>
      <text:p text:style-name="P25">Arguments:</text:p>
      <text:list xml:id="list145937591248914" text:continue-numbering="true" text:style-name="L30">
        <text:list-item>
          <text:p text:style-name="P515">row: The row of the cell</text:p>
        </text:list-item>
        <text:list-item>
          <text:p text:style-name="P515">column: The column of the cell</text:p>
        </text:list-item>
        <text:list-item>
          <text:p text:style-name="P515">editable: True=editable, false=not editable</text:p>
          <text:p text:style-name="P515"/>
        </text:list-item>
      </text:list>
      <text:h text:style-name="Heading_20_4" text:outline-level="4"><text:bookmark-start text:name="__RefHeading__6710_596565095"/>void setRowCount(int rows)<text:bookmark-end text:name="__RefHeading__6710_596565095"/></text:h>
      <text:p text:style-name="P25">Sets the row count.</text:p>
      <text:p text:style-name="P25">Arguments:</text:p>
      <text:list xml:id="list145936569794061" text:continue-numbering="true" text:style-name="L30">
        <text:list-item>
          <text:p text:style-name="P659">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5">Sets the column count. </text:p>
      <text:p text:style-name="P25">Arguments:</text:p>
      <text:list xml:id="list145937518493385" text:continue-numbering="true" text:style-name="L30">
        <text:list-item>
          <text:p text:style-name="P659">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600" text:outline-level="4">void <text:span text:style-name="T321">insertRowWithContent(int row, StringList texts, StringList backgroundColors, StringList foregroundColors)</text:span></text:h>
      <text:p text:style-name="P187">This function inserts one row at row and fills the cells with content.</text:p>
      <text:p text:style-name="P187"><text:span text:style-name="T322">Note: </text:span>Possible colors are: black, white, gray, red, green, blue, cyan, magenta and yellow.</text:p>
      <text:p text:style-name="P186">Arguments:</text:p>
      <text:list xml:id="list145937380970861" text:continue-numbering="true" text:style-name="L30">
        <text:list-item>
          <text:p text:style-name="P516">row: The row </text:p>
        </text:list-item>
        <text:list-item>
          <text:p text:style-name="P523">texts: The texts of the cells</text:p>
        </text:list-item>
        <text:list-item>
          <text:p text:style-name="P523">backgroundColors: The background colors of the cells</text:p>
        </text:list-item>
        <text:list-item>
          <text:p text:style-name="P523">foregroundColors: The foreground colors of the cells</text:p>
        </text:list-item>
      </text:list>
      <text:p text:style-name="P188">Example:</text:p>
      <text:p text:style-name="P299"><text:span text:style-name="Absatz-Standardschriftart"><text:span text:style-name="T26">UI_testSendTableWidget.insertRowWithContent(1, Array("text1", "text2"), Array("red", "green"), Array("white", "black"));</text:span></text:span></text:p>
      <text:p text:style-name="P299"><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text:soft-page-break/>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5">Sets the background color of a single cell.</text:p>
      <text:p text:style-name="P25">Arguments:</text:p>
      <text:list xml:id="list145937277372412" text:continue-numbering="true" text:style-name="L30">
        <text:list-item>
          <text:p text:style-name="P515">color: The color, possible values are: black, white, gray, red, green, blue, cyan, magenta and yellow</text:p>
        </text:list-item>
        <text:list-item>
          <text:p text:style-name="P515">row: The row of the cell</text:p>
        </text:list-item>
        <text:list-item>
          <text:p text:style-name="P515">column: The column of the cell</text:p>
        </text:list-item>
      </text:list>
      <text:p text:style-name="P25">Example:</text:p>
      <text:p text:style-name="P239"><text:span text:style-name="Absatz-Standardschriftart"><text:span text:style-name="T2">UI_testSetTextLineEdit.setBackgroundColor("red", 0, 0);</text:span></text:span></text:p>
      <text:p text:style-name="P239"><text:span text:style-name="Absatz-Standardschriftart"><text:span text:style-name="T2"/></text:span></text:p>
      <text:h text:style-name="Heading_20_4" text:outline-level="4">void setCellForegroundColor(String color, int row, int column)</text:h>
      <text:p text:style-name="P25">Sets the foreground color of a single cell.</text:p>
      <text:p text:style-name="P25">Arguments:</text:p>
      <text:list xml:id="list145936914727392" text:continue-numbering="true" text:style-name="L30">
        <text:list-item>
          <text:p text:style-name="P515">color: The color, possible values are: black, white, gray, red, green, blue, cyan, magenta and yellow</text:p>
        </text:list-item>
        <text:list-item>
          <text:p text:style-name="P515">row: The row of the cell</text:p>
        </text:list-item>
        <text:list-item>
          <text:p text:style-name="P515">column: The column of the cell</text:p>
        </text:list-item>
      </text:list>
      <text:p text:style-name="P25">Example:</text:p>
      <text:p text:style-name="P239"><text:span text:style-name="Absatz-Standardschriftart"><text:span text:style-name="T2">UI_testSetTextLineEdit.setBackgroundColor("red", 0, 0);</text:span></text:span></text:p>
      <text:p text:style-name="P239"><text:span text:style-name="Absatz-Standardschriftart"><text:span text:style-name="T2"/></text:span></text:p>
      <text:h text:style-name="Heading_20_4" text:outline-level="4">void sortItems(int column, bool ascendingOrder=true)</text:h>
      <text:p text:style-name="P25">Sorts the items in the widget in the specified order(true=AscendingOrder, false=DescendingOrder) by the values in the given column.</text:p>
      <text:p text:style-name="P25">Arguments:</text:p>
      <text:list xml:id="list145937258298671" text:continue-numbering="true" text:style-name="L30">
        <text:list-item>
          <text:p text:style-name="P515">column: The column</text:p>
        </text:list-item>
        <text:list-item>
          <text:p text:style-name="P515">ascendingOrder: <text:s/>true=AscendingOrder, false=DescendingOrder</text:p>
        </text:list-item>
      </text:list>
      <text:p text:style-name="P25"/>
      <text:h text:style-name="Heading_20_4" text:outline-level="4">void resizeColumnToContents(int column)</text:h>
      <text:p text:style-name="P25">Resizes the column given to the size of its contents.</text:p>
      <text:p text:style-name="P25">Arguments:</text:p>
      <text:list xml:id="list145936470862637" text:continue-numbering="true" text:style-name="L30">
        <text:list-item>
          <text:p text:style-name="P515">column: The column</text:p>
        </text:list-item>
      </text:list>
      <text:p text:style-name="P25"/>
      <text:h text:style-name="Heading_20_4" text:outline-level="4">void resizeRowToContents(int row)</text:h>
      <text:p text:style-name="P25">Resizes the row given to the size of its contents.</text:p>
      <text:p text:style-name="P25">Arguments:</text:p>
      <text:list xml:id="list145937611626176" text:continue-numbering="true" text:style-name="L30">
        <text:list-item>
          <text:p text:style-name="P515">row: The row</text:p>
          <text:p text:style-name="P515"/>
        </text:list-item>
      </text:list>
      <text:h text:style-name="Heading_20_4" text:outline-level="4">void setRowHeight(int row, int height)</text:h>
      <text:p text:style-name="P25">Sets the height of the given row to be height.</text:p>
      <text:p text:style-name="P25">Arguments:</text:p>
      <text:list xml:id="list145937870376695" text:continue-numbering="true" text:style-name="L30">
        <text:list-item>
          <text:p text:style-name="P515">row: The row</text:p>
        </text:list-item>
        <text:list-item>
          <text:p text:style-name="P515">height: The height</text:p>
        </text:list-item>
      </text:list>
      <text:p text:style-name="P25"/>
      <text:h text:style-name="Heading_20_4" text:outline-level="4"><text:soft-page-break/>int rowHeight(int row)</text:h>
      <text:p text:style-name="P25">Returns the height of the given row.</text:p>
      <text:p text:style-name="P25"/>
      <text:h text:style-name="Heading_20_4" text:outline-level="4">void setColumnWidth(int column, int width)</text:h>
      <text:p text:style-name="P25">Sets the width of the given column to be width.</text:p>
      <text:p text:style-name="P25">Arguments:</text:p>
      <text:list xml:id="list145936907087571" text:continue-numbering="true" text:style-name="L30">
        <text:list-item>
          <text:p text:style-name="P515">column: The column</text:p>
        </text:list-item>
        <text:list-item>
          <text:p text:style-name="P515">width: The width</text:p>
        </text:list-item>
      </text:list>
      <text:p text:style-name="P25"/>
      <text:h text:style-name="Heading_20_4" text:outline-level="4">int columnWidth(int column)</text:h>
      <text:p text:style-name="P25">Returns the width of the given column.</text:p>
      <text:p text:style-name="P25"/>
      <text:h text:style-name="Heading_20_4" text:outline-level="4">int frameWidth(void)</text:h>
      <text:p text:style-name="P25">Returns the width of the frame that is drawn.</text:p>
      <text:p text:style-name="P25"/>
      <text:h text:style-name="Heading_20_4" text:outline-level="4">int verticalHeaderWidth(void)</text:h>
      <text:p text:style-name="P25">Returns the width of the vertical header.</text:p>
      <text:p text:style-name="P25"/>
      <text:h text:style-name="Heading_20_4" text:outline-level="4">int verticalScrollBarWidth(void)</text:h>
      <text:p text:style-name="P25">Returns the width of the vertical scroll bar.</text:p>
      <text:p text:style-name="P25"/>
      <text:h text:style-name="Heading_20_4" text:outline-level="4">bool isVerticalScrollBarVisible(void)</text:h>
      <text:p text:style-name="P25">Returns true if the vertical scroll bar is visible.</text:p>
      <text:p text:style-name="P25"/>
      <text:h text:style-name="Heading_20_4" text:outline-level="4"><text:bookmark-start text:name="__RefHeading__19754_1541510536"/>bool insertWidget(int row, int column, String type)<text:bookmark-end text:name="__RefHeading__19754_1541510536"/></text:h>
      <text:p text:style-name="P25">Creates and inserts a script widget into a table cell.</text:p>
      <text:p text:style-name="Standard">Note: To access the cell widget <text:span text:style-name="Absatz-Standardschriftart"><text:span text:style-name="T99"><text:bookmark-ref text:reference-format="text" text:ref-name="__RefHeading__19610_1541510536">ScriptWidget* getWidget(int row, int column)</text:bookmark-ref></text:span></text:span> must be used.</text:p>
      <text:p text:style-name="P25">Arguments:</text:p>
      <text:list xml:id="list145936664830212" text:continue-numbering="true" text:style-name="L30">
        <text:list-item>
          <text:p text:style-name="P515">row: The row of the cell</text:p>
        </text:list-item>
        <text:list-item>
          <text:p text:style-name="P515">column: The column of the cell</text:p>
        </text:list-item>
        <text:list-item>
          <text:p text:style-name="P515">type: The type of the created widget. Possible type values are:</text:p>
          <text:list>
            <text:list-item>
              <text:p text:style-name="P515">LineEdit</text:p>
            </text:list-item>
            <text:list-item>
              <text:p text:style-name="P515">ComboBox</text:p>
            </text:list-item>
            <text:list-item>
              <text:p text:style-name="P515">Button</text:p>
            </text:list-item>
            <text:list-item>
              <text:p text:style-name="P515">CheckBox</text:p>
            </text:list-item>
            <text:list-item>
              <text:p text:style-name="P515">SpinBox</text:p>
            </text:list-item>
            <text:list-item>
              <text:p text:style-name="P515">DoubleSpinBox</text:p>
            </text:list-item>
            <text:list-item>
              <text:p text:style-name="P515">VerticalSlider</text:p>
            </text:list-item>
            <text:list-item>
              <text:p text:style-name="P515">HorizontalSlider</text:p>
            </text:list-item>
            <text:list-item>
              <text:p text:style-name="P515">TimeEdit</text:p>
            </text:list-item>
            <text:list-item>
              <text:p text:style-name="P515">DateEdit</text:p>
            </text:list-item>
            <text:list-item>
              <text:p text:style-name="P515">DateTimeEdit</text:p>
            </text:list-item>
            <text:list-item>
              <text:p text:style-name="P515">CalendarWidget</text:p>
            </text:list-item>
            <text:list-item>
              <text:p text:style-name="P515">TextEdit</text:p>
            </text:list-item>
            <text:list-item>
              <text:p text:style-name="P515"><text:soft-page-break/>Dial</text:p>
            </text:list-item>
          </text:list>
        </text:list-item>
      </text:list>
      <text:p text:style-name="P25">Return: True on success</text:p>
      <text:p text:style-name="P25">Example:</text:p>
      <text:p text:style-name="P239"><text:span text:style-name="Absatz-Standardschriftart"><text:span text:style-name="T2">function TableCheckBoxClicked(checked)</text:span></text:span></text:p>
      <text:p text:style-name="P239"><text:span text:style-name="Absatz-Standardschriftart"><text:span text:style-name="T2">{</text:span></text:span></text:p>
      <text:p text:style-name="P239"><text:span text:style-name="Absatz-Standardschriftart"><text:span text:style-name="T2"><text:tab/>UI_testTextEdit.append("TableCheckBoxClicked: " + checked);</text:span></text:span></text:p>
      <text:p text:style-name="P239"><text:span text:style-name="Absatz-Standardschriftart"><text:span text:style-name="T2">}</text:span></text:span></text:p>
      <text:p text:style-name="P239"><text:span text:style-name="Absatz-Standardschriftart"><text:span text:style-name="T2">UI_testSendTableWidget.insertWidget(3, 1, "CheckBox");</text:span></text:span></text:p>
      <text:p text:style-name="P239"><text:span text:style-name="Absatz-Standardschriftart"><text:span text:style-name="T2">var UI_tableCheckBox1 = UI_testSendTableWidget.getWidget(3, 1);</text:span></text:span></text:p>
      <text:p text:style-name="P239"><text:span text:style-name="Absatz-Standardschriftart"><text:span text:style-name="T2">if(typeof UI_tableCheckBox1 != 'undefined')</text:span></text:span></text:p>
      <text:p text:style-name="P239"><text:span text:style-name="Absatz-Standardschriftart"><text:span text:style-name="T2">{</text:span></text:span></text:p>
      <text:p text:style-name="P239"><text:span text:style-name="Absatz-Standardschriftart"><text:span text:style-name="T2"><text:tab/>UI_tableComboBox1.addItem("val1");</text:span></text:span></text:p>
      <text:p text:style-name="P239"><text:span text:style-name="Absatz-Standardschriftart"><text:span text:style-name="T2"><text:tab/>UI_tableCheckBox1.clickedSignal.connect(TableCheckBoxClicked)</text:span></text:span></text:p>
      <text:p text:style-name="P239"><text:span text:style-name="Absatz-Standardschriftart"><text:span text:style-name="T2">}</text:span></text:span></text:p>
      <text:p text:style-name="P239"><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5">Returns the cell widget. If the cell has no widget then 'invalid' is returned.</text:p>
      <text:p text:style-name="Standard">Example: see <text:span text:style-name="Absatz-Standardschriftart"><text:span text:style-name="T99"><text:bookmark-ref text:reference-format="text" text:ref-name="__RefHeading__19754_1541510536">bool insertWidget(int row, int column, String type)</text:bookmark-ref></text:span></text:span><text:span text:style-name="Absatz-Standardschriftart"><text:span text:style-name="T99">.</text:span></text:span></text:p>
      <text:p text:style-name="Standard"><text:span text:style-name="Absatz-Standardschriftart"><text:span text:style-name="T1">Note: To determine the class name of the returned ScriptWidget </text:span></text:span><text:span text:style-name="Absatz-Standardschriftart"><text:span text:style-name="T9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5">Sets the icon of a single cell.</text:p>
      <text:p text:style-name="P25">Arguments:</text:p>
      <text:list xml:id="list145937693147758" text:continue-numbering="true" text:style-name="L30">
        <text:list-item>
          <text:p text:style-name="P673">row: The row of the cell</text:p>
        </text:list-item>
        <text:list-item>
          <text:p text:style-name="P673">column: The column of the cell</text:p>
        </text:list-item>
        <text:list-item>
          <text:p text:style-name="P673">iconFileName: The path to the item icon</text:p>
        </text:list-item>
      </text:list>
      <text:p text:style-name="P219"/>
      <text:h text:style-name="Heading_20_4" text:outline-level="4">void rowsCanBeMovedByUser(bool canBeMoved)</text:h>
      <text:p text:style-name="P25">If set to true the user can move a selected row up or down (while holding the left mouse button at the row and moving the mouse up and/or down).</text:p>
      <text:p text:style-name="P25">Arguments:</text:p>
      <text:list xml:id="list145936297259689" text:continue-numbering="true" text:style-name="L30">
        <text:list-item>
          <text:p text:style-name="P673">canBeMoved: True for moving selected rows</text:p>
        </text:list-item>
      </text:list>
      <text:p text:style-name="P219"/>
      <text:h text:style-name="Heading_20_4" text:outline-level="4">Array&lt;ScriptTableCellPosition&gt; getAllSelectedCells(void)</text:h>
      <text:p text:style-name="P25">Returns an array which contains the the rows and columns of the selected cells. The array contains one ScriptTableCellPosition object for every selected cell. </text:p>
      <text:p text:style-name="P25">The ScriptTableCellPosition object has to attributes which can be accessed: row and column.</text:p>
      <text:p text:style-name="Standard">Example: see <text:span text:style-name="Absatz-Standardschriftart"><text:span text:style-name="T99"><text:bookmark-ref text:reference-format="text" text:ref-name="__RefHeading__20911_1541510536">void cellChangedSignal (void)</text:bookmark-ref></text:span></text:span>.</text:p>
      <text:h text:style-name="P641" text:outline-level="4"><text:bookmark-start text:name="__RefHeading__20911_1541510536"/>void cellChangedSignal (void)<text:bookmark-end text:name="__RefHeading__20911_1541510536"/></text:h>
      <text:p text:style-name="P239">This signal is emitted if a cell has been changed. Scripts can connect a function to this signal.</text:p>
      <text:p text:style-name="P25">Example:</text:p>
      <text:p text:style-name="P239"><text:span text:style-name="Absatz-Standardschriftart"><text:span text:style-name="T2">function ReceiveTableSelectionChanged()</text:span></text:span></text:p>
      <text:p text:style-name="P239"><text:span text:style-name="Absatz-Standardschriftart"><text:span text:style-name="T2">{<text:tab/></text:span></text:span></text:p>
      <text:p text:style-name="P239"><text:span text:style-name="Absatz-Standardschriftart"><text:span text:style-name="T2"><text:tab/>var cells = UI_testReceiveTableWidget.getAllSelectedCells();</text:span></text:span></text:p>
      <text:p text:style-name="P239"><text:span text:style-name="Absatz-Standardschriftart"><text:span text:style-name="T2"><text:tab/>for(var i = 0; i &lt; cells.length; i++)</text:span></text:span></text:p>
      <text:p text:style-name="P239"><text:span text:style-name="Absatz-Standardschriftart"><text:span text:style-name="T2"><text:tab/>{</text:span></text:span></text:p>
      <text:p text:style-name="P239"><text:span text:style-name="Absatz-Standardschriftart"><text:span text:style-name="T2"><text:tab/><text:tab/>UI_testTextEdit.append('column: ' + cells[i].column + ' <text:s/>row: ' <text:tab/><text:tab/><text:tab/><text:tab/><text:tab/><text:tab/><text:tab/><text:tab/> + cells[i].row);</text:span></text:span></text:p>
      <text:p text:style-name="P239"><text:soft-page-break/><text:span text:style-name="Absatz-Standardschriftart"><text:span text:style-name="T2"><text:tab/>}</text:span></text:span></text:p>
      <text:p text:style-name="P239"><text:span text:style-name="Absatz-Standardschriftart"><text:span text:style-name="T2"><text:tab/></text:span></text:span></text:p>
      <text:p text:style-name="P239"><text:span text:style-name="Absatz-Standardschriftart"><text:span text:style-name="T2">}</text:span></text:span></text:p>
      <text:p text:style-name="P239"><text:span text:style-name="Absatz-Standardschriftart"><text:span text:style-name="T2">UI_testSendTableWidget.cellSelectionChangedSignal.connect(SendTableSelectionChanged)</text:span></text:span></text:p>
      <text:p text:style-name="P239"/>
      <text:h text:style-name="Heading_20_4" text:outline-level="4">void cellPressedSignal(int row, int column)</text:h>
      <text:p text:style-name="P25">This signal is emitted if the user has pressed a cell. Scripts can connect a function to this signal.</text:p>
      <text:p text:style-name="P25">Arguments:</text:p>
      <text:list xml:id="list145936699701484" text:continue-numbering="true" text:style-name="L30">
        <text:list-item>
          <text:p text:style-name="P515">row: The row of the cell</text:p>
        </text:list-item>
        <text:list-item>
          <text:p text:style-name="P515">column: The column of the cell</text:p>
          <text:p text:style-name="P515"/>
        </text:list-item>
      </text:list>
      <text:h text:style-name="Heading_20_4" text:outline-level="4"><text:bookmark-start text:name="__RefHeading__6730_596565095"/>void cellClickedSignal (int row, int column)<text:bookmark-end text:name="__RefHeading__6730_596565095"/></text:h>
      <text:p text:style-name="P25">This signal is emitted if the user has clicked a cell. Scripts can connect a function to this signal.</text:p>
      <text:p text:style-name="P25">Arguments:</text:p>
      <text:list xml:id="list145937202927103" text:continue-numbering="true" text:style-name="L30">
        <text:list-item>
          <text:p text:style-name="P515">row: The row of the cell</text:p>
        </text:list-item>
        <text:list-item>
          <text:p text:style-name="P515">column: The column of the cell</text:p>
          <text:p text:style-name="P515"/>
        </text:list-item>
      </text:list>
      <text:h text:style-name="Heading_20_4" text:outline-level="4"><text:bookmark-start text:name="__RefHeading__6732_596565095"/>void cellDoubleClickedSignal (int row, int column)<text:bookmark-end text:name="__RefHeading__6732_596565095"/></text:h>
      <text:p text:style-name="P25">This signal is emitted if the user has double clicked a cell. Scripts can connect a function to this signal.</text:p>
      <text:p text:style-name="P25">Arguments:</text:p>
      <text:list xml:id="list145938238704412" text:continue-numbering="true" text:style-name="L30">
        <text:list-item>
          <text:p text:style-name="P515">row: The row of the cell</text:p>
        </text:list-item>
        <text:list-item>
          <text:p text:style-name="P515">column: The column of the cell</text:p>
          <text:p text:style-name="P515"/>
        </text:list-item>
      </text:list>
      <text:h text:style-name="Heading_20_4" text:outline-level="4"><text:bookmark-start text:name="__RefHeading__6734_596565095"/>void cellChangedSignal (int row, int column)<text:bookmark-end text:name="__RefHeading__6734_596565095"/></text:h>
      <text:p text:style-name="P25">This signal is emitted if a cell has been changed. Scripts can connect a function to this signal.</text:p>
      <text:p text:style-name="P25">Arguments:</text:p>
      <text:list xml:id="list145936959131048" text:continue-numbering="true" text:style-name="L30">
        <text:list-item>
          <text:p text:style-name="P515">row: The row of the cell</text:p>
        </text:list-item>
        <text:list-item>
          <text:p text:style-name="P515">column: The column of the cell</text:p>
        </text:list-item>
      </text:list>
      <text:p text:style-name="P25"/>
      <text:h text:style-name="Heading_20_4" text:outline-level="4">void horizontalHeaderSectionResizedSignal(int logicalIndex, int oldSize, int newSize)</text:h>
      <text:p text:style-name="P25">This signal is emitted if a horizontal header section is resized. Scripts can connect a function to this signal.</text:p>
      <text:p text:style-name="P25">Arguments:</text:p>
      <text:list xml:id="list145938220303625" text:continue-numbering="true" text:style-name="L30">
        <text:list-item>
          <text:p text:style-name="P515">logicalIndex: The section's logical number</text:p>
        </text:list-item>
        <text:list-item>
          <text:p text:style-name="P515">oldSize: The old size</text:p>
        </text:list-item>
        <text:list-item>
          <text:p text:style-name="P515">newSize: The new size</text:p>
        </text:list-item>
      </text:list>
      <text:p text:style-name="P25"/>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39">S</text:span>cript<text:span text:style-name="T239">T</text:span>able<text:span text:style-name="T239">W</text:span>idget class:</text:p>
      <text:p text:style-name="P239"><text:span text:style-name="Absatz-Standardschriftart"><text:span text:style-name="T2">function tableWidgetCellChanged (row, column)</text:span></text:span></text:p>
      <text:p text:style-name="P239"><text:span text:style-name="Absatz-Standardschriftart"><text:span text:style-name="T2">{</text:span></text:span></text:p>
      <text:p text:style-name="P239"><text:span text:style-name="Absatz-Standardschriftart"><text:span text:style-name="T2"><text:tab/>UI_testTextEdit.append("tableWidgetCellChanged: " + </text:span></text:span></text:p>
      <text:p text:style-name="P239"><text:span text:style-name="Absatz-Standardschriftart"><text:span text:style-name="T2"><text:tab/><text:tab/><text:tab/><text:tab/><text:tab/>UI_tableWidget.getText(row, column));</text:span></text:span></text:p>
      <text:p text:style-name="P239"><text:span text:style-name="Absatz-Standardschriftart"><text:span text:style-name="T2">}</text:span></text:span></text:p>
      <text:p text:style-name="P239"><text:span text:style-name="Absatz-Standardschriftart"><text:span text:style-name="T2">UI_tableWidget.setRowCount(2);</text:span></text:span></text:p>
      <text:p text:style-name="P239"><text:span text:style-name="Absatz-Standardschriftart"><text:span text:style-name="T2">UI_tableWidget.setColumnCount(2);</text:span></text:span></text:p>
      <text:p text:style-name="P239"><text:span text:style-name="Absatz-Standardschriftart"><text:span text:style-name="T2">UI_tableWidget.setVerticalHeaderLabel(0, "ver1");</text:span></text:span></text:p>
      <text:p text:style-name="P239"><text:span text:style-name="Absatz-Standardschriftart"><text:span text:style-name="T2">UI_tableWidget.setVerticalHeaderLabel(1, "ver2");</text:span></text:span></text:p>
      <text:p text:style-name="P239"><text:soft-page-break/><text:span text:style-name="Absatz-Standardschriftart"><text:span text:style-name="T2">UI_tableWidget.setHorizontalHeaderLabel(0, "hor1");</text:span></text:span></text:p>
      <text:p text:style-name="P239"><text:span text:style-name="Absatz-Standardschriftart"><text:span text:style-name="T2">UI_tableWidget.setHorizontalHeaderLabel(1, "hor2");</text:span></text:span></text:p>
      <text:p text:style-name="P239"><text:span text:style-name="Absatz-Standardschriftart"><text:span text:style-name="T2">UI_tableWidget.setCellEditable(0,0, false);</text:span></text:span></text:p>
      <text:p text:style-name="P239"><text:span text:style-name="Absatz-Standardschriftart"><text:span text:style-name="T2">UI_tableWidget.setCellEditable(1,0, false);</text:span></text:span></text:p>
      <text:p text:style-name="P239"><text:span text:style-name="Absatz-Standardschriftart"><text:span text:style-name="T2">UI_tableWidget.insertRow(UI_testSendTableWidget.rowCount() )</text:span></text:span></text:p>
      <text:p text:style-name="P239"><text:span text:style-name="Absatz-Standardschriftart"><text:span text:style-name="T2">UI_tableWidget.setHorizontalHeaderLabel(2, "hor3");</text:span></text:span></text:p>
      <text:p text:style-name="P239"><text:span text:style-name="Absatz-Standardschriftart"><text:span text:style-name="T2">UI_tableWidget.setText(0, 0, "test1");</text:span></text:span></text:p>
      <text:p text:style-name="P239"><text:span text:style-name="Absatz-Standardschriftart"><text:span text:style-name="T2">UI_tableWidget.setText(1, 0, "test2");</text:span></text:span></text:p>
      <text:p text:style-name="P239"><text:span text:style-name="Absatz-Standardschriftart"><text:span text:style-name="T2">UI_tableWidget.setText(2, 0, "test3")</text:span></text:span></text:p>
      <text:p text:style-name="P239"><text:span text:style-name="Absatz-Standardschriftart"><text:span text:style-name="T2">UI_tableWidget.cellChangedSignal.connect(UI_tableWidgetCellChanged);</text:span></text:span></text:p>
      <text:p text:style-name="P239"><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39"><text:span text:style-name="Absatz-Standardschriftart"><text:span text:style-name="T2">//Adjust the width of the right column, so that all columns fit in the complete table.</text:span></text:span></text:p>
      <text:p text:style-name="P239"><text:span text:style-name="Absatz-Standardschriftart"><text:span text:style-name="T2">function adjustTableColmnWidth()</text:span></text:span></text:p>
      <text:p text:style-name="P239"><text:span text:style-name="Absatz-Standardschriftart"><text:span text:style-name="T2">{</text:span></text:span></text:p>
      <text:p text:style-name="P239"><text:span text:style-name="Absatz-Standardschriftart"><text:span text:style-name="T2"><text:tab/>var verticalScrollBarWidth = 0;</text:span></text:span></text:p>
      <text:p text:style-name="P239"><text:span text:style-name="Absatz-Standardschriftart"><text:span text:style-name="T2"><text:tab/>if(UI_TableWidget.isVerticalScrollBarVisible())</text:span></text:span></text:p>
      <text:p text:style-name="P239"><text:span text:style-name="Absatz-Standardschriftart"><text:span text:style-name="T2"><text:tab/>{</text:span></text:span></text:p>
      <text:p text:style-name="P239"><text:span text:style-name="Absatz-Standardschriftart"><text:span text:style-name="T2"><text:tab/>verticalScrollBarWidth = UI_TableWidget.verticalScrollBarWidth();</text:span></text:span></text:p>
      <text:p text:style-name="P239"><text:span text:style-name="Absatz-Standardschriftart"><text:span text:style-name="T2"><text:tab/>}</text:span></text:span></text:p>
      <text:p text:style-name="P239"><text:span text:style-name="Absatz-Standardschriftart"><text:span text:style-name="T2"><text:tab/>UI_TableWidget.setColumnWidth(1, UI_TableWidget.width() -</text:span></text:span></text:p>
      <text:p text:style-name="P239"><text:span text:style-name="Absatz-Standardschriftart"><text:span text:style-name="T2"><text:s text:c="27"/><text:tab/>(UI_TableWidget.columnWidth(0)</text:span></text:span></text:p>
      <text:p text:style-name="P239"><text:span text:style-name="Absatz-Standardschriftart"><text:span text:style-name="T2"><text:tab/><text:tab/><text:tab/><text:tab/><text:tab/>+ 2 * UI_TableWidget.frameWidth()</text:span></text:span></text:p>
      <text:p text:style-name="P239"><text:span text:style-name="Absatz-Standardschriftart"><text:span text:style-name="T2"><text:s text:c="27"/><text:tab/>+ UI_TableWidget.verticalHeaderWidth() </text:span></text:span></text:p>
      <text:p text:style-name="P239"><text:span text:style-name="Absatz-Standardschriftart"><text:span text:style-name="T2"><text:s text:c="33"/>+ verticalScrollBarWidth));</text:span></text:span></text:p>
      <text:p text:style-name="P239"><text:span text:style-name="Absatz-Standardschriftart"><text:span text:style-name="T2">}</text:span></text:span></text:p>
      <text:p text:style-name="P239"><text:span text:style-name="Absatz-Standardschriftart"><text:span text:style-name="T2"/></text:span></text:p>
      <text:p text:style-name="P239"><text:span text:style-name="Absatz-Standardschriftart"><text:span text:style-name="T2">//The width of a header has been changed.</text:span></text:span></text:p>
      <text:p text:style-name="P239"><text:span text:style-name="Absatz-Standardschriftart"><text:span text:style-name="T2">function UI_tableHorizontalHeaderSectionResizedSignal(logicalIndex, oldSize, newSize)</text:span></text:span></text:p>
      <text:p text:style-name="P239"><text:span text:style-name="Absatz-Standardschriftart"><text:span text:style-name="T2">{</text:span></text:span></text:p>
      <text:p text:style-name="P239"><text:span text:style-name="Absatz-Standardschriftart"><text:span text:style-name="T2"><text:tab/>adjustSendTableColmnWidth();</text:span></text:span></text:p>
      <text:p text:style-name="P239"><text:span text:style-name="Absatz-Standardschriftart"><text:span text:style-name="T2">}</text:span></text:span></text:p>
      <text:p text:style-name="P239"><text:span text:style-name="Absatz-Standardschriftart"><text:span text:style-name="T2">//Start a timer which periodically calls adjustTableColmnWidth(if the dialog/table </text:span></text:span></text:p>
      <text:p text:style-name="P239"><text:span text:style-name="Absatz-Standardschriftart"><text:span text:style-name="T2">//size has been changed the columns have to be adjusted)</text:span></text:span></text:p>
      <text:p text:style-name="P239"><text:span text:style-name="Absatz-Standardschriftart"><text:span text:style-name="T2">var tableAdjustWidthTimer = scriptThread.createTimer()</text:span></text:span></text:p>
      <text:p text:style-name="P239"><text:span text:style-name="Absatz-Standardschriftart"><text:span text:style-name="T2">tableAdjustWidthTimer.timeout.connect(adjustTableColmnWidth)</text:span></text:span></text:p>
      <text:p text:style-name="P239"><text:span text:style-name="Absatz-Standardschriftart"><text:span text:style-name="T2">tableAdjustWidthTimer.start(200);</text:span></text:span></text:p>
      <text:p text:style-name="P239"><text:span text:style-name="Absatz-Standardschriftart"><text:span text:style-name="T2"/></text:span></text:p>
      <text:p text:style-name="P239"><text:span text:style-name="Absatz-Standardschriftart"><text:span text:style-name="T2">UI_testSendTableWidget.horizontalHeaderSectionResizedSignal.connect(UI_tableHorizontalHeaderSectionResizedSignal)</text:span></text:span></text:p>
      <text:p text:style-name="P239"><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4">A QListWidget in the user interface file is passed to the worker script via a <text:span text:style-name="T239">S</text:span>cript<text:span text:style-name="T239">L</text:span>ist<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text:soft-page-break/></text:p>
      <text:h text:style-name="Heading_20_4" text:outline-level="4"><text:bookmark-start text:name="__RefHeading__6700_5965650951"/>void insertNewItem (int row, String itemText, String iconFileName)<text:bookmark-end text:name="__RefHeading__6700_5965650951"/></text:h>
      <text:p text:style-name="P25">Inserts a new list item.</text:p>
      <text:p text:style-name="P25">Arguments:</text:p>
      <text:list xml:id="list145936525771135" text:continue-numbering="true" text:style-name="L30">
        <text:list-item>
          <text:p text:style-name="P515">row: The row of the new item</text:p>
        </text:list-item>
        <text:list-item>
          <text:p text:style-name="P515">itemText: The text of the new item</text:p>
        </text:list-item>
        <text:list-item>
          <text:p text:style-name="P515">iconFileName: The path to the item icon (if empty then no icon will be added)</text:p>
          <text:p text:style-name="P673"/>
        </text:list-item>
      </text:list>
      <text:h text:style-name="Heading_20_4" text:outline-level="4"><text:bookmark-start text:name="__RefHeading__6702_5965650951"/>int rowCount(void)<text:bookmark-end text:name="__RefHeading__6702_5965650951"/></text:h>
      <text:p text:style-name="P25">Returns the number of rows in the list widget.</text:p>
      <text:p text:style-name="P25"/>
      <text:h text:style-name="Heading_20_4" text:outline-level="4">void removeItem(int row)</text:h>
      <text:p text:style-name="P25">Removes a item from the list widget.</text:p>
      <text:p text:style-name="P25">Arguments:</text:p>
      <text:list xml:id="list145937311267237" text:continue-numbering="true" text:style-name="L30">
        <text:list-item>
          <text:p text:style-name="P515">row: The row of the item</text:p>
          <text:p text:style-name="P768"/>
        </text:list-item>
      </text:list>
      <text:h text:style-name="Heading_20_4" text:outline-level="4">int currentSelectedRow(void)</text:h>
      <text:p text:style-name="P239">Returns the current selected row.</text:p>
      <text:p text:style-name="P239"/>
      <text:h text:style-name="Heading_20_4" text:outline-level="4">void setCurrentRow(int row)</text:h>
      <text:p text:style-name="P25">Sets the current selected row.</text:p>
      <text:p text:style-name="P25">Arguments:</text:p>
      <text:list xml:id="list145937562678219" text:continue-numbering="true" text:style-name="L30">
        <text:list-item>
          <text:p text:style-name="P515">row: The row of the item</text:p>
          <text:p text:style-name="P768"/>
        </text:list-item>
      </text:list>
      <text:h text:style-name="Heading_20_4" text:outline-level="4">void clear(void)</text:h>
      <text:p text:style-name="P239">Clears the list widget.</text:p>
      <text:p text:style-name="P239"/>
      <text:h text:style-name="Heading_20_4" text:outline-level="4">void setItemBackgroundColor(int row, String color)</text:h>
      <text:p text:style-name="P25">Sets the background color of an item.</text:p>
      <text:p text:style-name="P25">Arguments:</text:p>
      <text:list xml:id="list145937148908887" text:continue-numbering="true" text:style-name="L30">
        <text:list-item>
          <text:p text:style-name="P673">row: The row of the item</text:p>
        </text:list-item>
        <text:list-item>
          <text:p text:style-name="P673">color: The color, possible values are: black, white, gray, red, green, blue, cyan, magenta and yellow</text:p>
        </text:list-item>
      </text:list>
      <text:p text:style-name="P219"/>
      <text:h text:style-name="Heading_20_4" text:outline-level="4">void setItemForegroundColor(int row, String color)</text:h>
      <text:p text:style-name="P25">Sets the foreground color of an item.</text:p>
      <text:p text:style-name="P25">Arguments:</text:p>
      <text:list xml:id="list145938240317763" text:continue-numbering="true" text:style-name="L30">
        <text:list-item>
          <text:p text:style-name="P673">row: The row of the item</text:p>
        </text:list-item>
        <text:list-item>
          <text:p text:style-name="P673">color: The color, possible values are: black, white, gray, red, green, blue, cyan, magenta and yellow</text:p>
        </text:list-item>
      </text:list>
      <text:p text:style-name="P313"/>
      <text:h text:style-name="Heading_20_4" text:outline-level="4">String getItemText(int row)</text:h>
      <text:p text:style-name="P239">Returns the item text.</text:p>
      <text:p text:style-name="P313">Arguments:</text:p>
      <text:list xml:id="list145936331624526" text:continue-numbering="true" text:style-name="L30">
        <text:list-item>
          <text:p text:style-name="P673">row: The row of the item</text:p>
        </text:list-item>
      </text:list>
      <text:p text:style-name="P239"><text:soft-page-break/></text:p>
      <text:h text:style-name="Heading_20_4" text:outline-level="4">void setItemText(int row, String text)</text:h>
      <text:p text:style-name="P25">Sets the item text.</text:p>
      <text:p text:style-name="P25">Arguments:</text:p>
      <text:list xml:id="list145936813472640" text:continue-numbering="true" text:style-name="L30">
        <text:list-item>
          <text:p text:style-name="P673">row: The row of the item</text:p>
        </text:list-item>
        <text:list-item>
          <text:p text:style-name="P673">text: The new text</text:p>
        </text:list-item>
      </text:list>
      <text:h text:style-name="Heading_20_4" text:outline-level="4">void setItemIcon(int row, String iconFileName)</text:h>
      <text:p text:style-name="P25">Sets the item icon.</text:p>
      <text:p text:style-name="P25">Arguments:</text:p>
      <text:list xml:id="list145937360613439" text:continue-numbering="true" text:style-name="L30">
        <text:list-item>
          <text:p text:style-name="P673">row: The row of the item</text:p>
        </text:list-item>
        <text:list-item>
          <text:p text:style-name="P673">iconFileName: The path to the item icon</text:p>
        </text:list-item>
      </text:list>
      <text:p text:style-name="P219"/>
      <text:h text:style-name="Heading_20_4" text:outline-level="4">void sortItems(bool ascendingOrder=true)</text:h>
      <text:p text:style-name="P25">Sorts the items in the widget in the specified order(true=AscendingOrder, false=DescendingOrder).</text:p>
      <text:p text:style-name="P219"/>
      <text:h text:style-name="Heading_20_4" text:outline-level="4">void currentRowChangedSignal(int currentRow)</text:h>
      <text:p text:style-name="P25">This signal is emitted if the current row selection has been changed.</text:p>
      <text:p text:style-name="P239">Arguments:</text:p>
      <text:list xml:id="list145937907235419" text:continue-numbering="true" text:style-name="L30">
        <text:list-item>
          <text:p text:style-name="P673">currentRow: The index of the current selected item</text:p>
        </text:list-item>
      </text:list>
      <text:p text:style-name="P313"/>
      <text:h text:style-name="Heading_20_4" text:outline-level="4">void itemClickedSignal(int row)</text:h>
      <text:p text:style-name="P25">This signal is emitted if a row has been clicked.</text:p>
      <text:p text:style-name="P239">Arguments:</text:p>
      <text:list xml:id="list145937180162202" text:continue-numbering="true" text:style-name="L30">
        <text:list-item>
          <text:p text:style-name="P673">row: The row of the item</text:p>
        </text:list-item>
      </text:list>
      <text:p text:style-name="P313"/>
      <text:h text:style-name="Heading_20_4" text:outline-level="4">void itemDoubleClickedSignal(int row)</text:h>
      <text:p text:style-name="P25">This signal is emitted if a row has been double clicked.</text:p>
      <text:p text:style-name="P239">Arguments:</text:p>
      <text:list xml:id="list145936477451873" text:continue-numbering="true" text:style-name="L30">
        <text:list-item>
          <text:p text:style-name="P673">row: The row of the item</text:p>
        </text:list-item>
      </text:list>
      <text:p text:style-name="P219"/>
      <text:h text:style-name="Heading_20_4" text:outline-level="4">Script list widget example</text:h>
      <text:p text:style-name="P267">The following Code shows the typically use of the <text:span text:style-name="T239">S</text:span>cript<text:span text:style-name="T239">L</text:span>ist<text:span text:style-name="T239">W</text:span>idget class:</text:p>
      <text:p text:style-name="P239"/>
      <text:p text:style-name="P240">function UI_listWidgetCurrentRowChanged(currentRow)</text:p>
      <text:p text:style-name="P240">{</text:p>
      <text:p text:style-name="P240"><text:tab/>UI_testTextEdit.append("UI_listWidgetCurrentRowChanged: " + currentRow);</text:p>
      <text:p text:style-name="P240">}</text:p>
      <text:p text:style-name="P240">function UI_listWidgetItemClicked(currentRow)</text:p>
      <text:p text:style-name="P240">{</text:p>
      <text:p text:style-name="P240"><text:tab/>UI_testTextEdit.append("UI_listWidgetItemClicked: " + currentRow);</text:p>
      <text:p text:style-name="P240">}</text:p>
      <text:p text:style-name="P240">function UI_listWidgetItemDoubleClicked(currentRow)</text:p>
      <text:p text:style-name="P240">{</text:p>
      <text:p text:style-name="P240"><text:tab/>UI_testTextEdit.append("UI_listWidgetItemDoubleClicked: " + currentRow);</text:p>
      <text:p text:style-name="P240">}</text:p>
      <text:p text:style-name="P239"/>
      <text:p text:style-name="P240">UI_sendListWidget.insertNewItem(UI_sendListWidget.rowCount(), "item0", scriptThread.createAbsolutePath("icons/folder.gif"));</text:p>
      <text:p text:style-name="P240">UI_sendListWidget.seItemBackgroundColor(UI_sendListWidget.rowCount() - 1, "red")</text:p>
      <text:p text:style-name="P240"><text:soft-page-break/></text:p>
      <text:p text:style-name="P240">UI_sendListWidget.insertNewItem(UI_sendListWidget.rowCount(), "item1", scriptThread.createAbsolutePath("icons/browser.ico"));</text:p>
      <text:p text:style-name="P240">UI_sendListWidget.setCurrentRow(0);</text:p>
      <text:p text:style-name="P240"><text:tab/>UI_sendListWidget.currentRowChangedSignal.connect(UI_listWidgetCurrentRowChanged);</text:p>
      <text:p text:style-name="P240">UI_sendListWidget.itemClickedSignal.connect(UI_listWidgetItemClick)</text:p>
      <text:p text:style-name="P240">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4">A QTreeWidget in the user interface file is passed to the worker script via a <text:span text:style-name="T240">S</text:span>cript<text:span text:style-name="T240">T</text:span>ree<text:span text:style-name="T240">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ScriptTreeWidgetItem* createScriptTreeWidgetItem(void)</text:h>
      <text:p text:style-name="P25">Creates a script tree widget item (<text:span text:style-name="Absatz-Standardschriftart">for more details about the script tree widget item see chapter</text:span><text:span text:style-name="Absatz-Standardschriftart"><text:span text:style-name="T99"> </text:span></text:span><text:span text:style-name="Absatz-Standardschriftart"><text:span text:style-name="T99"><text:bookmark-ref text:reference-format="text" text:ref-name="__RefHeading__8847_1845819620">Script tree widget item</text:bookmark-ref></text:span></text:span>)</text:p>
      <text:p text:style-name="P25">Note: A created ScriptTreeWidgetItem has to be inserted in a ScriptTreeWidget or has to be deleted with ScriptTreeWidgetItem::deleteItem() (memory leak).</text:p>
      <text:p text:style-name="P25"/>
      <text:h text:style-name="Heading_20_4" text:outline-level="4">void setHeaderLabels (Array&lt;String&gt; labels)</text:h>
      <text:p text:style-name="P25">Adds a column in the header for each item in the labels list, and sets the label for each column.</text:p>
      <text:p text:style-name="P25">Note that setHeaderLabels() won't remove existing columns.</text:p>
      <text:p text:style-name="P25">Example:</text:p>
      <text:p text:style-name="P240">var headerList = Array("header 1", "header 2");</text:p>
      <text:p text:style-name="P240">UI_treeWidget.setHeaderLabels(headerList);</text:p>
      <text:p text:style-name="P240"/>
      <text:h text:style-name="Heading_20_4" text:outline-level="4">void setColumnWidth(int column, int size)</text:h>
      <text:p text:style-name="P25">Sets the width of a column.</text:p>
      <text:p text:style-name="P25"/>
      <text:h text:style-name="Heading_20_4" text:outline-level="4">int getColumnWidth(int column)</text:h>
      <text:p text:style-name="P25">Returns the width of a column.</text:p>
      <text:p text:style-name="P25"/>
      <text:h text:style-name="Heading_20_4" text:outline-level="4">void addTopLevelItem (ScriptTreeWidgetItem* item)</text:h>
      <text:p text:style-name="P25">Appends the item as a top-level item in the widget.</text:p>
      <text:p text:style-name="P25"/>
      <text:h text:style-name="Heading_20_4" text:outline-level="4">void insertTopLevelItem (int index, ScriptTreeWidgetItem* item)</text:h>
      <text:p text:style-name="P25">Inserts the item at index in the top level in the view.</text:p>
      <text:p text:style-name="P25">If the item has already been inserted somewhere else it won't be inserted.</text:p>
      <text:p text:style-name="P25"/>
      <text:h text:style-name="Heading_20_4" text:outline-level="4">int topLevelItemCount(void)</text:h>
      <text:p text:style-name="P25">Returns the number of top level items.</text:p>
      <text:p text:style-name="P25"/>
      <text:h text:style-name="Heading_20_4" text:outline-level="4">ScriptTreeWidgetItem* invisibleRootItem(void)</text:h>
      <text:p text:style-name="P25">Returns the tree widget's invisible root item.</text:p>
      <text:p text:style-name="P25">The invisible root item provides access to the tree widget's top-level items through</text:p>
      <text:p text:style-name="P25">the ScriptTreeWidgetItem API, making it possible to write functions that can treat top-level</text:p>
      <text:p text:style-name="P25"><text:soft-page-break/>items and their children in a uniform way; for example, recursive functions.</text:p>
      <text:p text:style-name="P25"/>
      <text:h text:style-name="Heading_20_4" text:outline-level="4">ScriptTreeWidgetItem* itemAbove(ScriptTreeWidgetItem* item)</text:h>
      <text:p text:style-name="P25">Returns the item above the given item. If to item is above then it returns null.</text:p>
      <text:p text:style-name="P25"/>
      <text:h text:style-name="Heading_20_4" text:outline-level="4">ScriptTreeWidgetItem* itemBelow(ScriptTreeWidgetItem* item)</text:h>
      <text:p text:style-name="P25">Returns the item below the given item. If to item is above then it returns null.</text:p>
      <text:p text:style-name="P25"/>
      <text:h text:style-name="Heading_20_4" text:outline-level="4">ScriptTreeWidgetItem* takeTopLevelItem(int index)</text:h>
      <text:p text:style-name="P25">Removes the top-level item at the given index in the tree and returns it, otherwise returns null.</text:p>
      <text:p text:style-name="P25">Note: A removed ScriptTreeWidgetItem has to be inserted in a ScriptTreeWidget or has to be deleted with ScriptTreeWidgetItem::deleteItem() (memory leak).</text:p>
      <text:p text:style-name="P25"/>
      <text:h text:style-name="Heading_20_4" text:outline-level="4">ScriptTreeWidgetItem* topLevelItem(int index)</text:h>
      <text:p text:style-name="P25">Returns the top level item at the given index, or null if the item does not exist.</text:p>
      <text:p text:style-name="P25"/>
      <text:h text:style-name="Heading_20_4" text:outline-level="4">void resizeColumnToContents(int column)</text:h>
      <text:p text:style-name="P25">Resizes the column given to the size of its contents.</text:p>
      <text:p text:style-name="P25"/>
      <text:h text:style-name="Heading_20_4" text:outline-level="4">int columnCount(void)</text:h>
      <text:p text:style-name="P25">Returns the number of columns displayed in the tree widget.</text:p>
      <text:p text:style-name="P25"/>
      <text:h text:style-name="Heading_20_4" text:outline-level="4">void setColumnCount(int columns)</text:h>
      <text:p text:style-name="P25">Sets the number of columns displayed in the tree widget.</text:p>
      <text:p text:style-name="P25"/>
      <text:h text:style-name="Heading_20_4" text:outline-level="4">void expandItem(ScriptTreeWidgetItem* item)</text:h>
      <text:p text:style-name="P25">Expands the item. This causes the tree containing the item's children to be expanded.</text:p>
      <text:p text:style-name="P25"/>
      <text:h text:style-name="Heading_20_4" text:outline-level="4">void expandAll(void)</text:h>
      <text:p text:style-name="P25">Expands all expandable items.</text:p>
      <text:p text:style-name="P25"/>
      <text:h text:style-name="Heading_20_4" text:outline-level="4">void setCurrentItem (ScriptTreeWidgetItem* item)</text:h>
      <text:p text:style-name="P25">Sets the current item in the tree widget.</text:p>
      <text:p text:style-name="P25"/>
      <text:h text:style-name="Heading_20_4" text:outline-level="4">ScriptTreeWidgetItem* currentItem(void)</text:h>
      <text:p text:style-name="P25">Returns current item in the tree widget.</text:p>
      <text:p text:style-name="P25"/>
      <text:h text:style-name="Heading_20_4" text:outline-level="4">void sortItems(int column, bool ascendingOrder=true)</text:h>
      <text:p text:style-name="P25">Sorts the items in the widget in the specified order(true=AscendingOrder, false=DescendingOrder) by the values in the given column.</text:p>
      <text:p text:style-name="P25"/>
      <text:h text:style-name="Heading_20_4" text:outline-level="4">void itemClickedSignal(ScriptTreeWidgetItem *item, int column)</text:h>
      <text:p text:style-name="P25">This signal is emitted if an item has been clicked.</text:p>
      <text:p text:style-name="P25"/>
      <text:h text:style-name="Heading_20_4" text:outline-level="4"><text:soft-page-break/>void itemDoubleClickedSignal(ScriptTreeWidgetItem *item, int column)</text:h>
      <text:p text:style-name="P25">This signal is emitted if an item has been double clicked.</text:p>
      <text:p text:style-name="P25"/>
      <text:h text:style-name="Heading_20_4" text:outline-level="4">void currentItemChangedSignal(ScriptTreeWidgetItem *current, ScriptTreeWidgetItem *previous)</text:h>
      <text:p text:style-name="P25">This signal is emitted if the current item changes. The current item is specified by current, and this replaces the previous current item.</text:p>
      <text:p text:style-name="P25"/>
      <text:h text:style-name="Heading_20_4" text:outline-level="4"><text:bookmark-start text:name="__RefHeading__9660_1845819620"/>Script tree widget example<text:bookmark-end text:name="__RefHeading__9660_1845819620"/></text:h>
      <text:p text:style-name="P268">The following Code shows the typically use of the <text:span text:style-name="T240">S</text:span>cript<text:span text:style-name="T240">T</text:span>ree<text:span text:style-name="T240">W</text:span>idget class:</text:p>
      <text:p text:style-name="P239"/>
      <text:p text:style-name="P240">function UI_treeWidgetItemClicked(item, column)</text:p>
      <text:p text:style-name="P240">{</text:p>
      <text:p text:style-name="P240"><text:tab/>UI_testTextEdit.append("UI_treeWidgetItemClicked: " + item.text(column));</text:p>
      <text:p text:style-name="P240">}</text:p>
      <text:p text:style-name="P240"/>
      <text:p text:style-name="P240">function UI_treeWidgetItemDoubleClicked(item, column)</text:p>
      <text:p text:style-name="P240">{</text:p>
      <text:p text:style-name="P240"><text:tab/>UI_testTextEdit.append("UI_treeWidgetItemDoubleClicked: " + <text:tab/><text:tab/><text:tab/><text:tab/><text:tab/><text:tab/><text:tab/>item.text(column));</text:p>
      <text:p text:style-name="P240">}</text:p>
      <text:p text:style-name="P240"/>
      <text:p text:style-name="P240">UI_treeWidget.itemClickedSignal.connect(UI_treeWidgetItemClicked);</text:p>
      <text:p text:style-name="P240">UI_treeWidget.itemDoubleClickedSignal.connect(UI_treeWidgetItemDoubleClicked);</text:p>
      <text:p text:style-name="P240"/>
      <text:p text:style-name="P240">UI_treeWidget.setColumnWidth(0, 100);</text:p>
      <text:p text:style-name="P240"/>
      <text:p text:style-name="P240">var treeItem1 = UI_treeWidget.createScriptTreeWidgetItem();</text:p>
      <text:p text:style-name="P240">treeItem1.setText(0, "value1");</text:p>
      <text:p text:style-name="P240">treeItem1.setData(0, 0, "value 1");</text:p>
      <text:p text:style-name="P240">treeItem1.setText(0, treeItem1.data(0, 0));</text:p>
      <text:p text:style-name="P240">treeItem1.setItemIcon(0, scriptThread.createAbsolutePath("icons/openfolder.gif"));</text:p>
      <text:p text:style-name="P240">treeItem1.setText(1, "value2");</text:p>
      <text:p text:style-name="P240">treeItem1.setItemIcon(1, scriptThread.createAbsolutePath("icons/folder.gif"));</text:p>
      <text:p text:style-name="P240">UI_treeWidget.addTopLevelItem(treeItem1);</text:p>
      <text:p text:style-name="P240"/>
      <text:p text:style-name="P240">var treeItem2 = UI_treeWidget.createScriptTreeWidgetItem();</text:p>
      <text:p text:style-name="P240">treeItem2.setText(0, "value3");</text:p>
      <text:p text:style-name="P240">treeItem2.setItemIcon(0, scriptThread.createAbsolutePath("icons/browser.ico"));</text:p>
      <text:p text:style-name="P240">treeItem2.setText(1, "value4");</text:p>
      <text:p text:style-name="P240">treeItem2.setItemIcon(1, scriptThread.createAbsolutePath("icons/browser.ico"));</text:p>
      <text:p text:style-name="P240">UI_treeWidget.insertTopLevelItem(UI_treeWidget.topLevelItemCount(), treeItem2)</text:p>
      <text:p text:style-name="P240">treeItem2.setBackgroundColor(0, "red");</text:p>
      <text:p text:style-name="P240">treeItem2.setForegroundColor(1, "blue");</text:p>
      <text:p text:style-name="P240">treeItem1.addChild(treeItem2);</text:p>
      <text:p text:style-name="P240"/>
      <text:p text:style-name="P240">UI_treeWidget.expandItem(treeItem1);</text:p>
      <text:p text:style-name="P240"/>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5">A QTreeWidgetItem (one element in a QTreeWidget object) in the user interface file is passed to the worker script via a <text:span text:style-name="T240">S</text:span>cript<text:span text:style-name="T240">T</text:span>ree<text:span text:style-name="T240">W</text:span>idget<text:span text:style-name="T240">I</text:span>tem class object.</text:p>
      <text:p text:style-name="P25"/>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text:soft-page-break/></text:p>
      <text:p text:style-name="P112">Note: A created <text:span text:style-name="T240">S</text:span>cript<text:span text:style-name="T240">T</text:span>ree<text:span text:style-name="T240">W</text:span>idget<text:span text:style-name="T240">I</text:span>tem has to be inserted in a ScriptTreeWidget or has to be deleted with ScriptTreeWidgetItem::deleteItem() (memory leak).</text:p>
      <text:p text:style-name="P25">The functions and signals which can be used from script are described in the following chapters.</text:p>
      <text:p text:style-name="P25"/>
      <text:h text:style-name="Heading_20_4" text:outline-level="4">void setText(int column, String text)</text:h>
      <text:p text:style-name="P25">Sets the text to be displayed in the given column to the given text.</text:p>
      <text:p text:style-name="P25"/>
      <text:h text:style-name="Heading_20_4" text:outline-level="4">String text(int column)</text:h>
      <text:p text:style-name="P25">Returns the text in the specified column.</text:p>
      <text:p text:style-name="P25"/>
      <text:h text:style-name="Heading_20_4" text:outline-level="4">void setItemIcon(int column, String iconFileName)</text:h>
      <text:p text:style-name="P25">Sets the item icon.</text:p>
      <text:p text:style-name="P25"/>
      <text:h text:style-name="Heading_20_4" text:outline-level="4">void addChild(ScriptTreeWidgetItem* child)</text:h>
      <text:p text:style-name="P25">Appends the child item to the list of children.</text:p>
      <text:p text:style-name="P25"/>
      <text:h text:style-name="Heading_20_4" text:outline-level="4">int childCount(void)</text:h>
      <text:p text:style-name="P25">Returns the number of child items.</text:p>
      <text:p text:style-name="P25"/>
      <text:h text:style-name="Heading_20_4" text:outline-level="4">void insertChild (int index, ScriptTreeWidgetItem* child)</text:h>
      <text:p text:style-name="P25">Inserts the child item at index in the list of children.</text:p>
      <text:p text:style-name="P25">If the child has already been inserted somewhere else it won't be inserted again.</text:p>
      <text:p text:style-name="P25"/>
      <text:h text:style-name="Heading_20_4" text:outline-level="4">ScriptTreeWidgetItem* takeChild (int index)</text:h>
      <text:p text:style-name="P25">Removes the item at index and returns it, otherwise return null.</text:p>
      <text:p text:style-name="P25">Note: A temoved ScriptTreeWidgetItem has to be inserted in a ScriptTreeWidget or has to be deleted with ScriptTreeWidgetItem::deleteItem() (memory leak).</text:p>
      <text:p text:style-name="P25"/>
      <text:h text:style-name="Heading_20_4" text:outline-level="4">void deleteItem(void)</text:h>
      <text:p text:style-name="P25">Deletes the current item.</text:p>
      <text:p text:style-name="P25"/>
      <text:h text:style-name="Heading_20_4" text:outline-level="4">int indexOfChild(ScriptTreeWidgetItem* child)</text:h>
      <text:p text:style-name="P25">Returns the index of the given child in the item's list of children.</text:p>
      <text:p text:style-name="P25"/>
      <text:h text:style-name="Heading_20_4" text:outline-level="4">void sortChildren(int column, bool ascendingOrder)</text:h>
      <text:p text:style-name="P25">Sorts the children of the item using the given order(true=AscendingOrder,</text:p>
      <text:p text:style-name="P25">false=DescendingOrder) by the values in the given column.</text:p>
      <text:p text:style-name="P25"/>
      <text:h text:style-name="Heading_20_4" text:outline-level="4">ScriptTreeWidgetItem* parent (void)</text:h>
      <text:p text:style-name="P25">Returns the item's parent.</text:p>
      <text:p text:style-name="P25"/>
      <text:h text:style-name="Heading_20_4" text:outline-level="4">int columnCount(void)</text:h>
      <text:p text:style-name="P25">Returns the number of columns in the item.</text:p>
      <text:p text:style-name="P25"/>
      <text:h text:style-name="Heading_20_4" text:outline-level="4"><text:soft-page-break/>void setBackgroundColor(int column, String color)</text:h>
      <text:p text:style-name="P25">Sets the background color of the label in the given column to the specified color.</text:p>
      <text:p text:style-name="P25">Possible colors are: black, white, gray, red, green, blue, cyan, magenta and yellow.</text:p>
      <text:p text:style-name="P25"/>
      <text:h text:style-name="Heading_20_4" text:outline-level="4">void setForegroundColor(int column, String color)<text:tab/></text:h>
      <text:p text:style-name="P25">Sets the foreground color of the label in the given column to the specified color.</text:p>
      <text:p text:style-name="P25">Possible colors are: black, white, gray, red, green, blue, cyan, magenta and yellow.</text:p>
      <text:p text:style-name="P25"/>
      <text:h text:style-name="Heading_20_4" text:outline-level="4">bool isExpanded(void)</text:h>
      <text:p text:style-name="P25">Returns true if the item is expanded, otherwise returns false.</text:p>
      <text:p text:style-name="P25"/>
      <text:h text:style-name="Heading_20_4" text:outline-level="4">void setExpanded(bool expand)</text:h>
      <text:p text:style-name="P25">Expands the item if expand is true, otherwise collapses the item.</text:p>
      <text:p text:style-name="P25"/>
      <text:h text:style-name="Heading_20_4" text:outline-level="4">void setData (int column, quint8 role, String value)</text:h>
      <text:p text:style-name="P25">Sets the value for the item's column and role to the given value.</text:p>
      <text:p text:style-name="P25">The role describes the type of data specified by value.</text:p>
      <text:p text:style-name="P25"/>
      <text:h text:style-name="Heading_20_4" text:outline-level="4">String data(int column, quint8 role)</text:h>
      <text:p text:style-name="P25">Returns the value for the item's column and role to the given value.</text:p>
      <text:p text:style-name="P25">The role describes the type of data specified by value.</text:p>
      <text:p text:style-name="P25"/>
      <text:h text:style-name="Heading_20_4" text:outline-level="4">void setDisabled(bool disabled)</text:h>
      <text:p text:style-name="P25">Disables the item if disabled is true; otherwise enables the item.</text:p>
      <text:p text:style-name="P25"/>
      <text:h text:style-name="Heading_20_4" text:outline-level="4">bool isDisabled(void)</text:h>
      <text:p text:style-name="P25">Returns true if the item is disabled; otherwise returns false.</text:p>
      <text:p text:style-name="P25"/>
      <text:h text:style-name="P652" text:outline-level="4">Script tree widget item example</text:h>
      <text:p text:style-name="P112">The typically use of the <text:span text:style-name="T240">S</text:span>cript<text:span text:style-name="T240">T</text:span>ree<text:span text:style-name="T240">W</text:span>idget<text:span text:style-name="T240">I</text:span>tem <text:span text:style-name="T241">class</text:span> is shown in chapter <text:span text:style-name="Absatz-Standardschriftart"><text:span text:style-name="T99"><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5">A QTextEdit in the user interface file is passed to the worker script via a <text:span text:style-name="T241">S</text:span>cript<text:span text:style-name="T241">T</text:span>ext<text:span text:style-name="T241">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5">Sets the vertical scroll bar value.</text:p>
      <text:p text:style-name="P25">Arguments:</text:p>
      <text:list xml:id="list145937607846635" text:continue-numbering="true" text:style-name="L30">
        <text:list-item>
          <text:p text:style-name="P659">value: The new value</text:p>
        </text:list-item>
      </text:list>
      <text:h text:style-name="Heading_20_4" text:outline-level="4"><text:bookmark-start text:name="__RefHeading__6744_596565095"/><text:soft-page-break/>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5">Sets the maximum number of characters in the text edit. </text:p>
      <text:p text:style-name="P25">Arguments:</text:p>
      <text:list xml:id="list145937031928196" text:continue-numbering="true" text:style-name="L30">
        <text:list-item>
          <text:p text:style-name="P659">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5">Replaces the characters '\n',' ', '&lt;' and '&gt;' to their html representation.</text:p>
      <text:p text:style-name="P25">Arguments:</text:p>
      <text:list xml:id="list145938377564206" text:continue-numbering="true" text:style-name="L30">
        <text:list-item>
          <text:p text:style-name="P515">text: The old text</text:p>
        </text:list-item>
      </text:list>
      <text:p text:style-name="P25">Return: The converted text</text:p>
      <text:p text:style-name="P25"/>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5">Sets the font size.</text:p>
      <text:p text:style-name="P25">Arguments:</text:p>
      <text:list xml:id="list145937295998671" text:continue-numbering="true" text:style-name="L30">
        <text:list-item>
          <text:p text:style-name="P659">fontSize: The new font size</text:p>
        </text:list-item>
      </text:list>
      <text:h text:style-name="Heading_20_4" text:outline-level="4"><text:bookmark-start text:name="__RefHeading__6756_596565095"/>void setFontFamily (qreal fontFamily)<text:bookmark-end text:name="__RefHeading__6756_596565095"/></text:h>
      <text:p text:style-name="P25">Sets the font family.</text:p>
      <text:p text:style-name="P25">Arguments:</text:p>
      <text:list xml:id="list145937939903041" text:continue-numbering="true" text:style-name="L30">
        <text:list-item>
          <text:p text:style-name="P659">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01" text:outline-level="4">void insertPlainText(const String text<text:span text:style-name="T243">, bool atTheEnd=true</text:span>)</text:h>
      <text:p text:style-name="P25">Inserts plain text into the text edit.</text:p>
      <text:p text:style-name="P25">Arguments:</text:p>
      <text:list xml:id="list145938170689953" text:continue-list="list145937939903041" text:style-name="L40">
        <text:list-item>
          <text:p text:style-name="P754">text: The text</text:p>
        </text:list-item>
        <text:list-item>
          <text:p text:style-name="P755">atTheEnd: If true then the text is inserted at the end if false then the text is inserted at the cursor position</text:p>
          <text:p text:style-name="P755"/>
        </text:list-item>
      </text:list>
      <text:h text:style-name="P601" text:outline-level="4"><text:bookmark-start text:name="__RefHeading__6762_596565095"/>void insertHtml(String htmlString<text:span text:style-name="T243">, bool atTheEnd=true</text:span>)<text:bookmark-end text:name="__RefHeading__6762_596565095"/></text:h>
      <text:p text:style-name="P25">Inserts <text:span text:style-name="T244">HTML text</text:span> into the text edit.</text:p>
      <text:p text:style-name="P25">Arguments:</text:p>
      <text:list xml:id="list145938340290311" text:continue-numbering="true" text:style-name="L40">
        <text:list-item>
          <text:p text:style-name="P754">htmlString: The <text:span text:style-name="T244">HTML</text:span> string</text:p>
        </text:list-item>
        <text:list-item>
          <text:p text:style-name="P755">atTheEnd: If true then the text is inserted at the end if false then the text is inserted at the cursor position</text:p>
          <text:p text:style-name="P755"/>
        </text:list-item>
      </text:list>
      <text:h text:style-name="Heading_20_4" text:outline-level="4"><text:bookmark-start text:name="__RefHeading__6764_596565095"/><text:soft-page-break/>void append(String text)<text:bookmark-end text:name="__RefHeading__6764_596565095"/></text:h>
      <text:p text:style-name="P25">Appends text at the end of text edit (includes a new line) and moves the cursor to the end of the text.</text:p>
      <text:p text:style-name="P25">Arguments:</text:p>
      <text:list xml:id="list145936365070785" text:continue-list="list145938340290311" text:style-name="L30">
        <text:list-item>
          <text:p text:style-name="P659">text: The text</text:p>
        </text:list-item>
      </text:list>
      <text:h text:style-name="Heading_20_4" text:outline-level="4"><text:bookmark-start text:name="__RefHeading__6766_596565095"/>void setPlainText(String text)<text:bookmark-end text:name="__RefHeading__6766_596565095"/></text:h>
      <text:p text:style-name="P25">Sets the text of the text edit (plain text).</text:p>
      <text:p text:style-name="P25">Arguments:</text:p>
      <text:list xml:id="list145937772188308" text:continue-numbering="true" text:style-name="L30">
        <text:list-item>
          <text:p text:style-name="P659">text: The text</text:p>
        </text:list-item>
      </text:list>
      <text:h text:style-name="Heading_20_4" text:outline-level="4"><text:bookmark-start text:name="__RefHeading__6768_596565095"/>void setText(String text)<text:bookmark-end text:name="__RefHeading__6768_596565095"/></text:h>
      <text:p text:style-name="P25">Sets the text of the text edit.</text:p>
      <text:p text:style-name="P25">Arguments:</text:p>
      <text:list xml:id="list145938082319370" text:continue-numbering="true" text:style-name="L30">
        <text:list-item>
          <text:p text:style-name="P659">text: The text</text:p>
        </text:list-item>
      </text:list>
      <text:h text:style-name="P650" text:outline-level="4">void <text:span text:style-name="T243">lockScrolling(bool lock)</text:span></text:h>
      <text:p text:style-name="P116">Locks or unlocks the scrolling of the vertical scroll bar.</text:p>
      <text:p text:style-name="P115">Arguments:</text:p>
      <text:list xml:id="list145936474192872" text:continue-numbering="true" text:style-name="L30">
        <text:list-item>
          <text:p text:style-name="P697"><text:span text:style-name="T243">lock</text:span>: <text:span text:style-name="T243">true for locking and false for unlocking</text:span></text:p>
        </text:list-item>
      </text:list>
      <text:p text:style-name="P229"/>
      <text:h text:style-name="P651" text:outline-level="4">void <text:span text:style-name="T309">setUpdateRate(int updateRate)</text:span></text:h>
      <text:p text:style-name="P169">Sets the update rate of the script text edit.</text:p>
      <text:p text:style-name="P168">Arguments:</text:p>
      <text:list xml:id="list145937292767161" text:continue-numbering="true" text:style-name="L30">
        <text:list-item>
          <text:p text:style-name="P698"><text:span text:style-name="T309">updateRate</text:span>: <text:span text:style-name="T309">The new update rate</text:span></text:p>
          <text:p text:style-name="P771"/>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5">A QProgressBar in the user interface file is passed to the script via a <text:span text:style-name="T241">S</text:span>cript<text:span text:style-name="T241">P</text:span>rogress<text:span text:style-name="T241">B</text:span>a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5">Sets the progress bar's minimum and maximum values to minimum and maximum respectively.</text:p>
      <text:p text:style-name="P25">Arguments:</text:p>
      <text:list xml:id="list145936442267909" text:continue-numbering="true" text:style-name="L30">
        <text:list-item>
          <text:p text:style-name="P673">minimum: The minimum</text:p>
        </text:list-item>
        <text:list-item>
          <text:p text:style-name="P673">maximum: The maximum</text:p>
          <text:p text:style-name="P673"/>
        </text:list-item>
      </text:list>
      <text:h text:style-name="Heading_20_4" text:outline-level="4"><text:bookmark-start text:name="__RefHeading__6776_596565095"/><text:soft-page-break/>void setMinimum(int minimum)<text:bookmark-end text:name="__RefHeading__6776_596565095"/></text:h>
      <text:p text:style-name="P25">Sets the progress bar's minimum value.</text:p>
      <text:p text:style-name="P25">Arguments:</text:p>
      <text:list xml:id="list145938003917196" text:continue-numbering="true" text:style-name="L30">
        <text:list-item>
          <text:p text:style-name="P673">minimum: The minimum</text:p>
          <text:p text:style-name="P673"/>
        </text:list-item>
      </text:list>
      <text:h text:style-name="Heading_20_4" text:outline-level="4"><text:bookmark-start text:name="__RefHeading__6778_596565095"/>void setMaximum(int maximum)<text:bookmark-end text:name="__RefHeading__6778_596565095"/></text:h>
      <text:p text:style-name="P25">Sets the progress bar's maximum value.</text:p>
      <text:p text:style-name="P25">Arguments:</text:p>
      <text:list xml:id="list145936477964669" text:continue-numbering="true" text:style-name="L30">
        <text:list-item>
          <text:p text:style-name="P673">maximum: The maximum</text:p>
          <text:p text:style-name="P673"/>
        </text:list-item>
      </text:list>
      <text:h text:style-name="Heading_20_4" text:outline-level="4"><text:bookmark-start text:name="__RefHeading__6780_596565095"/>void setValue(int value)<text:bookmark-end text:name="__RefHeading__6780_596565095"/></text:h>
      <text:p text:style-name="P25">Sets the progress bar's current value.</text:p>
      <text:p text:style-name="P25">Arguments:</text:p>
      <text:list xml:id="list145937281004521" text:continue-numbering="true" text:style-name="L30">
        <text:list-item>
          <text:p text:style-name="P673">value: The current value</text:p>
          <text:p text:style-name="P768"/>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1">S</text:span>cript<text:span text:style-name="T241">P</text:span>rogress<text:span text:style-name="T241">B</text:span>ar class:</text:p>
      <text:p text:style-name="P239"><text:span text:style-name="Absatz-Standardschriftart"><text:span text:style-name="T2">UI_progressBar.setMinimum(0);</text:span></text:span></text:p>
      <text:p text:style-name="P239"><text:span text:style-name="Absatz-Standardschriftart"><text:span text:style-name="T2">UI_progressBar.setMaximum(100);</text:span></text:span></text:p>
      <text:p text:style-name="P239"><text:span text:style-name="Absatz-Standardschriftart"><text:span text:style-name="T2">UI_progressBar.setValue(10);</text:span></text:span></text:p>
      <text:p text:style-name="P239"><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4">A QSlider (horizontal and vertical) in the user interface file is passed to the script via a <text:span text:style-name="T241">S</text:span>cript<text:span text:style-name="T241">S</text:span>lider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void setRange(int min, int max)<text:bookmark-end text:name="__RefHeading__6784_596565095"/></text:h>
      <text:p text:style-name="P25">Sets the slider's minimum to min and its maximum to max.</text:p>
      <text:p text:style-name="P25">Arguments:</text:p>
      <text:list xml:id="list145938376458615" text:continue-numbering="true" text:style-name="L30">
        <text:list-item>
          <text:p text:style-name="P515">min: The minimum</text:p>
        </text:list-item>
        <text:list-item>
          <text:p text:style-name="P515">max: The maximum</text:p>
          <text:p text:style-name="P515"/>
        </text:list-item>
      </text:list>
      <text:h text:style-name="Heading_20_4" text:outline-level="4"><text:bookmark-start text:name="__RefHeading__6786_596565095"/>void setValue(int value)<text:bookmark-end text:name="__RefHeading__6786_596565095"/></text:h>
      <text:p text:style-name="P25">Sets the slider's current value.</text:p>
      <text:p text:style-name="P25">Arguments:</text:p>
      <text:list xml:id="list145936489050536" text:continue-numbering="true" text:style-name="L30">
        <text:list-item>
          <text:p text:style-name="P673">value: The current value</text:p>
        </text:list-item>
      </text:list>
      <text:p text:style-name="P313"/>
      <text:h text:style-name="Heading_20_4" text:outline-level="4">int value(void)</text:h>
      <text:p text:style-name="P239">Returns <text:s/>the slider's current value.</text:p>
      <text:p text:style-name="P239"/>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text:soft-page-break/>Script slider example<text:bookmark-end text:name="__RefHeading__6790_596565095"/></text:h>
      <text:p text:style-name="P14">The following Code shows the typically use of the <text:span text:style-name="T241">S</text:span>cript<text:span text:style-name="T241">S</text:span>lider class:</text:p>
      <text:p text:style-name="P239"><text:span text:style-name="Absatz-Standardschriftart"><text:span text:style-name="T2">function UI_horizontalSliderValueChanged(value)</text:span></text:span></text:p>
      <text:p text:style-name="P239"><text:span text:style-name="Absatz-Standardschriftart"><text:span text:style-name="T2">{</text:span></text:span></text:p>
      <text:p text:style-name="P239"><text:span text:style-name="Absatz-Standardschriftart"><text:span text:style-name="T2"><text:tab/>UI_testTextEdit.append("UI_horizontalSliderValueChanged");</text:span></text:span></text:p>
      <text:p text:style-name="P239"><text:span text:style-name="Absatz-Standardschriftart"><text:span text:style-name="T2">}</text:span></text:span></text:p>
      <text:p text:style-name="P239"><text:span text:style-name="Absatz-Standardschriftart"><text:span text:style-name="T2">UI_horizontalSlider.valueChangedSignal.connect(UI_horizontalSliderValueChanged);</text:span></text:span></text:p>
      <text:p text:style-name="P239"><text:span text:style-name="Absatz-Standardschriftart"><text:span text:style-name="T2">UI_horizontalSlider.setRange(0,100);</text:span></text:span></text:p>
      <text:p text:style-name="P239"><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5">A QSpinBox in the user interface file is passed to the worker script via a <text:span text:style-name="T241">S</text:span>cript<text:span text:style-name="T241">S</text:span>pin<text:span text:style-name="T241">B</text:span>ox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void setRange(int min, int max)<text:bookmark-end text:name="__RefHeading__6784_5965650951"/></text:h>
      <text:p text:style-name="P25">Sets the spin box's minimum to min and its maximum to max.</text:p>
      <text:p text:style-name="P25">Arguments:</text:p>
      <text:list xml:id="list145937909267941" text:continue-numbering="true" text:style-name="L30">
        <text:list-item>
          <text:p text:style-name="P515">min: The minimum</text:p>
        </text:list-item>
        <text:list-item>
          <text:p text:style-name="P515">max: The maximum</text:p>
          <text:p text:style-name="P515"/>
        </text:list-item>
      </text:list>
      <text:h text:style-name="Heading_20_4" text:outline-level="4"><text:bookmark-start text:name="__RefHeading__6786_5965650951"/>void setValue(int value)<text:bookmark-end text:name="__RefHeading__6786_5965650951"/></text:h>
      <text:p text:style-name="P25">Sets the spin box's current value.</text:p>
      <text:p text:style-name="P25">Arguments:</text:p>
      <text:list xml:id="list145937032737183" text:continue-numbering="true" text:style-name="L30">
        <text:list-item>
          <text:p text:style-name="P673">value: The current value</text:p>
        </text:list-item>
      </text:list>
      <text:p text:style-name="P219"/>
      <text:h text:style-name="Heading_20_4" text:outline-level="4">int value(void)</text:h>
      <text:p text:style-name="P25">Returns the spin box's current value.</text:p>
      <text:p text:style-name="P25"/>
      <text:h text:style-name="Heading_20_4" text:outline-level="4">void setSingleStep(int value)</text:h>
      <text:p text:style-name="P25">If the user uses the arrows to change the spin box's value the value will be</text:p>
      <text:p text:style-name="P25">incremented/decremented by the amount of the single step. The default value is 1.</text:p>
      <text:p text:style-name="P25">Setting a single step value of less than 0 does nothing.</text:p>
      <text:p text:style-name="P25">Arguments:</text:p>
      <text:list xml:id="list145937198630541" text:continue-numbering="true" text:style-name="L30">
        <text:list-item>
          <text:p text:style-name="P673">value: The new value</text:p>
        </text:list-item>
      </text:list>
      <text:p text:style-name="P313"/>
      <text:h text:style-name="Heading_20_4" text:outline-level="4">int singleStep(void)</text:h>
      <text:p text:style-name="P239">Returns the single step value.</text:p>
      <text:p text:style-name="P25"/>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1">S</text:span>cript<text:span text:style-name="T241">S</text:span>pin<text:span text:style-name="T241">B</text:span>ox class:</text:p>
      <text:p text:style-name="P239"><text:span text:style-name="Absatz-Standardschriftart"><text:span text:style-name="T2">function UI_spinBoxValueChanged(value)</text:span></text:span></text:p>
      <text:p text:style-name="P239"><text:soft-page-break/><text:span text:style-name="Absatz-Standardschriftart"><text:span text:style-name="T2">{</text:span></text:span></text:p>
      <text:p text:style-name="P239"><text:span text:style-name="Absatz-Standardschriftart"><text:span text:style-name="T2"><text:tab/>UI_testTextEdit.append("UI_spinBoxValueChanged: " + value);</text:span></text:span></text:p>
      <text:p text:style-name="P239"><text:span text:style-name="Absatz-Standardschriftart"><text:span text:style-name="T2">}</text:span></text:span></text:p>
      <text:p text:style-name="P239"><text:span text:style-name="Absatz-Standardschriftart"><text:span text:style-name="T2">UI_spinBox.valueChangedSignal.connect(UI_spinBoxValueChanged);</text:span></text:span></text:p>
      <text:p text:style-name="P239"><text:span text:style-name="Absatz-Standardschriftart"><text:span text:style-name="T2">UI_spinBox.setRange(0,100);</text:span></text:span></text:p>
      <text:p text:style-name="P239"><text:span text:style-name="Absatz-Standardschriftart"><text:span text:style-name="T2">UI_spinBox.setValue(0);</text:span></text:span></text:p>
      <text:p text:style-name="P239"><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4">A QDoubleSpinBox in the user interface file is passed to the script via a <text:span text:style-name="T241">S</text:span>cript<text:span text:style-name="T241">D</text:span>ouble<text:span text:style-name="T241">S</text:span>pin<text:span text:style-name="T24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2"/>void setRange(double min, double max)<text:bookmark-end text:name="__RefHeading__6784_59656509512"/></text:h>
      <text:p text:style-name="P25">Sets the spin box's minimum to min and its maximum to max.</text:p>
      <text:p text:style-name="P25">Arguments:</text:p>
      <text:list xml:id="list145937718524018" text:continue-numbering="true" text:style-name="L30">
        <text:list-item>
          <text:p text:style-name="P515">min: The minimum</text:p>
        </text:list-item>
        <text:list-item>
          <text:p text:style-name="P515">max: The maximum</text:p>
          <text:p text:style-name="P515"/>
        </text:list-item>
      </text:list>
      <text:h text:style-name="Heading_20_4" text:outline-level="4"><text:bookmark-start text:name="__RefHeading__6786_59656509512"/>void setValue(double value)<text:bookmark-end text:name="__RefHeading__6786_59656509512"/></text:h>
      <text:p text:style-name="P25">Sets the spin box's current value.</text:p>
      <text:p text:style-name="P25">Arguments:</text:p>
      <text:list xml:id="list145937875257961" text:continue-numbering="true" text:style-name="L30">
        <text:list-item>
          <text:p text:style-name="P673">value: The current value</text:p>
        </text:list-item>
      </text:list>
      <text:p text:style-name="P219"/>
      <text:h text:style-name="Heading_20_4" text:outline-level="4">double value(void)</text:h>
      <text:p text:style-name="P25">Returns the spin box's current value.</text:p>
      <text:p text:style-name="P25"/>
      <text:h text:style-name="Heading_20_4" text:outline-level="4">void setSingleStep(double value)</text:h>
      <text:p text:style-name="P25">If the user uses the arrows to change the spin box's value the value will be</text:p>
      <text:p text:style-name="P25">incremented/decremented by the amount of the single step. The default value is 1.0.</text:p>
      <text:p text:style-name="P25">Setting a single step value of less than 0 does nothing.</text:p>
      <text:p text:style-name="P25">Arguments:</text:p>
      <text:list xml:id="list145936595271217" text:continue-numbering="true" text:style-name="L30">
        <text:list-item>
          <text:p text:style-name="P673">value: The new value</text:p>
          <text:p text:style-name="P768"/>
        </text:list-item>
      </text:list>
      <text:h text:style-name="Heading_20_4" text:outline-level="4">double singleStep(void)</text:h>
      <text:p text:style-name="P239">Returns the single step value.</text:p>
      <text:p text:style-name="P239"/>
      <text:h text:style-name="Heading_20_4" text:outline-level="4">void setDecimals(int value)</text:h>
      <text:p text:style-name="P25">Sets the precision of the spin box, in decimals.</text:p>
      <text:p text:style-name="P25">Arguments:</text:p>
      <text:list xml:id="list145937568787519" text:continue-numbering="true" text:style-name="L30">
        <text:list-item>
          <text:p text:style-name="P673">value: The new value</text:p>
        </text:list-item>
      </text:list>
      <text:p text:style-name="P219"/>
      <text:h text:style-name="Heading_20_4" text:outline-level="4">int decimals(void)</text:h>
      <text:p text:style-name="P239">Returns the precision of the spin box, in decimals.</text:p>
      <text:p text:style-name="P25"/>
      <text:h text:style-name="Heading_20_4" text:outline-level="4"><text:bookmark-start text:name="__RefHeading__6788_59656509512"/><text:soft-page-break/>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1">S</text:span>cript<text:span text:style-name="T241">D</text:span>ouble<text:span text:style-name="T241">S</text:span>pin<text:span text:style-name="T241">B</text:span>ox class:</text:p>
      <text:p text:style-name="P239"><text:span text:style-name="Absatz-Standardschriftart"><text:span text:style-name="T2">function UI_doubleSpinBoxValueChanged(value)</text:span></text:span></text:p>
      <text:p text:style-name="P239"><text:span text:style-name="Absatz-Standardschriftart"><text:span text:style-name="T2">{</text:span></text:span></text:p>
      <text:p text:style-name="P239"><text:span text:style-name="Absatz-Standardschriftart"><text:span text:style-name="T2"><text:tab/>UI_testTextEdit.append("UI_doubleSpinBoxValueChanged: " + value);</text:span></text:span></text:p>
      <text:p text:style-name="P239"><text:span text:style-name="Absatz-Standardschriftart"><text:span text:style-name="T2">}</text:span></text:span></text:p>
      <text:p text:style-name="P239"><text:span text:style-name="Absatz-Standardschriftart"><text:span text:style-name="T2">UI_doubleSpinBox.valueChangedSignal.connect(UI_doubleSpinBoxValueChanged);</text:span></text:span></text:p>
      <text:p text:style-name="P239"><text:span text:style-name="Absatz-Standardschriftart"><text:span text:style-name="T2">UI_doubleSpinBox.setRange(0,100);</text:span></text:span></text:p>
      <text:p text:style-name="P239"><text:span text:style-name="Absatz-Standardschriftart"><text:span text:style-name="T2">UI_doubleSpinBox.setDecimals(2);</text:span></text:span></text:p>
      <text:p text:style-name="P239"><text:span text:style-name="Absatz-Standardschriftart"><text:span text:style-name="T2">UI_doubleSpinBox.setValue(0);</text:span></text:span></text:p>
      <text:p text:style-name="P239"><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5">A QTimeEdit in the user interface file is passed to the worker script via a <text:span text:style-name="T242">S</text:span>cript<text:span text:style-name="T242">T</text:span>im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4"><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5">Sets the time.</text:p>
      <text:p text:style-name="P25">Arguments:</text:p>
      <text:list xml:id="list145936419896950" text:continue-numbering="true" text:style-name="L30">
        <text:list-item>
          <text:p text:style-name="P673">time: The time (must satisfy the display format)</text:p>
          <text:p text:style-name="P673"/>
        </text:list-item>
      </text:list>
      <text:h text:style-name="Heading_20_4" text:outline-level="4"><text:bookmark-start text:name="__RefHeading__6786_59656509511"/>String getTime(void)<text:bookmark-end text:name="__RefHeading__6786_59656509511"/></text:h>
      <text:p text:style-name="P25">Returns the time.</text:p>
      <text:p text:style-name="P25"/>
      <text:h text:style-name="Heading_20_4" text:outline-level="4">void setDisplayFormat(String format)</text:h>
      <text:p text:style-name="P25">Sets the display format.</text:p>
      <text:p text:style-name="P25">Arguments:</text:p>
      <text:list xml:id="list145936788404792" text:continue-numbering="true" text:style-name="L30">
        <text:list-item>
          <text:p text:style-name="P515">format: The new display format (see chapter <text:span text:style-name="Absatz-Standardschriftart"><text:span text:style-name="T99"><text:bookmark-ref text:reference-format="text" text:ref-name="__RefHeading__13033_443172521">Time format</text:bookmark-ref></text:span></text:span>)</text:p>
          <text:p text:style-name="P673"/>
        </text:list-item>
      </text:list>
      <text:h text:style-name="Heading_20_4" text:outline-level="4">String getDisplayFormat(void)</text:h>
      <text:p text:style-name="P239">Returns the display format.</text:p>
      <text:p text:style-name="P239"/>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9"><text:s/>Expression</text:p>
          </table:table-cell>
          <table:table-cell table:style-name="Table2.B1" office:value-type="string">
            <text:p text:style-name="P39">Output</text:p>
          </table:table-cell>
        </table:table-row>
        <table:table-row>
          <table:table-cell table:style-name="Table2.A2" office:value-type="string">
            <text:p text:style-name="P38">h</text:p>
          </table:table-cell>
          <table:table-cell table:style-name="Table2.B2" office:value-type="string">
            <text:p text:style-name="P38">the hour without a leading zero (0 to 23 or 1 to 12 if AM/PM display)</text:p>
          </table:table-cell>
        </table:table-row>
        <table:table-row>
          <table:table-cell table:style-name="Table2.A2" office:value-type="string">
            <text:p text:style-name="P38">hh</text:p>
          </table:table-cell>
          <table:table-cell table:style-name="Table2.B2" office:value-type="string">
            <text:p text:style-name="P38">the hour with a leading zero (00 to 23 or 01 to 12 if AM/PM display)</text:p>
          </table:table-cell>
        </table:table-row>
        <table:table-row>
          <table:table-cell table:style-name="Table2.A2" office:value-type="string">
            <text:p text:style-name="P38">m</text:p>
          </table:table-cell>
          <table:table-cell table:style-name="Table2.B2" office:value-type="string">
            <text:p text:style-name="P38">the minute without a leading zero (0 to 59)</text:p>
          </table:table-cell>
        </table:table-row>
        <text:soft-page-break/>
        <table:table-row>
          <table:table-cell table:style-name="Table2.A2" office:value-type="string">
            <text:p text:style-name="P38">mm</text:p>
          </table:table-cell>
          <table:table-cell table:style-name="Table2.B2" office:value-type="string">
            <text:p text:style-name="P38">the minute with a leading zero (00 to 59)</text:p>
          </table:table-cell>
        </table:table-row>
        <table:table-row>
          <table:table-cell table:style-name="Table2.A2" office:value-type="string">
            <text:p text:style-name="P38">s</text:p>
          </table:table-cell>
          <table:table-cell table:style-name="Table2.B2" office:value-type="string">
            <text:p text:style-name="P38">the second without a leading zero (0 to 59)</text:p>
          </table:table-cell>
        </table:table-row>
        <table:table-row>
          <table:table-cell table:style-name="Table2.A2" office:value-type="string">
            <text:p text:style-name="P38">ss</text:p>
          </table:table-cell>
          <table:table-cell table:style-name="Table2.B2" office:value-type="string">
            <text:p text:style-name="P38">the second with a leading zero (00 to 59)</text:p>
          </table:table-cell>
        </table:table-row>
        <table:table-row>
          <table:table-cell table:style-name="Table2.A2" office:value-type="string">
            <text:p text:style-name="P38">z</text:p>
          </table:table-cell>
          <table:table-cell table:style-name="Table2.B2" office:value-type="string">
            <text:p text:style-name="P38">the milliseconds without leading zeroes (0 to 999)</text:p>
          </table:table-cell>
        </table:table-row>
        <table:table-row>
          <table:table-cell table:style-name="Table2.A2" office:value-type="string">
            <text:p text:style-name="P38">zzz</text:p>
          </table:table-cell>
          <table:table-cell table:style-name="Table2.B2" office:value-type="string">
            <text:p text:style-name="P38">the milliseconds with leading zeroes (000 to 999)</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39"><text:span text:style-name="Absatz-Standardschriftart"><text:span text:style-name="T2">//time is 12:01.00</text:span></text:span></text:p>
      <text:p text:style-name="P239"><text:span text:style-name="Absatz-Standardschriftart"><text:span text:style-name="T2">UI_timeEdit.setDisplayFormat("m'mm'hcarss");</text:span></text:span></text:p>
      <text:p text:style-name="P254"><text:span text:style-name="Absatz-Standardschriftart"><text:span text:style-name="T2">UI_timeEdit.setTime("1mm12car00");</text:span></text:span></text:p>
      <text:p text:style-name="P4"/>
      <text:p text:style-name="P40">Expressions that do not expect leading zeroes to be given (h, m, s and z) are greedy. </text:p>
      <text:p text:style-name="P40">This means that they will use two digits even if this puts them outside the range of accepted values and leaves too few digits for other sections. </text:p>
      <text:p text:style-name="P40">For example, the following string could have meant 00:07:10, but the m will grab two digits, resulting in an invalid time:</text:p>
      <text:p text:style-name="P40"/>
      <text:p text:style-name="P239"><text:span text:style-name="Absatz-Standardschriftart"><text:span text:style-name="T2">//invalid</text:span></text:span></text:p>
      <text:p text:style-name="P239"><text:span text:style-name="Absatz-Standardschriftart"><text:span text:style-name="T2">UI_timeEdit.setDisplayFormat("hh:ms");</text:span></text:span></text:p>
      <text:p text:style-name="P254"><text:span text:style-name="Absatz-Standardschriftart"><text:span text:style-name="T2">UI_timeEdit.setTime("00:710");</text:span></text:span></text:p>
      <text:p text:style-name="P254"><text:span text:style-name="Absatz-Standardschriftart"><text:span text:style-name="T2"/></text:span></text:p>
      <text:p text:style-name="P25"><text:span text:style-name="Absatz-Standardschriftart"><text:span text:style-name="T116">Any field that is not represented in the format will be set to zero. For example:</text:span></text:span></text:p>
      <text:p text:style-name="P25"><text:span text:style-name="Absatz-Standardschriftart"><text:span text:style-name="T116"/></text:span></text:p>
      <text:p text:style-name="P239"><text:span text:style-name="Absatz-Standardschriftart"><text:span text:style-name="T118">//time is 00:01:30.000</text:span></text:span></text:p>
      <text:p text:style-name="P239"><text:span text:style-name="Absatz-Standardschriftart"><text:span text:style-name="T2">UI_timeEdit.setDisplayFormat("m.s");</text:span></text:span></text:p>
      <text:p text:style-name="P254"><text:span text:style-name="Absatz-Standardschriftart"><text:span text:style-name="T2">UI_timeEdit.setTime("1.30");</text:span></text:span></text:p>
      <text:p text:style-name="P254"><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42">S</text:span>cript<text:span text:style-name="T242">T</text:span>ime<text:span text:style-name="T242">E</text:span>dit class:</text:p>
      <text:p text:style-name="P239"><text:span text:style-name="Absatz-Standardschriftart"><text:span text:style-name="T2">function UI_timeEditTimeChanged(time)</text:span></text:span></text:p>
      <text:p text:style-name="P239"><text:span text:style-name="Absatz-Standardschriftart"><text:span text:style-name="T2">{</text:span></text:span></text:p>
      <text:p text:style-name="P239"><text:span text:style-name="Absatz-Standardschriftart"><text:span text:style-name="T2"><text:tab/>UI_testTextEdit.append("UI_timeEditTimeChanged: " + time);</text:span></text:span></text:p>
      <text:p text:style-name="P239"><text:span text:style-name="Absatz-Standardschriftart"><text:span text:style-name="T2">}</text:span></text:span></text:p>
      <text:p text:style-name="P239"><text:span text:style-name="Absatz-Standardschriftart"><text:span text:style-name="T2">UI_timeEdit.setDisplayFormat("hh:mm:ss");</text:span></text:span></text:p>
      <text:p text:style-name="P239"><text:span text:style-name="Absatz-Standardschriftart"><text:span text:style-name="T2">UI_timeEdit.setTime("10:09:08");</text:span></text:span></text:p>
      <text:p text:style-name="P239"><text:span text:style-name="Absatz-Standardschriftart"><text:span text:style-name="T2">UI_timeEdit.timeChangedSignal.connect(UI_timeEditTimeChanged);</text:span></text:span></text:p>
      <text:p text:style-name="P239"><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5">A QDateEdit in the user interface file is passed to the worker script via a <text:span text:style-name="T242">S</text:span>cript<text:span text:style-name="T242">D</text:span>at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text:soft-page-break/>void setDate(String date)<text:bookmark-end text:name="__RefHeading__6784_596565095111"/></text:h>
      <text:p text:style-name="P25">Sets the date.</text:p>
      <text:p text:style-name="P25">Arguments:</text:p>
      <text:list xml:id="list145937142640211" text:continue-numbering="true" text:style-name="L30">
        <text:list-item>
          <text:p text:style-name="P673">date: The date (must satisfy the display format)</text:p>
          <text:p text:style-name="P673"/>
        </text:list-item>
      </text:list>
      <text:h text:style-name="Heading_20_4" text:outline-level="4"><text:bookmark-start text:name="__RefHeading__6786_596565095111"/>String getDate(void)<text:bookmark-end text:name="__RefHeading__6786_596565095111"/></text:h>
      <text:p text:style-name="P25">Returns the date.</text:p>
      <text:p text:style-name="P25"/>
      <text:h text:style-name="Heading_20_4" text:outline-level="4">void setDisplayFormat(String format)</text:h>
      <text:p text:style-name="P25">Sets the display format.</text:p>
      <text:p text:style-name="P25">Arguments:</text:p>
      <text:list xml:id="list145937011708219" text:continue-numbering="true" text:style-name="L30">
        <text:list-item>
          <text:p text:style-name="P515">format: The new display format (see chapter <text:span text:style-name="Absatz-Standardschriftart"><text:span text:style-name="T99"><text:bookmark-ref text:reference-format="text" text:ref-name="__RefHeading__13341_443172521">Date format</text:bookmark-ref></text:span></text:span>)</text:p>
          <text:p text:style-name="P673"/>
        </text:list-item>
      </text:list>
      <text:h text:style-name="Heading_20_4" text:outline-level="4">String getDisplayFormat(void)</text:h>
      <text:p text:style-name="P239">Returns the display format.</text:p>
      <text:p text:style-name="P239"/>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9">Expression</text:p>
          </table:table-cell>
          <table:table-cell table:style-name="Table3.B1" office:value-type="string">
            <text:p text:style-name="P39">Output</text:p>
          </table:table-cell>
        </table:table-row>
        <table:table-row>
          <table:table-cell table:style-name="Table3.A2" office:value-type="string">
            <text:p text:style-name="P38">d</text:p>
          </table:table-cell>
          <table:table-cell table:style-name="Table3.B2" office:value-type="string">
            <text:p text:style-name="P38">The day as a number without a leading zero (1 to 31)</text:p>
          </table:table-cell>
        </table:table-row>
        <table:table-row>
          <table:table-cell table:style-name="Table3.A2" office:value-type="string">
            <text:p text:style-name="P38">dd</text:p>
          </table:table-cell>
          <table:table-cell table:style-name="Table3.B2" office:value-type="string">
            <text:p text:style-name="P38">The day as a number with a leading zero (01 to 31)</text:p>
          </table:table-cell>
        </table:table-row>
        <table:table-row>
          <table:table-cell table:style-name="Table3.A2" office:value-type="string">
            <text:p text:style-name="P38">ddd</text:p>
          </table:table-cell>
          <table:table-cell table:style-name="Table3.B2" office:value-type="string">
            <text:p text:style-name="P38">The abbreviated localized day name (e.g. 'Mon' to 'Sun'). Uses the system locale to localize the name, i.e. QLocale::system().</text:p>
          </table:table-cell>
        </table:table-row>
        <table:table-row>
          <table:table-cell table:style-name="Table3.A2" office:value-type="string">
            <text:p text:style-name="P38">dddd</text:p>
          </table:table-cell>
          <table:table-cell table:style-name="Table3.B2" office:value-type="string">
            <text:p text:style-name="P38">The long localized day name (e.g. 'Monday' to 'Sunday'). Uses the system locale to localize the name, i.e. QLocale::system().</text:p>
          </table:table-cell>
        </table:table-row>
        <table:table-row>
          <table:table-cell table:style-name="Table3.A2" office:value-type="string">
            <text:p text:style-name="P38">M</text:p>
          </table:table-cell>
          <table:table-cell table:style-name="Table3.B2" office:value-type="string">
            <text:p text:style-name="P38">The month as a number without a leading zero (1 to 12)</text:p>
          </table:table-cell>
        </table:table-row>
        <table:table-row>
          <table:table-cell table:style-name="Table3.A2" office:value-type="string">
            <text:p text:style-name="P38">MM</text:p>
          </table:table-cell>
          <table:table-cell table:style-name="Table3.B2" office:value-type="string">
            <text:p text:style-name="P38">The month as a number with a leading zero (01 to 12)</text:p>
          </table:table-cell>
        </table:table-row>
        <table:table-row>
          <table:table-cell table:style-name="Table3.A2" office:value-type="string">
            <text:p text:style-name="P38">MMM</text:p>
          </table:table-cell>
          <table:table-cell table:style-name="Table3.B2" office:value-type="string">
            <text:p text:style-name="P38">The abbreviated localized month name (e.g. 'Jan' to 'Dec'). Uses the system locale to localize the name, i.e. QLocale::system().</text:p>
          </table:table-cell>
        </table:table-row>
        <table:table-row>
          <table:table-cell table:style-name="Table3.A2" office:value-type="string">
            <text:p text:style-name="P38">MMMM</text:p>
          </table:table-cell>
          <table:table-cell table:style-name="Table3.B2" office:value-type="string">
            <text:p text:style-name="P38">The long localized month name (e.g. 'January' to 'December'). Uses the system locale to localize the name, i.e. QLocale::system().</text:p>
          </table:table-cell>
        </table:table-row>
        <table:table-row>
          <table:table-cell table:style-name="Table3.A2" office:value-type="string">
            <text:p text:style-name="P38">yy</text:p>
          </table:table-cell>
          <table:table-cell table:style-name="Table3.B2" office:value-type="string">
            <text:p text:style-name="P38">The year as two digit number (00 to 99)</text:p>
          </table:table-cell>
        </table:table-row>
        <table:table-row>
          <table:table-cell table:style-name="Table3.A2" office:value-type="string">
            <text:p text:style-name="P38">yyyy</text:p>
          </table:table-cell>
          <table:table-cell table:style-name="Table3.B2" office:value-type="string">
            <text:p text:style-name="P38">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39"><text:span text:style-name="Absatz-Standardschriftart"><text:span text:style-name="T2">//date is 1 December 2003</text:span></text:span></text:p>
      <text:p text:style-name="P239"><text:span text:style-name="Absatz-Standardschriftart"><text:span text:style-name="T2">UI_dateEdit.setDisplayFormat("d'MM'MMcaryyyy");</text:span></text:span></text:p>
      <text:p text:style-name="P239"><text:span text:style-name="Absatz-Standardschriftart"><text:span text:style-name="T2">UI_dateEdit.setDate("1MM12car2003");</text:span></text:span></text:p>
      <text:p text:style-name="P239"><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text:span></text:span><text:soft-page-break/><text:span text:style-name="Absatz-Standardschriftart"><text:span text:style-name="T43">other sections. For example, the following format string could have meant January 30 but the M will grab two digits, resulting in an invalid date:</text:span></text:span></text:p>
      <text:p text:style-name="P239"><text:span text:style-name="Absatz-Standardschriftart"><text:span text:style-name="T2">//invalid</text:span></text:span></text:p>
      <text:p text:style-name="P239"><text:span text:style-name="Absatz-Standardschriftart"><text:span text:style-name="T2">UI_dateEdit.setDisplayFormat("Md");</text:span></text:span></text:p>
      <text:p text:style-name="P239"><text:span text:style-name="Absatz-Standardschriftart"><text:span text:style-name="T2">UI_dateEdit.setDate("130");</text:span></text:span></text:p>
      <text:p text:style-name="P239"><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5"><text:span text:style-name="Absatz-Standardschriftart"><text:span text:style-name="T69">Field</text:span></text:span></text:p>
          </table:table-cell>
          <table:table-cell table:style-name="Table4.B1" office:value-type="string">
            <text:p text:style-name="P25"><text:span text:style-name="Absatz-Standardschriftart"><text:span text:style-name="T69">Default value</text:span></text:span></text:p>
          </table:table-cell>
        </table:table-row>
        <table:table-row>
          <table:table-cell table:style-name="Table4.A2" office:value-type="string">
            <text:p text:style-name="P25"><text:span text:style-name="Absatz-Standardschriftart"><text:span text:style-name="T68">Year</text:span></text:span></text:p>
          </table:table-cell>
          <table:table-cell table:style-name="Table4.B2" office:value-type="string">
            <text:p text:style-name="P25"><text:span text:style-name="Absatz-Standardschriftart"><text:span text:style-name="T68">1900</text:span></text:span></text:p>
          </table:table-cell>
        </table:table-row>
        <table:table-row>
          <table:table-cell table:style-name="Table4.A2" office:value-type="string">
            <text:p text:style-name="P25"><text:span text:style-name="Absatz-Standardschriftart"><text:span text:style-name="T68">Month</text:span></text:span></text:p>
          </table:table-cell>
          <table:table-cell table:style-name="Table4.B2" office:value-type="string">
            <text:p text:style-name="P25"><text:span text:style-name="Absatz-Standardschriftart"><text:span text:style-name="T68">1</text:span></text:span></text:p>
          </table:table-cell>
        </table:table-row>
        <table:table-row>
          <table:table-cell table:style-name="Table4.A2" office:value-type="string">
            <text:p text:style-name="P25"><text:span text:style-name="Absatz-Standardschriftart"><text:span text:style-name="T68">Day</text:span></text:span></text:p>
          </table:table-cell>
          <table:table-cell table:style-name="Table4.B2" office:value-type="string">
            <text:p text:style-name="P25"><text:span text:style-name="Absatz-Standardschriftart"><text:span text:style-name="T68">1</text:span></text:span></text:p>
          </table:table-cell>
        </table:table-row>
      </table:table>
      <text:p text:style-name="Standard">The following examples demonstrate the default values:</text:p>
      <text:p text:style-name="P239"><text:span text:style-name="Absatz-Standardschriftart"><text:span text:style-name="T2">//</text:span></text:span><text:span text:style-name="Absatz-Standardschriftart"><text:span text:style-name="T117">January 30 1900</text:span></text:span></text:p>
      <text:p text:style-name="P239"><text:span text:style-name="Absatz-Standardschriftart"><text:span text:style-name="T2">UI_dateEdit.setDisplayFormat("</text:span></text:span><text:span text:style-name="Absatz-Standardschriftart"><text:span text:style-name="T117">M.d</text:span></text:span><text:span text:style-name="Absatz-Standardschriftart"><text:span text:style-name="T2">");</text:span></text:span></text:p>
      <text:p text:style-name="P239"><text:span text:style-name="Absatz-Standardschriftart"><text:span text:style-name="T2">UI_dateEdit.setDate("</text:span></text:span><text:span text:style-name="Absatz-Standardschriftart"><text:span text:style-name="T117">1.30</text:span></text:span><text:span text:style-name="Absatz-Standardschriftart"><text:span text:style-name="T2">");</text:span></text:span></text:p>
      <text:p text:style-name="P239"><text:span text:style-name="Absatz-Standardschriftart"><text:span text:style-name="T2"/></text:span></text:p>
      <text:p text:style-name="P239"><text:span text:style-name="Absatz-Standardschriftart"><text:span text:style-name="T2">//</text:span></text:span><text:span text:style-name="Absatz-Standardschriftart"><text:span text:style-name="T117">January 10, 2000</text:span></text:span></text:p>
      <text:p text:style-name="P239"><text:span text:style-name="Absatz-Standardschriftart"><text:span text:style-name="T2">UI_dateEdit.setDisplayFormat("</text:span></text:span><text:span text:style-name="Absatz-Standardschriftart"><text:span text:style-name="T117">yyyyMMdd</text:span></text:span><text:span text:style-name="Absatz-Standardschriftart"><text:span text:style-name="T2">");</text:span></text:span></text:p>
      <text:p text:style-name="P239"><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P239"><text:span text:style-name="Absatz-Standardschriftart"><text:span text:style-name="T2"/></text:span></text:p>
      <text:p text:style-name="P239"><text:span text:style-name="Absatz-Standardschriftart"><text:span text:style-name="T2">//</text:span></text:span><text:span text:style-name="Absatz-Standardschriftart"><text:span text:style-name="T117">January 10, 2000</text:span></text:span></text:p>
      <text:p text:style-name="P239"><text:span text:style-name="Absatz-Standardschriftart"><text:span text:style-name="T2">UI_dateEdit.setDisplayFormat("</text:span></text:span><text:span text:style-name="Absatz-Standardschriftart"><text:span text:style-name="T117">yyyyMd</text:span></text:span><text:span text:style-name="Absatz-Standardschriftart"><text:span text:style-name="T2">");</text:span></text:span></text:p>
      <text:p text:style-name="P239"><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2">S</text:span>cript<text:span text:style-name="T242">D</text:span>ate<text:span text:style-name="T242">E</text:span>dit class:</text:p>
      <text:p text:style-name="P239"><text:span text:style-name="Absatz-Standardschriftart"><text:span text:style-name="T2">function UI_dateEditDateChanged(date)</text:span></text:span></text:p>
      <text:p text:style-name="P239"><text:span text:style-name="Absatz-Standardschriftart"><text:span text:style-name="T2">{</text:span></text:span></text:p>
      <text:p text:style-name="P239"><text:span text:style-name="Absatz-Standardschriftart"><text:span text:style-name="T2"><text:tab/>UI_testTextEdit.append("UI_dateEditDateChanged: " + date);</text:span></text:span></text:p>
      <text:p text:style-name="P239"><text:span text:style-name="Absatz-Standardschriftart"><text:span text:style-name="T2">}</text:span></text:span></text:p>
      <text:p text:style-name="P239"><text:span text:style-name="Absatz-Standardschriftart"><text:span text:style-name="T2">UI_dateEdit.setDisplayFormat("dd.MM.yyyy");</text:span></text:span></text:p>
      <text:p text:style-name="P239"><text:span text:style-name="Absatz-Standardschriftart"><text:span text:style-name="T2">UI_dateEdit.setDate("01.02.2014");</text:span></text:span></text:p>
      <text:p text:style-name="P239"><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4">A QDateTimeEdit in the user interface file is passed to the worker script via a <text:span text:style-name="T242">S</text:span>cript<text:span text:style-name="T242">D</text:span>ate<text:span text:style-name="T242">T</text:span>ime<text:span text:style-name="T242">E</text:span>di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2"/>void setDateTime(String dateTimeString)<text:bookmark-end text:name="__RefHeading__6784_5965650951112"/></text:h>
      <text:p text:style-name="P25">Sets the date and the time.</text:p>
      <text:p text:style-name="P25">Arguments:</text:p>
      <text:list xml:id="list145938436060484" text:continue-numbering="true" text:style-name="L30">
        <text:list-item>
          <text:p text:style-name="P673">date: The date and time (must satisfy the display format)</text:p>
          <text:p text:style-name="P673"/>
        </text:list-item>
      </text:list>
      <text:h text:style-name="Heading_20_4" text:outline-level="4"><text:bookmark-start text:name="__RefHeading__6786_5965650951112"/><text:soft-page-break/>String getDateTime(void)<text:bookmark-end text:name="__RefHeading__6786_5965650951112"/></text:h>
      <text:p text:style-name="P25">Returns the date and time.</text:p>
      <text:p text:style-name="P25"/>
      <text:h text:style-name="Heading_20_4" text:outline-level="4">void setDisplayFormat(String format)</text:h>
      <text:p text:style-name="P25">Sets the display format.</text:p>
      <text:p text:style-name="P25">Arguments:</text:p>
      <text:list xml:id="list145937025604364" text:continue-numbering="true" text:style-name="L30">
        <text:list-item>
          <text:p text:style-name="P515">format: The new display format (see chapter <text:span text:style-name="Absatz-Standardschriftart"><text:span text:style-name="T99"><text:bookmark-ref text:reference-format="text" text:ref-name="__RefHeading__13341_443172521">Date format</text:bookmark-ref></text:span></text:span> and <text:span text:style-name="Absatz-Standardschriftart"><text:span text:style-name="T99"><text:bookmark-ref text:reference-format="text" text:ref-name="__RefHeading__13033_443172521">Time format</text:bookmark-ref></text:span></text:span>)</text:p>
          <text:p text:style-name="P768">Example:</text:p>
          <text:p text:style-name="P515"><text:span text:style-name="Absatz-Standardschriftart"><text:span text:style-name="T2">UI_dateTimeEdit.setDisplayFormat("dd.MM.yyyy hh:mm:ss");</text:span></text:span></text:p>
          <text:p text:style-name="P673"/>
        </text:list-item>
      </text:list>
      <text:h text:style-name="Heading_20_4" text:outline-level="4">String getDisplayFormat(void)</text:h>
      <text:p text:style-name="P239">Returns the display format.</text:p>
      <text:p text:style-name="P239"/>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2">S</text:span>cript<text:span text:style-name="T242">D</text:span>ate<text:span text:style-name="T242">T</text:span>ime<text:span text:style-name="T242">E</text:span>dit class:</text:p>
      <text:p text:style-name="P239"><text:span text:style-name="Absatz-Standardschriftart"><text:span text:style-name="T2">//the user has changed the date and/or the time</text:span></text:span></text:p>
      <text:p text:style-name="P239"><text:span text:style-name="Absatz-Standardschriftart"><text:span text:style-name="T2">function UI_dateTimeEditTimeChanged(dateTime)</text:span></text:span></text:p>
      <text:p text:style-name="P239"><text:span text:style-name="Absatz-Standardschriftart"><text:span text:style-name="T2">{</text:span></text:span></text:p>
      <text:p text:style-name="P239"><text:span text:style-name="Absatz-Standardschriftart"><text:span text:style-name="T2"><text:tab/>UI_testTextEdit.append("UI_dateTimeEditTimeChanged: " + dateTime);<text:tab/><text:tab/></text:span></text:span></text:p>
      <text:p text:style-name="P239"><text:span text:style-name="Absatz-Standardschriftart"><text:span text:style-name="T2">}</text:span></text:span></text:p>
      <text:p text:style-name="P239"><text:span text:style-name="Absatz-Standardschriftart"><text:span text:style-name="T2">UI_dateTimeEdit.setDisplayFormat("dd.MM.yyyy hh:mm:ss");</text:span></text:span></text:p>
      <text:p text:style-name="P239"><text:span text:style-name="Absatz-Standardschriftart"><text:span text:style-name="T2">UI_dateTimeEdit.setDateTime("01.01.2016 10:09:08");</text:span></text:span></text:p>
      <text:p text:style-name="P239"><text:span text:style-name="Absatz-Standardschriftart"><text:span text:style-name="T2">UI_dateTimeEdit.dateTimeChangedSignal.connect(UI_dateTimeEditTimeChanged);</text:span></text:span></text:p>
      <text:p text:style-name="P25"/>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4">A QCalendarWidget in the user interface file is passed to the worker script via a <text:span text:style-name="T242">S</text:span>cript<text:span text:style-name="T242">C</text:span>alendar<text:span text:style-name="T242">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1"/>void setSelectedDate(String dateString)<text:bookmark-end text:name="__RefHeading__6784_5965650951111"/></text:h>
      <text:p text:style-name="P25">Sets the selected date.</text:p>
      <text:p text:style-name="P25">Arguments:</text:p>
      <text:list xml:id="list145937746712066" text:continue-numbering="true" text:style-name="L30">
        <text:list-item>
          <text:p text:style-name="P673">date: The date (must satisfy the date format)</text:p>
          <text:p text:style-name="P673"/>
        </text:list-item>
      </text:list>
      <text:h text:style-name="Heading_20_4" text:outline-level="4"><text:bookmark-start text:name="__RefHeading__6786_5965650951111"/>String getSelectedDate(void)<text:bookmark-end text:name="__RefHeading__6786_5965650951111"/></text:h>
      <text:p text:style-name="P25">Returns the selected date.</text:p>
      <text:p text:style-name="P25"/>
      <text:h text:style-name="Heading_20_4" text:outline-level="4">void setDateFormat(String format)</text:h>
      <text:p text:style-name="P25">Sets the date format.</text:p>
      <text:p text:style-name="P25">Arguments:</text:p>
      <text:list xml:id="list145938119762591" text:continue-numbering="true" text:style-name="L30">
        <text:list-item>
          <text:p text:style-name="P515">format: The new date format (see chapter <text:span text:style-name="Absatz-Standardschriftart"><text:span text:style-name="T99"><text:bookmark-ref text:reference-format="text" text:ref-name="__RefHeading__13341_443172521">Date format</text:bookmark-ref></text:span></text:span>)</text:p>
          <text:p text:style-name="P673"/>
        </text:list-item>
      </text:list>
      <text:h text:style-name="Heading_20_4" text:outline-level="4"><text:soft-page-break/>String getDateFormat(void)</text:h>
      <text:p text:style-name="P239">Returns the date format.</text:p>
      <text:p text:style-name="P239"/>
      <text:h text:style-name="Heading_20_4" text:outline-level="4">void setDateRange(String min, String max)</text:h>
      <text:p text:style-name="P239">Sets the minimum and the maximum date.</text:p>
      <text:p text:style-name="P239">Arguments:</text:p>
      <text:list xml:id="list1444660034575443642" text:style-name="L41">
        <text:list-item>
          <text:p text:style-name="P524">min: the min. date (must satisfy the date format)</text:p>
        </text:list-item>
        <text:list-item>
          <text:p text:style-name="P524">max: the max. date (must satisfy the date format)</text:p>
          <text:p text:style-name="P524"/>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2">S</text:span>cript<text:span text:style-name="T242">C</text:span>alendar<text:span text:style-name="T242">W</text:span>idget class:</text:p>
      <text:p text:style-name="P239"><text:span text:style-name="Absatz-Standardschriftart"><text:span text:style-name="T2">//the user has changed the date</text:span></text:span></text:p>
      <text:p text:style-name="P239"><text:span text:style-name="Absatz-Standardschriftart"><text:span text:style-name="T2">function UI_calendarSelectionChangedSignal(date)</text:span></text:span></text:p>
      <text:p text:style-name="P239"><text:span text:style-name="Absatz-Standardschriftart"><text:span text:style-name="T2">{</text:span></text:span></text:p>
      <text:p text:style-name="P239"><text:span text:style-name="Absatz-Standardschriftart"><text:span text:style-name="T2"><text:tab/>UI_testTextEdit.append("UI_calendarSelectionChangedSignal: " + date);</text:span></text:span></text:p>
      <text:p text:style-name="P239"><text:span text:style-name="Absatz-Standardschriftart"><text:span text:style-name="T2">}</text:span></text:span></text:p>
      <text:p text:style-name="P239"><text:span text:style-name="Absatz-Standardschriftart"><text:span text:style-name="T2">UI_calendar.setDateFormat("dd.MM.yyyy");</text:span></text:span></text:p>
      <text:p text:style-name="P239"><text:span text:style-name="Absatz-Standardschriftart"><text:span text:style-name="T2">UI_calendar.setDateRange("01.01.2014", "01.01.2016");</text:span></text:span></text:p>
      <text:p text:style-name="P239"><text:span text:style-name="Absatz-Standardschriftart"><text:span text:style-name="T2">UI_calendar.setSelectedDate("01.02.2015");</text:span></text:span></text:p>
      <text:p text:style-name="P239"><text:span text:style-name="Absatz-Standardschriftart"><text:span text:style-name="T2">UI_calendar.selectionChangedSignal.connect(UI_calendarSelectionChangedSignal);</text:span></text:span></text:p>
      <text:p text:style-name="P25"/>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5">A QSplitter in the user interface file is passed to the worker script via a <text:span text:style-name="T242">S</text:span>cript<text:span text:style-name="T242">S</text:span>plitte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2"/>QList&lt;int&gt; sizes(void)<text:bookmark-end text:name="__RefHeading__6784_596565095112"/></text:h>
      <text:p text:style-name="P25">Returns a list of the size parameters of all the widgets in this splitter.</text:p>
      <text:p text:style-name="P25">If the splitter's orientation is horizontal, the list contains the widgets width in pixels,</text:p>
      <text:p text:style-name="P25">from left to right; if the orientation is vertical, the list contains the widgets height in pixels, from top to bottom.</text:p>
      <text:list xml:id="list145936403897668" text:continue-list="list145938119762591" text:style-name="L30">
        <text:list-header>
          <text:p text:style-name="P673"/>
        </text:list-header>
      </text:list>
      <text:h text:style-name="Heading_20_4" text:outline-level="4"><text:bookmark-start text:name="__RefHeading__6786_596565095112"/>void setSizes (QList&lt;int&gt; list)<text:bookmark-end text:name="__RefHeading__6786_596565095112"/></text:h>
      <text:p text:style-name="P25">Sets the child widgets respective sizes to the values given in the list.</text:p>
      <text:p text:style-name="P25">If the splitter is horizontal, the values set the widths of each widget in pixels, from left to right.</text:p>
      <text:p text:style-name="P25">If the splitter is vertical, the heights of each widget is set, from top to bottom.</text:p>
      <text:p text:style-name="P25">Extra values in the list are ignored. If list contains too few values, the result is undefined but the program will still be well-behaved.</text:p>
      <text:p text:style-name="P25">The overall size of the splitter widget is not affected. Instead, any additional/missing space is distributed amongst the widgets according to the relative weight of the sizes.</text:p>
      <text:p text:style-name="P25">If you specify a size of 0, the widget will be invisible. The size policies of the widgets are preserved.</text:p>
      <text:p text:style-name="P25"><text:soft-page-break/>That is, a value smaller then the minimal size hint of the respective widget will be replaced by the value of the hint.</text:p>
      <text:p text:style-name="P25"/>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39"><text:span text:style-name="Absatz-Standardschriftart"><text:span text:style-name="T2">var sizeList = UI_SecondDialogSplitter.sizes();<text:tab/><text:tab/><text:tab/></text:span></text:span></text:p>
      <text:p text:style-name="P239"><text:span text:style-name="Absatz-Standardschriftart"><text:span text:style-name="T2">//Change the sizes.</text:span></text:span></text:p>
      <text:p text:style-name="P239"><text:span text:style-name="Absatz-Standardschriftart"><text:span text:style-name="T2">sizeList[0] -= 50;</text:span></text:span></text:p>
      <text:p text:style-name="P239"><text:span text:style-name="Absatz-Standardschriftart"><text:span text:style-name="T2">sizeList[1] += 50;</text:span></text:span></text:p>
      <text:p text:style-name="P239"><text:span text:style-name="Absatz-Standardschriftart"><text:span text:style-name="T2">UI_SecondDialogSplitter.setSizes(sizeList);</text:span></text:span></text:p>
      <text:p text:style-name="P239"><text:span text:style-name="Absatz-Standardschriftart"><text:span text:style-name="T2"/></text:span></text:p>
      <text:p text:style-name="P25"><text:span text:style-name="Absatz-Standardschriftart"><text:span text:style-name="T43">Note: To add a splitter in the designer following must be done:</text:span></text:span></text:p>
      <text:list xml:id="list1089831029486298241" text:style-name="L42">
        <text:list-item>
          <text:p text:style-name="P525"><text:span text:style-name="Absatz-Standardschriftart"><text:span text:style-name="T43">select several items</text:span></text:span></text:p>
        </text:list-item>
        <text:list-item>
          <text:p text:style-name="P525"><text:span text:style-name="Absatz-Standardschriftart"><text:span text:style-name="T43">press the right mouse button</text:span></text:span></text:p>
        </text:list-item>
        <text:list-item>
          <text:p text:style-name="P525"><text:span text:style-name="Absatz-Standardschriftart"><text:span text:style-name="T43">go to the 'lay out' menu</text:span></text:span></text:p>
        </text:list-item>
        <text:list-item>
          <text:p text:style-name="P525"><text:span text:style-name="Absatz-Standardschriftart"><text:span text:style-name="T43">select 'lay out vertically in splitter' or 'Lay out horizontally in splitter' (see below)</text:span></text:span></text:p>
        </text:list-item>
      </text:list>
      <text:p text:style-name="P25"><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5">A QDial in the user interface file is passed to the worker script via a <text:span text:style-name="T242">S</text:span>cript<text:span text:style-name="T242">D</text:span>ial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2"/>void setRange(int min, int max)<text:bookmark-end text:name="__RefHeading__6784_5965650952"/></text:h>
      <text:p text:style-name="P25">Sets the dial's minimum to min and its maximum to max.</text:p>
      <text:p text:style-name="P25"><text:soft-page-break/>Arguments:</text:p>
      <text:list xml:id="list145937006919658" text:continue-list="list145936403897668" text:style-name="L30">
        <text:list-item>
          <text:p text:style-name="P515">min: The minimum</text:p>
        </text:list-item>
        <text:list-item>
          <text:p text:style-name="P515">max: The maximum</text:p>
          <text:p text:style-name="P515"/>
        </text:list-item>
      </text:list>
      <text:h text:style-name="Heading_20_4" text:outline-level="4"><text:bookmark-start text:name="__RefHeading__6786_5965650952"/>void setValue(int value)<text:bookmark-end text:name="__RefHeading__6786_5965650952"/></text:h>
      <text:p text:style-name="P25">Sets the dial's current value.</text:p>
      <text:p text:style-name="P25">Arguments:</text:p>
      <text:list xml:id="list145937862517002" text:continue-numbering="true" text:style-name="L30">
        <text:list-item>
          <text:p text:style-name="P673">value: The current value</text:p>
        </text:list-item>
      </text:list>
      <text:p text:style-name="P313"/>
      <text:h text:style-name="Heading_20_4" text:outline-level="4">int value(void)</text:h>
      <text:p text:style-name="P239">Returns <text:s/>the dial's current value.</text:p>
      <text:p text:style-name="P239"/>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42">S</text:span>cript<text:span text:style-name="T242">D</text:span>ial class:</text:p>
      <text:p text:style-name="P239"><text:span text:style-name="Absatz-Standardschriftart"><text:span text:style-name="T2">function UI_dialValueChanged(value)</text:span></text:span></text:p>
      <text:p text:style-name="P239"><text:span text:style-name="Absatz-Standardschriftart"><text:span text:style-name="T2">{</text:span></text:span></text:p>
      <text:p text:style-name="P239"><text:span text:style-name="Absatz-Standardschriftart"><text:span text:style-name="T2"><text:tab/>UI_testTextEdit.append("UI_dialValueChanged");</text:span></text:span></text:p>
      <text:p text:style-name="P239"><text:span text:style-name="Absatz-Standardschriftart"><text:span text:style-name="T2">}</text:span></text:span></text:p>
      <text:p text:style-name="P239"><text:span text:style-name="Absatz-Standardschriftart"><text:span text:style-name="T2">UI_dial.valueChangedSignal.connect(UI_dialValueChanged);</text:span></text:span></text:p>
      <text:p text:style-name="P239"><text:span text:style-name="Absatz-Standardschriftart"><text:span text:style-name="T2">UI_dial.setRange(0,100);</text:span></text:span></text:p>
      <text:p text:style-name="P239"><text:span text:style-name="Absatz-Standardschriftart"><text:span text:style-name="T2">UI_dial.setValue(0);</text:span></text:span></text:p>
      <text:p text:style-name="P25"/>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5"><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99"><text:bookmark-ref text:reference-format="text" text:ref-name="__RefHeading__6012_596565095">Script plot window class</text:bookmark-ref></text:span></text:span>).</text:p>
      <text:p text:style-name="P25">To create a <text:span text:style-name="T242">S</text:span>cript<text:span text:style-name="T242">P</text:span>lot<text:span text:style-name="T242">W</text:span>idget following must be done:</text:p>
      <text:list xml:id="list8929651951365322444" text:style-name="L43">
        <text:list-item>
          <text:p text:style-name="P526">add a group box to the script GUI (QtDesigner)</text:p>
        </text:list-item>
        <text:list-item>
          <text:p text:style-name="P526">call ScriptGroupBox::addPlotWidget (see chapter <text:span text:style-name="Absatz-Standardschriftart"><text:span text:style-name="T99"><text:bookmark-ref text:reference-format="text" text:ref-name="__RefHeading__14749_2043766423">ScriptPlotWidget addPlotWidget(void)</text:bookmark-ref></text:span></text:span>)</text:p>
        </text:list-item>
      </text:list>
      <text:p text:style-name="P25"/>
      <text:p text:style-name="P114"><text:soft-page-break/><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49">The functions and signals which can be used from script are described in the following chapters.</text:p>
      <text:list xml:id="list145936791660869" text:continue-numbering="true" text:style-name="L43">
        <text:list-header>
          <text:p text:style-name="P526"/>
        </text:list-header>
      </text:list>
      <text:h text:style-name="Heading_20_4" text:outline-level="4">int addGraph(String color, String penStyle, String name)</text:h>
      <text:p text:style-name="P25">This function adds a graph to the diagram.</text:p>
      <text:p text:style-name="P25">Arguments:</text:p>
      <text:list xml:id="list145938145585431" text:continue-list="list145937862517002" text:style-name="L30">
        <text:list-item>
          <text:p text:style-name="P673">color: The color of the graph. Allowed values are: <text:s/>"blue", "red", "yellow", "green" and "black"</text:p>
        </text:list-item>
        <text:list-item>
          <text:p text:style-name="P673">penStyle: The pen style of the graph. Allowed values are: "dash", "dot" and "solid"</text:p>
        </text:list-item>
        <text:list-item>
          <text:p text:style-name="P673">name: The name of the graph</text:p>
        </text:list-item>
      </text:list>
      <text:p text:style-name="P25">Return: The index of the added graph</text:p>
      <text:p text:style-name="P25"/>
      <text:h text:style-name="Heading_20_4" text:outline-level="4"><text:bookmark-start text:name="__RefHeading__6493_254725059"/>void setInitialAxisRanges(double xRange, double yMinValue, double yMaxValue)<text:bookmark-end text:name="__RefHeading__6493_254725059"/></text:h>
      <text:p text:style-name="P25">Sets the initial ranges of the diagram.</text:p>
      <text:p text:style-name="P25">Arguments:</text:p>
      <text:list xml:id="list145937567351890" text:continue-numbering="true" text:style-name="L30">
        <text:list-item>
          <text:p text:style-name="P673">xRange: The range of the x axis (the x axis starts always with 0)</text:p>
        </text:list-item>
        <text:list-item>
          <text:p text:style-name="P673">yMinValue: The min. values of the y axis</text:p>
        </text:list-item>
        <text:list-item>
          <text:p text:style-name="P673">yMaxValue: The max. value of the y axis</text:p>
          <text:p text:style-name="P673"/>
        </text:list-item>
      </text:list>
      <text:h text:style-name="Heading_20_4" text:outline-level="4"><text:bookmark-start text:name="__RefHeading__6495_254725059"/>bool addDataToGraph(int graphIndex, double x, double y)<text:bookmark-end text:name="__RefHeading__6495_254725059"/></text:h>
      <text:p text:style-name="P25">Adds one point to a graph.</text:p>
      <text:p text:style-name="P25">Arguments:</text:p>
      <text:list xml:id="list145937169384399" text:continue-numbering="true" text:style-name="L30">
        <text:list-item>
          <text:p text:style-name="P673">graphIndex: The graph index</text:p>
        </text:list-item>
        <text:list-item>
          <text:p text:style-name="P673">x: The x value of the point</text:p>
        </text:list-item>
        <text:list-item>
          <text:p text:style-name="P673">y: The y value of the point</text:p>
          <text:p text:style-name="P673"/>
        </text:list-item>
      </text:list>
      <text:h text:style-name="Heading_20_4" text:outline-level="4"><text:bookmark-start text:name="__RefHeading__6497_254725059"/>void setAxisLabels(String xAxisLabel, String yAxisLabel)<text:bookmark-end text:name="__RefHeading__6497_254725059"/></text:h>
      <text:p text:style-name="P25">Sets the axis label.</text:p>
      <text:p text:style-name="P25">Arguments:</text:p>
      <text:list xml:id="list145938191455019" text:continue-numbering="true" text:style-name="L30">
        <text:list-item>
          <text:p text:style-name="P673">xAxisLabel: The label of the x axis</text:p>
        </text:list-item>
        <text:list-item>
          <text:p text:style-name="P673">yAxisLabel: The label of the y axis</text:p>
          <text:p text:style-name="P673"/>
        </text:list-item>
      </text:list>
      <text:h text:style-name="Heading_20_4" text:outline-level="4"><text:bookmark-start text:name="__RefHeading__6499_254725059"/>void showLegend(bool show)<text:bookmark-end text:name="__RefHeading__6499_254725059"/></text:h>
      <text:p text:style-name="P25">This function shows or hides the diagram legend.</text:p>
      <text:p text:style-name="P25">Arguments:</text:p>
      <text:list xml:id="list145938134246758" text:continue-numbering="true" text:style-name="L30">
        <text:list-item>
          <text:p text:style-name="P673">show: True=show, false=hide</text:p>
          <text:p text:style-name="P673"/>
        </text:list-item>
      </text:list>
      <text:h text:style-name="Heading_20_4" text:outline-level="4"><text:bookmark-start text:name="_Toc4030416861"/>void clearGraphs(void)<text:bookmark-end text:name="_Toc4030416861"/></text:h>
      <text:p text:style-name="P239">This function clears the data of all graphs.</text:p>
      <text:p text:style-name="P313"/>
      <text:h text:style-name="Heading_20_4" text:outline-level="4"><text:bookmark-start text:name="_Toc40304168611"/>void removeAllGraphs(void)<text:bookmark-end text:name="_Toc40304168611"/></text:h>
      <text:p text:style-name="P239">This function removes all graphs.</text:p>
      <text:p text:style-name="P239"/>
      <text:h text:style-name="Heading_20_4" text:outline-level="4"><text:soft-page-break/>void showHelperElements(bool showXRange, bool showYRange, bool showUpdate, bool showSave, bool showLoad, bool showClear, bool showGraphVisibility, quint32 graphVisibilityMaxSize=80, bool showLegend=true)</text:h>
      <text:p text:style-name="P25">Sets the visibility of several plot widget elements.</text:p>
      <text:p text:style-name="P239">Arguments:</text:p>
      <text:list xml:id="list145938492474169" text:continue-numbering="true" text:style-name="L30">
        <text:list-item>
          <text:p text:style-name="P673">showXRange: True if the x range input field shall be visible</text:p>
        </text:list-item>
        <text:list-item>
          <text:p text:style-name="P673">showYRange: True if the y range input fields shall be visible</text:p>
        </text:list-item>
        <text:list-item>
          <text:p text:style-name="P673">showUpdate: True if the x update check box shall be visible</text:p>
        </text:list-item>
        <text:list-item>
          <text:p text:style-name="P673">showSave: True if the save button shall be visible</text:p>
        </text:list-item>
        <text:list-item>
          <text:p text:style-name="P673">showLoad: True if the load button shall be visible</text:p>
        </text:list-item>
        <text:list-item>
          <text:p text:style-name="P673">showClear: True if the clear button shall be visible</text:p>
        </text:list-item>
        <text:list-item>
          <text:p text:style-name="P673">showGraphVisibility: True if the show group box</text:p>
        </text:list-item>
        <text:list-item>
          <text:p text:style-name="P673">graphVisibilityMaxSize: The max. width of the show group box</text:p>
        </text:list-item>
        <text:list-item>
          <text:p text:style-name="P673">showLegend: True if the show legend check box shall be visible</text:p>
        </text:list-item>
      </text:list>
      <text:p text:style-name="P239"/>
      <text:h text:style-name="Heading_20_4" text:outline-level="4">void setMaxDataPointsPerGraph(qint32 maxDataPointsPerGraph)</text:h>
      <text:p text:style-name="P239">Sets the max. number of data points per graph (the default is 10.000.000.).</text:p>
      <text:p text:style-name="P239"/>
      <text:h text:style-name="Heading_20_4" text:outline-level="4">void setUpdateInterval(quint32 updateInterval)</text:h>
      <text:p text:style-name="P25">Sets the update-interval.</text:p>
      <text:p text:style-name="P25">Arguments:</text:p>
      <text:list xml:id="list145937192482039" text:continue-numbering="true" text:style-name="L30">
        <text:list-item>
          <text:p text:style-name="P673">updateInterval: The new interval</text:p>
        </text:list-item>
      </text:list>
      <text:p text:style-name="P313"/>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5">Is emitted if the user press a mouse button inside the plot.</text:p>
      <text:p text:style-name="P239">Arguments:</text:p>
      <text:list xml:id="list145936484957338" text:continue-numbering="true" text:style-name="L30">
        <text:list-item>
          <text:p text:style-name="P673">xValue: The x-position of the click</text:p>
        </text:list-item>
        <text:list-item>
          <text:p text:style-name="P673">yValue: The y-position of the click</text:p>
        </text:list-item>
        <text:list-item>
          <text:p text:style-name="P673">mouseButton: The used mouse button (enumeration Qt::MouseButton)</text:p>
          <text:p text:style-name="P673"/>
        </text:list-item>
      </text:list>
      <text:h text:style-name="Heading_20_4" text:outline-level="4">Loading and saving graphs</text:h>
      <text:p text:style-name="P25">With the save button all visible graphs can be stored into an image or a comma separated value file (csv). The csv file can be loaded with the load button. For more details see chapter <text:span text:style-name="Absatz-Standardschriftart"><text:span text:style-name="T99"><text:bookmark-ref text:reference-format="text" text:ref-name="__RefHeading__16180_774261866">Loading and saving graphs</text:bookmark-ref></text:span></text:span>.</text:p>
      <text:p text:style-name="P25"/>
      <text:h text:style-name="Heading_20_4" text:outline-level="4">Script plot widget example</text:h>
      <text:p text:style-name="P15">The following Code shows the typically use of the <text:span text:style-name="T242">S</text:span>cript<text:span text:style-name="T242">P</text:span>lot<text:span text:style-name="T242">W</text:span>idget class:</text:p>
      <text:p text:style-name="P239"><text:span text:style-name="Absatz-Standardschriftart"><text:span text:style-name="T2">//Is called if the user clicks the button.</text:span></text:span></text:p>
      <text:p text:style-name="P239"><text:span text:style-name="Absatz-Standardschriftart"><text:span text:style-name="T2">function clearButtonPressed()</text:span></text:span></text:p>
      <text:p text:style-name="P239"><text:span text:style-name="Absatz-Standardschriftart"><text:span text:style-name="T2">{</text:span></text:span></text:p>
      <text:p text:style-name="P239"><text:span text:style-name="Absatz-Standardschriftart"><text:span text:style-name="T2"><text:tab/>plotXCounter = 0;</text:span></text:span></text:p>
      <text:p text:style-name="P239"><text:span text:style-name="Absatz-Standardschriftart"><text:span text:style-name="T2"><text:tab/>plotWindow.clearGraphs();</text:span></text:span></text:p>
      <text:p text:style-name="P239"><text:span text:style-name="Absatz-Standardschriftart"><text:span text:style-name="T2"><text:tab/>plotWidget.clearGraphs();</text:span></text:span></text:p>
      <text:p text:style-name="P239"><text:span text:style-name="Absatz-Standardschriftart"><text:span text:style-name="T2">}</text:span></text:span></text:p>
      <text:p text:style-name="P239"><text:soft-page-break/><text:span text:style-name="Absatz-Standardschriftart"><text:span text:style-name="T2"/></text:span></text:p>
      <text:p text:style-name="P239"><text:span text:style-name="Absatz-Standardschriftart"><text:span text:style-name="T2">var plotWidget = UI_PlotGroupBox.addPlotWidget();</text:span></text:span></text:p>
      <text:p text:style-name="P239"><text:span text:style-name="Absatz-Standardschriftart"><text:span text:style-name="T2">plotWidget.setAxisLabels("x axis plot 1", "y axis plot 1");</text:span></text:span></text:p>
      <text:p text:style-name="P239"><text:span text:style-name="Absatz-Standardschriftart"><text:span text:style-name="T2">plotWidget.showLegend(true);</text:span></text:span></text:p>
      <text:p text:style-name="P239"><text:span text:style-name="Absatz-Standardschriftart"><text:span text:style-name="T2">plotWidget.setInitialAxisRanges(100, 0, 15);</text:span></text:span></text:p>
      <text:p text:style-name="P239"><text:span text:style-name="Absatz-Standardschriftart"><text:span text:style-name="T2">var plotWidgetGraph1Index = plotWidget.addGraph("blue", "solid", "value 5");</text:span></text:span></text:p>
      <text:p text:style-name="P239"><text:span text:style-name="Absatz-Standardschriftart"><text:span text:style-name="T2">var plotWidgetGraph2Index = plotWidget.addGraph("red", "solid", "value 5 + offset");</text:span></text:span></text:p>
      <text:p text:style-name="P239"><text:span text:style-name="Absatz-Standardschriftart"><text:span text:style-name="T2">plotWidget.showHelperElements(true, true, true, true, true, true);</text:span></text:span></text:p>
      <text:p text:style-name="P239"><text:span text:style-name="Absatz-Standardschriftart"><text:span text:style-name="T2">plotWidget.clearButtonPressedSignal.connect(clearButtonPressed);</text:span></text:span></text:p>
      <text:p text:style-name="P239"><text:span text:style-name="Absatz-Standardschriftart"><text:span text:style-name="T2"/></text:span></text:p>
      <text:p text:style-name="P239"><text:span text:style-name="Absatz-Standardschriftart"><text:span text:style-name="T2">var x = 0;</text:span></text:span></text:p>
      <text:p text:style-name="P239"><text:span text:style-name="Absatz-Standardschriftart"><text:span text:style-name="T2">var y = 0;</text:span></text:span></text:p>
      <text:p text:style-name="P239"><text:span text:style-name="Absatz-Standardschriftart"><text:span text:style-name="T2">for(var i = 0; i &lt; 100; i++)</text:span></text:span></text:p>
      <text:p text:style-name="P239"><text:span text:style-name="Absatz-Standardschriftart"><text:span text:style-name="T2">{</text:span></text:span></text:p>
      <text:p text:style-name="P239"><text:span text:style-name="Absatz-Standardschriftart"><text:span text:style-name="T2"><text:tab/>x++;</text:span></text:span></text:p>
      <text:p text:style-name="P239"><text:span text:style-name="Absatz-Standardschriftart"><text:span text:style-name="T2"><text:tab/>y++;</text:span></text:span></text:p>
      <text:p text:style-name="P239"><text:span text:style-name="Absatz-Standardschriftart"><text:span text:style-name="T2"><text:tab/>plotWidget.addDataToGraph(plotWidgetGraph1Index, <text:s/>x, <text:s/>y);</text:span></text:span></text:p>
      <text:p text:style-name="P239"><text:span text:style-name="Absatz-Standardschriftart"><text:span text:style-name="T2"><text:tab/>plotWidget.addDataToGraph(plotWidgetGraph2Index, <text:s/>x + 10, <text:s/>y);</text:span></text:span></text:p>
      <text:p text:style-name="P239"><text:span text:style-name="Absatz-Standardschriftart"><text:span text:style-name="T2"><text:tab/>if(y &gt; 10)</text:span></text:span></text:p>
      <text:p text:style-name="P239"><text:span text:style-name="Absatz-Standardschriftart"><text:span text:style-name="T2"><text:tab/>{</text:span></text:span></text:p>
      <text:p text:style-name="P239"><text:span text:style-name="Absatz-Standardschriftart"><text:span text:style-name="T2"><text:tab/><text:tab/>y = 0;</text:span></text:span></text:p>
      <text:p text:style-name="P239"><text:span text:style-name="Absatz-Standardschriftart"><text:span text:style-name="T2"><text:tab/>}</text:span></text:span></text:p>
      <text:p text:style-name="P239"><text:span text:style-name="Absatz-Standardschriftart"><text:span text:style-name="T2">}</text:span></text:span></text:p>
      <text:p text:style-name="P239"><text:span text:style-name="Absatz-Standardschriftart"><text:span text:style-name="T2"/></text:span></text:p>
      <text:h text:style-name="P552" text:outline-level="3"><text:bookmark-start text:name="__RefHeading___Toc20641_1050142399"/>Script <text:span text:style-name="T140">Canvas2D</text:span><text:bookmark-end text:name="__RefHeading___Toc20641_1050142399"/></text:h>
      <text:p text:style-name="P255"><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56"><text:span text:style-name="Absatz-Standardschriftart"><text:span text:style-name="T45"/></text:span></text:p>
      <text:p text:style-name="P48">To create a <text:span text:style-name="T242">S</text:span>cript<text:span text:style-name="T242">Canvas2DW</text:span>idget following must be done:</text:p>
      <text:list xml:id="list145937058458394" text:continue-list="list145936791660869" text:style-name="L43">
        <text:list-item>
          <text:p text:style-name="P527">add a group box to the script GUI (QtDesigner)</text:p>
        </text:list-item>
        <text:list-item>
          <text:p text:style-name="P527"><text:span text:style-name="Absatz-Standardschriftart"><text:span text:style-name="T45">call ScriptGroupBox::addCanvas2DWidget (see chapter </text:span></text:span><text:span text:style-name="Absatz-Standardschriftart"><text:span text:style-name="T104"><text:bookmark-ref text:reference-format="text" text:ref-name="__RefHeading___Toc24370_521371646">ScriptCanvas2D addCanvas2DWidget(void)</text:bookmark-ref></text:span></text:span><text:span text:style-name="Absatz-Standardschriftart"><text:span text:style-name="T45">)</text:span></text:span></text:p>
        </text:list-item>
      </text:list>
      <text:p text:style-name="P255"><text:span text:style-name="Absatz-Standardschriftart"><text:span text:style-name="T43"/></text:span></text:p>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6"><text:span text:style-name="Absatz-Standardschriftart"><text:span text:style-name="T43">The functions and signals which can be used from script are described in the following chapters.</text:span></text:span></text:p>
      <text:p text:style-name="P256"><text:span text:style-name="Absatz-Standardschriftart"><text:span text:style-name="T125"/></text:span></text:p>
      <text:h text:style-name="P602" text:outline-level="4"><text:bookmark-start text:name="__RefHeading__6792_596565095"/><text:span text:style-name="T149">qreal </text:span>globalAlpha<text:bookmark-end text:name="__RefHeading__6792_596565095"/></text:h>
      <text:p text:style-name="P51">This read/write property holds the current alpha value applied to rendering operations.</text:p>
      <text:p text:style-name="P51">The value must be in the range from 0.0 (fully transparent) to 1.0</text:p>
      <text:p text:style-name="P51">(fully opaque). The default value is 1.0.</text:p>
      <text:p text:style-name="P51"/>
      <text:h text:style-name="P602" text:outline-level="4"><text:span text:style-name="T149">String </text:span>globalCompositeOperation</text:h>
      <text:p text:style-name="P51">This read/write property holds the current the current composition operation.</text:p>
      <text:p text:style-name="P51">The default value is source-over. Following values are possible:</text:p>
      <text:list xml:id="list6014627718383782040" text:style-name="L44">
        <text:list-item>
          <text:p text:style-name="P528">"source-over"</text:p>
        </text:list-item>
        <text:list-item>
          <text:p text:style-name="P528">"destination-over"</text:p>
        </text:list-item>
        <text:list-item>
          <text:p text:style-name="P528">"clear"</text:p>
        </text:list-item>
        <text:list-item>
          <text:p text:style-name="P528">"source"</text:p>
        </text:list-item>
        <text:list-item>
          <text:p text:style-name="P528">"destination"</text:p>
        </text:list-item>
        <text:list-item>
          <text:p text:style-name="P528"><text:soft-page-break/>"source-in"</text:p>
        </text:list-item>
        <text:list-item>
          <text:p text:style-name="P528">"destination-in"</text:p>
        </text:list-item>
        <text:list-item>
          <text:p text:style-name="P528">"source-out"</text:p>
        </text:list-item>
        <text:list-item>
          <text:p text:style-name="P528">"destination-out"</text:p>
        </text:list-item>
        <text:list-item>
          <text:p text:style-name="P528">"source-atop"</text:p>
        </text:list-item>
        <text:list-item>
          <text:p text:style-name="P528">"destination-atop"</text:p>
        </text:list-item>
        <text:list-item>
          <text:p text:style-name="P528">"xor"</text:p>
        </text:list-item>
        <text:list-item>
          <text:p text:style-name="P528">"plus"</text:p>
        </text:list-item>
        <text:list-item>
          <text:p text:style-name="P528">"multiply"</text:p>
        </text:list-item>
        <text:list-item>
          <text:p text:style-name="P528">"screen"</text:p>
        </text:list-item>
        <text:list-item>
          <text:p text:style-name="P528">"overlay"</text:p>
        </text:list-item>
        <text:list-item>
          <text:p text:style-name="P528">"darken"</text:p>
        </text:list-item>
        <text:list-item>
          <text:p text:style-name="P528">"lighten"</text:p>
        </text:list-item>
        <text:list-item>
          <text:p text:style-name="P528"><text:s/>"color-dodge"</text:p>
        </text:list-item>
        <text:list-item>
          <text:p text:style-name="P528">"color-burn"</text:p>
        </text:list-item>
        <text:list-item>
          <text:p text:style-name="P528">"hard-light"</text:p>
        </text:list-item>
        <text:list-item>
          <text:p text:style-name="P528">"soft-light"</text:p>
        </text:list-item>
        <text:list-item>
          <text:p text:style-name="P528">"difference"</text:p>
        </text:list-item>
        <text:list-item>
          <text:p text:style-name="P528">"exclusion"</text:p>
        </text:list-item>
      </text:list>
      <text:p text:style-name="P51"><text:s text:c="4"/>Note: See QPainter::CompositionMode for more details.</text:p>
      <text:p text:style-name="P25"/>
      <text:h text:style-name="P603" text:outline-level="4">QVariant strokeStyle</text:h>
      <text:p text:style-name="P52">This read/write property h<text:span text:style-name="T145">olds the current color or style to use for the lines around shapes.</text:span></text:p>
      <text:p text:style-name="P69">The style can be either a string containing a CSS color, a CanvasGradient or CanvasPattern object. Invalid values are ignored. The default value is '#000000'.</text:p>
      <text:p text:style-name="P52"/>
      <text:h text:style-name="P605" text:outline-level="4"><text:span text:style-name="T150">QVariant </text:span>fillStyle</text:h>
      <text:p text:style-name="P53">This read/write property h<text:span text:style-name="T146">olds the current style used for filling shapes. The style can be either a string containing a CSS color, a CanvasGradient or CanvasPattern object- The default value is '#000000'.</text:span></text:p>
      <text:p text:style-name="P53"/>
      <text:h text:style-name="P606" text:outline-level="4"><text:span text:style-name="T150">qreal </text:span>lineWidth</text:h>
      <text:p text:style-name="P54">This read/write property h<text:span text:style-name="T147">olds the current line width. Values that are not finite values greater than zero are ignored. The default value is 1.</text:span></text:p>
      <text:p text:style-name="P54"/>
      <text:h text:style-name="P607" text:outline-level="4"><text:span text:style-name="T150">String </text:span>lineCap</text:h>
      <text:p text:style-name="P55">This read/write property h<text:span text:style-name="T148">olds the current line cap style. The possible line cap styles are:</text:span></text:p>
      <text:list xml:id="list8619953250046369665" text:style-name="L45">
        <text:list-item>
          <text:p text:style-name="P529">butt: the end of each line has a flat edge perpendicular to the direction of the line, this is the default line cap value.</text:p>
        </text:list-item>
        <text:list-item>
          <text:p text:style-name="P529"><text:span text:style-name="T150">r</text:span>ound: a semi-circle with the diameter equal to the width of the line must then be added on to the end of the line.</text:p>
        </text:list-item>
        <text:list-item>
          <text:p text:style-name="P529"><text:span text:style-name="T150">s</text:span>quare: a rectangle with the length of the line width and the width of half the line width, placed flat against the edge perpendicular to the direction of the line.</text:p>
        </text:list-item>
      </text:list>
      <text:p text:style-name="P61"/>
      <text:h text:style-name="P604" text:outline-level="4"><text:soft-page-break/>String lineJoin</text:h>
      <text:p text:style-name="P56">This read/write property h<text:span text:style-name="T1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2"><text:s text:c="4"/></text:p>
      <text:list xml:id="list6672175748773636631" text:style-name="L46">
        <text:list-item>
          <text:p text:style-name="P530">bevel: this is all that is rendered at joins.</text:p>
        </text:list-item>
        <text:list-item>
          <text:p text:style-name="P530">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30">miter: a second filled triangle must (if it can given the miter length) be rendered at the join, this is the default line join style.</text:p>
        </text:list-item>
      </text:list>
      <text:p text:style-name="P52"/>
      <text:h text:style-name="P608" text:outline-level="4">qreal miterLimit</text:h>
      <text:p text:style-name="P57">This read/write property h<text:span text:style-name="T152">olds the current miter limit ratio. The default miter limit value is 10.0.</text:span></text:p>
      <text:p text:style-name="P57"/>
      <text:h text:style-name="P608" text:outline-level="4">qreal shadowOffsetX</text:h>
      <text:p text:style-name="P57">This read/write property h<text:span text:style-name="T152">olds the current shadow offset in the positive horizontal distance. The default value is 0.</text:span></text:p>
      <text:p text:style-name="P57"/>
      <text:h text:style-name="P608" text:outline-level="4">qreal shadowOffsetY</text:h>
      <text:p text:style-name="P57">This read/write property h<text:span text:style-name="T152">olds the current shadow offset in the positive vertical distance. The default value is 0.</text:span></text:p>
      <text:p text:style-name="P57"/>
      <text:h text:style-name="P608" text:outline-level="4">qreal shadowBlur</text:h>
      <text:p text:style-name="P57">This read/write property h<text:span text:style-name="T152">olds the current level of blur applied to shadows. The default value is 0.</text:span></text:p>
      <text:p text:style-name="P57"/>
      <text:h text:style-name="P608" text:outline-level="4">String shadowColor</text:h>
      <text:p text:style-name="P57">This read/write property h<text:span text:style-name="T152">olds the current shadow color. The default value is '#000000'.</text:span></text:p>
      <text:p text:style-name="P57"/>
      <text:h text:style-name="P609" text:outline-level="4">String <text:span text:style-name="T153">width</text:span></text:h>
      <text:p text:style-name="P58">This read property h<text:span text:style-name="T153">olds the width of the canvas widget.</text:span></text:p>
      <text:p text:style-name="P58"/>
      <text:h text:style-name="P609" text:outline-level="4">String <text:span text:style-name="T153">height</text:span></text:h>
      <text:p text:style-name="P58">This read property h<text:span text:style-name="T153">olds the height of the canvas widget.</text:span></text:p>
      <text:p text:style-name="P58"/>
      <text:h text:style-name="P610" text:outline-level="4">void save()</text:h>
      <text:p text:style-name="P64">Pushes the current state onto the state stack.</text:p>
      <text:p text:style-name="P64">Before changing any state attributes, you should save the current state for future reference. The context maintains a stack of drawing states. Each state consists of the current transformation matrix, clipping region, and values of the following attributes:</text:p>
      <text:list xml:id="list579958129092267517" text:style-name="L47">
        <text:list-item>
          <text:p text:style-name="P531">strokeStyle</text:p>
        </text:list-item>
        <text:list-item>
          <text:p text:style-name="P531"><text:s text:c="4"/>fillStyle</text:p>
        </text:list-item>
        <text:list-item>
          <text:p text:style-name="P531"><text:s text:c="4"/>globalAlpha</text:p>
        </text:list-item>
        <text:list-item>
          <text:p text:style-name="P531"><text:s text:c="4"/>lineWidth</text:p>
        </text:list-item>
        <text:list-item>
          <text:p text:style-name="P531"><text:soft-page-break/><text:s text:c="4"/>lineCap</text:p>
        </text:list-item>
        <text:list-item>
          <text:p text:style-name="P531"><text:s text:c="4"/>lineJoin</text:p>
        </text:list-item>
        <text:list-item>
          <text:p text:style-name="P531"><text:s text:c="4"/>miterLimit</text:p>
        </text:list-item>
        <text:list-item>
          <text:p text:style-name="P531"><text:s text:c="4"/>shadowOffsetX</text:p>
        </text:list-item>
        <text:list-item>
          <text:p text:style-name="P531"><text:s text:c="4"/>shadowOffsetY</text:p>
        </text:list-item>
        <text:list-item>
          <text:p text:style-name="P531"><text:s text:c="4"/>shadowBlur</text:p>
        </text:list-item>
        <text:list-item>
          <text:p text:style-name="P531"><text:s text:c="4"/>shadowColor</text:p>
        </text:list-item>
        <text:list-item>
          <text:p text:style-name="P531"><text:s text:c="4"/>globalCompositeOperation</text:p>
        </text:list-item>
      </text:list>
      <text:p text:style-name="P64"/>
      <text:h text:style-name="P611" text:outline-level="4">void <text:span text:style-name="T154">restore</text:span>()</text:h>
      <text:p text:style-name="P65">Pops the top state on the stack, restoring the context to that state.</text:p>
      <text:p text:style-name="P65"/>
      <text:h text:style-name="P612" text:outline-level="4">void scale(qreal x, qreal y)</text:h>
      <text:p text:style-name="P65">Increases or decreases the size of each unit in the canvas grid by multiplying the scale factors to the current tranform matrix. x is the scale factor in the horizontal direction and y is the scale factor in the vertical direction.</text:p>
      <text:h text:style-name="P613" text:outline-level="4">void rotate(qreal angle)</text:h>
      <text:p text:style-name="P66">Rotate the canvas around the current origin by angle in radians and clockwise direction.</text:p>
      <text:p text:style-name="P66"/>
      <text:h text:style-name="P614" text:outline-level="4">void translate(qreal x, qreal y)</text:h>
      <text:p text:style-name="P6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7"/>
      <text:h text:style-name="P614" text:outline-level="4">void setTransform(qreal m11, qreal m12, qreal m21, qreal m22, qreal dx, qreal dy)</text:h>
      <text:p text:style-name="P6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7"/>
      <text:h text:style-name="P614" text:outline-level="4">void transform(qreal m11, qreal m12, qreal m21, qreal m22, qreal dx, qreal dy)</text:h>
      <text:p text:style-name="P67">This method is very similar to setTransform(), but instead of replacing the old transform matrix, this method applies the given tranform matrix to the current matrix by multiplying to it.</text:p>
      <text:p text:style-name="P67"/>
      <text:h text:style-name="P615" text:outline-level="4">CanvasGradient createLinearGradient(qreal x0, qreal y0, qreal x1, qreal y1)</text:h>
      <text:p text:style-name="P68">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8"/>
      <text:h text:style-name="P615" text:outline-level="4">CanvasGradient createRadialGradient(qreal x0, qreal y0, qreal r0, qreal x1, qreal y1, qreal r1)</text:h>
      <text:p text:style-name="P68">Returns a CanvasGradient object that represents a radial gradient that paints along the cone given by the start circle with origin (x0, y0) and radius r0, and the end circle with origin (x1, y1) and radius r1.</text:p>
      <text:p text:style-name="P60"><text:soft-page-break/></text:p>
      <text:h text:style-name="P615" text:outline-level="4">void clearRect(qreal x, qreal y, qreal w, qreal h)</text:h>
      <text:p text:style-name="P68">Clears all pixels on the canvas in the given rectangle to transparent black. </text:p>
      <text:p text:style-name="P68"/>
      <text:h text:style-name="P615" text:outline-level="4">void fillRect(qreal x, qreal y, qreal w, qreal h)</text:h>
      <text:p text:style-name="P68">Paint the specified rectangular area using the fillStyle.</text:p>
      <text:p text:style-name="P68"/>
      <text:h text:style-name="P615" text:outline-level="4">void strokeRect(qreal x, qreal y, qreal w, qreal h)</text:h>
      <text:p text:style-name="P68">Stroke the specified rectangle's path using the strokeStyle, lineWidth, lineJoin, and (if appropriate) miterLimit attributes.</text:p>
      <text:p text:style-name="P68"/>
      <text:h text:style-name="P615" text:outline-level="4">void beginPath()</text:h>
      <text:p text:style-name="P68">Resets the current path to a new path.</text:p>
      <text:p text:style-name="P68"/>
      <text:h text:style-name="P615" text:outline-level="4">void closePath()</text:h>
      <text:p text:style-name="P68">Closes the current subpath by drawing a line to the beginning of the subpath, automatically starting a new path. The current point of the new path is the previous subpath's first point.</text:p>
      <text:p text:style-name="P68"/>
      <text:h text:style-name="P615" text:outline-level="4">void moveTo(qreal x, qreal y)</text:h>
      <text:p text:style-name="P68">Creates a new subpath with the given point.</text:p>
      <text:p text:style-name="P68"/>
      <text:h text:style-name="P615" text:outline-level="4">void lineTo(qreal x, qreal y)</text:h>
      <text:p text:style-name="P68">Draws a line from the current position to the point (x, y).</text:p>
      <text:p text:style-name="P68"/>
      <text:h text:style-name="P615" text:outline-level="4">void quadraticCurveTo(qreal cpx, qreal cpy, qreal x, qreal y)</text:h>
      <text:p text:style-name="P68">Adds a quadratic bezier curve between the current point and the endpoint (x, y) with the control point specified by (cpx, cpy). </text:p>
      <text:p text:style-name="P68"/>
      <text:h text:style-name="P615" text:outline-level="4">void bezierCurveTo(qreal cp1x, qreal cp1y, qreal cp2x, qreal cp2y, qreal x, qreal y)</text:h>
      <text:p text:style-name="P68">Adds a cubic bezier curve between the current position and the given endPoint using the control points specified by (cp1x, cp1y) and (cp2x, cp2y). After the curve is added, the current position is updated to be at the end point (x, y) of the curve.</text:p>
      <text:p text:style-name="P68"/>
      <text:h text:style-name="P615" text:outline-level="4">void arcTo(qreal x1, qreal y1, qreal x2, qreal y2, qreal radius)</text:h>
      <text:p text:style-name="P68">Adds an arc with the given control points and radius to the current subpath, connected to the previous point by a straight line.</text:p>
      <text:p text:style-name="P68"/>
      <text:h text:style-name="P615" text:outline-level="4">void rect(qreal x, qreal y, qreal w, qreal h)</text:h>
      <text:p text:style-name="P68">Adds a rectangle at position (x, y), with the given width w and height h, as a closed subpath.</text:p>
      <text:p text:style-name="P68"/>
      <text:h text:style-name="P615" text:outline-level="4">void arc(qreal x, qreal y, qreal radius, qreal startAngle, qreal endAngle, bool anticlockwise)</text:h>
      <text:p text:style-name="P68">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8"><text:soft-page-break/></text:p>
      <text:h text:style-name="P615" text:outline-level="4">void fill()</text:h>
      <text:p text:style-name="P68">Fills the subpaths with the current fill style.</text:p>
      <text:p text:style-name="P68"/>
      <text:h text:style-name="P615" text:outline-level="4">void stroke()</text:h>
      <text:p text:style-name="P68">Strokes the subpaths with the current stroke style.</text:p>
      <text:p text:style-name="P68"/>
      <text:h text:style-name="P615" text:outline-level="4">void clip()</text:h>
      <text:p text:style-name="P68">Creates the clipping region from the current path. Any parts of the shape outside the clipping path are not displayed.</text:p>
      <text:p text:style-name="P68"/>
      <text:h text:style-name="P615" text:outline-level="4">bool isPointInPath(qreal x, qreal y)</text:h>
      <text:p text:style-name="P68">Returns true if the given point is in the current path.</text:p>
      <text:p text:style-name="P68"/>
      <text:h text:style-name="P615" text:outline-level="4">void clear()</text:h>
      <text:p text:style-name="P68">Clears the canvas widget.</text:p>
      <text:p text:style-name="P68"/>
      <text:h text:style-name="P615" text:outline-level="4">void reset()</text:h>
      <text:p text:style-name="P68">Resets the canvas widget.</text:p>
      <text:p text:style-name="P68"/>
      <text:h text:style-name="P653" text:outline-level="4">bool saveToFile(String fileName, String imageType="")</text:h>
      <text:p text:style-name="P78">Save the canvas widget to an image file. If imageType is empty then the image format will be detected by inspecting the extension of fileName.</text:p>
      <text:p text:style-name="P80">Arguments:</text:p>
      <text:list xml:id="list145938180533302" text:continue-list="list145936484957338" text:style-name="L30">
        <text:list-item>
          <text:p text:style-name="P699"><text:span text:style-name="T171">fileName</text:span>: The <text:span text:style-name="T171">file name</text:span></text:p>
        </text:list-item>
        <text:list-item>
          <text:p text:style-name="P699"><text:span text:style-name="T171">imageType</text:span>: The <text:span text:style-name="T171">image type. Following types are supported.</text:span></text:p>
          <text:list>
            <text:list-item>
              <text:p text:style-name="P756">BMP (Windows Bitmap)</text:p>
            </text:list-item>
            <text:list-item>
              <text:p text:style-name="P756">JPG (Joint Photographic Experts Group)</text:p>
            </text:list-item>
            <text:list-item>
              <text:p text:style-name="P756">PNG (Portable Network Graphics)</text:p>
            </text:list-item>
            <text:list-item>
              <text:p text:style-name="P756">PBM (Portable Bitmap)</text:p>
            </text:list-item>
            <text:list-item>
              <text:p text:style-name="P756">PGM (Portable Graymap)</text:p>
            </text:list-item>
            <text:list-item>
              <text:p text:style-name="P756">PPM (Portable Pixmap)</text:p>
            </text:list-item>
          </text:list>
        </text:list-item>
      </text:list>
      <text:p text:style-name="P78">Return: True on success.</text:p>
      <text:p text:style-name="P78"/>
      <text:h text:style-name="P654" text:outline-level="4">void print(String printDialogTitle="")</text:h>
      <text:p text:style-name="P81">Opens a print dialog and prints the canvas widget.</text:p>
      <text:p text:style-name="P79">Arguments:</text:p>
      <text:list xml:id="list145936686869369" text:continue-numbering="true" text:style-name="L30">
        <text:list-item>
          <text:p text:style-name="P757">print<text:span text:style-name="T172">DialogTitle</text:span>: <text:span text:style-name="T172">The title of the print dialog</text:span></text:p>
        </text:list-item>
      </text:list>
      <text:p text:style-name="P68"/>
      <text:h text:style-name="P616" text:outline-level="4"><text:span text:style-name="Absatz-Standardschriftart"><text:span text:style-name="T142">Script Canvas2D Example</text:span></text:span></text:h>
      <text:p text:style-name="P59"><text:span text:style-name="Absatz-Standardschriftart"><text:span text:style-name="T124">An example can be found under exampleScripts\WorkerScripts\Canvas2D.</text:span></text:span></text:p>
      <text:h text:style-name="P553" text:outline-level="3"><text:bookmark-start text:name="__RefHeading___Toc23998_1050142399"/><text:bookmark-start text:name="_Toc403041698"/>Script<text:span text:style-name="T233">W</text:span>idget<text:bookmark-end text:name="_Toc403041698"/> <text:span text:style-name="T233">class</text:span><text:bookmark-end text:name="__RefHeading___Toc23998_1050142399"/></text:h>
      <text:p text:style-name="P63">This is the parent class of almost all user interface classes. </text:p>
      <text:p text:style-name="P58">The functions and signals which can be used from the worker script are described in the following chapters.</text:p>
      <text:p text:style-name="P58"><text:soft-page-break/></text:p>
      <text:h text:style-name="P617" text:outline-level="4">void setEnabled(bool isEnabled)</text:h>
      <text:p text:style-name="P257"><text:span text:style-name="Absatz-Standardschriftart"><text:span text:style-name="T43">Enables or disables the widget.</text:span></text:span></text:p>
      <text:p text:style-name="P257"><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5">Updates the widget.</text:p>
      <text:p text:style-name="P25"/>
      <text:h text:style-name="Heading_20_4" text:outline-level="4"><text:bookmark-start text:name="__RefHeading__6796_596565095"/>void repaint (void)<text:bookmark-end text:name="__RefHeading__6796_596565095"/></text:h>
      <text:p text:style-name="P25">Repaints the widget.</text:p>
      <text:p text:style-name="P25"/>
      <text:h text:style-name="Heading_20_4" text:outline-level="4"><text:bookmark-start text:name="__RefHeading__6798_596565095"/>void show (void)<text:bookmark-end text:name="__RefHeading__6798_596565095"/></text:h>
      <text:p text:style-name="P25">Shows the widget.</text:p>
      <text:p text:style-name="P25"/>
      <text:h text:style-name="Heading_20_4" text:outline-level="4"><text:bookmark-start text:name="__RefHeading__6800_596565095"/>void close (void)<text:bookmark-end text:name="__RefHeading__6800_596565095"/></text:h>
      <text:p text:style-name="P25">Closes the widget.</text:p>
      <text:p text:style-name="P25"/>
      <text:h text:style-name="Heading_20_4" text:outline-level="4"><text:bookmark-start text:name="__RefHeading__6802_596565095"/>void hide (void)<text:bookmark-end text:name="__RefHeading__6802_596565095"/></text:h>
      <text:p text:style-name="P25">Hides the widget.</text:p>
      <text:p text:style-name="P25"/>
      <text:h text:style-name="Heading_20_4" text:outline-level="4"><text:bookmark-start text:name="__RefHeading__6804_596565095"/>void setWindowTitle(String title)<text:bookmark-end text:name="__RefHeading__6804_596565095"/></text:h>
      <text:p text:style-name="P25">Sets the window title.</text:p>
      <text:p text:style-name="P25">Arguments:</text:p>
      <text:list xml:id="list145938076145424" text:continue-numbering="true" text:style-name="L30">
        <text:list-item>
          <text:p text:style-name="P659">title: The new title</text:p>
        </text:list-item>
      </text:list>
      <text:h text:style-name="Heading_20_4" text:outline-level="4"><text:bookmark-start text:name="__RefHeading__6806_596565095"/>String windowPositionAndSize(void)<text:bookmark-end text:name="__RefHeading__6806_596565095"/></text:h>
      <text:p text:style-name="P25">Returns the window size and position (Pixel). The return string has following format: "top left x, top left y, width, height".</text:p>
      <text:p text:style-name="P25"/>
      <text:h text:style-name="Heading_20_4" text:outline-level="4"><text:bookmark-start text:name="__RefHeading__6808_596565095"/>void setWindowPositionAndSize(String positionAndSize)<text:bookmark-end text:name="__RefHeading__6808_596565095"/></text:h>
      <text:p text:style-name="P25">Sets the position and the size of a window (Pixel). String format: "top left x, top left y, width, height".</text:p>
      <text:p text:style-name="P25">Arguments:</text:p>
      <text:list xml:id="list145938008333832" text:continue-numbering="true" text:style-name="L30">
        <text:list-item>
          <text:p text:style-name="P659">positionAndSize: The position and size string</text:p>
        </text:list-item>
      </text:list>
      <text:p text:style-name="P25">Example:</text:p>
      <text:p text:style-name="P239"><text:span text:style-name="Absatz-Standardschriftart"><text:span text:style-name="T2">Ui_Dialog.setWindowPositionAndSize("100,100,500,500");</text:span></text:span></text:p>
      <text:p text:style-name="P239"><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5">Sets the background color of a script gui element.</text:p>
      <text:p text:style-name="P25">Arguments:</text:p>
      <text:list xml:id="list145937498745691" text:continue-numbering="true" text:style-name="L30">
        <text:list-item>
          <text:p text:style-name="P659">color: The color, possible values are: black, white, gray, red, green, blue, cyan, magenta and yellow</text:p>
        </text:list-item>
      </text:list>
      <text:p text:style-name="P25">Example:</text:p>
      <text:p text:style-name="P239"><text:span text:style-name="Absatz-Standardschriftart"><text:span text:style-name="T2">UI_testSetTextLineEdit.setBackgroundColor("red");</text:span></text:span></text:p>
      <text:p text:style-name="P239"><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5">Sets the window text color of a script gui element.</text:p>
      <text:p text:style-name="P25"><text:soft-page-break/>Arguments:</text:p>
      <text:list xml:id="list145938552215817" text:continue-numbering="true" text:style-name="L30">
        <text:list-item>
          <text:p text:style-name="P659">color: The color, possible values are: black, white, gray, red, green, blue, cyan, magenta and yellow</text:p>
        </text:list-item>
      </text:list>
      <text:p text:style-name="P25">Example:</text:p>
      <text:p text:style-name="P239"><text:span text:style-name="Absatz-Standardschriftart"><text:span text:style-name="T2">UI_testReceiveCheckBox.setWindowTextColor("red");</text:span></text:span></text:p>
      <text:p text:style-name="P239"><text:span text:style-name="Absatz-Standardschriftart"><text:span text:style-name="T2"/></text:span></text:p>
      <text:h text:style-name="Heading_20_4" text:outline-level="4">void setTextColor(String color)</text:h>
      <text:p text:style-name="P25">Sets the text color of a script gui element.</text:p>
      <text:p text:style-name="P25">Arguments:</text:p>
      <text:list xml:id="list145937168289302" text:continue-numbering="true" text:style-name="L30">
        <text:list-item>
          <text:p text:style-name="P659">color: The color, possible values are: black, white, gray, red, green, blue, cyan, magenta and yellow</text:p>
        </text:list-item>
      </text:list>
      <text:p text:style-name="P25">Example:</text:p>
      <text:p text:style-name="P239"><text:span text:style-name="Absatz-Standardschriftart"><text:span text:style-name="T2">UI_testReceiveCheckBox.setTextColor("red");</text:span></text:span></text:p>
      <text:p text:style-name="P239"><text:span text:style-name="Absatz-Standardschriftart"><text:span text:style-name="T2"/></text:span></text:p>
      <text:h text:style-name="Heading_20_4" text:outline-level="4">void setPaletteColor(String palette, String color)</text:h>
      <text:p text:style-name="P25">Sets a palette color of a script gui element.</text:p>
      <text:p text:style-name="P25">Arguments:</text:p>
      <text:list xml:id="list145937285588518" text:continue-numbering="true" text:style-name="L30">
        <text:list-item>
          <text:p text:style-name="P700">palette: <text:s/>The palette element, possible values are: Base, Foreground, Background, WindowText, Window, Text <text:span text:style-name="T228">and ButtonText</text:span>.</text:p>
        </text:list-item>
        <text:list-item>
          <text:p text:style-name="P673">color: The color, possible values are: black, white, gray, red, green, blue, cyan, magenta and yellow </text:p>
        </text:list-item>
      </text:list>
      <text:p text:style-name="P25">Example:</text:p>
      <text:p text:style-name="P239"><text:span text:style-name="Absatz-Standardschriftart"><text:span text:style-name="T2">UI_testReceiveCheckBox.setPaletteColor("Text", "red");</text:span></text:span></text:p>
      <text:p text:style-name="P239"><text:span text:style-name="Absatz-Standardschriftart"><text:span text:style-name="T2"/></text:span></text:p>
      <text:h text:style-name="P618" text:outline-level="4">void <text:span text:style-name="T229">setPaletteColorRgb(quint8 red, quint8 green, quint8 blue, String palette)</text:span></text:h>
      <text:p text:style-name="P111">Sets a palette color of a script gui element.</text:p>
      <text:p text:style-name="P111">Arguments:</text:p>
      <text:list xml:id="list145937719204712" text:continue-numbering="true" text:style-name="L30">
        <text:list-item>
          <text:p text:style-name="P758">red: the red value</text:p>
        </text:list-item>
        <text:list-item>
          <text:p text:style-name="P758">green: the green value</text:p>
        </text:list-item>
        <text:list-item>
          <text:p text:style-name="P758">blue: the blue value</text:p>
        </text:list-item>
        <text:list-item>
          <text:p text:style-name="P701">palette: <text:s/>The palette element, possible values are: Base, Foreground, Background, WindowText, Window, Text <text:span text:style-name="T228">and ButtonText</text:span>.</text:p>
        </text:list-item>
      </text:list>
      <text:p text:style-name="P111">Example:</text:p>
      <text:p text:style-name="P266"><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39"><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5">Sets the tool tip of the script gui element.</text:p>
      <text:p text:style-name="P25">If the duration is -1 (default) the duration is calculated depending on the length of the tool tip.</text:p>
      <text:p text:style-name="P25">Arguments:</text:p>
      <text:list xml:id="list145936758575367" text:continue-numbering="true" text:style-name="L30">
        <text:list-item>
          <text:p text:style-name="P515">text: The tool tip text</text:p>
        </text:list-item>
        <text:list-item>
          <text:p text:style-name="P515">duration: The tool tip duration</text:p>
        </text:list-item>
      </text:list>
      <text:p text:style-name="P25">Example:</text:p>
      <text:p text:style-name="P239"><text:span text:style-name="Absatz-Standardschriftart"><text:span text:style-name="T2">UI_testGetTextLineEdit.setToolTip("tool tip text", -1);</text:span></text:span></text:p>
      <text:p text:style-name="P239"><text:span text:style-name="Absatz-Standardschriftart"><text:span text:style-name="T2"/></text:span></text:p>
      <text:h text:style-name="Heading_20_4" text:outline-level="4">void raise(void)</text:h>
      <text:p text:style-name="P25">Raises this widget to the top of the parent widget's stack.</text:p>
      <text:p text:style-name="P25"><text:soft-page-break/></text:p>
      <text:h text:style-name="Heading_20_4" text:outline-level="4">void lower(void)</text:h>
      <text:p text:style-name="P25">Lowers the widget to the bottom of the parent widget's stack.</text:p>
      <text:p text:style-name="P25"/>
      <text:h text:style-name="Heading_20_4" text:outline-level="4"><text:bookmark-start text:name="__RefHeading__14016_699240593"/>void setWindowFlags(quint32 flags)<text:bookmark-end text:name="__RefHeading__14016_699240593"/></text:h>
      <text:p text:style-name="P25">Sets the window flags.</text:p>
      <text:p text:style-name="P25">Window flags are a combination of a type (e.g. Qt::Dialog) and zero or more hints to the window system (e.g. Qt::FramelessWindowHint).</text:p>
      <text:p text:style-name="P25">If the widget had type Qt::Widget or Qt::SubWindow and becomes a window (Qt::Window, Qt::Dialog, etc.), it is put at position (0, 0) on the desktop. If the widget is a window and becomes a Qt::Widget or Qt::SubWindow, it is put at position (0, 0) relative to its parent widget.</text:p>
      <text:p text:style-name="P25"/>
      <text:p text:style-name="P25">Note: This function calls setParent() when changing the flags for a window, causing the widget to be hidden. You must call <text:span text:style-name="T98">ScriptWidget::show()</text:span> to make the widget visible again.</text:p>
      <text:p text:style-name="P25">Arguments:</text:p>
      <text:list xml:id="list145937403703891" text:continue-numbering="true" text:style-name="L30">
        <text:list-item>
          <text:p text:style-name="P659">flags: The new additional window flags</text:p>
          <text:p text:style-name="P778">The flag argument is a Qt enumeration. It is defined as:</text:p>
          <text:p text:style-name="P547"><text:span text:style-name="Absatz-Standardschriftart"><text:span text:style-name="T2">enum WindowType </text:span></text:span></text:p>
          <text:p text:style-name="P547"><text:span text:style-name="Absatz-Standardschriftart"><text:span text:style-name="T2">{</text:span></text:span></text:p>
        </text:list-item>
      </text:list>
      <text:p text:style-name="P239"><text:span text:style-name="Absatz-Standardschriftart"><text:span text:style-name="T2"><text:s text:c="8"/>Widget = 0x00000000,</text:span></text:span></text:p>
      <text:p text:style-name="P239"><text:span text:style-name="Absatz-Standardschriftart"><text:span text:style-name="T2"><text:s text:c="8"/>Window = 0x00000001,</text:span></text:span></text:p>
      <text:p text:style-name="P239"><text:span text:style-name="Absatz-Standardschriftart"><text:span text:style-name="T2"><text:s text:c="8"/>Dialog = 0x00000002 | Window,</text:span></text:span></text:p>
      <text:p text:style-name="P239"><text:span text:style-name="Absatz-Standardschriftart"><text:span text:style-name="T2"><text:s text:c="8"/>Sheet = 0x00000004 | Window,</text:span></text:span></text:p>
      <text:p text:style-name="P239"><text:span text:style-name="Absatz-Standardschriftart"><text:span text:style-name="T2"><text:s text:c="8"/>Drawer = Sheet | Dialog,</text:span></text:span></text:p>
      <text:p text:style-name="P239"><text:span text:style-name="Absatz-Standardschriftart"><text:span text:style-name="T2"><text:s text:c="8"/>Popup = 0x00000008 | Window,</text:span></text:span></text:p>
      <text:p text:style-name="P239"><text:span text:style-name="Absatz-Standardschriftart"><text:span text:style-name="T2"><text:s text:c="8"/>Tool = Popup | Dialog,</text:span></text:span></text:p>
      <text:p text:style-name="P239"><text:span text:style-name="Absatz-Standardschriftart"><text:span text:style-name="T2"><text:s text:c="8"/>ToolTip = Popup | Sheet,</text:span></text:span></text:p>
      <text:p text:style-name="P239"><text:span text:style-name="Absatz-Standardschriftart"><text:span text:style-name="T2"><text:s text:c="8"/>SplashScreen = ToolTip | Dialog,</text:span></text:span></text:p>
      <text:p text:style-name="P239"><text:span text:style-name="Absatz-Standardschriftart"><text:span text:style-name="T2"><text:s text:c="8"/>Desktop = 0x00000010 | Window,</text:span></text:span></text:p>
      <text:p text:style-name="P239"><text:span text:style-name="Absatz-Standardschriftart"><text:span text:style-name="T2"><text:s text:c="8"/>SubWindow = 0x00000012,</text:span></text:span></text:p>
      <text:p text:style-name="P239"><text:span text:style-name="Absatz-Standardschriftart"><text:span text:style-name="T2"><text:s text:c="8"/>ForeignWindow = 0x00000020 | Window,</text:span></text:span></text:p>
      <text:p text:style-name="P239"><text:span text:style-name="Absatz-Standardschriftart"><text:span text:style-name="T2"><text:s text:c="8"/>CoverWindow = 0x00000040 | Window,</text:span></text:span></text:p>
      <text:p text:style-name="P239"><text:span text:style-name="Absatz-Standardschriftart"><text:span text:style-name="T2"/></text:span></text:p>
      <text:p text:style-name="P239"><text:span text:style-name="Absatz-Standardschriftart"><text:span text:style-name="T2"><text:s text:c="8"/>WindowType_Mask = 0x000000ff,</text:span></text:span></text:p>
      <text:p text:style-name="P239"><text:span text:style-name="Absatz-Standardschriftart"><text:span text:style-name="T2"><text:s text:c="8"/>MSWindowsFixedSizeDialogHint = 0x00000100,</text:span></text:span></text:p>
      <text:p text:style-name="P239"><text:span text:style-name="Absatz-Standardschriftart"><text:span text:style-name="T2"><text:s text:c="8"/>MSWindowsOwnDC = 0x00000200,</text:span></text:span></text:p>
      <text:p text:style-name="P239"><text:span text:style-name="Absatz-Standardschriftart"><text:span text:style-name="T2"><text:s text:c="8"/>BypassWindowManagerHint = 0x00000400,</text:span></text:span></text:p>
      <text:p text:style-name="P239"><text:span text:style-name="Absatz-Standardschriftart"><text:span text:style-name="T2"><text:s text:c="8"/>X11BypassWindowManagerHint = BypassWindowManagerHint,</text:span></text:span></text:p>
      <text:p text:style-name="P239"><text:span text:style-name="Absatz-Standardschriftart"><text:span text:style-name="T2"><text:s text:c="8"/>FramelessWindowHint = 0x00000800,</text:span></text:span></text:p>
      <text:p text:style-name="P239"><text:span text:style-name="Absatz-Standardschriftart"><text:span text:style-name="T2"><text:s text:c="8"/>WindowTitleHint = 0x00001000,</text:span></text:span></text:p>
      <text:p text:style-name="P239"><text:span text:style-name="Absatz-Standardschriftart"><text:span text:style-name="T2"><text:s text:c="8"/>WindowSystemMenuHint = 0x00002000,</text:span></text:span></text:p>
      <text:p text:style-name="P239"><text:span text:style-name="Absatz-Standardschriftart"><text:span text:style-name="T2"><text:s text:c="8"/>WindowMinimizeButtonHint = 0x00004000,</text:span></text:span></text:p>
      <text:p text:style-name="P239"><text:span text:style-name="Absatz-Standardschriftart"><text:span text:style-name="T2"><text:s text:c="8"/>WindowMaximizeButtonHint = 0x00008000,</text:span></text:span></text:p>
      <text:p text:style-name="P239"><text:span text:style-name="Absatz-Standardschriftart"><text:span text:style-name="T2"><text:s text:c="8"/>WindowMinMaxButtonsHint = WindowMinimizeButtonHint | <text:tab/><text:tab/><text:tab/><text:tab/><text:tab/><text:tab/><text:tab/><text:tab/><text:tab/>WindowMaximizeButtonHint,</text:span></text:span></text:p>
      <text:p text:style-name="P239"><text:span text:style-name="Absatz-Standardschriftart"><text:span text:style-name="T2"><text:s text:c="8"/>WindowContextHelpButtonHint = 0x00010000,</text:span></text:span></text:p>
      <text:p text:style-name="P239"><text:span text:style-name="Absatz-Standardschriftart"><text:span text:style-name="T2"><text:s text:c="8"/>WindowShadeButtonHint = 0x00020000,</text:span></text:span></text:p>
      <text:p text:style-name="P239"><text:span text:style-name="Absatz-Standardschriftart"><text:span text:style-name="T2"><text:s text:c="8"/>WindowStaysOnTopHint = 0x00040000,</text:span></text:span></text:p>
      <text:p text:style-name="P239"><text:span text:style-name="Absatz-Standardschriftart"><text:span text:style-name="T2"><text:s text:c="8"/>WindowTransparentForInput = 0x00080000,</text:span></text:span></text:p>
      <text:p text:style-name="P239"><text:span text:style-name="Absatz-Standardschriftart"><text:span text:style-name="T2"><text:s text:c="8"/>WindowOverridesSystemGestures = 0x00100000,</text:span></text:span></text:p>
      <text:p text:style-name="P239"><text:span text:style-name="Absatz-Standardschriftart"><text:span text:style-name="T2"><text:s text:c="8"/>WindowDoesNotAcceptFocus = 0x00200000,</text:span></text:span></text:p>
      <text:p text:style-name="P239"><text:span text:style-name="Absatz-Standardschriftart"><text:span text:style-name="T2"/></text:span></text:p>
      <text:p text:style-name="P239"><text:span text:style-name="Absatz-Standardschriftart"><text:span text:style-name="T2"><text:s text:c="8"/>CustomizeWindowHint = 0x02000000,</text:span></text:span></text:p>
      <text:p text:style-name="P239"><text:soft-page-break/><text:span text:style-name="Absatz-Standardschriftart"><text:span text:style-name="T2"><text:s text:c="8"/>WindowStaysOnBottomHint = 0x04000000,</text:span></text:span></text:p>
      <text:p text:style-name="P239"><text:span text:style-name="Absatz-Standardschriftart"><text:span text:style-name="T2"><text:s text:c="8"/>WindowCloseButtonHint = 0x08000000,</text:span></text:span></text:p>
      <text:p text:style-name="P239"><text:span text:style-name="Absatz-Standardschriftart"><text:span text:style-name="T2"><text:s text:c="8"/>MacWindowToolBarButtonHint = 0x10000000,</text:span></text:span></text:p>
      <text:p text:style-name="P239"><text:span text:style-name="Absatz-Standardschriftart"><text:span text:style-name="T2"><text:s text:c="8"/>BypassGraphicsProxyWidget = 0x20000000,</text:span></text:span></text:p>
      <text:p text:style-name="P239"><text:span text:style-name="Absatz-Standardschriftart"><text:span text:style-name="T2"><text:s text:c="8"/>WindowOkButtonHint = 0x00080000,</text:span></text:span></text:p>
      <text:p text:style-name="P239"><text:span text:style-name="Absatz-Standardschriftart"><text:span text:style-name="T2"><text:s text:c="8"/>WindowCancelButtonHint = 0x00100000,</text:span></text:span></text:p>
      <text:p text:style-name="P239"><text:span text:style-name="Absatz-Standardschriftart"><text:span text:style-name="T2"><text:s text:c="8"/>NoDropShadowWindowHint = 0x40000000,</text:span></text:span></text:p>
      <text:p text:style-name="P239"><text:span text:style-name="Absatz-Standardschriftart"><text:span text:style-name="T2"><text:s text:c="8"/>WindowFullscreenButtonHint = 0x80000000</text:span></text:span></text:p>
      <text:p text:style-name="P239"><text:span text:style-name="Absatz-Standardschriftart"><text:span text:style-name="T2"><text:s text:c="4"/>};</text:span></text:span></text:p>
      <text:p text:style-name="P25">Example:</text:p>
      <text:p text:style-name="P239"><text:span text:style-name="Absatz-Standardschriftart"><text:span text:style-name="T2">UI_ReceiveFileDialog.setWindowFlags(0x00040000);</text:span></text:span></text:p>
      <text:p text:style-name="P239"><text:span text:style-name="Absatz-Standardschriftart"><text:span text:style-name="T2">//show must be called after setWindowFlags</text:span></text:span></text:p>
      <text:p text:style-name="P239"><text:span text:style-name="Absatz-Standardschriftart"><text:span text:style-name="T2">UI_ReceiveFileDialog.show();</text:span></text:span></text:p>
      <text:p text:style-name="P25"/>
      <text:h text:style-name="Heading_20_4" text:outline-level="4">quint32 windowFlags(void)</text:h>
      <text:p text:style-name="P25">Returns the window flags.</text:p>
      <text:p text:style-name="P25"/>
      <text:h text:style-name="P652" text:outline-level="4">void clearWindowFlags(quint32 flags)</text:h>
      <text:p text:style-name="P25">Clears the given window flags.</text:p>
      <text:p text:style-name="P25">Note: ScriptWidget::show must be called after a clearWindowFlags call.</text:p>
      <text:p text:style-name="P25">Arguments:</text:p>
      <text:list xml:id="list145937645707210" text:continue-numbering="true" text:style-name="L30">
        <text:list-item>
          <text:p text:style-name="P515">flags: The window flags which shall be cleared (for more details about window flags see <text:span text:style-name="Absatz-Standardschriftart"><text:span text:style-name="T99"><text:bookmark-ref text:reference-format="text" text:ref-name="__RefHeading__14016_699240593">void setWindowFlags(quint32 flags)</text:bookmark-ref></text:span></text:span></text:p>
        </text:list-item>
      </text:list>
      <text:p text:style-name="P25">Example:</text:p>
      <text:p text:style-name="P239"><text:span text:style-name="Absatz-Standardschriftart"><text:span text:style-name="T2">UI_ReceiveFileDialog.clearWindowFlags(0x00040000);</text:span></text:span></text:p>
      <text:p text:style-name="P239"><text:span text:style-name="Absatz-Standardschriftart"><text:span text:style-name="T2">//show must be called after setWindowFlags</text:span></text:span></text:p>
      <text:p text:style-name="P239"><text:span text:style-name="Absatz-Standardschriftart"><text:span text:style-name="T2">UI_ReceiveFileDialog.show();</text:span></text:span></text:p>
      <text:p text:style-name="P239"><text:span text:style-name="Absatz-Standardschriftart"><text:span text:style-name="T2"/></text:span></text:p>
      <text:h text:style-name="Heading_20_4" text:outline-level="4">void setFocus(void)</text:h>
      <text:p text:style-name="P25">Gives the keyboard input focus to this widget.</text:p>
      <text:p text:style-name="P25"/>
      <text:h text:style-name="Heading_20_4" text:outline-level="4">void width(void)</text:h>
      <text:p text:style-name="P25">Returns the width of the widget excluding any window frame.</text:p>
      <text:p text:style-name="P25"/>
      <text:h text:style-name="P619" text:outline-level="4">void <text:span text:style-name="T139">height</text:span>(void)</text:h>
      <text:p text:style-name="P50">Returns the <text:span text:style-name="T139">height</text:span> of the widget excluding any window frame.</text:p>
      <text:p text:style-name="P25"/>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5">Returns the widget pointer.</text:p>
      <text:p text:style-name="P25">Example: <text:s/></text:p>
      <text:p text:style-name="P239"><text:span text:style-name="Absatz-Standardschriftart"><text:span text:style-name="T2">var input = scriptThread.showTextInputDialog(“Title”, “label”, “initial text”, UI_Dialog.getWidgetPointer())</text:span></text:span></text:p>
      <text:p text:style-name="P239"/>
      <text:h text:style-name="Heading_20_4" text:outline-level="4">void setAdditionalData(int key, String data)</text:h>
      <text:p text:style-name="P25">Sets/stores an additional data entry (internally stored in a QMap&lt;int, String&gt; map).</text:p>
      <text:p text:style-name="P25">Arguments:</text:p>
      <text:list xml:id="list145937617394463" text:continue-numbering="true" text:style-name="L30">
        <text:list-item>
          <text:p text:style-name="P515">key: The data key</text:p>
        </text:list-item>
        <text:list-item>
          <text:p text:style-name="P515">data: The data string</text:p>
        </text:list-item>
      </text:list>
      <text:p text:style-name="P25"/>
      <text:h text:style-name="Heading_20_4" text:outline-level="4"><text:soft-page-break/>String getAdditionalData(int key)</text:h>
      <text:p text:style-name="P25">Returns an additional data entry (internally stored in a QMap&lt;int, String&gt; map).</text:p>
      <text:p text:style-name="P25">Arguments:</text:p>
      <text:list xml:id="list145936467569786" text:continue-numbering="true" text:style-name="L30">
        <text:list-item>
          <text:p text:style-name="P515">key: The data key</text:p>
        </text:list-item>
      </text:list>
      <text:p text:style-name="P25"/>
      <text:h text:style-name="Heading_20_4" text:outline-level="4"><text:bookmark-start text:name="__RefHeading__20327_1541510536"/>String getClassName(void)<text:bookmark-end text:name="__RefHeading__20327_1541510536"/></text:h>
      <text:p text:style-name="P25">Returns the class name of this object.</text:p>
      <text:p text:style-name="P239"><text:span text:style-name="Absatz-Standardschriftart"><text:span text:style-name="T2"/></text:span></text:p>
      <text:h text:style-name="Heading_20_4" text:outline-level="4">bool blockSignals(bool block)</text:h>
      <text:p text:style-name="P25">If block is true, signals emitted by this object are blocked (i.e., emitting a signal will not invoke anything connected to it). If block is false, no such blocking will occur. </text:p>
      <text:p text:style-name="P25">The return value is the previous value of the blocking state.</text:p>
      <text:p text:style-name="P25"/>
      <text:h text:style-name="P620" text:outline-level="4">String <text:span text:style-name="T318">getObjectName</text:span>(int key)</text:h>
      <text:p text:style-name="P177">Returns the name of this object (UI_'object name in the ui file').</text:p>
      <text:p text:style-name="P178">Note: <text:span text:style-name="T338">This function returns only a not empty string for GUI elements from ui files (standard GUI elements). For GUI elements created with ScriptTableWidget::insertWidget the object name must be set with setObjectName.</text:span></text:p>
      <text:p text:style-name="P194">Example: <text:s/></text:p>
      <text:p text:style-name="P304"><text:span text:style-name="Absatz-Standardschriftart"><text:span text:style-name="T29">function sendSequence()</text:span></text:span></text:p>
      <text:p text:style-name="P304"><text:span text:style-name="Absatz-Standardschriftart"><text:span text:style-name="T29">{</text:span></text:span></text:p>
      <text:p text:style-name="P304"><text:span text:style-name="Absatz-Standardschriftart"><text:span text:style-name="T29"><text:s text:c="4"/>var sender = this;</text:span></text:span></text:p>
      <text:p text:style-name="P304"><text:span text:style-name="Absatz-Standardschriftart"><text:span text:style-name="T29"><text:s text:c="4"/>if(sender.getObjectName() == "UI_SendButton1")</text:span></text:span></text:p>
      <text:p text:style-name="P304"><text:span text:style-name="Absatz-Standardschriftart"><text:span text:style-name="T29"><text:s text:c="4"/>{</text:span></text:span></text:p>
      <text:p text:style-name="P304"><text:span text:style-name="Absatz-Standardschriftart"><text:span text:style-name="T29"><text:s text:c="4"/>}</text:span></text:span></text:p>
      <text:p text:style-name="P304"><text:span text:style-name="Absatz-Standardschriftart"><text:span text:style-name="T29"><text:s text:c="4"/>else</text:span></text:span></text:p>
      <text:p text:style-name="P304"><text:span text:style-name="Absatz-Standardschriftart"><text:span text:style-name="T29"><text:s text:c="4"/>{//UI_SendButton2</text:span></text:span></text:p>
      <text:p text:style-name="P304"><text:span text:style-name="Absatz-Standardschriftart"><text:span text:style-name="T29"><text:s text:c="4"/>} <text:s text:c="2"/></text:span></text:span></text:p>
      <text:p text:style-name="P304"><text:span text:style-name="Absatz-Standardschriftart"><text:span text:style-name="T29">}</text:span></text:span></text:p>
      <text:p text:style-name="P304"><text:span text:style-name="Absatz-Standardschriftart"><text:span text:style-name="T29">UI_SendButton1.clickedSignal.connect(UI_SendButton1, sendSequence);</text:span></text:span></text:p>
      <text:p text:style-name="P304"><text:span text:style-name="Absatz-Standardschriftart"><text:span text:style-name="T29">UI_SendButton2.clickedSignal.connect(UI_SendButton2, sendSequence);</text:span></text:span></text:p>
      <text:p text:style-name="P176"/>
      <text:h text:style-name="P621" text:outline-level="4"><text:bookmark-start text:name="__RefHeading__20327_1541510536666"/>void setObjectName(<text:span text:style-name="T323">S</text:span>tring name)<text:bookmark-end text:name="__RefHeading__20327_1541510536666"/></text:h>
      <text:p text:style-name="P197">Sets the name of the current object (can be retrieved with getObjectName).</text:p>
      <text:p text:style-name="P197"/>
      <text:h text:style-name="P622" text:outline-level="4">void <text:span text:style-name="T340">setWindowIcon(String iconFile, bool isRelativePath=true)</text:span></text:h>
      <text:p text:style-name="P198">Sets the window icon of a dialog or a main window. Supported formats: .ico, .gif, .png, .jpeg, .tiff, .bmp, .icns.</text:p>
      <text:p text:style-name="P199">Arguments:</text:p>
      <text:list xml:id="list145937202490452" text:continue-numbering="true" text:style-name="L30">
        <text:list-item>
          <text:p text:style-name="P702"><text:span text:style-name="Absatz-Standardschriftart"><text:span text:style-name="T64">iconFile: The file name of the icon</text:span></text:span></text:p>
        </text:list-item>
        <text:list-item>
          <text:p text:style-name="P749">isRelativePath: True if the file path is relative to the current script (which executes this function)</text:p>
          <text:p text:style-name="P775">Note: An example can be found under: <text:s/>exampleScripts\WorkerScripts\SendUserInput</text:p>
        </text:list-item>
      </text:list>
      <text:p text:style-name="P329"/>
      <text:h text:style-name="P623" text:outline-level="4"><text:bookmark-start text:name="__RefHeading___Toc27539_1991468012"/>void <text:span text:style-name="T348">createShortCut(QString keys, QScriptValue scriptFunction)</text:span><text:bookmark-end text:name="__RefHeading___Toc27539_1991468012"/></text:h>
      <text:p text:style-name="P203">Creates <text:span text:style-name="T351">a </text:span>shortcut and connects it to a script function.</text:p>
      <text:p text:style-name="P202">Arguments:</text:p>
      <text:list xml:id="list145937443442568" text:continue-numbering="true" text:style-name="L30">
        <text:list-item>
          <text:p text:style-name="P703"><text:soft-page-break/><text:span text:style-name="Absatz-Standardschriftart"><text:span text:style-name="T66">keys</text:span></text:span><text:span text:style-name="Absatz-Standardschriftart"><text:span text:style-name="T64">: The </text:span></text:span><text:span text:style-name="Absatz-Standardschriftart"><text:span text:style-name="T66">shortcut keys (</text:span></text:span><text:span text:style-name="Absatz-Standardschriftart"><text:span text:style-name="T67">u</text:span></text:span><text:span text:style-name="Absatz-Standardschriftart"><text:span text:style-name="T120">p to four key codes may be entered by separating them with commas, e.g. "Alt+X,Ctrl+S,Q</text:span></text:span><text:span text:style-name="Absatz-Standardschriftart"><text:span text:style-name="T121">). S</text:span></text:span><text:span text:style-name="Absatz-Standardschriftart"><text:span text:style-name="T66">ee </text:span></text:span><text:a xlink:type="simple" xlink:href="http://doc.qt.io/qt-4.8/qkeysequence.html" text:style-name="Internet_20_link" text:visited-style-name="Visited_20_Internet_20_Link"><text:span text:style-name="Absatz-Standardschriftart">http://doc.qt.io/qt-4.8/qkeysequence.html</text:span></text:a> <text:span text:style-name="T348">for more details).</text:span></text:p>
        </text:list-item>
        <text:list-item>
          <text:p text:style-name="P750"><text:span text:style-name="T348">scriptFunction</text:span>: T<text:span text:style-name="T348">he script function which shall be called if the user enters the shortcuts.</text:span></text:p>
        </text:list-item>
      </text:list>
      <text:p text:style-name="P204">Example: <text:s/></text:p>
      <text:p text:style-name="P305"><text:span text:style-name="Absatz-Standardschriftart"><text:span text:style-name="T30">function testShortcut1(){scriptThread.appendTextToConsole("testShortcut1");}</text:span></text:span></text:p>
      <text:p text:style-name="P305"><text:span text:style-name="Absatz-Standardschriftart"><text:span text:style-name="T30">function testShortcut2(){scriptThread.appendTextToConsole("testShortcut2");}</text:span></text:span></text:p>
      <text:p text:style-name="P305"><text:span text:style-name="Absatz-Standardschriftart"><text:span text:style-name="T30">function testShortcut3(){scriptThread.appendTextToConsole("testShortcut3");}</text:span></text:span></text:p>
      <text:p text:style-name="P305"><text:span text:style-name="Absatz-Standardschriftart"><text:span text:style-name="T30"/></text:span></text:p>
      <text:p text:style-name="P305"><text:span text:style-name="Absatz-Standardschriftart"><text:span text:style-name="T30">//Test shortcut 1.</text:span></text:span></text:p>
      <text:p text:style-name="P305"><text:span text:style-name="Absatz-Standardschriftart"><text:span text:style-name="T30">UI_Dialog.createShortCut("Alt+V", testShortcut1)</text:span></text:span></text:p>
      <text:p text:style-name="P305"><text:span text:style-name="Absatz-Standardschriftart"><text:span text:style-name="T30"/></text:span></text:p>
      <text:p text:style-name="P305"><text:span text:style-name="Absatz-Standardschriftart"><text:span text:style-name="T30">//Test shortcut 2.</text:span></text:span></text:p>
      <text:p text:style-name="P305"><text:span text:style-name="Absatz-Standardschriftart"><text:span text:style-name="T30">UI_Dialog.createShortCut("F1", testShortcut2)</text:span></text:span></text:p>
      <text:p text:style-name="P305"><text:span text:style-name="Absatz-Standardschriftart"><text:span text:style-name="T30"/></text:span></text:p>
      <text:p text:style-name="P305"><text:span text:style-name="Absatz-Standardschriftart"><text:span text:style-name="T30">//To activate test shortcut 3:</text:span></text:span></text:p>
      <text:p text:style-name="P305"><text:span text:style-name="Absatz-Standardschriftart"><text:span text:style-name="T30">//- enter Alt+Ctrl+X, release Alt+Ctrl+X</text:span></text:span></text:p>
      <text:p text:style-name="P305"><text:span text:style-name="Absatz-Standardschriftart"><text:span text:style-name="T30">//- enter Ctrl+S, release Ctrl+S</text:span></text:span></text:p>
      <text:p text:style-name="P305"><text:span text:style-name="Absatz-Standardschriftart"><text:span text:style-name="T30">//- enter Q</text:span></text:span></text:p>
      <text:p text:style-name="P305"><text:span text:style-name="Absatz-Standardschriftart"><text:span text:style-name="T30">UI_Dialog.createShortCut("Alt+Ctrl+X,Ctrl+S,Q", testShortcut3)</text:span></text:span></text:p>
      <text:p text:style-name="P231"/>
      <text:list xml:id="list145937349821145" text:continue-numbering="true" text:style-name="L30">
        <text:list-header>
          <text:p text:style-name="P776">Note: An example can be found under: <text:s/>exampleScripts\WorkerScripts\SendUserInput</text:p>
        </text:list-header>
      </text:list>
      <text:h text:style-name="P554"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2276810429595884893" text:style-name="L48">
        <text:list-item>
          <text:p text:style-name="P532">create a Qt widget (<text:span text:style-name="T158">see the Qt documentation)</text:span></text:p>
        </text:list-item>
        <text:list-item>
          <text:p text:style-name="P533">create a QtDesigner plug-in (<text:span text:style-name="T158">see the Qt documentation)</text:span></text:p>
        </text:list-item>
        <text:list-item>
          <text:p text:style-name="P533">export the functions GetScriptCommunicatorWidgetName and CreateScriptCommunicatorWidget</text:p>
        </text:list-item>
        <text:list-item>
          <text:p text:style-name="P533">create a wrapper class through which worker scripts can access the custom widget (the custom widget resides (like a GUI elements) in the main thread and worker threads resides in their own thread)</text:p>
        </text:list-item>
        <text:list-item>
          <text:p text:style-name="P534">put the <text:span text:style-name="T157">QtDesigner plug-in </text:span>library into the plugins\designer folder</text:p>
          <text:p text:style-name="P534"/>
        </text:list-item>
      </text:list>
      <text:p text:style-name="P70">Note: All functions a<text:span text:style-name="T167">nd</text:span> classes must reside in the QtDesigner plug-in library.</text:p>
      <text:p text:style-name="P70"/>
      <text:h text:style-name="P624" text:outline-level="4"><text:span text:style-name="T159">extern "C" Q_DECL_EXPORT const char* </text:span>GetScriptCommunicatorWidgetName<text:span text:style-name="T159">(void)</text:span></text:h>
      <text:p text:style-name="P6">Returns the <text:span text:style-name="T160">class </text:span>name of the custom widget.</text:p>
      <text:h text:style-name="P625" text:outline-level="4">extern "C" Q_DECL_EXPORT QObject *<text:span text:style-name="T164">CreateScriptCommunicatorWidget(QObject *scriptThread, QWidget *customWidget, bool scriptRunsInDebugger)</text:span></text:h>
      <text:p text:style-name="P71">Creates the wrapper class through which a worker-script can access the custom widget.</text:p>
      <text:p text:style-name="P73">Arguments:</text:p>
      <text:list xml:id="list145936611972560" text:continue-list="list145937349821145" text:style-name="L30">
        <text:list-item>
          <text:p text:style-name="P535"><text:span text:style-name="T163">scriptThread</text:span>: <text:span text:style-name="T163">Pointer to the script thread.</text:span></text:p>
        </text:list-item>
        <text:list-item>
          <text:p text:style-name="P536"><text:span text:style-name="T165">c</text:span>ustomWidget: The custom widget.</text:p>
        </text:list-item>
        <text:list-item>
          <text:p text:style-name="P537"><text:span text:style-name="T165">s</text:span>criptRunsInDebugger: True if the script thread runs in a script debugger.</text:p>
        </text:list-item>
      </text:list>
      <text:p text:style-name="P74"/>
      <text:p text:style-name="P72">Important:<text:line-break/>A function from a custom widget class must not be called direct<text:span text:style-name="T166">l</text:span>y from a worker-script (a worker <text:soft-page-break/>script runs in his own thread and the custom widget run<text:span text:style-name="T161">s</text:span> like all GUI elements in the main thread). Instead a slot must <text:span text:style-name="T162">be </text:span>call<text:span text:style-name="T162">ed</text:span> <text:span text:style-name="T162">(by a </text:span>signal<text:span text:style-name="T162">)</text:span>. This signal must be connected with Qt::QueuedConnection or Qt::BlockingQueuedConnection. </text:p>
      <text:p text:style-name="P72">If the worker script runs in a debugger then Qt::DirectConnection instead of Qt::BlockingQueuedConnection must be used (the debugger and therefore the worker script runs in the main thread). Qt::BlockingQueuedConnection would cause a dead-lock.</text:p>
      <text:p text:style-name="P72"/>
      <text:p text:style-name="P75"><text:span text:style-name="T168">E</text:span>xample<text:span text:style-name="T168">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80">functionality</text:span> by loading a dynamic link library. This library must export following function:</text:p>
      <text:p text:style-name="P239"><text:span text:style-name="Absatz-Standardschriftart"><text:span text:style-name="T2">extern "C" Q_DECL_EXPORT void init(QScriptEngine* engine);</text:span></text:span></text:p>
      <text:p text:style-name="P239"><text:span text:style-name="Absatz-Standardschriftart"><text:span text:style-name="T2"/></text:span></text:p>
      <text:p text:style-name="Standard">In this function all objects and functions which are accessible by script must be registered. </text:p>
      <text:p text:style-name="P25">C++ Example:</text:p>
      <text:p text:style-name="P239"><text:span text:style-name="Absatz-Standardschriftart"><text:span text:style-name="T2">void init(QScriptEngine* engine)</text:span></text:span></text:p>
      <text:p text:style-name="P239"><text:span text:style-name="Absatz-Standardschriftart"><text:span text:style-name="T2">{</text:span></text:span></text:p>
      <text:p text:style-name="P239"><text:span text:style-name="Absatz-Standardschriftart"><text:span text:style-name="T2"><text:s text:c="4"/>qRegisterMetaType&lt;QScriptEngine*&gt;("TestDll*");</text:span></text:span></text:p>
      <text:p text:style-name="P239"><text:span text:style-name="Absatz-Standardschriftart"><text:span text:style-name="T2"><text:s text:c="4"/>engine-&gt;globalObject().setProperty("TestDll", engine-&gt;newQObject(&amp;testDll));</text:span></text:span></text:p>
      <text:p text:style-name="P239"><text:span text:style-name="Absatz-Standardschriftart"><text:span text:style-name="T2"/></text:span></text:p>
      <text:p text:style-name="P239"><text:span text:style-name="Absatz-Standardschriftart"><text:span text:style-name="T2"><text:s text:c="4"/>QScriptValue sendDataArrayFunction = engine-&gt;evaluate("sendDataArray");</text:span></text:span></text:p>
      <text:p text:style-name="P239"><text:span text:style-name="Absatz-Standardschriftart"><text:span text:style-name="T2"><text:s text:c="4"/>testDll.setSendDataArrayFunction(sendDataArrayFunction);</text:span></text:span></text:p>
      <text:p text:style-name="P239"><text:span text:style-name="Absatz-Standardschriftart"><text:span text:style-name="T2"><text:s text:c="4"/>testDll.setScriptEngine(engine);</text:span></text:span></text:p>
      <text:p text:style-name="P239"><text:span text:style-name="Absatz-Standardschriftart"><text:span text:style-name="T2">}</text:span></text:span></text:p>
      <text:p text:style-name="P239"><text:span text:style-name="Absatz-Standardschriftart"><text:span text:style-name="T2"/></text:span></text:p>
      <text:p text:style-name="P25">To load a library the script must call the function <text:span text:style-name="Absatz-Standardschriftart"><text:span text:style-name="T99"><text:bookmark-ref text:reference-format="text" text:ref-name="__RefHeading__5942_596565095">bool loadLibrary(String path, bool isRelativePath=true)</text:bookmark-ref></text:span></text:span></text:p>
      <text:p text:style-name="P25">Example:</text:p>
      <text:p text:style-name="P239"><text:span text:style-name="Absatz-Standardschriftart"><text:span text:style-name="T2">scriptThread.loadLibrary("TestDll.dll", true);</text:span></text:span></text:p>
      <text:p text:style-name="P25"/>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5">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5">Example:</text:p>
      <text:p text:style-name="P240">function sendData(data)</text:p>
      <text:p text:style-name="P240">{</text:p>
      <text:p text:style-name="P240"><text:tab/>var counter = 0;</text:p>
      <text:p text:style-name="P240"><text:tab/>//Read the stored counter value</text:p>
      <text:p text:style-name="P240"><text:tab/>var resultArray = seq.getGlobalUnsignedNumber("Counter");</text:p>
      <text:p text:style-name="P240"><text:tab/>if(resultArray[0] == 1)</text:p>
      <text:p text:style-name="P240"><text:soft-page-break/><text:tab/>{</text:p>
      <text:p text:style-name="P240"><text:tab/><text:tab/>counter = resultArray[1];</text:p>
      <text:p text:style-name="P240"><text:tab/>}</text:p>
      <text:p text:style-name="P240"><text:tab/><text:tab/></text:p>
      <text:p text:style-name="P240"><text:tab/>//Append the counter value.</text:p>
      <text:p text:style-name="P240"><text:tab/>data.push((counter &gt;&gt; 24) &amp; 0xff);<text:tab/></text:p>
      <text:p text:style-name="P240"><text:tab/>data.push((counter &gt;&gt; 16) &amp; 0xff);<text:tab/></text:p>
      <text:p text:style-name="P240"><text:tab/>data.push((counter &gt;&gt; 8) &amp; 0xff);<text:tab/></text:p>
      <text:p text:style-name="P240"><text:tab/>data.push(counter &amp; 0xff);<text:tab/></text:p>
      <text:p text:style-name="P240"><text:tab/><text:tab/></text:p>
      <text:p text:style-name="P240"><text:tab/>//Append a CRC8.</text:p>
      <text:p text:style-name="P240"><text:tab/>var crc8 = seq.calculateCrc8(data);</text:p>
      <text:p text:style-name="P240"><text:tab/>data.push(crc8 &amp; 0xff);<text:tab/></text:p>
      <text:p text:style-name="P240"/>
      <text:p text:style-name="P240"><text:tab/>counter++;</text:p>
      <text:p text:style-name="P240"><text:tab/>//Store the new counter value.</text:p>
      <text:p text:style-name="P240"><text:tab/>seq.setGlobalUnsignedNumber("Counter", counter);<text:tab/></text:p>
      <text:p text:style-name="P240"/>
      <text:p text:style-name="P240"><text:tab/>return data;</text:p>
      <text:p text:style-name="P240">}</text:p>
      <text:p text:style-name="P25"/>
      <text:p text:style-name="P25">Note:</text:p>
      <text:p text:style-name="P25"><text:span text:style-name="Absatz-Standardschriftart">For complex scripts 'worker scripts' in the script window must be used (see chapter </text:span><text:span text:style-name="Absatz-Standardschriftart"><text:span text:style-name="T99"><text:bookmark-ref text:reference-format="text" text:ref-name="__RefHeading__14164_479808360">Worker scripts</text:bookmark-ref></text:span></text:span><text:span text:style-name="Absatz-Standardschriftart">).</text:span></text:p>
      <text:p text:style-name="P25"><text:span text:style-name="Absatz-Standardschriftart"/></text:p>
      <text:p text:style-name="P25"><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5"><text:span text:style-name="Absatz-Standardschriftart">element normally calls a function in the main thread), therefore to many calls to script GUI elements </text:span></text:p>
      <text:p text:style-name="P25"><text:span text:style-name="Absatz-Standardschriftart">can block ScriptCommunicator.</text:span></text:p>
      <text:p text:style-name="P25"><text:span text:style-name="Absatz-Standardschriftart"/></text:p>
      <text:p text:style-name="P25"><text:span text:style-name="Absatz-Standardschriftart">Sequence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0">functionality.</text:span></text:span><text:span text:style-name="Absatz-Standardschriftart"> These extended functionality is described in the following chapters.</text:span></text:p>
      <text:p text:style-name="P25"/>
      <text:h text:style-name="Heading_20_4" text:outline-level="4">Array&lt;unsigned char&gt; data sendData(Array&lt;unsigned char&gt; data)</text:h>
      <text:p text:style-name="P25">This function is called if a sequence shall be sent (every sequence script must contain this function).</text:p>
      <text:p text:style-name="P25">Arguments:</text:p>
      <text:list xml:id="list145938529298055" text:continue-numbering="true" text:style-name="L30">
        <text:list-item>
          <text:p text:style-name="P515">data: The sequence data array</text:p>
        </text:list-item>
      </text:list>
      <text:p text:style-name="P25">Return: The modified data array.</text:p>
      <text:p text:style-name="P25">Note: The sequence will not be sent if an empty array (Array()) is returned.</text:p>
      <text:p text:style-name="P239"/>
      <text:h text:style-name="Heading_20_4" text:outline-level="4"><text:bookmark-start text:name="_Toc40304164612"/>String showTextInputDialog(String title, String label, String displayedText="")<text:bookmark-end text:name="_Toc40304164612"/></text:h>
      <text:p text:style-name="P25">Convenience function to get a string from the user. Shows a QInputDialog::getText dialog (line edit).</text:p>
      <text:p text:style-name="P25">Arguments:</text:p>
      <text:list xml:id="list145938567393080" text:continue-list="list145935916336444" text:style-name="L32">
        <text:list-item>
          <text:p text:style-name="P715">title: The title of the dialog</text:p>
        </text:list-item>
        <text:list-item>
          <text:p text:style-name="P715">label: The label over the input area</text:p>
        </text:list-item>
        <text:list-item>
          <text:p text:style-name="P715">displayedText: The initial displayed text in the input area</text:p>
        </text:list-item>
      </text:list>
      <text:p text:style-name="P25">Return: The text in the input section after closing the dialog (empty if the ok button was not pressed).</text:p>
      <text:p text:style-name="P25">Example: <text:s/></text:p>
      <text:p text:style-name="P239"><text:span text:style-name="Absatz-Standardschriftart"><text:span text:style-name="T2">var input = seq.showTextInputDialog("Title", "label", "initial text");</text:span></text:span></text:p>
      <text:p text:style-name="P239"><text:span text:style-name="Absatz-Standardschriftart"><text:span text:style-name="T2">if(input != "")</text:span></text:span></text:p>
      <text:p text:style-name="P239"><text:soft-page-break/><text:span text:style-name="Absatz-Standardschriftart"><text:span text:style-name="T2">{//OK button pressed.</text:span></text:span></text:p>
      <text:p text:style-name="P239"><text:span text:style-name="Absatz-Standardschriftart"><text:span text:style-name="T2"><text:tab/>//Process the string in 'input'.</text:span></text:span></text:p>
      <text:p text:style-name="P239"><text:span text:style-name="Absatz-Standardschriftart"><text:span text:style-name="T2">}</text:span></text:span></text:p>
      <text:p text:style-name="P239"><text:span text:style-name="Absatz-Standardschriftart"><text:span text:style-name="T2">else</text:span></text:span></text:p>
      <text:p text:style-name="P239"><text:span text:style-name="Absatz-Standardschriftart"><text:span text:style-name="T2">{//OK button not pressed or empty input.</text:span></text:span></text:p>
      <text:p text:style-name="P239"><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5">Convenience function to get a multiline string from the user. Shows a QInputDialog::getMultiLineText dialog (plain text edit).</text:p>
      <text:p text:style-name="P25">Arguments:</text:p>
      <text:list xml:id="list145937121814067" text:continue-numbering="true" text:style-name="L32">
        <text:list-item>
          <text:p text:style-name="P715">title: The title of the dialog</text:p>
        </text:list-item>
        <text:list-item>
          <text:p text:style-name="P715">label: The label over the input area</text:p>
        </text:list-item>
        <text:list-item>
          <text:p text:style-name="P715">displayedText: The initial displayed text in the input area</text:p>
        </text:list-item>
        <text:list-item>
          <text:p text:style-name="P715">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39"><text:span text:style-name="Absatz-Standardschriftart"><text:span text:style-name="T2">var input = seq.showMultiLineTextInputDialog("Enter name", "item name", "newItem");</text:span></text:span></text:p>
      <text:p text:style-name="P239"><text:span text:style-name="Absatz-Standardschriftart"><text:span text:style-name="T2">if(input != "")</text:span></text:span></text:p>
      <text:p text:style-name="P239"><text:span text:style-name="Absatz-Standardschriftart"><text:span text:style-name="T2">{//OK button pressed.</text:span></text:span></text:p>
      <text:p text:style-name="P239"><text:span text:style-name="Absatz-Standardschriftart"><text:span text:style-name="T2"><text:tab/>//Process the string in 'input'.</text:span></text:span></text:p>
      <text:p text:style-name="P239"><text:span text:style-name="Absatz-Standardschriftart"><text:span text:style-name="T2">}</text:span></text:span></text:p>
      <text:p text:style-name="P239"><text:span text:style-name="Absatz-Standardschriftart"><text:span text:style-name="T2">else</text:span></text:span></text:p>
      <text:p text:style-name="P239"><text:span text:style-name="Absatz-Standardschriftart"><text:span text:style-name="T2">{//OK button not pressed or empty input.</text:span></text:span></text:p>
      <text:p text:style-name="P239"><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5">Convenience function to let the user select an item from a string list. Shows a QInputDialog::getItem dialog (combobox).</text:p>
      <text:p text:style-name="P25">Arguments:</text:p>
      <text:list xml:id="list145937521837143" text:continue-numbering="true" text:style-name="L32">
        <text:list-item>
          <text:p text:style-name="P715">title: The title of the dialog</text:p>
        </text:list-item>
        <text:list-item>
          <text:p text:style-name="P715">label: The label over the input area</text:p>
        </text:list-item>
        <text:list-item>
          <text:p text:style-name="P715">displayedItems: The displayed items</text:p>
        </text:list-item>
        <text:list-item>
          <text:p text:style-name="P715">currentItemIndex: The current combobox index</text:p>
        </text:list-item>
        <text:list-item>
          <text:p text:style-name="P715">editable: True if the combobox shall be editable</text:p>
        </text:list-item>
        <text:list-item>
          <text:p text:style-name="P715">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text:soft-page-break/>Return: The text of the selected item after closing the dialog (empty if the ok button was not pressed).</text:p>
      <text:p text:style-name="P25">Example: <text:s/></text:p>
      <text:p text:style-name="P239"><text:span text:style-name="Absatz-Standardschriftart"><text:span text:style-name="T2">var input = seq.showGetItemDialog("Enter name", "item name", Array("item1", "item2"), 1, true);</text:span></text:span></text:p>
      <text:p text:style-name="P239"><text:span text:style-name="Absatz-Standardschriftart"><text:span text:style-name="T2">if(input != "")</text:span></text:span></text:p>
      <text:p text:style-name="P239"><text:span text:style-name="Absatz-Standardschriftart"><text:span text:style-name="T2">{//OK button pressed.</text:span></text:span></text:p>
      <text:p text:style-name="P239"><text:span text:style-name="Absatz-Standardschriftart"><text:span text:style-name="T2"><text:tab/>//Process the string in 'input'.</text:span></text:span></text:p>
      <text:p text:style-name="P239"><text:span text:style-name="Absatz-Standardschriftart"><text:span text:style-name="T2">}</text:span></text:span></text:p>
      <text:p text:style-name="P239"><text:span text:style-name="Absatz-Standardschriftart"><text:span text:style-name="T2">else</text:span></text:span></text:p>
      <text:p text:style-name="P239"><text:span text:style-name="Absatz-Standardschriftart"><text:span text:style-name="T2">{//OK button not pressed or empty input.</text:span></text:span></text:p>
      <text:p text:style-name="P239"><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5">Convenience function to get an integer input from the user. Shows a QInputDialog::getInt dialog (spinbox).</text:p>
      <text:p text:style-name="P25">Arguments:</text:p>
      <text:list xml:id="list145937520997457" text:continue-numbering="true" text:style-name="L32">
        <text:list-item>
          <text:p text:style-name="P715">title: The title of the dialog</text:p>
        </text:list-item>
        <text:list-item>
          <text:p text:style-name="P715">label: The label over the input area</text:p>
        </text:list-item>
        <text:list-item>
          <text:p text:style-name="P715">intialValue: The initial value.</text:p>
        </text:list-item>
        <text:list-item>
          <text:p text:style-name="P715">min: The minimum value</text:p>
        </text:list-item>
        <text:list-item>
          <text:p text:style-name="P715">max: The maximum value.</text:p>
        </text:list-item>
        <text:list-item>
          <text:p text:style-name="P715">step: The amount by which the values change as the user presses the arrow buttons to increment or decrement the value</text:p>
        </text:list-item>
        <text:list-item>
          <text:p text:style-name="P715">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45937110091229" text:continue-numbering="true" text:style-name="L32">
        <text:list-item>
          <text:p text:style-name="P715">array item 0: 1 if the ok button has been pressed, 0 otherwise</text:p>
        </text:list-item>
        <text:list-item>
          <text:p text:style-name="P715">array item 1: The value of the spinbox after closing the dialog</text:p>
        </text:list-item>
      </text:list>
      <text:p text:style-name="P25">Example: <text:s/></text:p>
      <text:p text:style-name="P239"><text:span text:style-name="Absatz-Standardschriftart"><text:span text:style-name="T2">var resultArray = seq.showGetIntDialog("Enter value", "value item name", 10, 0, 20, 2);</text:span></text:span></text:p>
      <text:p text:style-name="P239"><text:span text:style-name="Absatz-Standardschriftart"><text:span text:style-name="T2">if(resultArray[0] == 1)</text:span></text:span></text:p>
      <text:p text:style-name="P239"><text:span text:style-name="Absatz-Standardschriftart"><text:span text:style-name="T2">{//OK button pressed.</text:span></text:span></text:p>
      <text:p text:style-name="P239"><text:span text:style-name="Absatz-Standardschriftart"><text:span text:style-name="T2"><text:tab/>//Process the string in 'input'.</text:span></text:span></text:p>
      <text:p text:style-name="P239"><text:span text:style-name="Absatz-Standardschriftart"><text:span text:style-name="T2">}</text:span></text:span></text:p>
      <text:p text:style-name="P239"><text:span text:style-name="Absatz-Standardschriftart"><text:span text:style-name="T2">else</text:span></text:span></text:p>
      <text:p text:style-name="P239"><text:span text:style-name="Absatz-Standardschriftart"><text:span text:style-name="T2">{//OK button not pressed or empty input.</text:span></text:span></text:p>
      <text:p text:style-name="P239"><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5">Convenience function to get a floating point number from the user. Shows a QInputDialog::getDouble dialog (spinbox).</text:p>
      <text:p text:style-name="P25">Arguments:</text:p>
      <text:list xml:id="list145937112438562" text:continue-numbering="true" text:style-name="L32">
        <text:list-item>
          <text:p text:style-name="P715">title: The title of the dialog</text:p>
        </text:list-item>
        <text:list-item>
          <text:p text:style-name="P715">label: The label over the input area</text:p>
        </text:list-item>
        <text:list-item>
          <text:p text:style-name="P715">intialValue: The initial value.</text:p>
        </text:list-item>
        <text:list-item>
          <text:p text:style-name="P715">min: The minimum value</text:p>
        </text:list-item>
        <text:list-item>
          <text:p text:style-name="P715">max: The maximum value.</text:p>
        </text:list-item>
        <text:list-item>
          <text:p text:style-name="P715">decimals: The maximum number of decimal places the number may have</text:p>
        </text:list-item>
        <text:list-item>
          <text:p text:style-name="P715">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45937086214796" text:continue-numbering="true" text:style-name="L32">
        <text:list-item>
          <text:p text:style-name="P715">array item 0: 1.0 if the ok button has been pressed, 0 otherwise</text:p>
        </text:list-item>
        <text:list-item>
          <text:p text:style-name="P715">array item 1: The value of the spinbox after closing the dialog</text:p>
        </text:list-item>
      </text:list>
      <text:p text:style-name="P25">Example: <text:s/></text:p>
      <text:p text:style-name="P239"><text:span text:style-name="Absatz-Standardschriftart"><text:span text:style-name="T2">var resultArray = seq.showGetDoubleDialog("Enter value", "value", 10, 0, 20, 2);</text:span></text:span></text:p>
      <text:p text:style-name="P239"><text:span text:style-name="Absatz-Standardschriftart"><text:span text:style-name="T2">if(resultArray[0] &gt;= 1.0)</text:span></text:span></text:p>
      <text:p text:style-name="P239"><text:span text:style-name="Absatz-Standardschriftart"><text:span text:style-name="T2">{//OK button pressed.</text:span></text:span></text:p>
      <text:p text:style-name="P239"><text:span text:style-name="Absatz-Standardschriftart"><text:span text:style-name="T2"><text:tab/>//Process the string in 'input'.</text:span></text:span></text:p>
      <text:p text:style-name="P239"><text:span text:style-name="Absatz-Standardschriftart"><text:span text:style-name="T2">}</text:span></text:span></text:p>
      <text:p text:style-name="P239"><text:span text:style-name="Absatz-Standardschriftart"><text:span text:style-name="T2">else</text:span></text:span></text:p>
      <text:p text:style-name="P239"><text:span text:style-name="Absatz-Standardschriftart"><text:span text:style-name="T2">{//OK button not pressed or empty input.</text:span></text:span></text:p>
      <text:p text:style-name="P239"><text:span text:style-name="Absatz-Standardschriftart"><text:span text:style-name="T2">}</text:span></text:span></text:p>
      <text:p text:style-name="P239"><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5">This function shows a <text:s/>message box.</text:p>
      <text:p text:style-name="P25">Arguments:</text:p>
      <text:list xml:id="list7553413715265463054" text:style-name="L49">
        <text:list-item>
          <text:p text:style-name="P759">icon: The icon of the message box. Possible values are: "Information"," Warning", "Critical" and "Question"</text:p>
        </text:list-item>
        <text:list-item>
          <text:p text:style-name="P759">title: The title of the message box</text:p>
        </text:list-item>
        <text:list-item>
          <text:p text:style-name="P759">text: The text of the message box</text:p>
        </text:list-item>
        <text:list-item>
          <text:p text:style-name="P75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39"><text:soft-page-break/><text:span text:style-name="Absatz-Standardschriftart"><text:span text:style-name="T2">seq.messageBox("Information", "Title", "test text");</text:span></text:span></text:p>
      <text:p text:style-name="P239"><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5">This function shows a <text:s/>yes/no dialog.</text:p>
      <text:p text:style-name="P25">Arguments:</text:p>
      <text:list xml:id="list145937830671929" text:continue-numbering="true" text:style-name="L49">
        <text:list-item>
          <text:p text:style-name="P759">icon: The icon of the dialog. Possible values are: "Information"," Warning", "Critical" and "Question"</text:p>
        </text:list-item>
        <text:list-item>
          <text:p text:style-name="P759">title: The title of the dialog</text:p>
        </text:list-item>
        <text:list-item>
          <text:p text:style-name="P759">text: The text of the dialog</text:p>
        </text:list-item>
        <text:list-item>
          <text:p text:style-name="P759">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77">Return: True if the user has pressed the yes button</text:p>
        </text:list-item>
      </text:list>
      <text:p text:style-name="P25">Example: <text:s/></text:p>
      <text:p text:style-name="P239"><text:span text:style-name="Absatz-Standardschriftart"><text:span text:style-name="T2">if(seq.showYesNoDialog("Information", "Title", "yes or no?"))</text:span></text:span></text:p>
      <text:p text:style-name="P239"><text:span text:style-name="Absatz-Standardschriftart"><text:span text:style-name="T2">{//Yes clicked.</text:span></text:span></text:p>
      <text:p text:style-name="P239"><text:span text:style-name="Absatz-Standardschriftart"><text:span text:style-name="T2"><text:tab/>//Do something.</text:span></text:span></text:p>
      <text:p text:style-name="P239"><text:span text:style-name="Absatz-Standardschriftart"><text:span text:style-name="T2">}</text:span></text:span></text:p>
      <text:p text:style-name="P239"><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5">Convenience function to get color settings from the user.</text:p>
      <text:p text:style-name="P25">Arguments:</text:p>
      <text:list xml:id="list145937701338767" text:continue-list="list145936000757265" text:style-name="L33">
        <text:list-item>
          <text:p text:style-name="P716">initialRed: The initial value for red</text:p>
        </text:list-item>
        <text:list-item>
          <text:p text:style-name="P716">initialGreen: The initial value for green</text:p>
        </text:list-item>
        <text:list-item>
          <text:p text:style-name="P721">initialBlue: The initial value for blue</text:p>
        </text:list-item>
        <text:list-item>
          <text:p text:style-name="P721">initialAlpha: The initial value for alpha</text:p>
        </text:list-item>
        <text:list-item>
          <text:p text:style-name="P721">alphaIsEnabled: True if the alpha value should be visible/editable</text:p>
          <text:p text:style-name="P772">Return: integer list which contains:</text:p>
        </text:list-item>
        <text:list-item>
          <text:p text:style-name="P722">element 0: 1 = OK button press, 0 OK button not pressed</text:p>
        </text:list-item>
        <text:list-item>
          <text:p text:style-name="P722">element 1: red <text:s/>(0-255)</text:p>
        </text:list-item>
        <text:list-item>
          <text:p text:style-name="P722">element 2: green <text:s/>(0-255)</text:p>
        </text:list-item>
        <text:list-item>
          <text:p text:style-name="P722">element 3: blue (0-255)</text:p>
        </text:list-item>
        <text:list-item>
          <text:p text:style-name="P722">element 4: alpha (0-255)</text:p>
        </text:list-item>
      </text:list>
      <text:p text:style-name="P25">Example: <text:s/></text:p>
      <text:p text:style-name="P239"><text:span text:style-name="Absatz-Standardschriftart"><text:span text:style-name="T2">var resultArray = seq.showColorDialog(1,2,3,4,true);</text:span></text:span></text:p>
      <text:p text:style-name="P239"><text:span text:style-name="Absatz-Standardschriftart"><text:span text:style-name="T2">var data = Array();</text:span></text:span></text:p>
      <text:p text:style-name="P239"><text:soft-page-break/><text:span text:style-name="Absatz-Standardschriftart"><text:span text:style-name="T2">if(resultArray[0])</text:span></text:span></text:p>
      <text:p text:style-name="P239"><text:span text:style-name="Absatz-Standardschriftart"><text:span text:style-name="T2">{//OK clicked.</text:span></text:span></text:p>
      <text:p text:style-name="P239"><text:span text:style-name="Absatz-Standardschriftart"><text:span text:style-name="T2"><text:tab/>data.push(resultArray[1]);<text:tab/>//Red</text:span></text:span></text:p>
      <text:p text:style-name="P239"><text:span text:style-name="Absatz-Standardschriftart"><text:span text:style-name="T2"><text:tab/>data.push(resultArray[2]);<text:tab/>//Green</text:span></text:span></text:p>
      <text:p text:style-name="P239"><text:span text:style-name="Absatz-Standardschriftart"><text:span text:style-name="T2"><text:tab/>data.push(resultArray[3]);<text:tab/>//Blue</text:span></text:span></text:p>
      <text:p text:style-name="P239"><text:span text:style-name="Absatz-Standardschriftart"><text:span text:style-name="T2"><text:tab/>data.push(resultArray[4]);<text:tab/>//Alpha</text:span></text:span></text:p>
      <text:p text:style-name="P239"><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313">Calculates a CRC8.</text:p>
      <text:p text:style-name="P313">Arguments:</text:p>
      <text:list xml:id="list35898446116293924" text:style-name="L50">
        <text:list-item>
          <text:p text:style-name="P760">data: The data for calculating the CRC</text:p>
        </text:list-item>
      </text:list>
      <text:p text:style-name="P313">Return: The CRC</text:p>
      <text:p text:style-name="P313">Example: <text:s/></text:p>
      <text:p text:style-name="P239"><text:span text:style-name="Absatz-Standardschriftart"><text:span text:style-name="T2">var dataArray = Array(0, 1, 2, 3, 4, 5, 6, 7)</text:span></text:span></text:p>
      <text:p text:style-name="P239"><text:span text:style-name="Absatz-Standardschriftart"><text:span text:style-name="T2">var crc = <text:s/>seq.calculateCrc8(dataArray);</text:span></text:span></text:p>
      <text:p text:style-name="P313"/>
      <text:p text:style-name="P25">The used code for the CRC calculation is shown on page <text:span text:style-name="Absatz-Standardschriftart"><text:span text:style-name="T99"><text:bookmark-ref text:reference-format="page" text:ref-name="__RefHeading__15034_1722588897">42</text:bookmark-ref></text:span></text:span>.</text:p>
      <text:p text:style-name="P25"/>
      <text:h text:style-name="P626" text:outline-level="4">quint8 <text:span text:style-name="T292">calculateCrc8WithPolynomial</text:span>(Array&lt;unsigned char&gt; data, <text:span text:style-name="T292">unsigned char polynomial, unsigned char startValue=0</text:span>)</text:h>
      <text:p text:style-name="P150">Calculates a crc8 with a given polynomial.</text:p>
      <text:p text:style-name="P151">Arguments:</text:p>
      <text:list xml:id="list145936518717125" text:continue-list="list145938529298055" text:style-name="L30">
        <text:list-item>
          <text:p text:style-name="P704">data: The data for calculating the CRC</text:p>
        </text:list-item>
        <text:list-item>
          <text:p text:style-name="P512">polynomial: The used polynomial</text:p>
        </text:list-item>
        <text:list-item>
          <text:p text:style-name="P514">startValue: The CRC start value</text:p>
        </text:list-item>
      </text:list>
      <text:p text:style-name="P35">Return: The CRC</text:p>
      <text:p text:style-name="P148">Example: <text:s/></text:p>
      <text:p text:style-name="P290"><text:span text:style-name="Absatz-Standardschriftart"><text:span text:style-name="T2">var dataArray = Array(0, 1, 2, 3, 4, 5, 6, 7)</text:span></text:span></text:p>
      <text:p text:style-name="P290"><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0"><text:span text:style-name="Absatz-Standardschriftart"><text:span text:style-name="T2"/></text:span></text:p>
      <text:p text:style-name="P290"><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3"><text:bookmark-ref text:reference-format="page" text:ref-name="__RefHeading___Toc24397_271969544">43</text:bookmark-ref></text:span></text:span><text:span text:style-name="Absatz-Standardschriftart"><text:span text:style-name="T2">.</text:span></text:span></text:p>
      <text:p text:style-name="P313"/>
      <text:h text:style-name="Heading_20_4" text:outline-level="4">quint16 calculateCrc16(Array&lt;unsigned char&gt; data)</text:h>
      <text:p text:style-name="P313">Calculates a CRC16.</text:p>
      <text:p text:style-name="P313">Arguments:</text:p>
      <text:list xml:id="list145938578123430" text:continue-list="list35898446116293924" text:style-name="L50">
        <text:list-item>
          <text:p text:style-name="P760">data: The data for calculating the CRC</text:p>
        </text:list-item>
      </text:list>
      <text:p text:style-name="P313"><text:soft-page-break/>Return: The CRC</text:p>
      <text:p text:style-name="P313">Example: <text:s/></text:p>
      <text:p text:style-name="P239"><text:span text:style-name="Absatz-Standardschriftart"><text:span text:style-name="T2">var dataArray = Array(0, 1, 2, 3, 4, 5, 6, 7)</text:span></text:span></text:p>
      <text:p text:style-name="P239"><text:span text:style-name="Absatz-Standardschriftart"><text:span text:style-name="T2">var crc = <text:s/>seq.calculateCrc16(dataArray);</text:span></text:span></text:p>
      <text:p text:style-name="P313"/>
      <text:p text:style-name="P25">The used code for the CRC calculation is shown on page <text:span text:style-name="Absatz-Standardschriftart"><text:span text:style-name="T99"><text:bookmark-ref text:ref-name="__RefHeading__9873_562515255">44</text:bookmark-ref></text:span></text:span>.</text:p>
      <text:p text:style-name="P313"/>
      <text:h text:style-name="Heading_20_4" text:outline-level="4">quint32 calculateCrc32(Array&lt;unsigned char&gt; data)</text:h>
      <text:p text:style-name="P313">Calculates a CRC32.</text:p>
      <text:p text:style-name="P313">Arguments:</text:p>
      <text:list xml:id="list145938538772952" text:continue-numbering="true" text:style-name="L50">
        <text:list-item>
          <text:p text:style-name="P760">data: The data for calculating the CRC</text:p>
        </text:list-item>
      </text:list>
      <text:p text:style-name="P313">Return: The CRC</text:p>
      <text:p text:style-name="P313">Example: <text:s/></text:p>
      <text:p text:style-name="P239"><text:span text:style-name="Absatz-Standardschriftart"><text:span text:style-name="T2">var dataArray = Array(0, 1, 2, 3, 4, 5, 6, 7)</text:span></text:span></text:p>
      <text:p text:style-name="P239"><text:span text:style-name="Absatz-Standardschriftart"><text:span text:style-name="T2">var crc = <text:s/>seq.calculateCrc32(dataArray);</text:span></text:span></text:p>
      <text:p text:style-name="P313"/>
      <text:p text:style-name="P25">The used code for the CRC calculation is shown on page <text:span text:style-name="Absatz-Standardschriftart"><text:span text:style-name="T99"><text:bookmark-ref text:ref-name="__RefHeading__9875_562515255">45</text:bookmark-ref></text:span></text:span>.</text:p>
      <text:p text:style-name="P313"/>
      <text:h text:style-name="Heading_20_4" text:outline-level="4">quint64 calculateCrc64(Array&lt;unsigned char&gt; data)</text:h>
      <text:p text:style-name="P313">Calculates a CRC64.</text:p>
      <text:p text:style-name="P313">Arguments:</text:p>
      <text:list xml:id="list145937725853565" text:continue-numbering="true" text:style-name="L50">
        <text:list-item>
          <text:p text:style-name="P760">data: The data for calculating the CRC</text:p>
        </text:list-item>
      </text:list>
      <text:p text:style-name="P313">Return: The CRC</text:p>
      <text:p text:style-name="P313">Example: <text:s/></text:p>
      <text:p text:style-name="P239"><text:span text:style-name="Absatz-Standardschriftart"><text:span text:style-name="T2">var dataArray = Array(0, 1, 2, 3, 4, 5, 6, 7)</text:span></text:span></text:p>
      <text:p text:style-name="P239"><text:span text:style-name="Absatz-Standardschriftart"><text:span text:style-name="T2">var crc = <text:s/>seq.calculateCrc64(dataArray);</text:span></text:span></text:p>
      <text:p text:style-name="P313"/>
      <text:p text:style-name="P25">The used code for the CRC calculation is shown on page <text:span text:style-name="Absatz-Standardschriftart"><text:span text:style-name="T99"><text:bookmark-ref text:ref-name="__RefHeading__9877_562515255">46</text:bookmark-ref></text:span></text:span>.</text:p>
      <text:p text:style-name="P313"/>
      <text:h text:style-name="Heading_20_4" text:outline-level="4"><text:bookmark-start text:name="_Toc403041658111111312"/>String getCurrentVersion<text:bookmark-end text:name="_Toc403041658111111312"/></text:h>
      <text:p text:style-name="P25">Returns the current version of ScriptCommunicator (string) . </text:p>
      <text:p text:style-name="P239">Version format: major.minor (eg. 3.09)</text:p>
      <text:p text:style-name="P239"/>
      <text:h text:style-name="Heading_20_4" text:outline-level="4"><text:bookmark-start text:name="_Toc4030416581111113121"/>void setBlockTime(quint32 blockTime)<text:bookmark-end text:name="_Toc4030416581111113121"/></text:h>
      <text:p text:style-name="P239">Sets the script block time.</text:p>
      <text:p text:style-name="P239">Note: After this execution time (sendData and the script main function (all outside a function))</text:p>
      <text:p text:style-name="P239">the script is regarded as blocked and will be stopped. The default is 10000.</text:p>
      <text:p text:style-name="P239"/>
      <text:h text:style-name="P646" text:outline-level="4">Array&lt;String&gt; getAllObjectPropertiesAndFunctions(QScriptValue object)</text:h>
      <text:p text:style-name="P125">Returns all functions and properties of an object.</text:p>
      <text:p text:style-name="P128">Arguments:</text:p>
      <text:list xml:id="list145938098013601" text:continue-list="list145936518717125" text:style-name="L30">
        <text:list-item>
          <text:p text:style-name="P705"><text:span text:style-name="T268">object</text:span>: The <text:span text:style-name="T251">object</text:span></text:p>
        </text:list-item>
      </text:list>
      <text:p text:style-name="P283"><text:span text:style-name="Absatz-Standardschriftart"><text:span text:style-name="T50">Return: </text:span></text:span><text:span text:style-name="Absatz-Standardschriftart"><text:span text:style-name="T51">All functions and properties of the object.</text:span></text:span></text:p>
      <text:p text:style-name="P283"><text:span text:style-name="Absatz-Standardschriftart"><text:span text:style-name="T51"/></text:span></text:p>
      <text:h text:style-name="P627" text:outline-level="4">void appendTextToConsole(String text, bool newLine=true<text:span text:style-name="T282">, bool bringToForeground=false</text:span>)</text:h>
      <text:p text:style-name="P141">This function can be used to append a text to the script window console <text:span text:style-name="T284">(e.g. to print debug messages)</text:span>.</text:p>
      <text:p text:style-name="P141"><text:soft-page-break/>Arguments:</text:p>
      <text:list xml:id="list145937320263019" text:continue-list="list145936253002609" text:style-name="L34">
        <text:list-item>
          <text:p text:style-name="P733">text: The text which has to be appended to the console</text:p>
        </text:list-item>
        <text:list-item>
          <text:p text:style-name="P733">newLine: If true then the text will be appended in a new line </text:p>
        </text:list-item>
        <text:list-item>
          <text:p text:style-name="P736">bringToForeground: True if the script window shall be on top of all windows</text:p>
        </text:list-item>
      </text:list>
      <text:p text:style-name="P141">Example: <text:s text:c="2"/></text:p>
      <text:p text:style-name="P243"><text:span text:style-name="Absatz-Standardschriftart"><text:span text:style-name="T80">seq</text:span></text:span><text:span text:style-name="Absatz-Standardschriftart"><text:span text:style-name="T19">.appendTextToConsole("</text:span></text:span><text:span text:style-name="Absatz-Standardschriftart"><text:span text:style-name="T80">This is a debug message</text:span></text:span><text:span text:style-name="Absatz-Standardschriftart"><text:span text:style-name="T19">");</text:span></text:span></text:p>
      <text:p text:style-name="P239"/>
      <text:h text:style-name="P628" text:outline-level="4">Converter function<text:span text:style-name="T301">s</text:span></text:h>
      <text:p text:style-name="P295"><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239"/>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5">Sets a string in the global string map.</text:p>
      <text:p text:style-name="P25">Arguments:</text:p>
      <text:list xml:id="list7857013763679206826" text:style-name="L51">
        <text:list-item>
          <text:p text:style-name="P761">name: Name of the string variable</text:p>
        </text:list-item>
        <text:list-item>
          <text:p text:style-name="P761">string: The string</text:p>
        </text:list-item>
      </text:list>
      <text:h text:style-name="Heading_20_5" text:outline-level="5">String getGlobalString(String name, bool removeValue=false)</text:h>
      <text:p text:style-name="P25">Returns a string from the global string map.</text:p>
      <text:p text:style-name="P25">Arguments:</text:p>
      <text:list xml:id="list145936896432868" text:continue-numbering="true" text:style-name="L51">
        <text:list-item>
          <text:p text:style-name="P761">name: Name of the variable</text:p>
        </text:list-item>
        <text:list-item>
          <text:p text:style-name="P761">removeValue: True if the variable shall be removed from the string map</text:p>
        </text:list-item>
      </text:list>
      <text:p text:style-name="P313">Return: The read string. Returns an empty string if name is not in the string map.</text:p>
      <text:h text:style-name="Heading_20_5" text:outline-level="5">void setGlobalDataArray(String name, Array&lt;unsigned char&gt; data)</text:h>
      <text:p text:style-name="P25">Sets a data array in the global data array map.</text:p>
      <text:p text:style-name="P25">Arguments:</text:p>
      <text:list xml:id="list145938017452574" text:continue-numbering="true" text:style-name="L51">
        <text:list-item>
          <text:p text:style-name="P761">name: Name of the variable</text:p>
        </text:list-item>
        <text:list-item>
          <text:p text:style-name="P761">data: The data array</text:p>
        </text:list-item>
      </text:list>
      <text:h text:style-name="Heading_20_5" text:outline-level="5">Array&lt;unsigned char&gt; getGlobalDataArray(String name, bool removeValue=false)</text:h>
      <text:p text:style-name="P25">Returns a data array from the global data array map.</text:p>
      <text:p text:style-name="P25">Arguments:</text:p>
      <text:list xml:id="list145938369311604" text:continue-numbering="true" text:style-name="L51">
        <text:list-item>
          <text:p text:style-name="P761">name: Name of the variable</text:p>
        </text:list-item>
        <text:list-item>
          <text:p text:style-name="P761">removeValue: True if the variable shall be removed from the data array map</text:p>
        </text:list-item>
      </text:list>
      <text:p text:style-name="P313">Return: The read data array. Returns an empty data array if name is not in the data array map.</text:p>
      <text:h text:style-name="Heading_20_5" text:outline-level="5">void setGlobalUnsignedNumber(String name, quint32 number)</text:h>
      <text:p text:style-name="P25">Sets a<text:span text:style-name="T181">n</text:span> unsigned number in the global unsigned number map.</text:p>
      <text:p text:style-name="P25">Arguments:</text:p>
      <text:list xml:id="list145937191589975" text:continue-numbering="true" text:style-name="L51">
        <text:list-item>
          <text:p text:style-name="P761"><text:soft-page-break/>name: Name of the variable</text:p>
        </text:list-item>
        <text:list-item>
          <text:p text:style-name="P761">number: The number</text:p>
        </text:list-item>
      </text:list>
      <text:h text:style-name="Heading_20_5" text:outline-level="5">QList&lt;quint32&gt; getGlobalUnsignedNumber(String name,bool removeValue=false)</text:h>
      <text:p text:style-name="P25">Returns a<text:span text:style-name="T182">n</text:span> unsigned number from the global unsigned number map.</text:p>
      <text:p text:style-name="P25">Arguments:</text:p>
      <text:list xml:id="list145938165321068" text:continue-numbering="true" text:style-name="L51">
        <text:list-item>
          <text:p text:style-name="P761">name: Name of the variable</text:p>
        </text:list-item>
        <text:list-item>
          <text:p text:style-name="P761">removeValue: True if the variable shall be removed from the unsigned number map</text:p>
        </text:list-item>
      </text:list>
      <text:p text:style-name="P313">Return: The first element in the result list is the result status (1=name found, 0=name not found). The second element is the read value.</text:p>
      <text:p text:style-name="P313">Example:</text:p>
      <text:p text:style-name="P315">var counter = 0;</text:p>
      <text:p text:style-name="P315">//Read the stored counter value</text:p>
      <text:p text:style-name="P315">var resultArray = seq.getGlobalUnsignedNumber("Counter");</text:p>
      <text:p text:style-name="P315">if(resultArray[0] == 1)</text:p>
      <text:p text:style-name="P315">{</text:p>
      <text:p text:style-name="P315"><text:tab/>counter = resultArray[1];</text:p>
      <text:p text:style-name="P315">}</text:p>
      <text:h text:style-name="Heading_20_5" text:outline-level="5">void setGlobalSignedNumber(String name, quint32 number)</text:h>
      <text:p text:style-name="P25">Sets a signed number in the global signed number map.</text:p>
      <text:p text:style-name="P25">Arguments:</text:p>
      <text:list xml:id="list145937871087372" text:continue-numbering="true" text:style-name="L51">
        <text:list-item>
          <text:p text:style-name="P761">name: Name of the variable</text:p>
        </text:list-item>
        <text:list-item>
          <text:p text:style-name="P761">number: The number</text:p>
        </text:list-item>
      </text:list>
      <text:h text:style-name="Heading_20_5" text:outline-level="5">QList&lt;quint32&gt; getGlobalSignedNumber(String name,bool removeValue=false)</text:h>
      <text:p text:style-name="P25">Returns a signed number from the global signed number map.</text:p>
      <text:p text:style-name="P25">Arguments:</text:p>
      <text:list xml:id="list145937335767777" text:continue-numbering="true" text:style-name="L51">
        <text:list-item>
          <text:p text:style-name="P761">name: Name of the variable</text:p>
        </text:list-item>
        <text:list-item>
          <text:p text:style-name="P761">removeValue: True if the variable shall be removed from the signed number map</text:p>
        </text:list-item>
      </text:list>
      <text:p text:style-name="P313">Return: The first element in the result list is the result status (1=name found, 0=name not found). The second element is the read value.</text:p>
      <text:p text:style-name="P313">Example:</text:p>
      <text:p text:style-name="P315">var counter = 0;</text:p>
      <text:p text:style-name="P315">//Read the stored counter value</text:p>
      <text:p text:style-name="P315">var resultArray = seq.getGlobalSignedNumber("Counter");</text:p>
      <text:p text:style-name="P315">if(resultArray[0] == 1)</text:p>
      <text:p text:style-name="P315">{</text:p>
      <text:p text:style-name="P315"><text:tab/>counter = resultArray[1];</text:p>
      <text:p text:style-name="P315">}</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5"><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5"><text:span text:style-name="Absatz-Standardschriftart">Example:</text:span></text:p>
      <text:p text:style-name="P25"><text:span text:style-name="Absatz-Standardschriftart"><text:span text:style-name="T111">var storedData = Array()</text:span></text:span></text:p>
      <text:p text:style-name="P25"><text:soft-page-break/><text:span text:style-name="Absatz-Standardschriftart"><text:span text:style-name="T111">function createString(data, timeStamp, type, isLog)</text:span></text:span></text:p>
      <text:p text:style-name="P25"><text:span text:style-name="Absatz-Standardschriftart"><text:span text:style-name="T111">{</text:span></text:span></text:p>
      <text:p text:style-name="P25"><text:span text:style-name="Absatz-Standardschriftart"><text:span text:style-name="T111"><text:tab/>var resultString = "";</text:span></text:span></text:p>
      <text:p text:style-name="P25"><text:span text:style-name="Absatz-Standardschriftart"><text:span text:style-name="T111"><text:tab/>appendByteArrayAtByteArray(storedData, data, data.length);</text:span></text:span></text:p>
      <text:p text:style-name="P25"><text:span text:style-name="Absatz-Standardschriftart"><text:span text:style-name="T111"><text:tab/></text:span></text:span></text:p>
      <text:p text:style-name="P25"><text:span text:style-name="Absatz-Standardschriftart"><text:span text:style-name="T111"><text:tab/>//After 5 bytes have been reived the packet table is created.</text:span></text:span></text:p>
      <text:p text:style-name="P25"><text:span text:style-name="Absatz-Standardschriftart"><text:span text:style-name="T111"><text:tab/>if(storedData.length &gt;=5)</text:span></text:span></text:p>
      <text:p text:style-name="P25"><text:span text:style-name="Absatz-Standardschriftart"><text:span text:style-name="T111"><text:tab/>{</text:span></text:span></text:p>
      <text:p text:style-name="P25"><text:span text:style-name="Absatz-Standardschriftart"><text:span text:style-name="T11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5"><text:span text:style-name="Absatz-Standardschriftart"><text:span text:style-name="T111"><text:tab/><text:tab/>storedData.splice(0, 5);</text:span></text:span></text:p>
      <text:p text:style-name="P25"><text:span text:style-name="Absatz-Standardschriftart"><text:span text:style-name="T111"><text:tab/>}</text:span></text:span></text:p>
      <text:p text:style-name="P25"><text:span text:style-name="Absatz-Standardschriftart"><text:span text:style-name="T111"><text:tab/>return resultString;</text:span></text:span></text:p>
      <text:p text:style-name="P25"><text:span text:style-name="Absatz-Standardschriftart"><text:span text:style-name="T111">}</text:span></text:span></text:p>
      <text:p text:style-name="P25"><text:span text:style-name="Absatz-Standardschriftart"><text:span text:style-name="T111">function appendByteArrayAtByteArray(dest, source, maxBytes)</text:span></text:span></text:p>
      <text:p text:style-name="P25"><text:span text:style-name="Absatz-Standardschriftart"><text:span text:style-name="T111">{</text:span></text:span></text:p>
      <text:p text:style-name="P25"><text:span text:style-name="Absatz-Standardschriftart"><text:span text:style-name="T111"><text:tab/>for(var i = 0; i &lt; source.length; i++)</text:span></text:span></text:p>
      <text:p text:style-name="P25"><text:span text:style-name="Absatz-Standardschriftart"><text:span text:style-name="T111"><text:tab/>{</text:span></text:span></text:p>
      <text:p text:style-name="P25"><text:span text:style-name="Absatz-Standardschriftart"><text:span text:style-name="T111"><text:tab/><text:tab/>if(maxBytes &lt;= i )</text:span></text:span></text:p>
      <text:p text:style-name="P25"><text:span text:style-name="Absatz-Standardschriftart"><text:span text:style-name="T111"><text:tab/><text:tab/>{//To many bytes in source.</text:span></text:span></text:p>
      <text:p text:style-name="P25"><text:span text:style-name="Absatz-Standardschriftart"><text:span text:style-name="T111"><text:tab/><text:tab/><text:tab/>break;</text:span></text:span></text:p>
      <text:p text:style-name="P25"><text:span text:style-name="Absatz-Standardschriftart"><text:span text:style-name="T111"><text:tab/><text:tab/>}</text:span></text:span></text:p>
      <text:p text:style-name="P25"><text:span text:style-name="Absatz-Standardschriftart"><text:span text:style-name="T111"><text:tab/><text:tab/>dest.push(source[i]);</text:span></text:span></text:p>
      <text:p text:style-name="P25"><text:span text:style-name="Absatz-Standardschriftart"><text:span text:style-name="T111"><text:tab/>}</text:span></text:span></text:p>
      <text:p text:style-name="P25"><text:span text:style-name="Absatz-Standardschriftart"><text:span text:style-name="T11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5"><text:soft-page-break/><text:span text:style-name="Absatz-Standardschriftart">Custom console/log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5"><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5"><text:span text:style-name="Absatz-Standardschriftart">This function is called if:</text:span></text:p>
      <text:list xml:id="list5455788746429755477" text:style-name="L52">
        <text:list-item>
          <text:p text:style-name="P538"><text:span text:style-name="Absatz-Standardschriftart">data has been sent</text:span></text:p>
        </text:list-item>
        <text:list-item>
          <text:p text:style-name="P538"><text:span text:style-name="Absatz-Standardschriftart">data has been received</text:span></text:p>
        </text:list-item>
        <text:list-item>
          <text:p text:style-name="P538"><text:span text:style-name="Absatz-Standardschriftart">a user message has been entered (from the message dialog or a worker script (scriptThread.addMessageToLogAndConsoles))</text:span></text:p>
        </text:list-item>
      </text:list>
      <text:p text:style-name="P25"><text:span text:style-name="Absatz-Standardschriftart">Here the string is created which shall be added to the custom console or to the custom log (argument isLog)</text:span></text:p>
      <text:p text:style-name="P25"><text:span text:style-name="Absatz-Standardschriftart">Note: The custom console (</text:span><text:span text:style-name="Absatz-Standardschriftart"><text:span text:style-name="T98">QTextEdit</text:span></text:span><text:span text:style-name="Absatz-Standardschriftart"> </text:span><text:span text:style-name="Absatz-Standardschriftart"><text:span text:style-name="T98">is used</text:span></text:span><text:span text:style-name="Absatz-Standardschriftart">) interprets the returned text as HTML (if a new line shall be created, then a &lt;br&gt; must be returned (and not \n)). </text:span></text:p>
      <text:p text:style-name="P25"><text:span text:style-name="Absatz-Standardschriftart">Therefore every created console string can have its own format (text color, text size, font family, ...).</text:span></text:p>
      <text:p text:style-name="P25"><text:span text:style-name="Absatz-Standardschriftart">If no format information is given then the format settings from the settings dialog are used (text color=receive color).</text:span></text:p>
      <text:p text:style-name="P25"><text:span text:style-name="Absatz-Standardschriftart">The created log strings are directly (without interpreting the content) written into the custom log file.</text:span></text:p>
      <text:p text:style-name="P25"><text:span text:style-name="Absatz-Standardschriftart">If the data is from a CAN interface then the bytes have the following meaning:</text:span></text:p>
      <text:list xml:id="list3014259668776606189" text:style-name="L53">
        <text:list-item>
          <text:p text:style-name="P539"><text:span text:style-name="Absatz-Standardschriftart">Byte 0: message type (0=standard, 1=standard remote-transfer-request, 2=extended, 3=extended remote-transfer-request)</text:span></text:p>
        </text:list-item>
        <text:list-item>
          <text:p text:style-name="P539"><text:span text:style-name="Absatz-Standardschriftart">Byte 1-4: can id </text:span></text:p>
        </text:list-item>
        <text:list-item>
          <text:p text:style-name="P539"><text:span text:style-name="Absatz-Standardschriftart">Byte 5-12: the data. <text:s/></text:span></text:p>
        </text:list-item>
      </text:list>
      <text:p text:style-name="P25">Arguments:</text:p>
      <text:list xml:id="list145938393303652" text:continue-list="list145937335767777" text:style-name="L51">
        <text:list-item>
          <text:p text:style-name="P761">data: the data</text:p>
        </text:list-item>
        <text:list-item>
          <text:p text:style-name="P540"><text:span text:style-name="Absatz-Standardschriftart">timeStamp: the time stamp string <text:s/>(the format is set in the settings dialog).</text:span></text:p>
        </text:list-item>
        <text:list-item>
          <text:p text:style-name="P540"><text:span text:style-name="Absatz-Standardschriftart">Type: <text:s/>the data type: <text:s/></text:span></text:p>
          <text:list>
            <text:list-item>
              <text:p text:style-name="P540"><text:span text:style-name="Absatz-Standardschriftart">0=the data has been received from a normal interface (all but CAN)</text:span></text:p>
            </text:list-item>
            <text:list-item>
              <text:p text:style-name="P540"><text:span text:style-name="Absatz-Standardschriftart">1=the data has been sent with a normal interface (all but CAN)</text:span></text:p>
            </text:list-item>
            <text:list-item>
              <text:p text:style-name="P540"><text:span text:style-name="Absatz-Standardschriftart">2=the data has been received from the CAN interface</text:span></text:p>
            </text:list-item>
            <text:list-item>
              <text:p text:style-name="P540"><text:span text:style-name="Absatz-Standardschriftart">3=the data has been sent with CAN the can interface</text:span></text:p>
            </text:list-item>
            <text:list-item>
              <text:p text:style-name="P540"><text:span text:style-name="Absatz-Standardschriftart">4=the data is a user message (from message dialog or normal script</text:span></text:p>
            </text:list-item>
          </text:list>
        </text:list-item>
        <text:list-item>
          <text:p text:style-name="P540"><text:span text:style-name="Absatz-Standardschriftart">isLog: True if this call is for the custom log (false=custom console)</text:span></text:p>
        </text:list-item>
      </text:list>
      <text:p text:style-name="P313"><text:span text:style-name="Absatz-Standardschriftart">Return: </text:span></text:p>
      <text:p text:style-name="P25"><text:span text:style-name="Absatz-Standardschriftart">The created string which will be added to the custom log or the custom console (argument isLog).</text:span></text:p>
      <text:p text:style-name="P309"><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13">This chapter contains general functions.</text:p>
      <text:p text:style-name="P213"/>
      <text:h text:style-name="Heading_20_4" text:outline-level="4"><text:soft-page-break/>bool loadScript(String scriptPath, bool isRelativePath=true)</text:h>
      <text:p text:style-name="P25">Loads/includes one script (QtScript has no built in include mechanism).</text:p>
      <text:p text:style-name="P25">Arguments:</text:p>
      <text:list xml:id="list145936554411497" text:continue-list="list145938098013601" text:style-name="L30">
        <text:list-item>
          <text:p text:style-name="P515">scriptPath: The script path</text:p>
        </text:list-item>
        <text:list-item>
          <text:p text:style-name="P515">isRelativePath: True if the script path is a relative path (relative to the custom console/log script)</text:p>
        </text:list-item>
      </text:list>
      <text:p text:style-name="P25">Return: True on success.</text:p>
      <text:p text:style-name="P25">Example: <text:s/></text:p>
      <text:p text:style-name="P239"><text:span text:style-name="Absatz-Standardschriftart"><text:span text:style-name="T2">var result = cust.createAbsolutePath("helper.js");</text:span></text:span></text:p>
      <text:p text:style-name="P25"/>
      <text:h text:style-name="Heading_20_4" text:outline-level="4"><text:bookmark-start text:name="_Toc403041658111111311"/>String getCurrentVersio<text:span text:style-name="T352">n</text:span>(<text:bookmark-end text:name="_Toc403041658111111311"/>void)</text:h>
      <text:p text:style-name="P25">Returns the current version of ScriptCommunicator (string). </text:p>
      <text:p text:style-name="P25">Version format: major.minor (eg. 3.09)</text:p>
      <text:p text:style-name="P25">Example: <text:s/></text:p>
      <text:p text:style-name="P239"><text:span text:style-name="Absatz-Standardschriftart"><text:span text:style-name="T2">var result = cust.getCurrentVersion();</text:span></text:span></text:p>
      <text:p text:style-name="P25"/>
      <text:h text:style-name="Heading_20_4" text:outline-level="4"><text:bookmark-start text:name="_Toc4030416581111113111"/>void setBlockTime(quint32 blockTime)<text:bookmark-end text:name="_Toc4030416581111113111"/></text:h>
      <text:p text:style-name="P25">Sets the script block time (ms).</text:p>
      <text:p text:style-name="P25">Note: After this execution time (createString and the script main function (all outside a function))</text:p>
      <text:p text:style-name="P25">the script is regarded as blocked and will be terminated. The default is 10000.</text:p>
      <text:p text:style-name="P25">Example: <text:s/></text:p>
      <text:p text:style-name="P239"><text:span text:style-name="Absatz-Standardschriftart"><text:span text:style-name="T2">cust.setBlockTime(20000);</text:span></text:span></text:p>
      <text:p text:style-name="P239"><text:span text:style-name="Absatz-Standardschriftart"><text:span text:style-name="T2"/></text:span></text:p>
      <text:h text:style-name="P647" text:outline-level="4">Array&lt;String&gt; getAllObjectPropertiesAndFunctions(QScriptValue object)</text:h>
      <text:p text:style-name="P126">Returns all functions and properties of an object.</text:p>
      <text:p text:style-name="P129">Arguments:</text:p>
      <text:list xml:id="list145938409161274" text:continue-numbering="true" text:style-name="L30">
        <text:list-item>
          <text:p text:style-name="P706"><text:span text:style-name="T268">object</text:span>: The <text:span text:style-name="T251">object</text:span></text:p>
        </text:list-item>
      </text:list>
      <text:p text:style-name="P284"><text:span text:style-name="Absatz-Standardschriftart"><text:span text:style-name="T50">Return: </text:span></text:span><text:span text:style-name="Absatz-Standardschriftart"><text:span text:style-name="T51">All functions and properties of the object.</text:span></text:span></text:p>
      <text:p text:style-name="P284"><text:span text:style-name="Absatz-Standardschriftart"><text:span text:style-name="T51"/></text:span></text:p>
      <text:h text:style-name="P629" text:outline-level="4">void appendTextToConsole(String text, bool newLine=true<text:span text:style-name="T282">, bool bringToForeground=false</text:span>)</text:h>
      <text:p text:style-name="P142">This function can be used to append a text to the script window console <text:span text:style-name="T284">(e.g. to print debug messages)</text:span>.</text:p>
      <text:p text:style-name="P142">Arguments:</text:p>
      <text:list xml:id="list145937679752600" text:continue-list="list145937320263019" text:style-name="L34">
        <text:list-item>
          <text:p text:style-name="P734">text: The text which has to be appended to the console</text:p>
        </text:list-item>
        <text:list-item>
          <text:p text:style-name="P734">newLine: If true then the text will be appended in a new line </text:p>
        </text:list-item>
        <text:list-item>
          <text:p text:style-name="P737">bringToForeground: True if the script window shall be on top of all windows</text:p>
        </text:list-item>
      </text:list>
      <text:p text:style-name="P142">Example: <text:s text:c="2"/></text:p>
      <text:p text:style-name="P244"><text:span text:style-name="Absatz-Standardschriftart"><text:span text:style-name="T80">cus</text:span></text:span><text:span text:style-name="Absatz-Standardschriftart"><text:span text:style-name="T81">t</text:span></text:span><text:span text:style-name="Absatz-Standardschriftart"><text:span text:style-name="T83">.appendTextToConsole("</text:span></text:span><text:span text:style-name="Absatz-Standardschriftart"><text:span text:style-name="T80">This is a debug message</text:span></text:span><text:span text:style-name="Absatz-Standardschriftart"><text:span text:style-name="T83">");</text:span></text:span></text:p>
      <text:p text:style-name="P244"><text:span text:style-name="Absatz-Standardschriftart"><text:span text:style-name="T19"/></text:span></text:p>
      <text:h text:style-name="Heading_20_2" text:outline-level="2"><text:bookmark-start text:name="__RefHeading___Toc29680_375010449"/>Converter function<text:span text:style-name="T302">s</text:span><text:bookmark-end text:name="__RefHeading___Toc29680_375010449"/></text:h>
      <text:p text:style-name="P212"><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h text:style-name="Heading_20_2" text:outline-level="2"><text:bookmark-start text:name="__RefHeading___Toc28902_375010449"/>Filesystem<text:bookmark-end text:name="__RefHeading___Toc28902_375010449"/></text:h>
      <text:p text:style-name="P214"><text:span text:style-name="Absatz-Standardschriftart"><text:span text:style-name="T354">Custom console/log scripts can access the file system. The functionality is described in chapter</text:span></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2" text:outline-level="2"><text:bookmark-start text:name="__RefHeading__24577_1329481546"/><text:soft-page-break/>SQL support<text:bookmark-end text:name="__RefHeading__24577_1329481546"/></text:h>
      <text:p text:style-name="P25"><text:span text:style-name="Absatz-Standardschriftart">Custom console/log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99">.</text:span></text:span></text:p>
      <text:h text:style-name="Heading_20_2" text:outline-level="2"><text:bookmark-start text:name="__RefHeading__24579_1329481546"/>XML support<text:bookmark-end text:name="__RefHeading__24579_1329481546"/></text:h>
      <text:p text:style-name="P25"><text:span text:style-name="Absatz-Standardschriftart">Custom console/log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25"><text:span text:style-name="Absatz-Standardschriftart">Creates </text:span><text:span text:style-name="Absatz-Standardschriftart"><text:span text:style-name="T182">an XML</text:span></text:span><text:span text:style-name="Absatz-Standardschriftart"> reader.</text:span></text:p>
      <text:p text:style-name="P25">Example: <text:s/></text:p>
      <text:p text:style-name="P239"><text:span text:style-name="Absatz-Standardschriftart"><text:span text:style-name="T2">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25"><text:span text:style-name="Absatz-Standardschriftart"><text:span text:style-name="T1">Creates </text:span></text:span><text:span text:style-name="Absatz-Standardschriftart"><text:span text:style-name="T74">an XML</text:span></text:span><text:span text:style-name="Absatz-Standardschriftart"><text:span text:style-name="T1"> writer.</text:span></text:span></text:p>
      <text:p text:style-name="P25">Example: <text:s/></text:p>
      <text:p text:style-name="P239"><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1"><text:span text:style-name="Absatz-Standardschriftart">Worker scripts and custom console/log scripts can access </text:span><text:span text:style-name="Absatz-Standardschriftart"><text:span text:style-name="T353">the file system with the scriptFile object</text:span></text:span><text:span text:style-name="Absatz-Standardschriftart">. </text:span><text:span text:style-name="Absatz-Standardschriftart"><text:span text:style-name="T353">The functions of the scriptFile object are described in the following chapters.</text:span></text:span></text:p>
      <text:p text:style-name="P211"><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10">Checks if a file exists.</text:p>
      <text:p text:style-name="P210">Arguments:</text:p>
      <text:list xml:id="list145938438111747" text:continue-list="list145937701338767" text:style-name="L33">
        <text:list-item>
          <text:p text:style-name="P717">path: The file path</text:p>
        </text:list-item>
        <text:list-item>
          <text:p text:style-name="P717">isRelativePath: True if the file path is relative to the current script (which executes this function)</text:p>
        </text:list-item>
      </text:list>
      <text:p text:style-name="P210">Return: True if the file exists and false if not</text:p>
      <text:p text:style-name="P210">Example: <text:s/></text:p>
      <text:p text:style-name="P310"><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0"><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10">Converts a relative path (relative to the current script) into an absolute path.</text:p>
      <text:p text:style-name="P210">Arguments:</text:p>
      <text:list xml:id="list7563395653379374352" text:style-name="L54">
        <text:list-item>
          <text:p text:style-name="P762">fileName: The relative path</text:p>
        </text:list-item>
      </text:list>
      <text:p text:style-name="P210"><text:s/>Return: The created absolute path</text:p>
      <text:p text:style-name="P210">Example: <text:s/></text:p>
      <text:p text:style-name="P311"><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1"><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0">Returns the folder in which the main script resides.</text:p>
      <text:p text:style-name="P210">Example: <text:s/></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1"><text:span text:style-name="Absatz-Standardschriftart"><text:span text:style-name="T2"/></text:span></text:p>
      <text:h text:style-name="Heading_20_4" text:outline-level="4"><text:bookmark-start text:name="__RefHeading___Toc28908_375010449"/><text:bookmark-start text:name="_Toc4030416472667"/>qint64 getFileSize(String path, bool isRelativePath=true)<text:bookmark-end text:name="__RefHeading___Toc28908_375010449"/><text:bookmark-end text:name="_Toc4030416472667"/></text:h>
      <text:p text:style-name="P210">Returns the size of a file.</text:p>
      <text:p text:style-name="P210"><text:soft-page-break/>Arguments:</text:p>
      <text:list xml:id="list145937118634895" text:continue-list="list145938438111747" text:style-name="L33">
        <text:list-item>
          <text:p text:style-name="P717">path: The file path</text:p>
        </text:list-item>
        <text:list-item>
          <text:p text:style-name="P717">isRelativePath: True if the file path is relative to the current script (which executes this function)</text:p>
        </text:list-item>
      </text:list>
      <text:p text:style-name="P210">Return: The file size if the file exists, -1 if the file doesn't exists</text:p>
      <text:p text:style-name="P210">Example: <text:s/></text:p>
      <text:p text:style-name="P311"><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1"><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quint64 startPosition=0, qint64 numberOfBytes=-1)<text:bookmark-end text:name="__RefHeading__5934_596565095669"/><text:bookmark-end text:name="_Toc403041647668"/></text:h>
      <text:p text:style-name="P210">Reads a text file and returns the content.</text:p>
      <text:p text:style-name="P210">Arguments:</text:p>
      <text:list xml:id="list145937672323110" text:continue-numbering="true" text:style-name="L33">
        <text:list-item>
          <text:p text:style-name="P717">path: The file path</text:p>
        </text:list-item>
        <text:list-item>
          <text:p text:style-name="P717">isRelativePath: True if the file path is relative to the current script (which executes this function)</text:p>
        </text:list-item>
        <text:list-item>
          <text:p text:style-name="P717">startPosition: Start position (the file is read from this position)</text:p>
        </text:list-item>
        <text:list-item>
          <text:p text:style-name="P717">numberOfBytes: The number of bytes which shall be read. If numberOfBytes is &lt; 0 then all bytes from startPosition are read</text:p>
        </text:list-item>
      </text:list>
      <text:p text:style-name="P210">Return: The file as string</text:p>
      <text:p text:style-name="P210">Example: <text:s/></text:p>
      <text:p text:style-name="P310"><text:span text:style-name="Absatz-Standardschriftart"><text:span text:style-name="T2">//Read the complete file.</text:span></text:span></text:p>
      <text:p text:style-name="P311"><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0"><text:span text:style-name="Absatz-Standardschriftart"><text:span text:style-name="T2">//Read 20000 bytes from byte 100.</text:span></text:span></text:p>
      <text:p text:style-name="P311"><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1"><text:span text:style-name="Absatz-Standardschriftart"><text:span text:style-name="T2"/></text:span></text:p>
      <text:h text:style-name="Heading_20_4" text:outline-level="4"><text:bookmark-start text:name="__RefHeading__5848_1858286537670"/>Array&lt;unsigned char&gt; <text:bookmark-start text:name="_Toc4030416471671"/>readBinaryFile (String path, bool isRelativePath=true, quint64 startPosition=0, qint64 numberOfBytes=-1)<text:bookmark-end text:name="__RefHeading__5848_1858286537670"/><text:bookmark-end text:name="_Toc4030416471671"/></text:h>
      <text:p text:style-name="P210">Reads a binary file and returns the content.</text:p>
      <text:p text:style-name="P210">Arguments:</text:p>
      <text:list xml:id="list145937088874224" text:continue-numbering="true" text:style-name="L33">
        <text:list-item>
          <text:p text:style-name="P717">path: The file path</text:p>
        </text:list-item>
        <text:list-item>
          <text:p text:style-name="P717">isRelativePath: True if the file path is relative to the current script (which executes this function)</text:p>
        </text:list-item>
        <text:list-item>
          <text:p text:style-name="P717">startPosition: Start position (the file is read from this position)</text:p>
        </text:list-item>
        <text:list-item>
          <text:p text:style-name="P717">numberOfBytes: The number of bytes which shall be read. If numberOfBytes is &lt; 0 then all bytes from startPosition are read</text:p>
        </text:list-item>
      </text:list>
      <text:p text:style-name="P210">Return: The file as byte array</text:p>
      <text:p text:style-name="P210">Example: <text:s/></text:p>
      <text:p text:style-name="P310"><text:span text:style-name="Absatz-Standardschriftart"><text:span text:style-name="T2">//Read the complete file.</text:span></text:span></text:p>
      <text:p text:style-name="P311"><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0"><text:span text:style-name="Absatz-Standardschriftart"><text:span text:style-name="T2">//Read 20000 bytes from byte 100.</text:span></text:span></text:p>
      <text:p text:style-name="P311"><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1"><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qint64 startPosition=-1)<text:bookmark-end text:name="__RefHeading___Toc28910_375010449"/><text:bookmark-end text:name="_Toc403041649672"/></text:h>
      <text:p text:style-name="P210">Writes a text file. </text:p>
      <text:p text:style-name="P210">Arguments:</text:p>
      <text:list xml:id="list145937625088676" text:continue-numbering="true" text:style-name="L33">
        <text:list-item>
          <text:p text:style-name="P717">path: The file path</text:p>
        </text:list-item>
        <text:list-item>
          <text:p text:style-name="P717"><text:soft-page-break/>isRelativePath: True if the file path is relative to the current script (which executes this function)</text:p>
        </text:list-item>
        <text:list-item>
          <text:p text:style-name="P717">content: The content to write</text:p>
        </text:list-item>
        <text:list-item>
          <text:p text:style-name="P717">replaceFile: If replaceFile is true, the existing file will be overwritten, else the content is appended</text:p>
        </text:list-item>
        <text:list-item>
          <text:p text:style-name="P717">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0"><text:span text:style-name="Absatz-Standardschriftart"><text:span text:style-name="T2">//Replace the file.</text:span></text:span></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0"><text:span text:style-name="Absatz-Standardschriftart"><text:span text:style-name="T2">//Append text.</text:span></text:span></text:p>
      <text:p text:style-name="P311"><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0"><text:span text:style-name="Absatz-Standardschriftart"><text:span text:style-name="T2">//Write from position 3.</text:span></text:span></text:p>
      <text:p text:style-name="P311"><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1"><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unsigned char&gt; content, bool replaceFile, qint64 startPosition=-1))<text:bookmark-end text:name="__RefHeading__5852_1858286537674"/><text:bookmark-end text:name="_Toc4030416491673"/></text:h>
      <text:p text:style-name="P210">Writes a binary file file. </text:p>
      <text:p text:style-name="P210">Arguments:</text:p>
      <text:list xml:id="list145938506848281" text:continue-numbering="true" text:style-name="L33">
        <text:list-item>
          <text:p text:style-name="P717">path: The file path</text:p>
        </text:list-item>
        <text:list-item>
          <text:p text:style-name="P717">isRelativePath: True if the file path is relative to the current script (which executes this function)</text:p>
        </text:list-item>
        <text:list-item>
          <text:p text:style-name="P717">content: The content to write</text:p>
        </text:list-item>
        <text:list-item>
          <text:p text:style-name="P717">replaceFile: If replaceFile is true, the existing file is overwritten, else the content is appended</text:p>
        </text:list-item>
        <text:list-item>
          <text:p text:style-name="P717">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0"><text:span text:style-name="Absatz-Standardschriftart"><text:span text:style-name="T2">var array = Array(1,2,3,4,5,6);</text:span></text:span></text:p>
      <text:p text:style-name="P310"><text:span text:style-name="Absatz-Standardschriftart"><text:span text:style-name="T2">//Replace the file.</text:span></text:span></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0"><text:span text:style-name="Absatz-Standardschriftart"><text:span text:style-name="T2">//Append data.</text:span></text:span></text:p>
      <text:p text:style-name="P311"><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0"><text:span text:style-name="Absatz-Standardschriftart"><text:span text:style-name="T2">//Write from position 3.</text:span></text:span></text:p>
      <text:p text:style-name="P311"><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1"><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10">Deletes a file.</text:p>
      <text:p text:style-name="P210">Arguments:</text:p>
      <text:list xml:id="list145938470685932" text:continue-numbering="true" text:style-name="L33">
        <text:list-item>
          <text:p text:style-name="P717">path: The file path.</text:p>
        </text:list-item>
        <text:list-item>
          <text:p text:style-name="P717">isRelativePath: True if the file path is relative to the current script (which executes this function)</text:p>
        </text:list-item>
      </text:list>
      <text:p text:style-name="P210">Return: True on success</text:p>
      <text:p text:style-name="P210">Example: </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1"><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10">Renames a file.</text:p>
      <text:p text:style-name="P210"><text:soft-page-break/>Arguments:</text:p>
      <text:list xml:id="list145937510275766" text:continue-numbering="true" text:style-name="L33">
        <text:list-item>
          <text:p text:style-name="P717">path: The file path.</text:p>
        </text:list-item>
        <text:list-item>
          <text:p text:style-name="P717">newName: The new name </text:p>
        </text:list-item>
      </text:list>
      <text:p text:style-name="P210">Return: True on success</text:p>
      <text:p text:style-name="P210">Example: <text:s/></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1"><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0">Reads the content of a directory and his sub directories.</text:p>
      <text:p text:style-name="P210">Arguments:</text:p>
      <text:list xml:id="list145937776139203" text:continue-numbering="true" text:style-name="L33">
        <text:list-item>
          <text:p text:style-name="P717">directory: The directory path</text:p>
        </text:list-item>
        <text:list-item>
          <text:p text:style-name="P717">isRelativePath: True if the directory path is relative to the current script (which executes this function)</text:p>
        </text:list-item>
        <text:list-item>
          <text:p text:style-name="P717">recursive: If true the result includes the contents of all sub directories (and their sub directories)</text:p>
        </text:list-item>
        <text:list-item>
          <text:p text:style-name="P717">returnFiles: If true the result contains all found files</text:p>
        </text:list-item>
        <text:list-item>
          <text:p text:style-name="P717">returnDirectories: If true the result contains all found directories</text:p>
          <text:p text:style-name="P717"/>
        </text:list-item>
      </text:list>
      <text:p text:style-name="P210">Return: The found entries</text:p>
      <text:p text:style-name="P210">Example: <text:s/></text:p>
      <text:p text:style-name="P311"><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1"><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10">Checks if a directory exists.</text:p>
      <text:p text:style-name="P210">Arguments:</text:p>
      <text:list xml:id="list145937237486246" text:continue-numbering="true" text:style-name="L33">
        <text:list-item>
          <text:p text:style-name="P717">path: The directory path.</text:p>
        </text:list-item>
        <text:list-item>
          <text:p text:style-name="P717">isRelativePath: True if the directory path is relative to the current script (which executes this function)</text:p>
        </text:list-item>
      </text:list>
      <text:p text:style-name="P210">Return: True if the directory exists and false if not </text:p>
      <text:p text:style-name="P210">Example: <text:s/></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1"><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10">Deletes a directory (must be empty).</text:p>
      <text:p text:style-name="P210">Arguments:</text:p>
      <text:list xml:id="list145938230233690" text:continue-numbering="true" text:style-name="L33">
        <text:list-item>
          <text:p text:style-name="P717">directory: The directory path.</text:p>
        </text:list-item>
        <text:list-item>
          <text:p text:style-name="P717">isRelativePath: True if the directory path is relative to the current script (which executes this function)</text:p>
        </text:list-item>
      </text:list>
      <text:p text:style-name="P210">Return: True on success</text:p>
      <text:p text:style-name="P210">Example: <text:s/></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1"><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10">Removes the directory, including all its contents.</text:p>
      <text:p text:style-name="P210">If a file or directory cannot be removed, deleteDirectoryRecursively() keeps going and attempts</text:p>
      <text:p text:style-name="P210">to delete as many files and sub-directories as possible, then returns false.</text:p>
      <text:p text:style-name="P210"><text:soft-page-break/>If the directory was already removed, the method returns true (expected result already reached).</text:p>
      <text:p text:style-name="P210">Arguments:</text:p>
      <text:list xml:id="list145936774118486" text:continue-numbering="true" text:style-name="L33">
        <text:list-item>
          <text:p text:style-name="P717">directory: The directory path.</text:p>
        </text:list-item>
        <text:list-item>
          <text:p text:style-name="P717">isRelativePath: True if the directory path is relative to the current script (which executes this function)</text:p>
        </text:list-item>
      </text:list>
      <text:p text:style-name="P210">Return: True on success</text:p>
      <text:p text:style-name="P210">Example: <text:s/></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1"><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10">Creates a directory.</text:p>
      <text:p text:style-name="P210">Arguments:</text:p>
      <text:list xml:id="list145937368744817" text:continue-numbering="true" text:style-name="L33">
        <text:list-item>
          <text:p text:style-name="P717">path: The directory path.</text:p>
        </text:list-item>
        <text:list-item>
          <text:p text:style-name="P717">isRelativePath: True if the directory path is relative to the current script (which executes this function)</text:p>
        </text:list-item>
      </text:list>
      <text:p text:style-name="P210">Return: True on success</text:p>
      <text:p text:style-name="P210">Example: <text:s text:c="2"/></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Toc403041648111689"/><text:bookmark-start text:name="__RefHeading__9867_562515255688"/>bool renameDirectory(String path, String newName)<text:bookmark-end text:name="_Toc403041648111689"/><text:bookmark-end text:name="__RefHeading__9867_562515255688"/></text:h>
      <text:p text:style-name="P210">Renames a directory.</text:p>
      <text:p text:style-name="P210">Arguments:</text:p>
      <text:list xml:id="list145936585679299" text:continue-numbering="true" text:style-name="L33">
        <text:list-item>
          <text:p text:style-name="P717">path: The directory path.</text:p>
        </text:list-item>
        <text:list-item>
          <text:p text:style-name="P717">newName: The new name (always relative path)</text:p>
        </text:list-item>
      </text:list>
      <text:p text:style-name="P210">Return: True on success:</text:p>
      <text:p text:style-name="P210">Example: <text:s text:c="2"/></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1"><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06">Zips a directory.</text:p>
      <text:p text:style-name="P210">Arguments:</text:p>
      <text:list xml:id="list145938105264557" text:continue-numbering="true" text:style-name="L33">
        <text:list-item>
          <text:p text:style-name="P717"><text:span text:style-name="T200">fileName</text:span>: <text:span text:style-name="T200">The zip file name.</text:span></text:p>
        </text:list-item>
        <text:list-item>
          <text:p text:style-name="P717"><text:span text:style-name="T200">sourceDirName</text:span>: <text:span text:style-name="T200">The source directory.</text:span></text:p>
        </text:list-item>
        <text:list-item>
          <text:p text:style-name="P763">comment: The zip file comment.</text:p>
        </text:list-item>
      </text:list>
      <text:p text:style-name="P210">Return: True on success:</text:p>
      <text:p text:style-name="P210">Example: <text:s text:c="2"/></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1"><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355">String</text:span>List fileList, String comment="")<text:bookmark-end text:name="__RefHeading___Toc28914_375010449"/><text:bookmark-end text:name="_Toc403041648111666667691"/></text:h>
      <text:p text:style-name="P207">Adds files to a zip file.</text:p>
      <text:p text:style-name="P210">Arguments:</text:p>
      <text:list xml:id="list145937260600065" text:continue-numbering="true" text:style-name="L33">
        <text:list-item>
          <text:p text:style-name="P717"><text:span text:style-name="T200">fileName</text:span>: <text:span text:style-name="T200">The zip file name.</text:span></text:p>
        </text:list-item>
        <text:list-item>
          <text:p text:style-name="P717"><text:span text:style-name="T201">fileList</text:span>: <text:span text:style-name="T20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63">comment: The zip file comment.</text:p>
        </text:list-item>
      </text:list>
      <text:p text:style-name="P210">Return: True on success:</text:p>
      <text:p text:style-name="P210"><text:soft-page-break/>Example: <text:s text:c="2"/></text:p>
      <text:p text:style-name="P208"><text:span text:style-name="Absatz-Standardschriftart"><text:span text:style-name="T2">var fileList = Array();</text:span></text:span></text:p>
      <text:p text:style-name="P208"><text:span text:style-name="Absatz-Standardschriftart"><text:span text:style-name="T2">fileList[0] = Array("C:/file1", "file1");</text:span></text:span></text:p>
      <text:p text:style-name="P208"><text:span text:style-name="Absatz-Standardschriftart"><text:span text:style-name="T2">fileList[1] = Array("C:/file2", "dir1/file2");</text:span></text:span></text:p>
      <text:p text:style-name="P208"><text:span text:style-name="Absatz-Standardschriftart"><text:span text:style-name="T2">fileList[2] = Array("C:/file3", "dir2/dir/file3");</text:span></text:span></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1"><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09">Extracts a zip file.</text:p>
      <text:p text:style-name="P210">Arguments:</text:p>
      <text:list xml:id="list145938259641336" text:continue-numbering="true" text:style-name="L33">
        <text:list-item>
          <text:p text:style-name="P717"><text:span text:style-name="T200">fileName</text:span>: <text:span text:style-name="T200">The zip file name.</text:span></text:p>
        </text:list-item>
        <text:list-item>
          <text:p text:style-name="P717"><text:span text:style-name="T202">destinationDirectory</text:span>: <text:span text:style-name="T202">The destination directory.</text:span></text:p>
        </text:list-item>
      </text:list>
      <text:p text:style-name="P210">Return: True on success:</text:p>
      <text:p text:style-name="P210">Example: <text:s text:c="2"/></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5"><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39"><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1855525895141806658" text:style-name="L55">
        <text:list-item>
          <text:p text:style-name="P541">QSqlQuery createQuery(QSqlDatabase dataBase, String query = "")</text:p>
        </text:list-item>
        <text:list-item>
          <text:p text:style-name="P541">QSqlField createField()</text:p>
        </text:list-item>
        <text:list-item>
          <text:p text:style-name="P541">QSqlRecord createRecord()</text:p>
        </text:list-item>
      </text:list>
      <text:p text:style-name="P25"/>
      <text:p text:style-name="P25">Examples of creating SQL related Objects can be found under:</text:p>
      <text:list xml:id="list6826247346168519124" text:style-name="L56">
        <text:list-item>
          <text:p text:style-name="P542">exampleScripts\WorkerScripts\TestSql</text:p>
        </text:list-item>
        <text:list-item>
          <text:p text:style-name="P542">exampleScripts\CustomLogConsoleScripts\CustomLogConsole_Sql</text:p>
        </text:list-item>
      </text:list>
      <text:p text:style-name="P25"/>
      <text:h text:style-name="Heading_20_2" text:outline-level="2"><text:bookmark-start text:name="__RefHeading__18048_936501348"/>Not supported functions<text:bookmark-end text:name="__RefHeading__18048_936501348"/></text:h>
      <text:p text:style-name="Standard">Following functions are not supported:</text:p>
      <text:list xml:id="list4946354742220472128" text:style-name="L57">
        <text:list-item>
          <text:p text:style-name="P543">QSqlDriver* QSqlDatabase::driver()</text:p>
        </text:list-item>
        <text:list-item>
          <text:p text:style-name="P543">void QsqlDatabase::registerSqlDriver(const String &amp;name, QSqlDriverCreatorBase *creator)</text:p>
        </text:list-item>
        <text:list-item>
          <text:p text:style-name="P543">QSqlDatabase QSqlDatabase::addDatabase(QSqlDriver* driver, const String&amp; connectionName = QLatin1String(defaultConnection))</text:p>
        </text:list-item>
        <text:list-item>
          <text:p text:style-name="P543">QsqlDriver* QSqlQuery::driver()</text:p>
        </text:list-item>
        <text:list-item>
          <text:p text:style-name="P543">QsqlResult* QsqlQuery::result()</text:p>
          <text:p text:style-name="P543"><text:soft-page-break/></text:p>
        </text:list-item>
      </text:list>
      <text:h text:style-name="Heading_20_2" text:outline-level="2"><text:bookmark-start text:name="__RefHeading__18050_936501348"/>Mapping of SQL related enumerations<text:bookmark-end text:name="__RefHeading__18050_936501348"/></text:h>
      <text:p text:style-name="P25">The enumeration are wrapped in quint32 values. These values can be found at the Qt SQL class descriptions. Example:</text:p>
      <text:p text:style-name="P25"/>
      <text:p text:style-name="P239"><text:span text:style-name="Absatz-Standardschriftart"><text:span text:style-name="T2">var db = scriptSql.addDatabase("QSQLITE");</text:span></text:span></text:p>
      <text:p text:style-name="P239"><text:span text:style-name="Absatz-Standardschriftart"><text:span text:style-name="T2">//Set the numerical precision policy to </text:span></text:span><text:span text:style-name="Source_20_Text"><text:span text:style-name="T71">QSql::LowPrecisionInt32</text:span></text:span><text:span text:style-name="Absatz-Standardschriftart"><text:span text:style-name="T2">.</text:span></text:span></text:p>
      <text:p text:style-name="P239"><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5">Examples scripts which demonstrates the usage of the SQL script functionalities can be found under:</text:p>
      <text:list xml:id="list145937831840712" text:continue-list="list6826247346168519124" text:style-name="L56">
        <text:list-item>
          <text:p text:style-name="P542">exampleScripts\WorkerScripts\TestSql</text:p>
        </text:list-item>
        <text:list-item>
          <text:p text:style-name="P542">exampleScripts\CustomLogConsoleScripts\CustomLogConsole_Sql</text:p>
        </text:list-item>
      </text:list>
      <text:p text:style-name="P25"/>
      <text:h text:style-name="Heading_20_1" text:outline-level="1"><text:bookmark-start text:name="__RefHeading__23867_1329481546"/>XML support<text:bookmark-end text:name="__RefHeading__23867_1329481546"/></text:h>
      <text:p text:style-name="P25"><text:span text:style-name="Absatz-Standardschriftart">Worker scripts and custom console/log scripts can access XML files with the ScriptXmlReader and the ScriptXmlWriter classes. This 2 classes contain a subset of the Qt XML functionality.</text:span></text:p>
      <text:p text:style-name="P25"><text:span text:style-name="Absatz-Standardschriftart"/></text:p>
      <text:p text:style-name="P25"><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5"><text:span text:style-name="Absatz-Standardschriftart">Class for reading a xml file.</text:span></text:p>
      <text:p text:style-name="P25"><text:span text:style-name="Absatz-Standardschriftart"/></text:p>
      <text:h text:style-name="Heading_20_4" text:outline-level="4"><text:bookmark-start text:name="__RefHeading___Toc21052_241974203"/><text:span text:style-name="Absatz-Standardschriftart">qint32 readFile(String fileName, bool isRelativePath=true)</text:span><text:bookmark-end text:name="__RefHeading___Toc21052_241974203"/></text:h>
      <text:p text:style-name="P25"><text:span text:style-name="Absatz-Standardschriftart">Reads and parses a xml file. The parsed xml file is stored internally.</text:span></text:p>
      <text:p text:style-name="P25">Arguments:</text:p>
      <text:list xml:id="list145937312040035" text:continue-list="list145938259641336" text:style-name="L33">
        <text:list-item>
          <text:p text:style-name="P716">fileName: The name of the xml file.</text:p>
        </text:list-item>
        <text:list-item>
          <text:p text:style-name="P716">isRelativePath: True if the file path is relative to the main script.</text:p>
        </text:list-item>
      </text:list>
      <text:p text:style-name="P25"><text:span text:style-name="Absatz-Standardschriftart">Return: </text:span></text:p>
      <text:p text:style-name="P331"><text:span text:style-name="Absatz-Standardschriftart">0: success</text:span></text:p>
      <text:p text:style-name="P331"><text:span text:style-name="Absatz-Standardschriftart">1: file could not be opened</text:span></text:p>
      <text:p text:style-name="P331"><text:span text:style-name="Absatz-Standardschriftart">2: parse error</text:span></text:p>
      <text:p text:style-name="P331"><text:span text:style-name="Absatz-Standardschriftart"/></text:p>
      <text:h text:style-name="Heading_20_4" text:outline-level="4"><text:bookmark-start text:name="__RefHeading___Toc21054_241974203"/><text:span text:style-name="Absatz-Standardschriftart">QList&lt;ScriptXmlElement*&gt; elementsByTagName(String name)</text:span><text:bookmark-end text:name="__RefHeading___Toc21054_241974203"/></text:h>
      <text:p text:style-name="P25"><text:span text:style-name="Absatz-Standardschriftart">Returns a list containing all xml elements with the name 'name'.</text:span></text:p>
      <text:p text:style-name="P25"><text:span text:style-name="Absatz-Standardschriftart">Note: The xml root element is not included.</text:span></text:p>
      <text:p text:style-name="P25">Arguments:</text:p>
      <text:list xml:id="list145936896010097" text:continue-numbering="true" text:style-name="L33">
        <text:list-item>
          <text:p text:style-name="P716">name: The name of the xml elements.</text:p>
        </text:list-item>
      </text:list>
      <text:p text:style-name="P239"><text:span text:style-name="Absatz-Standardschriftart">Return: A <text:s/>list containing all xml elements.</text:span></text:p>
      <text:p text:style-name="P239"><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5"><text:span text:style-name="Absatz-Standardschriftart">Returns the root </text:span><text:span text:style-name="Absatz-Standardschriftart"><text:span text:style-name="T183">XML</text:span></text:span><text:span text:style-name="Absatz-Standardschriftart"> element.</text:span></text:p>
      <text:h text:style-name="Heading_20_2" text:outline-level="2"><text:bookmark-start text:name="__RefHeading___Toc21058_241974203"/><text:soft-page-break/><text:span text:style-name="Absatz-Standardschriftart">ScriptXmlElement</text:span><text:bookmark-end text:name="__RefHeading___Toc21058_241974203"/></text:h>
      <text:p text:style-name="P25"><text:span text:style-name="Absatz-Standardschriftart">This class represents a</text:span><text:span text:style-name="Absatz-Standardschriftart"><text:span text:style-name="T355">n</text:span></text:span><text:span text:style-name="Absatz-Standardschriftart"> </text:span><text:span text:style-name="Absatz-Standardschriftart"><text:span text:style-name="T183">XML</text:span></text:span><text:span text:style-name="Absatz-Standardschriftart"> element.</text:span></text:p>
      <text:p text:style-name="P25"><text:span text:style-name="Absatz-Standardschriftart"/></text:p>
      <text:h text:style-name="Heading_20_4" text:outline-level="4"><text:span text:style-name="Absatz-Standardschriftart">String elementName(void)</text:span></text:h>
      <text:p text:style-name="P25"><text:span text:style-name="Absatz-Standardschriftart">Returns the name of this element.</text:span></text:p>
      <text:p text:style-name="P25"><text:span text:style-name="Absatz-Standardschriftart"/></text:p>
      <text:h text:style-name="Heading_20_4" text:outline-level="4"><text:span text:style-name="Absatz-Standardschriftart">QList&lt;ScriptXmlElement*&gt; childElements(void)</text:span></text:h>
      <text:p text:style-name="P25"><text:span text:style-name="Absatz-Standardschriftart">Returns all child elements.</text:span></text:p>
      <text:p text:style-name="P25"><text:span text:style-name="Absatz-Standardschriftart"/></text:p>
      <text:h text:style-name="Heading_20_4" text:outline-level="4"><text:span text:style-name="Absatz-Standardschriftart">Array&lt;String&gt; childTextElements(void)</text:span></text:h>
      <text:p text:style-name="P25"><text:span text:style-name="Absatz-Standardschriftart">Returns all child text elements (includes the CDATA elements).</text:span></text:p>
      <text:p text:style-name="P25"><text:span text:style-name="Absatz-Standardschriftart"/></text:p>
      <text:h text:style-name="Heading_20_4" text:outline-level="4"><text:span text:style-name="Absatz-Standardschriftart">Array&lt;String&gt; childCDataElements(void)</text:span></text:h>
      <text:p text:style-name="P25"><text:span text:style-name="Absatz-Standardschriftart">Returns all child CDATA elements.</text:span></text:p>
      <text:p text:style-name="P25"><text:span text:style-name="Absatz-Standardschriftart"/></text:p>
      <text:h text:style-name="Heading_20_4" text:outline-level="4"><text:span text:style-name="Absatz-Standardschriftart">Array&lt;String&gt; childCommentElements(void)</text:span></text:h>
      <text:p text:style-name="P25"><text:span text:style-name="Absatz-Standardschriftart">Returns all child comment elements.</text:span></text:p>
      <text:p text:style-name="P25"><text:span text:style-name="Absatz-Standardschriftart"/></text:p>
      <text:h text:style-name="Heading_20_4" text:outline-level="4"><text:span text:style-name="Absatz-Standardschriftart">String attributeValue(String attrName)</text:span></text:h>
      <text:p text:style-name="P25"><text:span text:style-name="Absatz-Standardschriftart">Returns an attribute value. The attribute is identified by attrName.</text:span></text:p>
      <text:p text:style-name="P25"><text:span text:style-name="Absatz-Standardschriftart"/></text:p>
      <text:h text:style-name="Heading_20_4" text:outline-level="4"><text:span text:style-name="Absatz-Standardschriftart">QList&lt;ScriptDomAttribute*&gt; attributes(void)</text:span></text:h>
      <text:p text:style-name="P25"><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5"><text:span text:style-name="Absatz-Standardschriftart">This class represents a xml attributte.</text:span></text:p>
      <text:p text:style-name="P25"><text:span text:style-name="Absatz-Standardschriftart"/></text:p>
      <text:h text:style-name="Heading_20_4" text:outline-level="4"><text:span text:style-name="Absatz-Standardschriftart">String value(void)</text:span></text:h>
      <text:p text:style-name="P25"><text:span text:style-name="Absatz-Standardschriftart">Returns the value of the attribute.</text:span></text:p>
      <text:p text:style-name="P25"><text:span text:style-name="Absatz-Standardschriftart"/></text:p>
      <text:h text:style-name="Heading_20_4" text:outline-level="4"><text:span text:style-name="Absatz-Standardschriftart">String name(void)</text:span></text:h>
      <text:p text:style-name="P25"><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5"><text:span text:style-name="Absatz-Standardschriftart">This class provides functions for creating/writing XML files.</text:span></text:p>
      <text:p text:style-name="P25"><text:span text:style-name="Absatz-Standardschriftart">Note: All function are working on an internal XML buffer.</text:span></text:p>
      <text:p text:style-name="P25"><text:span text:style-name="Absatz-Standardschriftart">The function writteBufferToFile must be used to write the content of the internal XML buffer</text:span></text:p>
      <text:p text:style-name="P25"><text:span text:style-name="Absatz-Standardschriftart">to a file.</text:span></text:p>
      <text:p text:style-name="P25"><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5"><text:span text:style-name="Absatz-Standardschriftart">Writes the internal XML Buffer to a file.</text:span></text:p>
      <text:p text:style-name="P25">Arguments:</text:p>
      <text:list xml:id="list145936750024253" text:continue-numbering="true" text:style-name="L33">
        <text:list-item>
          <text:p text:style-name="P716">fileName: The name of the xml file.</text:p>
        </text:list-item>
        <text:list-item>
          <text:p text:style-name="P716">isRelativePath: True if the file path is relative to the main script.</text:p>
        </text:list-item>
      </text:list>
      <text:p text:style-name="P25"><text:span text:style-name="Absatz-Standardschriftart">Return: True on success.</text:span></text:p>
      <text:p text:style-name="P25"><text:span text:style-name="Absatz-Standardschriftart"/></text:p>
      <text:h text:style-name="Heading_20_4" text:outline-level="4"><text:bookmark-start text:name="__RefHeading___Toc21064_241974203"/><text:soft-page-break/><text:span text:style-name="Absatz-Standardschriftart">String getInternalBuffer(void)</text:span><text:bookmark-end text:name="__RefHeading___Toc21064_241974203"/></text:h>
      <text:p text:style-name="P25"><text:span text:style-name="Absatz-Standardschriftart">Returns the content of the internal buffer.</text:span></text:p>
      <text:p text:style-name="P25"><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5"><text:span text:style-name="Absatz-Standardschriftart">Clears the internal buffer.</text:span></text:p>
      <text:p text:style-name="P25"><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5"><text:span text:style-name="Absatz-Standardschriftart">Sets the codec for the </text:span><text:span text:style-name="Absatz-Standardschriftart"><text:span text:style-name="T183">XML</text:span></text:span><text:span text:style-name="Absatz-Standardschriftart"> writer to codec. The codec is used for encoding any data that is written. </text:span></text:p>
      <text:p text:style-name="P25"><text:span text:style-name="Absatz-Standardschriftart">By default, ScriptXmlWriter uses UTF-8. The encoding information is stored in the initial </text:span><text:span text:style-name="Absatz-Standardschriftart"><text:span text:style-name="T183">XML</text:span></text:span><text:span text:style-name="Absatz-Standardschriftart"> tag which gets written when you call writeStartDocument(). Call this function before calling writeStartDocument().</text:span></text:p>
      <text:p text:style-name="P25"><text:span text:style-name="Absatz-Standardschriftart">Note: </text:span><text:span text:style-name="Absatz-Standardschriftart"><text:span text:style-name="T119">Common values for codecName are "ISO 8859-1", "UTF-8", and "UTF-16". If the encoding isn't recognized, nothing happens.</text:span></text:span></text:p>
      <text:p text:style-name="P25">Arguments:</text:p>
      <text:list xml:id="list145937009050170" text:continue-numbering="true" text:style-name="L33">
        <text:list-item>
          <text:p text:style-name="P716"><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5"><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Arguments:</text:p>
      <text:list xml:id="list145937861191331" text:continue-numbering="true" text:style-name="L33">
        <text:list-item>
          <text:p text:style-name="P716"><text:span text:style-name="Absatz-Standardschriftart">autoFormatting: The new value.</text:span></text:p>
        </text:list-item>
      </text:list>
      <text:p text:style-name="P219"><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39"><text:span text:style-name="Absatz-Standardschriftart">Returns the value of the autoFormating property.</text:span></text:p>
      <text:p text:style-name="P239"><text:span text:style-name="Absatz-Standardschriftart"/></text:p>
      <text:h text:style-name="Heading_20_4" text:outline-level="4"><text:bookmark-start text:name="__RefHeading___Toc21074_241974203"/><text:span text:style-name="Absatz-Standardschriftart">void setAutoFormattingIndent(int spacesOrTabs)</text:span><text:bookmark-end text:name="__RefHeading___Toc21074_241974203"/></text:h>
      <text:p text:style-name="P25"><text:span text:style-name="Absatz-Standardschriftart">Set the autoFormatingIndent property. This property holds the number of spaces or tabs used for indentation when auto-formatting is enabled. Positive numbers indicate spaces, negative numbers tabs.</text:span></text:p>
      <text:p text:style-name="P25">Arguments:</text:p>
      <text:list xml:id="list145937091246140" text:continue-numbering="true" text:style-name="L33">
        <text:list-item>
          <text:p text:style-name="P716"><text:span text:style-name="Absatz-Standardschriftart">spacesOrTabs: The new value.</text:span></text:p>
        </text:list-item>
      </text:list>
      <text:p text:style-name="P219"><text:span text:style-name="Absatz-Standardschriftart"/></text:p>
      <text:h text:style-name="Heading_20_4" text:outline-level="4"><text:bookmark-start text:name="__RefHeading___Toc21076_241974203"/><text:span text:style-name="Absatz-Standardschriftart">int autoFormattingIndent(void)</text:span><text:bookmark-end text:name="__RefHeading___Toc21076_241974203"/></text:h>
      <text:p text:style-name="P239"><text:span text:style-name="Absatz-Standardschriftart">Returns the autoFormatingIndent property.</text:span></text:p>
      <text:p text:style-name="P239"><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5"><text:span text:style-name="Absatz-Standardschriftart">Writes a document start <text:s/>with the attribute version.</text:span></text:p>
      <text:p text:style-name="P25">Arguments:</text:p>
      <text:list xml:id="list145938732566040" text:continue-numbering="true" text:style-name="L33">
        <text:list-item>
          <text:p text:style-name="P716"><text:span text:style-name="Absatz-Standardschriftart">version: The XML version.</text:span></text:p>
          <text:p text:style-name="P716"><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5"><text:span text:style-name="Absatz-Standardschriftart">Writes a document start with the attributes version and standalone.</text:span></text:p>
      <text:p text:style-name="P25">Arguments:</text:p>
      <text:list xml:id="list145937023307653" text:continue-numbering="true" text:style-name="L33">
        <text:list-item>
          <text:p text:style-name="P716"><text:soft-page-break/><text:span text:style-name="Absatz-Standardschriftart">standalone: True if the standalone attributes shall be written.</text:span></text:p>
        </text:list-item>
        <text:list-item>
          <text:p text:style-name="P716"><text:span text:style-name="Absatz-Standardschriftart">version: The XML version.</text:span></text:p>
        </text:list-item>
      </text:list>
      <text:p text:style-name="P219"><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39"><text:span text:style-name="Absatz-Standardschriftart">Closes all remaining open start elements and writes a newline.</text:span></text:p>
      <text:p text:style-name="P239"><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5"><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Arguments:</text:p>
      <text:list xml:id="list145938552786933" text:continue-numbering="true" text:style-name="L33">
        <text:list-item>
          <text:p text:style-name="P716"><text:span text:style-name="Absatz-Standardschriftart">namespaceUri: The namespace URI.</text:span></text:p>
        </text:list-item>
        <text:list-item>
          <text:p text:style-name="P716"><text:span text:style-name="Absatz-Standardschriftart">prefix: The prefix.</text:span></text:p>
        </text:list-item>
      </text:list>
      <text:p text:style-name="P219"><text:span text:style-name="Absatz-Standardschriftart"/></text:p>
      <text:h text:style-name="Heading_20_4" text:outline-level="4"><text:bookmark-start text:name="__RefHeading___Toc21086_241974203"/><text:span text:style-name="Absatz-Standardschriftart">void writeDefaultNamespace(const String namespaceUri)</text:span><text:bookmark-end text:name="__RefHeading___Toc21086_241974203"/></text:h>
      <text:p text:style-name="P25"><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text:span text:style-name="Absatz-Standardschriftart">Note that the namespaces http://www.w3.org/XML/1998/namespace (bound to xmlns) and http://www.w3.org/2000/xmlns/ (bound to xml) by definition cannot be declared as default.</text:span></text:p>
      <text:p text:style-name="P25">Arguments:</text:p>
      <text:list xml:id="list145938136790524" text:continue-numbering="true" text:style-name="L33">
        <text:list-item>
          <text:p text:style-name="P716"><text:span text:style-name="Absatz-Standardschriftart">namespaceUri: The namespace URI.</text:span></text:p>
        </text:list-item>
      </text:list>
      <text:p text:style-name="P219"><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5"><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Arguments:</text:p>
      <text:list xml:id="list145937141056278" text:continue-numbering="true" text:style-name="L33">
        <text:list-item>
          <text:p text:style-name="P716"><text:span text:style-name="Absatz-Standardschriftart">name: The name of the element.</text:span></text:p>
        </text:list-item>
        <text:list-item>
          <text:p text:style-name="P716"><text:span text:style-name="Absatz-Standardschriftart">namespaceUri: The namespace URI.</text:span></text:p>
        </text:list-item>
      </text:list>
      <text:p text:style-name="P219"><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5"><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Arguments:</text:p>
      <text:list xml:id="list145937683001194" text:continue-numbering="true" text:style-name="L33">
        <text:list-item>
          <text:p text:style-name="P716"><text:span text:style-name="Absatz-Standardschriftart">name: The name of the element.</text:span></text:p>
        </text:list-item>
        <text:list-item>
          <text:p text:style-name="P716"><text:span text:style-name="Absatz-Standardschriftart">namespaceUri: The namespace URI.</text:span></text:p>
          <text:p text:style-name="P716"><text:span text:style-name="Absatz-Standardschriftart"/></text:p>
        </text:list-item>
      </text:list>
      <text:h text:style-name="Heading_20_4" text:outline-level="4"><text:bookmark-start text:name="__RefHeading___Toc21092_241974203"/><text:soft-page-break/><text:span text:style-name="Absatz-Standardschriftart">void writeTextElement(String name, String text, String namespaceUri="")</text:span><text:bookmark-end text:name="__RefHeading___Toc21092_241974203"/></text:h>
      <text:p text:style-name="P25"><text:span text:style-name="Absatz-Standardschriftart">Writes a text element with name, prefixed for the specified namespaceUri, and text. If the namespace has not been declared, ScriptXmlWriter will generate a namespace declaration for it.</text:span></text:p>
      <text:p text:style-name="P25"><text:span text:style-name="Absatz-Standardschriftart">This is a convenience function equivalent to:</text:span></text:p>
      <text:p text:style-name="P239"><text:span text:style-name="Absatz-Standardschriftart"><text:span text:style-name="T2">writeStartElement(name, namespaceUri);</text:span></text:span></text:p>
      <text:p text:style-name="P239"><text:span text:style-name="Absatz-Standardschriftart"><text:span text:style-name="T2">writeCharacters(text);</text:span></text:span></text:p>
      <text:p text:style-name="P239"><text:span text:style-name="Absatz-Standardschriftart"><text:span text:style-name="T2">writeEndElement();</text:span></text:span></text:p>
      <text:p text:style-name="P25">Arguments:</text:p>
      <text:list xml:id="list145937593887445" text:continue-numbering="true" text:style-name="L33">
        <text:list-item>
          <text:p text:style-name="P716"><text:span text:style-name="Absatz-Standardschriftart">name: The name of the element.</text:span></text:p>
        </text:list-item>
        <text:list-item>
          <text:p text:style-name="P716"><text:span text:style-name="Absatz-Standardschriftart">text: The text.</text:span></text:p>
        </text:list-item>
        <text:list-item>
          <text:p text:style-name="P716"><text:span text:style-name="Absatz-Standardschriftart">namespaceUri: The namespace URI.</text:span></text:p>
        </text:list-item>
      </text:list>
      <text:p text:style-name="P219"><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39"><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5"><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Arguments:</text:p>
      <text:list xml:id="list145937708617932" text:continue-numbering="true" text:style-name="L33">
        <text:list-item>
          <text:p text:style-name="P716"><text:span text:style-name="Absatz-Standardschriftart">name: The name of the attribute.</text:span></text:p>
        </text:list-item>
        <text:list-item>
          <text:p text:style-name="P716"><text:span text:style-name="Absatz-Standardschriftart">value: The value of the attribute.</text:span></text:p>
        </text:list-item>
        <text:list-item>
          <text:p text:style-name="P716"><text:span text:style-name="Absatz-Standardschriftart">namespaceUri: The namespace URI.</text:span></text:p>
        </text:list-item>
      </text:list>
      <text:p text:style-name="P219"><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5"><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5"><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5"><text:span text:style-name="Absatz-Standardschriftart">Writes text. The characters "&lt;", "&amp;", and """ are escaped as entity references "&amp;lt;", "&amp;amp;, and "&amp;quot;". To avoid the forbidden sequence "]]&gt;", "&gt;" is also escaped as "&amp;gt;".</text:span></text:p>
      <text:p text:style-name="P25"><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5"><text:span text:style-name="Absatz-Standardschriftart">Writes text as XML comment, where text must not contain the forbidden sequence "--" or end with "-". Note that XML does not provide any way to escape "-" in a comment.</text:span></text:p>
      <text:p text:style-name="P25"><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5"><text:span text:style-name="Absatz-Standardschriftart">Writes a DTD section. The dtd represents the entire doctypedecl production from the XML 1.0 specification.</text:span></text:p>
      <text:p text:style-name="P25"><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5"><text:span text:style-name="Absatz-Standardschriftart">Writes the entity reference name to the internal buffer, as "name;".</text:span></text:p>
      <text:p text:style-name="P25"><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5"><text:span text:style-name="Absatz-Standardschriftart">Writes an XML processing instruction with target and data, where data must not contain the sequence "?&gt;".</text:span></text:p>
      <text:p text:style-name="P25"><text:soft-page-break/>Arguments:</text:p>
      <text:list xml:id="list145936770065522" text:continue-numbering="true" text:style-name="L33">
        <text:list-item>
          <text:p text:style-name="P716"><text:span text:style-name="Absatz-Standardschriftart">target: The target</text:span></text:p>
        </text:list-item>
        <text:list-item>
          <text:p text:style-name="P716"><text:span text:style-name="Absatz-Standardschriftart">data: The data.</text:span></text:p>
        </text:list-item>
      </text:list>
      <text:p text:style-name="P219"><text:span text:style-name="Absatz-Standardschriftart"/></text:p>
      <text:h text:style-name="P555" text:outline-level="1"><text:bookmark-start text:name="__RefHeading___Toc24520_138078026"/><text:span text:style-name="Absatz-Standardschriftart"><text:span text:style-name="T298">Script</text:span></text:span><text:span text:style-name="Absatz-Standardschriftart"> </text:span><text:span text:style-name="Absatz-Standardschriftart"><text:span text:style-name="T298">converter object/class</text:span></text:span><text:bookmark-end text:name="__RefHeading___Toc24520_138078026"/></text:h>
      <text:p text:style-name="P293"><text:span text:style-name="Absatz-Standardschriftart"/></text:p>
      <text:p text:style-name="P294"><text:span text:style-name="Absatz-Standardschriftart"><text:span text:style-name="T299">The script converter class provides several converter functions. These functions can be accessed with the conv object. Example:</text:span></text:span></text:p>
      <text:p text:style-name="P294"><text:span text:style-name="Absatz-Standardschriftart"><text:span text:style-name="T25">var array = conv.addUint16ToArray(array, 61234, true);</text:span></text:span></text:p>
      <text:p text:style-name="P294"><text:span text:style-name="Absatz-Standardschriftart"/></text:p>
      <text:p text:style-name="P292"><text:span text:style-name="Absatz-Standardschriftart">The functions which can be used are described in the following chapters.</text:span></text:p>
      <text:p text:style-name="P292"><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3">Converts a byte array which contains ASCII characters into an ASCII string.</text:p>
      <text:p text:style-name="P153">Example: <text:s/></text:p>
      <text:p text:style-name="P242">var array = Array(48, 49, 50);</text:p>
      <text:p text:style-name="P242">var string = <text:span text:style-name="T300">conv</text:span>.byteArrayToString(array);</text:p>
      <text:p text:style-name="P242"/>
      <text:h text:style-name="P630" text:outline-level="4">String byteArrayTo<text:span text:style-name="T331">Utf8</text:span>String (Array&lt;unsigned char&gt; data)</text:h>
      <text:p text:style-name="P190">Converts a byte array which contains utf8 characters into an utf8 string (QString).</text:p>
      <text:p text:style-name="P189">Example: <text:s/></text:p>
      <text:p text:style-name="P253">var array = Array(<text:span text:style-name="T329">0x61, 0x62, 0xc3, 0xa4</text:span>);</text:p>
      <text:p text:style-name="P253">var string = <text:span text:style-name="T300">conv</text:span>.<text:span text:style-name="T330">byteArrayToUtf8String</text:span>(array);</text:p>
      <text:p text:style-name="P242"/>
      <text:h text:style-name="P631" text:outline-level="4">String byteArrayToHexString (Array&lt;unsigned char&gt; data)</text:h>
      <text:p text:style-name="P153">Converts a byte array into a hex string.</text:p>
      <text:p text:style-name="P153">Example: <text:s/></text:p>
      <text:p text:style-name="P242">var array = Array(2, 3, 4, 33);</text:p>
      <text:p text:style-name="P242">var string = <text:span text:style-name="T300">conv</text:span>.byteArrayToHexString(array);</text:p>
      <text:p text:style-name="P292"><text:span text:style-name="Absatz-Standardschriftart"><text:span text:style-name="T2"/></text:span></text:p>
      <text:h text:style-name="P632" text:outline-level="4">Array&lt;unsigned char&gt; stringToArray(String str)</text:h>
      <text:p text:style-name="P102">Converts an ASCII string into a byte array.</text:p>
      <text:p text:style-name="P153">Example: <text:s/></text:p>
      <text:p text:style-name="P242"><text:span text:style-name="Absatz-Standardschriftart"><text:span text:style-name="T1">var </text:span></text:span><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stringToArray</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45"><text:span text:style-name="Absatz-Standardschriftart"><text:span text:style-name="T1"/></text:span></text:p>
      <text:h text:style-name="P634" text:outline-level="4">uint16_t byteArrayToUint16(<text:span text:style-name="T307">Array</text:span>&lt;unsigned char&gt; data, bool littleEndian)</text:h>
      <text:p text:style-name="P155">Converts the first Bytes of a byte array to an uint16_t.</text:p>
      <text:p text:style-name="P162">Arguments:</text:p>
      <text:list xml:id="list145938035489496" text:continue-numbering="true" text:style-name="L33">
        <text:list-item>
          <text:p text:style-name="P718"><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18"><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6"><text:span text:style-name="Absatz-Standardschriftart"><text:span text:style-name="T1"/></text:span></text:p>
      <text:h text:style-name="P635" text:outline-level="4">uint<text:span text:style-name="T304">32</text:span>_t byteArrayToUint<text:span text:style-name="T304">32</text:span>(<text:span text:style-name="T307">Array</text:span>&lt;unsigned char&gt; data, bool littleEndian)</text:h>
      <text:p text:style-name="P156">Converts the first Bytes of a byte array to an uint<text:span text:style-name="T304">32</text:span>_t.</text:p>
      <text:p text:style-name="P162">Arguments:</text:p>
      <text:list xml:id="list145937839011115" text:continue-numbering="true" text:style-name="L33">
        <text:list-item>
          <text:p text:style-name="P718"><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18"><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7"><text:span text:style-name="Absatz-Standardschriftart"><text:span text:style-name="T1"/></text:span></text:p>
      <text:h text:style-name="P635" text:outline-level="4"><text:soft-page-break/>uint<text:span text:style-name="T304">64</text:span>_t byteArrayToUint<text:span text:style-name="T304">64</text:span>(<text:span text:style-name="T307">Array</text:span>&lt;unsigned char&gt; data, bool littleEndian)</text:h>
      <text:p text:style-name="P156">Converts the first Bytes of a byte array to an uint<text:span text:style-name="T304">64</text:span>_t.</text:p>
      <text:p text:style-name="P162">Arguments:</text:p>
      <text:list xml:id="list145936979813824" text:continue-numbering="true" text:style-name="L33">
        <text:list-item>
          <text:p text:style-name="P718"><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18"><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6"><text:span text:style-name="Absatz-Standardschriftart"><text:span text:style-name="T54"/></text:span></text:p>
      <text:h text:style-name="P636" text:outline-level="4">int<text:span text:style-name="T310">8</text:span>_t <text:span text:style-name="T310">unsignedCharToSignedChar</text:span>(<text:span text:style-name="T310">unsigned char number</text:span>)</text:h>
      <text:p text:style-name="P158"><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_t).</text:span></text:span></text:p>
      <text:p text:style-name="P247"><text:span text:style-name="Absatz-Standardschriftart"><text:span text:style-name="T1"/></text:span></text:p>
      <text:h text:style-name="P635" text:outline-level="4">int16_t byteArrayTo<text:span text:style-name="T304">I</text:span>nt16(<text:span text:style-name="T307">Array</text:span>&lt;unsigned char&gt; data, bool littleEndian)</text:h>
      <text:p text:style-name="P156">Converts the first Bytes of a byte array to an int16_t.</text:p>
      <text:p text:style-name="P162">Arguments:</text:p>
      <text:list xml:id="list145938676402262" text:continue-numbering="true" text:style-name="L33">
        <text:list-item>
          <text:p text:style-name="P718"><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18"><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7"><text:span text:style-name="Absatz-Standardschriftart"><text:span text:style-name="T1"/></text:span></text:p>
      <text:h text:style-name="P635" text:outline-level="4">int<text:span text:style-name="T304">32</text:span>_t byteArrayTo<text:span text:style-name="T304">I</text:span>nt<text:span text:style-name="T304">32</text:span>(<text:span text:style-name="T307">Array</text:span>&lt;unsigned char&gt; data, bool littleEndian)</text:h>
      <text:p text:style-name="P156">Converts the first Bytes of a byte array to an int<text:span text:style-name="T304">32</text:span>_t.</text:p>
      <text:p text:style-name="P159">Example: <text:s/></text:p>
      <text:p text:style-name="P162">Arguments:</text:p>
      <text:list xml:id="list145937859123767" text:continue-numbering="true" text:style-name="L33">
        <text:list-item>
          <text:p text:style-name="P718"><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18"><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7"><text:span text:style-name="Absatz-Standardschriftart"><text:span text:style-name="T1"/></text:span></text:p>
      <text:h text:style-name="P635" text:outline-level="4">int<text:span text:style-name="T304">64</text:span>_t byteArrayTo<text:span text:style-name="T304">I</text:span>nt<text:span text:style-name="T304">64</text:span>(<text:span text:style-name="T307">Array</text:span>&lt;unsigned char&gt; data, bool littleEndian)</text:h>
      <text:p text:style-name="P156">Converts the first Bytes of a byte array to an int<text:span text:style-name="T304">64</text:span>_t.</text:p>
      <text:p text:style-name="P159">Example: <text:s/></text:p>
      <text:p text:style-name="P162">Arguments:</text:p>
      <text:list xml:id="list145936780347513" text:continue-numbering="true" text:style-name="L33">
        <text:list-item>
          <text:p text:style-name="P718"><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18"><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7"><text:span text:style-name="Absatz-Standardschriftart"><text:span text:style-name="T1"/></text:span></text:p>
      <text:h text:style-name="P637" text:outline-level="4">float byteArrayToFloat32(<text:span text:style-name="T307">Array</text:span>&lt;unsigned char&gt; data, bool littleEndian)</text:h>
      <text:p text:style-name="P161">Converts the first Bytes of a byte array to a float32.</text:p>
      <text:p text:style-name="P160">Example: <text:s/></text:p>
      <text:p text:style-name="P162">Arguments:</text:p>
      <text:list xml:id="list145938326343577" text:continue-numbering="true" text:style-name="L33">
        <text:list-item>
          <text:p text:style-name="P718"><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18"><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37" text:outline-level="4">double byteArrayToFloat64(<text:span text:style-name="T307">Array</text:span>&lt;unsigned char&gt; data, bool littleEndian)</text:h>
      <text:p text:style-name="P157">Converts the first Bytes of a byte array to a <text:span text:style-name="T305">double</text:span>.</text:p>
      <text:p text:style-name="P160">Example: <text:s/></text:p>
      <text:p text:style-name="P162">Arguments:</text:p>
      <text:list xml:id="list145938692453003" text:continue-numbering="true" text:style-name="L33">
        <text:list-item>
          <text:p text:style-name="P718"><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18"><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9"><text:span text:style-name="Absatz-Standardschriftart"><text:span text:style-name="T1"/></text:span></text:p>
      <text:h text:style-name="P633" text:outline-level="4">Array&lt;unsigned char&gt; addStringToArray(Array&lt;unsigned char&gt; array, String str)</text:h>
      <text:p text:style-name="P103">Adds an ASCII string to a byte array.</text:p>
      <text:p text:style-name="P162">Example: <text:s/></text:p>
      <text:p text:style-name="P103"><text:span text:style-name="Absatz-Standardschriftart"><text:span text:style-name="T2">var array = Array(0,1,2,3,4);</text:span></text:span></text:p>
      <text:p text:style-name="P250"><text:soft-page-break/><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addStringToArray</text:span></text:span><text:span text:style-name="Absatz-Standardschriftart"><text:span text:style-name="T1">(</text:span></text:span><text:span text:style-name="Absatz-Standardschriftart"><text:span text:style-name="T76">array, </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50"><text:span text:style-name="Absatz-Standardschriftart"><text:span text:style-name="T1"/></text:span></text:p>
      <text:h text:style-name="P638" text:outline-level="4">Array&lt;unsigned char&gt; addUint16ToArray(Array&lt;unsigned char&gt; array, uint16_t value, bool littleEndian)</text:h>
      <text:p text:style-name="P163">Adds an uint16 to a byte array.</text:p>
      <text:p text:style-name="P162">Example: <text:s/></text:p>
      <text:p text:style-name="P162">Arguments:</text:p>
      <text:list xml:id="list145936773371988" text:continue-numbering="true" text:style-name="L33">
        <text:list-item>
          <text:p text:style-name="P718"><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18"><text:span text:style-name="Absatz-Standardschriftart"><text:span text:style-name="T306">value: The value</text:span></text:span></text:p>
        </text:list-item>
        <text:list-item>
          <text:p text:style-name="P718"><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6"><text:span text:style-name="Absatz-Standardschriftart"><text:span text:style-name="T54"/></text:span></text:p>
      <text:h text:style-name="P638" text:outline-level="4">Array&lt;unsigned char&gt; addUint32ToArray(Array&lt;unsigned char&gt; array, uint32_t value, bool littleEndian)</text:h>
      <text:p text:style-name="P163">Adds an uint32 to a byte array.</text:p>
      <text:p text:style-name="P162">Example: <text:s/></text:p>
      <text:p text:style-name="P162">Arguments:</text:p>
      <text:list xml:id="list145937647051128" text:continue-numbering="true" text:style-name="L33">
        <text:list-item>
          <text:p text:style-name="P718"><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18"><text:span text:style-name="Absatz-Standardschriftart"><text:span text:style-name="T306">value: The value</text:span></text:span></text:p>
        </text:list-item>
        <text:list-item>
          <text:p text:style-name="P718"><text:span text:style-name="Absatz-Standardschriftart"><text:span text:style-name="T54">littleEndian: True if the byte order is little endian (least significant byte first)</text:span></text:span></text:p>
        </text:list-item>
      </text:list>
      <text:p text:style-name="P226"><text:span text:style-name="Absatz-Standardschriftart"><text:span text:style-name="T54"/></text:span></text:p>
      <text:h text:style-name="P638" text:outline-level="4">Array&lt;unsigned char&gt; addUint64ToArray(Array&lt;unsigned char&gt; array, uint64_t value, bool littleEndian)</text:h>
      <text:p text:style-name="P163">Adds an uint64 to a byte array.</text:p>
      <text:p text:style-name="P162">Example: <text:s/></text:p>
      <text:p text:style-name="P162">Arguments:</text:p>
      <text:list xml:id="list145937958529400" text:continue-numbering="true" text:style-name="L33">
        <text:list-item>
          <text:p text:style-name="P718"><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18"><text:span text:style-name="Absatz-Standardschriftart"><text:span text:style-name="T306">value: The value</text:span></text:span></text:p>
        </text:list-item>
        <text:list-item>
          <text:p text:style-name="P718"><text:span text:style-name="Absatz-Standardschriftart"><text:span text:style-name="T54">littleEndian: True if the byte order is little endian (least significant byte first)</text:span></text:span></text:p>
        </text:list-item>
      </text:list>
      <text:p text:style-name="P226"><text:span text:style-name="Absatz-Standardschriftart"><text:span text:style-name="T54"/></text:span></text:p>
      <text:h text:style-name="P639" text:outline-level="4">Array&lt;unsigned char&gt; add<text:span text:style-name="T307">I</text:span>nt16ToArray(Array&lt;unsigned char&gt; array, int16_t value, bool littleEndian)</text:h>
      <text:p text:style-name="P164">Adds an int16 to a byte array.</text:p>
      <text:p text:style-name="P166">Example: <text:s/></text:p>
      <text:p text:style-name="P166">Arguments:</text:p>
      <text:list xml:id="list145937964850943" text:continue-numbering="true" text:style-name="L33">
        <text:list-item>
          <text:p text:style-name="P719"><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19"><text:span text:style-name="Absatz-Standardschriftart"><text:span text:style-name="T306">value: The value</text:span></text:span></text:p>
        </text:list-item>
        <text:list-item>
          <text:p text:style-name="P719"><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7"><text:span text:style-name="Absatz-Standardschriftart"><text:span text:style-name="T54"/></text:span></text:p>
      <text:h text:style-name="P639" text:outline-level="4">Array&lt;unsigned char&gt; add<text:span text:style-name="T307">I</text:span>nt32ToArray(Array&lt;unsigned char&gt; array, int32_t value, bool littleEndian)</text:h>
      <text:p text:style-name="P164">Adds an <text:span text:style-name="T307">i</text:span>nt32 to a byte array.</text:p>
      <text:p text:style-name="P166">Example: <text:s/></text:p>
      <text:p text:style-name="P166">Arguments:</text:p>
      <text:list xml:id="list145937086366994" text:continue-numbering="true" text:style-name="L33">
        <text:list-item>
          <text:p text:style-name="P719"><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19"><text:span text:style-name="Absatz-Standardschriftart"><text:span text:style-name="T306">value: The value</text:span></text:span></text:p>
        </text:list-item>
        <text:list-item>
          <text:p text:style-name="P719"><text:span text:style-name="Absatz-Standardschriftart"><text:span text:style-name="T54">littleEndian: True if the byte order is little endian (least significant byte first)</text:span></text:span></text:p>
        </text:list-item>
      </text:list>
      <text:p text:style-name="P227"><text:soft-page-break/><text:span text:style-name="Absatz-Standardschriftart"><text:span text:style-name="T54"/></text:span></text:p>
      <text:h text:style-name="P639" text:outline-level="4">Array&lt;unsigned char&gt; add<text:span text:style-name="T307">I</text:span>nt64ToArray(Array&lt;unsigned char&gt; array, int64_t value, bool littleEndian)</text:h>
      <text:p text:style-name="P164">Adds an int64 to a byte array.</text:p>
      <text:p text:style-name="P166">Example: <text:s/></text:p>
      <text:p text:style-name="P166">Arguments:</text:p>
      <text:list xml:id="list145938283340602" text:continue-numbering="true" text:style-name="L33">
        <text:list-item>
          <text:p text:style-name="P719"><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19"><text:span text:style-name="Absatz-Standardschriftart"><text:span text:style-name="T306">value: The value</text:span></text:span></text:p>
        </text:list-item>
        <text:list-item>
          <text:p text:style-name="P719"><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640" text:outline-level="4">Array&lt;unsigned char&gt; addFloat32ToArray(Array&lt;unsigned char&gt; array, float value, bool littleEndian)</text:h>
      <text:p text:style-name="P165">Adds a <text:span text:style-name="T308">float32</text:span> to a byte array.</text:p>
      <text:p text:style-name="P167">Example: <text:s/></text:p>
      <text:p text:style-name="P167">Arguments:</text:p>
      <text:list xml:id="list145937945771476" text:continue-numbering="true" text:style-name="L33">
        <text:list-item>
          <text:p text:style-name="P720"><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0"><text:span text:style-name="Absatz-Standardschriftart"><text:span text:style-name="T306">value: The value</text:span></text:span></text:p>
        </text:list-item>
        <text:list-item>
          <text:p text:style-name="P720"><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640" text:outline-level="4">Array&lt;unsigned char&gt; addFloat64ToArray(Array&lt;unsigned char&gt; array, double value, bool littleEndian)</text:h>
      <text:p text:style-name="P165">Adds a <text:span text:style-name="T308">float</text:span>64 to a byte array.</text:p>
      <text:p text:style-name="P167">Example: <text:s/></text:p>
      <text:p text:style-name="P167">Arguments:</text:p>
      <text:list xml:id="list145937422624336" text:continue-numbering="true" text:style-name="L33">
        <text:list-item>
          <text:p text:style-name="P720"><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0"><text:span text:style-name="Absatz-Standardschriftart"><text:span text:style-name="T306">value: The value</text:span></text:span></text:p>
        </text:list-item>
        <text:list-item>
          <text:p text:style-name="P720"><text:span text:style-name="Absatz-Standardschriftart"><text:span text:style-name="T54">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4-10T14:59:35.221000000</dc:date>
    <meta:print-date>2014-11-04T09:54:00Z</meta:print-date>
    <meta:editing-cycles>2526</meta:editing-cycles>
    <meta:editing-duration>P4DT14H59M42S</meta:editing-duration>
    <meta:document-statistic meta:table-count="5" meta:image-count="35" meta:object-count="0" meta:page-count="163" meta:paragraph-count="5785" meta:word-count="37771" meta:character-count="265978" meta:non-whitespace-character-count="232768"/>
    <meta:template xlink:type="simple" xlink:actuate="onRequest" xlink:title="" xlink:href="Normal.dotm"/>
  </office:meta>
</office:document-meta>
</file>